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PingFang SC" svg:font-family="PingFang SC"/>
    <style:font-face style:name="PingFang TC" svg:font-family="PingFang TC"/>
    <style:font-face style:name="Songti TC" svg:font-family="Songti TC"/>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style:line-height-at-least="0.2361in"/>
      <style:text-properties style:font-name="Times" fo:font-size="12.0pt" fo:color="#2b4714" fo:background-color="#868686"/>
    </style:style>
    <style:style style:name="P5" style:family="paragraph" style:parent-style-name="Standard">
      <style:paragraph-properties fo:margin-bottom="0.1667in" style:line-height-at-least="0.2361in"/>
      <style:text-properties style:font-name="Songti TC" fo:font-size="12.0pt" fo:color="#2b4714" fo:background-color="#ececec"/>
    </style:style>
    <style:style style:name="P6" style:family="paragraph" style:parent-style-name="Standard">
      <style:paragraph-properties style:line-height-at-least="0.2361in"/>
      <style:text-properties style:font-name="PingFang TC" fo:font-size="12.0pt" fo:color="#2b4714" fo:background-color="#868686"/>
    </style:style>
    <style:style style:name="P7" style:family="paragraph" style:parent-style-name="Standard">
      <style:paragraph-properties fo:margin-bottom="0.1667in" style:line-height-at-least="0.2361in"/>
      <style:text-properties style:font-name="PingFang TC" fo:font-size="12.0pt" fo:color="#2b4714" fo:background-color="#e0e0e0"/>
    </style:style>
    <style:style style:name="P8" style:family="paragraph" style:parent-style-name="Standard">
      <style:paragraph-properties fo:margin-bottom="0.1667in" style:line-height-at-least="0.2361in"/>
      <style:text-properties style:font-name="Times" fo:font-size="12.0pt" fo:color="#2b4714" fo:background-color="#ececec"/>
    </style:style>
    <style:style style:name="P9" style:family="paragraph" style:parent-style-name="Standard">
      <style:paragraph-properties fo:margin-bottom="0.1667in" style:line-height-at-least="0.2361in"/>
      <style:text-properties style:font-name="PingFang TC" fo:font-size="12.0pt" fo:color="#2b4714" fo:background-color="#ececec"/>
    </style:style>
    <style:style style:name="P10" style:family="paragraph" style:parent-style-name="Standard">
      <style:paragraph-properties style:line-height-at-least="0.2361in"/>
      <style:text-properties style:font-name="PingFang TC" fo:font-size="12.0pt" fo:color="#000000"/>
    </style:style>
    <style:style style:name="P11" style:family="paragraph" style:parent-style-name="Standard">
      <style:paragraph-properties fo:margin-bottom="0.1667in" style:line-height-at-least="0.2361in"/>
      <style:text-properties style:font-name="PingFang TC" fo:font-size="12.0pt" fo:color="#000000" fo:background-color="#868686"/>
    </style:style>
    <style:style style:name="P12" style:family="paragraph" style:parent-style-name="Standard">
      <style:paragraph-properties fo:margin-bottom="0.1667in" style:line-height-at-least="0.2361in">
        <style:tab-stops>
          <style:tab-stop style:position="1.2926in"/>
        </style:tab-stops>
      </style:paragraph-properties>
      <style:text-properties style:font-name="PingFang TC" fo:font-size="12.0pt" fo:color="#000000" fo:background-color="#e0e0e0"/>
    </style:style>
    <style:style style:name="P13" style:family="paragraph" style:parent-style-name="Standard">
      <style:paragraph-properties fo:margin-bottom="0.1667in" style:line-height-at-least="0.2361in"/>
      <style:text-properties style:font-name="Times" fo:font-size="12.0pt" fo:color="#000000" fo:background-color="#e0e0e0"/>
    </style:style>
    <style:style style:name="P14"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15"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style:font-name="Songti TC" fo:letter-spacing="0.0000in"/>
    </style:style>
    <style:style style:name="T7" style:family="text">
      <style:text-properties style:font-name="Times" fo:letter-spacing="0.0000in"/>
    </style:style>
    <style:style style:name="T8" style:family="text">
      <style:text-properties style:font-name="PingFang TC" fo:letter-spacing="0.0000in"/>
    </style:style>
    <style:style style:name="T9" style:family="text">
      <style:text-properties fo:font-style="italic" fo:font-style-asian="italic" fo:font-style-complex="italic" fo:letter-spacing="0.0000in"/>
    </style:style>
    <style:style style:name="T10" style:family="text">
      <style:text-properties style:font-name="PingFang TC" fo:letter-spacing="0.0000in" fo:background-color="#868686"/>
    </style:style>
    <style:style style:name="T11" style:family="text">
      <style:text-properties style:font-name="PingFang TC" fo:letter-spacing="0.0000in" fo:color="#032726" fo:background-color="#868686"/>
    </style:style>
    <style:style style:name="T12"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text:span text:style-name="T1">老羊   |  2020.06.30 23:12   |   </text:span><text:a xlink:type="simple" xlink:href="http://palinfo.habago.org/Entry?Command=Information_PrintForum&amp;iPage=2#FORUM39770"><text:span text:style-name="T2">#</text:span></text:a></text:p>
      <text:p text:style-name="P2"><text:span text:style-name="T1">做個小小的補充：「烏合之眾」是 1895 年在法國出版的書，原標題是「群眾心理研究」The Crowd: A Study of the Popular Mind（譯成「心理」好像也不太精確，至於「烏合」更是中文版較為聳動的翻譯）。一百多年前研究行為模式的書自然有其侷限；就像一百二十年前的醫學和當代的醫學有一定的差距一樣。</text:span><text:span text:style-name="T3"><text:line-break/><text:line-break/></text:span></text:p>
      <text:p text:style-name="P1"><text:span text:style-name="T1">欧阳阳   |  2020.06.30 22:41   |   </text:span><text:a xlink:type="simple" xlink:href="http://palinfo.habago.org/Entry?Command=Information_PrintForum&amp;iPage=2#FORUM39769"><text:span text:style-name="T2">#</text:span></text:a></text:p>
      <text:p text:style-name="P3"><text:span text:style-name="T1">陳醫師，</text:span><text:span text:style-name="T3"><text:line-break/></text:span><text:span text:style-name="T1">有一句话叫做“一千个人眼里有一千个哈姆雷特 ”，即使只是基于熱情或者感性，以不同的文化价值观，不同的角度也会得出不同的结论。</text:span><text:span text:style-name="T3"><text:line-break/><text:line-break/></text:span><text:span text:style-name="T1">也就是你说的：</text:span><text:span text:style-name="T3"><text:line-break/></text:span><text:span text:style-name="T1">“在一些根本認知上，我不可能說服你，除非你改變你的「世界觀」。也就是說，惟有當你用跟我一樣的「眼光」看世界，你才有可能看見我希望你看見的模樣。</text:span><text:span text:style-name="T3"><text:line-break/><text:line-break/></text:span><text:span text:style-name="T1">這其實就跟傳教士傳道差不多。我並不是要跟你討論那些無謂的理性細節，而是希望「引誘」你採用跟我一樣的眼光看世界，套句齊克果的話：「我想把你騙進真理裏頭來」。</text:span><text:span text:style-name="T3"><text:line-break/></text:span><text:span text:style-name="T1">”</text:span><text:span text:style-name="T3"><text:line-break/><text:line-break/></text:span><text:span text:style-name="T1">那人的「世界觀」又是如何形成的？</text:span><text:span text:style-name="T3"><text:line-break/></text:span><text:span text:style-name="T1">我相信大部分人在根本上，从内心里是向往“真，善，美”，我可不可以把这称为「世界觀」？</text:span><text:span text:style-name="T3"><text:line-break/></text:span><text:span text:style-name="T1">但是人内在的这种真我「世界觀」又经常被蒙蔽，被各种虚假的舆论，资讯所欺骗，这时候就会很容易把恶当做善，把坏当做是好！</text:span><text:span text:style-name="T3"><text:line-break/></text:span><text:span text:style-name="T1">如何透过现象看本质，终究还是须要理性的！</text:span><text:span text:style-name="T3"><text:line-break/><text:line-break/></text:span><text:span text:style-name="T1">《乌合之众》主题是对人类群体生活中的一些现象进行透视，讲述人们是如何在群体生活中失去本我，陷入虚幻。</text:span><text:span text:style-name="T3"><text:line-break/><text:line-break/></text:span><text:span text:style-name="T1">打个比方， 前方有两条路，一条通往地狱，一条通往天堂，但是被迷雾遮掩，如何透过迷雾看清楚自己想走的路，我认为这就是理性！</text:span><text:span text:style-name="T3"><text:line-break/></text:span><text:span text:style-name="T1">感性是出发点，但是需要理性作为引导！</text:span><text:span text:style-name="T3"><text:line-break/></text:span></text:p>
      <text:p text:style-name="P1"><text:span text:style-name="T1">Amy   |  2020.06.30 22:33   |   </text:span><text:a xlink:type="simple" xlink:href="http://palinfo.habago.org/Entry?Command=Information_PrintForum&amp;iPage=2#FORUM39768"><text:span text:style-name="T2">#</text:span></text:a></text:p>
      <text:p text:style-name="P2"><text:span text:style-name="T1">陳真先生您好：</text:span><text:span text:style-name="T3"><text:line-break/><text:line-break/></text:span><text:span text:style-name="T1">您是應該要無言，因為我也就是這麼單純，所以才想要向您請教，該怎麼在網路世代活得踏實。我想也許真的是我的社會經驗太少，沒有好好運用時間。</text:span><text:span text:style-name="T3"><text:line-break/></text:span><text:span text:style-name="T1">但我還是很難想像，生活在1980年代的年輕人會比生活在2010年代的年輕人更有機會了解自己出生前發生的事嗎？</text:span><text:span text:style-name="T3"><text:line-break/><text:line-break/></text:span><text:span text:style-name="T1">Amy</text:span></text:p>
      <text:p text:style-name="P1"><text:span text:style-name="T1">陳真   |  2020.06.30 22:07   |   </text:span><text:a xlink:type="simple" xlink:href="http://palinfo.habago.org/Entry?Command=Information_PrintForum&amp;iPage=2#FORUM39767"><text:span text:style-name="T2">#</text:span></text:a></text:p>
      <text:p text:style-name="P3"><text:span text:style-name="T1">我的天啊，你們真的好單純，就算坐時光機回到過去，相關資料依然一片空白。</text:span><text:span text:style-name="T3"><text:line-break/><text:line-break/></text:span><text:span text:style-name="T1">理解一種事情需要投入，需要生活的親近性，需要下苦工，需要長年的關注，不是什麼網路上查得到查不到，我的天!你們居然是這樣子在理解事情。</text:span><text:span text:style-name="T3"><text:line-break/><text:line-break/></text:span><text:span text:style-name="T1">什麼聽到哪一首歌!!!!然後就找到以前的資料!!我的天!!!我無言了。</text:span></text:p>
      <text:p text:style-name="P1"><text:span text:style-name="T1">欧阳阳   |  2020.06.30 21:59   |   </text:span><text:a xlink:type="simple" xlink:href="http://palinfo.habago.org/Entry?Command=Information_PrintForum&amp;iPage=2#FORUM39766"><text:span text:style-name="T2">#</text:span></text:a></text:p>
      <text:p text:style-name="P2"><text:span text:style-name="T1">阿水 ：</text:span><text:span text:style-name="T3"><text:line-break/></text:span><text:span text:style-name="T1">“揽炒”的字面意思就是“玉石俱焚”，个人觉得这个实在不值得讨论！那些香港“觉青”要和谁“揽炒”？和香港人？虽然很多香港人可能因为舆论氛围的问题，反共反政府，但是还没有傻到要“玉石俱焚”的地步！</text:span><text:span text:style-name="T3"><text:line-break/><text:line-break/></text:span><text:span text:style-name="T1">和中共或者中国“揽炒”？ 那更加没有可行性！</text:span><text:span text:style-name="T3"><text:line-break/><text:line-break/></text:span><text:span text:style-name="T1">所以，香港所谓“揽炒”就是个假命题，少数极端份子的一厢情愿而已，愚蠢而又无知，实在不值得讨论！</text:span><text:span text:style-name="T3"><text:line-break/><text:line-break/><text:line-break/></text:span></text:p>
      <text:p text:style-name="P1"><text:span text:style-name="T1">Amy   |  2020.06.30 21:54   |   </text:span><text:a xlink:type="simple" xlink:href="http://palinfo.habago.org/Entry?Command=Information_PrintForum&amp;iPage=2#FORUM39765"><text:span text:style-name="T2">#</text:span></text:a></text:p>
      <text:p text:style-name="P3"><text:span text:style-name="T1">陳真先生您好：</text:span><text:span text:style-name="T3"><text:line-break/><text:line-break/></text:span><text:span text:style-name="T1">我是透過Google來到這個網站的，我相信很多人應該都是。Google對你我還是有貢獻的。</text:span><text:span text:style-name="T3"><text:line-break/><text:line-break/></text:span><text:span text:style-name="T1">我沒有生活在1980年代過，但是我聽說過原住民與雛妓的議題，是因為胡德夫的歌曲〈大武山美麗的媽媽〉，這首歌雖然一開始並非為雛妓而做，但是後來因為他開始關注這個問題所以加入了關懷的內容。如果看歌詞本裡面並沒有提及太多，但如果Google，就可以找到更多的資料。</text:span><text:span text:style-name="T3"><text:line-break/><text:line-break/></text:span><text:span text:style-name="T1">網路上留存了近二十年的訊息，更久以前的資料也常常可以找到原文。不知道為什麼您會認為一些重要的資訊在網路世界肯定是一片空白呢？身為網路世代，很難想像沒有網路的世界，真的是更美好嗎？比如說您在1980年代是如何了解1950年代的事情呢？</text:span><text:span text:style-name="T3"><text:line-break/><text:line-break/></text:span><text:span text:style-name="T1">Amy</text:span></text:p>
      <text:p text:style-name="P1"><text:span text:style-name="T1">阿水   |  2020.06.30 20:30   |   </text:span><text:a xlink:type="simple" xlink:href="http://palinfo.habago.org/Entry?Command=Information_PrintForum&amp;iPage=2#FORUM39764"><text:span text:style-name="T2">#</text:span></text:a></text:p>
      <text:p text:style-name="P2"><text:span text:style-name="T1">報告陳醫師，用「原住民」「雛妓」在goole還是找得到，而且還找得到當時「人間雜誌」的報導：</text:span><text:span text:style-name="T3"><text:line-break/></text:span><text:a xlink:type="simple" xlink:href="http://huei-lan.blogspot.com/2016/12/76030517-p1p45.html"><text:span text:style-name="T4">http://huei-lan.blogspot.com/2016/12/76030517-p1p45.html</text:span></text:a><text:span text:style-name="T3"><text:line-break/><text:line-break/></text:span><text:span text:style-name="T1">倒是當下的資料，真的讓人眼花撩亂，像先前想找香港攬炒的論述給陽陽參考，找到我乾脆請陽陽自己蒐尋，因為這套「攬炒理論」一直在變化，甚至在國安法要由人大來定的消息一出來，這些要攬炒的，反倒指責中共在攬炒香港。</text:span></text:p>
      <text:p text:style-name="P1"><text:span text:style-name="T1">陳真   |  2020.06.30 20:11   |   </text:span><text:a xlink:type="simple" xlink:href="http://palinfo.habago.org/Entry?Command=Information_PrintForum&amp;iPage=2#FORUM39763"><text:span text:style-name="T2">#</text:span></text:a></text:p>
      <text:p text:style-name="P3"><text:span text:style-name="T1">容我唱個反調，陽陽所提之書--「烏合之眾」，倘若內容如其所轉述，那我是不認同的，太抬舉腦殘了，而且貶低了非理性思維，矮化、簡化了思索與認知的深刻與複雜性。</text:span><text:span text:style-name="T3"><text:line-break/><text:line-break/></text:span><text:span text:style-name="T1">大約是1995年，林義雄的慈林文教基金會找我演講，我說好。他們希望我講台灣文學，這我就不行了。台灣文學我只喜歡一個人，那就是呂赫若。後來，我說我可以談「認知」(cognition)，談人們如何產生信念 (belief) 與獲得知識 (knowledge)，談信念的有效性等等。於是準備了一篇厚厚的演講材料，後來因為太忙，故而作罷。</text:span><text:span text:style-name="T3"><text:line-break/><text:line-break/></text:span><text:span text:style-name="T1">我常常在想關於「想」這東西。每個人都會想，因此，「想」並不希奇。可是，當「想」變成一種想的對象時，它卻頓時顯得如此抽象而陌生。</text:span><text:span text:style-name="T3"><text:line-break/><text:line-break/></text:span><text:span text:style-name="T1">做為一個「非理性主義者」，我知道有些東西很難通俗化去講述，很容易引起誤解。如此龐大的一個主題，不知從何說起。</text:span><text:span text:style-name="T3"><text:line-break/><text:line-break/></text:span><text:span text:style-name="T1">劍橋科哲系入口處牆上貼著老師們的照片，但其中有一位衣著髮型裝扮有點怪，顯然是個古人，不知道為何被列入系上老師。定睛一看，原來是十八世紀蘇格蘭哲學家 David Hume。</text:span><text:span text:style-name="T3"><text:line-break/><text:line-break/></text:span><text:span text:style-name="T1">有別於先前許多哲學家的看法，Hume  在他的《Treatise on Human Nature》裏頭寫道："Reason is, and ought only to be the slave of the passions, and can never pretend to any other office than to serve and obey them. " </text:span><text:span text:style-name="T3"><text:line-break/><text:line-break/></text:span><text:span text:style-name="T1">翻成中文就是：</text:span><text:span text:style-name="T3"><text:line-break/><text:line-break/></text:span><text:span text:style-name="T1">"理性是而且只能是熱情的奴隸，只能效忠服從於熱情；可別講得好像它還有別的什麼功能似的。"</text:span><text:span text:style-name="T3"><text:line-break/><text:line-break/></text:span><text:span text:style-name="T1">Hume 據說為他自己的這項見解高興得不得了，決心要拋棄個人的一切快樂與事業來發揚這個哲學福音。</text:span><text:span text:style-name="T3"><text:line-break/><text:line-break/></text:span><text:span text:style-name="T1">Hume 講這話有個上下文，他指的是：在關於意志 (will) 的行使與動員之中，理性究竟在我們的道德行動中佔據何種位置？他認為，我們並不是根據某種邏輯或理性分析來產生道德信念與行動。或者說，我們並非因為透過理性掌握了某種「道德真理」(moral truths) 的概念方才有了道德行動。</text:span><text:span text:style-name="T3"><text:line-break/><text:line-break/></text:span><text:span text:style-name="T1">當然，理性也並非一無是處。Hume認為，理性本身不足以決定目標，但它卻能幫忙找到行使該目標的方法。</text:span><text:span text:style-name="T3"><text:line-break/><text:line-break/></text:span><text:span text:style-name="T1">在我對哲學一無所知之前，我自己的看法也差不多，只是我沒有為此而高興得不得了。</text:span><text:span text:style-name="T3"><text:line-break/><text:line-break/></text:span><text:span text:style-name="T1">我常提起一件事，大約 20年前，有一天，Richard Rorty 來劍橋演講，因為他名氣很大，學校幫他找了一個足以容納千人的大講堂。</text:span><text:span text:style-name="T3"><text:line-break/><text:line-break/></text:span><text:span text:style-name="T1">我不喜歡 Rorty 寫的東西，感覺很瑣碎，一些無謂的東西往往也能講得理性兮兮，彷彿我們每天都得忙著進行理性運算方才能夠認識這個世界似的。</text:span><text:span text:style-name="T3"><text:line-break/><text:line-break/></text:span><text:span text:style-name="T1">但是，雖然不喜歡，我還是跑去聽他演講。我向來很少參加學術研討會或演講，若有參加，肯定也都是挑一個最靠近出口處的角落座位，方便半途開溜。可是，那天我太晚到了，一進場，已經滿座，主持人看到我進來，揮手要我去坐第一排，我躲避不及，只好硬著頭皮坐到 Rorty 前面，大眼瞪小眼。</text:span><text:span text:style-name="T3"><text:line-break/><text:line-break/></text:span><text:span text:style-name="T1">我已經忘記他講了什麼，好像是在講什麼後現代與意識形態之類。但我一直記得兩件事，一是演講之後有位女同學舉手發問，問了一個很「務實」的問題，她問 Rorty 關於「族群平等」的看法。</text:span><text:span text:style-name="T3"><text:line-break/></text:span><text:span text:style-name="T1">Rorty一聽馬上變臉，超級不爽，整個不屑神情寫在臉上 (我坐第一排，可以清楚看見他的表情)，他顯然覺得這是什麼鳥問題，太「務實」、太「具體」，太瞧不起他了。套句周星馳的話，「真是太沒內涵了」。但我也因此對 Rorty 對那位女學生的惡劣態度，留下一個不好的印象。</text:span><text:span text:style-name="T3"><text:line-break/><text:line-break/></text:span><text:span text:style-name="T1">第二件事是他在演講中批評 Peter Singer 的動物權概念，說它漏洞百出，理性上難以自圓其說，難以契合其他既有的道德概念云云。不過，他說，他終究還是被Peter Singer「概念上漏洞百出」的《動物解放》一書所說服；成功說服他的，並不是Singer的理性邏輯，而是書中那些令人心碎的動物受苦圖片。</text:span><text:span text:style-name="T3"><text:line-break/><text:line-break/></text:span><text:span text:style-name="T1">比方說養雞場的雞，一輩子就被固定在一個根本無法動彈的狹小空間，就這樣一直站著，無法移動；站久了，持續生長的雞爪居然和鐵籠子黏合在一起。</text:span><text:span text:style-name="T3"><text:line-break/><text:line-break/></text:span><text:span text:style-name="T1">當我聽他提起一些動物受苦的例子時，當下心裏十分感動。</text:span><text:span text:style-name="T3"><text:line-break/><text:line-break/></text:span><text:span text:style-name="T1">我講 Rorty 的這些事都是事實嗎？當然是，而且是百分之百的事實。不過，與其說它是事實，不如說它只是一種故事。這樣各位懂我的意思吧？我們都不是上帝，我們永遠不可能提供世上所有的事實，我們只能從無盡的事實中，產生一個個故事。有時候，透過某種理性包裝，但它基本上還是故事。如果它能打動你，與其說是那層微不足道的理性外衣起了作用，不如說是整個故事內在的某種感情與悲愴，撼動了你的心。</text:span><text:span text:style-name="T3"><text:line-break/><text:line-break/></text:span><text:span text:style-name="T1">回到上面 Hume所說的，理性不足以決定「道德目標」，熱情才是道德決策的老大，理性只是它的奴隸。道德目標有各式各樣，但裏頭總有個最根本的，用我的話來說就是「世界觀」，也就是你看待一切人事物的方式。</text:span><text:span text:style-name="T3"><text:line-break/><text:line-break/></text:span><text:span text:style-name="T1">在一些根本認知上，我不可能說服你，除非你改變你的「世界觀」。也就是說，惟有當你用跟我一樣的「眼光」看世界，你才有可能看見我希望你看見的模樣。</text:span><text:span text:style-name="T3"><text:line-break/><text:line-break/></text:span><text:span text:style-name="T1">這其實就跟傳教士傳道差不多。我並不是要跟你討論那些無謂的理性細節，而是希望「引誘」你採用跟我一樣的眼光看世界，套句齊克果的話：「我想把你騙進真理裏頭來」。</text:span><text:span text:style-name="T3"><text:line-break/><text:line-break/></text:span><text:span text:style-name="T1">進入真理不是靠理性分析，那是很腦殘的幹法，而是靠一個「騙」字。我應該是最誠實的騙子吧。問題是，那要怎麼騙呢？其實就跟我每天講故事騙小孩差不多，透過一個個故事以及隨之而來的想像力，也許你就會看見我所看見的，就如同沈從文的墓誌銘所說「照我思索，能理解我，照我思索，可認識人」。</text:span><text:span text:style-name="T3"><text:line-break/><text:line-break/></text:span><text:span text:style-name="T1">當然，我是個失敗的說書人，搞到無人理解，經常只能忙著澄清「不是不是不是，我不是那樣的想法」，「不對不對不對，我不是那樣的人」。儘管如此，說書本質如一，認知與思索無非就是這麼一回事；就如Hume所說，可別把理性講得好像很厲害似的，彷彿理性才是認知與思索的途徑。那是機器人的特徵，不是生命。</text:span><text:span text:style-name="T3"><text:line-break/><text:line-break/></text:span><text:span text:style-name="T1">你看，很多傻蛋很喜歡「論述」，一個簡單的想法偏要把它講得好像很艱難或是很有根據似的，很喜歡強調什麼「事實的基礎」。對於那類文字，我通常看兩秒鐘就馬上腦子缺氧，嚴重的話，口吐白沫。倒不是說他講對或講錯了什麼，而是說它太瑣碎，太弱智，太自欺欺人了，講得好像他真的原本是一張白紙，透過什麼概念與事實的理性分析而產生某種信念似的。</text:span><text:span text:style-name="T3"><text:line-break/><text:line-break/></text:span><text:span text:style-name="T1">至於腦殘，我看是一點意義也沒有，拿香跟拜，人云亦云，如此而已；就跟程式輸入或鸚鵡學舌差不多，吃什麼就拉出什麼，毫無思考與認知意義可言。</text:span><text:span text:style-name="T3"><text:line-break/><text:line-break/></text:span><text:span text:style-name="T1">把人類在本質上勝出 AI (人工智慧) 的珍貴認知本領給冠到腦殘頭上，說是腦殘的特徵，那就扯得有點離譜了。該書作者對於腦殘的「症狀描述」有一部份也許是對的，只是很顯然做錯了診斷。</text:span></text:p>
      <text:p text:style-name="P1"><text:span text:style-name="T1">許世勤   |  2020.06.30 13:36   |   </text:span><text:a xlink:type="simple" xlink:href="http://palinfo.habago.org/Entry?Command=Information_PrintForum&amp;iPage=2#FORUM39762"><text:span text:style-name="T2">#</text:span></text:a></text:p>
      <text:p text:style-name="P2"><text:span text:style-name="T1">現在經常可以見到一些滿口迎合「主流」價值的「覺青」，嘴巴上滿滿的「台灣價值」，說的時候往往還要一臉自傲，然後不忘說一下「中國」有多麼卑劣，好像自己長痔瘡大便流血都是「中國」的錯一樣。我經常在想，如果他們今天口中的「價值」有這麼重要，當他們所要追求的這些「價值」是要槍斃的時候，他們還會這麼「正義凜然」且貌似「無所畏懼」嗎？還會有這麼大量、可以批量生產的「覺青」嗎？</text:span><text:span text:style-name="T3"><text:line-break/><text:line-break/></text:span><text:span text:style-name="T1">最近關於監察院長一事，看到有人提到某菊的過去，還特地扯上某菊是為了「台獨」而坐牢，「台灣如果不獨立，那要怎麼民主?」所以「台獨」跟「民主」是同樣的概念嗎？如果「是」，那麼今天這個政府怎麼不變更國土界定，宣布獨立呢?如果「不是」，那兩個不同概念的東西可以放在一起比較嗎？還是只要我喜歡，指鹿為馬都沒關係。</text:span><text:span text:style-name="T3"><text:line-break/><text:line-break/></text:span><text:span text:style-name="T1">現在踏進書店，出入口總是放一堆不入流的雜誌，或是某些名媛貴婦或「知名」作家所寫的「書」，但還是總能在角落不起眼的地方找到一些經典。最近恰好就這麼買了一本George Orwell的1984，感謝陽陽再提供了一本書，我來去找找這本「烏合之眾」。</text:span><text:span text:style-name="T3"><text:line-break/><text:line-break/></text:span></text:p>
      <text:p text:style-name="P1"><text:span text:style-name="T1">欧阳阳   |  2020.06.30 10:23   |   </text:span><text:a xlink:type="simple" xlink:href="http://palinfo.habago.org/Entry?Command=Information_PrintForum&amp;iPage=2#FORUM39761"><text:span text:style-name="T2">#</text:span></text:a></text:p>
      <text:p text:style-name="P3"><text:span text:style-name="T1">下面这篇文章摘选自知乎，作者：柴知道，作者说欢迎转载</text:span><text:span text:style-name="T3"><text:line-break/></text:span><text:span text:style-name="T1">链接：</text:span><text:a xlink:type="simple" xlink:href="https://zhuanlan.zhihu.com/p/29477894"><text:span text:style-name="T4">https://zhuanlan.zhihu.com/p/29477894</text:span></text:a><text:span text:style-name="T3"><text:line-break/><text:line-break/></text:span><text:span text:style-name="T1">它在很大程度上解释了台湾社会发生的一些现象，事情的发生本身就具有其必然性！</text:span><text:span text:style-name="T3"><text:line-break/></text:span><text:span text:style-name="T1">比如台湾民众为什么会无脑仇中反中；</text:span><text:span text:style-name="T3"><text:line-break/></text:span><text:span text:style-name="T1">比如说太阳花的那些学生们为什么会莫名其妙地激情满满，</text:span><text:span text:style-name="T3"><text:line-break/></text:span><text:span text:style-name="T1">又比如他们为什么会莫名其妙地攻击认真做事情的韩国瑜；</text:span><text:span text:style-name="T3"><text:line-break/></text:span><text:span text:style-name="T1">再比如为什么会说谁掌握了台湾的麦克风就可以掌握台湾“民意”的大体走向</text:span><text:span text:style-name="T3"><text:line-break/><text:line-break/></text:span><text:span text:style-name="T1">.........</text:span><text:span text:style-name="T3"><text:line-break/></text:span><text:span text:style-name="T1">抽象的理性思考，对于人类来说太难了。而直观生动的形象，就要好理解得多，更容易被接受。</text:span><text:span text:style-name="T3"><text:line-break/></text:span><text:span text:style-name="T1">因此，群体的思考模式，不是理性思维，而是形象思维，基本靠“脑补”</text:span><text:span text:style-name="T3"><text:line-break/><text:line-break/></text:span><text:span text:style-name="T1">要想打动群体，也不能靠抽象的逻辑讨论，而是要靠形象说明：几千页数据分析文件，也比不过一张难民女孩的照片更有说服力。</text:span><text:span text:style-name="T3"><text:line-break/><text:line-break/></text:span><text:span text:style-name="T1">当群体遇到刺激时，想象力就会像波浪一样，在人群中翻滚起来。</text:span><text:span text:style-name="T3"><text:line-break/></text:span><text:span text:style-name="T1">在汹涌的想象波涛之下，群体看不见事实，只看见幻象，不在乎真相，只在乎表象。</text:span><text:span text:style-name="T3"><text:line-break/><text:line-break/></text:span><text:span text:style-name="T1">《乌合之众》因此提出，群众并不需要真理：</text:span><text:span text:style-name="T3"><text:line-break/></text:span><text:span text:style-name="T1">“群众从来就没有渴望过真理，面对那些不合口味的证据，他们会拂袖而去，假如谬论对他们有诱惑力，他们更愿意崇拜谬论。凡是能向他们提供幻觉的，也可以很轻易地成为他们的主人。”</text:span><text:span text:style-name="T3"><text:line-break/></text:span><text:span text:style-name="T1">也就是说，真理和谬论，哪一个更符合幻觉，群体就会相信哪一个。</text:span><text:span text:style-name="T3"><text:line-break/><text:line-break/></text:span><text:span text:style-name="T1">于是，符合群众设想的“证据”，就会被拿出来，加上五彩斑斓的想象，酿成谣言。而没有诱惑力的真·证据，就直接被无视了。</text:span><text:span text:style-name="T3"><text:line-break/></text:span><text:span text:style-name="T1">因此，对于群体来说，重要的从来都不是事实，而是他们想象中的事实。</text:span><text:span text:style-name="T3"><text:line-break/></text:span><text:span text:style-name="T1">对于理性的人来说，任何事情都可以讨论。但在群体之中，从来就没有真正的“讨论”。</text:span><text:span text:style-name="T3"><text:line-break/><text:line-break/></text:span><text:span text:style-name="T1">讨论的前提，是意识到任何一件事情，都是复</text:span><text:span text:style-name="T5">杂</text:span><text:span text:style-name="T1">多面的。但失去了思考能力的群体，无力理解“复</text:span><text:span text:style-name="T5">杂</text:span><text:span text:style-name="T1">”，只能把所有事情都简单化。</text:span><text:span text:style-name="T3"><text:line-break/><text:line-break/></text:span><text:span text:style-name="T1">《乌合之众》因此说，群体的感情其实十分简单：</text:span><text:span text:style-name="T3"><text:line-break/></text:span><text:span text:style-name="T1">比如对想象中的某个高高在上者的崇拜，比如没有能力对信条展开讨论，就把不接受他们信条的所有人都视为仇</text:span><text:span text:style-name="T5">敌</text:span><text:span text:style-name="T1">。</text:span><text:span text:style-name="T3"><text:line-break/><text:line-break/></text:span><text:span text:style-name="T1">对于粉丝来说，自己的偶像，就是上帝。“群众不管需要别的什么，他们首先需要一个上帝。”</text:span><text:span text:style-name="T3"><text:line-break/></text:span><text:span text:style-name="T1">在粉丝心中，自己的群体，就是教会。不入教的人，就是异教徒，是</text:span><text:span text:style-name="T5">敌</text:span><text:span text:style-name="T1">人。</text:span><text:span text:style-name="T3"><text:line-break/></text:span><text:span text:style-name="T1">难道教徒会和你讨论上帝的对错吗？</text:span><text:span text:style-name="T3"><text:line-break/><text:line-break/></text:span><text:span text:style-name="T1">那么，群体一定是智力低下，道德败坏的吗？</text:span><text:span text:style-name="T3"><text:line-break/></text:span><text:span text:style-name="T1">在勒庞看来，智力低下是肯定的，但群体有时候却会有高尚的“道德”。</text:span><text:span text:style-name="T3"><text:line-break/></text:span><text:span text:style-name="T1">在有些情况下，群体的确会表现出勇于牺牲、不计回报的高尚道德。</text:span><text:span text:style-name="T3"><text:line-break/><text:line-break/></text:span><text:span text:style-name="T1">但勒庞认为，这种道德同样来源于无意识的极端情感。《乌合之众》中举了巴黎“九月惨案”这个著名的例子：</text:span><text:span text:style-name="T3"><text:line-break/></text:span><text:span text:style-name="T1">1792年9月，法国大革命期间，不知从何处传来的谣言宣称，巴黎一旦被攻陷，监狱里的囚犯就会被释放，他们会帮助军队攻击巴黎。</text:span><text:span text:style-name="T3"><text:line-break/></text:span><text:span text:style-name="T1">在各种想象的刺激之下，一场惨无人道的大屠</text:span><text:span text:style-name="T5">杀</text:span><text:span text:style-name="T1">开始了：4天之内，巴黎监狱里的1200-1400名囚犯被暴民就地处决，其中包括200多名天主教教士。</text:span><text:span text:style-name="T3"><text:line-break/></text:span><text:span text:style-name="T1">在为期5天的屠戮中，原本是店主、鞋匠、锁匠的巴黎人民，摇身变成了残暴的野蛮人：大量女囚犯被强奸，许多受害者被凌</text:span><text:span text:style-name="T5">迟</text:span><text:span text:style-name="T1">和肢解。一位公主被轮奸、敲掉牙齿，还被砍去手脚，开膛破肚。</text:span><text:span text:style-name="T3"><text:line-break/></text:span><text:span text:style-name="T1">但这些暴民，却并不认为自己在犯罪，而是在履行一项光荣的“爱国主义任务”。</text:span><text:span text:style-name="T3"><text:line-break/><text:line-break/></text:span><text:span text:style-name="T1">因此，群体虽然可以表现出道德行为，但却一定是短暂的，也一定是无意识的。</text:span><text:span text:style-name="T3"><text:line-break/></text:span><text:span text:style-name="T1">更进一步说，群体的善和恶之间，往往只有一线之隔，甚至就是两面一体的.</text:span><text:span text:style-name="T3"><text:line-break/><text:line-break/></text:span><text:span text:style-name="T1">当然，你或许也会隐隐觉得，《乌合之众》里的观点过于激愤，甚至是充满偏见。</text:span><text:span text:style-name="T3"><text:line-break/></text:span><text:span text:style-name="T1">没错，《乌合之众》并不是非常严谨的著作.</text:span><text:span text:style-name="T3"><text:line-break/></text:span><text:span text:style-name="T1">书中的结论，大部分都来源于经验和观察，并不算科学的社会学研究方法。</text:span><text:span text:style-name="T3"><text:line-break/></text:span><text:span text:style-name="T1">但这些瑕疵，无法掩盖《乌合之众》作为一本经典的价值所在：</text:span><text:span text:style-name="T3"><text:line-break/></text:span><text:span text:style-name="T1">它一针见血地指出了群体社会所存在的种种问题。</text:span><text:span text:style-name="T3"><text:line-break/><text:line-break/></text:span><text:span text:style-name="T1">100多年后的今天，我们看看特朗普的胜选，看看自媒体对群体心态的疯狂迎合，就会发现勒庞的确深具</text:span><text:span text:style-name="T5">远</text:span><text:span text:style-name="T1">见。</text:span></text:p>
      <text:p text:style-name="P1"><text:span text:style-name="T1">陳真   |  2020.06.30 00:27   |   </text:span><text:a xlink:type="simple" xlink:href="http://palinfo.habago.org/Entry?Command=Information_PrintForum&amp;iPage=2#FORUM39760"><text:span text:style-name="T2">#</text:span></text:a></text:p>
      <text:p text:style-name="P2"><text:span text:style-name="T1">謝謝阿水律師。</text:span><text:span text:style-name="T3"><text:line-break/><text:line-break/></text:span><text:span text:style-name="T1">我畢竟不是在討論原住民在私酒法律問題上的歷史遭遇。即便是這樣一個問題，我也許仍然會比旁人知道更多一些，因為我過去在黨外時期很長一段時間主要關注原住民的處境，但我現在畢竟不是在討論那樣一個僅僅關乎所謂菸酒法律的問題。</text:span><text:span text:style-name="T3"><text:line-break/><text:line-break/></text:span><text:span text:style-name="T1">另外，我認為，透過google來理解事情是相當偏頗的，因為它似乎就像臉書一樣，一直呈現當下的資訊，更不用說內容往往充滿錯誤。</text:span><text:span text:style-name="T3"><text:line-break/><text:line-break/></text:span><text:span text:style-name="T1">凡事總有個連貫性，特別是很多常態現象其實不太會見諸報導，更不用說年代久遠的現象。比方說你很難透過google了解八零年代台灣的雛妓問題，更不用說它與原住民處境問題之間的連結；相關資訊在網路世界肯定是一片空白。</text:span><text:span text:style-name="T3"><text:line-break/><text:line-break/></text:span><text:span text:style-name="T1">現代人其實不是念大學、念中小學，而是念孤狗學院，念臉書大學，透過一堆當下即時沒頭沒腦的海量垃圾資訊理解世界。</text:span><text:span text:style-name="T3"><text:line-break/><text:line-break/></text:span><text:span text:style-name="T1">"當下" 到何種程度呢？"當下" 到幾乎是兩三天就全面更新，使得人就像集體失智一樣，缺乏關於時間的記憶，全然無知。</text:span><text:span text:style-name="T3"><text:line-break/><text:line-break/></text:span><text:span text:style-name="T1">我不認為這樣一種現象只是一種偶然，我認為這是美國所蓄意主導的一種局面，人變得比歷史上任何時候都更容易洗腦與操弄，就像在餵養一群電子雞那樣，每天餵牠某種垃圾飼料，使其記憶功能喪失時間價值而難以形成意義。</text:span><text:span text:style-name="T3"><text:line-break/><text:line-break/></text:span><text:span text:style-name="T1">簡單說就是讓人根本無從思考，缺乏藉以思考的素材。於是人變成一種應聲蟲，你要人們想什麼，他就會怎麼想；你要他愛什麼恨什麼，他就如你所願地愛與恨；你要他說什麼，他就會像背台詞一樣一字不差地照著說；讓他從一種智能上的三次元生物變成一次元，變成單細胞生物，朝一種反演化的方向走。</text:span><text:span text:style-name="T3"><text:line-break/><text:line-break/></text:span><text:span text:style-name="T1">以台灣人為例，經過若干年的演化，大腦很可能會萎縮成像盲腸那樣的器官。</text:span><text:span text:style-name="T3"><text:line-break/><text:line-break/></text:span><text:span text:style-name="T1">今天中午去外面吃飯時，我只用一隻手吃，另一隻手摀著耳朵。不摀不行，因為鄰座坐著一個以知識份子形象出現的男子，對著一個露出半個胸部的時髦年輕女子發表政治談話。我怕我會聽了凍未條，萬一產生自掐LP自殺的衝動，所以拼命摀著耳朵。</text:span><text:span text:style-name="T3"><text:line-break/><text:line-break/></text:span><text:span text:style-name="T1">但我一開始仍然聽到一些關鍵字，比方說「韓國瑜」、「草包」，還聽到他對那個以崇拜眼神看著他的露胸女子說了一整段話，原音重現如下：</text:span><text:span text:style-name="T3"><text:line-break/><text:line-break/></text:span><text:span text:style-name="T1">「美國有兩個黨，一個叫民主黨，一個叫共和黨。民主黨就是要改革，就是左派，就像民進黨是左派。左派就是要改革，所以會遇到保守派的阻力，反對改革，....監察院也是需要改革，所以民進黨就找來陳菊，只有她才能抗壓，才能改革。」</text:span><text:span text:style-name="T3"><text:line-break/><text:line-break/></text:span><text:span text:style-name="T1">女生含情脈脈地發問說：「那麼中國是什麼派？」男的用很大聲的音量，惟恐全屋子有人沒聽到的那種音量回答說：「中國不是左派，也不是右派，它是屬於專制獨裁。所以，妳看，美國不管是民主黨或共和黨都很反中，一起支持香港爭取民主。」女的邊聽邊點頭，表示認同。</text:span></text:p>
      <text:p text:style-name="P1"><text:span text:style-name="T1">陳真   |  2020.06.29 23:24   |   </text:span><text:a xlink:type="simple" xlink:href="http://palinfo.habago.org/Entry?Command=Information_PrintForum&amp;iPage=3#FORUM39759"><text:span text:style-name="T2">#</text:span></text:a></text:p>
      <text:p text:style-name="P2"><text:span text:style-name="T1">找我當監察院長或是國安會秘書長或調查局局長或特偵組召集人最適合，保證可以勝任，無薪也行，我絕對會把各黨蟑螂清光光，把所有妖魔鬼怪全部抓出來。</text:span><text:span text:style-name="T3"><text:line-break/><text:line-break/></text:span><text:span text:style-name="T1">不管哪個黨，有意者洽巴勒網，非誠勿擾。</text:span></text:p>
      <text:p text:style-name="P1"><text:span text:style-name="T1">阿水   |  2020.06.29 23:24   |   </text:span><text:a xlink:type="simple" xlink:href="http://palinfo.habago.org/Entry?Command=Information_PrintForum&amp;iPage=3#FORUM39758"><text:span text:style-name="T2">#</text:span></text:a></text:p>
      <text:p text:style-name="P3"><text:span text:style-name="T1">謝謝陳醫師，</text:span><text:span text:style-name="T3"><text:line-break/><text:line-break/></text:span><text:span text:style-name="T1">您關於法律本質的回文我有用心吸收，我以前潛水的那段日子，也一直在吸收大家給的養分。可是還是想跟您「頂幾句嘴」，因為我以後不再提這些對巴勒網來說是瑣碎或無意義的東西，我會一直記得這裡是巴勒網。這不是在鬧意氣，而是道理上及法理上本來就應該這樣，只不過以前專注在議論時忘了您也是版主，您也好意沒有動用刪除權來提醒一下，真是不好意思。</text:span><text:span text:style-name="T3"><text:line-break/><text:line-break/></text:span><text:span text:style-name="T1">為什麼我一直強調體制，因為只有瞭解體制、擁抱體制，彰顯體制的價值，才是從事體制內改革者所憑藉的「權勢」。這種「體制權勢」的運用，小如通姦除罪化之前，抓姦的人可以依法律調動警察；抓盗版的人可以依法律調動一群警察去搜索扣押；即便國外勢力要介入或主導時，也是先利用體制來滲透或「依法辦理」或製造紛亂，顛覆體制與否則是視需要而定；當然，直接動用武力又是另當別論。</text:span><text:span text:style-name="T3"><text:line-break/><text:line-break/></text:span><text:span text:style-name="T1">同理，當原住民族對執政當局無害的時候，有心的人也可以利用體制去為原住民族爭取權益，只要能說出個法理依據，也照著體制的程序來走，執政當局甚至樂意配合來替自己擦脂抹粉，以圖個依憲法尊重原住民族文化的美名來騙選票。所以，我不同意這只是在「紙上談兵」，因為這是我們平常對於每個個案在做的事；但我也同意您「紙上談兵」的終極看法，因為權勢在體制內外無所不在，也可能一夕之間就翻臉，製造事端來個戒嚴或緊急法以便通殺。所以，您說的，我有在聽，也聽入了心。我著重在利用體制可以做些什麼，立論也就會有所偏向。不論如何，我還是會尊重這裡是巴勒網。</text:span><text:span text:style-name="T3"><text:line-break/><text:line-break/></text:span><text:span text:style-name="T1">對了，我想起之前版友曾貼出一則消息：「以色列最高法院9日宣布廢除一項定居點法律，稱該法律賦予在約旦河西岸巴勒斯坦人私人土地上建設的非法猶太人定居點房屋合法化地位是“違反憲法”的。」，我認為這是很重要的訊息，但在巴勒網竟然沒有引起任何迴響，看來還是有一貫的脈絡可循。</text:span><text:span text:style-name="T3"><text:line-break/><text:line-break/></text:span><text:span text:style-name="T1">嗯，瞭解了，就不會再犯，不然就是白目。夾議夾敘，您就當我自言自語，您也忙，請不用再回應，接下來就靠我自己觀察體會了。</text:span></text:p>
      <text:p text:style-name="P1"><text:span text:style-name="T1">欧阳阳   |  2020.06.29 22:32   |   </text:span><text:a xlink:type="simple" xlink:href="http://palinfo.habago.org/Entry?Command=Information_PrintForum&amp;iPage=3#FORUM39757"><text:span text:style-name="T2">#</text:span></text:a></text:p>
      <text:p text:style-name="P2"><text:span text:style-name="T1">许信良说“只有民进党党国大老能有效监督民进党！”，看来这些所谓的“民主战士”也是支持一党专政的，不是说一党专政不好，只是为这些人见人说人话，见鬼说鬼话的厚颜无耻感到惊叹！</text:span><text:span text:style-name="T3"><text:line-break/></text:span><text:span text:style-name="T1">既然认为“只有党国大老所领导的监察院才能有效监督国民党政府”，既然可以有效监督，当年为什么又要反对国民党的一党专政？</text:span><text:span text:style-name="T3"><text:line-break/><text:line-break/></text:span><text:span text:style-name="T1">他们反对的其实不是一党专政，他们反对的是没有他们的一党专政，他们反对的不是权贵，他们反对是没有他们的权贵，这个在中国的历史朝代更替中轮回过很多次了。</text:span><text:span text:style-name="T3"><text:line-break/><text:line-break/><text:line-break/></text:span><text:span text:style-name="T1">...............................................</text:span><text:span text:style-name="T3"><text:line-break/></text:span><text:span text:style-name="T1">继另位美丽岛世代前主席施明德后，民进党前主席许信良29日也在脸书发2000字长文挺陈菊，许信良强调，陈菊对民主台湾和对民进党的历史贡献，比监察院前院长于右任之于国民党的党国，绝对有过之而无不及。从这个角度看，谁能说陈菊不是适当的监察院长人选？</text:span><text:span text:style-name="T3"><text:line-break/><text:line-break/></text:span><text:span text:style-name="T1">许认为监察院还是有存在必要，在国民党一党专政的年代，只有党国大老所领导的监察院才能有效监督国民党政府。同样的道理，现在是民进党完全执政的年代，只有民进党的党国大老所领导的监察院才能有效监督民进党政府。</text:span></text:p>
      <text:p text:style-name="P1"><text:span text:style-name="T1">陳真   |  2020.06.29 18:56   |   </text:span><text:a xlink:type="simple" xlink:href="http://palinfo.habago.org/Entry?Command=Information_PrintForum&amp;iPage=3#FORUM39756"><text:span text:style-name="T2">#</text:span></text:a></text:p>
      <text:p text:style-name="P3"><text:span text:style-name="T1">阿水律師，你怎麼這樣理解事情？好像在紙上談兵。法律怎麼會是這樣呢？</text:span><text:span text:style-name="T3"><text:line-break/><text:line-break/></text:span><text:span text:style-name="T1">禁私菸私酒是從日本鬼子時期就有的法律，國民黨來台，依然沿用，而且跟日本鬼子一樣，都是採高壓嚴禁管理，228事件就是查緝私菸造成。這項法令或政策並非針對原住民，但原住民過去長期以來一直任人宰割，予取予求，也因此在各種政治與法律現實上，往往成為所謂「體制性歧視」的受害者，就如同美國的黑人或華人一樣，同樣的法律，別人沒事，而你就算沒事也很可能偏偏會有事。</text:span><text:span text:style-name="T3"><text:line-break/><text:line-break/></text:span><text:span text:style-name="T1">我從小對一種東西很反感，一言以蔽之，就是「瑣碎」；從小到大，很不想去做任何我覺得很瑣碎很無謂的事情。小時候寫功課，遇到一些很無意義的作業，一邊寫一邊罵，常覺得所謂受教育，無非就是一種心靈刑求與智能的摧殘。</text:span><text:span text:style-name="T3"><text:line-break/><text:line-break/></text:span><text:span text:style-name="T1">瑣碎事物不一定是錯的，它與對錯無關，而是缺乏意義，缺乏一種「對我而言」的重要性。凡屬這類東西，我一概敬而遠之，逃之夭夭。它也許對，也許錯，但不論對錯，對我而言就是很瑣碎很無聊。</text:span><text:span text:style-name="T3"><text:line-break/><text:line-break/></text:span><text:span text:style-name="T1">像我底下貼的這兩段文字就很無聊，我就姑且說說，下不為例：</text:span><text:span text:style-name="T3"><text:line-break/><text:line-break/></text:span><text:a xlink:type="simple" xlink:href="https://bit.ly/31Dfdib"><text:span text:style-name="T4">https://bit.ly/31Dfdib</text:span></text:a><text:span text:style-name="T3"><text:line-break/><text:line-break/></text:span><text:span text:style-name="T1">產製或輸入含有對人體健康有重大危害物質之劣菸、劣酒者，處5年以下有期徒刑，得併科新臺幣30萬元以上，6千萬元以下罰金。另販賣、運輸、轉讓或意圖販賣、運輸、轉讓而陳列或貯放劣菸、劣酒含有對人體健康有重大危害物質者，處3年以下有期徒刑，得併科新臺幣20萬元以上2千萬元以下罰金。（菸酒管理法第47條及第48條）</text:span><text:span text:style-name="T3"><text:line-break/><text:line-break/></text:span><text:a xlink:type="simple" xlink:href="https://bit.ly/2Zn2Xj3"><text:span text:style-name="T4">https://bit.ly/2Zn2Xj3</text:span></text:a><text:span text:style-name="T3"><text:line-break/></text:span><text:span text:style-name="T1"> </text:span><text:span text:style-name="T3"><text:line-break/></text:span><text:span text:style-name="T1">第 7 條</text:span><text:span text:style-name="T3"><text:line-break/></text:span><text:span text:style-name="T1">本法所稱劣菸、劣酒，指有下列各款情形之一者：</text:span><text:span text:style-name="T3"><text:line-break/><text:line-break/></text:span><text:span text:style-name="T1">一、超過菸害防制法所定尼古丁或焦油之最高含量之菸。</text:span><text:span text:style-name="T3"><text:line-break/></text:span><text:span text:style-name="T1">二、以符合國家標準之食用酒精以外之酒精類所產製之酒。</text:span><text:span text:style-name="T3"><text:line-break/></text:span><text:span text:style-name="T1">三、不符衛生標準之酒。</text:span><text:span text:style-name="T3"><text:line-break/><text:line-break/></text:span><text:span text:style-name="T1">簡單說，我並不是在談什麼法律條文，我也沒那麼「單純」。當我們活在慘烈的血肉之中，難道還需要去翻閱詳讀六法全書，然後才能知道現實是怎麼一回事？</text:span><text:span text:style-name="T3"><text:line-break/><text:line-break/></text:span><text:span text:style-name="T1">簡單說四點：</text:span><text:span text:style-name="T3"><text:line-break/><text:line-break/></text:span><text:span text:style-name="T1">A，工具性：</text:span><text:span text:style-name="T3"><text:line-break/><text:line-break/></text:span><text:span text:style-name="T1">今天，我若大權在握，我想整誰有什麼難呢？法律只是聽命於我的工具，而不是指導我該怎麼做的行為指南。</text:span><text:span text:style-name="T3"><text:line-break/><text:line-break/></text:span><text:span text:style-name="T1">1988年1月，我在「自立早報」創刊那一天，寫了一篇流傳相當廣的文章，叫做「校園國安法」，批評高醫校規千百條，隨便找一條都能把任何一個人退學，比方說「上課不專心，精神萎靡」，比方說「穿拖鞋進校門，頭髮未梳理，儀容不整」，比方說「未經允許，擅自書寫黑板」，比方說「影響校譽」。</text:span><text:span text:style-name="T3"><text:line-break/><text:line-break/></text:span><text:span text:style-name="T1">我曾有兩次面臨退學，一次是民進黨創立，一次是在高醫校園內聚眾演講，公開主張台獨。校方高層丟給我一本校規，要我自己選一條校規，自我了斷。他們說，我的校外行為很明顯已經「影響校譽」，理應退學。</text:span><text:span text:style-name="T3"><text:line-break/><text:line-break/></text:span><text:span text:style-name="T1">但我後來沒被退學，第一次是因為高醫院長謝獻臣力保，他說他對他的「上面」說了一句話：「高醫有三千個國民黨，難道容不下一個民進黨？」第二次沒被退學是因為，記者跑來問我說：「聽說高醫已經決定要把你退學，你打算怎麼辦？」我只說了三個字：「硬碰硬」。</text:span><text:span text:style-name="T3"><text:line-break/><text:line-break/></text:span><text:span text:style-name="T1">隔天，報紙登出來說，陳真準備硬碰硬。兩天後，我接到高醫高層的邀約，那位丟校規在我面前要我自己選一條校規、後來好像也當了院長的教授，說要請我吃飯喝咖啡。我答應赴約，席中談話，一直稱呼我「陳真兄」，最後說再見時，還對我深深鞠了個躬。</text:span><text:span text:style-name="T3"><text:line-break/><text:line-break/></text:span><text:span text:style-name="T1">我舉這個例子並不是說校規就是法律，也不是說法律就是如此任性。但是，這例子多少能幫助我們了解法律的某種工具性。從工具去理解問題，基本上就是錯的，方向顛倒了。</text:span><text:span text:style-name="T3"><text:line-break/><text:line-break/></text:span><text:span text:style-name="T1">再舉個例，你看，過去我主張台獨是叛亂，但是，現在主張統一卻反而變成叛亂。難道是法律修改了嗎？當然沒有，法律一樣，憲法也一樣，惟一改變的是法院旗子顏色變了。顏色不同，主子不同，同樣的工具照樣可以整人。所謂「欲加之罪，何患無辭」，便是法律工具性的具體運用。</text:span><text:span text:style-name="T3"><text:line-break/><text:line-break/></text:span><text:span text:style-name="T1">B，脈絡或範疇之流動性</text:span><text:span text:style-name="T3"><text:line-break/><text:line-break/></text:span><text:span text:style-name="T1">法律隸屬於一種生活現實，而非獨立存在的一些空洞文字；是生活現實賦予了法律的操作內涵。它是流動的，生活現實改變，它也就跟著變。</text:span><text:span text:style-name="T3"><text:line-break/><text:line-break/></text:span><text:span text:style-name="T1">C，全面性(holistic)</text:span><text:span text:style-name="T3"><text:line-break/><text:line-break/></text:span><text:span text:style-name="T1">法律不是一種各自獨立存在的東西，而是互為引用、互有關連，組成一個概念網。因此，它往往不是以單一形式出現，而是依附在一組概念群身上。因此，我若要整人或對付或傷害或歧視一個特定族群，我很容易就能找到一串相關概念，一組罪名，輕易就能把你輕罪重判，一點困難都沒有。所以，不要假裝單純。</text:span><text:span text:style-name="T3"><text:line-break/><text:line-break/></text:span><text:span text:style-name="T1">D，詮釋性</text:span><text:span text:style-name="T3"><text:line-break/><text:line-break/></text:span><text:span text:style-name="T1">這點就更不用說了。法律往往就跟詩差不多，我要怎麼闡釋，空間很大。本席說你這是有害健康、「衛生不佳」之「劣酒」，那就是劣酒。整人有什麼難呢？何必講得好像人們真的是根據文字本身來決定某種生活現實似的。過去歷史並非如此，當下也不是，未來也不可能是。是權力與權勢決定了法律的樣貌，而非法條本身的字句單獨起了決定性作用。</text:span><text:span text:style-name="T3"><text:line-break/><text:line-break/></text:span><text:span text:style-name="T1">至於原住民，這些年處境比較好一些，若在過去，基本上就是任人宰割的一群，猶如化外之民。這不是因為法律進步所致，而是法律以外的東西有所改變。理解事情是理解它的決定性因素，而不是理解它的某種工具本身。</text:span></text:p>
      <text:p text:style-name="P1"><text:span text:style-name="T1">阿水   |  2020.06.28 23:41   |   </text:span><text:a xlink:type="simple" xlink:href="http://palinfo.habago.org/Entry?Command=Information_PrintForum&amp;iPage=3#FORUM39755"><text:span text:style-name="T2">#</text:span></text:a></text:p>
      <text:p text:style-name="P2"><text:span text:style-name="T1">「台灣的法律就是這樣，原住民部落常私釀酒，公開慶典拿出來賣或送，有關單位馬上來查緝開罰單甚至逮人入獄，有期徒刑三年。」</text:span><text:span text:style-name="T3"><text:line-break/><text:line-break/></text:span><text:span text:style-name="T1">謝謝陳醫師點出原住民的這個問題。至於陳醫師樓下所提到的「買也好，送也罷，都不行。」，應該是「『賣』也好，送也罷，都不行。」的一時筆誤，這從陳醫師上下文對照來看就知道。另外，關於行政法規的論述，我大都是現學現賣，也請小心服用。</text:span><text:span text:style-name="T3"><text:line-break/><text:line-break/></text:span><text:span text:style-name="T1">回歸正題，在有限的時間內查了網路資料，初步有了些許心得：</text:span><text:span text:style-name="T3"><text:line-break/><text:line-break/></text:span><text:span text:style-name="T1">一、「原住民部落常私釀酒，公開慶典拿出來賣或送」，除了「賣」以外，陳醫師這段應該是原住民部落的傳統文化。</text:span><text:span text:style-name="T3"><text:line-break/><text:line-break/></text:span><text:span text:style-name="T1">二、「有關單位馬上來查緝開罰單甚至逮人入獄，有期徒刑三年。」</text:span><text:span text:style-name="T3"><text:line-break/><text:line-break/></text:span><text:span text:style-name="T1">我從網路資訊中挑出台東縣政府底下107.7.16的新聞稿及原民台的一則報導來討論：</text:span><text:span text:style-name="T3"><text:line-break/></text:span><text:span text:style-name="T1">「公開販售私釀酒品屬觸法行為，縣府絶對尊重原住民自製酒品之傳統文化」</text:span><text:span text:style-name="T3"><text:line-break/></text:span><text:span text:style-name="T1">原文網址：</text:span><text:a xlink:type="simple" xlink:href="https://bit.ly/3dCOlB5"><text:span text:style-name="T4">https://bit.ly/3dCOlB5</text:span></text:a><text:span text:style-name="T3"><text:line-break/><text:line-break/></text:span><text:span text:style-name="T1">「製酒管理辦法增訂 民批限制多 2015-01-02 TITV 原視新聞」（長度1分45秒）</text:span><text:span text:style-name="T3"><text:line-break/></text:span><text:span text:style-name="T1">影片網址：</text:span><text:a xlink:type="simple" xlink:href="https://youtu.be/zImV4SdXumo"><text:span text:style-name="T4">https://youtu.be/zImV4SdXumo</text:span></text:a><text:span text:style-name="T3"><text:line-break/><text:line-break/></text:span><text:span text:style-name="T1">1 台灣有所謂的「檢舉魔人」，專門在網路上檢舉違法的事證，或許基於正義感，或許想拿檢舉獎金，一發現有違法的事證都會向主管機關舉發。因此台東縣政府上頭的那篇新聞稿中就有說明是因為民眾檢舉，才會取締原住民頭目販賣私酒，用來解釋縣府不是對原住民傳統文化的不尊重而故意找碴。</text:span><text:span text:style-name="T3"><text:line-break/><text:line-break/></text:span><text:span text:style-name="T1">2　原住民依其傳統古法私釀的酒，只要在法定100公升以內且供自用，都是不違法的。而且私釀的酒只要不是「劣酒」且「含有對人體健康有重大危害之物質」，其出售私酒的違法行為也都只有行政裁罰而沒有刑事責任（當然，裁罰的金額對一般的原住民也是很重的負擔）。而陳醫師文中所提的刑責，應該是舊法時期尚未除罪化前的印象，也請參閱上述的新聞稿。</text:span><text:span text:style-name="T3"><text:line-break/><text:line-break/></text:span><text:span text:style-name="T1">3 一如陳醫師以前提過的，台灣法律的不可預測，來自於政治力（記憶是這樣）。而從上面原視新聞的內容可知：在原住民慶典期間，記者對販賣私酒的受訪者沒有打馬賽克處理，而且報導的影片中可見原住民違法公然的陳列私酒販賣；可是，我在網路上還沒有找到主管機關因為這則報導有任何取締行動的訊息。從種種跡象似乎可以這麼說：主管機關在原住民慶典期間，有一段「法律假期」，為了原住民的選票，也沒有要打擊的政治對手，這時就會不主動查緝原住民在慶典期間公然販賣私酒的違法行為。</text:span><text:span text:style-name="T3"><text:line-break/><text:line-break/></text:span><text:span text:style-name="T1">4 據我所查到的資料，政府在宣導這方面的政令時，只強調原住民不可以販賣私釀的酒，但對於原住民把私釀的酒類分贈親友或供慶典時分請族人及來客的贈送行為（轉讓）是一字未提，也還沒有查到原住民因為送私酒被罰的案例。然而，菸酒管理法及其相關法規卻還是明明白白的寫著：僅限於100公升以內且供自用，才是合法，其他不具執照及許可所私釀的酒，不管賣或送，都是違法。那麼，為什麼台灣會有這種執行法律的模糊空間呢？</text:span><text:span text:style-name="T3"><text:line-break/><text:line-break/></text:span><text:span text:style-name="T1">5 上面所提到的法律規定及執行實務的模糊現象，真的是上面台東縣政府新聞稿內所謂的尊重原住民傳統文化嗎？是法外施恩嗎？我倒認為這牽涉到台灣憲法層次的問題：</text:span><text:span text:style-name="T3"><text:line-break/></text:span><text:span text:style-name="T1">台灣憲法增修條文規定「國家肯定多元文化，並積極維護發展原住民族語言及文化。」，也因而制定了「原住民基本法」，對於原住民文化的維護及發展定有相關規定，但是關於原住民釀酒文化（含基於傳統習慣而分贈分享釀酒），卻是以菸酒管理法及「農民或原住民製酒管理辦法」等等惡法來限制及阻礙原住民的釀酒文化，而且這不只是惡法，還有違憲的問題。所以，我會寫信給法律扶助基金會，建議以後若是有原住民贈送私酒被裁罰而申請行政救濟的法律扶助時，應該另外再分案，為受扶助的原住民就所適用的法令聲請釋憲。藉以讓主管機關及政客明白：原住民要的不是政府高姿態的尊重與法外施恩，台灣憲法肯定也承諾積極維護發展原住民族的文化，不要沒什麼鳥事就用法律去打擾原住民。</text:span></text:p>
      <text:p text:style-name="P1"><text:span text:style-name="T1">欧阳阳   |  2020.06.27 22:30   |   </text:span><text:a xlink:type="simple" xlink:href="http://palinfo.habago.org/Entry?Command=Information_PrintForum&amp;iPage=3#FORUM39754"><text:span text:style-name="T2">#</text:span></text:a></text:p>
      <text:p text:style-name="P3"><text:span text:style-name="T3"><text:line-break/></text:span><text:span text:style-name="T1">《天道》罕有的讲述人性与文化的电视剧，很长有24集；应该是很非主流类型，有空闲时间可以试试看！</text:span><text:span text:style-name="T3"><text:line-break/></text:span><text:span text:style-name="T1">它是由于豆豆所著的小说《遥</text:span><text:span text:style-name="T5">远</text:span><text:span text:style-name="T1">的救世主》改编而来，主角丁元英由王志文饰演！</text:span><text:span text:style-name="T3"><text:line-break/></text:span><text:span text:style-name="T1">《遥</text:span><text:span text:style-name="T5">远</text:span><text:span text:style-name="T1">的救世主》后面还有一部小说叫《天幕红尘》</text:span><text:span text:style-name="T3"><text:line-break/></text:span><text:span text:style-name="T1">链接：</text:span><text:a xlink:type="simple" xlink:href="https://youtu.be/b3cOYSwPUd8"><text:span text:style-name="T4">https://youtu.be/b3cOYSwPUd8</text:span></text:a><text:span text:style-name="T3"><text:line-break/><text:line-break/></text:span><text:span text:style-name="T1">《遥</text:span><text:span text:style-name="T5">远</text:span><text:span text:style-name="T1">的救世主》出版于2005年，沿海与内地、城市与农村的二元差距突显，很多人的思想还是靠皇帝、靠青天、靠政府，不能适应市场经济。《天幕红尘》出版于2013年，中国经济总量达到世界前列，中国人思想空前开放，对自己的道路既自信，又将信将疑。</text:span><text:span text:style-name="T3"><text:line-break/><text:line-break/></text:span><text:span text:style-name="T1">《天幕红尘》的主人公叶子农是共产主义者，他把马克思主义提炼到八个字“实事求是、见路不走”，</text:span><text:span text:style-name="T3"><text:line-break/></text:span><text:span text:style-name="T1">叶子农说：“实事求是是个很大的概念，很原则，很宽泛，只是你听多了，不觉得它神道了。见路不走是‘见路非路，即见因果’的意思，跟‘见相非相，即见如来’是一个道理。见路不走是实事求是的执行和具体，更具提示性，更容易理解和操作。</text:span><text:span text:style-name="T3"><text:line-break/><text:line-break/></text:span><text:span text:style-name="T1">“丁元英的救赎是</text:span><text:span text:style-name="T5">杀</text:span><text:span text:style-name="T1">富济贫。但悲剧仍然发生了，也仍然是强者与弱者的共同的悲剧。一头狼想通过</text:span><text:span text:style-name="T5">杀</text:span><text:span text:style-name="T1">死另一头狼来拯救一群羊，结果造成两头狼之间你死我活的剧烈冲突。另一头狼死了，在强大的“天道”压迫下“憋屈”而死。更悲剧的是，付出这么大的代价，羊却依然是羊。其中有一只羊（刘冰），因为机缘巧合，得以从井底扒到井沿上看了眼天幕，看到天幕的羊依然是羊，但看到天幕的羊不可能接受回到井底的结局，于是从高楼一跃而亡。</text:span><text:span text:style-name="T5">杀</text:span><text:span text:style-name="T1">富济贫的救赎所造成的悲剧，竟然如此悲剧！这样的悲剧在中国历史上反复上演，绵绵不休。还有一种富人以富济贫的救赎，其结果，贫者或习惯于被救而坐等更多的救赎，或看到了富者的天幕，而扭曲而愤怒而悲剧。慈善者当对慈善的方式深思！总之，世界上没有救世主！这就是《遥</text:span><text:span text:style-name="T5">远</text:span><text:span text:style-name="T1">的救世主》给出的结论，而问题依然无解。”</text:span></text:p>
      <text:p text:style-name="P1"><text:span text:style-name="T1">陳真   |  2020.06.27 00:10   |   </text:span><text:a xlink:type="simple" xlink:href="http://palinfo.habago.org/Entry?Command=Information_PrintForum#FORUM39753"><text:span text:style-name="T2">#</text:span></text:a></text:p>
      <text:p text:style-name="P2"><text:span text:style-name="T1">感謝小慧指正，"許崑源與施明德" 一文中，有一錯誤，應更正為：<text:line-break/><text:line-break/>1996年，施明德競選立法院院長...周伯倫以「大和解」為名，幫施明德四處喬事、串連新黨與部份國民黨人。<text:line-break/><text:line-break/>我原文寫親民黨，那是錯的，是新黨才對，1996年那時候還沒有親民黨。</text:span></text:p>
      <text:p text:style-name="P1"><text:span text:style-name="T1">陳真   |  2020.06.26 15:21   |   </text:span><text:a xlink:type="simple" xlink:href="http://palinfo.habago.org/Entry?Command=Information_PrintForum#FORUM39752"><text:span text:style-name="T2">#</text:span></text:a></text:p>
      <text:p text:style-name="P3"><text:span text:style-name="T1">買也好，送也罷，都不行。菸酒就跟藥物一樣，必須檢驗合格並取得各種執照，否則就是私菸私酒，是違法的。<text:line-break/><text:line-break/>我若私自研發一種神奇藥丸，專治腦殘，免費送給綠色生物吃，就算吃了果然有神奇療效，恐怕還是違法。<text:line-break/><text:line-break/>台灣的法律就是這樣，原住民部落常私釀酒，公開慶典拿出來賣或送，有關單位馬上來查緝開罰單甚至逮人入獄，有期徒刑三年。但是，如果你是權貴人士，有關單位就自動視若無睹了。</text:span></text:p>
      <text:p text:style-name="P1"><text:span text:style-name="T1">阿水   |  2020.06.26 13:45   |   </text:span><text:a xlink:type="simple" xlink:href="http://palinfo.habago.org/Entry?Command=Information_PrintForum#FORUM39751"><text:span text:style-name="T2">#</text:span></text:a></text:p>
      <text:p text:style-name="P2"><text:span text:style-name="T1">陳醫師在樓下的「許崑源與施明德」一文中，可能有法律爭議的是底下的評論：<text:line-break/><text:line-break/>「施明德很早之前就有個「施明德文化基金會」，他太太就是董事長。但我查遍網路，就是找不到該基金會的收支帳目資料，只看到該基金會常有所謂「義賣」，居然連施明德自己釀的酒也能公開販售(這樣合法嗎？一般人可以公開販賣自己釀造的私酒嗎？)。長年以來，究竟義賣了多少錢？支出多少？收入多少？以及收入來源等等等，完全找不到帳目資料。 」<text:line-break/><text:line-break/>陳醫師提到「居然連施明德自己釀的酒也能公開販售」，可是「施明德文化基金會」的官網上是把酒當成捐款的贈品，似乎與陳醫師所稱的「公開販售」不符，但我也認為應該是「公開販售」，理由如下：<text:line-break/><text:line-break/>一、解釋某一個事實在法律上的意義，不是單純依當事人所用形式上的文字來認定，而是依法律所欲規範的意旨來評價該事實在法律上的實質意義。例如，時下常見雇主與勞工之間實質上是僱傭關係，卻以資方的強勢地位要求與勞方訂立書面的承攬契約，用來規避勞基法等保障勞工權利的法律；但勞工主管機關還是以雙方是否具有僱傭的實質關係來認定，並據以處罰；法院亦同此認定方式。<text:line-break/><text:line-break/>二、上述的基金會在官網上公開的內容是以捐款達五萬元就可以獲得施明德所寫的書、親釀的酒以及所做的陶碗，而且聲明贈品是限量珍藏版，並就贈品分設專頁來闡述其歷史意議及精製的過程。如此看來，既然是以贈品的價值來誘使大眾捐款五萬元給該基金會，那麼，在法律評價上就可以解釋成：每當有人捐款五萬元給該基金會時，該五萬元的捐款金額內含有「贈品」的對價（至少是成本價），除非捐款人另有聲明對贈品的瑕疵或價值不在意，只是單純為了捐款給該基金會，贈品部分則是可有可無等語，不然我還是認為這個捐款行為的整體還是含有販售的性質。而且也應該如此合理探求雙方的真意，才符合公平與誠實信用原則。以這樣的評價也才能夠合法的解決雙方的糾紛，例如贈品的書若是有缺頁、酒變質、碗缺角等瑕疵時，可否向該基金會請求更換或返還相當減低贈品價值的款項？<text:line-break/><text:line-break/>三、雖然陳醫師與我都不是主管機關或法官，沒有認定是否販售私酒的權限，但在評論時只要不是惡意誹謗，有理有據的評定上述行為是「公開販售」，應該是對一個台灣重要政治人物合理合法的評論；何況陳醫師在評論時還附有「(這樣合法嗎？一般人可以公開販賣自己釀造的私酒嗎？)」的疑問，可見陳醫師沒有咬定這是等同於法律上具有違法意涵的「公開販售私酒」，尤其他評論的重點是放在「長年以來，究竟義賣了多少錢？支出多少？收入多少？以及收入來源等等等，完全找不到帳目資料。」。<text:line-break/></text:span></text:p>
      <text:p text:style-name="P1"><text:span text:style-name="T1">陳真   |  2020.06.25 16:07   |   </text:span><text:a xlink:type="simple" xlink:href="http://palinfo.habago.org/Entry?Command=Information_PrintForum#FORUM39750"><text:span text:style-name="T2">#</text:span></text:a></text:p>
      <text:p text:style-name="P2"><text:span text:style-name="T1">許崑源與施明德 (續)<text:line-break/><text:line-break/>陳真<text:line-break/><text:line-break/>2020. 06. 25.<text:line-break/><text:line-break/><text:line-break/>我這篇「許崑源與施明德」有個地方筆誤，請各方轉載者務必更正，也就是「後語」第一行，我去三總看他，是在 "1987-1988年"。是1988，不是1998。<text:line-break/><text:line-break/>每天公私繁忙，連想好好睡個覺都很難，再也沒有多少時間可以做一些或許對他人有益之事。光是過去三天加起來，根本睡不到10小時，非常疲憊。像這樣一篇將近一萬字的文章，我是利用過去幾天看門診時沒有病患的空檔，斷斷續續匆忙寫成，零碎跳躍，閱讀上只能將就，沒法顧及什麼文字品質了。 <text:line-break/><text:line-break/>八零年代末期，施明德曾經絕食幾年，前後估計長達三、四年左右，因此被移送三軍總院強制灌食。記得差不多是民進黨成立後的一或兩年，我和陳菊以台權會代表的身份去三總看過他，時間大約是1987-1988年。他被五花大綁在病床上，以胃管強制灌食。<text:line-break/><text:line-break/>記得從高雄出發北上的那天早上，有位黨外前輩，沒有事先告知，突然跑來車站送我。他「語重心長」地告訴我說，他希望施明德這回能絕食至死，他說，「這樣的話，(反國民黨的)運動才做得起來」。我聽了很訝異。我跟這位前輩的想法不一樣，我希望施明德能好好活下來。<text:line-break/><text:line-break/>那已經是距今至少33年前的事了，那時我還是個大學生。兩年後，也就是1989年，想不到就換我叛亂了，罪名是「企圖分裂國土」及「煽惑群眾內亂」等等。那時我仍然還是個學生，正準備去醫院實習。<text:line-break/><text:line-break/>從此之後，噩運就找上我以及我的家人。該來的總是會來，可我沒想到它來得這麼快，這麼劇烈。<text:line-break/><text:line-break/>一個人，與其說為國為民為公義為理念，不如說是為了一個愛字；愛之所至，可以盡棄所有，可以亡命天涯，可以忍辱。可以負重，可以烈火焚身，可以引刀成一快，這一切其實都不算什麼；所謂「千古艱難惟一死」是錯的，一己之死沒那麼難，家人因你而受害才是人生難以言喻的痛。<text:line-break/><text:line-break/>我能體會林義雄的某種「孤僻」，不喜鎂光燈，不喜拋頭露面，因為我知道某種感覺，彷彿有個東西從生命裏破滅了，消失了，遠離了，從此世上再也沒有一種虛榮或個人榮耀具有意義、值得追求。家人一走，彷彿就帶走了我的所有明天，剩下的全屬「餘生」。</text:span></text:p>
      <text:p text:style-name="P1"><text:span text:style-name="T1">陳真   |  2020.06.25 16:02   |   </text:span><text:a xlink:type="simple" xlink:href="http://palinfo.habago.org/Entry?Command=Information_PrintForum#FORUM39748"><text:span text:style-name="T2">#</text:span></text:a></text:p>
      <text:p text:style-name="P3"><text:span text:style-name="T1">謝謝阿水律師，不用哦，先不用捐款。<text:line-break/><text:line-break/>巴勒網除了製作標語牌以及過去印製 "伊拉克淪陷紀實" 和 "若雪家書" 那兩本小冊子之外，目前主要支出就只是網站維護費用，一年好像要上萬，至於其它各種開銷通常都是個人自理。目前應該是不缺錢，先不用捐，以後等錢快用完了時，會再公告。<text:line-break/><text:line-break/>巴勒網最喜歡情緒了，不會反對情緒發言，只禁止討論一些根本無從討論的個別人事物。<text:line-break/><text:line-break/>當然，有時候為了節省極其有限的版面資源，也會刪一些謠言或主流言論以及沒頭沒腦的各種瑣碎言論，請大家見諒，別因此生氣。</text:span></text:p>
      <text:p text:style-name="P1"><text:span text:style-name="T1">阿水   |  2020.06.25 14:01   |   </text:span><text:a xlink:type="simple" xlink:href="http://palinfo.habago.org/Entry?Command=Information_PrintForum#FORUM39747"><text:span text:style-name="T2">#</text:span></text:a></text:p>
      <text:p text:style-name="P2"><text:span text:style-name="T1">爽，陳醫師，光看您標題把許崑源與施明德並列，就夠施明德受了！這也是我第一次大略掃過您的文章，因為八九不離十，大概就像您講的這樣。這次我不克制做情緒性的發言，汙染了巴勒網，自己請罪，罰捐五千（下週五前匯）。看完，請刪，不好意思。</text:span></text:p>
      <text:p text:style-name="P1"><text:span text:style-name="T1">陳真   |  2020.06.25 02:25   |   </text:span><text:a xlink:type="simple" xlink:href="http://palinfo.habago.org/Entry?Command=Information_PrintForum#FORUM39745"><text:span text:style-name="T2">#</text:span></text:a></text:p>
      <text:p text:style-name="P3"><text:span text:style-name="T1">許崑源與施明德<text:line-break/><text:line-break/>陳真<text:line-break/><text:line-break/>2020. 06. 25.<text:line-break/><text:line-break/><text:line-break/>施明德(的太太)攻擊跳樓身亡的高雄市議會議長許崑源，說他是「惡棍」，說人們若肯定他「殉黨殉國」則「實在太不像話」，說他「人活著，人死了，都必須被評價」，強調大家「必須知道是非黑白」，講得正義凜然。<text:line-break/><text:line-break/>緊接著，施太太甚至動用文學筆法說：許崑源「的一生與毒品、酒店、樁腳、小弟、砂石、賭場、選舉、喬事情等等為伍」，「如今他跳樓自殺，也不會改變他一生的作為」，並且說台灣政壇「放任這樣的惡棍大搖大擺行走社會、出入政界營黨派之私，這樣的事，實在太不像話。」最後問道：「誰在營私？誰為公義？」<text:line-break/><text:line-break/>施太太的想法自然相當程度反映了施明德的態度，如此義正辭嚴，道貌岸然，講得好像施家多麼清高似的；囂張傲慢，非常可恥。<text:line-break/><text:line-break/>用同樣的敘事邏輯與修辭筆法，難道不也同樣可以套用在施太太自己的老公施明德身上？頂多只是內容修辭略有不同而已。<text:line-break/><text:line-break/>最無恥的是：對著一個已經無法為自己辯護的死者猛潑糞，居然講得「正義凜然」。施家倘若如此「嫉惡如仇」，理當是在許崑源還活著的時候去進行指控與舉發，而不是對著一個死者任意抹黑與羞辱。<text:line-break/><text:line-break/>而且，他媽的什麼叫做「許崑源的一生與毒品、酒店、樁腳、小弟、砂石、賭場、選舉、喬事情等等為伍」？這樣去論斷一個死者的「一生」，不會太囂張嗎？<text:line-break/><text:line-break/>我們平常批評政客，批評走狗文人，也只是批評其特定作為，而非論斷其「一生」。施家是以為自己是什麼？上帝嗎？天之聖子嗎？怎麼會有人囂張至此？<text:line-break/><text:line-break/>如果要用這樣一種論斷邏輯來論斷人，那我豈不同樣也可以說「施明德的一生，與酒店、樁腳、小弟、玩女人、搞選舉、喬事情、玩弄權勢及追求權力為伍，結交權貴，並與人渣政客及貪污犯沆瀣一氣」。<text:line-break/><text:line-break/>同理，哪天就算施明德跳樓殉黨，套句施太太的話，那「也不會改變他一生的作為」；台灣政壇「放任施明德這樣的政治惡棍大搖大擺行走社會，出入政界營黨派之私，這樣的事，實在太不像話」。我若在施明德死後，家屬籌備喪葬之際，落井下石，如此評價，不知施太太做何感想？<text:line-break/><text:line-break/>再說，許崑源何時搞毒品、搞賭場、搞砂石等等等？這樣一些指控，你得一一提出具體事證不是嗎？若真有不法，理當公開舉發，繩之以法，而不是等人死了才來儘情任意抹黑，吃定死者無法為自己辯護，吃定亡者家屬之心力交瘁無法反擊，吃定眾人在一片綠油油之「新黨國」威脅下之不願惹禍心態。真是很可恥。<text:line-break/><text:line-break/>施家指控許崑源「一生搞毒品、搞砂石、搞賭場等等等」，這些罪名倘若屬實，你想，民進黨會放過他嗎？清清白白乾乾淨淨的韓國瑜居然都能被該黨及其文人走狗們給無中生有、憑空造謠抹黑得臭不可聞，更何況任何一個與民進黨站在對立面的人，倘若真有什麼違法亂紀，民進黨能饒過你嗎？ <text:line-break/><text:line-break/>我不認識許崑源，只認識他哥哥許昆龍，但彼此八字不合；我無法認同許昆龍的傳統政客行徑，例如特權關說與經營酒店。不過，那是許昆龍，不是許崑源。哥哥的帳，不能統統算在弟弟頭上。<text:line-break/><text:line-break/>我看媒體報導說，許昆龍是民進黨建黨黨員，而且還是高雄市黨部第一屆主委，這些報導是錯的。許昆龍是在民進黨開始墮落之後，也就是我準備要退黨的1988年，他才入黨。<text:line-break/><text:line-break/>我的黨籍雖然是在高雄縣，但我人在高醫念書，住在高雄市；民進黨建黨第一年，我在高雄市黨部擔任政治組副組長，並負責組織訓練工作，我完全沒印象有許昆龍這號人物，更不用說擔任高雄市黨部第一屆主委了。 <text:line-break/><text:line-break/>我比許昆龍小二十幾歲，但在黨齡上卻是他的「前輩」。他擔任高雄市黨部第二屆(或第三屆？)主委時，已是八零年代末期，那時候才剛滿兩歲的民進黨，已經開始以光速般的速度迅速腐敗。<text:line-break/><text:line-break/>我能舉個小例子，大約是1988年，也許就是許昆龍擔任民進黨高雄市黨部主委的年代，有一天，有一位護理系學妹聽我說起美麗島「黨外先賢」的感人事蹟，好奇想要來某位民進黨民代的服務處看看，於是我就騎機車載她來。<text:line-break/><text:line-break/>當時，服務處大門是全開的，從外頭馬路就能看見裏面。你知道我們一進門看到什麼嗎？看到一群人在服務處賭博，而且還一邊賭，一邊用巨大音量欣賞 A 片。我當場真是超尷尬，趕緊帶著學妹踉蹌而逃。<text:line-break/><text:line-break/>蔡正元把許昆龍講成「黨外先賢」是不對的。許昆龍是黨外沒錯，但稱不上「先賢」；據說他是美麗島雜誌社高雄服務處副主任，這部份我不清楚，因為那時候我還是個高中生。但是，蔡正元顯然誇大且美化了許昆龍在黨外運動中的角色與作為。<text:line-break/><text:line-break/>那時候的許昆龍，所代表的是剛剛要開始墮落的民進黨；其腐敗規模，跟過去二十幾年來貪贓枉法無惡不作的民進黨相比，根本無法相提並論，差太遠了。<text:line-break/><text:line-break/>民進黨初期的腐敗，就好比說政治人物利用權勢包點小工程，拿點紅包回扣，特權關說一些細微案件的不法事項等等。但是，最近二十年來的民進黨，卻是金山銀山整座山挖著吃，把政權與國庫當成戰利品，如同土匪攻城掠地打家劫舍那般，毫無吃相可言；爭相搶奪金銀財寶，賣官鬻爵，結黨營私，權位私相授受；尤有甚者，賤賣國土，中飽私囊；藉權勢之便，勾結財團大炒地皮；甚至還開起法院，貪贓枉法根本無人敢辦。許昆龍那一點小惡小壞，哪能比得上這等惡行之千萬分之一。<text:line-break/><text:line-break/>而且，再說一遍，許昆龍是許昆龍，許崑源是許崑源，兄長之行徑，不能全盤轉嫁到弟弟身上。施家之惡評，基本上就是一種對於死者的無端抹黑。<text:line-break/><text:line-break/>再者，施明德一家如果如此清高，何以不能容忍「秋毫」，卻反而能與民進黨之「輿薪」為伍？頂多不過一根秋毫，都能被他施家說得這麼難聽，但是，民進黨無數人渣政客、走狗文人及黑金老賊黑金教父李登輝等等一大卡車、罄竹難書的違法濫權與貪婪腐敗，施明德卻反而對之大表敬意並與之為伍。這是哪門子的清高？<text:line-break/><text:line-break/>我並非說許崑源多好多棒，基本上我不認識他，但也沒聽過關於他的什麼敗行劣跡。再怎麼說，都絕對遠遠比不上民進黨之系統性的全面貪婪腐敗。你施家能夠與「輿薪」共舞，卻如此不屑「秋毫」，這是哪門子正義與道德？<text:line-break/><text:line-break/>我來舉些例子，看看施明德到底是多清高？<text:line-break/><text:line-break/>一，結盟貪污老賊、黑金教父李登輝：<text:line-break/><text:line-break/>施明德曾經說，李登輝當總統的最大「貢獻」就是「引進日本的三流文化，大搞黑金政治」；痛斥黑金教父李登輝「欺世盜名」，嚴重傷害台灣民主與法治，是「黑道暴力政權的領導者」，「利用黑道力量控制國會議員，破壞民主法治莫此為甚，使台灣淪為西西里島一個黑道控制的島嶼」。施明德擔任黨主席時還動員全黨，發起一個針對李登輝的「反黑金大遊行」。<text:line-break/><text:line-break/>不料，幾年後，施明德卻邀請這樣一個「嚴重傷害台灣民主政治與法治」的「黑金教父」、「黑道暴力統治者」來家中做客，打算共同成立「第三勢力政黨」，而且對李登輝大加推崇，說他對李登輝的「政治堅持」與「熱情」很感動。<text:line-break/><text:line-break/>更不可思議的是，這個原本打算由黑金教父李登輝和施明德共同領導的「第三勢力政黨」，黨名居然叫做「新台灣清廉本土聯盟黨」。施明德歌頌李登輝說：「我們兩個都是同月同日生，魔羯座的，而且還是同血型，都是 AB 型的啦！坦白說啦！這一段時間我對李先生的那種熱情，那一種鍥而不捨，我真的非常受感動。」<text:line-break/><text:line-break/>很噁心吧。有利用價值時，就連黑金教主、黑道暴力教父都能捧成讓他多麼感動的改革者。反之，遇到異己之死，就任意亂抹黑一通，沒來由地大扣帽子，充滿不屑。這不會太荒唐嗎？雖說惡言非出自施明德本人之口，但他難道不覺得他太太言行之可恥？<text:line-break/><text:line-break/>二，施明德與「黑影幢幢」的民進黨<text:line-break/><text:line-break/>2008年，施明德發起倒扁紅衫軍，民進黨反擊，對施明德發動抹黑，抖出施明德過去在政治上與金錢上一些難以查證的不堪往事。施立即公開威脅說，他擔任過黨主席，「長期掌握民進黨各種暗盤交易黑幕，要抖大家一起來抖。」<text:line-break/><text:line-break/>我想說的是，施明德如果真的如此道德清高、嫉惡如仇，那他應該把他所宣稱全盤掌握的民進黨罄竹難書之「各種暗盤交易黑幕」統統公諸於世才對，但我從未聽他抖過任何一件黑幕，反倒坐視其太太囂張跋扈地對一個死者憑空栽贓抹黑。<text:line-break/><text:line-break/>2013 至 2014年，根據各家媒體報導，蘇貞昌準備和蔡英文競爭黨內總統初選，謝長廷則準備爭奪黨主席，施明德的「換帖兄弟」柯建銘以及謝長廷辦公室主任林耀文很貼心，馬上幫蘇、謝向四海幫與天道盟兩大黑幫調動數萬名黑道份子入黨，充當投票機器之人頭黨員。<text:line-break/><text:line-break/>2013年5月2日中國時報報導，根據警方情資指出，「入黨答謝禮一人三千元」。一位四海幫中常委表示，基於私人情誼才願意幫忙拉攏幫派成員加入民進黨。<text:line-break/><text:line-break/>根據當時《壹週刊》的調查報導，為了協助當時的黨主席蘇貞昌及謝長廷爭取大位，「民進黨立院黨團總召柯建銘及謝長廷辦公室主任林耀文分別向天道盟、太陽會求助，要求兩派人馬能分別拉到6.5萬及3萬人入黨。」「柯建銘並前往澳門和天道盟精神領袖羅福助會面，當時羅允諾動員6.5萬人加入民進黨，幫助蘇貞昌連任黨主席，而柯建銘也曾尋求天道盟旗下太陽會創會會長吳桐潭協助找人入黨。」<text:line-break/><text:line-break/>柯建銘否認一切相關報導，並對《壹週刊》提出告訴，但民進黨立委郭正亮卻在臉書寫道：「據了解，黑幫被請託入黨的不只天道盟，目前傳出的入黨答謝費，每人可得500元。估計到今年 (2013年) 5月底入黨截止，民進黨約有12至15萬黨員，某派系加上黑幫與人頭黨員大戶，約可掌握3至4萬張選票，勝選機率大增。」<text:line-break/><text:line-break/>媒體指稱，「如果柯、謝在黑幫中分別能順利達成拉攏 6.5萬及 3 萬人入黨的目標，那麼，光是這回的黑幫入黨人數，將占民進黨有效黨員的至少三分之一。」當時的民進黨秘書長林錫耀對媒體表示，「黨中央原本認為選前一年黨員增加乃是慣例，但後來陸續得知天道盟及四海幫找人入黨，才發覺事態嚴重。」 <text:line-break/><text:line-break/>對此我想說的是：依照施家的道德標準，究竟是「黑道集體收錢入黨」充當「人頭黨員」比較可惡，抑或是許崑源那些莫須有的空洞罪名比較嚴重？<text:line-break/><text:line-break/>我沒法理解施家這種道德，對莫須有的一人傳聞痛恨入骨，對於整個黨集體染黑與公器私用以便競選總統與黨主席大位之瘋狂墮落行徑，卻反而視若無睹，甚至照樣與之為伍。<text:line-break/><text:line-break/>三，施明德的密友們<text:line-break/><text:line-break/>施明德有幾位鼎鼎大名的友人，比方說周伯倫，比方說柯建銘，比方說林忠正等等等。  <text:line-break/><text:line-break/>1.周伯倫<text:line-break/><text:line-break/>先說周伯倫。黨外人士應該都知道這號人物，當年號稱是「阿扁的師弟」，後來擔任民進黨立院黨團幹事長，1988年涉及榮星花園弊案，收受一千六百萬元賄款打通關節，案子卻拖延十五年才定讞，判刑六年，2003年入獄，僅僅關了兩年，2005年便出獄了。<text:line-break/><text:line-break/>出獄後，表面低調，其實仍相當活躍。比方說，我的「前」工運「同志」賴勁麟 (現在是一堆國營事業頭銜的董事長)，他女兒賴品妤參選立委，操盤手就是周伯倫，牽線者是柯建銘。<text:line-break/><text:line-break/>1995年，施明德跑來台南選立委，操盤手也是周伯倫。1996年，施明德競選立法院院長的核心操盤手，同樣還是周伯倫，以「大和解」為名，幫施明德四處喬事、串連新黨與部份國民黨人。另一個操盤手則是負責金援來源的林忠正。<text:line-break/><text:line-break/>周伯倫入獄前夕，前往其家中送別的就是施明德及其兩位密友，亦即柯建銘和林忠正。<text:line-break/><text:line-break/>周伯倫不但是貪污犯，而且黑白兩道通吃，依照施家羞辱許崑源的道德邏輯，為何反而與周伯倫如此麻吉？施明德擔任黨主席及立委等黨職與公職期間，周伯倫是他最重要的左右手之一。這又是哪門子道德？<text:line-break/><text:line-break/>2.柯建銘<text:line-break/><text:line-break/>施明德的另一個更大咖的麻吉友人就是民進黨內形象最腐敗的人之一--柯建銘。不過，老實說，我並不鄙視柯建銘，畢竟真小人總是勝過偽君子。但是，柯之行徑確實是民進黨的一個基本縮影。<text:line-break/><text:line-break/>柯建銘，一些黨內同志稱呼他是「現代和珅」。和珅是誰呢？和珅是清朝一位「喬王」，很會喬事情，號稱「中國歷史上第一大貪官」，富可敵國，從乾隆到嘉慶一路紅，無所不喬，權傾天下。<text:line-break/><text:line-break/>憑良心說，我認為給柯建銘這樣一個「現代和珅」的封號並不公平。因為，柯建銘的貪，跟民進黨那些表面清純的「正人君子」相比，顯然還是遠遠差了一大截。<text:line-break/><text:line-break/>真正貪婪舞弊者，往往以合法掩飾非法，隨便弄個地目變更，炒個地皮，馬上億萬錢財如洪水般滾滾而來，哪需要靠什麼幾十萬幾百萬的政治獻金撈錢？阿扁之所以坐牢坐得很不爽，就是因為他知道其他同志比他撈得更兇更猛。<text:line-break/><text:line-break/>不過，不管怎麼樣，施家如果如此道德崇高，連一個死者的清白都能如此踐踏，為何卻和「現代和珅」如此麻吉友好？甚至為其司法關說之非法行徑護航，這又是哪門子清高？<text:line-break/><text:line-break/>關於柯建銘，我就不多說了，請見底下幾篇相關文字：<text:line-break/><text:line-break/>卡韓政變 (137)：嘴巴黨在乎清廉嗎？(陳真)<text:line-break/><text:line-break/></text:span><text:a xlink:type="simple" xlink:href="https://bit.ly/2Va3enT"><text:span text:style-name="T4">https://bit.ly/2Va3enT</text:span></text:a><text:span text:style-name="T1"><text:line-break/><text:line-break/>和珅亂政(李界木)：<text:line-break/><text:line-break/></text:span><text:a xlink:type="simple" xlink:href="https://bit.ly/2CpLGO7"><text:span text:style-name="T4">https://bit.ly/2CpLGO7</text:span></text:a><text:span text:style-name="T1"><text:line-break/><text:line-break/>柯建銘、陳水扁涉嫌買票、圍標、恐嚇受刑人(吳子嘉)：<text:line-break/><text:line-break/></text:span><text:a xlink:type="simple" xlink:href="https://bit.ly/3fMQcok"><text:span text:style-name="T4">https://bit.ly/3fMQcok</text:span></text:a><text:span text:style-name="T1"><text:line-break/><text:line-break/>道德理當具有一種內在的一致性。但是施家的道德顯然不是如此。面對自己人，不管怎麼扯爛污都無所謂，但是，面對異己，就馬上換一副嘴臉，表現得好像他多麼重視清廉與正直似的。真是很可恥。 <text:line-break/><text:line-break/>3.林忠正<text:line-break/><text:line-break/>1994年，施明德擔任黨主席，找來一位特別助理林忠正，為人海派，周旋於豪門巨賈之間。此人曾任民進黨副秘書長，後來擔任金管會委員期間，收受賄款為廠商護航，並接受女色花酒招待，判刑14年定讞。就連林忠正的秘書都能藉職務之便，從中漁利，以低價非法取得股票。<text:line-break/><text:line-break/>林忠正 2011年入獄，2016年就出獄了，現在是東森媒體集團首席顧問。講到東森，我想起一個人。我那位「前」工運同志賴勁麟的太太，現在跟林忠正應該就是同事。賴太太不但是力麒建設公司之獨立董事，同時也是東森新聞台副總監兼節目製作處經理，女兒現在也當上立委了，真是一門英烈，生財有道。<text:line-break/><text:line-break/>然而，我很想問問賴勁麟，過去口口聲聲講的那些什麼「左派」啦、「工運」啦、什麼「勞動階級」的什麼「理想」呢？可還當做一回事？抑或是這一切所謂理想，只是謀取個人權位與私利的一個手段？亦即為求一己之私，面對民進黨遠比昔日國民黨更為貪婪腐敗的各種違法亂紀，明知該黨檯面人物諸多舊國民黨餘孽，貪贓枉法，持續掏空台灣，危害社會，乃至殃及後代子孫，不但視若無睹，甚且為虎作倀。<text:line-break/><text:line-break/>賴勁麟年紀應該比我大上一些，是跟我同一年代的一位工運人士，同時也是極少數我認為品性端正者，尚且淪為權勢幫凶，遑論其他政治蟑螂老鼠，個個腦滿腸肥，為非作歹。<text:line-break/><text:line-break/>四，施明德清廉嗎？<text:line-break/><text:line-break/>阿扁貪污案不勝枚舉，其中之一是國務機要費案。施明德發動倒扁，阿扁非常不爽，指證歷歷曾以國務機要費450萬金援施明德。施明德辯稱事後才知金錢來源。此外，扁亦指控曾有其它金援款項數百萬，非僅一筆。<text:line-break/><text:line-break/>施明德的前妻艾琳達多次亦公開指控施明德說：「他一直都有一些間接的藍軍金錢資助，他現在是，最近五年也是，大部分都是依賴藍軍，我認為他應該把他個人的財政、個人的家用啊、他個人的收入等等，全部應該公佈」。<text:line-break/><text:line-break/>這類指控非常多，但是，老實說，除了阿扁的資助那部份不算之外，我不知道施明德是否清廉。我個人是傾向於相信他的清白，畢竟他若真要扯濫污，機會多得是。但是，若要說他多麼一介不取，我倒也不信。為什麼呢？<text:line-break/><text:line-break/>比方說，施明德經常「炫耀」說他身上只有幾塊錢之類，以示兩袖清風。但這是完全說不通的。一個人十幾年或幾十年都不用工作，「身上永遠只有幾塊錢」，卻又能每天穿得像花蝴蝶，吃住無憂，而且據說生活環境相當豪華，至少家裏空間大到可以宴請十幾位客人，這總該稱得上豪華吧。<text:line-break/><text:line-break/>問題是，錢從哪裡來？這其實也是我對其它政治人物的一個基本困惑。為什麼這些人當他沒有擔任政治職務時，依然永遠都不必工作就可以過得相當豪奢，究竟錢從哪裡來？為什麼我們一般人卻得每天忙到爆，累到快要過勞死，而且是從年輕一路累到老，無一刻喘息，方能養家活口，求得一點溫飽？政治人物卻每天華服美食名車接送？到底錢從哪裡來？<text:line-break/><text:line-break/>我知道基金會是政治人物「斂財」(或說「謀生」)的一個管道；長年不用工作，只要弄個冠冕堂皇的基金會，接受各界捐款，馬上就財源廣進。問題是：吃人脈，靠名氣，而不是靠力氣靠血汗，這樣一種生活很光采嗎？ <text:line-break/><text:line-break/>施明德很早之前就有個「施明德文化基金會」，他太太就是董事長。但我查遍網路，就是找不到該基金會的收支帳目資料，只看到該基金會常有所謂「義賣」，居然連施明德自己釀的酒也能公開販售(這樣合法嗎？一般人可以公開販賣自己釀造的私酒嗎？)。長年以來，究竟義賣了多少錢？支出多少？收入多少？以及收入來源等等等，完全找不到帳目資料。  <text:line-break/><text:line-break/>我不是要做任何指控，而只是想說：這樣一種長年不需勞動、不事生產的優渥生活，很偉大嗎？何以如此驕傲？<text:line-break/><text:line-break/>五，施明德有這麼單純嗎？<text:line-break/><text:line-break/>施明德很單純嗎？不知政治黑暗嗎？他不知道政治人物整天忙著撈錢奪權扯爛污嗎？他不知道在政治上，「白道的白天，比黑道的黑夜更黑」的基本事實嗎？答案當然是否定的。施明德又不是三歲小孩，當然不可能不懂台灣政治之腐敗入骨。<text:line-break/><text:line-break/>舉個例，在他與李登輝企圖合作組織第三勢力政黨之前，施明德曾多次批評李登輝當權之後，引入黑金政治對於台灣之嚴重傷害。同樣地，早在2000年民進黨剛取得政權時，施亦多次指控權力早已使民進黨腐化，喪失理想性。施並指稱民進黨所奉行的是一種比黑金政治更為腐敗、對台灣社會更具危害性的「白金政治」。<text:line-break/><text:line-break/>北京聯合大學台灣研究院兩岸關係研究所所長朱松嶺教授，寫了一本書叫做《民進黨政商博弈研究》，研究民進黨的政商關係本質。書中寫道，施明德多次指出：「權力使人腐化，民進黨早已喪失過去的理想性。台灣五十年來的政治轉型，是從兩蔣的『黨國不分』體制，到(李登輝的)『黑金體制』，再到 (民進黨的)『白金體制』。」「李登輝為了鞏固政權，不但引進黑道勢力，並將其培養成『黑金』，兼具黑道與政治勢力。」<text:line-break/><text:line-break/>書中指出，施明德認為，民進黨的「白金體制」時期，眾多的「紅頂商人」在政策制定與人事安排上，與掌權者掛勾，其所造成的傷害，遠比李登輝之黑金體制時期更嚴重。<text:line-break/><text:line-break/>一如該書作者闡釋施之看法，如此寫道：<text:line-break/><text:line-break/>「黑金縱然可怕，但白金更加可恥」；黑金政治底下，「黑道只能在暗地裏偷偷摸摸，但政商勾結的財團卻是公開地謀取不當暴利。」在「白金政治」底下，「貪腐官員的權力濫用以及不法商人侵吞資源的公開化、表面化，全然不避諱法律尊嚴與公眾輿論。」「久而久之，金權勾結形成政治寡頭與商界寡頭聯手的政策和資源壟斷聯盟，結成一個龐大的利益集團，共同導致吏治腐敗、惡政濫權、貪腐橫行。最終導致民生塗炭，經濟社會發展停滯與倒退。」<text:line-break/><text:line-break/>你可以清楚看見施明德對於台灣政治貪婪腐敗之惡化十分了解。也就是說，施明德並不是一個政治傻蛋。林義雄似乎真的很「單純」，對政治現實很無知；林義雄似乎真的不知道他所力挺的無數民進黨人是一些什麼樣的貪婪人渣與走狗文人，但是施明德畢竟不可能像林義雄那麼單純。<text:line-break/><text:line-break/>問題是，施明德卻照樣與黑金勢力與白金政客共舞而不以為恥。他自己或許相當程度潔身自愛，但他事實上並不曾展現基本道德的一致性；對於自己人，百般「寬容」，對於異己，卻又是一副傲慢不屑態度。尤其是對於一名死者之清譽，竟放任其家屬任意踐踏羞辱之。這是哪門子道德？<text:line-break/><text:line-break/>今天，如果立場對調，假設為惡者是國民黨，一整年每天無時無刻發動所有媒體對民進黨某位義人進行抹黑與醜化，從而帶來一種以身相殉。你想，民進黨會怎麼做？恐怕早已四處包抄，暴亂四起，為義人與烈士討公道。而且，殉道者會被載入史冊，無限歌頌，哪怕他生前為人如何如何。<text:line-break/><text:line-break/>施家擺出這種對於所謂流氓、惡棍的不屑嘴臉是很可恥的。就算一個大惡人，難道不能有義憤？不能有愛國心？不能哀嘆義人之落難？不能有公義之心？<text:line-break/><text:line-break/>我在八零年代的黨外十年之中，認識兩種人，一種叫做菁英，很會耍嘴皮唱高調，理想總是說得滿天飛，實則爭功諉過，窩囊猥瑣，膽子小，慾望大；很會迎合媒體，塑造形象，凡事都能轉換成為功名利祿之所謂「政治資源」；哪怕根本微不足道的一點小事，照樣能吹噓與變賣，絲毫不會「浪費資源」。<text:line-break/><text:line-break/>尤有甚者，大多竄改個人歷史，明明是舊黨國餘孽，抑或窩囊膽小，屁都不敢放一個，如今卻各個搖身一變，成為民主先賢先知，其實全是鬼扯蛋，全是謊言。目前這個所謂「民進黨」，其檯面掌權者，大多就是這樣一種政治人渣。<text:line-break/> <text:line-break/>相對於「菁英」，黨外的另一種人就叫做「庶民」，做牛做馬，出錢出力，流血流汗，有情有義，無怨無悔，擋拳頭，挨警棍，動輒黑牢伺候，但是論功行賞永遠不會有他們的份，甚至根本無人認識。<text:line-break/><text:line-break/>庶民裏頭，很多人往往居無定所，工作不穩，抽煙喝酒嚼檳榔樣樣來，並且滿口幹你娘。過去國民黨全面掌控媒體，總是洗腦社會大眾，說這些人就是流氓惡棍，所以黨外就是一群流氓惡棍所組成。<text:line-break/><text:line-break/>但是，事實上，台灣的所謂反對運動或民主運動，倘若有什麼成果，其實就是這樣一些無怨無悔不計毀譽不計代價不求功名的庶民百姓乃至「流氓惡棍」，以他們的青春血淚為代價，爭取而來。<text:line-break/><text:line-break/>民進黨得勢後，菁英們各個封官晉爵，名利雙收，玩權弄勢，財源滾滾，居然就開始蔑視起庶民來了，說他們是草包，說他們沒水準，同樣玩起「流氓惡棍」的抹黑醜化把戲。明代曹學佺有詩云：「仗義半從屠狗輩，負心多是讀書人。」大概就是這等寫照，十分可恥。<text:line-break/><text:line-break/>後語：<text:line-break/><text:line-break/>我不認識施明德，但在他絕食期間，差不多是1987-1988年左右，我和陳菊以台權會代表的名義去三軍總醫院看過他。我對他曾滿懷敬意，但這份敬意，早在三十年前的九零年代初便已煙消雲散；並不是因為他做了什麼壞事，而是因為他經常難以掩飾的傲慢，彷彿苦難賦予他傲慢的特權似的。<text:line-break/><text:line-break/>施明德的前半生因義受難，這點毋庸置疑，但是，再大的「苦難」本身都不足以讓人取得傲慢資格，更不會因此而擁有抹黑他人、羞辱死者的權力。<text:line-break/><text:line-break/>莎士比亞說：「一隻甲蟲之死，其痛苦不會亞於一個巨人」。一個人再怎麼偉大，他的痛苦也還是如同萬物蒼生螻蟻秋蝗一般，而不會更為巨大。<text:line-break/><text:line-break/>再說，苦難形式千百種，一個孤兒寡母含辛茹苦的生活磨難，一個工人家庭身心俱疲的經濟重擔，無人理解，無人可訴，這樣一種永難磨滅的一生艱難與難言之痛，又何嘗會少於政治受難？<text:line-break/><text:line-break/>苦難理當帶來一種滄桑，一種對於人事物的敏感與憐憫，而不是帶來傲慢與偏見。<text:line-break/><text:line-break/>許崑源當然不是惡棍。然而，即便面對任何一個惡棍，我們仍然還是只應給他應有的罪名，而不是趁其死亡，橫加罪名。<text:line-break/><text:line-break/>當今之世，在這小島上，在美國的長年殖民與強力政治操作下，仇中反華的綠色勢力橫掃全台，順之者昌，逆之者亡；人們爭相逢迎拍馬，爭相表態表忠貞。無恥之徒全加入綠營了，特別是菁英界，一個比一個窩囊無恥，一個比一個綠油油；請問島上還有幾人敢對綠有所不敬？乃至以死明志。光憑這一點，許崑源就是一條好漢。<text:line-break/><text:line-break/>曾經橫眉冷對千夫指的施明德，自然也是一條好漢，但那似乎就像是個已成回憶的悲傷陳年舊夢；當下如許陌生，彷彿只能從往事如煙中去尋找。</text:span></text:p>
      <text:p text:style-name="P1"><text:span text:style-name="T1">陳真   |  2020.06.24 16:02   |   </text:span><text:a xlink:type="simple" xlink:href="http://palinfo.habago.org/Entry?Command=Information_PrintForum#FORUM39744"><text:span text:style-name="T2">#</text:span></text:a></text:p>
      <text:p text:style-name="P2"><text:span text:style-name="T1">香港名嘴梁xx的言論，不值得一提，而且，看多會腦殘，所以我刪了。</text:span></text:p>
      <text:p text:style-name="P1"><text:span text:style-name="T1">阿水   |  2020.06.24 09:46   |   </text:span><text:a xlink:type="simple" xlink:href="http://palinfo.habago.org/Entry?Command=Information_PrintForum#FORUM39743"><text:span text:style-name="T2">#</text:span></text:a></text:p>
      <text:p text:style-name="P2"><text:span text:style-name="T1">陽陽，您樓下關於香港問題的看法，建議您蒐尋香港「黑衣派」所提出的「攬炒」理論，然後再參考梁文道對「攬炒」的看法，例如：<text:line-break/><text:line-break/>梁文道：結局之路由此開始 </text:span><text:a xlink:type="simple" xlink:href="http://www.commentshk.com/2019/10/blog-post.html"><text:span text:style-name="T4">http://www.commentshk.com/2019/10/blog-post.html</text:span></text:a></text:p>
      <text:p text:style-name="P1"><text:span text:style-name="T1">欧阳阳   |  2020.06.24 08:38   |   </text:span><text:a xlink:type="simple" xlink:href="http://palinfo.habago.org/Entry?Command=Information_PrintForum#FORUM39742"><text:span text:style-name="T2">#</text:span></text:a></text:p>
      <text:p text:style-name="P3"><text:span text:style-name="T1">谈谈香港与台湾<text:line-break/><text:line-break/>中国上下历史几千年，朝代的更替轮换基本上可以归结为两个因素：<text:line-break/><text:line-break/>一个是内部人民的不满与反抗，当内部人民的不满积累到一定程度，再加上“英雄”的引导与组织，朝代的更替就变得顺理成章；那什么情况下人民会不满，一个是洗脑鼓动，另外一个就是统治阶层的无能与高压让人民的生活变得苦难，不满与反抗情绪就会在人民中间生长。<text:line-break/><text:line-break/>第二个因素就是由外部更强力的政权的侵入。<text:line-break/><text:line-break/>一个社会运动的成功，它需要天时，地利，人和；但个人的情绪与激情是绝对不能成功的！<text:line-break/><text:line-break/>就香港黑衣党运动而言，且不谈运动目的的合理性；当他们举有外国旗帜，攻击大陆民众的时候，就基本确立了他们的前途，是不可能成功的；它把自己推送到中国13亿人民的对立面，鸡蛋碰石头，即使鸡蛋碎了，也不可能成功；<text:line-break/>香港黑衣党常喜欢拿韩国与乌克兰民运成功的案例来做样板，这是一种愚蠢的本本教条主义，韩国当时上下受西方民主自由思潮的影响，民间的情绪已经达到了非常高的程度，而且当时韩国政府本身就是非常依赖于美国，在这种情况下，民运的成功就显得非常自然，只是世势发展的趋势下加了一把火而已。<text:line-break/>乌克兰运动也是如此，当时乌克兰国内主要存在亲美与亲俄势力，在美国的长期运营下，亲美势力已经占据了主导，推翻亲俄的政府也是很自然的事情。<text:line-break/><text:line-break/>但是香港是个什么情况，内部的“西方自由民主”思潮确实积累了相当部分的能量，如果香港是一个独立的政治体，黑衣运动确实有可能推翻香港当局的政权；但是香港的事情，显然不只是香港内部的事情，当他们愚蠢地走到中国13亿人的对立面，即使鸡蛋碎了，也不可能成功，即使他们攻占的香港政府的大楼，瘫痪了香港的政府，又能如何？得不到13亿中国人民的支持与同情，只会面对更强大力量的反扑；老虎不发威，并不代表是只猫！<text:line-break/><text:line-break/>台湾问题其实也有类似性，讨论台湾的独立问题，主要应该聚焦在于两个问题：<text:line-break/>1，台独是否有必要性<text:line-break/>2，台独是否有可行性<text:line-break/><text:line-break/>台湾在上个世纪经济的崛起是有一定偶然性的，在全球化趋势下，产业分工合作，这就给了小经济体在全球市场大舞台发挥影响力的机会，台积电就是在这样的背景下成长起来的！再加上当时台湾执政当局一些精英具有很强的专业性与前瞻性，可以说台湾上世纪经济的崛起具有天时，地利，人和；<text:line-break/><text:line-break/>但是，当全球化趋势开始扭转，小经济体的舞台将会被压缩，最近台积电被逼去美国建厂，就具有很典型的意义。<text:line-break/>美国独霸全球的时代，虽说它干了很多坏事，但是从另外一方面来说，它也在某种程度上维持全球局势的</text:span><text:span text:style-name="T5">稳</text:span><text:span text:style-name="T1">定，当美国霸权势力开始瓦解，全球进入春秋战国时代，地方保护主义将会战胜全球化，小经济体将会被边缘化和附庸化，再也不会有第二个台积电了！<text:line-break/>从这个方面看，台独其实是在逆世界大势的发展，自我压缩台湾人民与台湾企业的发展舞台。<text:line-break/><text:line-break/>对于台独的可行性，如果只是考</text:span><text:span text:style-name="T5">虑</text:span><text:span text:style-name="T1">台湾内部的因素，在美国势力的长期运营下，确实是具有可行性，但是中国大陆势头正茂，与香港问题类似，走得越</text:span><text:span text:style-name="T5">远</text:span><text:span text:style-name="T1">，面临的反扑可能会更猛烈，基本不具备可行性！<text:line-break/>中共可以采取的反扑可能有两种：<text:line-break/>第一步就是“穷台”，发挥自身强大的经济影响力，打击围堵台湾的经济产业，经济穷则民间的反抗不满情绪自生。<text:line-break/>第二步就是“压台”，就是以武慑独，完全不需要攻台，就在周围极限施压，打消耗战，不用多长时间，胜负自分。<text:line-break/><text:line-break/>上面只是说的可能性，从目前来看，中共的对台政策还是以经济民间层面谋合作和平统一为主，政治层面进行围堵。<text:line-break/><text:line-break/></text:span></text:p>
      <text:p text:style-name="P1"><text:span text:style-name="T1">欧阳阳   |  2020.06.23 17:18   |   </text:span><text:a xlink:type="simple" xlink:href="http://palinfo.habago.org/Entry?Command=Information_PrintForum#FORUM39741"><text:span text:style-name="T2">#</text:span></text:a></text:p>
      <text:p text:style-name="P2"><text:span text:style-name="T1">解放军本月8次进入台湾附近空域，很显然这是对“美國海軍一架C-40軍機於6月9日台湾空域”的一种回应，也是对民进党当局的一种警告，如果再有类似事件发生，解放军很可能会废除两岸默契的台海中线，然后让巡航台湾附近空域常态化!<text:line-break/><text:line-break/>民进党当局玩假台独，但是中共是来真的，如果解放军每天巡航几次，台湾那几十架飞机是不够用的！<text:line-break/><text:line-break/><text:line-break/><text:line-break/>............................<text:line-break/><text:line-break/>台灣首架國機國造的軍機「勇鷹」昨（22日）上午公開首飛，總統蔡英文親自主持典禮；不過中共軍機殲10、轟6中午就再度擾台，闖我防空識別區，遭我空軍廣播告警驅離。這已是6月以來累計第8次擾台，格外引發關注。學者指出，中共頻繁繞台除了對台壓力測試外，主要仍是針對台美近期關係升溫感到不滿，並嚴密監視在台南部海域的美軍，展現中美戰略框架下的軍事戰力。</text:span></text:p>
      <text:p text:style-name="P1"><text:span text:style-name="T1">政信   |  2020.06.22 10:02   |   </text:span><text:a xlink:type="simple" xlink:href="http://palinfo.habago.org/Entry?Command=Information_PrintForum#FORUM39740"><text:span text:style-name="T2">#</text:span></text:a></text:p>
      <text:p text:style-name="P2"><text:a xlink:type="simple" xlink:href="https://m.youtube.com/watch?v=27T63QNLpqg"><text:span text:style-name="T4">https://m.youtube.com/watch?v=27T63QNLpqg</text:span></text:a><text:span text:style-name="T1"><text:line-break/><text:line-break/>柴玲「我們期待的就是流血」，所以不論是反送中還是雨傘革命、挺疆獨、藏獨，在台灣都是做舔人血饅頭的事，這些人對於那些地區的人到底承受什麼痛苦一丁點也不關心，只是想製造更多的流血來當作製造悲情的題材。</text:span></text:p>
      <text:p text:style-name="P1"><text:span text:style-name="T1">陳真   |  2020.06.22 09:28   |   </text:span><text:a xlink:type="simple" xlink:href="http://palinfo.habago.org/Entry?Command=Information_PrintForum#FORUM39739"><text:span text:style-name="T2">#</text:span></text:a></text:p>
      <text:p text:style-name="P2"><text:span text:style-name="T1">我會刪除一些沒有什麼意義的留言，請別見怪。例如什麼川普說台灣是筆尖，大陸是一整個桌子，到底筆尖重要還是桌子重要？到底大陸有沒有能力製造鋼筆？台灣鋼筆好還是大陸的鋼筆比較好寫...等等等。你覺得這也值得討論嗎？而且居然討論到大陸的鋼筆工廠的製筆能力，這樣不會太無聊嗎？拜託無謂的發言儘可能減少。</text:span></text:p>
      <text:p text:style-name="P4"><text:span text:style-name="T6">穎芝</text:span><text:span text:style-name="T1"><text:s/>  |  2020.06.22 09:08   |   </text:span><text:a xlink:type="simple" xlink:href="http://palinfo.habago.org/Entry?Command=Information_PrintForum&amp;#FORUM39738"><text:span text:style-name="T1">#</text:span></text:a></text:p>
      <text:p text:style-name="P5"><text:span text:style-name="T1">為何「我以做</text:span><text:span text:style-name="T7">“</text:span><text:span text:style-name="T1">笔尖</text:span><text:span text:style-name="T7">”</text:span><text:span text:style-name="T1">为荣」那篇文章的律師會這麼說？這令一方面嘲諷中國無法製造這個「筆尖鋼」，一方面又「自吹自擂」的自抬身價，扭曲川普的「書桌與筆尖」的比喻！</text:span><text:span text:style-name="T7"><text:line-break/><text:line-break/></text:span><text:span text:style-name="T1">在此順帶一提：確實，在</text:span><text:span text:style-name="T7"><text:s/>2016 </text:span><text:span text:style-name="T1">年之前，沒有一支圓珠筆是真正意義上的中國製造，在中國花了數年時間研發，終於攻克了筆尖鋼的製造瓶頸，現在中國每年生產</text:span><text:span text:style-name="T7">400</text:span><text:span text:style-name="T1">億支圓珠筆，</text:span><text:span text:style-name="T7">3000</text:span><text:span text:style-name="T1">家製筆企業，</text:span><text:span text:style-name="T7">20</text:span><text:span text:style-name="T1">萬從業人口，讓生產圓珠筆的外國廠商因此遭受打擊，比如日本製筆廠商⋯</text:span></text:p>
      <text:p text:style-name="P1"><text:span text:style-name="T1">欧阳阳   |  2020.06.22 08:25   |   </text:span><text:a xlink:type="simple" xlink:href="http://palinfo.habago.org/Entry?Command=Information_PrintForum#FORUM39737"><text:span text:style-name="T2">#</text:span></text:a></text:p>
      <text:p text:style-name="P2"><text:span text:style-name="T1">我不知道这些政客文人到底在瞎扯什么？九二共识也好，一国两制也好，其核心就是两岸一国，然后两岸的治理方式可以商量解决！这也是中共不可能更改的底线！<text:line-break/><text:line-break/>不管你用什么名称，其核心意涵就只有两个，统一或者台独；以前民进党的政客一直用模糊的字眼来行骗，现在国民党也开始学民进党，试图用模糊的字眼的行骗。<text:line-break/><text:line-break/>两岸现在的逻辑其实非常清晰： 两岸一国，治理方式可以商讨，谁要让一国没有希望，中共就会用非和平手段让一国变成有希望。<text:line-break/><text:line-break/>本来很清晰的逻辑，为了达到其自身的政治目的，被这些政客文人故意模糊化。把一池子水搅浑，然后在底下浑水摸鱼。<text:line-break/><text:line-break/>有没有九二共识，有没有一国两制很重要吗？一点都不重要，因为中共的底线一直在那里，几十年都没有变过，相信再过几十年也不会变，战争的触发点也一直没有变。<text:line-break/><text:line-break/><text:line-break/><text:line-break/>吴崇涵观点：九二共识之待续或完结？<text:line-break/>作者为国立政治大学外交系副教授，美国南卡罗莱纳大学(University of South Carolina)政治学博士<text:line-break/></text:span><text:a xlink:type="simple" xlink:href="https://www.storm.mg/article/2778702"><text:span text:style-name="T4">https://www.storm.mg/article/2778702</text:span></text:a><text:span text:style-name="T1"><text:line-break/><text:line-break/>民党改革委员会近日推出就两岸议题改革初步方案。除了正面肯定九二共识之历史定位与价值之外，更提出拒绝一国两制。且就中华民国主权达成共识后，才会与对岸进一步交流。这也点出北京正逐渐掏空九二共识的基本意涵与不正视中华民国主权存在的问题。..........</text:span></text:p>
      <text:p text:style-name="P6"><text:span text:style-name="T1">欧阳阳   |  2020.06.22 07:58   |   </text:span><text:a xlink:type="simple" xlink:href="http://palinfo.habago.org/Entry?Command=Information_PrintForum#FORUM39736"><text:span text:style-name="T1">#</text:span></text:a></text:p>
      <text:p text:style-name="P7"><text:span text:style-name="T1">“脑残”本身不是大问题，因为很多民众因为各种因素，可能观念见识比较肤浅甚至缺乏逻辑的谬误，但是，如果“脑残”总是想去影响社会，影响它人，甚至掌权，担任要位，可以决定一个社会的前途，这就有大问题，比如美国的川普；<text:line-break/><text:line-break/>下面是刚在风传媒上看到的一篇文章，作者署名律师， 生硬地扭曲歪解川普的发言，然后得出川普在赞美台湾的结论！我想，这样的政客文人名嘴在台湾可能不是个例，具有普遍性！<text:line-break/>以这样的推理逻辑，当年的黑奴大概也应该以做“黑奴”为荣，因为很重要！荒谬之极！<text:line-break/><text:line-break/><text:line-break/>观点投书：我以做“笔尖”为荣<text:line-break/>链接：</text:span><text:a xlink:type="simple" xlink:href="https://www.storm.mg/article/2778949"><text:span text:style-name="T4">https://www.storm.mg/article/2778949</text:span></text:a><text:span text:style-name="T1"><text:line-break/><text:line-break/>顿的新书摘要爆料川普以白宫办公桌形容中国大陆，以签字笔笔尖形容台湾，来比喻两岸的大小悬殊。<text:line-break/>没错，白宫办公桌是个古董，面积很大，桌面上可以放得下电话、电脑、公文、总统坐在正位可以有十几个阁员围着那张大桌面谈公事、也有几十个美国总统在那张桌面上签署了无数个影响美国和全世界的法案或行政命令。<text:line-break/><text:line-break/>如果中国大陆是张桌面，上面承载了56个民族的14亿人口，经济上达到了世界第二的GDP，有核子弹及航空母舰，会登陆月球、也有很多国家围着他开会，还每年生产400亿支圆珠笔，但是在2017年之前，不会制造笔尖，全部是靠进口！<text:line-break/><text:line-break/>笔尖是隐形高科技。对于一支笔，不论是钢笔、圆珠笔、签字笔，笔尖是书写流利的最重要关键。墨水的导入流出的均匀、流畅、不分叉、不散乱都取决于笔尖！写字的工整与美观也取决于笔尖的精密度。唯有高端精确的流体力学、材料科学和制作的工艺，笔尖才能做的好！<text:line-break/><text:line-break/>一个好笔尖就像一条好的拉炼，在我们的生活中都是随手可及也是随时随地都需要的，但它们的存在也是常常被忽略的，可是我们在生活中不能没有它！设想，如果LV长裙背后的拉炼拖链了、万宝龙钢笔的笔尖秃了签不出字、是多尴尬的情况呀！<text:line-break/><text:line-break/>川普的比喻听起来是蔑视台湾，事实上正好凸显了台湾在世界上的必要性、关键性及重要性！<text:line-break/><text:line-break/></text:span></text:p>
      <text:p text:style-name="P1"><text:span text:style-name="T1">陳真   |  2020.06.22 02:11   |   </text:span><text:a xlink:type="simple" xlink:href="http://palinfo.habago.org/Entry?Command=Information_PrintForum#FORUM39735"><text:span text:style-name="T2">#</text:span></text:a></text:p>
      <text:p text:style-name="P2"><text:span text:style-name="T1">謝謝老羊，<text:line-break/><text:line-break/>我並非在探討三峽大壩崩解之事真假，而是說怎麼會有人如此渴望自己的同胞遭逢重大災難？光憑這一點，就能看清這些所謂民主人士及相關媒體泯滅人性的漢奸本質，就如同人渣黨為了一己私利與權力，長久以來，把台灣人民的長遠福祉與身家性命當成一種個人奪取權位的祭品，其邪惡本質如出一轍。<text:line-break/><text:line-break/>這些人渣政客與走狗文人，從來都不是站在善的立場上想事情，不是在為台灣人民謀福利，而是以漢奸走狗自居，以台灣做為一種個人權位的祭品，做為美國主子打擊祖國的武器。<text:line-break/><text:line-break/>一個真正意義上的台獨，絕對不可能持有這樣一種思維。台獨本身並不邪惡，邪惡的是假台獨，真走狗，假台獨，真漢奸。</text:span></text:p>
      <text:p text:style-name="P1"><text:span text:style-name="T1">老羊   |  2020.06.22 00:37   |   </text:span><text:a xlink:type="simple" xlink:href="http://palinfo.habago.org/Entry?Command=Information_PrintForum#FORUM39734"><text:span text:style-name="T2">#</text:span></text:a></text:p>
      <text:p text:style-name="P3"><text:span text:style-name="T1">三峽大壩的新聞是好幾天前「又」開始的；不知道陳真是否看過一些闢謠的連結比如這個：</text:span><text:a xlink:type="simple" xlink:href="https://www.guancha.cn/politics/2020_06_21_554874_1.shtml"><text:span text:style-name="T4">https://www.guancha.cn/politics/2020_06_21_554874_1.shtml</text:span></text:a><text:span text:style-name="T1"><text:line-break/><text:line-break/>文章最後一頁還有其他幾個媒體的闢謠文章截屏。基本上三峽大壩要出事的「新聞」隔幾年就會出現，就和中國崩潰論一樣。有的出現點還特別奇怪，從越南來的都有。還有一篇文章說到衛星照片有時會出現的像差導致一些建築物看起來變形（就像用相機拍照有時會看到人臉變形），但是那篇文章我現在找不到。<text:line-break/><text:line-break/>唐山大地震發生的時候我還在小學，記得當時學校和新聞的說法是中共暴政引起天怒人怨。雖然我年紀還小，但是就覺得這種解釋法特詭異；如果天因暴政而怒，用地震殺死人民有什麼幫助？就和我後來完全無法理解西方國家用經濟制裁手段處罰「非民主的專制國家」一樣。</text:span></text:p>
      <text:p text:style-name="P1"><text:span text:style-name="T1">陳真   |  2020.06.21 23:25   |   </text:span><text:a xlink:type="simple" xlink:href="http://palinfo.habago.org/Entry?Command=Information_PrintForum#FORUM39733"><text:span text:style-name="T2">#</text:span></text:a></text:p>
      <text:p text:style-name="P2"><text:span text:style-name="T1">異議份子有兩種，一種真的，一種假的。真的異議者絕不會希望看到人民受苦，他也許反黨，反政府，但不會反國家、反民族，更不會充當敵人走狗，當一名漢奸。<text:line-break/><text:line-break/>哪天中共如果收復台灣，我絕不保證自己會忠於這個黨，但我一定會忠於這個國家、民族和人民，忠於生命，忠於善。<text:line-break/><text:line-break/>至於像什麼王丹、柴玲什麼吾爾開溜等等等，全是冒牌異議份子。我過去曾以為王丹是個例外，後來發現，他不但不是例外，而且是六四這批人之中最惡劣的一位，毫無廉恥地收受台灣與美國大量金錢及各種好處，充當漢奸。<text:line-break/><text:line-break/>據當年的媒體(例如台灣民眾日報)報導，六四發生前夕，美國CIA就知道消息，立即掩護這些人逃走，但卻刻意不告訴群眾，希望看到更多人流血，藉以醜化中共。我不清楚此一報導的內在細節，但是從這些人事後的態度看來，他們確實樂意看到血腥衝突的擴大。<text:line-break/><text:line-break/>就如同最近三峽大壩似乎有問題，萬一出事，將是千萬條人命的傷亡。我不清楚這新聞的真實性。但是，依照任何一個正常人的心態，都不會樂意看到這樣一種巨大災難的發生。別說中國，就算是美國或日本，我們同樣也會希望他們的人民能夠平安無事，勿有傷亡。這難道不是一個正常人應有的心態？更何況是自己的同胞若有難，我們豈有希望能夠越慘越好的道理？<text:line-break/><text:line-break/>但是你看，王丹以及那些CIA媒體，例如什麼大紀元、新唐山等等等，卻是一副很渴望出大事、最好能淹死個幾千萬人的嘴臉。當走狗漢奸當到這種地步，還有人性嗎？<text:line-break/><text:line-break/>陳真<text:line-break/><text:line-break/>2020. 06.21.<text:line-break/><text:line-break/>================<text:line-break/><text:line-break/>三峽大壩傳聞不斷 王丹：看中共會不會「因六四起，因六四落」<text:line-break/><text:line-break/>新頭殼newtalk &amp;;#124;謝佩玲 綜合報導<text:line-break/><text:line-break/>2020年6月21日<text:line-break/><text:line-break/>中國近日暴雨引發各省出現洪災，關於三峽大壩恐潰壩的猜測從未停止；中國官媒日前則透露，庫區水位已超過防洪限制水位約2公尺。對此，中國民運人士王丹今（21）日表示，這座大壩是前國務院總理李鵬，利用「六四」後肅殺的政治氣氛而強行推動的，他強調：「讓我們且看中共會不會『因六四起，因六四落』。」<text:line-break/><text:line-break/>王丹今日在臉書表示，很多人認為，三峽大壩如果出事，將是壓垮中共的最後一根稻草，「這座大壩是三十年前，當時的國務院總理李鵬，在一片爭議聲中，利用『六四』之後肅殺的政治氣氛，為了自己的政績而強行推動上馬的」。他強調，讓我們且看中共會不會「因六四起，因六四落」。<text:line-break/><text:line-break/>貼文下方吸引許多網友留言，表示「以六四而亡！希望有這一天！」</text:span></text:p>
      <text:p text:style-name="P1"><text:span text:style-name="T1">陳真   |  2020.06.21 11:56   |   </text:span><text:a xlink:type="simple" xlink:href="http://palinfo.habago.org/Entry?Command=Information_PrintForum#FORUM39732"><text:span text:style-name="T2">#</text:span></text:a></text:p>
      <text:p text:style-name="P2"><text:span text:style-name="T1">不懂不是問題，但是不懂裝懂就很讓人無言;甚至不懂還裝成專家，用一種高姿態胡扯、訓話，那就沒什麼好講了。阿水律師就是一例，信口開河耍嘴皮噴口水，望文生義，胡扯瞎掰，這樣做有什麼意義呢？<text:line-break/><text:line-break/>阿遠說得對，阿水律師請克制一下，巴勒網不是一個讓人胡扯瞎掰的地方。</text:span></text:p>
      <text:p text:style-name="P1"><text:span text:style-name="T1">阿水   |  2020.06.21 11:55   |   </text:span><text:a xlink:type="simple" xlink:href="http://palinfo.habago.org/Entry?Command=Information_PrintForum#FORUM39731"><text:span text:style-name="T2">#</text:span></text:a></text:p>
      <text:p text:style-name="P3"><text:span text:style-name="T1">豐遠版主，<text:line-break/><text:line-break/>一、「指名道姓要教別人怎麼想，怎麼思考和發言」，我承認觸犯貴版這個天條，這個天條在避免雙方陷入口水式的爭論，也合理。況且我沒有把道理講得清楚，為什麼我個人的經驗可以被當成「經驗法則」的理由與根據講清楚，我承認我有過失。<text:line-break/><text:line-break/>二、您問「什麼本意和無意」。<text:line-break/><text:line-break/>1 「本意」是指歐陽陽所說的「那句话的本意并不是想要讨论谁家穷谁家富，是想对当时大陆社会经济生活背景与台湾社会经济背景做一个直接的对比，那样看上去比较直观容易理解！」。<text:line-break/><text:line-break/>2 「無意」是指「无意中触碰到私人领地，如有冒犯敬请谅解！」<text:line-break/><text:line-break/>3 「輕視人家的本意」是指陳醫師所說「我刪了歐陽陽的一則留言，你家是不是比我家窮，這樣也能討論？<text:line-break/>再說一遍，個別人事物不能碰就是不能碰。你可以說你家有多窮，這沒問題，但我家或他家或任何一個非公眾人物的家如何，不是任何人可以碰的，因為它無法討論，也不應該討論。理解這一點道理會很難嗎？」<text:line-break/><text:line-break/>三、您問「難道我這樣寫也叫溝通?」<text:line-break/><text:line-break/>我覺得可以溝通，可是這只適合私下聊，更觸犯本版的天條（我也贊成這條天條，不是只有口頭上的尊重而已），所以我在本版不會回應，但如果您願意瞭解我來本版的本意，請來信。<text:line-break/><text:line-break/>四、「拜託，別再汙染巴勒網了。」<text:line-break/><text:line-break/>不好意思，不用拜託，我同意。如果您不嫌麻煩，把我以前的留言都刪掉，我也不會上來說一句。</text:span></text:p>
      <text:p text:style-name="P1"><text:span text:style-name="T1">鄭豐遠   |  2020.06.21 11:02   |   </text:span><text:a xlink:type="simple" xlink:href="http://palinfo.habago.org/Entry?Command=Information_PrintForum#FORUM39730"><text:span text:style-name="T2">#</text:span></text:a></text:p>
      <text:p text:style-name="P2"><text:span text:style-name="T1">我沒看見歐陽陽之前被刪的留言，但這位阿水下面的發言才是典型觸犯巴勒網天條的案例，什麼本意和無意，甚至指名道姓要教別人怎麼想，怎麼思考和發言。<text:line-break/><text:line-break/>難道我也能說阿水先生也許不是您自己的本意，但您無意之間似乎犯了吃飽太閒的毛病，整天講一些無關痛癢、不知所云的東西，根本沒在聽別人什麼，請您多在意一下自己無意之間犯了這些溝通不良的症狀，而且要一直放在心上喔，不要老是有聽沒有懂，自作聰明強作辯解，這樣以後對您的律師生涯有幫助喔。難道我這樣寫也叫溝通?<text:line-break/><text:line-break/>再犯一次，我就動用版主權力，直接刪文了。拜託，別再汙染巴勒網了。</text:span></text:p>
      <text:p text:style-name="P1"><text:span text:style-name="T1">阿水   |  2020.06.21 09:19   |   </text:span><text:a xlink:type="simple" xlink:href="http://palinfo.habago.org/Entry?Command=Information_PrintForum#FORUM39729"><text:span text:style-name="T2">#</text:span></text:a></text:p>
      <text:p text:style-name="P2"><text:span text:style-name="T1">陽陽，不要強調您的「本意」，發文時多注意自己的「無意」。人家提醒您就要一直放心上，這也是您以後跟人家溝通的重點。您沒有發現我在本版一直在變化嗎？除了以「阿水律師」這個化身有律師性格以外，其他時候，被念被嘲諷，我就變得更乖一些嗎？請不要輕視人家的本意，多在意自己的「無意」。想通了這一點，對您以後跟任何人溝通時，會很有幫助，若是對方是您的上司，您會回來趕謝陳醫師。</text:span></text:p>
      <text:p text:style-name="P1"><text:span text:style-name="T1">阿水   |  2020.06.21 08:22   |   </text:span><text:a xlink:type="simple" xlink:href="http://palinfo.habago.org/Entry?Command=Information_PrintForum#FORUM39728"><text:span text:style-name="T2">#</text:span></text:a></text:p>
      <text:p text:style-name="P2"><text:span text:style-name="T1">我回文的原則是：當你認真，我就認真；要認真就得當大事來辦，不然就真的沒什麼營養了。<text:line-break/><text:line-break/>當蔡英文撕裂人民以仇恨來治國，這就擺明了要以被洗腦的多數來欺壓我們少數，讓少數的我們無法翻身。在此劣勢之下，既然有人要去對治腦殘，看來也很認真，那就好好去做，有方法的做，以辦大事的精神來做。說服不容易，說服腦殘更難，但是以敵視腦殘的心態絕對無法成功，更讓綠營拍手稱快。這幾場選舉、罷免下來，不少家庭親子間相看兩討厭，朋友也不相往來了。<text:line-break/><text:line-break/>現在，不只有海峽兩岸，台灣內部也有「兩岸」，一邊是蔡匪大集團，一邊是韓幫小圈圈，這「兩岸」的人民平常就互指對方是腦殘。那麼，既然有些「對岸」人民是我們的親友同學，而您若有心溝通，就不要用一些無厘頭的方法，結果只會讓您來本版崩潰罵腦殘罷了，讓我們一再接受「心靈刑求」。請您從現在開始，請您用嚴整心情，用「烹小鮮」般細膩分享共生的心態，本於人性、理性、良性的方法來對您口中的腦殘反洗腦。<text:line-break/><text:line-break/>目前國內外時局緊張，有人會認為我們搞不清狀況，但我們能做的也只是這樣。所以，小事就要大辦，不然只會讓人更崩潰。<text:line-break/></text:span></text:p>
      <text:p text:style-name="P1"><text:span text:style-name="T1">欧阳阳   |  2020.06.21 07:24   |   </text:span><text:a xlink:type="simple" xlink:href="http://palinfo.habago.org/Entry?Command=Information_PrintForum#FORUM39727"><text:span text:style-name="T2">#</text:span></text:a></text:p>
      <text:p text:style-name="P3"><text:span text:style-name="T1">好吧，删了就删了，只是想说明的一点的是，那句话的本意并不是想要讨论谁家穷谁家富，是想对当时大陆社会经济生活背景与台湾社会经济背景做一个直接的对比，那样看上去比较直观容易理解！ 只是无意中触碰到私人领地，如有冒犯敬请谅解！<text:line-break/><text:line-break/>这则看完也删了吧，只是一个私人形式的说明，没有其他实际意涵！</text:span></text:p>
      <text:p text:style-name="P1"><text:span text:style-name="T1">陳真   |  2020.06.21 01:21   |   </text:span><text:a xlink:type="simple" xlink:href="http://palinfo.habago.org/Entry?Command=Information_PrintForum#FORUM39726"><text:span text:style-name="T2">#</text:span></text:a></text:p>
      <text:p text:style-name="P2"><text:span text:style-name="T1">鄭南榕和詹益樺分別自焚於1989年的4月7日和5月19日。幾個月後，我就接到叛亂罪的傳票了，當時一些綠媒以及好多民進黨 "同志" 和社運界 "同志" 似乎很開心，很期待我也能自焚，不斷造謠及散播耳語說我已經決心要自焚來反抗拘提。儘管我再三公開否認，"同志" 們依舊想要把我送上自焚之路，以便成為打擊國民黨的武器，進一步把黨外運動推向另一個高潮，好讓更多綠營人渣能夠當選。<text:line-break/><text:line-break/>我雖然始終拒絕為叛亂案出庭受審，但我這個人絕不可能做出自焚這種事，雖然我確實常覺得活著是比死掉更艱難的一件事。死掉只是一瞬間，活著卻是千百個歲月的折騰。<text:line-break/><text:line-break/>更重要的是，我不會 "主動" 為任何理念而死；倘若 "被動" 的話，也許就有可能了。但是，當我們仍然還有活著的機會時，哪怕日子如何艱難，生命還是值得活下去。<text:line-break/><text:line-break/>不知道為什麼突然寫到這裏來，題外話。</text:span></text:p>
      <text:p text:style-name="P1"><text:span text:style-name="T1">陳真   |  2020.06.21 00:56   |   </text:span><text:a xlink:type="simple" xlink:href="http://palinfo.habago.org/Entry?Command=Information_PrintForum#FORUM39725"><text:span text:style-name="T2">#</text:span></text:a></text:p>
      <text:p text:style-name="P3"><text:span text:style-name="T1">我刪了歐陽陽的一則留言，你家是不是比我家窮，這樣也能討論？<text:line-break/><text:line-break/>再說一遍，個別人事物不能碰就是不能碰。你可以說你家有多窮，這沒問題，但我家或他家或任何一個非公眾人物的家如何，不是任何人可以碰的，因為它無法討論，也不應該討論。理解這一點道理會很難嗎？<text:line-break/><text:line-break/>我也刪了穎芝一則留言，其實妳有其它一些留言也該刪，狀況類似，就是你貼了一些視頻的網址，有些長達一小時，要大家看，問題是沒頭沒腦妳要大家看 "什麼" 呢？<text:line-break/><text:line-break/>我如果比方說貼上10個或100個視頻的網址，足足可以讓大家看上好幾天，但我卻沒有任何說明這些影片到底是 "什麼"？到底是要大家看 "什麼"？到底它們為何值得看？難道大家看到有人貼出一堆視頻的網址，就會自動撥出幾天的時間去研究這些視頻是在講什麼，然後自己產生心得？這樣不是很奇怪嗎？<text:line-break/><text:line-break/>這樣各位聽懂我在說什麼嗎？貼的人總得自己先看過，然後做個清楚的說明為什麼別人應該花時間去看這些視頻，以及這些視頻到底講了些什麼內容，總得先說清楚吧。<text:line-break/><text:line-break/>我若貼上30本書的網址，然後要大家去看，卻無一個字的說明，這樣不是等於白貼嗎？誰會花時間去看一大堆究竟是什麼東西都不知道的東西？這樣各位小朋友懂我的意思吧？<text:line-break/><text:line-break/>一般所謂社群網站，動輒千百個留言，沒頭沒腦轉貼來轉貼去，這樣一種任意為之、沒頭沒腦的網路作風在巴勒網是行不通的。<text:line-break/><text:line-break/>就事論事，無不敬之意。敬請大家配合。<text:line-break/><text:line-break/>我對人渣黨厭惡至極，但是各位若要罵人渣黨，也該罵出一點像樣的道理來，而不是只是不斷情緒表態。這毫無意義。畢竟沒有人知道你是誰，旁人只知道有位 "路人甲" 對人渣黨很不爽。反覆知道這樣一件事，有任何意義嗎？路人甲，路人乙，路人丙，路人XYZ...都對人渣黨很不爽，知道這個事實有任何意義嗎？ 這樣各位小朋友懂我的意思吧？我該怎麼講才能讓各位明白這個道理？<text:line-break/><text:line-break/>這就好像說：我跟大家說哦，有位路人甲昨天死了；然後隔天我又告訴各位說，有位路人乙前天也死了；然後大後天我又告訴各位說，有位路人丙昨天生病送進加護病房了....請問我反覆不斷播報這些事實，有何意義？<text:line-break/><text:line-break/>同理，我相信全台灣至少可以找出五百萬個對人渣黨很不爽的人，問題是 "誰" 究竟是不爽些 "什麼"，至少要把這個 "什麼"  給說出來吧？光是不斷表露情緒，只是讓人一頭霧水，因為沒有人知道你是 "誰"，更不知道你是在不爽 "什麼"。這樣各位小朋友懂我的意思嗎？我該怎麼講才能讓各位明白這個如此簡單的道理？<text:line-break/><text:line-break/>今天假設有一百萬個人來巴勒網留言罵人渣黨，依然毫無半點意義。這對我或我們來說，只是一種心靈刑求。你要把道理道理道理講清楚，而不是一再表達不爽的情緒。我們需要理解的是道理道理道理，而不是理解某位路人甲在不爽人渣黨或美國。<text:line-break/><text:line-break/>這樣各位小朋友懂我的意思嗎？我該怎麼講才能讓各位明白這些如此簡單的道理呢？<text:line-break/><text:line-break/>另外，也得拜託各位講話要用大腦，不要信口開河，不要輕易表達任何你其實根本一無所知或所知無幾的事情或知識，也不要轉貼連作者是誰都不知道的東西，因為實在太多錯誤，太多扭曲，太多胡扯瞎掰，我沒有意願及時間去更正那些胡扯瞎掰的東西，只能刪除。私下聊天也許可以隨便瞎掰，可以不懂裝懂，但若公開為之，就應該只講你懂的東西，不要胡扯，不要看到好像立場一樣，顏色一樣，就全部照單全收。人渣黨及支持者滿口謊言，國民黨的支持者或統派例如新黨，惡性程度較低，但同樣也是一大堆全然昧於事實的胡扯瞎掰。每次遇到這樣一種 "同志"，我就覺得很痛苦。<text:line-break/><text:line-break/>就事論事，對諸位無不敬之意。敬請大家配合。幾十年來不斷寫同樣的這些話，實在覺得很累很無奈。</text:span></text:p>
      <text:p text:style-name="P6"><text:span text:style-name="T1">穎芝   |  2020.06.20 22:16   |   </text:span><text:a xlink:type="simple" xlink:href="http://palinfo.habago.org/Entry?Command=Information_PrintForum&amp;#FORUM39724"><text:span text:style-name="T1">#</text:span></text:a></text:p>
      <text:p text:style-name="P8"><text:span text:style-name="T8">一切盡在不言中！<text:line-break/></text:span><text:a xlink:type="simple" xlink:href="https://youtu.be/Fealkf2sRL0"><text:span text:style-name="T9">https://youtu.be/Fealkf2sRL0</text:span></text:a></text:p>
      <text:p text:style-name="P6"><text:span text:style-name="T1">欧阳阳   |  2020.06.20 20:32   |   </text:span><text:a xlink:type="simple" xlink:href="http://palinfo.habago.org/Entry?Command=Information_PrintForum&amp;#FORUM39723"><text:span text:style-name="T1">#</text:span></text:a></text:p>
      <text:p text:style-name="P9"><text:span text:style-name="T1">刚刚，到公园里转了一圈，看到好多跳广场舞的大妈，嬉戏的小孩，还有一些老伯聚集在一起谈美国，谈台湾，谈印度，谈朝鲜.....<text:line-break/>"你知道吗？朝鲜的首都被炸了，中国现在一级警戒“<text:line-break/>“美国佬太坏了，新冠病毒就是它传过来的”<text:line-break/><text:line-break/>就认知上说，他们很多可能都是处于所谓的“脑残”等级，但是又不影响他人，“脑残”又如何？对于大部分普通百姓来说，幸福生活就是如此！<text:line-break/><text:line-break/>我小时候的物资生活条件比陈真小时候要差，他小时还有机会学小提琴，我小时候大概连小提琴是什么都没有听说过，但是政治游行还是有过的，那时候大概是幼儿园还是一年级，记不太清楚了，被学生老师组织要“自由民主”，就是1989年左右。<text:line-break/><text:line-break/>我毫不怀疑中国还有一些不公不义的事情，还有很多人生活很糟糕，但是能够局部解决的事情尽量局部解决，以“人权”为名大肆炒作，试图把不满与怨恨灌输传递给其他不相关的到大众，不是蠢就是坏！毕竟，中国目前还看不到有系统性的不公不义，整体环境还是很良善的，人民的生活也普遍越来越好！<text:line-break/><text:line-break/>“脑残”并不可怕，可怕的是“脑残”掌权去祸害大众！呂秀蓮此人以前有了解一些，言语逻辑感觉比较混乱，而且言语与实际行动不具一致性，大概比“脑残”等级高不了多少，我知道台湾人是怎么把这样一些人推向高位的，呂秀蓮虽然不是很聪明，但是也没有感觉是坏人，最可怕的是有些人又蠢又坏，还掌权了！<text:line-break/></text:span></text:p>
      <text:p text:style-name="P1"><text:span text:style-name="T1">陳真   |  2020.06.20 17:40   |   </text:span><text:a xlink:type="simple" xlink:href="http://palinfo.habago.org/Entry?Command=Information_PrintForum&amp;#FORUM39722"><text:span text:style-name="T2">#</text:span></text:a></text:p>
      <text:p text:style-name="P3"><text:span text:style-name="T1">我真的很崩潰，這樣也能扯到老子，還有什麼三性原則，我的天啊，現在是在上莒光課嗎？不要拉我，真的很想掐LP自殺。某個路人甲說了一句什麼話，這樣也能"討論"？這是台灣媒體的 "新聞" 題材吧？這樣也能討論？我家對街有個歐巴桑今天倒垃圾時說他老公的同事說了一句什麼話，請問大家怎麼辦？我該怎麼回應他？這樣也能討論？真的是很受不了。拜託克制一下，發言有點營養。如果沒什麼話真的想說，何不保持沉默？</text:span></text:p>
      <text:p text:style-name="P1"><text:span text:style-name="T1">阿水   |  2020.06.20 12:10   |   </text:span><text:a xlink:type="simple" xlink:href="http://palinfo.habago.org/Entry?Command=Information_PrintForum&amp;#FORUM39720"><text:span text:style-name="T2">#</text:span></text:a></text:p>
      <text:p text:style-name="P2"><text:span text:style-name="T1">不好意思，我又習慣性失憶，發言只有意見沒見解，我對穎芝的留言是本於呂秀蓮所提出的「三性原則」，所有的政治目標一定要合乎人性、推動要理性，結果才會是良性。<text:line-break/><text:line-break/>其實，「人性」、「理性」、「良性」，在目標、推動、結果這三方面都是要留意的，只是哪個「性」應該偏多或偏少的問題。老子說：治大國如烹小鮮，那一個面向沒有留意，整道菜就走味了。<text:line-break/><text:line-break/>「三性原則」的原文網址：</text:span><text:a xlink:type="simple" xlink:href="https://www.setn.com/News.aspx?NewsID=763746"><text:span text:style-name="T4">https://www.setn.com/News.aspx?NewsID=763746</text:span></text:a><text:span text:style-name="T1"><text:line-break/></text:span></text:p>
      <text:p text:style-name="P1"><text:span text:style-name="T1">穎芝   |  2020.06.20 12:06   |   </text:span><text:a xlink:type="simple" xlink:href="http://palinfo.habago.org/Entry?Command=Information_PrintForum&amp;#FORUM39719"><text:span text:style-name="T2">#</text:span></text:a></text:p>
      <text:p text:style-name="P3"><text:span text:style-name="T1">阿水律師：<text:line-break/><text:line-break/>與同學 Line 的對話，不是關於中國大陸的假新聞，是大選前關於韓市長的假新聞！<text:line-break/><text:line-break/>連島內的真新聞都沒興趣看了，更何況是關於大陸的？<text:line-break/><text:line-break/>把綠媒的假新聞當作是看好戲心態的人，是不會去看真相的！<text:line-break/><text:line-break/>人渣們對於大陸的抹黑程度，不是一般人可以辯解的，<text:line-break/><text:line-break/>只能請他去大陸生活一段時間，<text:line-break/><text:line-break/>否則是無法扭轉他的刻板印象！</text:span></text:p>
      <text:p text:style-name="P1"><text:span text:style-name="T1">阿水   |  2020.06.20 11:19   |   </text:span><text:a xlink:type="simple" xlink:href="http://palinfo.habago.org/Entry?Command=Information_PrintForum&amp;#FORUM39718"><text:span text:style-name="T2">#</text:span></text:a></text:p>
      <text:p text:style-name="P2"><text:span text:style-name="T1">穎芝，<text:line-break/><text:line-break/>我留言盡量不瑣屑，就您「在 Line 與同學對話」的個案，我的建議是：<text:line-break/><text:line-break/>一、關於中國問題，不積極不主動:<text:line-break/><text:line-break/>跟腦殘同學對話，不主動提中國任何消息，也不要主動替中國澄清。一定要等他傳不利中國的消息來：(1)若是消息正確，就回說「嗯，中國這點不好」，但我不會再回：「請不要以偏蓋全」。這個心裡知道就好。(2)若是假消息，打假就行了，至少同學以後要傳給您之前，會再過濾一下，免得被您打臉。<text:line-break/><text:line-break/>二、專業無祖國<text:line-break/><text:line-break/>商人無祖國，而專業也無祖國。當彼此在討論專業問題時，在倫理上不應該有意識形態，國內法學界也常見引用中國學者的學說及法院的判決來作為討論問題的參考。而且當雙方專心在討論專業問題時，真的會忘記「仇中反華」。但我不會得意忘形，超出專業討論以外，還補一槍跟同學說：「你看，中國的民商法不輸台灣吧？」。簡單來說，藉著專業討論來潛移默化，讓仇中反華的腦殘慢慢的少殘一點。<text:line-break/><text:line-break/>如果照著這個方法，他還是回您『沒有必要去看』，那我跟那位同學從此不談中國，這部分就「默擯」；只討論我樓下所說的「打美國及打民進黨」，或者只敘敘舊及談談其他生活瑣事。</text:span></text:p>
      <text:p text:style-name="P1"><text:span text:style-name="T1">穎芝   |  2020.06.20 10:27   |   </text:span><text:a xlink:type="simple" xlink:href="http://palinfo.habago.org/Entry?Command=Information_PrintForum&amp;#FORUM39717"><text:span text:style-name="T2">#</text:span></text:a></text:p>
      <text:p text:style-name="P2"><text:span text:style-name="T1">我在 Line 與同學對話時，就是照阿水律師的方式，提供打假消息的正確資訊給他，他卻只回我一句：『沒有必要去看』！<text:line-break/><text:line-break/>對於這種人，已經無法溝通，他只想看他想看的！</text:span></text:p>
      <text:p text:style-name="P1"><text:span text:style-name="T1">阿水   |  2020.06.20 09:57   |   </text:span><text:a xlink:type="simple" xlink:href="http://palinfo.habago.org/Entry?Command=Information_PrintForum&amp;#FORUM39716"><text:span text:style-name="T2">#</text:span></text:a></text:p>
      <text:p text:style-name="P3"><text:span text:style-name="T1">穎芝，<text:line-break/>我對您所提到的腦殘，在我同學群組裡調伏的方法是：<text:line-break/><text:line-break/>一、打假消息。<text:line-break/><text:line-break/>如您所說腦殘有「仇中反華」的意識形態，所以我不會積極主動傳有利於中國的訊息，免得誤會我在行銷中國，但在討論民事方面法律專業問題時，我會提供大陸法學界及法院的實務見解，間接讓同學們體會中國法治的進步。<text:line-break/><text:line-break/>腦殘特別容易相信不利中國的不實消息也甘於傳播。我就會找資料來打假消息。而且只「打假」就行了，不對提供假消息的同學有任何情緒性的留言，以免又起口水戰，破壞群組氣氛。<text:line-break/><text:line-break/>二、打美國及民進黨<text:line-break/><text:line-break/>1 同學們大都對美國有如同呂秀蓮的認知「美國總統經常運用特權制定外交政策，想的利益是自己的利益，是大國的利益，很少會想到相關國家的利益。」，這不渉及仇中反華的意識形態，所以比較好打好讓人接受，比如底下從輔兄轉傳的影片及心得，等我看過沒有問題以後就會拿來轉貼（這不是不信任從輔，而是可能要在群組裡打筆戰，至少我要先看過才會轉貼）。也是就說：不要道聽途說或輕易引用中國人士的說法(與腦殘的意識形態有關)。萬一不小心轉傳不利美國的假消息，會影響以後留言的說服力。<text:line-break/><text:line-break/>2 民進黨做惡多端，貼出事實就好，不必罵，大家都看得懂，尤其毀敗民主憲敗的惡行，連老師都在群組裡帶頭罵了，誰還敢替民進黨辯護？<text:line-break/><text:line-break/>以上拙見，未必能調伏腦殘，但目前的效果是腦殘的人數沒有增多，謹供參考。</text:span></text:p>
      <text:p text:style-name="P1"><text:span text:style-name="T1">穎芝   |  2020.06.20 09:53   |   </text:span><text:a xlink:type="simple" xlink:href="http://palinfo.habago.org/Entry?Command=Information_PrintForum&amp;#FORUM39715"><text:span text:style-name="T2">#</text:span></text:a></text:p>
      <text:p text:style-name="P2"><text:span text:style-name="T1">上一則留言裡，我說的果然沒有錯，<text:line-break/><text:line-break/>果然島內的無良媒體、輿論及各種質疑，都把這部新疆反恐紀錄片掰成是「陸方的大外宣」⋯<text:line-break/></text:span><text:a xlink:type="simple" xlink:href="https://reurl.cc/qdbZzE"><text:span text:style-name="T4">https://reurl.cc/qdbZzE</text:span></text:a><text:span text:style-name="T1"><text:line-break/><text:line-break/>至於無良的黑心爛水果日報更是誇張地把這部影片定調成「抹黑」⋯<text:line-break/>【新疆人權法】侵侵簽法案制裁華官 官媒大外宣播反恐片抹黑維族人<text:line-break/></text:span><text:a xlink:type="simple" xlink:href="https://reurl.cc/R47Ojg"><text:span text:style-name="T4">https://reurl.cc/R47Ojg</text:span></text:a><text:span text:style-name="T1"><text:line-break/><text:line-break/><text:line-break/>看來，無論陸方如何辯解、真相如何呈現，國內的腦殘們就是這種慣性地把對岸任何事物，都視為「造假」的既定成見！<text:line-break/><text:line-break/>陸發佈新疆反恐紀錄片 嗆西方媒體會「選擇性失明」⋯<text:line-break/></text:span><text:a xlink:type="simple" xlink:href="https://reurl.cc/yZbMxq"><text:span text:style-name="T4">https://reurl.cc/yZbMxq</text:span></text:a><text:span text:style-name="T1"><text:line-break/><text:line-break/>《巍巍天山——中国新疆反恐记忆》 20200619&amp;;#124; CCTV中文国际<text:line-break/></text:span><text:a xlink:type="simple" xlink:href="https://youtu.be/3Wf0MO6GnZ4"><text:span text:style-name="T4">https://youtu.be/3Wf0MO6GnZ4</text:span></text:a><text:span text:style-name="T1"><text:line-break/><text:line-break/>大量新疆反恐畫面首次公開！CGTN紀錄片《巍巍天山——中國新疆反恐記憶》(2/4)19/6/2020<text:line-break/></text:span><text:a xlink:type="simple" xlink:href="https://youtu.be/ETef3sp-tBw"><text:span text:style-name="T4">https://youtu.be/ETef3sp-tBw</text:span></text:a><text:span text:style-name="T1"><text:line-break/><text:line-break/>大量新疆反恐畫面首次公開！CGTN紀錄片《巍巍天山——中國新疆反恐記憶》(3/4)19/6/2020<text:line-break/></text:span><text:a xlink:type="simple" xlink:href="https://youtu.be/RuZqNBipRqU"><text:span text:style-name="T4">https://youtu.be/RuZqNBipRqU</text:span></text:a><text:span text:style-name="T1"><text:line-break/><text:line-break/><text:line-break/><text:line-break/></text:span></text:p>
      <text:p text:style-name="P1"><text:span text:style-name="T1">孫從輔   |  2020.06.20 06:46   |   </text:span><text:a xlink:type="simple" xlink:href="http://palinfo.habago.org/Entry?Command=Information_PrintForum&amp;#FORUM39714"><text:span text:style-name="T2">#</text:span></text:a></text:p>
      <text:p text:style-name="P2"><text:span text:style-name="T1">我從沈逸先生談美國過去30年操弄輿論，推動侵略戰爭與顏色革命的視頻裡獲益不少。去年在香港上演的是老戲碼了。<text:line-break/><text:line-break/>視頻： </text:span><text:a xlink:type="simple" xlink:href="https://www.youtube.com/watch?v=Z-h9ziu2Kzs"><text:span text:style-name="T4">https://www.youtube.com/watch?v=Z-h9ziu2Kzs</text:span></text:a><text:span text:style-name="T1"><text:line-break/><text:line-break/>心得整理如下：<text:line-break/><text:line-break/>1、1990年著名的娜依蘭(Nayirah)假証詞。科威特駐美大使的女兒假裝普通平民在國會作偽証，指控伊拉克士兵屠殺嬰兒，為老布希侵略伊拉克編造理由。後被查出來是科威特流亡政府用50萬美元讓美國政治公關公司策劃的一場戲。部分美國議員從頭到尾知道真相。<text:line-break/><text:line-break/>2、1995年美國國防部提出世界上最早的互聯網戰略報告，裡面指出可用互聯網信息引導人採取行動，並讓被引導的人感覺是「自願的」。投放信息可比投放特務，但成本更低。<text:line-break/><text:line-break/>3、美國將傳統的和平演變概念進化成公共外交(Public Diplomacy)。發展出一套融合傳統社會抗爭、信息技術、准社交媒體、年輕人的新戰術，在南斯拉夫首次實行，顛覆米洛塞維奇。之後成立培訓機構推行整套方案，在全世界50多個國家搞培訓，2001-2011年成功觸發15場顏色革命。<text:line-break/><text:line-break/>4、2010年，柯林頓國務卿明白指出臉書、推特、YouTube是「外交工具」，提出 “互聯網自由”戰略 (Internet Freedom)，中國是重點目標。<text:line-break/><text:line-break/>5、美國搞「全球之聲」組織，在全球進行互聯網社會抗爭技巧培訓，之後突尼西亞爆發茉莉花革命。但巴林抗議民眾遭流血鎮壓被西方媒體忽視，因為抗議民眾為親伊朗什葉派群眾。<text:line-break/></text:span></text:p>
      <text:p text:style-name="P1"><text:span text:style-name="T1">穎芝   |  2020.06.20 01:29   |   </text:span><text:a xlink:type="simple" xlink:href="http://palinfo.habago.org/Entry?Command=Information_PrintForum&amp;#FORUM39713"><text:span text:style-name="T2">#</text:span></text:a></text:p>
      <text:p text:style-name="P2"><text:span text:style-name="T1">有時候所謂「關鍵事實」，就算放在某類人面前，也是會無視於它，如果長年以往的被灌輸「仇中反華」的意識形態教育，就算真相事實擺在他們面前，也是會不屑一顧，並認為這是假造的；就好比如這陣子發生的新冠疫情，島內的覺青當下的反應，就是「中共疫情資訊造假」，這當然拜主政者及主流媒體無恥名嘴的大肆炒作及面不改色、昧著良心說謊，當謊言說一百遍就變成真理，長此以往下去，就算是真的「關鍵事實」擺在這些仇中反華者面前，這些人的膝蓋式的回應就是如此無腦、毫無邏輯，如眼瞎般的人云亦云，面對這種人，跟他爭辯也是無用！<text:line-break/><text:line-break/>當年取得「關鍵事實」可能非常不容易，但是被謊言欺瞞的人是處於「資訊不對稱」的狀況之下，相比於現今處於資訊爆炸的年代，是不可同日而語的。如果有心的人，就會去辨識、去分辨、去評判你面對的資訊是真是假，在網路時代，關鍵事實會很難取得嗎？更何況是熟稔資訊工具的年輕人，不要說是年輕人，跟我同時代的同窗、公司裡的同事，有哪一個不被洗腦的？幾希矣！但他們是腦殘嗎？如果甘於被餵養不實資訊而卻一直當真，那就真的是腦殘，每個人生來都有腦袋，腦子就是要用來做邏輯判斷及思辨用的，而不是拿來做擺設用的，腦子久而不用就淪為腦殘！<text:line-break/><text:line-break/>底下是關於新疆恐怖攻擊的中、英文版視頻，關於「新疆的關鍵事實」，島內的覺青也是一無所知，卻隨著執政者的謊言起舞、人云亦云，右一句民主，左一句人權自由，卻不去找相關資訊深入了解，除了無腦的謾罵之外，窮到只剩下一張嘴，無腦的轉述謊言及謠言！<text:line-break/><text:line-break/><text:line-break/>《巍巍天山》完整版&amp;;#124; 去你媽的新疆人權法案！去你媽的！<text:line-break/></text:span><text:a xlink:type="simple" xlink:href="https://youtu.be/LHaE0mtxRXI"><text:span text:style-name="T4">https://youtu.be/LHaE0mtxRXI</text:span></text:a><text:span text:style-name="T1"><text:line-break/><text:line-break/>CGTN Exclusive: Memories of fighting terrorism in Xinjiang<text:line-break/></text:span><text:a xlink:type="simple" xlink:href="https://youtu.be/S2yWUopabvE"><text:span text:style-name="T4">https://youtu.be/S2yWUopabvE</text:span></text:a><text:span text:style-name="T1"><text:line-break/><text:line-break/><text:line-break/><text:line-break/></text:span></text:p>
      <text:p text:style-name="P1"><text:span text:style-name="T1">陳真   |  2020.06.20 00:17   |   </text:span><text:a xlink:type="simple" xlink:href="http://palinfo.habago.org/Entry?Command=Information_PrintForum&amp;#FORUM39712"><text:span text:style-name="T2">#</text:span></text:a></text:p>
      <text:p text:style-name="P3"><text:span text:style-name="T1">三隱士與詹益樺<text:line-break/><text:line-break/>陳真<text:line-break/><text:line-break/>2020. 06. 20.<text:line-break/><text:line-break/><text:line-break/>差不多是1987或1988年，有一天，忘了是農權會開會還是民進黨開會，我因為不喜歡開會，所以沒進去，待在會議室外面看報紙。突然，碰的一聲，有個人怒氣沖沖走出來，邊走邊罵「幹伊娘，整天罵國民黨！真的是心靈刑求！」那個人就是詹益樺。<text:line-break/><text:line-break/>我也常使用「心靈刑求」一詞，就是跟詹益樺借來的。<text:line-break/><text:line-break/>我問他怎麼回事？何故生氣？他說「何止生氣，真的是心靈刑求，這些人整天就只會罵國民黨！」<text:line-break/><text:line-break/>為何罵國民黨會讓阿樺感覺心靈被刑求？其實我不用問也知道答案，因為我自己也有同樣的感覺，過去每次聽黨外同志們罵國民黨，感覺真是很痛苦，一如我現在也不喜歡聽到人們一直罵民進黨，總是會有一種彷彿心靈反覆遭受虐待的感覺。<text:line-break/><text:line-break/>為什麼呢？因為這些人每天就只會罵罵罵，甚至還匿名罵，真是很沒出息。罵有啥用呢？你應該要用行動去打擊它、摧毀它啊！而不是只會泡一杯咖啡，一邊享受咖啡，一邊打打鍵盤，或三五好友耍耍嘴皮，一直罵罵罵，罵得好開心；你開心，我也開心，彷彿罵完就沒事了似的。<text:line-break/><text:line-break/>每個存在主義者都拼命否認自己是個存在主義者，因為存在主義者很不喜歡給自己貼標籤，畢竟生命不是商品，不是某種角色，不是一種可以斷章取義的東西。<text:line-break/><text:line-break/>我也有這毛病。我長年不願受訪的原因之一是，我實在很不想要被人給貼上一些在我看來充滿羞辱性的標籤，然後傻乎乎地對著鏡頭講些四平八穩的空話。<text:line-break/><text:line-break/>將來我要是有個墓碑，千萬也不要貼標籤。我就只是一個「人」，名叫陳真，其它都是多餘；就跟任何一條狗一樣，狗就是狗，牠也許有個名字，也許連名字也沒有，但是這樣就夠了，其它都是多餘。我絕不會寫說什麼「這裏躺著一個哲學家」之類的傻話。<text:line-break/><text:line-break/>我能理解為什麼存在主義者如此在乎 authentic（真實）這個字。「真實」就是活生生的血肉，它的反面是什麼呢？就是塑膠：蒼白，空洞，一堆空話，玩概念，玩修辭，玩到最後只是玩掉生命應有的「真實性」（authenticity） 。 <text:line-break/><text:line-break/>詹益樺所賭爛的，也許就是這樣一種「失真感」（inauthenticity），在空洞的無謂話語中，生命失去應有的血色與溫度。<text:line-break/><text:line-break/>詹益樺常拿我當忠實聽眾，往往一講就是一兩小時。其實，他講得比誰都多，講概念講邏輯講理性講道德講信仰，什麼都講，包括講政治，更包括罵國民黨。雖然我自認書讀得比他多，口才與思維比他好；應該是我來教他，不是他教我吧，但我總是聽，而從不逞一己之能。為什麼呢？<text:line-break/><text:line-break/>認識我的人也許知道我生平非常推崇一篇小說，是托爾斯泰寫的「三隱士」。在一些重要時刻，比方說上個世紀千年之交或是某些大過年，我就拿它來做為一種心意，把它貼出來給大家看。<text:line-break/><text:line-break/>現在應該也算是重要時刻，外敵環伺，祖國興亡，迫在眉睫。所以我把它貼在底下。這篇小說，在我心中默念成千上萬遍，給我很大的安慰。<text:line-break/><text:line-break/>這篇小說，同時也是維根斯坦所強烈推崇。我相信，一個人如果不會被這小說所深深打動，那他就不可能理解維根斯坦的思想。維根斯坦曾經多次很不悅地說「羅素對我寫的東西，一個字也不懂」。年紀輕輕就寫出「數學原理」的羅素，如此絕頂聰明，世上還會有什麼艱難的知識是他「一個字也不懂」的？<text:line-break/><text:line-break/>我覺得維根斯坦的哲學如此簡單而有趣，連三歲小孩也有可能懂啊，為什麼羅素居然會「一個字也不懂」呢？道理很簡單，那是因為，理解某些東西，需要的並不僅僅是智能，更需要一種道德能力。或者說，你得有那樣子的「生命」，你才有可能懂得屬於那樣一種生命的「語言」。<text:line-break/><text:line-break/>也許詹益樺就像那個連怎麼禱告都不會的「三隱士」；是他要教我們才對，不是我們教他。請他為我們這些罪人禱告。<text:line-break/><text:line-break/>＝＝＝＝＝＝＝＝＝＝＝＝＝＝＝＝＝＝＝<text:line-break/><text:line-break/>陳真<text:line-break/><text:line-break/>2017.06.20.<text:line-break/><text:line-break/><text:line-break/>底下是公元兩千年的最後一天所寫的一封 "信"，收件人不詳。<text:line-break/><text:line-break/>我平常不喜歡寫社交信，事實上也回不了數以千計的信，於是經常已讀不回或不讀不回。倘若有回，往往一人回千百人，以文代信，借花獻佛。"三隱士" 這文章，就是借來的花，獻給那些跟我有著同樣苦惱的人。我特別常想起故事末尾主教那段話：<text:line-break/><text:line-break/>「用你們自己的方式禱告吧！它會傳達到主那裏。不是我該教你們；神的子民啊！請為我們這些罪人禱告。」<text:line-break/><text:line-break/>每每想起這段話，我的心就像大海上的風暴那般激動起來，非常感動。世俗瑣碎的事情上，例如知識、思想以及各種才華，才智或有高低。但在那個不可說、無法說、難以言喻、無從思索的世界裏，誰主聖潔？不言可喻。<text:line-break/><text:line-break/>======================<text:line-break/>三隱士<text:line-break/><text:line-break/>陳真1999. 12. 31.<text:line-break/><text:line-break/>嗨！回憶一段托爾斯泰的短篇故事，充作千年大禮，希望你也會喜歡。維根斯坦畢生推崇它，說這故事碰觸哲學深沉之處。不管是否如此，在千年交會這一刻，心裡想著這故事，也許文末的夢，總有一天會實現也說不定。這短短篇，不知為何，總是給我極大安慰。希望有一天，我粗鄙憂傷的靈魂，也能飄到那純淨彼岸。<text:line-break/><text:line-break/>=====================<text:line-break/><text:line-break/>主教有一天出海訪視，船上漁民指著一處議論紛紛，主教好奇問那地方是什麼，漁民答，是個荒島，住著三個奇怪隱士。主教希望去看一下。<text:line-break/><text:line-break/>島上出來高矮不一三個人，穿著簡單破爛，最矮一個臉上有抹不去的微笑，中等身材的，友善而親切，最高一個表情嚴肅。奇怪的是，三人一直手牽手。<text:line-break/><text:line-break/>主教問：「你們處荒島，如何服侍上帝？」最矮一個答：「我們不知如何服侍上帝。」另一個接著說：「我們只是互相扶持。」最高的也說了：「我們只知道一段禱告詞，『你們三個，我們三個，憐憫我們。』」<text:line-break/><text:line-break/>主教取消其它行程，花了當天所有時間，辛苦地教他們祈禱文「我的天父」，之後坐船離去。<text:line-break/><text:line-break/>天色昏暗，船急速回航，美麗星星一顆顆亮起。突然，海面上出現一絲奇異光芒，逐漸靠近。主教喊，那是什麼？當亮光更接近時，就停止了前進。原來是三隱士手牽手在海面上滑行。<text:line-break/><text:line-break/>主教問：「你們來做什麼？」三隱士異口同聲說：「你教的禱告詞，我們說時記得，一下不說，就一個字不見，慢慢全部都忘。再教一遍。」<text:line-break/><text:line-break/>主教在胸前劃了十字，傾身向前說：「用你們自己的方式禱告吧！它會傳達到主那裏。不是我該教你們；神的子民啊！請為我們這些罪人禱告。」</text:span></text:p>
      <text:p text:style-name="P1"><text:span text:style-name="T1">阿水   |  2020.06.19 23:25   |   </text:span><text:a xlink:type="simple" xlink:href="http://palinfo.habago.org/Entry?Command=Information_PrintForum&amp;#FORUM39711"><text:span text:style-name="T2">#</text:span></text:a></text:p>
      <text:p text:style-name="P2"><text:span text:style-name="T1">謝謝秀慧，因為我是念法律的，從大一開始，就注意黨外人士。我不瞭解黨外人士的每個個人，但我會聽他們的訴求，關心抗爭經過，也去找資料瞭解國民黨在我讀大學之前如何壓迫黨外人士，而黨外人士跟我當年的生活也息息相關。我也接觸過當時那些罵黨外人士的部分老百姓，我也曾試著去理解溝通，我發現那些人還是有相當的理性能力，只是他們不知道國民黨不讓知道的事實。因此，我只是想告訴大家，不要對台灣人民的理性能力失去信心，他們只是不知道一些關鍵事實。</text:span></text:p>
      <text:p text:style-name="P1"><text:span text:style-name="T1">阿水律師   |  2020.06.19 22:31   |   </text:span><text:a xlink:type="simple" xlink:href="http://palinfo.habago.org/Entry?Command=Information_PrintForum&amp;iPage=1#FORUM39710"><text:span text:style-name="T2">#</text:span></text:a></text:p>
      <text:p text:style-name="P2"><text:span text:style-name="T1">陳醫師，無所謂，因為您的要求合理。我想寫的只是我親身經歷的故事及當年的想法。但故事本身確實只是個人所見，可是您無法理解。那我會尊重您的聲明，就此打住。以上是聊天，看完請刪，打擾了，不好意思。以後，我會乖乖潛水。</text:span></text:p>
      <text:p text:style-name="P1"><text:span text:style-name="T1">蘇秀慧   |  2020.06.19 22:28   |   </text:span><text:a xlink:type="simple" xlink:href="http://palinfo.habago.org/Entry?Command=Information_PrintForum&amp;iPage=1#FORUM39709"><text:span text:style-name="T2">#</text:span></text:a></text:p>
      <text:p text:style-name="P3"><text:span text:style-name="T1">阿水律師，我以前在巴勒網犯過一個錯，簡而言之，就是如果我們想談論甚至評斷某個人事物時，你卻沒有親身與之深入相處過、親身經驗過、遭遇過，那我們的想法很多時候就只像是自己建構出的一個故事一樣，我們認為某人是這樣，或某件事應該是那樣，但靜下想想時，真實與真相與我們所以為的，相去甚遠。<text:line-break/><text:line-break/>我的經驗與你分享。</text:span></text:p>
      <text:p text:style-name="P1"><text:span text:style-name="T1">陳真   |  2020.06.19 22:01   |   </text:span><text:a xlink:type="simple" xlink:href="http://palinfo.habago.org/Entry?Command=Information_PrintForum&amp;iPage=1#FORUM39708"><text:span text:style-name="T2">#</text:span></text:a></text:p>
      <text:p text:style-name="P2"><text:span text:style-name="T1">謝謝侯律師。得罪處請原諒。<text:line-break/><text:line-break/>我實在沒法用更淺顯的話來寫東西。為了讓人看得懂，對於所有公開發表的文字，我一向都是以一種像在寫給小朋友看的方式在寫東西而不考慮美感或深度。如果這麼淺顯的文字，人們或你都還是會理解成如此荒腔走板語無倫次，我只能說，這就是我溝通能力的極限了。<text:line-break/><text:line-break/>但我仍然必須再聲明一次：<text:line-break/><text:line-break/>一，巴勒網不是聊天室，而是論壇。論壇的意思就是我們只能討論所有人客觀上都有可能理解的事，而不討論任何無法討論或無法被公眾認知的東西，例如所有個別人事物。<text:line-break/><text:line-break/>二，為了維護版面的可閱讀性及有限資源，各位發言請盡量節制，別太任性;瑣瑣碎碎的片斷資訊，能免則免。<text:line-break/><text:line-break/>三，發言內容亦請維持一定的質量。我相信任何一個成年人只要他願意，都有能力做到一個起碼的言論水平。<text:line-break/><text:line-break/>四，凡是道聽塗說或自己所知無幾的東西，就請做好功課，有能力發言時再開口也不遲，不要信口開河，不要隨便張貼一些來路不明充滿無數錯誤的東西。畢竟巴勒網就小貓兩三隻，沒有時間更無意願把時間浪費在做一些很幼稚的糾正錯誤之工作。</text:span></text:p>
      <text:p text:style-name="P1"><text:span text:style-name="T1">侯勝昌   |  2020.06.19 20:28   |   </text:span><text:a xlink:type="simple" xlink:href="http://palinfo.habago.org/Entry?Command=Information_PrintForum&amp;iPage=1#FORUM39706"><text:span text:style-name="T2">#</text:span></text:a></text:p>
      <text:p text:style-name="P2"><text:span text:style-name="T1">陳醫師，我曾經為了您一位病患的案子去拜訪過您，還曾經留下名片</text:span></text:p>
      <text:p text:style-name="P1"><text:span text:style-name="T1">阿水   |  2020.06.19 20:16   |   </text:span><text:a xlink:type="simple" xlink:href="http://palinfo.habago.org/Entry?Command=Information_PrintForum&amp;iPage=1#FORUM39705"><text:span text:style-name="T2">#</text:span></text:a></text:p>
      <text:p text:style-name="P3"><text:span text:style-name="T1">我本名叫侯勝昌，56年次，目前在高雄當律師</text:span></text:p>
      <text:p text:style-name="P1"><text:span text:style-name="T1">陳真   |  2020.06.19 20:08   |   </text:span><text:a xlink:type="simple" xlink:href="http://palinfo.habago.org/Entry?Command=Information_PrintForum&amp;iPage=1#FORUM39704"><text:span text:style-name="T2">#</text:span></text:a></text:p>
      <text:p text:style-name="P2"><text:span text:style-name="T1">要問什麼或談什麼都行，毫無問題，但是要有一點最起碼的誠意。<text:line-break/><text:line-break/>我不認識 “阿水律師"，很難想像這是一個成年人的言論水平，大多信口胡謅，不知所云。<text:line-break/><text:line-break/>網路世界陰陰暗暗，各位要發言，最好亮身份，讓大家知道你究竟是誰。也許惟有在陽光下講話，人們才會願意為自己的言論負責，而不是神不知鬼不覺地任意胡扯瞎掰卻不用付出任何代價。<text:line-break/><text:line-break/>不管講什麼，如果根本沒有人知道你是誰，這樣一種言論其實是毫無意義的，那跟廁所塗鴉並無兩樣。任何言論惟有當它明確出於何人口中，方才有可能具有一點意義。巴勒網雖不強迫實名制，但是對於匿名言論始終是很反感的。</text:span></text:p>
      <text:p text:style-name="P1"><text:span text:style-name="T1">王修亮   |  2020.06.19 19:31   |   </text:span><text:a xlink:type="simple" xlink:href="http://palinfo.habago.org/Entry?Command=Information_PrintForum&amp;iPage=1#FORUM39703"><text:span text:style-name="T2">#</text:span></text:a></text:p>
      <text:p text:style-name="P3"><text:span text:style-name="T1">走「進」歷史和「經過」時間歲月有巨大的差距。<text:line-break/><text:line-break/>拋出生死以許的真誠熱情，創造了一段歷史的人們，深深走進歷史之中。<text:line-break/>淡漠的看著那些「我們」艱辛走過，自顧自生活的人，只是「經過」相同的歲月，雖然時間重疊，並沒有走「進」那段「歷史」。<text:line-break/>或許擁有自己的真實，卻不是那些「我們」的真實。<text:line-break/><text:line-break/>我走過1955到2020年，但不敢認為自己走進過那段歷史，我知曉自己的無知，在潮流裡盲視盲聽，很晚才看透一部分真實。<text:line-break/><text:line-break/>「我想替某些人說說話」這種態度多麼淡漠無情而切割，彷彿把黨外與說三道四的民眾分配為棋局上的兩行列陣，簡化了當年歷史中交錯複雜的血淚疑忌。<text:line-break/>即使是當年說三道四的民眾，也曾經有我，曾經有因為掙扎著尋找真實，而黑暗或光明的我。<text:line-break/>多麼交錯複雜的血淚疑忌，痛苦的真實。<text:line-break/><text:line-break/>所以，局外經過的人看不到真實，也就看不懂那段歷史。<text:line-break/>以史為鑒只是一句空話。<text:line-break/><text:line-break/>在真實的基礎上是空的，後面的一切提問與說法也就只是自說自話、自以為是了。<text:line-break/><text:line-break/>我不喜歡在自己寫的東西裡提到巴勒網的同伴，因為我雖然尊敬他們，卻並不很了解他們，我只需要知道靈魂深處與他們有一點是相同的，但在生活事務上我們各有差異，因此也不會去公開「請教」「提問」，把他們當成小學生來「教化」，或者把自己當成法庭上來「質問」，還不斷叫人家「請注意」「這樣正確嗎」。<text:line-break/>巴勒網不是「定義正確」「定義道德」的地方。<text:line-break/><text:line-break/>我只是想和同伴說話時，就說幾句自己的話，也許有成熟有不成熟，大家也就是說說自己的想法。<text:line-break/><text:line-break/>想說自己的想法就直說，說自己就好！不必像個律師在法庭與對方爭辯，執著無意義的虛假問題，強迫他人回答。<text:line-break/>並沒有替陳真說甚麼，沒人能替別人說話，我只在說我自己的話。</text:span></text:p>
      <text:p text:style-name="P1"><text:span text:style-name="T1">葉小慧   |  2020.06.19 17:07   |   </text:span><text:a xlink:type="simple" xlink:href="http://palinfo.habago.org/Entry?Command=Information_PrintForum&amp;iPage=1#FORUM39702"><text:span text:style-name="T2">#</text:span></text:a></text:p>
      <text:p text:style-name="P2"><text:span text:style-name="T1">我覺得阿水律師可能有時光機器，想讓我們回到過去重來一遍。<text:line-break/><text:line-break/></text:span></text:p>
      <text:p text:style-name="P1"><text:span text:style-name="T1">欧阳阳   |  2020.06.19 17:05   |   </text:span><text:a xlink:type="simple" xlink:href="http://palinfo.habago.org/Entry?Command=Information_PrintForum&amp;iPage=1#FORUM39701"><text:span text:style-name="T2">#</text:span></text:a></text:p>
      <text:p text:style-name="P3"><text:span text:style-name="T1">阿水，<text:line-break/><text:line-break/>台湾的党外运动应该是指1990年代以前一段时间，自发的，松散的，主要针对国民党高压统治的反抗运动；<text:line-break/><text:line-break/>但是台湾的党外运动，不是基于广大人民群众的基础诉求（当时的台湾民众没有强烈的推翻国民党统治的诉求）；其思想动力来源主要是西方自由民主思潮；所以其实质影响力其实也是很有限的（影响力被后面的统治文人政客夸大）；<text:line-break/><text:line-break/>台湾国民党体制的解体主要是自上而下，自外而内的改革，不能算是革命！<text:line-break/><text:line-break/>台湾的党外运动在1990年后，就基本消逝了，其成果被放大窃取，其成员或堕落，或解甲归田。</text:span></text:p>
      <text:p text:style-name="P1"><text:span text:style-name="T1">陳默   |  2020.06.19 16:57   |   </text:span><text:a xlink:type="simple" xlink:href="http://palinfo.habago.org/Entry?Command=Information_PrintForum&amp;iPage=1#FORUM39700"><text:span text:style-name="T2">#</text:span></text:a></text:p>
      <text:p text:style-name="P2"><text:span text:style-name="T1">脑残 （汉语新词语）<text:line-break/>脑残，贬义词，是指荒唐的、糊涂的、无逻辑性的、不合情理的错误思维，如同脑细胞残疾一般无可救药，泛指不学无术水平低的人做事糊糊涂涂、随心所欲，摸索搞，不按照规律做，不正常，神经质的思维。同时泛指做事情总是不考</text:span><text:span text:style-name="T5">虑</text:span><text:span text:style-name="T1">严重消极后果，损人不利己，把错误当作成绩四处炫耀，不以为耻，反以为荣的邪恶品行。</text:span></text:p>
      <text:p text:style-name="P1"><text:span text:style-name="T1">欧阳阳   |  2020.06.19 16:49   |   </text:span><text:a xlink:type="simple" xlink:href="http://palinfo.habago.org/Entry?Command=Information_PrintForum&amp;iPage=1#FORUM39699"><text:span text:style-name="T2">#</text:span></text:a></text:p>
      <text:p text:style-name="P3"><text:span text:style-name="T1">老百姓的理性与道德水平，这数百年来，我不认为有大的改变；智者向来就是少数；<text:line-break/><text:line-break/>但是，老百姓的思维会受我们所处文化，道德，经济，教育，舆论氛围等客观因素的塑造与影响！<text:line-break/>用“脑残”来行为感觉不太合适，只是不够聪明而已！<text:line-break/>这大概是“恨铁不成钢”的一种心情表达；所谓“爱之深责之切”。<text:line-break/><text:line-break/></text:span></text:p>
      <text:p text:style-name="P1"><text:span text:style-name="T1">阿水律師   |  2020.06.19 16:42   |   </text:span><text:a xlink:type="simple" xlink:href="http://palinfo.habago.org/Entry?Command=Information_PrintForum&amp;iPage=1#FORUM39698"><text:span text:style-name="T2">#</text:span></text:a></text:p>
      <text:p text:style-name="P2"><text:span text:style-name="T1">陳醫師，<text:line-break/><text:line-break/>我第二個問題「為什麼不像韓粉造勢大會，總是有熱情的韓粉留下來撿煙蒂、垃圾等等您可能認為「無聊透頂」或「不知所云」的韓粉式兵法。」<text:line-break/><text:line-break/>就這個問題，您質問我「就算地上一根毛都沒有，也一樣會被說是滿地垃圾。你這麼 "單純"，連這樣也不懂嗎？」<text:line-break/><text:line-break/>我懂。但當國民黨宣傳麥克風這樣子來的黑黨外人士及其支持群眾的時候，要用什麼兵法來對治呢？<text:line-break/><text:line-break/>不妨每場群眾運動之前都提醒大家：<text:line-break/><text:line-break/>「國民黨最會抹黑我們，說我們不識字兼沒衛生，所以喔，請大家在活動過程中，如果有人亂丟煙蒂或亂吐檳榔汁，就當成是國民黨派來黑我們的，也請大家互相監督，本來製造髒亂就是不對的，咱們台灣人辦活動不能漏氣！」（這樣宣導一陣子以後，如果有人不守規矩，後果會怎樣您應該知道。）<text:line-break/><text:line-break/>再來，「就算地上一根毛都沒有，也一樣會被說是滿地垃圾」，但是當時的宣傳工具都是只有文字報導嗎？沒有影像嗎？沒有預防栽贓的作法嗎？或把栽贓的傷害降到最低的方法嗎？比如，散場時候拍照或錄影存證，甚至拍下熱情民眾撿拾垃圾的照片及影像等等。那時，黨外有雜誌等宣傳工具，也有同情黨外的媒體。如此一來，當國民黨栽贓的時候，我要對身邊的親友幫黨外人士講話時，才有「相罵本」。而且，國民黨栽贓沒有被抓包過嗎？年代太久，但印象中有，還被傳開來了，或許您還記得。我記得當年黨外人士一直都在抓國民黨栽贓的證據。<text:line-break/><text:line-break/>這只是一個例子，問題在於黨外人士當時訴求的對象是誰？是國民黨，還是社會大眾？還是兩者都有？如果包括社會大眾，不是更應該朝這方面的問題去思考戰略嗎？<text:line-break/><text:line-break/>孔老夫子在兩千多以年就提示過不要「以人廢言」，也有宋朝高官說過「半部論語治天下」；而當年的黨外人士有群眾大都是「以人廢言」的常態認知？若是有了這種常態認知，是不是在兵法上還是要運用一些策略？<text:line-break/><text:line-break/>我站著說話不腰疼，看來盡是風涼話，可是您上一篇在談腦殘時，說的對象是「我們」，並做了一番歷史倒帶；偏偏我也是從那段歷史走過來的人，我想替當時那些對黨外人士說三道四的民眾說說話；也想說說以史為鑑，我們是不是該有什麼更「文明水平」的戰略。</text:span></text:p>
      <text:p text:style-name="P1"><text:span text:style-name="T1">穎芝   |  2020.06.19 15:55   |   </text:span><text:a xlink:type="simple" xlink:href="http://palinfo.habago.org/Entry?Command=Information_PrintForum&amp;iPage=1#FORUM39697"><text:span text:style-name="T2">#</text:span></text:a></text:p>
      <text:p text:style-name="P3"><text:span text:style-name="T1">另外補充一點：<text:line-break/><text:line-break/>因為 2018 大勝，以至於藍營的大佬們都想出頭參加 2020 大選，初選這一內亂後，導致國民黨四分五裂，讓支持韓國瑜的人數大量銳減！<text:line-break/><text:line-break/>結論：當「人民對切身生活及政府實際作為的考量」小於「莫名芒果乾的恐懼感」，就會導致對政治判斷結果的嚴重落差！<text:line-break/><text:line-break/>沒聽過「肚子扁扁也要投阿扁；腦袋空空也要選空心菜」的蠢論嗎？<text:line-break/><text:line-break/>這種不理性的選擇就是「腦殘」的象徵！<text:line-break/><text:line-break/><text:line-break/><text:line-break/></text:span></text:p>
      <text:p text:style-name="P1"><text:span text:style-name="T1">穎芝   |  2020.06.19 15:41   |   </text:span><text:a xlink:type="simple" xlink:href="http://palinfo.habago.org/Entry?Command=Information_PrintForum&amp;iPage=1#FORUM39696"><text:span text:style-name="T2">#</text:span></text:a></text:p>
      <text:p text:style-name="P2"><text:span text:style-name="T1">『如果人民是腦殘, 那2018不會讓dpp大敗』<text:line-break/><text:line-break/>2018 中選會還沒發揮牠該有的功能性，那一年也沒有所謂的「香港反逃犯條例」的爭議點，蔡啥小也剛好在 2019 年初利用習近平的「告台灣同胞書」趁機抹紅、扭曲「九二共識」，種種發生的事件，猶如在替人渣黨的菜啥小連任而做的鋪路，這背後是不是有美帝主子的獻策及推波助瀾就不得而知，這一連串的事件，加上人渣黨的刻意扭曲，及其收編的御用綠媒抹紅放大「仇中反華」的號角，所有腦殘因此歸隊，再加上新增有投票權的眾多腦殘廢青，造就 2020 人渣黨大勝，上列種種因素，2018年都不具備，況且2020與2018的選舉考量角度不同，當年高雄南部淹水事件，讓人民有感於此，而致綠營大敗；2019則是香港反送中事件，讓人渣黨更是大肆炒作販賣「芒果乾」，助長國內「恐中、仇中、反中」的氣勢更高漲，兩者是無法相提並論！</text:span></text:p>
      <text:p text:style-name="P10"><text:span text:style-name="T1"> </text:span></text:p>
      <text:p text:style-name="P1"><text:span text:style-name="T1">蘇龍祥   |  2020.06.19 15:14   |   </text:span><text:a xlink:type="simple" xlink:href="http://palinfo.habago.org/Entry?Command=Information_PrintForum&amp;iPage=2#FORUM39695"><text:span text:style-name="T2">#</text:span></text:a></text:p>
      <text:p text:style-name="P2"><text:span text:style-name="T1">留侯論<text:line-break/>古之所謂豪傑之士者，必有過人之節。人情有所不能忍者，匹夫見辱，拔劍而起，挺身而鬥，此不足為勇也。天下有大勇者，卒然臨之而不驚，無故加之而不怒，此其所挾持者甚大，而其志甚遠也。夫子房受書於圯上之老人也，其事甚怪。然亦安知其非秦之世，有隱君子者出而試之。觀其所以微見其意者，皆聖賢相與警戒之義；而世不察，以為鬼物，亦已過矣。且其意不在書。<text:line-break/><text:line-break/>　　當韓之亡，秦之方盛也，以刀鋸鼎鑊待天下之士。其平居無事夷滅者，不可勝數。雖有賁、育，無所獲施。夫持法太急者，其鋒不可犯，而其末可乘。子房不忍忿忿之心，以匹夫之力，而逞於一擊之間；當此之時，子房之不死者，其間不能容髮，葢亦危矣。千金之子，不死於盜賊，何者？其身可愛，而盜賊之不足以死也。子房以葢世之才，不為伊尹、太公之謀，而特出於荊軻、聶政之計，以僥倖於不死，此圯上老人所為深惜者也。是故倨傲鮮腆而深折之。彼其能有所忍也，然後可以就大事。故曰：「孺子可教也。」<text:line-break/><text:line-break/>　　楚莊王伐鄭，鄭伯肉袒牽羊以迎；莊王曰：「其主能下人，必能信用其民矣。」遂舍之。勾踐之困於會稽而歸，臣妾於吳者，三年而不倦。且夫有報人之志，而不能下人者，是匹夫之剛也。夫老人者，以為子房才有餘，而憂其度量之不足，故深折其少年剛銳之氣，使之忍小忿而就大謀。何則？非有平生之素，卒然相遇於草野之間，而命以僕妾之役，油然而不怪者，此固秦皇之所不能驚，而項籍之所不能怒也。<text:line-break/><text:line-break/>　　觀夫高祖之所以勝，項籍之所以敗者，在能忍與不能忍之間而已矣。項籍唯不能忍，是以百戰百勝，而輕用其鋒；高祖忍之，養其全鋒，以待其弊，此子房教之也。當淮陰破齊而欲自王，高祖發怒，見於辭色。由此觀之，猶有剛強不忍之氣，非子房其誰全之？<text:line-break/><text:line-break/>　　太史公疑子房以為魁梧奇偉，而其狀貌乃如婦人女子，不稱其志氣。嗚呼！此其所以為子房歟！<text:line-break/>===================================================<text:line-break/>我想, 上面這一篇留侯論是目前留言版的爭論寫照<text:line-break/>除了秦(DPP)的既得利益相關者, 大家都討厭秦(DPP)的所為,<text:line-break/>但"秦(DPP)之方盛也，以刀鋸鼎鑊待天下之士"<text:line-break/>面對這樣一個局面, 如何才能最快擺脫<text:line-break/>是"特出於荊軻、聶政之計"? (滿腔熱血派)<text:line-break/>還是"以葢世之才，為伊尹、太公之謀"? (謀定後動派)<text:line-break/><text:line-break/>戰略比滿腔熱血要重要的多, 而板上大部分人都只在乎滿腔熱血<text:line-break/>台灣媒體病態+人民易被帶風向是事實<text:line-break/>如果不把這納入考量, 只想"拼著一身剮, 敢把皇帝拉下馬"是不會成功的<text:line-break/>我想阿水應該要表達的是這個<text:line-break/><text:line-break/>p.s.<text:line-break/>人民只是容易被帶風向罷了<text:line-break/>如果人民是腦殘, 那2018不會讓dpp大敗<text:line-break/><text:line-break/><text:line-break/><text:line-break/><text:line-break/><text:line-break/></text:span></text:p>
      <text:p text:style-name="P1"><text:span text:style-name="T1">鄭豐遠   |  2020.06.19 15:10   |   </text:span><text:a xlink:type="simple" xlink:href="http://palinfo.habago.org/Entry?Command=Information_PrintForum&amp;iPage=2#FORUM39694"><text:span text:style-name="T2">#</text:span></text:a></text:p>
      <text:p text:style-name="P3"><text:span text:style-name="T1">別人以命相許之事，不是八掛，不是口水，不是你能輕浮隨便"討論"的事。<text:line-break/><text:line-break/>請這位阿水律師自重，我們不喜歡玩文字遊戲，巴勒網就算說一個笑話都有一個笑話的重量，不是坊間講話當放屁的聊天室。</text:span></text:p>
      <text:p text:style-name="P1"><text:span text:style-name="T1">阿水律師   |  2020.06.19 14:45   |   </text:span><text:a xlink:type="simple" xlink:href="http://palinfo.habago.org/Entry?Command=Information_PrintForum&amp;iPage=2#FORUM39693"><text:span text:style-name="T2">#</text:span></text:a></text:p>
      <text:p text:style-name="P2"><text:span text:style-name="T1">陳醫師，<text:line-break/><text:line-break/>我第一個問題是：『為什麼你們當時被認為是用「地痞流氓」式的兵法來進行訴求？』<text:line-break/><text:line-break/>回答這個問題前，先對一下問題的焦點：<text:line-break/>為什麼林義雄在那位「資深醫師」眼裡是「地痞流氓」？這個問題您沒問，他沒說，您當時只有「無言」，這樣正確嗎？<text:line-break/><text:line-break/>請注意，任何人都不是中文系畢業，對於交談對象的用詞，請記得「正常化」（人同此心）。「地痞流氓」這個用語，在此情況應該是形容詞，形容某種特質的人，不能當名詞理解；因為您是問「那種人是哪種人？」。這應該可以合理解釋為這位資深醫師是認為林義雄的行事作風有「地痞流氓」的特質。再來，林義雄是當年黨外人士中的象徵性人物，所以黨外人士的訴求及抗爭方式，讓這位資深醫師留下類似「地痞流氓」的印象，而林義雄跟這群人混在一起，所以被歸類為「地痞流氓」。<text:line-break/><text:line-break/>您上一篇的文章所舉其他個案的例子及當時民眾的那些評語，都可以以此類推。所以，我才請教您：「為什麼你們當時被認為是用「地痞流氓」式的兵法來進行訴求？」<text:line-break/><text:line-break/>上面的問題全都是因為麥克風在國民黨手上嗎？可是，這還是要當時的黨外人士配合演出才行啊！當年的黨外人士是不是失察了什麼？請注意，我不是在檢討「黨外人士」本身，而是在現下當前如何從當年黨外人士抗爭的歷史經驗來爭取民心的支持？<text:line-break/><text:line-break/>之所以用「兵法」是為了能客觀討論，因為當然黨外人士據以訴求的理念，我舉雙手贊成，畢竟我是學這個的，我只是對做法有意見（先暫時不談我的意見）。所以，在做有品質討論時，請不要懷疑對我黨外人士的理念無法認同，我也不會從行為去反推內心，反正一切誅心或猜心的想法都不准有。同樣的，我也不會去猜您的心。<text:line-break/><text:line-break/>那麼，黨外人士在當年的情況下，為什麼要用那些「兵法」來抗爭呢？而且是用那些能被國民黨對社會大眾宣傳是「地痞流氓」式的兵法。這牽涉到是當時的民眾不理性？還是黨外人士不理性？也關係到究竟是那一方面的人沒有理性能力？（道德能力真的不好討論）</text:span></text:p>
      <text:p text:style-name="P1"><text:span text:style-name="T1">葉小慧   |  2020.06.19 14:34   |   </text:span><text:a xlink:type="simple" xlink:href="http://palinfo.habago.org/Entry?Command=Information_PrintForum&amp;iPage=2#FORUM39692"><text:span text:style-name="T2">#</text:span></text:a></text:p>
      <text:p text:style-name="P3"><text:span text:style-name="T1">阿水律師，<text:line-break/><text:line-break/>我很好奇，就您所述的「我只在意」的二點，全部都針對「當年」如何如何，與現在我們希望堅持的理性能力和道德能力，有什麼關係呢？特別是第二點，「如果再來一次，當年的黨外人士⋯⋯」更符合「文明水平」，符合什麼文明水平？當年規範的法律標準？還是被當年輿論洗出來的所謂文明水平？<text:line-break/><text:line-break/>身為六年級中班，我在大學以前對黨外人士確實有不好的印象，因為衝突誰會樂見？所以他們依法也付出代價。但我也認同社會運動者想要帶給社會的正面意義，特別是不人云亦云，進一步去了解為何衝突，以及當年的制度為何不能解決其訴求，若要解決其訴求必須做什麼樣的改變、付出什麼樣的代價等等。<text:line-break/><text:line-break/>我個人以為陳真醫師的文章凸顯最大的，就是有些人以前以黨外人士身份翻身之後，做的卻全與他們當初訴求和主張的價值，無論道德或民主自由等等，全然背道而馳，嘴上說說，但實際上幹的又是相反而狗屁倒灶的行徑，甚至比起當年他們撻伐的，還要有過之而無不及。<text:line-break/><text:line-break/>而且，陳醫師說的不全然是他個人爆料，更多是從過去到這些年的報紙都能找得出記載或蛛絲馬跡的，只是很多人在自己的小窗裡，沒看到所以不在乎。從這些黨外人士過去和現在的一言一行對比，我們更能夠看出哪些是真正在乎自己口中價值的人，而哪些是拿來招搖撞騙圖一己之利的人。<text:line-break/><text:line-break/>陳醫師說：「不管是過去或現在，不管誰當權，人們不去聲討執政者數以億萬元計的無數貪污舞弊，不去批評各種傷天害理無法無天的政治惡行，不去追究罄竹難書的各種貪贓枉法，卻反而去仇視批評者身上無中生有的一點灰塵，視之為滔天大罪。你覺得，跟時下之抹黑韓國瑜與韓流像不像？簡直就像時光倒流不是嗎？簡直就像同一部電影，找不同演員再演一次。如果這不是腦殘，什麼是腦殘？ 」<text:line-break/><text:line-break/>當中輕重的失衡我最近深有感觸，因為當我在個人版面對執政者的政策和做法有所疑問時，我更常面對的是被人質疑我太偏激等一堆關於我個人的指控，對我喜歡分享中國大陸的資訊語多批評，而非告訴我執政者的政策或做法對他們有什麼好處所以他們支持。我的意見很小眾，根本沒什麼人追蹤，其實不必關注我，有些人卻一直關注還持續這樣攻擊，讓我覺得難道我才是必須被監督的當政執政者嗎？我應該為不理解當朝政策負責？我是受害的民眾難道不能說話不能發怒？（這時候他們還會說我們有不讓你說話嗎？表明自己只是來「討論」云云。）<text:line-break/><text:line-break/>這些人當然不違法，也合乎社群規範，請問阿水律師認為這樣符合您所謂的文明水平嗎？<text:line-break/></text:span></text:p>
      <text:p text:style-name="P1"><text:span text:style-name="T1">阿水律師   |  2020.06.19 13:20   |   </text:span><text:a xlink:type="simple" xlink:href="http://palinfo.habago.org/Entry?Command=Information_PrintForum&amp;iPage=2#FORUM39691"><text:span text:style-name="T2">#</text:span></text:a></text:p>
      <text:p text:style-name="P2"><text:span text:style-name="T1">陳醫師，(不夾纏了，直來直往)<text:line-break/><text:line-break/>我的認知是，您在談這個：<text:line-break/>「本草綱目說，腦殘是絕症，無藥可醫。別說醫治，就連你想要讓腦殘相信他就是腦殘都很困難，幾乎不可能。但是，透過歷史倒帶，難道你都不會對自己的理性能力或道德能力起一點疑心？幾十年來，我們其實始終在同樣的文明水平上原地踏步而無絲毫進展」<text:line-break/><text:line-break/>那麼，從當年黨外人士的做法（請容我還是定位為「兵法」）以及當時社會普羅大眾的迴響來看，在現下當前我們是不是還要「始終在同樣的文明水平上原地踏步而無絲毫進展」？<text:line-break/><text:line-break/>還有，我自己從過去到現在還是堅守著底下的基本民主素養：<text:line-break/><text:line-break/>「民主社會對公德的監督自有一套透明的，普遍的，可以公共討論的民主機制，它對每個人都一體適用，但媒體爆料則缺乏這種機制，因而它在爆料對象的選擇上則難免有任意性，這意謂著主觀的偏見甚至其他鬥爭因素等都難免介入其中，而成了「爆料殺人」。而更關鍵的，乃是八卦爆料所製造的乃是「簡單容易的話題」（Easy talk），它會驅逐掉民主社會複雜的「以品質為主的話題」（Quality talk），最後造成政治討論上的「劣幣驅逐良幣」（Gresham’s Law）。泛道德法西斯由此而形成。」<text:line-break/><text:line-break/>所以，在歷史倒帶時，當年某位黨外人士如何如何，是不是人格者，是不是人渣，包括您個人，都不在討論之列。我只在意：<text:line-break/><text:line-break/>一、當年權貴階層以外的知識份子及老百姓是不是也具有腦殘的本質（理性能力或道德能力）？如果是腦殘，原因是不是完全如您所分析的？<text:line-break/><text:line-break/>二、如果能再來一次，當年的黨外人士在做法上是不是能更符合「文明水平」以便達到當年的訴求？<text:line-break/><text:line-break/>好，這是我跟您夾纏的討論方向，如果被刪了，那就是您認為這些都不足與論，那我就真的潛水了。</text:span></text:p>
      <text:p text:style-name="P1"><text:span text:style-name="T1">穎芝   |  2020.06.19 11:47   |   </text:span><text:a xlink:type="simple" xlink:href="http://palinfo.habago.org/Entry?Command=Information_PrintForum&amp;iPage=2#FORUM39690"><text:span text:style-name="T2">#</text:span></text:a></text:p>
      <text:p text:style-name="P3"><text:span text:style-name="T1">用了一個不中立的中選會、以無恥卑鄙、骯髒下流手段連任的蔡啥洨，竟然還想要擁有鐵一般的「鋼鐵韓粉」相挺？</text:span><text:a xlink:type="simple" xlink:href="https://reurl.cc/lVO8Nv"><text:span text:style-name="T4">https://reurl.cc/lVO8Nv</text:span></text:a><text:span text:style-name="T1"><text:line-break/><text:line-break/>韓市長之所以得民心，是他真正為人民做事，而不是用媒體假新聞、網路的下流造假的輿論、抹黑、抹紅、抹黃、羞辱政敵而贏得選舉，如果連這種基本道理都一無所知，我真懷疑他的博士學位是怎麼得到的！<text:line-break/><text:line-break/>可見像菜啥小這種爛咖，真的就是高高在上、自覺自命不凡的高尚權貴，混不知底層黎民百姓疾苦，只想周邊有奉承拍馬、逢迎諂媚的小人在旁伺候，最好選舉造勢或者全身穿著名牌服飾出巡的時候，身邊都要有一批如「鋼鐵韓粉」般的「拉拉隊」高聲迎頌：『總統好棒棒』等鬼話，這樣才能滿足她個人的虛榮！</text:span></text:p>
      <text:p text:style-name="P1"><text:span text:style-name="T1">陳默   |  2020.06.19 11:41   |   </text:span><text:a xlink:type="simple" xlink:href="http://palinfo.habago.org/Entry?Command=Information_PrintForum&amp;iPage=2#FORUM39689"><text:span text:style-name="T2">#</text:span></text:a></text:p>
      <text:p text:style-name="P2"><text:span text:style-name="T1">阿水兄弟的文字確實讓人看不太懂，看了有點雲裡霧裡，不知所雲</text:span></text:p>
      <text:p text:style-name="P1"><text:span text:style-name="T1">陳真   |  2020.06.19 10:58   |   </text:span><text:a xlink:type="simple" xlink:href="http://palinfo.habago.org/Entry?Command=Information_PrintForum&amp;iPage=2#FORUM39688"><text:span text:style-name="T2">#</text:span></text:a></text:p>
      <text:p text:style-name="P3"><text:span text:style-name="T1">阿水律師，<text:line-break/><text:line-break/>你是不是應該要好好看別人在寫什麼。我什麼時候有講過那些話？這跟什麼兵法不兵法有什麼關連？就算地上一根毛都沒有，也一樣會被說是滿地垃圾。你這麼 "單純"，連這樣也不懂嗎？我不認為你有誠意討論問題，你可能覺得這樣胡扯些有的沒的很好玩或是很怎樣，但我畢竟不是那樣的人。我不會無聊到跑到網路上來跟陌生人聊些不知所云的東西。<text:line-break/><text:line-break/>我得不客氣地說，若再胡扯，不管是蓄意或無心，我就直接刪文了。</text:span></text:p>
      <text:p text:style-name="P1"><text:span text:style-name="T1">欧阳阳   |  2020.06.19 10:10   |   </text:span><text:a xlink:type="simple" xlink:href="http://palinfo.habago.org/Entry?Command=Information_PrintForum&amp;iPage=2#FORUM39687"><text:span text:style-name="T2">#</text:span></text:a></text:p>
      <text:p text:style-name="P2"><text:span text:style-name="T1">阿水,<text:line-break/><text:line-break/>你的文字，我有时候也感觉「不知所云」，比如下面这段文字，你到底想表达什么？你所说的「地痞流氓」式的兵法是指谁？韓粉式兵法是指什么？<text:line-break/><text:line-break/>韓粉也好，绿粉也好，很多时候都是一种群体运动，这种群体运动往往都是情绪性占主导，这种群体运动如果能够在向善的力量的引导下，它就能给社会带来正面的推动作用；如果在邪恶的别有用心的力量的引导下，它就会给社会来来负面的破坏力；<text:line-break/><text:line-break/>韓粉的诉求其实很简单，就是对美好生活的一种向往，“台湾安全、人民有钱”；这是一种简单而朴素的追求！<text:line-break/><text:line-break/>而绿粉的诉求是什么？台独？反中？主要偏向政治意识形态，有点莫名其妙！理性分析，它既不符合他们自身的利益，也不符合台湾整体的利益！<text:line-break/><text:line-break/>就如当年的红卫兵，闹革命？打击走资派？这种莫名其妙的政治意识形态粉既伤害自身，也伤害社会！</text:span></text:p>
      <text:p text:style-name="P1"><text:span text:style-name="T1">阿水律師   |  2020.06.19 09:11   |   </text:span><text:a xlink:type="simple" xlink:href="http://palinfo.habago.org/Entry?Command=Information_PrintForum&amp;iPage=2#FORUM39686"><text:span text:style-name="T2">#</text:span></text:a></text:p>
      <text:p text:style-name="P3"><text:span text:style-name="T1">與陳真兄對話，應該是最輕鬆的，因為他頭腦清楚。過去我顧慮的只是他真的很忙，不纏著他，是因為捨不得。陳真兄的鑑賞能力及其專業（尤其是美國本質的專業），我無法可說，但心中一直質疑的只是他的做法（實踐理念的兵法）。<text:line-break/><text:line-break/>「人們不去聲討執政者數以億萬元計的無數貪污舞弊，不去批評各種傷天害理無法無天的政治惡行，不去追究罄竹難書的各種貪贓枉法」<text:line-break/><text:line-break/>很簡單，當年我們也批評。但是，當警察抓你闖紅燈的時候，你為什麼要質礙那位警察不去抓酒駕而要抓我闖紅燈。就事論事，如此而已。<text:line-break/><text:line-break/>接下來，我要問的是，為什麼你們當時被認為是用「地痞流氓」式的兵法來進行訴求？為什麼不像韓粉造勢大會，總是有熱情的韓粉留下來撿煙蒂、垃圾等等您可能認為「無聊透頂」或「不知所云」的韓粉式兵法。</text:span></text:p>
      <text:p text:style-name="P1"><text:span text:style-name="T1">穎芝   |  2020.06.19 07:20   |   </text:span><text:a xlink:type="simple" xlink:href="http://palinfo.habago.org/Entry?Command=Information_PrintForum&amp;iPage=2#FORUM39685"><text:span text:style-name="T2">#</text:span></text:a></text:p>
      <text:p text:style-name="P2"><text:span text:style-name="T1">《巍巍天山-中國新疆反恐記憶》這不是漢族與維族之間的戰爭 這是中國人與恐怖主義之間的戰爭 這是正義與邪惡的戰爭！我去你媽的新疆人權法案！<text:line-break/><text:line-break/></text:span><text:a xlink:type="simple" xlink:href="https://youtu.be/JX6OlX30nOc"><text:span text:style-name="T4">https://youtu.be/JX6OlX30nOc</text:span></text:a><text:span text:style-name="T1"><text:line-break/><text:line-break/>如果美國或台灣境內遭受如同新疆一樣的恐怖攻擊，不知道這兩個政府會怎麼做？</text:span></text:p>
      <text:p text:style-name="P1"><text:span text:style-name="T1">陳真   |  2020.06.19 01:28   |   </text:span><text:a xlink:type="simple" xlink:href="http://palinfo.habago.org/Entry?Command=Information_PrintForum&amp;iPage=3#FORUM39684"><text:span text:style-name="T2">#</text:span></text:a></text:p>
      <text:p text:style-name="P2"><text:span text:style-name="T1">卡韓政變 (252)：歷史倒帶<text:line-break/><text:line-break/>陳真<text:line-break/><text:line-break/>2020.06.18. <text:line-break/><text:line-break/>我寫東西通常就是自己寫自己看，沒什麼針對性，但常有人會私下來函辯解，以為我是在回應他，其實我不是。人們之所以常會以為我是在回應他，那是因為人們的想法通常極具「類型化」，意思是說，持有類似想法者往往是主流之聲，成千上萬，構成一種類型。我是在回應這樣一些無所不在的「類型」，而不是針對誰在回應。<text:line-break/><text:line-break/>先說幾個已經說個幾百次的故事。剛畢業時，在林口長庚和淡水馬偕工作，那時候已經是九零年代初期，政治已經一點都不恐怖了，但是洗腦餘韻猶存。那時候，林義雄剛回台定居，後來送我一本書叫做「去國懷鄉」，時間大約是1993年。有一天，我在醫師辦公室讀著這本書，一位比較資深的醫師看到了，很不屑地從旁走過，當眾丟下一句話說：「你怎麼在看那種人寫的東西？」我反問他說：「那種人是哪種人？」他更加不屑地說：「就是地痞流氓嘛。」<text:line-break/><text:line-break/>聽他這麼一說，於是我無言了。林義雄如果是地痞流氓，這世界上還會有誰不是地痞流氓嗎？<text:line-break/><text:line-break/>當然，我不會意外這位醫師這麼說，因為那就是當時的民意主流之聲，就如同我在高醫當了七年的「陰謀野心份子」，就如同時下把韓國瑜說成「流氓黑道」與「草包」一樣，國民黨當年也就是這樣定位黨外人士；特別是當時的年輕人與學生，更是重度腦殘，只要一聽到黨外，馬上就會「忠黨愛國心」大發，視之如寇讎，非常仇視與不屑，你幾乎找不到一個例外。<text:line-break/><text:line-break/>同樣也是在九零年代初期，因為在馬偕工作，我在淡水租了個民宅。房東是個年輕少婦，人很好。有一天，意外知道我是黨外之後很訝異，問說：「你是有讀過書的人，怎麼會這樣？」這樣是哪樣？「怎麼會跟那些穿拖鞋嚼檳榔的人鬼混？怎麼會去認同美麗島事件和民進黨那些暴徒？」<text:line-break/><text:line-break/>我很有耐心地跟他講解說，這些全是謊言，全是刻意扭曲渲染。結果，她聽我講話聽到後來，居然大聲笑了出來！對我笑說「你是醫生，不是應該讀很多書嗎？怎麼會相信這麼離譜的事？」她的意思是說我被地痞流氓和暴徒們給騙了，覺得我好幼稚哦，幼稚到讓她忍不住笑了。於是我又無言了。<text:line-break/><text:line-break/>你知道黨外時期，台灣社會針對黨外的印象和主要議論是什麼嗎？其實就跟現在完全一模一樣，簡直就像時光倒流。大家認定黨外就是一群地痞流氓，一群陰謀野心份子，一群不識幾個字的草包，滿口檳榔渣，沒有思想，沒有腦袋，只會罵幹你娘，只會謾罵政府，而且都是受中共指揮，拿中共的錢，企圖破壞我國的民主自由，破壞社會安定祥和。<text:line-break/><text:line-break/>你知道當時的知識份子們講到黨外都是討論一些什麼嗎？比方說討論「關於黨外或民進黨的抗爭，對社會造成什麼樣的傷害？讓大家付出多少社會成本？一場群眾演講或聚會，地上製造多少垃圾？多少煙蒂紙屑？累壞多少清道夫？影響多少交通？害多少人無法準時上班上課？害多少人就醫途中受阻等等等；要不就是「很有理性」地指出黨外或民進黨「缺乏思辯能力，只會謾罵，沒有政見，只會亂批評，沒有建設性的意見」，「很偏激」，「破壞團結」，「從不遵循體制內的管道去反映意見給政府參考，只會亂罵」，「基本上就是一群貪圖權力的草包」、「人格偏差心術不正」等等等。<text:line-break/><text:line-break/>「缺乏正當性」，「付出多少社會成本」，「草包」，「沒有政見」，「缺乏建設性意見」，「言行不負責任、亂開空頭支票、沒有行政能力」， 「只會謾罵」、「支持者都很沒水準」等等等，幾乎就是關於黨外的一切「討論」。我曾經在黨外雜誌上寫過一篇文章，分析這類所謂「討論」，其所發出的每個「問題」本身，都已經含有「現成的答案」了。那就好像「討論」說：「你對陳真這個草包有什麼看法？」答案都已經包含在問題裏頭了，這樣還要討論嗎？<text:line-break/><text:line-break/>簡單說，黨外就等於「沒水準、「草包」、「偏激」、「人格偏差」、「貪圖權力」、「反民主、反自由」、「中共同路人」等等的代名詞。你覺得，跟時下之抹黑韓國瑜與韓流像不像？簡直就像時光倒流不是嗎？簡直就像一部電影的錄影帶，倒帶再看一次那種感覺。<text:line-break/><text:line-break/>不管是過去或現在，不管誰當權，人們不去聲討執政者數以億萬元計的無數貪污舞弊，不去批評各種傷天害理無法無天的政治惡行，不去追究罄竹難書的各種貪贓枉法，卻反而去仇視批評者身上無中生有的一點灰塵，視之為滔天大罪。你覺得，跟時下之抹黑韓國瑜與韓流像不像？簡直就像時光倒流不是嗎？簡直就像同一部電影，找不同演員再演一次。如果這不是腦殘，什麼是腦殘？<text:line-break/><text:line-break/>我也常舉個例，話說1989年，我在XX醫院實習 (不想傷害人，姑隱其名)，輪值精神科時，有一天，有個民進黨員因為在一次抗爭中被警棍傷及頭部，導致癲癇發作與憂鬱問題住院。有位精神醫學界大老前來指導大家怎麼看診。他一看到病歷上寫著「民進黨籍」，立即叫大家「要小心，要細心，要有能力看出問題」，看出什麼「問題」呢？<text:line-break/><text:line-break/>醫界大老說，「這位病人很特別，是個民進黨員，這時候我們就要特別去注意什麼呢？要特別注意他有沒有酗酒，有沒有吸毒，有沒有前科，有沒有人格方面的異常，更要特別注意他是否有被害妄想。這些人都一直覺得政府要迫害他們。」<text:line-break/><text:line-break/>我當場一聽到這麼腦殘的講課，忍不住噗嗤一笑，笑出聲音來。笑完之後，當下立即發覺自己笑太大聲了，於是就抬頭四望，居然看到在場幾十個醫生、護士和護理系學生，統統點頭如搗蒜，表示很佩服這位醫界大老非常細心的觀察力。<text:line-break/><text:line-break/>當時，如果這位醫界大老知道我是民進黨建黨黨員，而且當時身上還揹著一個叛亂案，是不是要把我也抓起來觀察一下我有沒有酗酒，有沒有吸毒，有沒有前科，有沒有人格方面的異常，有沒有被害妄想？<text:line-break/><text:line-break/>現在，顏色變了，如果他知道我是韓粉，而且還是統派，熱愛祖國，是不是要把我也抓起來觀察一下我有沒有酗酒，有沒有吸毒，是不是草包，有沒有人格方面的異常，有沒有被害妄想？<text:line-break/><text:line-break/>這位醫學大老現在非常非常綠，而且居然還搖身一變，變成「數十年的社運元老與黨外元老」，真是很無恥；他不但連一天的黨外、一天的社運也沒做過，而且當年就是站在惡的一方。時下之人渣黨，十之八九就是這樣一種人。這就是政治，這就是歷史的基本樣貌，滿口胡謅，一片謊言。但我現在不是要講這個，而是想說，各位不妨想一想自己所言所思所作所為所想所問，究竟是你自己獨立思考所得？或者是你其實就是眾多腦殘之一？<text:line-break/><text:line-break/>本草綱目說，腦殘是絕症，無藥可醫。別說醫治，就連你想要讓腦殘相信他就是腦殘都很困難，幾乎不可能。但是，透過歷史倒帶，難道你都不會對自己的理性能力或道德能力起一點疑心？幾十年來，我們其實始終在同樣的文明水平上原地踏步而無絲毫進展。唯一進展就是：無數人渣當大官，名利雙收，財源滾滾，如此而已。<text:line-break/><text:line-break/>我的財產至今仍是負數，預計還得差不多十年才能打平，還清房貸。除了小時候一直當班長，中老年好不容易才當上家長，其它什麼長都沒當過。但我發現昔日「同志」們，縣長是基本款，部長只是過渡小站，董事長之職缺更是業餘項目，一人身兼多職，族繁不及備載；至於財產，至少多出了三、四個零。他們不是在從政，而是把政治當成一門無本生意，只要會騙、敢騙、敢嗆中國大陸，保證幾代榮華富貴吃喝不盡。<text:line-break/><text:line-break/>台灣的所謂民主所謂政治，基本上就是這麼一回事，貪婪腐敗，不堪聞問。</text:span></text:p>
      <text:p text:style-name="P1"><text:span text:style-name="T1">陳真   |  2020.06.18 23:02   |   </text:span><text:a xlink:type="simple" xlink:href="http://palinfo.habago.org/Entry?Command=Information_PrintForum&amp;iPage=3#FORUM39683"><text:span text:style-name="T2">#</text:span></text:a></text:p>
      <text:p text:style-name="P3"><text:span text:style-name="T1">萬康，是力民，不是立民哦。我幫你改過來了。<text:line-break/><text:line-break/>另外，我不認為李世默講得好，聽了幾段就聽不下去了。<text:line-break/><text:line-break/>一來，內容不認同，比方說香港問題不是什麼「對經濟不滿及社會不平等」的什麼「政治化」的結果。這根本就是鬼扯蛋。也許這就是一種「話術」，先迎合西方的抹黑宣傳，讓對方願意聽下去，然後再偷偷加一句語焉不詳的什麼「被政治化了」，「被 (西方勢力) 干預了」。<text:line-break/><text:line-break/>我受不了這種睜眼說瞎話。一就說一，二說二，拐彎抹角混淆視聽是不對的。香港是英美的囊中物，香港動亂就如同西方勢力在世界各地所製造的成千上萬次動亂之一，隨便一個藉口都能搞得腥風血雨，沒有人會把藉口當成真實理由。這就好像日軍侵華，難道是因為一個日本士兵失蹤所致？<text:line-break/><text:line-break/>二來，態度不認同。你看那些西方人他媽的那種嘴臉，李先生何必唯唯諾諾陪笑臉、窩窩囊囊講些不痛不癢的違心之論？如果是我，馬上宣佈散會，沒什麼好談。任何人如果想談，態度就該放尊重一點。西方人那種嘴臉，那種腦殘言論，實在太荒唐。<text:line-break/><text:line-break/>但我能理解主流媒體就是喜歡聽這類似是而非的論調，喜歡看華人這種唯唯諾諾的態度；如果你不這樣乖巧，麥克風早就關掉了，根本不可能讓你講。<text:line-break/><text:line-break/>當然，我不會把箭頭指向李世默。有些東西我只要求自己，別人只要不是太離譜，我不會對之譴責，因為如果連這樣也要譴責，我們的聲音就更微弱了，也許總該有些人就是要這樣溫溫吞吞閃閃躲躲地講話，好讓一些人有機會從中聽到一點微弱的真相。</text:span></text:p>
      <text:p text:style-name="P1"><text:span text:style-name="T1">阿水   |  2020.06.18 17:56   |   </text:span><text:a xlink:type="simple" xlink:href="http://palinfo.habago.org/Entry?Command=Information_PrintForum&amp;iPage=3#FORUM39682"><text:span text:style-name="T2">#</text:span></text:a></text:p>
      <text:p text:style-name="P2"><text:span text:style-name="T1">陽陽兄，<text:line-break/><text:line-break/>那篇總回文只是想再跟您對一次討論的焦點，既然是我誤會您的原意，那就沒問題了，因為如您所說我們理念其實是相通的，其他只是名詞的爭議及對事實的理解不同。<text:line-break/><text:line-break/>我只能以台灣的經驗跟您說，台灣的防呆機制「沒有實際效果並不明顯」（我知道您是在講美國），是因為在台灣被綠營政客長期以來破壞防呆機制，以致無法防呆。例如黨政軍退出校園的結果，民進黨進去了；媒體開放以後，親綠的財團進去了。以前馬英九還會尊重憲政體制，監察院長及中選會主委還會選派非執政黨人士，立法院也操控不了王金平院長及居於多數的國民黨立委。如今幾乎五權歸一統，真的變成綠色全面執政了，所謂的權力分立不見了。<text:line-break/><text:line-break/>還好，司法院的司法系統比較獨立，警方以社維法散播謠言移送法院來侵害人民言論自由的案子，法院多數裁定沒有違法；太陽花攻佔行政院的案子在二審也改判有罪。但大法官從同婚、通姦除罪化等問題也開始濫用釋憲權，輕忽民主體制下的重大變革應該重視立法的民主溝通過程，而似乎可以預測廢死（廢除死刑）將來可能用釋憲來解決，如此這般累積多年台灣立法院懸而未解的議案，被大法官快清空了。<text:line-break/><text:line-break/>當一個國家防呆機制失靈，就是孔子所稱的「危邦」，而且台灣民主憲政的敵人目前不是中共，是蔡英文等受美國操控的集團。看看當時馬英九在太陽花學運時，是怎麼被台灣的法律人批評的：<text:line-break/>『中研院社會學研究所研究員、台灣大學社會學系教授瞿海源指出，總統馬英九以黨主席身分控制行政、控制國會，乃至某個程度也控制司法，他本身或他帶領的政府嚴重破壞憲政體制，「國家產生很多次危機，都是馬英九自己引起的」，瞿海源表示，馬政府到現在為止，尤其是執政第二年，一直在破壞憲政，「這是不對的，對台灣非常危險」。<text:line-break/>行政機構總統不能控制國會，行政與立法是制衡關係，行政權不能大於立法權，也不能指揮立法權。瞿海源說，學運以來馬政府包括他自己跟江宜樺院長，對學運的訴求幾乎相應不理，還火上加油，這不是總統或院長該做的，對社會動盪他們要負最大責任。』<text:line-break/><text:line-break/>現在這些聲音呢？原來的那幫法律人有沒有站出來指著蔡英文說「這是不對的，對台灣非常危險」？真的整個台灣都呆掉了！<text:line-break/><text:line-break/>好了，謝謝您這段時間的指教，潛水去了。以後就偷看您的留言了。<text:line-break/></text:span></text:p>
      <text:p text:style-name="P1"><text:span text:style-name="T1">欧阳阳   |  2020.06.18 16:31   |   </text:span><text:a xlink:type="simple" xlink:href="http://palinfo.habago.org/Entry?Command=Information_PrintForum&amp;iPage=3#FORUM39681"><text:span text:style-name="T2">#</text:span></text:a></text:p>
      <text:p text:style-name="P3"><text:span text:style-name="T1">阿水,<text:line-break/><text:line-break/>你的文字看上去好像是要反驳我，但是实际内容有好像是在认同我！<text:line-break/><text:line-break/>其实，中共也是如此，他们连向台湾，香港推销自己体制的意图都没有，更何况其它国家？但是一些西方政客文人，却总是蛮霸地向世界推销他们的体制，甚至使用武力，这就是差别！<text:line-break/><text:line-break/>究其根源，大概是中西方文化的差异，<text:line-break/><text:line-break/>我前文也有提到：<text:line-break/>“美国四处干涉他国，造成中东等无数国家的灾难，与马克思主义思维一样，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5">杂</text:span><text:span text:style-name="T1">的利益共同体。从这个角度讲，二元理性产生的是一种促使组织结构不断退化分解的野蛮文化，而多元理性产生的则是一种促使组织结构不断集中复</text:span><text:span text:style-name="T5">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text:line-break/>我们的和而不同，当然不是要消灭对方！</text:span></text:p>
      <text:p text:style-name="P1"><text:span text:style-name="T1">欧阳阳   |  2020.06.18 16:14   |   </text:span><text:a xlink:type="simple" xlink:href="http://palinfo.habago.org/Entry?Command=Information_PrintForum&amp;iPage=3#FORUM39680"><text:span text:style-name="T2">#</text:span></text:a></text:p>
      <text:p text:style-name="P2"><text:span text:style-name="T1">阿水,<text:line-break/><text:line-break/>感觉你的回复逻辑有点混乱，让人不好理解！<text:line-break/><text:line-break/>首先，你的文字总结是不符合我原文的本意；<text:line-break/><text:line-break/>我有说“实践是检验真理的标准”，我有说“中西方两套制度可以并存，在竞争中发展”，我有说历史实践证明“西方社会的那套“防呆机制”的实际效果并不明显。<text:line-break/>我也有说“中国的制度并非完美”！<text:line-break/><text:line-break/>我有揭露西方體制的一些弊端，但目的并不是要否定西方體制，我想表达的是西方可以发展他们的体制，中国也可以发展自己的体制，两种体制可以竞争发展！<text:line-break/><text:line-break/>我的文字中从来没有向西方推销中国体制的意涵！这毕竟是他们自己要做出的选择！<text:line-break/><text:line-break/>至于你说的一段“心得”，与我前面文字的意涵基本雷同！</text:span></text:p>
      <text:p text:style-name="P1"><text:span text:style-name="T1">張萬康   |  2020.06.18 16:13   |   </text:span><text:a xlink:type="simple" xlink:href="http://palinfo.habago.org/Entry?Command=Information_PrintForum&amp;iPage=3#FORUM39679"><text:span text:style-name="T2">#</text:span></text:a></text:p>
      <text:p text:style-name="P3"><text:span text:style-name="T1">看了力民貼的視頻，對李世默很佩服，但也想到他被大家包圍，輪流發問，這正相當於中國的處境。中國是大國，經濟等各方面實力很夠，但中華人民共和國正式加入世界的年齡其實很年輕，改革開放後的成果是在90年代中、後期才開始的，這十年來尤其進步太快。我覺中國就像一個強壯的青少年，這在人的成長期是關鍵，在國家體質上也是。青少年容易沒自信，或自信過頭，中國皆是。青少年比較叛逆，但大陸當局倒沒啥叛逆，相當沉穩。<text:line-break/><text:line-break/>叛逆不等於壞，但我不客氣的說，不少大陸公知挺壞的，他們自居有開明進步的西方腦袋，認為中共是邪惡的，前天有個在大陸工作的台灣朋友說，一大陸同事告訴他自己是「精神上的台灣人」。我朋友聽了臉上八條線，他對這種迷戀港台民主自由的小清新不敢恭維。大多年輕的自由派（恨國黨）倒不是壞，但蠻扭曲的，也識見有限。有個大一女孩告訴我，他們那邊查不到華涌，被屏蔽了（只因我告訴她華涌一臉濁氣，她說很想看）。這女孩說，她身邊很多腦殘的青年人，認為被屏蔽的人都是說真話的人。同理認為牆外的聲音才是對的。她說他們很煩人，平時很愛講「房間裡有一隻大象」，我說那真巧，有些台灣又覺醒又文藝的青年也愛講這句。<text:line-break/><text:line-break/>我覺心態很要緊。很多大陸自由派到底是在批評大陸不進步，還是只是想說自己很進步？這造成討論任何事情都變成沒有討論，根本是拒絕對話了。反對中共的大陸人猛烈的講政府不值得信任，政府就是壞，官員就是糟糕，是在危害人民。以一種戾氣很重的方式在狂噴。其實他們有討論事情嗎？我覺沒耶。<text:line-break/><text:line-break/>好比前幾年「低端人口」事件，在立場上我是站在低端人口這邊的，這讓我立刻想到97年台北「14號、15號公園拆遷案」。維基百科把這事件寫得算詳細。當時為了蓋這兩個公園，拆除林森北路巷弄內的一片老房子。這裡我在92年去攝影過，可說是貌似貧民窟。市長陳水扁違反「先建後拆」的承諾，在民眾、台大城鄉所師生的抗爭下將此區域強制拆除。阿扁為何非要急著拆？說是麥可傑克森住在旁邊的高級酒店，俯瞰一片矮房子時對身邊接待者說這裡好醜陋，所以阿扁想美化市容。這蠻瞎的，麥可何辜？<text:line-break/><text:line-break/>維基百科裡面講到此一區域失火。<text:line-break/><text:line-break/>「1997年3月3日晚上至3月4日清晨，公園預定地總計陸續發生六起火警，其中四起幾乎立即撲滅；但發生於3時11分後的兩起火警沿燒迅速，90分鐘後才將火勢撲滅，沿燒面積約三百坪、135戶。警方在現場逮捕涉嫌縱火的康姓男子，但調查後因罪證不足而將康男飭回。隨後，陳水扁指示台北市政府警察局全力偵辦此案，並懸賞破案獎金新台幣一百萬元。」<text:line-break/><text:line-break/>維基百科沒寫的是，當時坊間的傳言是市政府派人偷放的火。最後是用火災（公共安全）當理由去強制動手的。火災的五天前就已經有一個老人上吊自殺抗議。當時抗爭的事情鬧了好一陣，一波接一波。<text:line-break/><text:line-break/>北京低端人口的事情，也跟火警問題有關。我不會說八成是北京官方派人偷放的火。我只說不能以公共安全（火災）當理由就對人民輕率或粗魯行事。共產黨不為人民著想就不叫共產黨了。這不必搬出啥左翼的理論或大慈大悲的佛法或雞湯，我的個性容易傾向挺低端人口，就這麼簡單。今天我若是大陸恨國黨，當我知道97年台北市政府疑似派員縱火的資料，我肯定很亢奮，開始散播北京官方縱火的說法。也可能他們不曉得台北的事情但也這樣散播？這我不知道。當時我只看過一些文章但沒去微博看，至於豆瓣上頭，很多文青在暱稱前加個「低端人口」，我覺蠻好，政府馬上感受到壓力，記得好像人民日報立刻發表社論表示要改進作法。這是2017年秋天的事。然而兩年半以來，公知、自由派、恨國黨越來越扭曲，低端人口時期好像相對清新單純？<text:line-break/><text:line-break/>為何前面我提到北京官方不可能派人去放火。這就像我不認為中共會想稱霸世界。我覺中共不會這樣做，也沒必要這樣做。基本上鄉下我不敢說，在北京放這種火不大可能，北京人哪是好惹的，到處是眼睛、嘴巴，以及手機攝影。而且無論在鄉下或北京，既然他們把中共講得那麼霸道，當局直接硬拆房子和驅離居民即可，哪還有必要放火？那麼為何台北市政府會被懷疑故意叫人縱火？只因台灣的民主當年就「進化」到爾虞我詐的局面。我不是替中共開脫的意思，對執政者有一定的懷疑是必要的，但每一樁事情都一樣，中共（和世界各國的政府們）可以被挑的毛病是不會少的，故此具體來談問題即可，不必太跳躍。中共比起全世界西方國家，它是最怕網民，最尊重網友的，被轟之後去修正的速度都還算快。西方國家的政府哪這麼重視網友意見。台灣現在的政府重視過網路上的反對意見嗎？這不是說中共多好，而是網路陰錯陽差成為中國民主的重要工具。<text:line-break/><text:line-break/>大陸是內憂外患。內憂是恨國派的扯後腿，好比作家方方。疫情期間她所寫的《方方日記》實在離譜。這已經是作者品格的問題了。但大陸的恨國派文青很捧，幫忙噴政府無限上綱，盡情發揮幻想，直到美國疫情出大事後才有些文青醒悟。<text:line-break/><text:line-break/>更麻煩的是外患。看到視頻中李世默在從容的對抗、闡述著，我比較感到放心些，佩服大陸有人才願意站出來。我敢保證恨國派說不過他，不光是口才問題，而是見識，以及淵博。至於善良，恨國派和台灣綠營覺青、藍營反共的人一樣都認為中共邪惡，台灣和他自己才是善良的。在我看李世默才叫善良。未經考驗的孤寂不叫真正的孤寂，未經世事、缺乏識見的善良恐怕不一定叫善良。不過我對李世默不了解，可能說太快？他的視頻我第一次看。<text:line-break/><text:line-break/>＃<text:line-break/><text:line-break/>昨天我在臉書介紹金燦榮、金一南。順提及金一南有一個視頻，講自己2000年去英國參加軍官班的課程，有二十六個國家、三十幾個軍官參加。一日主辦單位要大家抽籤，規定此後每天的某堂課由兩個軍官上台報告15分鐘，簡介自己國家的體制、憲法、政局種種，之後再來5分鐘開放問答。結果最抽到頭籤的是愛沙尼亞的軍官和金一南。於是全場鬨堂大笑，大家心想，且看到時候聽他怎麼談中國。只因全世界只剩五個共產國家了，大家對共產國家有成見，想看他笑話。下課後捷克軍官跑來告訴金一南，你別上當，15分鐘能講啥社會主義，你談談中國古代歷史或啥四大發明就好，混一混得了。金一南本來覺得有道理，但後來他在圖書館準備報告資料時，他猛然想到，為什麼我不能講社會主義與中國？我不該迴避，而且也無法迴避，人家最感興趣的就是這個。金一南表示，這個念頭如電光石火一般，嘩的一剎那間，他想起藝術上有句話：「藝術的疑慮中，第一個念頭最好。」於是他來勁兒了，決定迎戰。<text:line-break/><text:line-break/>報告當天，愛沙尼亞軍官先講。這位軍官講起全國人民發起手牽手愛國的活動（台灣也模仿過，牽手護台灣），展示脫離蘇聯的決心。全場騷動，歡鬧。輪到金一南上場，15分鐘內他只用兩張圖片滔滔講述。簡單，有力，清楚，一張是1900年八國聯軍打進北京的照片，一張是2000年的中國照片。全場鴉雀無聲，聽得專注。講完後全場掌聲如雷。英國老教官泰勒點點頭，對他說：「你講出了你們的合理性。」這個教官向來反共（甚至反對移交香港），在此之前在課堂上幾度和金一南相互激昂辯論過。金一南在視頻節目中提供他和泰勒合影的照片。我覺泰勒的模樣充滿風度教養，貌似義大利足球教練「銀狐」里皮。<text:line-break/><text:line-break/>下課後，菲律賓軍官說我真欣賞你，我要跟你合影。印度軍官說，今晚我一定要去宿舍拜訪你。當晚印度軍官來了，送他一條領帶，兩人聊天，對方感慨說，我們兩國不和，但在歷史上面對西方的侵略和宰制，我們兩國有共同的歷程。這兩人的風範讓我有點感動。他倆珍惜自己對國家的責任，彼此珍惜。<text:line-break/><text:line-break/>話說我在臉書寫了上述這些內容。一位藍營反共的朋友私訊我，對我撻伐金燦榮、金一南。她說聽你講過後我去油管找他們的視頻，看到金一南的這個（標題如下）：《对白·让我们和更好的你聊聊 EP06金一南将军最新震撼演讲：美国为何打压华为？》她說根本是提供愛國鴉片！對青年吹噓中國，滿腦子中國夢。至於金燦榮，她貼給我她找的一段，是老羊貼過的，金燦榮一改搞笑模樣，神情嚴肅，講兩岸關係目前確實糟糕到讓人憂慮（這其實是重點），結尾講中美若真要開打，中國必勝（這其實不是重點）。這朋友嘲笑說，哈哈哈哈，果然是強國自信，支持打一仗。<text:line-break/><text:line-break/>朋友的這種反應，老實說我挺痛苦。我想起講話神經兮兮，常鬼扯自己知道什麼祕密的楊世光講過一句，這是朋友轉述的，大意是：「台灣真正的問題倒不是在反中，而是反共。」不以人廢言，楊世光這句是有道理的。藍營群眾和綠營基本上因為反共仇共而合流，這是台灣的現況。我那朋友厭惡綠營，但對中共怎麼懷有這麼大的偏見和預設立場。金一南或許不是那種「現代性」氣味很騷的學者，但氣宇端正厚道，傳遞素樸的愛國精神，講述世界史、中國近現代史科普（他有立場但客觀，這是他的鍛鍊和修養所致），對青年有勵志作用，亦可給人格面打基礎。我不會小看金一南，聽到他的聲音、節奏，我覺這個人給我信任感，很溫和，不是假溫和。他講的東西或許歷史課本上講過了不少，不難想像恨國派、台灣新舊黨國的青年或中年都感到膩味了，可我覺有些底子是很重要的，需要複習的，包括復盤。真要說，我比金一南還老派哩，我常跟大陸青年講，你知道什麼叫「一把炒麵一把雪」？他們說不知道，於是我開始撻伐和嘲笑他們（當然是朋友間開玩笑的），解說之後我補一句：其實我上個月才曉得。<text:line-break/><text:line-break/>至於金燦榮，他很博學，是奇才。他也是有立場，但分析時十分客觀細膩。正常人很少會說自己是金燦榮的粉絲（因為有時他有綜藝化之嫌），但不會否定他的視頻值得看。他的那段視頻哪是講中共支持打仗，完全不是啊，他講的是中共的處境挺吃力的，不能打也不想打但不能把中國逼急了，頂多就是喊喊口號、鼓舞士氣地講不畏戰（記得陳真說是走夜路吹哨子——壯膽），希望美國懂事的專家要能提醒美國不要弄成兩敗俱傷。藍營朋友都這樣看大陸的資訊，何況綠營朋友？兩金已經夠溫和理性了啊。<text:line-break/><text:line-break/>從李世默被洋人學者們「圍攻」（或說舌戰群儒）的圖景，夜半忽然想到金一南面對同學們（一群像是參加營隊的老孩子們）的訕笑眼光，我覺中國實在辛苦，有點憋屈。在話語權上中國實在不是強國，甚至很弱，以美英為首的西方世界不歡迎中國崛起。但，李世默、金一南、金燦榮是昂首的，自信的，從容的，有實力的，爭氣的。說他們是鬥士可能說大了，但中國有能人，我看了還算慶幸，感到安慰。大陸轉播球賽時，如果輸的隊伍是惜敗，踢得很好但不幸輸了，評述員習慣這樣講：「他們可以昂然離開球場。」人生如戲，未來的歷史發展會怎樣？我只能說昂然的人會昂然的。大陸有個用語「悠著點兒」，李世默和兩金身上也有點這種特質。亦有大氣在。</text:span></text:p>
      <text:p text:style-name="P1"><text:span text:style-name="T1">阿水   |  2020.06.18 14:02   |   </text:span><text:a xlink:type="simple" xlink:href="http://palinfo.habago.org/Entry?Command=Information_PrintForum&amp;iPage=3#FORUM39678"><text:span text:style-name="T2">#</text:span></text:a></text:p>
      <text:p text:style-name="P2"><text:span text:style-name="T1">總回陽陽兄：<text:line-break/><text:line-break/>因為您過去曾指出的我矛盾，所以也想跟您分享我對您歷來的論述的心得：您對有些問題的論述偏向結果論（結果的形成有很多原因，但您常從熟悉的結果來否定、肯定或分析您不熟悉的原因。）<text:line-break/><text:line-break/>比如說，先前我們糾纏不休的防呆機制：<text:line-break/><text:line-break/>一、請您回想一下，當您還在跟我糾纏「防呆機制」的定義時，直接跟我說西方那套防呆體制沒什麼用，如果多數人都是愚蠢，再怎麼民主與防呆，還是一樣會有愚蠢與暴行；而且您從是美國野蠻行為的這個結果，來否定美國的大部分體制（含防呆）。<text:line-break/><text:line-break/>二、您還提醒我，不要執著於細節，拉著我快看美國是怎麼的野蠻等等宏觀的面向。不可否認，您對美國野蠻的行為很熟悉，但是造成這個野蠻行為的原因，您確定您已經掌握了嗎？請不要忘記：美國還是世界第一強權，而芬蘭在聯合國一些莫名其妙指數統計的結果，是「全世界最幸福的國家」；還有，國家的體制是適用於國內，是以國內全體國民利益為主要考量，對於外國及世界就不是採用民主自由了；國際間的國際法對美國而言可有可無，就個人來說，外國人對美國政府不能主張居住遷徙的自由，因為這是美國人的基本人權，外國人不適用。因此， 您以結果來否定西方體制，沒有考慮是否還有其他因素，這在論理法則上是不正確的。<text:line-break/><text:line-break/>關於體制及中國的法治，我的心得是：<text:line-break/><text:line-break/>１　大學一年級，我的憲法老師在第一堂課就提醒我們：「任何社會學科或社會改革的思維模式，都不能如自然學科一樣，認為電燈炮壞了，再換一顆就好了。」。這幾十年下來，這個銘言越看越對，越品越有味；而違反上述銘言的下場，可以從「阿拉伯之春」變成阿拉伯寒冬等等多數國際上類似的例子（尤是美國主導的）來印證，也少有例外。簡單來說，中國若是以換燈炮就會好的思維來進行「自由民主」改革，反而會按慣例變成一條美國養的狗。<text:line-break/><text:line-break/>２　我老師是留德的，是喝洋墨水的，可以推論我老師上述的銘言，在西方是社會學科的基本常識，也是西方政治改革累積的經驗，如此可以提出一個假說：西方民主國家以國內法、經濟制裁等強制手段要求中共實施「民主自由」體制，這不是蠢而是壞，是別有所圖，不是為了中國人民的利益。因為，上述「換燈炮」的道理他們都知道，竟然要求中共反其「道」而行。<text:line-break/><text:line-break/>３　西方的體制是不是比中國的體制好呢？以我目前粗淺研究的假說是：不見得。因為中國從過去到現在都不是承平時期，要面對以美國為首的帝國主義國際集團四面八方、無孔不入的襲擊，任何民主國家遇此危急狀況都會調整體制、修改法律，如同台灣過去制定「動員戡亂時期臨時條款」一般的限制人民的民主自由，整個國家的體制也將傾向於專制，以應付強大的敵人。以這個觀點及中國的良善表現，反而可以說中國現在的人民民主專政體制是此時此刻最適宜的體制。<text:line-break/><text:line-break/>４　小魚兄曾跟我提過中國的民商法有超越台灣的趨勢，正好與我的觀察不謀而合。民商法及民事訴訟法等相關制度與對付西方帝國主義沒有必然的關係，而且中國的民商法、民訴訟法沿襲西方大陸法系的價值與制度，對其國際貿易的發展相當有利，因為當中國越重視法治（法的安定性、可預測性）且其規定與實務與西方國家無重大差異時，外商就越有安定感也願意在中國做事貿易，外國法院也會准許中國法院的民事判決在其本國執行，對此我印象深刻的例子是：以色列高等法院曾在中以兩國沒有簽訂司法互助互惠條約而且過去中國法院也沒有相關判決先例的條件下，以中國法律及其實務，中國法院可以合理預測也會承認以色列法院的民事判決，因而准許中國法院的民事判決可以對以色列人的財產強制執行。因此，中國在應付帝國主義之餘，其他民商法治方面，較諸西方文明國家並不遜色，甚至超越台灣。<text:line-break/><text:line-break/>最後，我想跟您說的是：對於西方的民主法治體制，不能以其行為野蠻就輕易否定，還要想到是否其中另有緣故？多去瞭解可做為中國「體制內」改革的參考；而對中國法治的瞭解，就是搬到大陸生活的重要參考囉！</text:span></text:p>
      <text:p text:style-name="P1"><text:span text:style-name="T1">陳真   |  2020.06.17 17:26   |   </text:span><text:a xlink:type="simple" xlink:href="http://palinfo.habago.org/Entry?Command=Information_PrintForum&amp;iPage=1#FORUM39677"><text:span text:style-name="T2">#</text:span></text:a></text:p>
      <text:p text:style-name="P2"><text:span text:style-name="T1">偉梵，<text:line-break/><text:line-break/>我不覺得越往南部腦殘盛行率越高，這個病基本上是不分紅藍綠的，特定答案的表面正確性不足以做為一種判準。如果要以表面答案來判定，那麼，過去國民黨無法無天的年代，越是北部，腦殘越多，幾乎無一倖免，而南部才是做出所謂正確選擇的一方。<text:line-break/><text:line-break/>曾幾何時，國民黨借屍還魂，借殼上市，改名民進黨，外號人渣黨。過去打經濟牌，無往不利；經濟牌一出，誰與爭鋒？只要喊一聲安定祥和，一切狗皮倒灶傷天害理之事統統可以橫行無阻。<text:line-break/><text:line-break/>大約1996年，黑金教父貪污老賊李登輝實質掌權後，在美國授意下，廢棄經濟牌與安定牌，全面掌控媒體與各層級教育體系與教科書，啟動仇中反華洗腦工程，直到今天，製造出另一波腦殘疫情，表面症狀 「內容 」不同，但表現 「形式 」卻無兩樣。<text:line-break/><text:line-break/>這話什麼意思呢？比方說，一個人有幻聽或妄想，不管他聽見什麼樣的聲音內容，形式上一樣都是幻聽；不管他是被害妄想或色情妄想，統統都是妄想。腦殘也一樣，腦殘內容容或有異，腦殘本質卻如出一轍。當然，這倒不是說內容不重要，而只是說它們一樣都是腦殘。<text:line-break/><text:line-break/>形式是事物的本質，但是內容還是很重要。著迷於經濟而忽略一切惡行，相較於著迷於仇中反華而忽略一切惡行，甚至為虎作倀，認賊作父，傷害性顯然要小許多，而後者卻是毀滅性的。<text:line-break/><text:line-break/>如果為了善，為了公義，毀滅就毀滅，有何不可？但是，你自掘墳墓的原因卻不是出於善，而是充當極其邪惡的國際勢力之武器工具，用來傷害良善無辜的親人骨肉。這樣一種腦殘，若不治療，只是自傷傷人，危害世界，死路一條。<text:line-break/><text:line-break/>治療有兩種，一種是症狀治療，改變當下症狀。一種是不但改變症狀，更要改變 「體質」，增強抵抗力，免於下一波的腦殘疫情。前者治標，後者治本。治標比較簡單，誰掌握麥克風，誰就能修改思維內容。但是治本卻比較難，達摩東來，一葦渡江，說要「尋找一個不受人惑的人」。尋了數千年，不知道他尋到了沒？<text:line-break/><text:line-break/>古往今來，許多偉大文人，例如維根斯坦，例如杜斯妥也夫斯基，例如蘇古諾夫，例如沈從文，相信 「詩能救世界」。我也相信。也許治本之道不在於思維本身，而是在於一切思維的「外面」，對存有之萬事萬物的一種憐愛之情與化外眼光，方能使我們免於迷惑。<text:line-break/><text:line-break/>我常想，一個人只要能擁有一種藝術眼光，他還有可能會變成一個難以辨別善惡美醜的腦殘嗎？<text:line-break/><text:line-break/>約莫十年前的某個天寒地凍的深夜，天未亮，我一人橫跨沱江，江面煙霧嬝嬝，猶如迷離幻境。我帶著一隻用草做成栩栩如生的小蚱蜢，是前一晚在鳳凰鎮上跟一個小女孩買的，來到沈從文的墓前，灑下熱淚。<text:line-break/><text:line-break/>整座墓就是一顆大石頭，上頭寫著「照我思索，能理解我，照我思索，可認識人。」理解我，便能認識人，無非就是認識一整個世界；以某種眼光看世界，你就會看見一個完全不一樣的風景。<text:line-break/><text:line-break/>我把這隻無聲無息的小蚱蜢置於巨石底下，做為一種記號，紀念我與世人的這一切。十年了，小蚱蜢不知道還在不在。沈從文地下有知，他會知道他如何安慰了一個人，給了他如何的勇氣和力量。</text:span></text:p>
      <text:p text:style-name="P1"><text:span text:style-name="T1">阿水   |  2020.06.17 15:37   |   </text:span><text:a xlink:type="simple" xlink:href="http://palinfo.habago.org/Entry?Command=Information_PrintForum&amp;iPage=1#FORUM39676"><text:span text:style-name="T2">#</text:span></text:a></text:p>
      <text:p text:style-name="P3"><text:span text:style-name="T1">續回正王兄：<text:line-break/><text:line-break/>基於先前的說明，政治道德與私德不同。私德是一般社會大眾基於文化、習慣等長久以來所形成的價值共識，其道德感甚至可以拿來「誅心」。三國演義中「武鄉侯罵死王朗」的故事，可以拿來做為道德誅心的比喻，而且故事中公德（含政治道德）與私德的效用足以罵死一個也有道德感的人；而沒有道德感的人就罵不死，這也產生不公平現象。<text:line-break/><text:line-break/>您若是也同意「民主社會對公德的監督自有一套透明的，普遍的，可以公共討論的民主機制，它對每個人都一體適用」，本於這個民主機制，那麼：<text:line-break/>（底下的意見就「見仁見智」了，因為政治道德是不成文的，不像法律是有明文規定，對於某項政治道德是否已達到「社會價值共識」這麼簡單的事實，在台灣卻是只憑個人心證，沒有客觀統計數據，輕率以個人立場、意見作為準據的現象，也包括您認為「少一些正當性」的看法）<text:line-break/><text:line-break/>在民主國家，「政治道德」的範圍不適合將「私德」納進來，「私德」在討論韓國瑜參選的正當性時，應該全部排除在外，包括韓國瑜參選總統是否出於個人私慾等無法透明、無法公共討論的私德問題，一切讓整個台灣無法做有品質討論的私德，都不應該作為「正當性」的因素，連同至媒體關於私德八卦爆料都應該沒有「證據能力」（法律用語，又稱證據資格，此處專指為維護民主精神及其運作機制，選民應該連看都不看，媒體挖給您看也應當視為不存在，甚至應群起譴責八卦媒體。）<text:line-break/><text:line-break/>最後，我個人認為足以影響「正當性」的，只有「準法律（含憲法位階）」的政治道德。這類政治道德在補法律規定之不足，因為法律修改程序緩慢，無法因時制宜，憲法修改更是不容易，為防止政客、政黨藉以鑽法律漏洞、濫用政治權力，造成憲政或法律體制及價值的敗壞，有其必要。再者，這些政治道德所表彰的價值都有立法理由及學界通說的共識做為依據，算是「半成文化」了，不致輕易做為政治鬥爭的工具。<text:line-break/><text:line-break/>參照過去台灣長期以來，在任期屆滿前即另行徵調至中央機關或參選立法委員的政治人物，不勝枚舉，也從沒有法律應該因而修改的主流意見，近來也只有要修改禁止帶職參選的聲音，所以可以反推韓國瑜在政治德道上任期未滿即參選總統具有百分之百的正當性。<text:line-break/><text:line-break/>至於其他位階「等而下之」的政治道德，均不足作為判斷正當性的依據。例如韓國瑜參選是中華民國政治史頭一位第一任市長才做幾個月就宣布參選的人，我還不知這點有什麼價值意義，想像上頂多是傷害了少部分高雄市民的預期心理，畢竟陳真兄所提及的民調中，市長選舉時投給韓國瑜的高雄市民，有少數人不同意韓國瑜離開高雄選總統。這基於政治人物的責任感，應該對市 民說明其必要性，本版也有不少留言可供參考；另外，一般無此情況的政治人物，不需要交代為什麼妻子反對去選卻還要出來參選理由，因為這跟政治人物對於公共事務的責任感無關。<text:line-break/><text:line-break/>以上就是我的思考模式，供您參考。好處是對外界事務判斷很快，不會輕易陷入五里霧中，搞成張飛打岳飛的腦殘現象，如果哪天警覺到有問題了再稍加調整。<text:line-break/><text:line-break/>（結束，目前還沒想到要說什麼）<text:line-break/><text:line-break/>還有，「個案」還是可以討論，法學上還是有案例研究及其方法，但不適合在留言板討論，因為個案要整理出有評價意義的事實時，不可能如論壇可以專在樓主所開的話題下討論，導致無法上下連貫，中間也穿插其他話題，而且在整理事實的過程中，難免有人對還沒有成型的事實發表意見，因此，不容易在留言板整理出來。</text:span></text:p>
      <text:p text:style-name="P1"><text:span text:style-name="T1">力民   |  2020.06.17 13:50   |   </text:span><text:a xlink:type="simple" xlink:href="http://palinfo.habago.org/Entry?Command=Information_PrintForum&amp;iPage=1#FORUM39675"><text:span text:style-name="T2">#</text:span></text:a></text:p>
      <text:p text:style-name="P2"><text:span text:style-name="T1">底下這個22分鐘被節錄的視頻很精彩，可以看到西方學者的偏見，以及李世默先生精彩的回應<text:line-break/></text:span><text:a xlink:type="simple" xlink:href="https://youtu.be/Tqe01ApSUb4"><text:span text:style-name="T4">https://youtu.be/Tqe01ApSUb4</text:span></text:a></text:p>
      <text:p text:style-name="P1"><text:span text:style-name="T1">陳偉梵   |  2020.06.17 13:18   |   </text:span><text:a xlink:type="simple" xlink:href="http://palinfo.habago.org/Entry?Command=Information_PrintForum&amp;iPage=1#FORUM39674"><text:span text:style-name="T2">#</text:span></text:a></text:p>
      <text:p text:style-name="P3"><text:span text:style-name="T1">陳真醫師<text:line-break/><text:line-break/>文後謎題：<text:line-break/><text:line-break/>台灣人很喜歡說: "因為很重要，所以說三次。" 這句話各位知道是誰說的嗎？能猜到的，我送他一本書當獎品。<text:line-break/><text:line-break/>我猜是大名鼎鼎的尼采（Friedrich Nietzsche）<text:line-break/><text:line-break/>我不愛讀書, 尤其您的藏書大部分是哲學書籍, 更是要我的命!!<text:line-break/><text:line-break/>我只想請您幫我解疑"為什麼台灣越南部"腦殘病"越嚴重??<text:line-break/><text:line-break/>30多年前去高雄玩, 感覺高雄人蠻熱心的, 一座美麗令人流連的南國之都!!<text:line-break/><text:line-break/>去年到高雄因GPS不靈, 想找個便利超商下來好好看地圖,再重新出發.下國道10第一個交流道--鳳仁路, 兩邊者了好幾公里, 找不道24 hr便利超商, 於是重上國道10<text:line-break/>下國道10第二個交流道--水管路, 兩邊者了好幾公里, 找不道24 hr便利超商,於是重上國道10<text:line-break/>下國道10第三個交流道--中山路, 兩邊者了好幾公里, 找不道24 hr便利超商,於是重上國道10<text:line-break/>下國道10第四個交流道--燕巢, 兩邊者了好幾公里, 找不道24 hr便利超商<text:line-break/><text:line-break/>24 hr便利超商找不到, 但是廟,道觀,XX壇卻很多家!!<text:line-break/><text:line-break/>不是說廟,道觀,XX壇不好, 但是到廟,道觀,XX壇一直拜拜,一直捐香油錢沒辦法讓日子過更好就應該重新思考, 該廟,道觀,XX壇是不是不夠靈, 要換個方式?? 一直都不換, 不就是腦殘嗎??<text:line-break/><text:line-break/>24 hr便利超商至少填飽我的肚子. 然而廟,道觀,XX壇並沒有讓南部人的日子過得更好!!<text:line-break/><text:line-break/>請上陳下真大師開釋 "為什麼台灣越南部"腦殘病"越嚴重??<text:line-break/><text:line-break/><text:line-break/><text:line-break/><text:line-break/><text:line-break/><text:line-break/><text:line-break/><text:line-break/><text:line-break/></text:span></text:p>
      <text:p text:style-name="P1"><text:span text:style-name="T1">阿水   |  2020.06.17 12:13   |   </text:span><text:a xlink:type="simple" xlink:href="http://palinfo.habago.org/Entry?Command=Information_PrintForum&amp;iPage=1#FORUM39673"><text:span text:style-name="T2">#</text:span></text:a></text:p>
      <text:p text:style-name="P2"><text:span text:style-name="T1">續回正王兄，<text:line-break/><text:line-break/>順便提醒您，從樓下我找到的美國金恩博士的例子可以知道，如果找錯例子來類比，就會影響您的認知，失之毫釐就差之千里。我們佛教有「指月」的譬喻，佛經及一切佛陀的教法只是「指頭」，指頭所指向的月亮(無上正等正覺)，才是我們要去實證的，但一般教徒因為佛經等是佛陀的教法，難免誤執指頭本身就是月亮，佛陀才說：我一輩子沒有「說法」（這也是實語）。那麼，討論這個問題，要找適當的例子來類比，才算找到適合的「指頭」，否則您永遠找不到「月亮」（正確答案）。<text:line-break/><text:line-break/>然而，您過去作為類比指向「正當性」的例子，有哪些是與「韓國瑜在市長任期未滿前即參選總統的正當性」這個問題有適當的關聯性及同質性呢？樓下炳昌兄在討論「帶職參選」的問題時，所舉的「現在的英國首相Johnson，從2015年5月7日到2016年5月9日，是兼任英國下議院議員和倫敦市長。他是第二任市長尾聲的時候選議員的。」，這個例子就具有相當的關聯性及同質性。<text:line-break/><text:line-break/>（以上是插播，未完待續）<text:line-break/></text:span></text:p>
      <text:p text:style-name="P1"><text:span text:style-name="T1">阿水   |  2020.06.17 10:24   |   </text:span><text:a xlink:type="simple" xlink:href="http://palinfo.habago.org/Entry?Command=Information_PrintForum&amp;iPage=1#FORUM39672"><text:span text:style-name="T2">#</text:span></text:a></text:p>
      <text:p text:style-name="P3"><text:span text:style-name="T1">怕引起誤會，樓下提到「這沒錯。但有一個例外，不符合政治道德。」，這不是結論，意思是：正當性的考量，除了法律，政治道德也是要素，不是說韓國瑜參選總不符合政治道德。</text:span></text:p>
      <text:p text:style-name="P1"><text:span text:style-name="T1">阿水   |  2020.06.17 10:15   |   </text:span><text:a xlink:type="simple" xlink:href="http://palinfo.habago.org/Entry?Command=Information_PrintForum&amp;iPage=1#FORUM39671"><text:span text:style-name="T2">#</text:span></text:a></text:p>
      <text:p text:style-name="P2"><text:span text:style-name="T1">正王兄，<text:line-break/><text:line-break/>關於韓國瑜參選總統的正當性，建議您參考我們大陸法系法律人的思考模式：先認清事實（值得評價範圍內的事實）之後再正確定位（該放哪種價值體系內），然後才得出那個價值體系所產生的評價。<text:line-break/><text:line-break/>首先，您的基礎事實是市長任期的「約定」。這就要先問基於什麼事實產生這種認識？「約定」是有人提出要約，然後對方表示承諾，這樣才成立「約定」。而要約及承諾有明示、有默示，您從哪裡得以得出韓國瑜與高雄市民有您所謂的「約定」呢？陳真兄已經提醒您，高雄市民有明示或默示提出韓國瑜要做滿任期的「要約」嗎？從哪裡看得出來？<text:line-break/><text:line-break/>從過去的討論，您應該知道有法律規定，而陳真兄也告訴您這是全民意志的體現，可是除了總統參選資格的法律以外，也要想到地方制度法關於直轄市長的規定，這就是您在之拿來類比的「學生考試規章」，而且看法律不能只看一條，要看全部，甚至要看整個法律體系才能解答正確。所以，雖然有市長四年任期的規定，但也有市長不附理由就可以辭職的規定，要合併來看，為什麼地方制度法要這麼設計？而且這牽涉到當您找不到「約定」的事實時，可以探求韓國瑜是不是只是承諾依法行政，關於其去留也是照章辦事？<text:line-break/><text:line-break/>再來您提到法律之外的情、理，這也要定位清楚（很麻煩吧？），關於私人利益且可以自由決定的，要法、理、情或情、理、法，悉聽尊便；但涉及公益及國家體制的，價值位階的順序應該是：法、理、情（除非您能證明是惡法，對於惡法應如何，又是另一個大問題）。所以原則上，陳真兄認為韓國瑜參選總統符合法律規定就取得百分之百的正當性，這沒錯。但有一個例外，不符合政治道德。<text:line-break/><text:line-break/>「政治道德」是否必要，這在學界有爭論，但我國是禮儀之邦、人民道德觀念強，我也不贊成叢林法則式的民主，所以我認為討論這個問題還是要考慮政治道德。<text:line-break/><text:line-break/>「政治道德」與「私德」也要分辨清楚（這真的很重要），但其共通性是不成文，有社會共識不因人設事。但就兩間間的差異、位階及關聯，若是您有心的話，應該可以在網路找到相關事例，例如：<text:line-break/><text:line-break/>https://www.cw.com.tw/article/article.action?id=5005730<text:line-break/><text:line-break/>「由金恩博士的故事，丹尼斯．湯普遜教授反對媒體的八卦走向，就更值得注意了。他指出，民主社會對公德的監督自有一套透明的，普遍的，可以公共討論的民主機制，它對每個人都一體適用，但媒體爆料則缺乏這種機制，因而它在爆料對象的選擇上則難免有任意性，這意謂著主觀的偏見甚至其他鬥爭因素等都難免介入其中，而成了「爆料殺人」。而更關鍵的，乃是八卦爆料所製造的乃是「簡單容易的話題」（Easy talk），它會驅逐掉民主社會複雜的「以品質為主的話題」（Quality talk），最後造成政治討論上的「劣幣驅逐良幣」（Gresham’s Law）。泛道德法西斯由此而形成。」<text:line-break/><text:line-break/>（未完待續，下次談「政治道德」）</text:span></text:p>
      <text:p text:style-name="P1"><text:span text:style-name="T1">欧阳阳   |  2020.06.17 08:29   |   </text:span><text:a xlink:type="simple" xlink:href="http://palinfo.habago.org/Entry?Command=Information_PrintForum&amp;iPage=1#FORUM39670"><text:span text:style-name="T2">#</text:span></text:a></text:p>
      <text:p text:style-name="P3"><text:span text:style-name="T1">在我的认知中，人的智商是有高低之分的，天分与天才是真实存在的，自然科学界有牛顿，爱因斯坦等天才；社会科学中当然也有很多哲人先贤；他们的洞见跨越时空，为人类的发展指引方向；<text:line-break/><text:line-break/>但是，现代社会人们有了权之后，心态就开始膨胀，认为人人平等，没有差别；喊出了“民主就是消灭精英”的口号！这显然是违背社会发展规律的！<text:line-break/><text:line-break/>上世纪“共产主义”的人人平等，消灭剥削，中国人已经尝到了恶果；<text:line-break/>不知道“自由民主”的人人平等，消灭精英的恶果什么时候开花结果？<text:line-break/><text:line-break/>人类是需要指引的，所以我们有了道德，有了宗教，有了哲学文化.......这些无形的东西在规范着这人类的行为思维；<text:line-break/>道德，宗教，文化的确立是需要先贤的。<text:line-break/><text:line-break/>人类如果没有道德，宗教，文化的指引，可能会陷入动物般的混乱；</text:span></text:p>
      <text:p text:style-name="P1"><text:span text:style-name="T1">陳真   |  2020.06.17 03:44   |   </text:span><text:a xlink:type="simple" xlink:href="http://palinfo.habago.org/Entry?Command=Information_PrintForum&amp;iPage=1#FORUM39669"><text:span text:style-name="T2">#</text:span></text:a></text:p>
      <text:p text:style-name="P2"><text:span text:style-name="T1">陽陽，<text:line-break/><text:line-break/>沒有 "心理醫師" 這種東西，只有 "精神科醫師"。所有醫學系畢業的人都可以自由選科，看你愛當哪一科的醫生就選哪一科當醫生。當一當如果不滿意，隨時都可以換，但是得重新受訓至少三年，通過專科醫師考試，就又能成為另一科的醫生。<text:line-break/><text:line-break/>我一直想重新當住院醫師，轉到急診科，因為我希望有一天能夠去戰亂地區救助傷患。但是，這個願望越來越難達成，因為我得回去醫學中心值班，還在念幼兒園的小孩將很難照料。<text:line-break/><text:line-break/>至於心理師，那是另外一種截然不同的行業與科系，屬心理系，不是醫學系。我的心理學知識跟高中生應該沒兩樣。<text:line-break/><text:line-break/>精神科過去和神經科曾經合併為一科，稱為神經精神科，後來又各自獨立成兩科，但是主治疾病仍有相當多的重疊，例如失智，例如腦傷引起的各種精神病症狀，例如酒癮或酒精戒斷症候群，例如癲癇，例如中風後的各種腦部症狀，例如毒癮治療，例如兒童心智發展問題，自閉症，過動與注意力不全等等等，例如各種睡眠障礙，例如各種神經痛或頭痛等等等。<text:line-break/><text:line-break/>除此之外，精神科的病人還包括精神分裂（改名為思覺失調），重鬱症，兒童期精神病，產後憂鬱症，躁鬱症以及各種關乎精神症狀的疾病，例如強迫症，恐慌症，經期相關症候群，厭食症，與性相關的各種疾病…等等等。<text:line-break/><text:line-break/>精神科治療的是一種病，而不是來清談，也不是來聊天或尋求人生意義，那個應該去找牧師找神父找好朋友找親友談，不是找醫生。<text:line-break/><text:line-break/>當然，有一些精神科醫生喜歡從事相關心理治療，但那畢竟是極少數。一個診往往七八十個病人，我剛畢業時甚至一個診高達一兩百人。假若一個病人講十分鐘，一百個病人就得看上至少17小時的門診，等於從早上九點得看門診看到半夜兩點，你覺得有可能在那邊慢慢談什麼人生意義嗎？<text:line-break/><text:line-break/>一般人也許是連續劇看太多，總是對精神科醫師充滿根本上的誤解，以為精神科就是在安慰人心，或是解開什麼心理的結，其實完全是誤解，就算心理師平常的工作也不是在做這些，那比較像是諮商師或輔導老師之類的工作性質。醫生其實就是做出診斷，然後開藥，不是在聊什麼心理問題。<text:line-break/><text:line-break/>我自己心理都好多結，自己都解不開，也不想解，也不知道自己人生有什麼意義，哪能幫別人?找我看診談意義談心靈，其實是找錯人了。<text:line-break/><text:line-break/>我平常最怕這樣一種對精神科充滿誤解的病患，往往慕錯名而來，一談就談很久很久，甚至一兩小時都不肯停止，以為像好萊塢爛片演的那樣，希望我能突然幫他解開什麼心結，然後就 “走出悲情”了，或是人生就豁然開朗了，真是我的天啊!我自己都悲情得要命，哪能幫你呢？<text:line-break/><text:line-break/>確實有一些很不錯的精神科醫生有在做這方面的治療工作，但是那是因為這些醫生有另外的專業，例如精神分析或諮商輔導。精神醫學本身基本上和神經學其實沒什麼差別，治療的是腦，不是什麼心理或心靈。<text:line-break/><text:line-break/>好了，就這樣，我實在有點害怕你們講到我，我得被迫一直花時間澄清。現在都幾點了，每天真是會累斃，我得把時間做更好的利用才行，一些很無謂的討論我就盡量不看也不回了。若有冒犯各位之處，還請見諒。</text:span></text:p>
      <text:p text:style-name="P1"><text:span text:style-name="T1">陳真   |  2020.06.17 01:07   |   </text:span><text:a xlink:type="simple" xlink:href="http://palinfo.habago.org/Entry?Command=Information_PrintForum&amp;iPage=1#FORUM39668"><text:span text:style-name="T2">#</text:span></text:a></text:p>
      <text:p text:style-name="P3"><text:span text:style-name="T1">這是剛剛下班吃飯時邊吃邊看的：<text:line-break/><text:line-break/></text:span><text:a xlink:type="simple" xlink:href="https://www.youtube.com/watch?v=PkYwuojuUJA"><text:span text:style-name="T4">https://www.youtube.com/watch?v=PkYwuojuUJA</text:span></text:a><text:span text:style-name="T1"><text:line-break/><text:line-break/>四個多月前的視頻了，沒什麼。金燦榮是個不錯的學者，但我不是要特別推薦他的頻道，而只是想說兩點：<text:line-break/><text:line-break/>一，那些對祖國充滿各式各樣稀奇古怪偏見的人，你難道不會想印證一下？何不看看祖國的媒體是否真如台灣市面上所宣傳的那樣可笑與低能。<text:line-break/><text:line-break/>我倒是覺得，只要讓任何一家大陸媒體在台灣自由播放，種種對於祖國的荒唐謊言與抹黑，將會立即一掃而空，因為事實勝於雄辯；而且說不定可以治好腦殘，讓你看見真實世界。<text:line-break/><text:line-break/>大陸媒體才是真正意義上的第一流媒體，專業，客觀，平和，有內涵，文采豐盛，至少絕不造謠，絕不低俗。至於台灣 "媒體" 或 "新聞" 或名嘴論壇，99%純粹就是毫無意義的垃圾與謠言，幾乎沒有一句話可信，而且真是低能到爆，完全就是腦殘製造機；讓小孩看上幾天電視，保證他腦子一定壞掉，心靈一定受污染。<text:line-break/><text:line-break/>二，世界上這麼多事，兩岸這麼多事，中美之間這麼多事，事事慘烈，事事迫在眉睫，我們還要繼續忙著低頭研究自己肚臍上的幾根毫毛然後以為這就是世界嗎？ </text:span></text:p>
      <text:p text:style-name="P1"><text:span text:style-name="T1">陳真   |  2020.06.17 00:32   |   </text:span><text:a xlink:type="simple" xlink:href="http://palinfo.habago.org/Entry?Command=Information_PrintForum&amp;iPage=1#FORUM39667"><text:span text:style-name="T2">#</text:span></text:a></text:p>
      <text:p text:style-name="P2"><text:span text:style-name="T1">同學，你答對了。那你想要哪一方面的書？我有很多書，大部份想要賣掉或送人。我怎麼拿給你或寄給你？你住哪？我的email: </text:span><text:a xlink:type="simple" xlink:href="http://emirchen@gmail.com"><text:span text:style-name="T4">emirchen@gmail.com</text:span></text:a><text:span text:style-name="T1"><text:line-break/><text:line-break/>你再跟我連繫，看你想要哪方面的書以及告訴我寄送地址。<text:line-break/><text:line-break/>我的藏書，95% 是哲學學術用書，幾乎全是英文。4%是醫學，也全是英文。另外有1%是中文書，哲學居多，大多是很舊的書，古早年代。或是你想要哪本書，我幫你付款下單，直接網購寄到你家。<text:line-break/><text:line-break/>這道謎題應該很冷門，你怎麼會知道答案？應該是要像我一樣把尼采讀遍的人，也許才會記得他講過這句話。<text:line-break/></text:span></text:p>
      <text:p text:style-name="P1"><text:span text:style-name="T1">楊炳昌   |  2020.06.17 00:22   |   </text:span><text:a xlink:type="simple" xlink:href="http://palinfo.habago.org/Entry?Command=Information_PrintForum&amp;iPage=2#FORUM39666"><text:span text:style-name="T2">#</text:span></text:a></text:p>
      <text:p text:style-name="P2"><text:span text:style-name="T1">帶職參選真的沒甚麼大不了。<text:line-break/>現在的英國首相Johnson，從2015年5月7日到2016年5月9日，是兼任英國下議院議員和倫敦市長。他是第二任市長尾聲的時候選議員的。這是別國的古老制度沒錯，但在台灣應該被罵死了吧，這不只是帶職，根本是一心多用。<text:line-break/><text:line-break/>帶職參選本來只是一種「小節」，但在這場選舉中被不成比例無限放大，彷彿天理昭昭萬萬不可，但跟韓同一屆選上縣市長/議員的高嘉瑜，也是剛當選議員啊，按理也是剛跟選民訂新的契約啊，怎麼又跑去選立委？偏偏都沒人罵她，就因為她是綠的？她選的不是總統？<text:line-break/><text:line-break/>而且在這種看似有問題「小節」上，韓市長也沒錯。因為中央一直卡高雄經費，我如果是市長，最直接的想法豈不就是把中央幹掉嗎？還能有第二種個想法嗎？想要對高雄做些好事，最快的方法就是當總統。甚至高雄市長跟總統都讓他當吧。只是選民就愛專注在這種「小節」上。</text:span></text:p>
      <text:p text:style-name="P1"><text:span text:style-name="T1">穎芝   |  2020.06.16 23:17   |   </text:span><text:a xlink:type="simple" xlink:href="http://palinfo.habago.org/Entry?Command=Information_PrintForum&amp;iPage=2#FORUM39665"><text:span text:style-name="T2">#</text:span></text:a></text:p>
      <text:p text:style-name="P3"><text:span text:style-name="T1">上一個留言最後一句確實是用臆測性的情緒性用語，在此致歉，<text:line-break/><text:line-break/>因為之前看到一個贊成罷免的街坊影片而有感而發，請看此街訪高雄市民的影片：</text:span><text:a xlink:type="simple" xlink:href="https://youtu.be/48QdT_V1jYg"><text:span text:style-name="T4">https://youtu.be/48QdT_V1jYg</text:span></text:a><text:span text:style-name="T1"><text:line-break/><text:line-break/>還有高雄人認為韓國瑜是貪官，有的還說韓市長超過一年沒進議會備詢，種種荒謬無腦言論，請問：這不算腦殘，什麼才算腦殘？<text:line-break/><text:line-break/>除了腦殘原因，也許某部分高雄市民摻有「斯德哥爾摩症候群」的症狀，被綠色人渣們欺壓的越慘，越有這種非綠不要的自我作賤情愫⋯，比如高雄氣爆事件。<text:line-break/><text:line-break/>以上當然又是本人臆測所下的結論，但是對比這些綠色人渣、甚至被台獨教材洗腦的學生，不也是對於日本鬼子也產生了這種莫名依戀殖民者的變態心理嗎？<text:line-break/></text:span></text:p>
      <text:p text:style-name="P1"><text:span text:style-name="T1">欧阳阳   |  2020.06.16 22:39   |   </text:span><text:a xlink:type="simple" xlink:href="http://palinfo.habago.org/Entry?Command=Information_PrintForum&amp;iPage=2#FORUM39664"><text:span text:style-name="T2">#</text:span></text:a></text:p>
      <text:p text:style-name="P2"><text:span text:style-name="T1">病患发问也不是没有“意义”，他心理出现了困惑，大概是想到医师那里寻找一种肯定或者安慰，但是这应该属于心理医生的范围了。<text:line-break/><text:line-break/>世界上有很多种人，不同的人看问题的角度不一样，深度不一样，但是存在即是合理，现象的出现，事情的发生都有其内在的原因！<text:line-break/><text:line-break/>有些人的观念可以跨越时空，经历数百年，甚至数千年都有现实的指导意义，比如孔孟，老子，孙子.......<text:line-break/><text:line-break/>但是，再好的观念，也得实践于普通民众才有现实意义，当年孔孟为了宣扬自己理念曾经游说诸侯列国！</text:span></text:p>
      <text:p text:style-name="P1"><text:span text:style-name="T1">風林火山   |  2020.06.16 21:23   |   </text:span><text:a xlink:type="simple" xlink:href="http://palinfo.habago.org/Entry?Command=Information_PrintForum&amp;iPage=1#FORUM39663"><text:span text:style-name="T2">#</text:span></text:a></text:p>
      <text:p text:style-name="P2"><text:span text:style-name="T1">作為一名學生，在這個版上潛水已久。關於陳真醫師所說的問題，「因為很重要，所以說三次」這句話應該是德國哲學家尼采所說的，不知道正不正確?</text:span></text:p>
      <text:p text:style-name="P1"><text:span text:style-name="T1">陳真   |  2020.06.16 20:57   |   </text:span><text:a xlink:type="simple" xlink:href="http://palinfo.habago.org/Entry?Command=Information_PrintForum&amp;iPage=1#FORUM39662"><text:span text:style-name="T2">#</text:span></text:a></text:p>
      <text:p text:style-name="P3"><text:span text:style-name="T1">病患：醫生，我有問題想問你，是不是人都很自私？<text:line-break/><text:line-break/>我：你是想要說什麼嗎？那就直接說啊。<text:line-break/><text:line-break/>病患：我是想問說，是不是同事之間都只會考慮自己的利益？<text:line-break/><text:line-break/>我：我不知道耶。我沒有這樣的感覺。<text:line-break/><text:line-break/>病患：那是不是大部份人都很自私？<text:line-break/><text:line-break/>我：我不知道妳是想問什麼。<text:line-break/><text:line-break/>病患：人長大了是不是就變得很會算計？<text:line-break/><text:line-break/>我：妳問這些都不是 "問題"。<text:line-break/><text:line-break/>病患：怎麼不是問題？<text:line-break/><text:line-break/>我：如果它是一種問題，應該也只有你才知道怎麼回答吧？就像是一種發語詞。<text:line-break/><text:line-break/>病患：什麼發語詞？<text:line-break/><text:line-break/>我：我是說它不是一個 "問題"，別人沒法回答，主要是看妳到底是想藉著它想要說些什麼？我若跟妳回答說 "是"，或回答 "不是"，這應該沒什麼意義吧？因為我根本不知道我是在回答什麼。簡單說就是妳是因為什麼原因來掛號？哪裡痛或有什麼症狀？妳要不要直接講？<text:line-break/><text:line-break/>以上是原音重現。這不是在討論問題，而是在訴苦，在聊天，在發洩或發表一己情緒或一己之見，就好像說 "今天的黃昏好美啊"，旁人聽了也只能笑笑不是嗎？或是頂多附和一下情緒說："對啊，好美哦"。<text:line-break/><text:line-break/>這就是在聊天，沒有任何討論意義。偶而聊一下無妨，但這版面基本上不是聊天室。臉書或其它社群網站也許都很習慣聊天，講八卦，講你我他如何如何，講一些無從反駁但也無法認知的一己之見，但巴勒網不是。<text:line-break/><text:line-break/>這意思是說，聊天的方式沒法用來討論問題，因為那等於是在 "夾纏" (或"纏夾")，毫無意義。<text:line-break/>同樣的話講過很多遍，總之，我就不跟著瞎起鬨，直接跳過了。凡是有提到我的部份，絕大多數是誤解與扭曲，但我不想花時間去應付夾纏，做一些無謂的澄清。<text:line-break/><text:line-break/>"討論"，有那麼難嗎？分清楚聊天室和研討會有很難嗎？並非說不能發抒一己情懷，當然可以。巴勒網最歡迎一己情懷了，但它畢竟是一種無法討論的東西，拿來當成一種議論反駁，真的很讓人無言。<text:line-break/><text:line-break/>以前住台南，後面的鄰居是個深綠家庭，我每次在陽台晾衣服都可以聽到他們一家人在熱烈 "討論" 國家大事。特別是有個歐巴桑，音量很大，意見很多，一邊炒菜，一邊罵共匪，罵馬英九，罵連戰，罵說這些貪官都是拖著行李箱在偷國家的錢，人家阿扁那麼辛苦，拿一些錢喝點涼水，反而被抓起來云云。<text:line-break/><text:line-break/>我是說，當你聽到這樣一些"討論"，應該不會想加入吧。我不是說阿水律師的討論 "全都是" 這樣，而是說有一些確實是這樣，夾敘夾議夾纏，意見無窮，見解卻一片空白，思緒一團亂而難以follow。<text:line-break/><text:line-break/>好了！我不做回應了，算我輸了。<text:line-break/><text:line-break/>至於穎芝說韓國瑜沒有什麼 "台灣價值"，所以不是正王的菜。這樣一種指控是不合版規，沒有正當性的。我們要談道理道理道理，而不要去猜測那不應該猜測的個人事物。任何人哪怕你心裏是懷著什麼樣的立場都沒關係，只要你專注在道理道理道理上即可。<text:line-break/><text:line-break/>文後謎題：<text:line-break/><text:line-break/>台灣人很喜歡說: "因為很重要，所以說三次。" 這句話各位知道是誰說的嗎？能猜到的，我送他一本書當獎品。</text:span></text:p>
      <text:p text:style-name="P1"><text:span text:style-name="T1">陳真   |  2020.06.16 20:48   |   </text:span><text:a xlink:type="simple" xlink:href="http://palinfo.habago.org/Entry?Command=Information_PrintForum#FORUM39661"><text:span text:style-name="T2">#</text:span></text:a></text:p>
      <text:p text:style-name="P2"><text:span text:style-name="T1">正王，<text:line-break/><text:line-break/>一，我前述留言提到，如果你的「契約說」若能成立，那麼，韓國瑜選總統顯然是更有正當性才對，因為韓粉們是支持他選總統的。<text:line-break/><text:line-break/>二，正當性如果還要畫分程度，那就更獨斷、更空洞、更加擴大解釋了不是嗎？若有個選民，認為一定要任期屆滿才有跳槽之正當性，這時候該怎麼辦？依你的理論，那就只能聽從這一位選民的意見不是嗎？這樣不是很荒唐嗎？<text:line-break/><text:line-break/>三，韓是當選市長後四、五個月才做出選總統的決定，而這項決定只會更加貫徹他的政見實現之可能性；甚至應該說，除非他選總統，否則以人渣黨之行事風格，他當高雄市長只會被所謂中央政府一路刁難，凡是涉及中央權限之政見，都難以實行。人渣黨向來如此。你看，就連防治登革熱的基本預算，都故意刁難不給。今天有篇報導如下，不妨看看。<text:line-break/><text:line-break/>四，如果說 "絕大部份人希望韓選總統，但有一兩個人決定不讓韓國瑜選總統，那他就應該聽從這一兩個人的意見"，我不知道這是哪門子民意？這很難反駁，因為它超級荒唐。<text:line-break/><text:line-break/>五，如果選上里長或某個職位之後，想再選其它職位，必須先經過當初投票給他的人同意才可以，那就應該立法，針對這事項再投一次票。問題是這不可能做到。要不然是要怎樣？一個一個去拜託里民原諒？要是有一個反對，就不可以再選其它職位。這樣叫做正當性？這點我也無法反駁，因為超級荒唐。<text:line-break/><text:line-break/>如果你真的這麼想，那就應該要求所有政治人物都這麼做，因為依你的邏輯，幾乎從來沒有一個人具有正當性。<text:line-break/><text:line-break/>六，再說一遍，韓之選總統是韓粉們所樂見，還需要做一次投票才能擁有正當性？憑哪一條法律？憑什麼來區分哪些人當初是投給韓？這些想法真的很不可思議。<text:line-break/><text:line-break/>七，正當性的來源就是法理，不是情。情不爽就不投給他就好，但這跟正當性一點關係都沒有。<text:line-break/><text:line-break/>八，最後一點我看不懂你在說什麼。我沒說韓選總統缺乏正當性，而是說任何人不管選什麼都是百分之百的正當性。<text:line-break/><text:line-break/>九，舉個例。有個好朋友一直要找我和張善政碰面，我努力推辭，因為我沒有想要見他的動機。而且，我曾寫信罵過當年擔任行政院長的張善政，見了面很尷尬。<text:line-break/><text:line-break/>當年之所以罵他是因為他說他看到黃安使用健保也很不高興。一個行政院長居然針對 "個人" 說他不爽看到某人使用健保，意思是說黃安沒有使用健保的正當性。這不是很荒唐嗎？能不能使用健保是要先思想檢查確定不是統派才可以嗎？<text:line-break/><text:line-break/>就算一個十惡不赦的死刑犯，也有使用健保的百分之百的正當性。這會很難理解嗎？<text:line-break/><text:line-break/>健保局是你家開的嗎？看誰不爽就說他沒有使用健保的正當性。台灣人很流行這一套 "誰誰誰(全是親中人士) 沒資格使用健保" 的指控，實在是荒唐透了頂。正當性不是你爽不爽的問題，而是法律允不允許、權利上存不存在的問題。<text:line-break/><text:line-break/>十，結論是：如果你有權利做某件事，那你就有百分之百去做它的正當性，其它全是絲毫不相干的夾纏。<text:line-break/><text:line-break/>====================<text:line-break/><text:line-break/>早知韓國瑜會被罷免？記者淚揭綠媒操作手法：最後一點希望都沒了…<text:line-break/><text:line-break/>2020/06/16 中時電子報 李慈音<text:line-break/><text:line-break/><text:line-break/>韓國瑜遭罷免，有地方記者驚爆，早就知道罷免案100%會通過，痛批議員質詢拚了命的栽贓抹黑，有些記者製造假新聞、激怒韓粉引發對立，很佩服韓國瑜的修養，「是我的話早就翻桌了」，而當韓國瑜離開市府的那一刻，她真的忍不住了，訪問時更是一邊發抖、一邊哭。<text:line-break/><text:line-break/>一名高雄記者接受《比特王》包子隊長採訪時表示，最痛恨也最害怕跑議會新聞，民進黨那一套真的不是質詢，他們就是拚了老命，拿一些沒有憑據的東西，一再栽贓抹黑糟蹋，往死裡打，當韓國瑜要回應時又不准他說話，一下要市長坐下，一下子要他起立，「到底是來亂的還是來質詢的」，人民為何花納稅錢去養這些「白癡」、「小丑」。<text:line-break/><text:line-break/>新冠肺炎期間，該記者看到了韓國瑜認真防疫，先不論他做得好不好，但若陳時中做一樣的事，就會被說領導有方，但韓國瑜同樣提出海歸國人應隔離14天，卻被質疑為什麼要綁架市民、限制人身自由，痛批這些人根本精神分裂。<text:line-break/><text:line-break/>當有人願意出來做事時，過去執政團隊不做事、不作為的事情就一一現形曝光，該記者以先前高雄淹水舉例，有些人故意把手機放在地上拍攝，積水拍成淹水，明明訪問時市民都驚訝為什麼沒淹水，若（綠營）真的在乎高雄，就不會看到高雄淹水還喜孜孜的，好像迫不及待什麼災難發生一樣，是巴不得別人搞砸，好去助長個人私心快樂，還是真的抱持愛高雄的心？<text:line-break/><text:line-break/>包子隊長問到假新聞操作，該記者表示，曾看到同業故意製造衝突，先挑釁韓粉再說韓粉不理性，訪問時也會故意想激怒韓市長，「真的很佩服市長的修養，是我的話早就翻桌了」。至於韓國瑜罷免案，她說，早在五個月前就知道這是百分之百的結果，畢竟球員、裁判、媒體轉播權、場地，都是他們的人。<text:line-break/><text:line-break/>該記者說，當看到韓市長帶領的市府團隊，滿懷誠意、帶著沉重的心走出來時，一句嚴厲的批評都沒說，只說出對於高雄的期待與遺憾，讓她心疼落淚，而韓國瑜喊出天佑高雄、天佑台灣、天佑中華民國的時候，真的忍不住了，這意味著最後一點點希望都沒有了。</text:span></text:p>
      <text:p text:style-name="P1"><text:span text:style-name="T1">穎芝   |  2020.06.16 20:29   |   </text:span><text:a xlink:type="simple" xlink:href="http://palinfo.habago.org/Entry?Command=Information_PrintForum#FORUM39660"><text:span text:style-name="T2">#</text:span></text:a></text:p>
      <text:p text:style-name="P3"><text:span text:style-name="T1">看到底下的推理邏輯，我只能搖頭⋯<text:line-break/><text:line-break/>如果喜歡一個「無惡不作、作惡多端」的政黨，就算它再怎麼壞，只要符合某個主流價值，你也會掰出Ｎ個理由，諸多藉口、毫無條件的來支持它；<text:line-break/><text:line-break/>相對地，一個真正為百姓做事的人，但是他若不符合這個主流價值，哪怕只要有一丁點沒有法理依據的人情世故理由，也會徹底的將這「一丁點」藉口無限擴大，來合理化「作惡多端政黨」當選的正當性⋯<text:line-break/><text:line-break/>其實你所謂過不去的那個坎，真相就是：他根本不是你的菜（他沒有台灣價值）！<text:line-break/><text:line-break/></text:span></text:p>
      <text:p text:style-name="P1"><text:span text:style-name="T1">正王   |  2020.06.16 19:22   |   </text:span><text:a xlink:type="simple" xlink:href="http://palinfo.habago.org/Entry?Command=Information_PrintForum&amp;iPage=1#FORUM39659"><text:span text:style-name="T2">#</text:span></text:a></text:p>
      <text:p text:style-name="P2"><text:span text:style-name="T1">謝謝陳真及諸位的回覆，很多地方仍過不去，敘述如下：<text:line-break/><text:line-break/>1. 「倘若一種說法，足以指控所有人，但卻偏偏只用來指控某一個人，那麼，那就是欲加之罪，何患無辭。」<text:line-break/><text:line-break/>所謂「正當性」的指控，當然是有程度分別的，並非「足以指控所有人」。當選第一個月和連任第二任的最後一個月分別宣告另有他就，這兩者怎能比擬？選民某種程度是就候選人對任期內的規劃遠景而投票，如果一選上就宣告他就，這些政見不就都沒意義了嗎？<text:line-break/><text:line-break/>2. 「依照各種非正式民調，以及依照無數生活經驗事實來看，當初投票給韓國瑜當市長的選民之中，就算不是佔據絕大多數，至少也是佔了壓倒性多數，樂意見到韓國瑜參選總統。<text:line-break/>因此，倘若你的「契約說」成立，那麼，韓國瑜只是進一步深度履行他的承諾，亦即讓高雄變得更好。韓國瑜當初也是在這樣一種壓倒性的民意中，決定參選總統。」<text:line-break/><text:line-break/>當年學校某次大考碰到活動，班上多數同學都希望更改某科目考試日期，於是助教當場調查，發現有一、兩個人不想改期，於是決定考期不變，因為「這不是多數決」，而是根據原先規章行事，只要有一個同學反對，就不應改期。<text:line-break/><text:line-break/>我覺得韓選總統有點類似，當然，這麼說的前提是「當選者對選民帶有一種承諾」，而且推到最極端。<text:line-break/><text:line-break/>3. 「參選正當性的來源是全體選民，而不是高雄市民。倘若韓國瑜當初是選上某個里的里長，難道這個里的里民之所謂「契約」就應該無限放大，做為一種「正當性」的來源，那不是很荒唐嗎？」<text:line-break/><text:line-break/>是我頭殼壞了嗎？我真的不覺得荒唐。選上里長，不就對這群里民具有某種義務了嗎？若剛選上，馬上想要換跑道，不是應該徵求里民的意見與諒解嗎？<text:line-break/><text:line-break/>4. 「正當性的來源在於代表人民意志的法律本身，如果一個人依法可以參選，那他就有百分之百的正當性。」<text:line-break/><text:line-break/>就法當然是如此，但於理、於情，我覺得正當性有所不足。我並非把原則極大化，而是認為，韓若要選總統，應該要有「得到高雄選民諒解並同意」的一個行動，至於能否做到，怎樣做到，是另一個問題。<text:line-break/><text:line-break/>5. 「應該被譴責的是人渣黨的「敗選者聯盟」。你看，那些大輸幾十萬票的落選者，卻反而變成最高行政長官‧‧‧百般刁難地方政府各項施政。這才叫做缺乏正當性。」<text:line-break/><text:line-break/>討論韓參選總統是否具正當性，跟民進黨缺乏正當性不是兩回事嗎？就好像當年黨外想栽贓國民黨某事，被陳真批評不道德，若對方回「國民黨到處抹黑栽贓黨外才是真正不道德」，但國民黨的不道德可以讓黨外栽贓的不道德程度減小嗎？</text:span></text:p>
      <text:p text:style-name="P1"><text:span text:style-name="T1">欧阳阳   |  2020.06.16 17:17   |   </text:span><text:a xlink:type="simple" xlink:href="http://palinfo.habago.org/Entry?Command=Information_PrintForum&amp;iPage=1#FORUM39658"><text:span text:style-name="T2">#</text:span></text:a></text:p>
      <text:p text:style-name="P3"><text:span text:style-name="T1">阿水,<text:line-break/><text:line-break/>这里的群体大概就相当于你所说的“同溫層”，他们是非理性的，他们可以慷慨就义，成为历史推动者，正义的创造者；也可以是邪魔的帮凶，打砸抢，</text:span><text:span text:style-name="T5">杀</text:span><text:span text:style-name="T1">人放火，无恶不做。<text:line-break/><text:line-break/>群体会赋予他们力量，比如很多示威游行中出现的打砸抢，放火冲击；<text:line-break/>落单的时候，他们可不敢做这些。<text:line-break/><text:line-break/><text:line-break/>所以，在美国的示威游戏，法国的黄马甲运动，还有香港的黑衣党事件，很多事情从理性的眼光看上去好像很夸张，其实是有其内在必然性。</text:span></text:p>
      <text:p text:style-name="P1"><text:span text:style-name="T1">欧阳阳   |  2020.06.16 16:53   |   </text:span><text:a xlink:type="simple" xlink:href="http://palinfo.habago.org/Entry?Command=Information_PrintForum&amp;iPage=1#FORUM39657"><text:span text:style-name="T2">#</text:span></text:a></text:p>
      <text:p text:style-name="P2"><text:span text:style-name="T1">阿水,<text:line-break/><text:line-break/>陳真的文字如果能够占领台湾主流媒体，当然可以是非常有</text:span><text:span text:style-name="T5">杀</text:span><text:span text:style-name="T1">伤力的武器，一旦被群体接受，它就会有传染性！<text:line-break/>而你主张的理性说服也只有在对方落单的时候才会有效。<text:line-break/><text:line-break/>下面的文字摘选自勒庞的著作《乌合之众：大众心理研究》：<text:line-break/><text:line-break/>群体只知道简单而极端的感情，提供给他们的各种意见、想法和信念，他们或者全盘接受，或者一概拒绝，将其视为绝对真理或绝对谬论。<text:line-break/><text:line-break/>个人可以接受质疑，进行讨论，但群体不会。在群体中，哪怕最轻微的反驳，立刻就会招来怒吼和粗野的叫骂。专横和偏执是一切类型的群体的共性。<text:line-break/><text:line-break/>群体随时会欺负软弱可欺者，对强权却低声下气。如果强权时断时续，而群体又总是被极端情绪所左右，它便会表现得反复无常，时而无法无天，时而卑躬屈膝。<text:line-break/><text:line-break/><text:line-break/>群体总是屈从于这些刺激，群体很容易做出刽子手的举动，同样也很容易慷慨就义。正是群体，为每一种信仰的胜利而不惜血流成河。<text:line-break/><text:line-break/>群体虽然有着各种狂乱的愿望，它们却不能持久。群体没有能力做任何长</text:span><text:span text:style-name="T5">远</text:span><text:span text:style-name="T1">的打算或思考。<text:line-break/><text:line-break/>在孤身一人时，他不能焚烧宫殿或洗劫商店，即使受到这样做的诱惑，他也很容易抵制这种诱惑。但是在成为群体的一员时，他就会意识到人数赋予他的力量，这足以让他生出</text:span><text:span text:style-name="T5">杀</text:span><text:span text:style-name="T1">人劫掠的念头，并且会立刻屈从于这种诱惑。</text:span></text:p>
      <text:p text:style-name="P1"><text:span text:style-name="T1">阿水   |  2020.06.16 15:16   |   </text:span><text:a xlink:type="simple" xlink:href="http://palinfo.habago.org/Entry?Command=Information_PrintForum&amp;iPage=1#FORUM39656"><text:span text:style-name="T2">#</text:span></text:a></text:p>
      <text:p text:style-name="P3"><text:span text:style-name="T1">陽陽兄：<text:line-break/><text:line-break/>「然而这种方法，没有普及性，很费力气，而且效果不彰！<text:line-break/>要想真正扭转大局，还得掌握台湾的麦克风，只有改变台湾的大局环境，才能从整体上改变台湾的舆论氛围。」<text:line-break/><text:line-break/>就是這種方法沒有普及性才會貼出來，請大家幫忙一起「對付」身邊的腦殘。<text:line-break/><text:line-break/>我沒有掌握麥克風，但可以慢慢讓身邊腦殘份子意識到台灣的麥克風有問題，這點還是有一定的效果。就好比我請朋友查高雄市議會的議事資料及議事規則，當他瞭解整個事情的來龍去脈，在臉書上竟然就主動貼給「政敵」好友，請他知道媒體上播放許議長「多選幾席」的影片時就是為了抹黑，讓選民看到拳頭硬起來，並用「政治惡質文化」來形容這個事件，藉以提點他的「政敵」。<text:line-break/><text:line-break/>「陈真前辈的文字主要是在表述一种看清事物本质的方法，或者揭露事物的真相。」<text:line-break/><text:line-break/>但建議不要轉貼到PTT或非同溫層的臉書，因為陳真兄的立論有些是基於我們同溫層內不證自明的事實，不適合在非同溫層內流傳，不然非同溫層的閱讀者恐怕會當成沒有事實依據的口水文章。<text:line-break/></text:span></text:p>
      <text:p text:style-name="P1"><text:span text:style-name="T1">阿水   |  2020.06.16 14:38   |   </text:span><text:a xlink:type="simple" xlink:href="http://palinfo.habago.org/Entry?Command=Information_PrintForum&amp;iPage=1#FORUM39655"><text:span text:style-name="T2">#</text:span></text:a></text:p>
      <text:p text:style-name="P2"><text:span text:style-name="T1">嗯嗯，陳真兄說的是。我自己也這麼覺得。太久沒有在網路寫白話式的議論文了，思路又走的比文字快，也愛用雙關語，您看不懂或覺得跳躍是正常的。有時自己回頭看也會臉紅，但奇怪的是初次檢查時還看不出來，這也是我想潛水的原因之一。不過，我上次的網紅咖啡廳事件的回文應該還好吧？<text:line-break/><text:line-break/>我在論述時，通常只是想把心中所看到的事實呈現出來，並把這個事實的定位標示清楚（意見），卻是不太愛提見解。見解的形成是基於認知與事實。當我對某個見解認為有問題時，會先檢視對方見解所植基的事實範圍，是否還有重要事實還沒有納進來或漏了重要的事實；若是變數事實有了異動，可能某個見解就自然而然隨之改變了。好比網紅咖啡廳事件，我只要把雙方契約的要素說清楚，您就很容易理解那位網紅其實不只買咖啡，還「買」了服務，也自然而然知道老闆的法律見解有沒有問題。這是大家一開始都沒有意識到的，卻是這個事件的起因，老闆一開始弄錯了，接著就一路錯下去。<text:line-break/><text:line-break/>另外，當時我的標題是「這不只是買賣」，因為法律上所謂「買賣」契約的標的是物品（咖啡），至於「服務」則不是屬於「買賣」這個契約的法定類型，所以，這整個含有買咖啡及「買」服務的一個契約，我稱之為消費契約。可是，您後來還是稱之為「買賣」，但我認為您明白了，就不會再做名詞之爭。<text:line-break/></text:span></text:p>
      <text:p text:style-name="P1"><text:span text:style-name="T1">欧阳阳   |  2020.06.16 13:27   |   </text:span><text:a xlink:type="simple" xlink:href="http://palinfo.habago.org/Entry?Command=Information_PrintForum&amp;iPage=1#FORUM39654"><text:span text:style-name="T2">#</text:span></text:a></text:p>
      <text:p text:style-name="P3"><text:span text:style-name="T1">阿水,<text:line-break/><text:line-break/>如果单纯从说服人的角度来看，你是对的，政治意识形态洗脑与市面的传销洗脑的原理上是一致的，你要想说服它，就得先融入它，迎合它，让它觉得是自己人，然后逐步用事实来说服，对于中毒较浅者，这不失为一种方法！<text:line-break/>然而这种方法，没有普及性，很费力气，而且效果不彰！<text:line-break/>要想真正扭转大局，还得掌握台湾的麦克风，只有改变台湾的大局环境，才能从整体上改变台湾的舆论氛围。<text:line-break/><text:line-break/>陈真前辈的文字主要是在表述一种看清事物本质的方法，或者揭露事物的真相。<text:line-break/><text:line-break/>你是试图融入台湾的政治正确或者主流政治，陈真前辈是对主流政治正确黑暗面的批判，是对人性真善美的追求，这是两个不同的方向！<text:line-break/><text:line-break/>如果说你是一种庸俗现实主义，那陈真前辈就是一种理想主义<text:line-break/></text:span></text:p>
      <text:p text:style-name="P1"><text:span text:style-name="T1">陳真   |  2020.06.16 12:36   |   </text:span><text:a xlink:type="simple" xlink:href="http://palinfo.habago.org/Entry?Command=Information_PrintForum&amp;iPage=1#FORUM39653"><text:span text:style-name="T2">#</text:span></text:a></text:p>
      <text:p text:style-name="P2"><text:span text:style-name="T1">阿水律師，<text:line-break/><text:line-break/>請繼續發言無妨，但我其實經常看不懂你在講什麼，常常看兩行就迷失了，所言所論往往兜不上，很跳躍，無數意見（opinion）卻無見解（view point），幾乎全是修辭，而無實質看法，很難回應，感覺就像平常聽人聊天，東拉西扯，而我能做的通常就是儘可能保持注意力，維持笑容，然後在對方暫時停頓處點頭說 “嗯“，說“是啊“，或是察覺對方正在講笑話時，就趕緊陪上一點笑聲。<text:line-break/><text:line-break/>聊天就是這樣，很難當真，因為它難以認知，缺乏見解，而只是一種個人情緒修辭。當我們把它當成一種議論，話就接不上了。</text:span></text:p>
      <text:p text:style-name="P1"><text:span text:style-name="T1">阿水   |  2020.06.16 12:09   |   </text:span><text:a xlink:type="simple" xlink:href="http://palinfo.habago.org/Entry?Command=Information_PrintForum&amp;iPage=1#FORUM39652"><text:span text:style-name="T2">#</text:span></text:a></text:p>
      <text:p text:style-name="P3"><text:span text:style-name="T1">「意義」的有無我尊重，但是做法上若是沒有共鳴，就各自去幹自己覺得有意義的事。我還是會繼續潛水，因為各位在談不證自明的事實時，偶而還是會提供一些資料；各位也很真，不會扭曲事實，會把各自看到的事實貼在本版，這樣我就不會事實不清和利害不明了。然後，照我的做法去做，不需要跟各位討論，因為本版多數沒有興趣，我若是再多說對我而言，也就沒有「意義」</text:span></text:p>
      <text:p text:style-name="P1"><text:span text:style-name="T1">阿水   |  2020.06.16 11:11   |   </text:span><text:a xlink:type="simple" xlink:href="http://palinfo.habago.org/Entry?Command=Information_PrintForum&amp;iPage=1#FORUM39651"><text:span text:style-name="T2">#</text:span></text:a></text:p>
      <text:p text:style-name="P2"><text:span text:style-name="T1">陳真兄：<text:line-break/><text:line-break/>「發問很重要，一個好問題事實上也就型塑了一種良好的理解問題的方向與可能性。至於什麼沒有投給韓國瑜的是不是多數是腦殘？這問題本身就很讓人無言，一來無聊透頂，二來不知所云。」<text:line-break/><text:line-break/>無聊嗎?請問您，「腦殘」是本版的流行用語，那您眼中的腦殘有沒有藥可以醫呢?如果沒有，各位「腦殘」來「腦殘」去，應該不只是表彰自己的道德感，那又為了什麼呢？腦殘如果有藥可醫，那又是什麼藥方呢?我在意的是，對腦殘應該採取什麼態度?當然道德的非難是一種態度。目前社會上都是在各自的同溫層罵另一個同溫層，彼此都以不屑的態度來對待對立的同溫層，以滿足各自的道德感。這樣就好了嗎?我認為台灣多數人只是對事實認識不清利害不明。<text:line-break/><text:line-break/>我沒有付出太大的行動，但一有機會就跟不同溫層的親友、同學聊聊，但不是直接罵他們腦殘，也不是拿本版不證自明的「事實」丟給他們，而是當他們跟我講一個媒體傳佈的假訊息時，就找資料告訴他們是假的，等等類此讓身邊的人們認識事實，效果也可見，但意識形態就不好改變。<text:line-break/><text:line-break/>人，再怎麼腦殘總還是有人怕被笑腦殘吧?（口服心服式的而不是嘴炮式的被笑）久而久之，對方就會對媒體的訊息有了審慎的態度。人微言輕如我，就是照這樣子去做。只是不知有人跟我一樣的態度跟方法去做，您沒這麼做過沒這麼想過，當然不知所云囉！別再談您過去的歷史，您遇到您口中的腦殘，您做了什麼？您覺得沒意義嗎？「意義」的有無，是您想出來的。<text:line-break/><text:line-break/>可能明天把話說完，就會潛水了，各位不用擔心我會鬧版，這點道德感我還是有的，只是說話比較直接罷了。<text:line-break/></text:span></text:p>
      <text:p text:style-name="P1"><text:span text:style-name="T1">欧阳阳   |  2020.06.16 10:50   |   </text:span><text:a xlink:type="simple" xlink:href="http://palinfo.habago.org/Entry?Command=Information_PrintForum&amp;iPage=1#FORUM39650"><text:span text:style-name="T2">#</text:span></text:a></text:p>
      <text:p text:style-name="P3"><text:span text:style-name="T1">「天然台」，「天然獨」是一种典型民粹分化政治话术，与「本省人」与「外省人」；「客家人」与「福佬人」，“我们与他们是不同的”，所以你们要支持我们！</text:span></text:p>
      <text:p text:style-name="P1"><text:span text:style-name="T1">欧阳阳   |  2020.06.16 10:38   |   </text:span><text:a xlink:type="simple" xlink:href="http://palinfo.habago.org/Entry?Command=Information_PrintForum&amp;iPage=1#FORUM39649"><text:span text:style-name="T2">#</text:span></text:a></text:p>
      <text:p text:style-name="P2"><text:span text:style-name="T1">阿水,<text:line-break/><text:line-break/>我前面就有说，你的思维很多时候是矛盾的，那你是高雄人，是不是还会有个「天然雄」？<text:line-break/><text:line-break/>人有自我的本性，所以人要优先要照顾好自身的利益，然后再放大到整个家庭，再放大到整个台湾，按照这个利益为优先顺序，这本是正常，符合人性的！<text:line-break/><text:line-break/>台湾台面上有很多虚伪的政客文人，嘴巴上天天喊着「台湾价值」，实际上干着损害台湾的事情，这是就是你所谓的「天然台」？那些被欺骗的「绿卫兵」，连自身的利益都搞不清楚，然后跟着舆论起舞，被政客文人欺骗，你能说他们「天然台」？<text:line-break/><text:line-break/>「天然骗」与「天然蠢」，显然比「天然台」更适合！<text:line-break/><text:line-break/>洪秀柱，張亞中们，生长台湾，长在台湾，还有比如版主陈真，为台湾人民呐喊，然后你说他们是「天然中」，不是「天然台」，这是什么道理？<text:line-break/><text:line-break/>我们看事情，不能只看到表面</text:span></text:p>
      <text:p text:style-name="P1"><text:span text:style-name="T1">陳真   |  2020.06.16 10:15   |   </text:span><text:a xlink:type="simple" xlink:href="http://palinfo.habago.org/Entry?Command=Information_PrintForum&amp;iPage=2#FORUM39648"><text:span text:style-name="T2">#</text:span></text:a></text:p>
      <text:p text:style-name="P2"><text:span text:style-name="T1">我們之所以會對於某種人事物採取好惡態度，不會是因為路燈夠不夠亮或是花草樹木是否修剪整齊，而是因為道德；是道德評價決定了一種態度，簡單說就是善惡美醜是非利害等等的綜合判斷，取其大，而非就其最小。要不然，旁人只能無言，因為太瑣碎而毫無意義可言。<text:line-break/><text:line-break/>那就好像有人奮不顧身衝進火場救人，一旁卻有無聊男子指責這位英雄沒穿西裝打領帶，腳上還穿拖鞋，質疑是否有礙觀瞻。這時候，我們只能無言。我想，這位無聊男子不是因為太笨而有此一問，也不是因為無聊打發時間，而是因為他心不在此。也就是說，他的無聊質問，反映了一種道德態度。簡單說，如果今天陷入火海的是他的家人，他就不會有心情討論救火英雄是否應該穿西裝打領帶了。<text:line-break/><text:line-break/>理解某些問題，與其說需要一種智能，其實倒不如說它更需要一種道德態度；缺乏這東西，將會發問出完全不一樣的問題。<text:line-break/><text:line-break/>發問很重要，一個好問題事實上也就型塑了一種良好的理解問題的方向與可能性。至於什麼沒有投給韓國瑜的是不是多數是腦殘？這問題本身就很讓人無言，一來無聊透頂，二來不知所云。<text:line-break/><text:line-break/>講話寫字很容易，打打鍵盤，脫口而出，大家基本上都會。但是，落筆謹慎、發言費點思量卻不容易。<text:line-break/><text:line-break/>我對文字、概念缺乏敬意，因為大多時候它無非就只是一堆毫無意義的口水。我常說，黨外同志有兩種，一種言語粗鄙簡陋，一種則是論述不停，一直玩概念；概念從來不是他生命的一部份，而只是一種裝飾品。<text:line-break/><text:line-break/>當然，還有第三種人，那就是對概念以命相許者。<text:line-break/><text:line-break/>1989年，詹益樺自焚後隔天，我在黨外雜誌上寫了一篇文字，標題大約是 "一個謙卑慕道的草根工作者"。詹益樺原本是個船員，並沒有顯赫學經歷，但他卻很喜歡談概念。與其說談，不如說教，他常對我"教" 個不停，有時被他逮到，一教就是兩三小時。<text:line-break/><text:line-break/>其實，我遠遠比他更懂得如何議論這些什麼理念啊概念的，但我總是沉默聽他說而從不逞一己之能。為什麼呢？應該是我教他，不是他教我啊，為什麼我卻不露一手給他瞧瞧呢？<text:line-break/><text:line-break/>他不太懂得怎麼陳述概念，因此許多時候聽起來很幼稚粗糙。然而，儘管粗糙幼稚，卻不可笑。因為我知道，他對此以命相許。他真的相信善，相信上帝，相信理念，乃至相信生命。他讓這些原本抽象而冰冷的概念活了過來，有了溫度。<text:line-break/><text:line-break/>一般人並非如此。灑口水很行，但你要他幹點什麼，馬上想到一己安危，想到各種藉口與理由("沒有效果啦"是最常聽到的理由)，於是就 "謝謝再連絡哦"，"不好意思，我最近比較忙"。<text:line-break/><text:line-break/>Noam Chomsky雖是知識份子，但他卻很不喜歡知識份子，因為太乖太馴服，太窩囊了。他說，"在那一點一滴無謂的議論中，人性也就一點一滴地流失了。"<text:line-break/><text:line-break/>最近有人問我，如果鄭南榕和詹益樺還活著，他們將會是什麼樣的角色？我說，鄭南榕如果還活著，應該會是深綠，發動台獨抗爭，解放軍應該早就打過來了。但是，阿樺如果還活著，我想他會是韓粉，人渣黨黨部應該早就被他搗毀(立法院招牌曾經被打下來，用棍子砸爛，那個人就是詹益樺)。</text:span></text:p>
      <text:p text:style-name="P1"><text:span text:style-name="T1">阿水   |  2020.06.16 09:45   |   </text:span><text:a xlink:type="simple" xlink:href="http://palinfo.habago.org/Entry?Command=Information_PrintForum&amp;iPage=2#FORUM39647"><text:span text:style-name="T2">#</text:span></text:a></text:p>
      <text:p text:style-name="P3"><text:span text:style-name="T1">陽陽您好，有些日子沒跟您對話了..^^<text:line-break/><text:line-break/>『如果他们真有这个分析能力，就不会「天然獨」了，难道国民党不「天然台」？难道洪秀柱，张亚中他不「天然台」？』<text:line-break/><text:line-break/>洪秀柱與張亞中是老世代，他們是「天然中」，有中國人的情懷，不是「天然獨的年經世代（甚至中年族群也有不少比例）。而我則是認為不只台灣是我的，中國也是我的，將來、久遠劫以後，有機會的話，跟韓國瑜一般，說出全宇宙都是我的。<text:line-break/><text:line-break/>「韓國瑜或許真誠不那麽虛僞做作，或許有心勤勞爲民，但是以現有的信息分析看，其智慧不足以擔任重任，先在高雄曆練幾年未必不是一件好事。」<text:line-break/><text:line-break/>其實，韓總的智慧足以擔任重任，這有空再跟您說；但您的結論我贊成，讓多數對韓總不熟的人民，多幾年的時間認識韓總，尤其在這鋪天蓋地潑墨打壓的環境，人民也需要時間來瞭解：韓總真的被潑墨和打壓，以及韓總有足以應付台灣內外問題的能力。<text:line-break/></text:span></text:p>
      <text:p text:style-name="P1"><text:span text:style-name="T1">阿水   |  2020.06.16 09:17   |   </text:span><text:a xlink:type="simple" xlink:href="http://palinfo.habago.org/Entry?Command=Information_PrintForum&amp;iPage=2#FORUM39646"><text:span text:style-name="T2">#</text:span></text:a></text:p>
      <text:p text:style-name="P2"><text:span text:style-name="T1">穎芝您好，<text:line-break/><text:line-break/>您談的是事實面及是非面的問題，我是高雄人，您說的我也知道，也有同感；但是，而樓下在談是：韓總的選戰兵法是否得宜？及同溫層外的多數是腦殘嗎？</text:span></text:p>
      <text:p text:style-name="P1"><text:span text:style-name="T1">穎芝   |  2020.06.16 08:26   |   </text:span><text:a xlink:type="simple" xlink:href="http://palinfo.habago.org/Entry?Command=Information_PrintForum&amp;iPage=2#FORUM39645"><text:span text:style-name="T2">#</text:span></text:a></text:p>
      <text:p text:style-name="P3"><text:span text:style-name="T1">人渣黨過去四年種種不法勾當、貪贓枉法、身為總統府官員卻走私私貨、逼死外交官、硬推一個明顯不中立的人選進入中選會當主委等等違法、破壞文官體制、下三濫作為，請問以上這些行為是「正當性」嗎？以上所述的人渣黨種種「不正當性」行為，難道小於你所謂「韓國瑜背棄選民承諾」的不正當性？<text:line-break/><text:line-break/>孰輕孰重竟然無法分辨，難怪台灣選民的水準永遠處於三、四、五流⋯<text:line-break/><text:line-break/>先前個人已經說過，縱使韓國瑜沒有參加 2020總統大選，人渣們也會用各種匪夷所思的理由來罷免韓國瑜，總是會有腦弱的選民買單，看看這一年多來，韓國瑜被人渣們醜化成什麼樣子？是不是造成很多年輕人、甚至高、中、小學生因此毫無來由的討厭韓國瑜？這種很明顯鬥臭政敵的操作方式，難道你還看不出來嗎？請問幹這種下三濫的抹黑勾當會很正當嗎？難道人渣黨這種不正當性的操作，還會超過韓國瑜背棄承諾的不正當性嗎？<text:line-break/><text:line-break/>如果連這種基本的邏輯思維判斷能力都沒有，更遑論人渣們若以類似 1+1≠2 的詐術出來矇騙，相信也是有不少腦殘會買單！<text:line-break/><text:line-break/>另外，有人提到：『畢竟在高雄才執政幾個月，還沒有做出足以傲人的成續』，請問中央在人渣黨的執政之下處處卡韓，韓國瑜縱然使出渾身解數，最多只能清清水溝、賣農產品、把路鋪好、將防疫做好等市政工作之外，只要事涉中央權限，如摩天論的用地要通過的話，就需要中央核可，你看看人渣黨的中央卡韓卡了多久就是不給過，並據以消遣韓國瑜的「愛情摩天輪」⋯？<text:line-break/><text:line-break/>難道你忘了蘇啥小如何無恥的卡高雄市登革熱預算、卻快速通過台南市登革熱防疫預算了嗎？人渣黨還拿這檔攸關人民的生命大事來鬥爭政敵、欺騙廣大腦殘的民眾⋯<text:line-break/><text:line-break/>去年及今年的登革熱防疫，韓國瑜的成績就把陳菊、賴清德當年的登革熱防疫成績就給比下去了，是不是足以傲人呢？去年及今年豪雨下了好幾場也沒讓高雄積水超過一天，有些低窪地區半天之內水就退了，這是不是足以傲過「菊、賴」十餘年來治水始終不力的成績呢？<text:line-break/><text:line-break/>然後呢？那又如何？選民照樣不買單，聽信綠媒、人渣們的鬼話，認為韓國瑜就很爛，這就好比當年那場氣爆，高雄人不也是讓陳菊高票連任當選？由這件事就足以證明高雄人大多數人腦筋就是有問題！<text:line-break/><text:line-break/>當然，一場大選＋罷免，中選會也沒閒著，這時候中選會就該發揮他該有的功能性及西廠特性，不然人渣黨要李進勇進去中選會只是納涼、坐等領乾薪嗎？<text:line-break/><text:line-break/><text:line-break/><text:line-break/></text:span></text:p>
      <text:p text:style-name="P1"><text:span text:style-name="T1">許世勤   |  2020.06.16 08:18   |   </text:span><text:a xlink:type="simple" xlink:href="http://palinfo.habago.org/Entry?Command=Information_PrintForum&amp;iPage=2#FORUM39644"><text:span text:style-name="T2">#</text:span></text:a></text:p>
      <text:p text:style-name="P2"><text:span text:style-name="T1">有關防疫，台灣人普遍被洗腦為美國是防疫良好的地方，完全無視於高感染人數與死亡人數。任何台灣人談到防疫，第一句話一定是「中國隱瞞疫情」，無視於各國專家學者的說法。或是，說這些專家學者被「中國」收買，替「中國」講話。在這種風氣下，我不認為這個社會還能有什麼希望。</text:span></text:p>
      <text:p text:style-name="P1"><text:span text:style-name="T1">欧阳阳   |  2020.06.16 07:58   |   </text:span><text:a xlink:type="simple" xlink:href="http://palinfo.habago.org/Entry?Command=Information_PrintForum&amp;iPage=2#FORUM39643"><text:span text:style-name="T2">#</text:span></text:a></text:p>
      <text:p text:style-name="P3"><text:span text:style-name="T1">关于韓國瑜参选总统之事，主要的错误在策略上面（这个我记得去年就在本网有发文帖提到过）。<text:line-break/>但是高雄市长的罢免案与这个没有很主要的关系，这只是绿色文人政客的一个借口而已或者高雄市民的一个借口而已！最主要的原因还是在于台湾文人政客的舆论氛围，把白的洗成黑的，歪曲了事实，掩盖了真相！就如其歪曲妖魔化中国，妖魔化中共是一样的道理。<text:line-break/><text:line-break/>前面阿水说“先尊重對方「天然獨」的立場，再分析「天然獨」其實就是「天然台」，也就是台灣人固然是一個群體，利害相共，相濡以沫”，如果他们真有这个分析能力，就不会「天然獨」了，难道国民党不「天然台」？难道洪秀柱，张亚中他不「天然台」？<text:line-break/><text:line-break/><text:line-break/>欧阳阳 &amp;;#124; 2019.06.15 21:00 &amp;;#124;<text:line-break/>何文哲或者郭台銘雖然做事不擇手段，我相信再怎麽不擇手段，終究應該是務實的。<text:line-break/>台灣的問題非單個總統所能改變，也非短時間所能改變，必須從大局上去潛移默化。<text:line-break/>台灣的這些政客如果是演員，那導演就是美國和祖國，選一個務實的演員未必不是一件壞事。<text:line-break/>從這個角度看，何文哲或者郭台銘或許比韓國瑜更合適<text:line-break/><text:line-break/>欧阳阳 &amp;;#124; 2019.06.15 20:47 &amp;;#124; #<text:line-break/>韓國瑜或許真誠不那麽虛僞做作，或許有心勤勞爲民，但是以現有的信息分析看，其智慧不足以擔任重任，先在高雄曆練幾年未必不是一件好事。韓國瑜如果當選台灣總統，其前景未必不是下一個馬英九，當其無法改變台灣人民的處境，在有心認識的歪曲放大下，最終在喊打聲中黯然下台。</text:span></text:p>
      <text:p text:style-name="P1"><text:span text:style-name="T1">阿水   |  2020.06.16 05:43   |   </text:span><text:a xlink:type="simple" xlink:href="http://palinfo.habago.org/Entry?Command=Information_PrintForum&amp;iPage=2#FORUM39642"><text:span text:style-name="T2">#</text:span></text:a></text:p>
      <text:p text:style-name="P2"><text:span text:style-name="T1">同溫層<text:line-break/><text:line-break/>謝謝王正兄給我這個機會，不然我幾乎想一如過往就此潛水，只偷偷的聆聽各位的教誨。其實，我有自知之明，劉旭不冒出水面了，但我一直賴著不「潛」，是因為有些想法想跟同溫層內的各位溝通溝通，但一直不得其便。底下各位就當野人獻曝吧，呵呵，在本版我的公信力也像個「野人」。<text:line-break/><text:line-break/>就王正兄所提到韓國瑜參選總統的正當性，在同溫層外確實是很受質疑的。記得是韓國瑜宣布YES I DO的時候吧？有位韓的支持者跳出來，以跟王正兄同樣的問題來質疑韓參選的正當性，當時的幾位版友不像陳真兄一樣如此客氣如此有耐心的向王正兄娓娓道來，幾乎把那位支持者當成來找事兒的，於是不歡而散。<text:line-break/><text:line-break/>先不談「正當性」的問題，從當時韓、蔡、柯的民調看來，韓只是最有機會贏而已，但以各位對美國、對媒體、對民進黨、對國內「腦殘」群聚等等國內外情勢的瞭解，韓不是必定會輸嗎？那韓打這場總統選戰的意義在哪裡？雖然我看過陳真兄所表達的「意義」。但問題就出在做法，在術，在兵法。<text:line-break/><text:line-break/>上面提到的那位韓的支持者就已經在發出警訊了，他怎麼對高雄市長選舉時，幫韓大力拉票的親友們交代？這很重要，因為同溫層內大家跟韓很「熟」，可是同溫層外居於多數的「腦殘」們與韓「不熟」，事實一再證明我們同溫層在台灣已是處於絕對少數的劣勢，在這套「民主」制度之下，我們可能一再的只能得到陳真兄所陳述的「意義」。<text:line-break/><text:line-break/>當時韓不只一次公開批評陳菊及其團隊在高雄市長任期未滿陸續落跑到中央；我猜，那位韓的支持者應該也有拿這點來說服親友，甚至加上自己的人格保證，信誓旦旦的對那些對韓不熟的親友保證：韓跟那些民進黨的「尿性」不一樣。可是，韓卻做了一件中華民國政治史上第一個在第一任市長任期未滿（才做幾個月）就落跑去選總統的政治人物，以前都是在第二任任期過半（因為中央可派代理不用補選）才落跑的。您說，那位韓的支持者怎麼對親友交代？包括當時在ＰＴＴ的韓粉，那些在韓五點聲明之前一直在幫韓講話，也贏得不同立場網友相惜的韓粉，那些「我韓粉，我驕傲」的韓粉，很明顯的咻一下不見了，任憑對立面的網友怎麼呼喊，也都一直不見蛋（我的觀察）。<text:line-break/><text:line-break/>沒錯，做大事者不拘小節，但同溫層外的「腦殘」們，怎麼會明白韓是要做大事呢？在你還沒證明你是要做大事之前，你怎麼敢「不拘小節」呢？跟韓不熟的「腦殘」們，如果還有一點思辨能力及道德感，認為韓是乘著高人氣基於權利私慾才落跑，不是很正常嗎？<text:line-break/><text:line-break/>我在前面提過：「不怕貨比貨，只怕不識貨」。我也跟大家一樣的「識貨」，但本版有不少人不屑從事這種「貨比貨」的下等活兒，不屑與被打為「腦殘」的人們來個「貨比貨」。可是，選戰不是要面對那群居於多數的「腦殘」們嗎？能拉幾個是幾個，擴大同溫層來贏得選戰。可是，「貨比貨」不是各位的工作，這是韓及其團隊要做的，有把握做好才打得贏選戰，不然以各位對國內外環境的認知，韓應該打不贏。儘管韓選前各場造勢，人山人海，韓粉的熱情明顯高過綠營支持者，但事實證明我們同溫層是比較熱情，但在台灣已居於絕對少數。<text:line-break/><text:line-break/>韓國瑜，我對他參選的正當性從來不質礙，但我一直覺得在選舉兵法上，他真的不該出來選。麻煩各位先拋開對韓特質的熟悉度，韓在政治圈已經脫節了好幾年，政見和理念喊得響亮，可是畢竟在高雄才執政幾個月，還沒有做出足以傲人的成續，韓也承認過去從政時的荒唐，也不惜拿年輕時的糗事來開自己玩笑；在「貨比貨」的選戰之下，韓能拿出什麼證據、什麼資料來跟蔡比呢？蔡再怎麼爛還是有一定的支持度，尤其在當前仇中的紛圍，韓國瑜，您能拿出什麼來跟人家「貨比貨」呢？<text:line-break/><text:line-break/>不要再拿本版那一套「精神勝利法」來說服我，各位思維的高度，我都認同也很欽仰，但是大家還是要吃五殼雜糧的，還是希望類似韓的優質政治人物能為我們贏一次，而且上次九合一大選不是贏給我們看了嗎？台灣的多數選民真的是腦殘嗎？我覺得只是一個原因：他們不熟！跟中國不熟、跟美國不熟、跟民進黨不熟，如此而己。總之，我對國內選民的素質還是很有信心，他們只是不熟；尤其各位也明知這種鋪天蓋地讓國內選民「不熟」的原因。總之，我不贊同對同溫層外的同胞，說他們是腦殘，「他們只是不熟」。<text:line-break/><text:line-break/>如果您還要跟我說：他們不熟就是因為他們腦殘！嗯，大家都是人生父母養的，也要養家活口，您以為同溫層外的同胞吃飽很閒啊？現在這種鋪天蓋地的大勢及操作之下，「日用而不知」不是很正常嗎？如果同溫層外都是腦殘，人家上次九合一選舉不是證明了嗎？馬英九不是也選上過總統嗎？總之，人家只是不熟啦！<text:line-break/><text:line-break/>好了，就此打住。</text:span></text:p>
      <text:p text:style-name="P1"><text:span text:style-name="T1">陳真   |  2020.06.16 00:41   |   </text:span><text:a xlink:type="simple" xlink:href="http://palinfo.habago.org/Entry?Command=Information_PrintForum&amp;iPage=2#FORUM39641"><text:span text:style-name="T2">#</text:span></text:a></text:p>
      <text:p text:style-name="P3"><text:span text:style-name="T1">正王，簡單這麼說：<text:line-break/><text:line-break/>一，如果選上高雄市長就缺乏參選總統的「正當性」之說法能夠成立的話，那麼，除了頭一次參選者之外，其他幾乎所有政治人物都缺乏參選的正當性，因為他們往往就是從這個職位跳到另一個職位，比方說選上里長，任期未結束就參選市議員、立委或縣市長等等等。所有人都是如此。<text:line-break/><text:line-break/>倘若一種說法，足以指控所有人，那麼，這種說法當然也就毫無意義。<text:line-break/><text:line-break/>倘若一種說法，足以指控所有人，但卻偏偏只用來指控某一個人，那麼，那就是欲加之罪，何患無辭。<text:line-break/><text:line-break/>二，選民和候選人之間若有所謂「契約」，那就只能是保證不犯法不貪污，而不是保證不離職不跳槽；就好像擔任醫生有所謂「醫師誓詞」，宣誓各項基本倫理守則，但裏頭絕不會有「保證不換工作、不換醫院」或是「保證做到死、做到老」的誓約。<text:line-break/><text:line-break/>三，倘若選民與候選人之間是一種「契約」，那麼，為什麼除了基本原則之外不可能也不應該有其它約定呢？因為，一來做不到，選民只是選你擔任某個職務，但選民並沒有、也不可能在選票中表達更多想法。二來也不應該企圖做出更多擴大解釋，因為它不但做不到，而且有害而無益。<text:line-break/><text:line-break/>比方說，我不知道為什麼一個里長或立委一定得做到任期結束，然後才有所謂「正當性」去參選其它職務？很荒唐不是嗎？<text:line-break/><text:line-break/>四，依照各種非正式民調，以及依照無數生活經驗事實來看，當初投票給韓國瑜當市長的選民之中，就算不是佔據絕大多數，至少也是佔了壓倒性多數，樂意見到韓國瑜參選總統。因此，倘若你的「契約說」成立，那麼，韓國瑜只是進一步深度履行他的承諾，亦即讓高雄變得更好。韓國瑜當初也是在這樣一種壓倒性的民意中，決定參選總統。<text:line-break/><text:line-break/>至於那些當初選市長時就根本沒有投票給他的人，或是原本就視之如寇讎的綠營支持者，反對他選總統，那不是很沒有意義嗎？<text:line-break/><text:line-break/>五，參選正當性的來源是全體選民，而不是高雄市民。倘若韓國瑜當初是選上某個里的里長，難道這個里的里民之所謂「契約」就應該無限放大，做為一種「正當性」的來源，那不是很荒唐嗎？<text:line-break/><text:line-break/>六，韓國瑜準備參選總統之際，他的民調，不管是在高雄或整個台灣，全是壓倒性勝出。如果你的「契約說」能夠成立，那豈不是等於說選民自己違反了自己的契約授權，這樣不是更荒唐嗎？<text:line-break/><text:line-break/>七，正當性的來源在於代表人民意志的法律本身，如果一個人依法可以參選，那他就有百分之百的正當性。<text:line-break/><text:line-break/>如果你覺得這樣不正當，那就應該修改法律，規定每個職務任期屆滿之前都不可跳槽參選其他職務。在法律修改之前，任何人愛怎麼選就怎麼選。<text:line-break/><text:line-break/>八，「原則」應極小化而非極大化，規範無可爭議或最少爭議之事項，要不然也就無所謂原不原則了。也就是說，不管是法律也好，道德也罷，重點在於「基本原則」的確保，而不是努力擴大解釋或擴大管轄範圍，弄成極大爭議。<text:line-break/><text:line-break/>九，不應混淆不同層次或不同屬性的概念。比方說，一己情緒好惡或一己偏見，不應該變成一種「正當性」的成份來源，因為那將是一種災難，而非一項福祉。例如，假若你不喜歡誰誰誰某個職務做一半就去選別的，那你就不要支持他就好了，而不是說他「不正當」。他一點都沒有所謂缺乏正當性的問題。<text:line-break/><text:line-break/>大家應該都很堵爛不孝子，簡直天理難容。但是，難道你覺得應該把「孝順父母」列為一種公眾職務之參選資格審查項目？當然不妥。為什麼呢？因為，原則應該極小化而非極大化；而且，不同屬性的概念不應混為一談。<text:line-break/><text:line-break/>林義雄曾經大發雷霆，痛罵一些民進黨議員參選立委乃是違反民意。他的想法與你類似，說他們任期未滿，不該跳槽，不該背棄承諾。但是，阿扁落選台北市長，選民擺明就是不要他了，但是，林義雄卻反而幫阿扁修改黨內規定，幫他開了一個巧門，以便參選總統。這樣不是很矛盾嗎？一下子把民意或契約講得極端神聖，一下子又突然根本不當一回事，想怎麼選就怎麼選。<text:line-break/><text:line-break/>十，當選的，不准更上一層樓，否則就是違反契約。落選的，卻愛怎麼選就能怎麼選。這是哪門子的「正當性」？<text:line-break/><text:line-break/>十一，應該被譴責的是人渣黨的「敗選者聯盟」。你看，那些大輸幾十萬票的落選者，卻反而變成最高行政長官；那些被高雄、台中與新北市選民以選票徹底否決的綠營政客們，卻反而變成這幾個縣市勝選者的上級長官，百般刁難地方政府各項施政。這才叫做缺乏正當性。<text:line-break/><text:line-break/>那就好像說，一個教師因為不適任，被系上解聘或否決。幾天後，他卻跑回家向媽媽哭訴。當總統的媽媽於是就指派乖兒子擔任該校校長，然後每天藉用權勢，百般刁難、惡整與抹黑系上及學校每個他所討厭的老師。這才叫做缺乏正當性，而人渣黨就是這麼幹的。</text:span></text:p>
      <text:p text:style-name="P1"><text:span text:style-name="T1">正王   |  2020.06.15 21:45   |   </text:span><text:a xlink:type="simple" xlink:href="http://palinfo.habago.org/Entry?Command=Information_PrintForum&amp;iPage=2#FORUM39640"><text:span text:style-name="T2">#</text:span></text:a></text:p>
      <text:p text:style-name="P2"><text:span text:style-name="T1">有關韓國瑜參選總統。<text:line-break/><text:line-break/>多年前有個機構因為需要購買中央空調冷氣，向機構成員「專案募款」，很快就募到了所需的款項。但之後國內發生災情，機構在一次會員聚會表決後，決定將原本要購買冷氣的款項捐為幫助災情之用。<text:line-break/><text:line-break/>我覺得該機構的做法並不妥，因為當初是專案募款，捐款人的動機都是為了要購買冷氣，如今機構想要變更用途，理應經過個別捐款人的同意，若不同意則應該將款項退回。但該機構卻是在普遍性的聚會中，以多數決決定改變捐款用途。<text:line-break/><text:line-break/>我私以為，這個例子和韓國瑜參選總統的狀況有點類似。韓參選高雄市長，基本上是對高雄市民的承諾，或是一項約定。但韓沒有經過高雄市民或當初投票給他者的同意(不管有沒有辦法做得到)，即投入總統選舉，某種程度就是毀了自己的承諾或是違反與選民的約定。<text:line-break/><text:line-break/>陳真談及當年黨外一些人打算抹黑(誣賴)國民黨時的現象曾說，(大意是)目標的正確不代表手段的正當。我也是這樣覺得，無論韓國瑜的參選動機或個人人格有多高貴，背離選市長時與選民的約定，讓他在選總統時，少了一些正當性。<text:line-break/></text:span></text:p>
      <text:p text:style-name="P1"><text:span text:style-name="T1">欧阳阳   |  2020.06.15 19:45   |   </text:span><text:a xlink:type="simple" xlink:href="http://palinfo.habago.org/Entry?Command=Information_PrintForum&amp;iPage=2#FORUM39639"><text:span text:style-name="T2">#</text:span></text:a></text:p>
      <text:p text:style-name="P3"><text:span text:style-name="T1">民调显示，大部分台灣民众认为美国的防疫措施比中国要好！<text:line-break/><text:line-break/>政治意识形态洗脑和传销的原理其实是一样的,很多时候会让步人失去对常识的认知！<text:line-break/><text:line-break/>***************************************************************************************<text:line-break/>德國民調公司與民主聯盟基金會進行一項調查，結果發現在53個國家之中，僅有3國認為美國抗疫舉措比中國好；這3國分別為台灣、美國與南韓。<text:line-break/><text:line-break/>《衛報》報導，這項調查由德國民調公司「達利亞研究」（Dalia Research）與由北約前秘書長拉斯穆森（Anders Fogh Rasmussen）所帶領的民主聯盟基金會（Alliance of Democracies Foundation）進行，詢問53個國家的12萬名民眾，結果顯現受訪者對於美國的領導力相當失望。</text:span></text:p>
      <text:p text:style-name="P1"><text:span text:style-name="T1">RK   |  2020.06.15 19:16   |   </text:span><text:a xlink:type="simple" xlink:href="http://palinfo.habago.org/Entry?Command=Information_PrintForum&amp;iPage=2#FORUM39638"><text:span text:style-name="T2">#</text:span></text:a></text:p>
      <text:p text:style-name="P2"><text:span text:style-name="T1">@阿水兄<text:line-break/><text:line-break/>您的論述有理有據，在下受益良多:)</text:span></text:p>
      <text:p text:style-name="P1"><text:span text:style-name="T1">陳真   |  2020.06.15 15:18   |   </text:span><text:a xlink:type="simple" xlink:href="http://palinfo.habago.org/Entry?Command=Information_PrintForum&amp;iPage=3#FORUM39637"><text:span text:style-name="T2">#</text:span></text:a></text:p>
      <text:p text:style-name="P2"><text:span text:style-name="T1">真難想像，一個人到底是要低能到什麼地步，才會把票投給像這樣一些人？那還不如投給蟑螂。<text:line-break/><text:line-break/></text:span><text:a xlink:type="simple" xlink:href="https://i.imgur.com/MUDe086.jpg"><text:span text:style-name="T4">https://i.imgur.com/MUDe086.jpg</text:span></text:a></text:p>
      <text:p text:style-name="P1"><text:span text:style-name="T1">陳真   |  2020.06.15 11:36   |   </text:span><text:a xlink:type="simple" xlink:href="http://palinfo.habago.org/Entry?Command=Information_PrintForum&amp;iPage=3#FORUM39636"><text:span text:style-name="T2">#</text:span></text:a></text:p>
      <text:p text:style-name="P3"><text:span text:style-name="T1">卡韓政變(250)：白道的白天，比黑道的黑夜更黑<text:line-break/><text:line-break/>陳真<text:line-break/><text:line-break/>2020. 06. 15.<text:line-break/><text:line-break/><text:line-break/>許多時候。現實世界比廉價小說還誇張，不用鋪陳，無須劇情轉折，說變就變。例子說不完。四、五十歲以上的人一定聽過底下這位所謂紅牌「記者」張雅琴，過去是黨國打手，改朝換代後居然還是黨國打手。過去，只要看見她齜牙裂嘴地出現在電視上，我就會馬上受到心靈創傷，立刻轉台；現在也一樣，言行舉止可謂不堪入目，非常可恥。<text:line-break/><text:line-break/>文人世界，清一色是這種人，少有例外。你能想像，若干年後台灣改掛五星期，文人與政客們保證馬上又會立刻改變嘴臉，改變說法。我常感好奇，他們內心深處究竟會不會有一絲慚愧？<text:line-break/><text:line-break/>我過去的黨外同志有兩種，一種很窩囊，很猥瑣，心機盤算極深；絕大多數檯面政客屬於這一類；他們之參與政治，無非就是為了個人權位，沒有一絲利他精神。這類人士往往很會講話，跟媒體關係很好，擅於「論述」，擅於在鎂光燈前表演，主要特徵之一就是趨吉避凶，爭功諉過，擅於販賣所謂「理想」或「理念」。<text:line-break/><text:line-break/>過去年代，街頭抗爭往往得挨警棍或黑牢伺候，但是，文人們很厲害，很會卡位，他永遠都知道如何在安全無虞的狀況下站在隊伍的最顯眼處，然後拍照走人。若是遇到危險，溜得比誰都快。而且，表面上抗爭，其實與與黨國關係或警方關係十分良好，很多「感人肺腑」之「勇敢」抗爭的假動作，其實都是事先跟警方或黨國串通好的。<text:line-break/><text:line-break/>簡單說就是：雙方事先偷偷約定好，我保證不會帶領群眾作亂，拜託讓我演個戲，錄個影，拍個照，留下「感人」畫面，以便選舉之用；或是與特定媒體結盟，把自己炒作成什麼「xx領袖」之類 (例如所謂「學運領袖」，檯面上那些人，從古到今，幾乎全部都是冒牌貨)。你從他們的一路飛黃騰達及名利雙收財源滾滾，便知真假。天底下絕不會有這樣一種飛黃騰達的所謂異議份子。<text:line-break/><text:line-break/>我是大約在1989-1990年才發現這些所謂抗爭或所謂反對運動的真相，原來幾乎都是演戲，演給支持者看：「你看！我好勇敢哦，我好會替人民爭取權益哦。」其實幾乎全是鬼打架。只有極少數群眾抗爭是真的，比方說519反戒嚴，比方說520事件，比方說桃園機場事件，其它99.9%都只是雙方「頭人」共同演出的一齣戲。<text:line-break/><text:line-break/>我之所以講這些，是要講我所認識的第二種黨外，他們才是我真正的黨外同志。他們通常不是文人，不會論述，絕大多數「提筆比提鋤頭還沉重」(戴振耀語)；但在整個反抗蔣家政權或舊黨國的所謂反對運動中，他們才是真正無私的付出代價者。<text:line-break/><text:line-break/>這些人，往往是擔蔥賣菜的所謂販夫走卒，有一些則是人們眼中的所謂「流氓」，無業或工作不穩定，居無定所，嚼檳榔穿拖鞋，出口成髒，滿口幹伊娘，脾氣火爆，奮不顧身，充滿義憤，但是吃喝嫖賭很內行，常有各種前科。當危險一來，他們往往不顧己身安危打前鋒。媒體平常除了抹黑才會提到他們之外，永遠不會把功勞歸給他們，鎂光燈也絕不會聚焦在他們身上。<text:line-break/><text:line-break/>我並非要美化吃喝嫖賭或任何違法行徑，我只是想說：白道的白天，比黑道的黑夜更黑上不知道幾百倍。而且，正所謂「仗義半從屠狗輩，負心多是讀書人」，前者人性之善依舊盎然，而後者卻往往杳無人味，充滿心機盤算與虛榮。<text:line-break/><text:line-break/>最近看施明德 (的太太) 在攻擊許崑源，義正辭嚴，道貌岸然，滿口什麼流氓黑道的，講得好像他們一家多清高似的，講得好像流氓黑道多麼可恥似的，甚至還把流氓黑道和國民黨建立起關係連結，講得好像反對運動跟所謂流氓黑道無關似的，言語傲慢無知，非常可恥。特別是對著一個已經無法為自己辯護的死者猛潑糞，居然講得正義凜然。所謂無恥，莫此為甚。<text:line-break/><text:line-break/>=================== <text:line-break/><text:line-break/>韓國瑜遭罷免痛罵「暴政」張雅琴狠嗆不敢講六四：你連屁都不敢放<text:line-break/><text:line-break/>新頭殼newtalk &amp;;#124;楊清緣 綜合報導<text:line-break/><text:line-break/>2020年6月15日<text:line-break/><text:line-break/>[新頭殼newtalk] 前高雄市長韓國瑜被罷免成功，他在惜別會上痛罵：「仇恨和對立所創造和產生的民主，是披著民主外衣的暴政」，引起資深主播張雅琴不滿，要求韓國瑜為這句話道歉，並反問他為何不敢對六四天安門有意見？怒喊：「你連屁都不敢放！」<text:line-break/><text:line-break/>張雅琴指出，韓國瑜是前任高雄市長，竟說台灣民主是暴政，根本就是打擊台灣形象，嚴正表示：「請韓先生道歉，我真的要請你道歉。」直呼：「這像話嗎？臨走之前還要刺台灣一刀，你到底為誰而刺？」<text:line-break/><text:line-break/>張雅琴還說，要不是台灣的民主政治，韓國瑜有辦法打敗在高雄執政20年的民進黨，成功選上高雄市長？對於韓國瑜遭罷後的致詞，非常失望。她也問韓國瑜為何不說中共天安門屠殺是不是暴政？狠嗆：「你為什麼不敢講？你連ㄆㄧ四聲都不敢放！」</text:span></text:p>
      <text:p text:style-name="P1"><text:span text:style-name="T1">阿水   |  2020.06.15 11:17   |   </text:span><text:a xlink:type="simple" xlink:href="http://palinfo.habago.org/Entry?Command=Information_PrintForum&amp;iPage=3#FORUM39635"><text:span text:style-name="T2">#</text:span></text:a></text:p>
      <text:p text:style-name="P2"><text:span text:style-name="T1">關於「人間極品」<text:line-break/><text:line-break/>語出：「吳敦義對港民介紹馬英九 人間極品」<text:line-break/><text:line-break/>原文網址：</text:span><text:a xlink:type="simple" xlink:href="https://www.epochtimes.com/b5/5/9/12/n1049976.htm"><text:span text:style-name="T4">https://www.epochtimes.com/b5/5/9/12/n1049976.htm</text:span></text:a><text:span text:style-name="T1"><text:line-break/><text:line-break/>另，「極品」語出：「『黨中極品』 洪秀柱在中常會稱讚吳敦義」<text:line-break/><text:line-break/>原文網址：</text:span><text:a xlink:type="simple" xlink:href="https://video.udn.com/news/521202"><text:span text:style-name="T4">https://video.udn.com/news/521202</text:span></text:a><text:span text:style-name="T1"><text:line-break/><text:line-break/>極品的「品」是等級的意思，不是指物品；但我也認同「極品」不適合用來推崇女性。<text:line-break/></text:span></text:p>
      <text:p text:style-name="P1"><text:span text:style-name="T1">欧阳阳   |  2020.06.15 09:22   |   </text:span><text:a xlink:type="simple" xlink:href="http://palinfo.habago.org/Entry?Command=Information_PrintForum&amp;iPage=3#FORUM39634"><text:span text:style-name="T2">#</text:span></text:a></text:p>
      <text:p text:style-name="P3"><text:span text:style-name="T1">关于武统的一点个人看法<text:line-break/><text:line-break/>媒体上所谓的美国阻止陈水扁搞“台独”，那不过是美国与民进党配合演出的一出双簧戏而已，因为他们清楚知道中共的底线在哪里！<text:line-break/><text:line-break/>中共会不会发动武统，这个其实是可以用常识来判断的，在几十年前，中共都敢于直接和美国对战，更何况是现在！所以我的判断是，如果突破中共的底线，是会发动非和平手段的，其中包括武统！<text:line-break/><text:line-break/>中国目前与美国的军力对比如何？<text:line-break/><text:line-break/>在综合实力上，中国与美国还是有差距，但是在台海，中国不一定输，所以，即使是美军全力参与，中国的在台海战争的胜算也是非常高的；而且战争一旦发生，即使一场战争没有赢，后面还有二场，三场，这时候比拼的是综合国力，当年俄罗斯的车臣战争就是如此，第一次没有拿下，后面就发动第二场！<text:line-break/><text:line-break/>所以，即使中共在第一场战争没有拿下，美国也会推动谈判解决，台独也不会成真！因为美国基本不可能在台湾维持一个长期军力与中国耗下去！<text:line-break/><text:line-break/><text:line-break/>美军会不会参与？<text:line-break/><text:line-break/>我认为美军直接参与的可能性很少，但可能会间接参与，然后会联合欧洲对中国进行围堵制裁，以达到最大程度阻碍中国崛起的目的！直接参与不符合美国的国家利益！<text:line-break/><text:line-break/><text:line-break/>中共会不会武统，什么情况下会武统？<text:line-break/><text:line-break/>只要和平统一还有希望，中共就不会武统，因为没有这个必要！这会伤害自己，伤害台湾！<text:line-break/>但是有人如果让和平统一没有希望，武统就一定会发生！ 所以，台湾当局如果搞法理台独，光明正大让美军入驻台湾等等，武统就会发生！<text:line-break/><text:line-break/><text:line-break/>武统会以什么形式发生？<text:line-break/>很多媒体认为中共会发动突袭，让美军没有反应过来就登录台湾岛，我认为这种可能性不大！登岛只能是最后的手段！<text:line-break/>最优先的手段应该是，围而不攻，以战逼和，可能会先占领一些外围岛屿，在然后消耗国军的有生力量，会对一些重点军事设施进行攻击，然后在国际社会的协调下，进行谈判，重归战前的状态！<text:line-break/><text:line-break/></text:span></text:p>
      <text:p text:style-name="P1"><text:span text:style-name="T1">欧阳阳   |  2020.06.15 08:19   |   </text:span><text:a xlink:type="simple" xlink:href="http://palinfo.habago.org/Entry?Command=Information_PrintForum&amp;iPage=3#FORUM39633"><text:span text:style-name="T2">#</text:span></text:a></text:p>
      <text:p text:style-name="P2"><text:span text:style-name="T1"><text:line-break/><text:line-break/>紫荊研究院委託社會科學民意調查中心進行民調，昨日（6月10日）發布最新結果，稱有67.4%受訪者認同香港有責任維護國家安全。<text:line-break/><text:line-break/>調查於2020年6月6日至8日進行，以電話隨機抽樣訪問1,366名市民，數據按政府統計處性別及年齡人口分佈加權處理。<text:line-break/><text:line-break/>有67.4%受訪者認同「香港有責任維護國家安全」，26%表示不認同，6.6%表示無意見，認同的比例較上次同類民調的64.7%提升；有57.2%受訪者認同「有港獨、境外勢力和恐怖主義力量正在利用香港，破壞社會安寧，影響和損害中國的國家安全」，37.5%表示不認同，5.3%表示無意見；<text:line-break/><text:line-break/><text:line-break/>****************************************************************************************<text:line-break/><text:line-break/>一國兩制研究中心的民調結果顯示，多達74%受訪者認同香港有責任維護國家安全，53.4%受訪者認為無需要立法禁止分裂國家、恐怖活動及外國勢力干預等現象。<text:line-break/><text:line-break/>一國兩制研究中心在上周進行人手隨機抽樣電話訪問，成功訪問963位居於香港的成年香港市民，誤差不超過正負3.2%。<text:line-break/><text:line-break/>第一條問題是：「你認為香港有無責任維護國家嘅安全？」答「有責任」的有74%，「沒有責任」的有16.6%，「唔知／難講」的有9.5%。張志剛認為，有四分之三市民支持，結果令人相當鼓舞。他又提到，認為「沒有責任」的一成六人，以年輕人為主，又指不同民意研究都顯示，支持港獨的比例約在一成至兩成之間，認為兩個數字脗合，可作參考。<text:line-break/><text:line-break/>問題二是「經過舊年反修例運動，同埋一連串嘅暴力事件，你覺得香港喺維護國家安全方面有無漏洞？」回答「有漏洞」的佔58%，「沒有漏洞」的佔25.3%，表示「唔知／難講」的佔16.7%；問題三是「就住分裂國家、顛覆國家政權、恐怖活動，以及外國勢力干預香港事務，你覺得有無需要立法禁止？」認為「有需要」的有53.4%，「沒有需要」的有37.3%。換言之，過半數人認為香港存在國安漏洞，並認為有需要禁止分裂國家、顛覆國家政權、恐怖活動，以及外國勢力干預香港事務等問題。<text:line-break/><text:line-break/></text:span></text:p>
      <text:p text:style-name="P1"><text:span text:style-name="T1">欧阳阳   |  2020.06.15 08:05   |   </text:span><text:a xlink:type="simple" xlink:href="http://palinfo.habago.org/Entry?Command=Information_PrintForum&amp;iPage=3#FORUM39632"><text:span text:style-name="T2">#</text:span></text:a></text:p>
      <text:p text:style-name="P3"><text:span text:style-name="T1">阿水 ，<text:line-break/><text:line-break/>你所谓的理性大概就是还没有发狂而已，你说“理性台獨者仍然不反對現時以「中華民國」為外殼”，他们不反对，是因为掌控舆论主体者不希望他们反对罢了！<text:line-break/><text:line-break/>前面已经说，主导台湾政治演变的主要力量在台湾之外，做得过了，会把自己饭碗砸了，那些主政者当然还还没有笨到那个程度！<text:line-break/>你真当中共主要是因为担心美国而不敢武统？那是绿色政客文人骗你们的话术罢了！<text:line-break/><text:line-break/>你说“台灣的年輕世代及出生的嬰兒，不需再由刻意加工，不必採取任何「改革」政策，自然而然就沒有「我是中國人」的意識，也自然而然傾向台灣獨立。”<text:line-break/><text:line-break/>前面就说过了，只要能掌握台湾的麦克风，就能掌握台湾的“民意”走向。首先，那些政客文人会改头换面；再次那些“觉青”再次“觉醒”，这些都不是很困难的事情。少数顽固派只会沦为少数，被边缘化而已，影响不了大局！<text:line-break/><text:line-break/>就拿香港反修例事件为例吧！去年的《逃犯引渡条例》，主要是针对在大陆的犯罪，逃到香港，然后遣送回大陆审判(“政治犯”排除在外)，就这样一个条例，但是香港的大部分民调是70%以上反对！然后200万人上街！<text:line-break/>今年，由中央政府直接制定《国安法》，这个可不管是你哪里犯罪,按理说《国安法》应该比《逃犯引渡条例》更加直接；现在香港的大部分民调是60%不反对《国安法》，上街游行的稀稀拉拉！这还是香港的麦克风没有重大改变的情况下！<text:line-break/><text:line-break/></text:span></text:p>
      <text:p text:style-name="P1"><text:span text:style-name="T1">陳真   |  2020.06.15 02:44   |   </text:span><text:a xlink:type="simple" xlink:href="http://palinfo.habago.org/Entry?Command=Information_PrintForum&amp;iPage=3#FORUM39631"><text:span text:style-name="T2">#</text:span></text:a></text:p>
      <text:p text:style-name="P2"><text:span text:style-name="T1">卡韓政變(249)：評價<text:line-break/><text:line-break/>陳真<text:line-break/><text:line-break/>2020. 06. 15.<text:line-break/><text:line-break/><text:line-break/>常有人推崇我，我常有一種啞巴吃黃蓮的無奈，許多時候感覺很痛苦。雖說對方當然是好意，但好意卻比惡意更慘。倘若是惡意，那你知道那就是故意要損你；但若是好意，那就擺明了人們居然是如此輕蔑你，把你看得如此廉價而低俗。<text:line-break/><text:line-break/>許崑源不是海鮮，不是花姑娘，不是一種物品、一道菜，哪來極品不極品？我們如果真的尊敬一個人或是尊重一個人，應該不會用「極品」這樣的字眼或態度去「推崇」對方，就比方說你的某個朋友的娘自殺了，你大概不會對你的朋友說你娘真是個「極品」啊！更不可能對大家說這是你找過資料做過一些研究之後得出的結論。<text:line-break/><text:line-break/>看待人事物是這樣看的嗎？還得查資料？萬一哪份資料之闡釋讓你得出另一種不堪的結論呢？人格是像股票那樣根據特定消息起起伏伏的不確定事物嗎？<text:line-break/><text:line-break/>人死了真可憐，任人說長論短。人敗了也一樣可悲。比方說韓國瑜，無論勝負，他個人根本一點問題也沒有，明明是藍綠聯手以及主流媒體之瘋狂抹黑造謠一整年所致，任你是耶穌下凡，照樣能抹黑得臭不可聞。但是，當一個人落難、落敗或成為一種遭受打壓、鄙視的異類 (簡單說就是過街老鼠) 時，人們卻總是可以在你身上尋找出各種缺點與負評，而不是尊敬你在落難與落敗中所堅持的勇氣與正直。<text:line-break/><text:line-break/>以我為例，我相信在那些自認為混得不錯的人眼裏，我從過去到現在的一切公眾行為必然顯得如此可笑、廉價而不值得嚴肅看待，更不用說尊敬或推崇了。但是，假設今天我是個什麼高官或總統，那麼，哪怕是我過去再怎麼無謂而瑣碎或甚至窩囊的行為，肯定都會被人們用一種意味著「不凡」的眼光看待。其實，不必當高官或總統，大概只要當個什麼民代或地方局處首長，人們就會對你推崇備至了。<text:line-break/><text:line-break/>話說韓國瑜，倘若他有一絲絲所謂「個人慾望」而參選總統，那我跟你說，你應該輕視這個人才對，因為那就是一種政客。台灣政壇百分之九十九點九九都是這種人，但韓國瑜不是。<text:line-break/><text:line-break/>今天，倘若因為某種因緣，我擁有絕對壓倒性的全島民意，只要我點個頭，就能當上領導，拯救這個垂死的島嶼，我想我會毫不猶豫扛起這個責任。韓國瑜當初參選總統，恰恰就是這樣一種情境，當時根本不可能有任何人能贏過他壓倒性的聲望，蔡啥小的民調，連他的零頭都不到。在這樣一種情境下，倘若還拒絕參選到底，那才叫做自私不是嗎？<text:line-break/><text:line-break/>什麼樣的人就會欣賞一己同類，我並非要說服大家推崇韓國瑜之為人，而是說：如果你真的相信他是出於什麼私心慾望而參選總統，那你應該說這是一個根本不值得尊敬的混蛋政客才對。<text:line-break/><text:line-break/>我並非在談論數學，我並不是在一種量化的概念上說他之用心是否一塵不染或是有多少百分比的私心，而是說，這類所謂「私心慾望」之人格貶損或道德指控無非就是高調。如果連這樣一個人，都得遭受這樣一種人格羞辱，那你告訴我，世界上還有沒有一個你尊敬的人？如果這世界上居然沒有一個人能獲得你的景仰，那我無法理解這是哪門子崇高的道德？居然崇高到舉世無一人能受到尊敬。<text:line-break/><text:line-break/>並非說韓國瑜是聖人，而是說，如果我們那麼喜歡用那樣一種絕對的惟心道德主義來貶損人，那麼，拿同樣的標準來檢驗自己的人生呢？難道就完美無瑕？<text:line-break/><text:line-break/>我來高雄林園偏鄉工作，上任之前第一件事就是找老闆談薪水，希望錢越多越好，那我是不是也是懷著「私心慾望」所以才來鄉下當醫生？<text:line-break/><text:line-break/>這道理應當不難理解才對。當一個人懷抱著某種善意做事，那他就值得尊敬，而不是唱道德高調說他心裏還藏著什麼「私心慾望」。<text:line-break/><text:line-break/>韓國瑜被罷免那一天，良哲傳了一行字給我，寫著：「就像耶穌從棕樹主日到受難日一樣」。我對這段評價，感動甚深。</text:span></text:p>
      <text:p text:style-name="P1"><text:span text:style-name="T1">阿水   |  2020.06.15 01:04   |   </text:span><text:a xlink:type="simple" xlink:href="http://palinfo.habago.org/Entry?Command=Information_PrintForum&amp;iPage=3#FORUM39630"><text:span text:style-name="T2">#</text:span></text:a></text:p>
      <text:p text:style-name="P3"><text:span text:style-name="T1">RK兄，賜教不敢，我會再提「天然獨」是因為我最近用到這個名詞，而包括您在內的幾位板友也針對這個名詞提出意見。至於您樓下與台獨支持者討論的兩篇問題，幾點意見謹供參考：<text:line-break/><text:line-break/>一、您問對方「獨立要付出的代價是什麼？」，可是，台灣以「理性台獨」者居多，除了少數「激進台獨」者主張台灣應該馬上正名制憲以外，理性台獨者仍然不反對現時以「中華民國」為外殼，而主張台灣已經是一個國家，名字叫中華民國，不需要再宣布獨立。簡單來說，理性台獨者的目標雖然是台獨，但其方法穩健、理性，希望以最少的代價，伺機再正名制憲。伺什麼機呢？例如，好幾年來一直傳聞不斷卻始終沒有實現的「中共即將垮台」論。目前台獨支持者則是相信美國，也欺中共不敢武統。<text:line-break/><text:line-break/>二、您第二篇提到「吳敦義緋聞錄音帶，黃俊英走路工，跟韓國瑜被罷免」，問題是，吳、黃二人的事件在我們同溫層內一清二楚，可是與您討論的台獨支持者知道是怎麼回事嗎？何況這些又是陳年舊事。另外，您把「韓國瑜被罷免」與吳、黃事件並列，在我們同溫層內一看就知道您的意思，但對方可能不解，因為「韓國瑜被罷免」是依現行罷免制度行使公民權，這怎麼就會是民進黨惡意操作呢？好，就算對方明白您的意思，可能乾脆回您：不然要選國民黨嗎？難道韓國瑜不該罷嗎？所以，您認為自己理性討論，但對方或許覺得您說得不清不楚，也沒有直指對方問題的核心。<text:line-break/><text:line-break/>三、上面我說的都是細節。若是要理性討論，建議先尊重對方「天然獨」的意識形態，不然根據我的經驗很難繼續討論，譬如我突然質問您：為什麼相信你是你媽媽親生的？有驗過DNA嗎？就算有出生證明，也曾有醫院抱錯小孩的例子，你沒驗過就相信，很好笑也很愚蠢。您看，這樣是不是很不禮貌？也可能被揍。這個類比雖然不太洽當，但「意識形態」一旦形成以後，就是這麼的微妙，已經融入個人的人格之中。<text:line-break/><text:line-break/>四、再來，先尊重對方「天然獨」的立場，再分析「天然獨」其實就是「天然台」，也就是台灣人固然是一個群體，利害相共，相濡以沫，但這就跟阿美族差不多；請問，阿美族需要獨立嗎？台灣人群體的利益既然有統、獨的選項，為什麼不仔細思考哪一個方向對台灣人最有利？其實，您若是有辦法把對方說服成「天然台」就算成功了，也不算打破對方的意識形態，留下一個獨立以外的思考空間，先這樣就行了。但請記住，若是對方對您沒有相當的信任感，就別輕易去引導對方，因為對方一懷疑您是中共同路人，您說什麼都沒用了。這就是意識形態難搞的地方。</text:span></text:p>
      <text:p text:style-name="P1"><text:span text:style-name="T1">欧阳阳   |  2020.06.14 20:33   |   </text:span><text:a xlink:type="simple" xlink:href="http://palinfo.habago.org/Entry?Command=Information_PrintForum&amp;iPage=3#FORUM39629"><text:span text:style-name="T2">#</text:span></text:a></text:p>
      <text:p text:style-name="P2"><text:span text:style-name="T1">前面说国民党的变质问题，共产党当然也会面临这个问题。<text:line-break/>当初毛泽东发动文化大革命，其初始目的就是想解决共产党内部的变质变节问题，发起了“炮打司令部”，「革命无罪，造反有理」，十年文化革命对中国的破坏力已经众所周知，但是如果把这个错误的责任完全归结于毛泽东，也是完全没有道理的；因为真正的执行者就是最广大的人民群众，特别是那些热血沸腾的青年们，也就是所谓的“红卫兵”，毛泽东没有意识到，“多数人的愚蠢”与“多数人的暴力”这个现实问题；<text:line-break/><text:line-break/>直到今天，可能也很少意识到“文化大革命”的根本内在原因，特别是一些西方台湾政客学者文人，把这种错误完全归结为共产党的错误，是没有道理的；其内在原因是“多数人的愚蠢”与“多数人的暴力”，这个问题至今依然潜伏在西方各国，包括台湾，随时可能爆发，至今也看不到有解决的方法！<text:line-break/><text:line-break/>当然了，共产党所面临的变节腐化问题，至到今天也没有看到有良好的根本解决的办法，在中国改革开放，经济快速发展的同时，经济腐败，以权谋私问题也随之高涨，到胡温时代达到了高峰，后来习近平上来，收拢权利，对腐败问题进行了一次全国性的清理，清廉问题明显得到改善！<text:line-break/><text:line-break/>但是，这种自上而下的治理，如何制度化，如何保持长久有效，这个问题还有待观察！<text:line-break/><text:line-break/>共产党，国民党，民进党都面临变节腐化问题，但是还是有本质区别的，共产党主要体现在局部的经济腐化问题，在维护国家利益，治理城市和国家变得更好这方面，总体来说没有变节的动机。<text:line-break/><text:line-break/>国民党与民进党除了权利与经济腐化外，还面临内外勾结，出卖民族国家利益的问题！为了夺取政权，还有愚弄蛊惑欺骗人民的问题。</text:span></text:p>
      <text:p text:style-name="P1"><text:span text:style-name="T1">RK   |  2020.06.14 18:11   |   </text:span><text:a xlink:type="simple" xlink:href="http://palinfo.habago.org/Entry?Command=Information_PrintForum&amp;iPage=3#FORUM39628"><text:span text:style-name="T2">#</text:span></text:a></text:p>
      <text:p text:style-name="P3"><text:span text:style-name="T1">@阿水兄<text:line-break/><text:line-break/>感謝賜教。我知道美國藉民主在世界各國大搞分裂，就只為了自己的利益的事實。分裂原有民族這招，歐美列強甚至日本，在上兩個世紀於各殖民地用過，許多國家至今仍陷入爭執更甚至內戰狀態。以台灣的特殊性來說，任何國民都需清楚這點，也該了解台灣實質上是美國控制，離真正的人民作主遠得很。我30幾歲，雖被定義為年輕人，但卻逐漸的變成少數。那些學生跟20幾歲，社會經驗少的人不提，連我們這種有10年以上工作經驗的人，都逐漸綠化、腦殘化，這讓我感到十分的痛心疾首。<text:line-break/><text:line-break/>統獨雙方各有觀點，牽扯國家未來，自該理性對待，然近幾年的變化使得台灣本思想開放的狀態又逐漸走向封閉，理性討論空間幾乎不存，反中仇中已成主流，民進黨政府與其爪牙網軍，其支持者對反對派的騷擾，對不洽當的言行的視而不見，讓我有種言論自由越來越少的感覺。<text:line-break/><text:line-break/>有趣的是，我曾試著跟台獨支持者「討論」過，我自認上兩篇發言中的問題是很理性，很實際且是這些支持者該深思的問題，結果從來沒人正面回答過。搞得好像我這個反綠、反反智的人比他們還認真思考獨立一樣。</text:span></text:p>
      <text:p text:style-name="P1"><text:span text:style-name="T1">阿水   |  2020.06.14 16:13   |   </text:span><text:a xlink:type="simple" xlink:href="http://palinfo.habago.org/Entry?Command=Information_PrintForum&amp;iPage=3#FORUM39627"><text:span text:style-name="T2">#</text:span></text:a></text:p>
      <text:p text:style-name="P2"><text:span text:style-name="T1">「天然獨」與誰是最後贏家？<text:line-break/><text:line-break/>「天然獨」，不論讓您覺得多氣、多好笑、多愚蠢，但這是從蔡英文口中提出來的，這就透露了一個訊息：<text:line-break/>依據蔡英文的政治判斷，台灣這幾十年來「人工獨」（人造獨）的結果，其所形塑的國內環境，以當下的國際情勢而言，已經「完工」了，也獲得美國爸爸的肯定。意思是說，台灣的年輕世代及出生的嬰兒，不需再由刻意加工，不必採取任何「改革」政策，自然而然就沒有「我是中國人」的意識，也自然而然傾向台灣獨立。<text:line-break/><text:line-break/>所以，不論您是否贊同「天然獨」這個名詞，但不能完全否定這個名詞所象徵的台灣現狀。而本版應該少有「天然獨」份子在此潛水，大都是同溫層在此出沒。難免要注意中國會如何應對台灣「天然獨」的情勢；這就是到目前為止，我對中共非常欽佩之處。<text:line-break/><text:line-break/>國家大政非個人或幫派等組識可比，不能快意恩仇、不能以死明志、不能帶全體全體中國人去殉道，因為中國一定要成為最後贏家。基於民族情緒而輕啟武統，小心反而讓美國成為最後贏家。<text:line-break/></text:span></text:p>
      <text:p text:style-name="P11"><text:span text:style-name="T1">RK   |  2020.06.14 14:53   |   </text:span><text:a xlink:type="simple" xlink:href="http://palinfo.habago.org/Entry?Command=Information_PrintForum#FORUM39626"><text:span text:style-name="T2">#</text:span></text:a></text:p>
      <text:p text:style-name="P2"><text:span text:style-name="T1">民進黨這次三殺國民黨(總統，立委，高雄市長)，高雄也三殺了，分別是吳敦義緋聞錄音帶，黃俊英走路工，跟韓國瑜被罷免，每一次都有民進黨在背後惡意的大力的操作。俗話說：事不過三。同樣的操作能過三，也足以證明許多事情。</text:span></text:p>
      <text:p text:style-name="P1"><text:span text:style-name="T1">RK   |  2020.06.14 14:48   |   </text:span><text:a xlink:type="simple" xlink:href="http://palinfo.habago.org/Entry?Command=Information_PrintForum#FORUM39625"><text:span text:style-name="T2">#</text:span></text:a></text:p>
      <text:p text:style-name="P3"><text:span text:style-name="T1">天然獨是很好笑也很愚蠢的屬性。問一個很基本的問題-- 獨立要付出的代價是什麼? 我看這些被民進黨牽著鼻子走的蠢貨們根本講不出來(多半也只講得出消滅國民黨跟反中這種文不對題的答案而已)。這些蠢貨就算知道要付出的代價是什麼，但他們有付出的決心嗎? 連加個班都計較得要死的人們會願意付出巨大的代價追求理想中的未來? 我是不相信啦。這種沒有付出代價的決心與準備就整天肖想得到收穫的行為，跟武志紅的&lt;巨嬰國&gt;敘述有87%像。<text:line-break/><text:line-break/></text:span></text:p>
      <text:p text:style-name="P1"><text:span text:style-name="T1">穎芝   |  2020.06.14 12:49   |   </text:span><text:a xlink:type="simple" xlink:href="http://palinfo.habago.org/Entry?Command=Information_PrintForum#FORUM39624"><text:span text:style-name="T2">#</text:span></text:a></text:p>
      <text:p text:style-name="P2"><text:span text:style-name="T1">韓市長會參加 2020 總統大選，並不只是他「個人的欲望」，單以這個論點來說太狹隘，高雄市長的職務有他的局限性，韓國瑜深知其中緣由，高雄長期以來破敗不堪，中央又處處卡韓，讓韓市長無法伸展其志，高雄的改變極其有限，底下的兩個視頻，比較能道出韓市長之所以參加大選的主要原因！<text:line-break/><text:line-break/>《飛碟晚餐 陳揮文時間 2020 01 17 五》【54:35 ～ 57:41】台灣好，高雄才會好，改變台灣，才能改變高雄；尊重高雄人決定，罷韓決定市長去留⋯<text:line-break/></text:span><text:a xlink:type="simple" xlink:href="https://reurl.cc/lV2v9Q"><text:span text:style-name="T4">https://reurl.cc/lV2v9Q</text:span></text:a><text:span text:style-name="T1"><text:line-break/><text:line-break/>韓國瑜罷免案讓我覺得像是在看動物世界&amp;;#124;【岩論】<text:line-break/></text:span><text:a xlink:type="simple" xlink:href="https://youtu.be/u7xQBTZsU00"><text:span text:style-name="T4">https://youtu.be/u7xQBTZsU00</text:span></text:a><text:span text:style-name="T1"><text:line-break/><text:line-break/><text:line-break/>縱使韓市長今年就算不參加大選， 2018年縣市長選舉之後，高雄這些綠色生物失去高雄這塊禁臠，他們早就已經摩拳擦掌要準備罷免韓市長，只是會用不同的理由而已，高雄人容易被洗腦，這是大家公認的事實⋯，<text:line-break/><text:line-break/>未來高雄市好是壞，這是高雄人的選擇，說「自作自受」、未免太殘忍，但這是事實，一些無腦的人造業，全體高雄市民承擔惡果⋯<text:line-break/><text:line-break/></text:span></text:p>
      <text:p text:style-name="P1"><text:span text:style-name="T1">阿水   |  2020.06.14 12:44   |   </text:span><text:a xlink:type="simple" xlink:href="http://palinfo.habago.org/Entry?Command=Information_PrintForum#FORUM39623"><text:span text:style-name="T2">#</text:span></text:a></text:p>
      <text:p text:style-name="P3"><text:span text:style-name="T1">不怕貨比貨，只怕不識貨<text:line-break/><text:line-break/>樓下我曾提到「這類人的特質」，為了提高可信度，略談一下我的資歷。在約莫二十年前，政府一清專案掃黑，我曾跟事務所的女律師搭飛機到綠島去接見一位黑道大哥，當時在台東機場的電視牆驚見桃園發生劉邦友血案。所以，這是我長久以來的觀察，或許有誤，但絕對是呈心所見。<text:line-break/><text:line-break/>當年，我泡在凹凸的人文社會區，偶而串串外獨會和台灣茶黨。當時大家「葛格」「美眉」叫來叫去，但我對「美眉」覺得怪怪的，當時就改口叫「姑娘」。來本版一陣子以後發現不妥，就再度改口。<text:line-break/><text:line-break/>那個時候，網路政治論壇還沒有「網軍」這個名號，大家都認為自己「識貨」，於是兩方陣營就開始「貨比貨」。怎麼個比法呢？雙方就是用我先前在幫許議長澄清「多選幾席」事件的方式，以資料及論理來證明自己才是識貨人。這種論戰方式，後來雙方即便還是各有立場，但彼此不無惺惺相惜之感。那時綠營的人很恐怖，提到一個爭議事件時，各方數據、資料接踵而來，不知哪有那麼多的時間。或許是熱情，或許是網軍；不過即便是網軍，也是優質的網軍，不像現在的網軍，錢比較好賺，只要打口水戰，製作圖片填上標語，這樣就可以領錢了。<text:line-break/></text:span></text:p>
      <text:p text:style-name="P1"><text:span text:style-name="T1">阿水   |  2020.06.13 18:12   |   </text:span><text:a xlink:type="simple" xlink:href="http://palinfo.habago.org/Entry?Command=Information_PrintForum#FORUM39622"><text:span text:style-name="T2">#</text:span></text:a></text:p>
      <text:p text:style-name="P2"><text:span text:style-name="T1">許崑源，江湖人稱「奧援」，多數在地高雄人也不否認他是黑道出身，但在我心中，許議長是難得一見，值得一再品味追思的人間極品。<text:line-break/><text:line-break/>陳真兄曾經轉譯許議長質詢陳菊的影片內容，而在質詢的當時，許議長早就不是黑道了，人家早就自重身分了！你還當他跟一般的議長只是高一些的程度嗎？以許議長的特質，如果自己還有敗德之行，他無法義正辭嚴的質疑另一個敗德無行的人。「有嘴講別人，無嘴講自己」，「奧援」不是這樣的人。<text:line-break/><text:line-break/>台灣民間有個不成文的道德：「贏賭又要贏話」，被揍是應該。當高雄市議會國民黨是多數時，即便有爭執，許議長絕不會第一句就嗆反對的少數黨「多選幾席」；表決就好了嘛，幹嘛還要贏話呢？這是這種特質的人所奉行不悖的原則；不然，他會渾身不對勁，還可以感受到他的心虛。因此，我非常樂意去分析、去找資料，在這令人心冷的世道中，尋求一份美感與溫暖。當您傾心一位演奏家時，不會只聽了一曲就滿足；您也會不知滿足的一聽再聽；您也會用您的音樂知識去分享去讚嘆。<text:line-break/><text:line-break/>我不管大家在不在乎或是否覺得有關係；但是，沒有就是沒有，沒有的事誰管你在不在乎或有沒有關係！<text:line-break/><text:line-break/>「我自己個人的解讀，這案子（就是「多選幾席」的那個案子）雖然國民黨是弄得有點粗糙啦，但並無違法或違背程序。國民黨團自己有這樣的共識，並沒有先透過什麼黨團協商，問題是這案子當時民進黨一定會護航，協商並沒有意義，不會有共識，而當時國民黨是多數，講難聽點不協商也沒關係，所以直接表決。至於您說的，討論結束就表決，符合議事程序。」、「在議會方面，他算公正，而且守諾，我敬重。」<text:line-break/><text:line-break/>上面是我信任的朋友給的回應，請他找資料，共同解讀。他還額外的跟我分享幾件「奧援」的特質。對，他就是這樣！嗯，遇到知音，不亦快哉！<text:line-break/><text:line-break/>好了，不說了，學小魚兄就此打住！再多說也只是在這位人間極品的身上彈掉幾粒微塵。<text:line-break/><text:line-break/>最後，我寧願相信「奧援」走的時候，帶著「引刀成一快」的快感。這類人的特質，很在意快感。<text:line-break/></text:span></text:p>
      <text:p text:style-name="P1"><text:span text:style-name="T1">王修亮   |  2020.06.13 16:14   |   </text:span><text:a xlink:type="simple" xlink:href="http://palinfo.habago.org/Entry?Command=Information_PrintForum#FORUM39621"><text:span text:style-name="T2">#</text:span></text:a></text:p>
      <text:p text:style-name="P3"><text:span text:style-name="T1">一、台灣總以為藍綠惡鬥是現況，但稍有點思考的人，都明白藍綠是同一個主人：美國。<text:line-break/>所有的惡鬥只是美國主人決定大方向之後，兩黨爭食主人倒在碗裡的菜飯而已，只能爭碗裡給你們的肉或菜，沒給你們的，你們不能要。<text:line-break/>派出不同的奴才來當家，其實奴才都無能當家，只能聽話。不論是誰當總統，還是誰能當台大校長。<text:line-break/>回望柱註姊之失......<text:line-break/><text:line-break/>韓國瑜能當上高雄市長，正如管爺能當上台大校長，出乎主人意料之外。<text:line-break/>台大能再有第二個管爺嗎？我個人很悲觀。<text:line-break/>韓國瑜很快就被罷免了，想衝上總統職位當然也有他個人的欲望，但除了美國主人的指揮，有品文人們也只懂盯著他這一點來深責，看不到其他。<text:line-break/>台灣所謂看不起韓國瑜的有品文人，也太以為自己「有品」了。<text:line-break/>有品無德。<text:line-break/><text:line-break/>品屬於個人修養，德屬於群體責任。<text:line-break/>看透了成敗是一回事，堅持有品而失德是另一回事。<text:line-break/>有德的人或許從大觀角度不支持韓國瑜，但不會跟著奴才、主人，辱罵韓國瑜。<text:line-break/><text:line-break/>二、被愚弄到切割自己文化與民族歷史的人，是失智的人。<text:line-break/>知識從來都不是智慧，知識只是零件，無限的知識只是無限的零件，不會產生靈魂與動力。<text:line-break/>文化與民族歷史是人生命的動力，黏結著你的內外所有。<text:line-break/>極端的民族主義很危險，動力太大，燒毀一切。但失去民族，也同樣是另一個極端。<text:line-break/><text:line-break/>當我們否定自己是中國人與中國文化時，我們就甚麼人都不是，只能漂浮在他人的動力棋盤上游移。<text:line-break/>發而皆中節，很不容易，只能戒慎恐懼。<text:line-break/>我只是水底的頑石，冒不出頭，挽不柱洪流。<text:line-break/>繼續做自己能做的事。<text:line-break/></text:span></text:p>
      <text:p text:style-name="P1"><text:span text:style-name="T1">陳真   |  2020.06.13 14:35   |   </text:span><text:a xlink:type="simple" xlink:href="http://palinfo.habago.org/Entry?Command=Information_PrintForum#FORUM39620"><text:span text:style-name="T2">#</text:span></text:a></text:p>
      <text:p text:style-name="P2"><text:span text:style-name="T1">我現在在AIT附近的一間豆漿店看書，等候三點的到來。<text:line-break/><text:line-break/>十幾年來,我已經下定決心不再買書。以前一年買幾百本無謂且瑣碎之學術用書，現在卻很多年才買一本真正有價值的書。<text:line-break/><text:line-break/>最近買了一本David Lynch的 “Room to dream”, 正在看，但我卻想起他的另一本，他說:<text:line-break/><text:line-break/>“Ideas are like fish. If you want to catch little fish, you can stay in the shallow water. But if you want to catch the big fish, you’ve got to go deeper. Down deep, the fish are more powerful and more pure.They’re huge and abstract. And they’re very beautiful."<text:line-break/><text:line-break/>--David Lynch, "Catching the Big Fish: Meditation, Consciousness, and Creativity"</text:span></text:p>
      <text:p text:style-name="P1"><text:span text:style-name="T1">欧阳阳   |  2020.06.13 13:11   |   </text:span><text:a xlink:type="simple" xlink:href="http://palinfo.habago.org/Entry?Command=Information_PrintForum#FORUM39619"><text:span text:style-name="T2">#</text:span></text:a></text:p>
      <text:p text:style-name="P3"><text:span text:style-name="T1"><text:line-break/>所以说，台湾真正最“台独”，最具“台湾主体性”，其实是蒋介石，蒋经国时代！</text:span></text:p>
      <text:p text:style-name="P1"><text:span text:style-name="T1">欧阳阳   |  2020.06.13 12:51   |   </text:span><text:a xlink:type="simple" xlink:href="http://palinfo.habago.org/Entry?Command=Information_PrintForum#FORUM39618"><text:span text:style-name="T2">#</text:span></text:a></text:p>
      <text:p text:style-name="P2"><text:span text:style-name="T1"><text:line-break/>前面说民进党是只剩一个外壳，各路牛鬼蛇神都往里面装；其实感觉国民党也差不多，国民党早已经不是当年的国民党，早已经失去初心，沦为了一个争权夺利的壳！因为在民进党没有抢到好位置，所以只好留在国民党，毕竟国民党这个壳目前看来虽然没有民进党那个壳好用，但也还有一席之地。<text:line-break/><text:line-break/>当然，可能也还有少数政客保持有一定的情怀理想，比如洪秀柱，张亚中等人，但是成不了主流，只能在边缘地带呐喊！<text:line-break/><text:line-break/>在蒋介石，蒋经国时代，国民党拥有绝对的控制权，掌握有台湾的麦克风，那时候的政治正确自然是“爱国爱党”； 当时候台湾有些人，也就是所谓党外，他们反国民党，反独裁，这些人思维应该是受西方自由民主思潮的推动，是有一定理想情怀的！但是，如果说台湾的民主化进程主要是由这些党外促成的，显然不是事实；如果蒋经国们不主动放权，他们那点能量是不足以成事的，至于蒋经国为什么要这样做，当然也是受到西方自由民主思潮的影响！蒋经国也想往民主化方向改变。<text:line-break/><text:line-break/>如果说当初蒋介石，蒋经国时代接受美国思潮的影响，但是还是保持一定的中国主体性；那后面的民进党在夺权的过程中，为了和国民党产生区隔，去中国化，妖魔化中国成为他们一种意识形态宣传工具！<text:line-break/><text:line-break/>有人说中国的打压才是台湾民众支持台独的声量越来越大，这显然也不是事实！恰恰相反，中国的晦光养晦，国力与美国有差距，舆论宣传能力更是不如美国，这才是台独声量越来越大的真正原因，不是中国压力太大，而是来自中国影响力还太少了；如果不是中国的这些打压，恐怕台独会走得更</text:span><text:span text:style-name="T5">远</text:span><text:span text:style-name="T1">！<text:line-break/><text:line-break/>国民党失去政权，民进党风头正兴，有些国民党党员心理其实是希望中国大陆加大压力的，因为只有中国大陆施加更大的影响力，国民党才有翻身的机会。<text:line-break/>民进党则恰恰相反，与美国势力勾结在一起<text:line-break/><text:line-break/>所以说，台湾的政治演变主要力量在台湾之外，至于真正 的“台独”，台湾的主体性，最少到目前为止，这只是一个假命题！<text:line-break/></text:span></text:p>
      <text:p text:style-name="P1"><text:span text:style-name="T1">阿水   |  2020.06.13 12:32   |   </text:span><text:a xlink:type="simple" xlink:href="http://palinfo.habago.org/Entry?Command=Information_PrintForum#FORUM39617"><text:span text:style-name="T2">#</text:span></text:a></text:p>
      <text:p text:style-name="P3"><text:span text:style-name="T1">假日，輕鬆一下，底下的「空心蔡由來考」，是我認為用「天然空」比用「天然蠢」來形容比較貼切的理由。<text:line-break/><text:line-break/>原文網址；</text:span><text:a xlink:type="simple" xlink:href="https://tw.appledaily.com/new/realtime/20160622/891448/"><text:span text:style-name="T4">https://tw.appledaily.com/new/realtime/20160622/891448/</text:span></text:a></text:p>
      <text:p text:style-name="P1"><text:span text:style-name="T1">鄭豐遠   |  2020.06.13 07:53   |   </text:span><text:a xlink:type="simple" xlink:href="http://palinfo.habago.org/Entry?Command=Information_PrintForum&amp;#FORUM39616"><text:span text:style-name="T2">#</text:span></text:a></text:p>
      <text:p text:style-name="P2"><text:span text:style-name="T1">在一定時間的經濟優勢以及無數的洗腦下，台灣和香港長年以來，在潛意識中一直對大陸存在著一種高姿態，似乎中國或中國人或大陸人就象徵著落後與"沒水準"。這樣的傲慢存在於方方面面，包括所謂知識圈子。過去在台灣念書時，學校裡的教授與學者，一談起大陸學界，往往就會露出一副輕蔑表情，彷彿對岸的學術水平根本就"不配"與之放在一起討論似的。學生有樣學樣，特別是台大成大這類所謂台灣頂尖學府，年輕學子並無多少學術熱情，卻滿腹驕傲與虛榮，談起大陸或大陸人就好像在說什麼智能不足的人種似的。<text:line-break/><text:line-break/>但事實是，對岸的學者與學術成績不但不比台灣差，而且正好相反，遠遠是台灣所不及。即便不說現在，若把時間往前推，考慮到比如說二三十年前的大陸經濟況狀，當時的學術成就更顯得不易與突出。<text:line-break/><text:line-break/>如今，隨隨便便在鳳凰衛視或觀視頻找一任意主題的影片，不論你同不同意主講者的觀點，但其思考品質往往大幅超越台灣的學者專家。我相信在學術圈子內更是如此。<text:line-break/><text:line-break/>剛看到下面這影片，正好說到大家議論不休的法律和自由。<text:line-break/><text:line-break/></text:span><text:a xlink:type="simple" xlink:href="https://youtu.be/Ip-L1N0GgIY"><text:span text:style-name="T4">https://youtu.be/Ip-L1N0GgIY</text:span></text:a><text:span text:style-name="T1"><text:line-break/>在美国，究竟什么东西是真正“自由”的？｜范勇鹏</text:span></text:p>
      <text:p text:style-name="P1"><text:span text:style-name="T1">穎芝   |  2020.06.13 01:24   |   </text:span><text:a xlink:type="simple" xlink:href="http://palinfo.habago.org/Entry?Command=Information_PrintForum&amp;#FORUM39615"><text:span text:style-name="T2">#</text:span></text:a></text:p>
      <text:p text:style-name="P2"><text:span text:style-name="T1">我從來不稱「天然獨」，這樣說就好像有人打從娘胎生下來就天生主張台獨一樣的荒謬，我寧可稱為「人工獨」，這才比較符合實情，那些主當台獨的人都是經過教育、文化洗腦等後天因素養成的意識形態，當年我聽到從暴力老英的嘴裡迸出「天然獨」的詞彙，就覺得很可笑，我倒是認為她才是「天然蠢」、腦袋空空、滿肚子壞水的惡毒女人！</text:span></text:p>
      <text:p text:style-name="P1"><text:span text:style-name="T1">老羊   |  2020.06.13 00:27   |   </text:span><text:a xlink:type="simple" xlink:href="http://palinfo.habago.org/Entry?Command=Information_PrintForum&amp;iPage=1#FORUM39614"><text:span text:style-name="T2">#</text:span></text:a></text:p>
      <text:p text:style-name="P2"><text:span text:style-name="T1">我在美國花了六年拿博士、一年半博士後研究、在硅谷待了二十年，參加過很多物理專業的國際會議，和「自己人」講「方言」是非常普遍的事情，唯一的禮節是當中有不懂該方言的人時，就改用英文溝通。<text:line-break/><text:line-break/>公司裡什麼人都有：亞州、歐洲各國、印度、中東，大家也都是按照這種習慣；我在公司裡聽了不知多少德語、俄語、法語、義大利語、普通話、廣東話、日語、韓語、印地語（Hindi）、還有阿拉伯語。每個人和同族裔的同事在私下都會用「家鄉話」溝通；只要考慮到周圍的人，說自己最熟悉的語言不算違反什麼社交忌諱。<text:line-break/><text:line-break/></text:span></text:p>
      <text:p text:style-name="P1"><text:span text:style-name="T1">阿水   |  2020.06.12 22:13   |   </text:span><text:a xlink:type="simple" xlink:href="http://palinfo.habago.org/Entry?Command=Information_PrintForum&amp;iPage=1#FORUM39613"><text:span text:style-name="T2">#</text:span></text:a></text:p>
      <text:p text:style-name="P3"><text:span text:style-name="T1">「或者說這種霸權心態是從福佬沙文主義脫胎而來」<text:line-break/><text:line-break/>世勤，我認為上面這種說法比較貼切。當您嗆那位阿伯「她是客家人!」以後，阿伯應該啞口無言、滿臉通紅吧？這種霸權心態的主要對象是台灣閩南語族群和外省人（因為過去壓迫本省人的母語）。對於客家人、原住民和新住民，這種霸心態就沒有這麼強烈，甚至會不好意思要求這些族群一定要說「台語」。<text:line-break/><text:line-break/>客家人在這種霸權心態下最吃虧，因為從原住民和新住民的長相和膚色一眼就能判斷應該不是台灣本省人；客家人就沒有這種「福利」，沒說台語就可能被嗆。我猜，客家人在台灣本土意識的氛圍之下，應該會覺得蠻悶的。<text:line-break/><text:line-break/>另外，我還想起一位朋友，他是留德法學博士，有一次參加英語為主的國際法學研討會，在休息時間與另一位留德的同學用德語交換法學意見，這時一位留美的同學走過來，笑著拍拍我朋友的肩頭說：請不要說「方言」（開玩笑的）。<text:line-break/></text:span></text:p>
      <text:p text:style-name="P1"><text:span text:style-name="T1">許世勤   |  2020.06.12 16:51   |   </text:span><text:a xlink:type="simple" xlink:href="http://palinfo.habago.org/Entry?Command=Information_PrintForum&amp;iPage=1#FORUM39612"><text:span text:style-name="T2">#</text:span></text:a></text:p>
      <text:p text:style-name="P2"><text:span text:style-name="T1">因為I can't breath引發的一連串抗議種族問題的運動，最近HBO Max下架了「亂世佳人(Gone with the Wind)」而引發討論。<text:line-break/><text:line-break/>雖然我不曾看過這部電影，但HBO Max下架這部電影的原因，據說是備受爭議的種族議題。似乎是因為劇情內容懷念美國南方「美好的種植園」生活，美化了壓迫「黑奴」的歷史。極為諷刺的是，當初因為該片得獎的女性黑人演員Hattie McDaniel，卻受限於種族隔離政策而不能上台接受頒獎。<text:line-break/><text:line-break/>這次的Black Lives Matter的運動，王孟源博士認為很大程度是政治動員的結果：<text:line-break/>「美國政經精英要制定新的政策方向或做重要的變革，傳統上必須先以輿論洗腦、製造出共識。70年代財閥反撲是如此，2009年準備反中也是如此，其實現在風起雲湧的反種族歧視運動，也同樣是一個宣傳活動推動多年的後果；只不過這種事不能明説，所以過去幾年的美國大衆又是溫水煮青蛙，完全沒有意識到他們早已在被組織動員的過程當中。」<text:line-break/><text:line-break/>原文網址: </text:span><text:a xlink:type="simple" xlink:href="http://blog.udn.com/MengyuanWang/138397162"><text:span text:style-name="T4">http://blog.udn.com/MengyuanWang/138397162</text:span></text:a><text:span text:style-name="T1"><text:line-break/></text:span></text:p>
      <text:p text:style-name="P1"><text:span text:style-name="T1">許世勤   |  2020.06.12 16:18   |   </text:span><text:a xlink:type="simple" xlink:href="http://palinfo.habago.org/Entry?Command=Information_PrintForum&amp;iPage=1#FORUM39611"><text:span text:style-name="T2">#</text:span></text:a></text:p>
      <text:p text:style-name="P3"><text:span text:style-name="T1">我的女朋友是客家人，有次她被一個阿伯嗆說「不會講台語不是台灣人」，我則用「台語」反嗆回去「她是客家人!」一些老一輩的閩南人，自稱台灣人，但他們壓根不把不會說「台語」的人看作台灣人。<text:line-break/><text:line-break/>這個霸權心態，以往的說法就是「福佬沙文主義」吧？或者說這種霸權心態是從福佬沙文主義脫胎而來，或多或少再摻入些許後殖民的「被殖民過比較高級」這個心態，很有「乞丐趕廟公」的味道，原住民的語言反而變得不道地、不本土了。這也很有美國的「白人優越主義」及「美國例外論」的味道，只要符合「政治正確」，一切傷天害理的事都可以合理化。但回歸到語言，我的看法還是應該以溝通的實用性來做為取捨。像我三不五時就在練習英文，畢竟那是世界上使用人口最多的語言。<text:line-break/><text:line-break/>哪天英語或中文被「正名」為「地球語」，那對這些過於強調自己語言的霸權心態者，豈不是要嗆他「不會說英語(中文)，不是地球人！」</text:span></text:p>
      <text:p text:style-name="P1"><text:span text:style-name="T1">阿水   |  2020.06.12 15:08   |   </text:span><text:a xlink:type="simple" xlink:href="http://palinfo.habago.org/Entry?Command=Information_PrintForum&amp;iPage=1#FORUM39610"><text:span text:style-name="T2">#</text:span></text:a></text:p>
      <text:p text:style-name="P2"><text:span text:style-name="T1">世勤提到『如果無限上綱成「種族」問題，把台灣腔的閩南語「獨立」出來成為「台語」，拚命找出各種差異來宣稱「台語」不是閩南語，這有任何意義嗎？』<text:line-break/><text:line-break/>為了獨立出來而強調應稱為「台語」，還有一個問題：閩南語（台語）的霸權心態。<text:line-break/><text:line-break/>台灣島內有不同族的原住民、客家人等，還有新住民。而台語是「台灣話」的簡稱，這樣不利島內族群和諧，也不尊重其他不同語系的人民。<text:line-break/><text:line-break/>我有一個外省網友曾經在論壇上表示，現在政府說學校要教母語，但所教的母語只有主要族群的母語，可是台灣外省人的母語不見得是「國語」，而這些來自大陸36個省（現在不是）的母語都沒教，這對外省同胞是不是不公平。<text:line-break/></text:span></text:p>
      <text:p text:style-name="P1"><text:span text:style-name="T1">衛思燕   |  2020.06.12 14:26   |   </text:span><text:a xlink:type="simple" xlink:href="http://palinfo.habago.org/Entry?Command=Information_PrintForum&amp;iPage=1#FORUM39609"><text:span text:style-name="T2">#</text:span></text:a></text:p>
      <text:p text:style-name="P3"><text:span text:style-name="T1">美國這邊確診數超過兩百萬，大家似乎已經習以為常，對疫情有點麻痺的感覺。媒體現在的焦點，大多集中在非裔美國人的人權問題。<text:line-break/>有關Covid-19的相關研究，英國近日發布的報告顯示，只有0.08%病毒毒株與中國有關，但來自美國的也只有2.07%。<text:line-break/><text:line-break/>More than THREE QUARTERS of Covid-19 virus samples in Britain originated in Spain, France and Italy — and only 0.08% can be traced back to China, study claims<text:line-break/>11 June 2020 Daily Mail<text:line-break/></text:span><text:a xlink:type="simple" xlink:href="https://reurl.cc/E7edq0"><text:span text:style-name="T4">https://reurl.cc/E7edq0</text:span></text:a><text:span text:style-name="T1"><text:line-break/><text:line-break/>英國科學家原以為病毒樣本都能追溯到中國，結果僅0.08%相關<text:line-break/>環球時報新媒體2020-06-11<text:line-break/></text:span><text:a xlink:type="simple" xlink:href="https://m.huanqiu.com/article/3ybryfIzLOM"><text:span text:style-name="T4">https://m.huanqiu.com/article/3ybryfIzLOM</text:span></text:a><text:span text:style-name="T1"><text:line-break/><text:line-break/>據英國《每日郵報》6月10日報導，研究顯示，英國至少3/4的新冠肺炎病例是源自西班牙、法國和義大利的病毒毒株，而源自中國的病毒毒株只引發了全英國0.08%的病例。<text:line-break/>來自愛丁堡大學和牛津大學的科學家，從16500名新冠病毒陽性的英國人身上提取了樣本，對這些樣本的基因組進行了研究。結果顯示，34%的病毒樣本可以追溯到在西班牙流行的毒株，29%追溯至法國，14%追溯至義大利。這些占到所有病毒樣本的77%。<text:line-break/>剩下的部分，15%的病毒樣本可以追溯到比利時(6.47%)、荷蘭(4.48%)和愛爾蘭(3.1%)。2.95%的病毒樣本來自瑞士、2.07%來自美國。而能夠追溯到中國的病毒樣本只占0.08%。<text:line-break/>還有一些病毒毒株是在英國“土生土長”的，但它們的祖先來自其他國家。由於中國最先發現新冠病毒疫情，因此科學家們原先設想，所有的病毒毒株都可以追溯到中國，再以此為基礎進行接下來的研究。另外，這項研究沒能發現有關病毒何時在英國首次出現的任何資訊。<text:line-break/>據介紹，目前英國官方公佈的首個新冠病毒感染病例出現在1月31日，但現在很多英國人都懷疑，自己或親人在此之前就已經被感染了。數百名英國人曾表示，他們在去年耶誕節期間出現過明顯的流感症狀。<text:line-break/></text:span></text:p>
      <text:p text:style-name="P1"><text:span text:style-name="T1">阿水   |  2020.06.12 13:55   |   </text:span><text:a xlink:type="simple" xlink:href="http://palinfo.habago.org/Entry?Command=Information_PrintForum&amp;iPage=1#FORUM39608"><text:span text:style-name="T2">#</text:span></text:a></text:p>
      <text:p text:style-name="P2"><text:span text:style-name="T1">陽陽兄和版友們，這裡不是聊天室，以後我對您的意見同意、認為可以兩案並陳或不置可否的部分，我就不回應了，但絕不是擺高姿態不理您，我還是會潛水偷看。而這個聲明只有一次，以後不再說明。</text:span></text:p>
      <text:p text:style-name="P1"><text:span text:style-name="T1">qegg   |  2020.06.12 13:28   |   </text:span><text:a xlink:type="simple" xlink:href="http://palinfo.habago.org/Entry?Command=Information_PrintForum&amp;iPage=1#FORUM39607"><text:span text:style-name="T2">#</text:span></text:a></text:p>
      <text:p text:style-name="P3"><text:span text:style-name="T1">看到豐遠的清單，覺得好有趣，我也來加幾個:<text:line-break/>調頭<text:line-break/>光柵<text:line-break/>曝光<text:line-break/>還有一個我總是想不懂的就是瓜地馬拉和危地馬拉...</text:span></text:p>
      <text:p text:style-name="P1"><text:span text:style-name="T1">許世勤   |  2020.06.12 13:17   |   </text:span><text:a xlink:type="simple" xlink:href="http://palinfo.habago.org/Entry?Command=Information_PrintForum&amp;iPage=1#FORUM39606"><text:span text:style-name="T2">#</text:span></text:a></text:p>
      <text:p text:style-name="P2"><text:a xlink:type="simple" xlink:href="https://www.rt.com/op-ed/491561-hong-kong-blm-jimmy-lai/"><text:span text:style-name="T4">https://www.rt.com/op-ed/491561-hong-kong-blm-jimmy-lai/</text:span></text:a><text:span text:style-name="T1"><text:line-break/><text:line-break/>其實不只是香港的示威者被視為跟極右法西斯站在同一個陣線，台灣的太陽花世代又何嘗不是呢？那些標榜所謂「進步」價值的各個外圍團體，個個都是披上「民主、自由、人權」外衣的法西斯集團。</text:span></text:p>
      <text:p text:style-name="P1"><text:span text:style-name="T1">阿水   |  2020.06.12 12:58   |   </text:span><text:a xlink:type="simple" xlink:href="http://palinfo.habago.org/Entry?Command=Information_PrintForum&amp;iPage=1#FORUM39605"><text:span text:style-name="T2">#</text:span></text:a></text:p>
      <text:p text:style-name="P3"><text:span text:style-name="T1">看完陳真兄的論述之後，底下那篇「枝葉末節」中的「除非從最根本的「兩國論」或台灣獨立去解開這個結，讓多數已經「天然獨」的台灣民眾認同自己是中國人」修改為：<text:line-break/><text:line-break/>『除非從最根本的台灣民意主流--「兩國論」（或台灣獨立）去解開這個結，讓多數已經「天然獨」的台灣民眾認為：與中國統一是台灣長治久安之策，而且慶幸自己還有這個選項，因為中國一直把台灣人當同胞。』<text:line-break/></text:span></text:p>
      <text:p text:style-name="P1"><text:span text:style-name="T1">欧阳阳   |  2020.06.12 12:56   |   </text:span><text:a xlink:type="simple" xlink:href="http://palinfo.habago.org/Entry?Command=Information_PrintForum&amp;iPage=1#FORUM39604"><text:span text:style-name="T2">#</text:span></text:a></text:p>
      <text:p text:style-name="P2"><text:span text:style-name="T1">阿水 ，<text:line-break/><text:line-break/>关于「政治正確」，陈真的文章前面已经谈了很多，30多前也是一样，那时候大部分政客文人也是讲「政治正確」，只不过此「政治正確」非彼「政治正確」，那时候是忠党爱国，现在也是忠党爱国，相信如果中共将来能够控制台湾舆论政权，大部分政客依然会忠党爱国，依然会「政治正確」。<text:line-break/><text:line-break/>30多前的民进党可能还会讲民主，反独裁，但是后面人多了一个，美国势力渗透，牛鬼蛇神混入，再有旧国民党时期的变色龙，民进党也只是一个外壳而已，一个用来争权夺利的外壳。</text:span></text:p>
      <text:p text:style-name="P10"><text:span text:style-name="T1"> </text:span></text:p>
      <text:p text:style-name="P1"><text:span text:style-name="T1">阿水   |  2020.06.12 11:55   |   </text:span><text:a xlink:type="simple" xlink:href="http://palinfo.habago.org/Entry?Command=Information_PrintForum&amp;iPage=2#FORUM39603"><text:span text:style-name="T2">#</text:span></text:a></text:p>
      <text:p text:style-name="P2"><text:span text:style-name="T1">陽陽，<text:line-break/><text:line-break/>「我感觉你没有理解台湾政治的本质，」<text:line-break/><text:line-break/>台灣政治的「形式」就是：政客會先站在「政治正確」的一邊，甚至洗腦民眾什麼是「政治正確」，然後用所謂符合「民主與理性」的做法（因為手段合理、合法、可接受），來達到「政治正確」所想要達到的目的。<text:line-break/><text:line-break/>當然，民進黨的本質已經不民主及不理性了。可是就「去中國化」這項政策的執行面，還沒有偏離民主與理性。可是，本版是看本質面的，不會被假相所欺騙。用法律專業用語來說，民進黨就這個政策的執行雖然符合「程序正義」，但「實體正義」就要以陳真兄底下的論述去理解。這樣，就不會被騙了。<text:line-break/><text:line-break/>好了，我不說了，陳真兄那一篇論述才是問題的根本認識，我底下所說的，也算是「枝葉末節」。</text:span></text:p>
      <text:p text:style-name="P1"><text:span text:style-name="T1">鄭豐遠   |  2020.06.12 11:31   |   </text:span><text:a xlink:type="simple" xlink:href="http://palinfo.habago.org/Entry?Command=Information_PrintForum&amp;iPage=2#FORUM39602"><text:span text:style-name="T2">#</text:span></text:a></text:p>
      <text:p text:style-name="P12"><text:span text:style-name="T1">講到語言，說個題外話。<text:line-break/><text:line-break/>剛剛吃中飯時，無意間看到這個影片 (影片主人公是中國駐俄大使):<text:line-break/></text:span><text:a xlink:type="simple" xlink:href="https://youtu.be/YC_gulOPigI"><text:span text:style-name="T4">https://youtu.be/YC_gulOPigI</text:span></text:a><text:span text:style-name="T1"><text:line-break/><text:line-break/>真的是把我給羨慕死了，我不知道三字經也能翻譯 (不是草泥馬三字經)。我的日常之一就是翻譯，即時中英口譯或台英口譯現在對我都不是事了，專業工作上我也翻譯軟體 (大陸稱軟件之漢化)，但或許是水平不足，或許是境遇關係，這樣的本事終究沒有真正的發揮。我常想，人生若重來一次，若能有所選擇，或許我不會走上科學道路，甚至不會成為一個藝術家或音樂家，而可能會成為一個語言專家或外交大使。</text:span></text:p>
      <text:p text:style-name="P1"><text:span text:style-name="T1">李念淨   |  2020.06.12 11:21   |   </text:span><text:a xlink:type="simple" xlink:href="http://palinfo.habago.org/Entry?Command=Information_PrintForum&amp;iPage=2#FORUM39601"><text:span text:style-name="T2">#</text:span></text:a></text:p>
      <text:p text:style-name="P2"><text:a xlink:type="simple" xlink:href="https://thegrayzone.com/2020/06/09/hong-kongs-far-right-us-politicians-crush-black-lives-matter/"><text:span text:style-name="T4">https://thegrayzone.com/2020/06/09/hong-kongs-far-right-us-politicians-crush-black-lives-matter/</text:span></text:a><text:span text:style-name="T1"><text:line-break/><text:line-break/>Hong Kong’s ‘pro-democracy’ movement allies with far-right US politicians that seek to crush Black Lives Matter<text:line-break/><text:line-break/>As a Hong Kong protest leader promotes far-right condemnations of US anti-racism demonstrations and activists shut down a Black Lives Matter rally in the city, Hong Kong organizers forge close ties with hardline Republicans in Washington.<text:line-break/><text:line-break/>一篇獨立記者的報導<text:line-break/>很明白指出香港抗議活動與華府共和黨鷹派的緊密關係<text:line-break/>其口徑如出一轍的同步，甚至連黑人反種族歧視的問題上均持極右翼立場。<text:line-break/></text:span></text:p>
      <text:p text:style-name="P1"><text:span text:style-name="T1">欧阳阳   |  2020.06.12 11:16   |   </text:span><text:a xlink:type="simple" xlink:href="http://palinfo.habago.org/Entry?Command=Information_PrintForum&amp;iPage=2#FORUM39600"><text:span text:style-name="T2">#</text:span></text:a></text:p>
      <text:p text:style-name="P3"><text:span text:style-name="T1">阿水,<text:line-break/><text:line-break/>我感觉你没有理解台湾政治的本质，<text:line-break/>“必須選擇大多數人民可接受的改革的方式及程序”，“但在執行這項政策時，還是符合民主與理性的”，“已經「天然獨」的台灣民眾”。<text:line-break/><text:line-break/>你这个观点的有一个假设前提: 多数人的意识是独立自主的，是理性的；<text:line-break/>但是这不是事实！<text:line-break/><text:line-break/>近年来一些心理实验表明人类的自由意志可能是幻觉，我的理解是，大多数人的所谓自主意识是可以被舆论环境塑造的，也就是陈真前文中提到的，“谁掌握了麦克风，谁就掌握了所谓民意”，「天然獨」当然是个假命题，它是由台湾舆论氛围塑造的“人造独”。<text:line-break/><text:line-break/>綠營「去中國化」去的不徹底，这与所谓“多数民意”无关，他们也并不是真的想「去中國化」，甚至也并不是真的想搞台独，这只是他们可以利用的一种政治工具，它只是想渲染一种意识形态“我们和他们不一样”，他们会欺负我们的，所以你们要把票投给我们，我们会帮你们反抗他们。<text:line-break/><text:line-break/>民进党也不是真的想消灭“国民党”，因为失去国民党，他们就会失去标靶，再去操弄「去中國化」也就失去了意义，因为没有了对手盘。<text:line-break/><text:line-break/><text:line-break/><text:line-break/></text:span></text:p>
      <text:p text:style-name="P1"><text:span text:style-name="T1">鄭豐遠   |  2020.06.12 11:13   |   </text:span><text:a xlink:type="simple" xlink:href="http://palinfo.habago.org/Entry?Command=Information_PrintForum&amp;iPage=2#FORUM39599"><text:span text:style-name="T2">#</text:span></text:a></text:p>
      <text:p text:style-name="P2"><text:span text:style-name="T1">我其實真的不知道這有什麼好討論的，繁體或简体，不管閱讀或打字，一個按鍵的事，構成什麼障礙和分別? 台灣人就算真的要直接讀簡體，有心的話，幾天或幾個月就能手到擒來的事，算是個什麼事 (反之亦然)? 如果有人真的和我說什麼讀簡體中文對他是一種障礙，那我會想問他你中文到底是怎麼學的? 造成障礙的肯定是你的中文水平，哪是什麼繁簡差異?<text:line-break/><text:line-break/>至於之前有人在留言版說什麼兩地用語或發音差別，說這個也會被人政治化，被拿來當作壓迫人的理由，真的是很難想像。台灣號稱自由開放，但言行總是一副沒見過世面的蠻荒部落的樣子，對與自己稍有不同之物就極其排斥與努力劃分，爭些雞毛蒜皮之事，到底意義何在?<text:line-break/><text:line-break/>好吧，我承認我也很喜歡關注一些雞毛蒜皮小事，平時最喜歡研究的一件事就是兩岸用語和口音，經常吱吱不倦地練習，比如說我有個關鍵字清單，兩岸發音大不同，只要你好好學習天天向上，就可以騙過大部份初次見面的大陸同胞，讓他們分不清楚你是哪裡人，是我最喜歡玩的遊戲。為了嘉惠廣大的巴勒網同胞，特此公開如下，不要太感謝我。<text:line-break/><text:line-break/>混淆<text:line-break/>曝露<text:line-break/>蝸牛<text:line-break/>熟悉<text:line-break/>研究<text:line-break/>因為<text:line-break/>邂逅<text:line-break/>企業<text:line-break/>校准<text:line-break/>報導<text:line-break/>影片<text:line-break/>矩形<text:line-break/>洞穴<text:line-break/>奇跡<text:line-break/>亞洲<text:line-break/>俄羅斯<text:line-break/>法國<text:line-break/>質疑<text:line-break/>質量<text:line-break/>常識<text:line-break/>甲烷<text:line-break/>伽利略<text:line-break/>垃圾<text:line-break/>佐料<text:line-break/>下面<text:line-break/>遏制<text:line-break/>共識<text:line-break/>常識<text:line-break/>識別<text:line-break/>微信<text:line-break/>細微<text:line-break/>利息<text:line-break/>前夕<text:line-break/>關卡<text:line-break/>檔案<text:line-break/>建築<text:line-break/>究竟<text:line-break/>熟悉<text:line-break/>成熟<text:line-break/>摯肘<text:line-break/>擁抱<text:line-break/>攻擊<text:line-break/>期待<text:line-break/>給予<text:line-break/>轉載<text:line-break/>浙江<text:line-break/>天下為公<text:line-break/>口吃<text:line-break/>更替<text:line-break/>秘鲁<text:line-break/>暫時<text:line-break/>血液<text:line-break/>挫折<text:line-break/>削弱<text:line-break/>衣裳<text:line-break/>頭髮<text:line-break/>指摘<text:line-break/>懸崖<text:line-break/>教室<text:line-break/>複雜<text:line-break/>寂寞<text:line-break/>發酵<text:line-break/>南轅北轍<text:line-break/></text:span></text:p>
      <text:p text:style-name="P1"><text:span text:style-name="T1">陳真   |  2020.06.12 10:52   |   </text:span><text:a xlink:type="simple" xlink:href="http://palinfo.habago.org/Entry?Command=Information_PrintForum&amp;iPage=2#FORUM39598"><text:span text:style-name="T2">#</text:span></text:a></text:p>
      <text:p text:style-name="P3"><text:span text:style-name="T1">人肉炸彈與次殖民<text:line-break/><text:line-break/>陳真<text:line-break/><text:line-break/>2020. 06. 12.<text:line-break/><text:line-break/><text:line-break/>嘉宏，我原本以為「次殖民地」這詞是我發明的，後來才知道國父比我還早。所謂「次殖民地」，有雙重意義：<text:line-break/><text:line-break/>一是說，一個國家表面上有主權，其實沒有，他上面還有個主人，決定大小事。例如台灣就是一個例子。在島內，事實上所謂藍綠，其實就只是美國養的兩條狗，顏色略微不同而已，一條藍色，藍中泛綠，一條綠色，綠中透藍。狗就是狗，顏色不重要。就如阿扁所說，AIT 隨便一個職員，都能對台灣之所謂總統頤指氣使，下達指令。<text:line-break/><text:line-break/>比方說，你別以為換柱或卡韓是一種藍綠鬥爭或藍營內鬥之下的現象與結果，我坦白跟各位說，完全不是這麼一回事。換柱也好，卡韓或卡管(管中閔) 也罷，完完全全百分之一百就是 AIT (美國在台協會) 所下達的指令。當然，我不是說藍綠或無惡不作的奸商郭台銘之流完全沒有個人私心因素在裏頭，而是說，藍綠之私心，惟有當主人點頭或授意時，才有可能進行；狗兒喜歡吃，但仍得主人點個頭才行。<text:line-break/><text:line-break/>洪秀柱和韓國瑜都是被美國所排除的人，美國沒暗殺你就已經夠客氣了，換柱或卡韓算什麼？台灣高等教育之全面綠化、全面仇中反華，是美國的基本政策，他哪有可能輕易讓管中閔上任？<text:line-break/><text:line-break/>你看，現在連傅斯年竟然都成為被台大學生批鬥、被「轉型正義」的仇恨對象，美國事實上在台灣就是在進行一種文革，培養腦殘綠衛兵，將來肯定會派上用場。<text:line-break/><text:line-break/>我有不少文章談過這個事情，不再贅述，簡單說就是：CIA打從大約二十幾年前開始，在全世界各地有一套關於培養「顏色革命」種子的政策，鎖定年輕一代進行洗腦，啟動大量資金與人力投入這項「政策」，並從中培植政治代理人。台灣這些什麼社運或學運的冒牌貨(候孝賢語)，就是一例。<text:line-break/><text:line-break/>一般人談台灣政治，總是講得好像哪個黨或哪個人有能力自行決定這樣那樣似的，而完全忽略背後主人才是一切政治意義及意志的來源。<text:line-break/><text:line-break/>「次殖民地」的第二層意思是國父說的：不光只有一個主人，而是有好多個，例如當年的中國，西方列強入侵，共同蹂躪，日俄也來分一杯羹，整個國家被各國蠶食鯨吞。國父說，殖民地有難，主人還會來照顧一下，但是「次殖民地」則不然，眾人分而食之，至死方休。<text:line-break/><text:line-break/>英、法等國過去四處殖民，但美國不是，美國是四處入侵，培植傀儡政權，製造內部動亂。美國也有養一些狗，例如日、澳，符合「次殖民地」的第一種定義。但嚴格說來，台灣連狗的地位也根本談不上。你可以說它是「次次殖民地」，是另一種殖民地的衍生物。這樣講很複雜，其實改稱「人肉炸彈」就一目了然。<text:line-break/><text:line-break/>美國並不是到處養狗，而是到處布置炸彈，不但用來內爆，更用來外鬥。比方說一會兒支持遜尼派，一會兒又支持什葉派，促其兩派廝殺，從中漁利；一方面假裝支持庫德族，一方面卻又提供武器給比方說土耳其，大量屠殺庫德族人；提供生化武器給海珊，助其殺害庫德族人，嫁禍伊朗，製造雙方仇恨；一方面假裝打擊 ISIS，一方面卻又大力軍援ISIS，提供金錢與軍火，甚至派人臥底進行領導，助其製造區域動亂...不管是在中東或巴爾幹半島，抑或是在東南亞各國，甚至是在台灣島上，向來都是這麼幹的。<text:line-break/><text:line-break/>比方說，一方面強力支持蔣家政權，藉以肅清島內左派與親共力量，製造十幾萬個政治案件，殺害數萬人。但是，另一方面卻又長期扶植反蔣、反國民黨勢力，促其彼此相殘，彼此消耗，擴大雙方矛盾，藉以政治操弄。<text:line-break/><text:line-break/>這樣一種型態的統治，既非傳統意義之殖民地，也不是「次殖民地」，而是當成一種「消耗品」，一種「人肉炸彈」，既可互相炸，製造內部分裂與動亂，同時也能發揮外鬥功能，也就是拿來炸敵人。台灣目前的處境就是這樣，無數的跡象表明，美國積極要把台灣這顆人肉炸彈加速完成，用來傷害對岸大陸。<text:line-break/><text:line-break/>這樣各位清楚了吧？誰會無聊到去管一顆人肉炸彈究竟是講哪一種語言？能夠引爆，製造最大傷亡，才是炸彈的基本功能。<text:line-break/><text:line-break/>出於方便溝通起見，我有時候也會說「台灣是美國殖民地」，其實這是錯的，這是自我抬舉，台灣連國父當年所感嘆的中國那樣一種「次殖民地」也根本談不上。台灣就是被美國當成一顆人肉炸彈來進行政治塑造。沒有人會在乎一顆炸彈究竟是使用哪一種語言。當一個主人有心要長期經營一塊殖民地時，才會要求語言上的變更。</text:span></text:p>
      <text:p text:style-name="P1"><text:span text:style-name="T1">阿水   |  2020.06.12 10:16   |   </text:span><text:a xlink:type="simple" xlink:href="http://palinfo.habago.org/Entry?Command=Information_PrintForum&amp;iPage=2#FORUM39597"><text:span text:style-name="T2">#</text:span></text:a></text:p>
      <text:p text:style-name="P2"><text:span text:style-name="T1">豐遠兄:<text:line-break/><text:line-break/>討論社會現象就要顧慮現時環境及各種客觀條件。「去中國化」明顯是一個政策，既然是「政策」就要明白這是目的？還是某項目的的手段。<text:line-break/><text:line-break/>首先，目前樓下朋友幾乎是從「去中國化」是「目的」這個角度去討論。如果台灣要去中國化，從文字上最簡單的方式是廢除中文，禁用中文，一切以英文為官方及民間語言，不懂英文的「文盲」就再教育。但台灣是一個民主國家，就算是中共也不可如此文化大革命式的「改革」。<text:line-break/><text:line-break/>以台灣是一個民主國家為前提：<text:line-break/><text:line-break/>如您所說「一個人乃至一整個社會或國家的身份屬性是固定的，無法自己說改就改，哪怕你再怎麼努力也沒有用的。」，例如台灣民間大多數已認同及習慣化的中華文化與民俗（含國定民俗節日）等皆是，「文字」也是。<text:line-break/><text:line-break/>當政客以「去中國化」為目的時，要顧慮民主制度下的選票，所以必須選擇大多數人民可接受的改革的方式及程序，不然的話，沒有選票就沒有權力；若是失去政權，還去個什麼中國化？所以，民主國家會透過溝通、教育、洗腦等方式，讓多數民眾接受「去中國化」這項政策。再來，施行步驟方面，先就容易「去」的部分，而且是多數民眾可以接受的範圍內來施行這項政策，這是民主制度之下可預測的「理性」做法，不必擔心政府突然來個文化大革命式的「改革」。<text:line-break/><text:line-break/>再來，也如您所說「中國大陸也用繁體字，並不是只用簡體。」，但一般台灣民眾不是這麼認為。台灣民眾大多認為大陸就是使用簡體字。繁體字只是中共官方不禁止，而且大陸同胞即便看得懂繁體字也只有少數人在使用繁體字。而台灣是使用繁體字的，在文字上與中國之間也就了主要的區隔。既然與中國了有區隔，就無大礙，何況也很難去除台灣普遍使用中文的習慣。如此一來，政府就會把「文字」的去中國化，放在遠程而非近期的規畫。<text:line-break/><text:line-break/>最後，我的理解：<text:line-break/><text:line-break/>「去中國化」只是台灣民進黨政府為了避免台灣民眾有「我是中國人」這個意識，以達到台灣與中國是一邊一國的目的。當台灣「民智大開」（我知道本版多數朋友不這麼認為，所以加個引號），而且民進黨方面洗腦的方式包括：「中國」不等同於中華文化，這是全世界華人地區所共有的，即便是民俗節日相同，也跟是不是中國人無關，例如，台灣人也過聖誕節。然後語言文字相同也不能證明台灣是中國的一部分，如同美國從英國獨立後也使用英文。簡單來說，綠營的洗腦方式是：華人文化（含文字語言）不等同於中國。這樣，不管反對人士如何嘲笑綠營「去中國化」去的不徹底，但這反而更能證明綠營即便有意識形態，但在執行這項政策時，還是符合民主與理性的。所以，除非從最根本的「兩國論」或台灣獨立去解開這個結，讓多數已經「天然獨」的台灣民眾認同自己是中國人，不然只從「去中國化」這一點去討論，我會覺得這是枝葉末節。<text:line-break/></text:span></text:p>
      <text:p text:style-name="P1"><text:span text:style-name="T1">欧阳阳   |  2020.06.12 09:46   |   </text:span><text:a xlink:type="simple" xlink:href="http://palinfo.habago.org/Entry?Command=Information_PrintForum&amp;iPage=2#FORUM39596"><text:span text:style-name="T2">#</text:span></text:a></text:p>
      <text:p text:style-name="P3"><text:span text:style-name="T1">“前南斯拉夫各邦，尤其波士尼亚首府塞拉耶佛，原本各族</text:span><text:span text:style-name="T5">杂</text:span><text:span text:style-name="T1">处，其和平共存的美丽画面，在一九六一年诺贝尔文学奖得主安瑞克笔下，令人无比神往。想不到强人狄托死后十年，前南斯拉夫境内已经腥风血雨，波士尼亚的“种族大清洗”更是骇人听闻，以往互敬互爱的邻居，一夕之间成了最可怕</text:span><text:span text:style-name="T5">杀</text:span><text:span text:style-name="T1">手。”<text:line-break/><text:line-break/>“印度和巴基斯坦边界有无数村庄，<text:line-break/>印度教和伊斯兰教的村民几百年相安无事。<text:line-break/>印巴分治的时候，两边的独立运动领导人都不断的鼓动民众：<text:line-break/>“我们和他们不一样，在一起不会有好结果”。<text:line-break/>就是这句话种下了仇恨的种子。<text:line-break/>独立日那天，成千上万起种族仇</text:span><text:span text:style-name="T5">杀</text:span><text:span text:style-name="T1">在边境上演。<text:line-break/>阿里真纳和甘地还天真的以为“印度人和巴基斯坦人历来就是兄弟，分家的时候可能会激烈点，以后就能和睦相处了”。<text:line-break/>然而两国的仇恨持续到了今天，导致上千万人流离失所。<text:line-break/>你想让你的后代像叙利亚的少年一样，10岁就拿着枪在寒风中发抖吗？<text:line-break/>“我们和他们不一样，在一起不会有好结果”。<text:line-break/>这句话是个魔咒，它让人们相信，自己过不好的原因在对方。<text:line-break/>分裂以后日子变好了，果然是对方的错。<text:line-break/>日子没变好，那是我们对你们还不够狠。<text:line-break/>这句话造成了南斯拉夫解体后的连年战火，<text:line-break/>也让同源同种的卢旺达人变成了两个民族，互相残</text:span><text:span text:style-name="T5">杀</text:span><text:span text:style-name="T1">”<text:line-break/><text:line-break/>“我们和他们不一样”，这是一种典型的挑拨分化，民粹操弄手法，历史上发生过无数次，现在他们用的是“民主自由”作为借口，两岸同文同种，本可以和平共处，和谐发展的。<text:line-break/><text:line-break/></text:span></text:p>
      <text:p text:style-name="P1"><text:span text:style-name="T1">葉小慧   |  2020.06.12 09:43   |   </text:span><text:a xlink:type="simple" xlink:href="http://palinfo.habago.org/Entry?Command=Information_PrintForum&amp;iPage=2#FORUM39595"><text:span text:style-name="T2">#</text:span></text:a></text:p>
      <text:p text:style-name="P2"><text:span text:style-name="T1">對於語言和文字，我向來以為就是一種溝通的工具，要使用哪一種，要怎麼用，為什麼而用都有它的目的和脈絡。比如單純溝通上，英文就是目前全世界最通用的語言和文字，但中文正在急起直追，我認識的很多外國朋友，無論俄國、英國、法國、美國都很努力學習中文，有助於更廣泛的交流。這樣無論簡體或繁體，我認為都很好。當然，對於一開始學習簡體的外國朋友，繁體會形成一些困擾，正如同大陸朋友有些人也對繁體有些門檻，但在廣州學習漢文學的俄國朋友雖然抱怨，他也知道要學好漢文，古代以來的繁體是必要的，才能看得懂歷史累積下來的這些漢文精華。<text:line-break/><text:line-break/>對於學習和思考來說，我一直認為先掌握好語文和文字是相當重要的。功利主義一點，拿以中文為官方文字的台灣社會為例，老是希望孩子們學好數學考好數學（算數）這回事，首先中文（國文）就要先學好，因為這是理解老師教授數學內容的基礎，包括應考的基礎，因為看不看得懂考題在問什麼，才能決定你到底會不會算這個題目。一般數學成績好的，國文都不會太爛。我一位在高中任教多年的中文系學姊，她實證了這件事情，讓同學的中文（國文）好一點，對於其他科的成績都有幫助。從這一點，我並不支持韓國瑜讓孩子從小學英文的主張，主因台灣並無英語環境，其次先在一種語文有好的基礎再去理解與學習其他語文，我認為才能事半功倍。<text:line-break/><text:line-break/>耳濡目染，最利洗腦，這或許是所謂台文派主張用什麼台羅文的原因，但是這怎麼可能敵得過數千年來中文的發展？我的意思是，要最快最好方式的理解這個世界的繽紛萬象，發展長久的語言和文字才比較能在人相對宇宙極為短暫的時間之內達成吧？而且人類至少累積數千年以上有紀錄的生命軌跡了，卻遲遲沒辦法系統性的提供人過往的智慧結晶來避免走冤枉路，反而因為政治的利用不斷的破碎化，這是我一直覺得可惜的地方。<text:line-break/><text:line-break/>有感而發，粗淺的想法。<text:line-break/></text:span></text:p>
      <text:p text:style-name="P1"><text:span text:style-name="T1">鄭豐遠   |  2020.06.12 09:40   |   </text:span><text:a xlink:type="simple" xlink:href="http://palinfo.habago.org/Entry?Command=Information_PrintForum&amp;iPage=2#FORUM39594"><text:span text:style-name="T2">#</text:span></text:a></text:p>
      <text:p text:style-name="P3"><text:span text:style-name="T1">許世勤說的再同意不過。</text:span></text:p>
      <text:p text:style-name="P1"><text:span text:style-name="T1">陳默   |  2020.06.12 09:37   |   </text:span><text:a xlink:type="simple" xlink:href="http://palinfo.habago.org/Entry?Command=Information_PrintForum&amp;iPage=2#FORUM39593"><text:span text:style-name="T2">#</text:span></text:a></text:p>
      <text:p text:style-name="P2"><text:span text:style-name="T1">繁体字难道不是中国字吗？甲骨文不是中国字？金文不是中国字？小篆不是中国字？真的匪夷所思。政治上你可以不承认是中国人，你文化上不是中国人吗？你血源上不是中国人吗？你人种上不是中国人吗？</text:span></text:p>
      <text:p text:style-name="P1"><text:span text:style-name="T1">許世勤   |  2020.06.12 09:23   |   </text:span><text:a xlink:type="simple" xlink:href="http://palinfo.habago.org/Entry?Command=Information_PrintForum&amp;iPage=3#FORUM39592"><text:span text:style-name="T2">#</text:span></text:a></text:p>
      <text:p text:style-name="P2"><text:span text:style-name="T1">幾天前在YouTube看了個英語視頻，由一個美國人、一個英國人、一個澳洲人說明三地不同的語言習慣。比如說，薯條在美國稱作french fries，在英國或澳洲稱作chips or finger chips。其他林林總總的，有些相同文字但發音略有差異，或相同的事物，有著因地制宜的稱呼。要注意的是，他們不會因為這些微妙差異，就把自己的語言「獨立」出來，認為它成了「另一種」語言。這些Anglo-Saxons，他們說自己是American，British或Australian時，是一個來自何方的概念，但他們都認知自己是Anglo-Saxons，說的都是English。同樣的，在德國的、法國的、美國的Jewish，他們在國籍上「知道」自己是Germany，French、American，但是他們一概認同自己是Jewish，不會因國籍而改變。換句話說，他們視分散在世界各「國」的「自己人」都是「一家人」，即使吵架也屬於「內部事務」。你如果是「香蕉」，你就永遠是「香蕉」。<text:line-break/><text:line-break/>過去看過探討兩韓問題的文章，作者曾問過「南韓」一個女學生對於朝鮮半島歷史的認知問題。女學生認同兩韓是「一家人」，有著共同的歷史傳承，即使是分屬兩個不同的政權。讓我印象深刻的是，那名學生提到「如果我們不知道我們來自何方，我們就不會知道未來該往哪走」。<text:line-break/><text:line-break/>統獨理當是個政治問題，是政治體制選擇的問題，怎麼選擇對人民比較好的問題。如果無限上綱成「種族」問題，把台灣腔的閩南語「獨立」出來成為「台語」，拚命找出各種差異來宣稱「台語」不是閩南語，這有任何意義嗎？再用盡各種「血源」論來說明台灣人不是中國人，我只看到一種基於高度自卑而來的歇斯底里。<text:line-break/><text:line-break/>面對衝突時的智慧應該是「求同存異」，但存異前的重點必需先「求同」，認識到大家都是有血有肉的人，有著各樣煩惱的「人」。或這麼說好了，即使大家都使用不同品牌的手機，但內建都是Android系統，那麼大家在交換資訊時就會更為便捷。從內建的共同文化、共同語言來進行對話，探討兩岸人民共同關心的問題，簡簡單單閒話家常，我相信最後總能解決一些政治上的歧異。假如堅持「你是你，我是我」，那最後一定會造成衝突，而衝突總是「力強者勝」。<text:line-break/></text:span></text:p>
      <text:p text:style-name="P1"><text:span text:style-name="T1">鄭豐遠   |  2020.06.12 08:47   |   </text:span><text:a xlink:type="simple" xlink:href="http://palinfo.habago.org/Entry?Command=Information_PrintForum&amp;iPage=3#FORUM39591"><text:span text:style-name="T2">#</text:span></text:a></text:p>
      <text:p text:style-name="P3"><text:span text:style-name="T1">中國大陸也用繁體字，並不是只用簡體。</text:span></text:p>
      <text:p text:style-name="P1"><text:span text:style-name="T1">欧阳阳   |  2020.06.12 08:19   |   </text:span><text:a xlink:type="simple" xlink:href="http://palinfo.habago.org/Entry?Command=Information_PrintForum&amp;iPage=3#FORUM39590"><text:span text:style-name="T2">#</text:span></text:a></text:p>
      <text:p text:style-name="P2"><text:span text:style-name="T1">阿水，<text:line-break/><text:line-break/>至于阿水说的“簡體字”，这显然是中文发展的一种趋势，马来西亚等海外都有中文简体化的趋势，一种文字的普及，终究会取决于使用者的多寡。<text:line-break/>不过，简体与繁体，这个差别不多，只要会一种，基本上能看懂另外一种，连发音都相同，其实就是一种。<text:line-break/><text:line-break/>至于去“去中國化、台獨”，这些东西也只是能够在台湾内部起作用，世界局势的发展，终究不是取决于台湾内部的所谓“民意”或者说其作用力非常有限。<text:line-break/>想“去中國化”也不会那么容易。</text:span></text:p>
      <text:p text:style-name="P1"><text:span text:style-name="T1">欧阳阳   |  2020.06.12 08:09   |   </text:span><text:a xlink:type="simple" xlink:href="http://palinfo.habago.org/Entry?Command=Information_PrintForum&amp;iPage=3#FORUM39589"><text:span text:style-name="T2">#</text:span></text:a></text:p>
      <text:p text:style-name="P3"><text:span text:style-name="T1">湯嘉宏，<text:line-break/><text:line-break/>去中國化、台獨这些只是鼓动民粹，以此来夺取政权选票，但是要去中国文字，台湾那些“绿民”“觉青”都是用中文，你要他们用英文，他们也不会啊，这个没有这么简单。至于什么“閩南語”，“台湾語”就更加不具可行性了，出了台湾就没人会用，连“觉青”都不会想学。</text:span></text:p>
      <text:p text:style-name="P1"><text:span text:style-name="T1">鄭豐遠   |  2020.06.12 08:05   |   </text:span><text:a xlink:type="simple" xlink:href="http://palinfo.habago.org/Entry?Command=Information_PrintForum&amp;iPage=3#FORUM39588"><text:span text:style-name="T2">#</text:span></text:a></text:p>
      <text:p text:style-name="P2"><text:span text:style-name="T1">阿水律師，<text:line-break/><text:line-break/>我看不懂你寫的。你想要說什麼?</text:span></text:p>
      <text:p text:style-name="P1"><text:span text:style-name="T1">阿水   |  2020.06.12 07:35   |   </text:span><text:a xlink:type="simple" xlink:href="http://palinfo.habago.org/Entry?Command=Information_PrintForum&amp;iPage=3#FORUM39587"><text:span text:style-name="T2">#</text:span></text:a></text:p>
      <text:p text:style-name="P3"><text:span text:style-name="T1">嘉宏，<text:line-break/>兩個方向；<text:line-break/>1 我們是民主國家，中華文化，民俗節日等短期內無法不中國，政客也不會去中國化去到選票沒了。<text:line-break/>2 中國是簡體字</text:span></text:p>
      <text:p text:style-name="P1"><text:span text:style-name="T1">鄭豐遠   |  2020.06.12 07:25   |   </text:span><text:a xlink:type="simple" xlink:href="http://palinfo.habago.org/Entry?Command=Information_PrintForum&amp;iPage=3#FORUM39586"><text:span text:style-name="T2">#</text:span></text:a></text:p>
      <text:p text:style-name="P2"><text:span text:style-name="T1">嘉宏你好，<text:line-break/><text:line-break/>我覺得一個人可以有不同政治立場，但一個人乃至一整個社會或國家的身份屬性是固定的，無法自己說改就改，哪怕你再怎麼努力也沒有用的。語言作為一個載體，如你所說其實有著根本的重要性，一個民族乃至文明的面貌如何，其實主要就看它的母語是什麼。<text:line-break/><text:line-break/>當然我所說的語言更廣泛包含了與之所連結的各種文化、知識、習俗與價值觀，是一種身份屬性網絡，像神經系統那樣嵌在一個身體裡的，無法說換就換，說移除就移除，個人政治意願在這裡沒有意義的，因為所謂意願之產生過程，其實也和這整個身份屬性框架脫離不了關係。人性相同，但思維的微妙處差異很大; 說英語的人思考一件事，和說中文的人硬是不一樣的。當然，我這樣講在字面上很容易讓人誤會，但其實這是一件明明白白的事。<text:line-break/><text:line-break/>我喜歡文字，對文字的各種細節經常感到著迷而反覆觀看玩味，但我不喜歡玩文字遊戲，更討厭因個人的政治立場或虛榮心理而隨意搬弄文字意義，在我看那是一種低能的表徵。<text:line-break/><text:line-break/>撇開文字概念裡的地理或政治成份，除了台灣原住民外，台灣人到底是不是中國人，在我看根本是無需討論的事。講中文和閔南話，過春節，吃中餐，看中醫，信仰上又多是儒釋道相關的傳統中式信仰，有著不折不扣的中國家庭價值觀，這不是中國人是什麼? 事實上打這段話都讓我覺得很愚蠢，因為如果一個人還需要去解釋那些不需解釋的東西，那表示 something is wrong 了。至於一個人或一個社會能不能去中國化，那得看這四個字到底是在說什麼? 有多少政治成份在裡頭? 我其實一點都不在乎台灣是不是一個獨立的現代意義的國家，但你要叫我不再做一個中國人，那不就是叫我去趕投胎嗎? 除非一死，哪有可能?<text:line-break/><text:line-break/>香港和台灣許多人會這麼自卑，這麼急欲與中國人撇清關係，不就是因為自己就是中國人? 反觀其他華僑卻是不同光景，我們有一些馬來西亞華僑朋友，沒有中國護照，從來沒在中國生活過，但卻完全不影響他們稱呼自己為中國人，每一個都相當看重自己的身份。除了口音和一些日常生活偏好習慣，他們的身份語言就是”中文”。總之不管正與反，人們的態度其實說明的都是同一件事。<text:line-break/><text:line-break/>一個人大凡超過十二歲，整個”母語”就定了，就算之後再怎麼環遊世界，外語說得再呱呱叫，他的整個思維和身份認同也不大可能再改變了。即便基於情感或政治或現實理由而選擇冠上另一種身份，拿上另一本護照，那也不具任何意義，因為你的內在”語言”不可能改變。<text:line-break/><text:line-break/>前兩天，室友要和長達十年的雇主寫辭職信，夫妻倆寫了半天都寫不好，非常苦惱，我於是伸出援手，花了五分鐘給代寫了，並當著他們的面念出來，兩人當場佩服地五體投地，說自己講英語講了十五年，但恐怕一輩子也寫不出這麼得體的英文信。我心想，這算啥? 老子的中文水平恐怕是這個十倍百倍都不止，可惜你們是無緣瞻仰了。題外話。<text:line-break/><text:line-break/>在國外，我最為同情的一個群體就是所謂 ABC，因為他們的母語及認同非常錯亂，在兩個社會都格格不入，無時無刻充滿困惑，挫折與憤怒。這一點，沒有出國前我是完全無法理解和想像的，只有當我真的出了國，真的進入洋人的社會走了一遭，才明白了那種困境。例子數不完，想來都辛酸，一個人的出身並非他的原罪，但卻必須活成這樣，有如一種懲罰。<text:line-break/><text:line-break/>世局險惡，中國或中國人在未來可見的十幾二十年內我看是有得受了，好在我看中國人並沒有語言危機，並沒有身份認同障礙，在一種內在的精神核心部份是很自在，很坦然的。洋人特別是英語母語者往往低估了這一點，以為所有人都會迫於形勢或現實而產生那種殖民者帶來的去語言化，進而去自信化的效應。這種傲慢在中國人面前是行不通的。常有洋人問我是哪裡人，我都說我是 Chinese，有人知道了我來自台灣還面露同情， 好心幫我”緩頰”: Yeah I know, but you’re actually Taiwanese, right?<text:line-break/><text:line-break/>語言就是這樣一種東西，短短一句話，你就能知道對方很多事，知道一個人內心的天使與魔鬼。</text:span></text:p>
      <text:p text:style-name="P1"><text:span text:style-name="T1">老羊   |  2020.06.12 07:01   |   </text:span><text:a xlink:type="simple" xlink:href="http://palinfo.habago.org/Entry?Command=Information_PrintForum&amp;iPage=3#FORUM39585"><text:span text:style-name="T2">#</text:span></text:a></text:p>
      <text:p text:style-name="P3"><text:span text:style-name="T1">黑人民權運動領袖 Malcolm X 曾經說過「你不可能恨一棵樹的根，而不恨那棵樹；你不可能恨自己的來源而最後不恨自己」。美國和英國打了一仗而獲得獨立，但是美國不但沒搞去英國化，美國到處都是與英國有關的地名；獨立戰爭之後既沒改地名，在文化上更沒有醜化英國（而且還正好相反）。那台灣和香港在幹什麼？去年香港廢青中有人公開說自己就算當英國人拉出的屎上面停的蒼蠅，也不要做中國人（沒瞎編；我既沒有如此豐富的想像力也沒有這種高尚的品味）；當然，我承認人各有志：吾非屎上蠅，安知其樂。<text:line-break/><text:line-break/>把中文當外國語、尤其還想在閩南語的基礎上來創造新語言是特別搞笑；那還不如直接規定英文是官方語言算了，至少「和國際接軌」。</text:span></text:p>
      <text:p text:style-name="P1"><text:span text:style-name="T1">林書楷   |  2020.06.12 06:19   |   </text:span><text:a xlink:type="simple" xlink:href="http://palinfo.habago.org/Entry?Command=Information_PrintForum&amp;iPage=3#FORUM39584"><text:span text:style-name="T2">#</text:span></text:a></text:p>
      <text:p text:style-name="P2"><text:span text:style-name="T1">嘉宏，<text:line-break/><text:line-break/>其實是有的。這幾年來很多視頻賣點是教閩南語，其中一個頗有臭名、嗆過李佳芬的叫做「阿華師」；他就自稱永遠不再說「官話」。而且政府似乎正大力推動拼音、改編閩南語文字，這都顯示了國外勢力「拔根」的企圖。</text:span></text:p>
      <text:p text:style-name="P1"><text:span text:style-name="T1">孫從輔   |  2020.06.12 05:01   |   </text:span><text:a xlink:type="simple" xlink:href="http://palinfo.habago.org/Entry?Command=Information_PrintForum&amp;iPage=3#FORUM39583"><text:span text:style-name="T2">#</text:span></text:a></text:p>
      <text:p text:style-name="P3"><text:span text:style-name="T1">To 嘉宏,<text:line-break/>你的問題反過來推敲即可。既然文字是中國文化的基礎，而政客們用中文大談去中國化，可見是玩假的，一切都只是為謀取私利而表演。網路愚民們則是重覆宣傳機器講的話，本身並無理性思考，不會理解你所說的矛盾。</text:span></text:p>
      <text:p text:style-name="P1"><text:span text:style-name="T1">湯嘉宏   |  2020.06.12 01:56   |   </text:span><text:a xlink:type="simple" xlink:href="http://palinfo.habago.org/Entry?Command=Information_PrintForum&amp;iPage=3#FORUM39582"><text:span text:style-name="T2">#</text:span></text:a></text:p>
      <text:p text:style-name="P2"><text:span text:style-name="T1">各位版上的先進：<text:line-break/>一直以來我都擔任一個好聽(觀)眾，喜歡各位分享的觀點與言論，但我一直有個想不透的問題，只好留各言，看是否能找到一絲方向。<text:line-break/>不管是選舉時，或是網路在討論去中國化、台獨等等議題時；都會極力的撇清台灣與中國的關係，但就我自己的認知，文字應是一切事務的根本，如我所學、所知無誤的話，我們現在的繁體字應該是遙遠的中國古代人發明的，那為什麼我們在討論那些議題時，卻沒有先改變我們使用的文字？就像以前英國、法國等等，這些曾在世界上到處殖民的國家，它們也會在當地留下它們使用的文字、語言。<text:line-break/>不知道版上的各位能否幫在下開拓一絲思考的方向。</text:span></text:p>
      <text:p text:style-name="P1"><text:span text:style-name="T1">陳真   |  2020.06.11 22:57   |   </text:span><text:a xlink:type="simple" xlink:href="http://palinfo.habago.org/Entry?Command=Information_PrintForum&amp;iPage=4#FORUM39581"><text:span text:style-name="T2">#</text:span></text:a></text:p>
      <text:p text:style-name="P2"><text:span text:style-name="T1">卡韓政變(248)：與君共舞，與有榮焉<text:line-break/><text:line-break/>陳真<text:line-break/><text:line-break/>2020. 06. 11.<text:line-break/><text:line-break/><text:line-break/>從去年(2019年)的兒童節那天開始，犧牲了無數夜晚的睡眠，一直到今天，光是這一系列就寫了兩三百萬字；匆忙寫就，言語粗鄙。其實，濃縮來看，不過三言兩語；我手寫我心，字字皆音符，曲調不美但真情。<text:line-break/><text:line-break/>我常覺得，生命宛若一聲嘆息，轉眼成空，如飛而去。然而，在這無常的變幻與試煉中，這世上總還有些不變的東西。<text:line-break/><text:line-break/>無傷不成愛，真情總是誕生於烈燄之中。感謝韓國瑜，以他的一己之傷，見證人性的良善與勇氣。與君共舞，與有榮焉。<text:line-break/><text:line-break/>惟願上蒼紀念這一切，在人心留下一個美好印記。<text:line-break/><text:line-break/>====================<text:line-break/><text:line-break/>正式告別高雄！韓國瑜曝未來動向「不會接受任何職務」<text:line-break/><text:line-break/>TVBS新聞網<text:line-break/><text:line-break/>高靜瑤<text:line-break/><text:line-break/>2020年6月11日<text:line-break/><text:line-break/>高雄市府團隊今（11）天下午舉辦告別音樂會，市長韓國瑜在15分鐘的演說中宣布，「目前我不會接受任何邀請、職務、組織，以及任何形式的活動」，先沉澱身心休息一下。<text:line-break/><text:line-break/>韓國瑜致詞全文：<text:line-break/><text:line-break/>我們就將卸下市府職務，離開這裡。謝謝你們讓我們有機會在此相聚一場，更謝謝你們今天還特地來這裡為我們相送一程。<text:line-break/><text:line-break/>古時周武王有亂臣十人，同心同德，能敵紂王億兆夷人。我不敢自比周武王，但我敢說我們這個團隊裡的首長是真的個個都有經世濟民的才能，並且我們同心同德，都懷抱著奉獻社會的真心誠意、有所不為的道德自律。今天，大家共聚在此、臨別在即，請容我最後一次以市長的身分好好謝謝他們。<text:line-break/><text:line-break/>謝謝這一群讓我感到驕傲與不捨的市府團隊，謝謝他們願意放下原本舒適的生活，來到熱情的高雄；謝謝他們不少人離家背井、放棄高薪來這個城市和我一起打拼。<text:line-break/><text:line-break/>他們都不是為了做官、而是為了做事而來。我怎麼謝也謝不夠。<text:line-break/><text:line-break/>這一年多來他們為高雄做牛做馬、承受巨大壓力。這一年多來，他們每一件事都做得比以前好、但是雜誌民調排名卻都是吊車尾⋯，這些，我知道，都是因為我的關係，所以我一定要為他們討個公道。<text:line-break/><text:line-break/>他們是最辛苦、最被唱衰、卻是做事最認真、最有作為的一群模範公僕。在這裡，我一定要好好向他們每一個人說聲謝謝：<text:line-break/><text:line-break/>我要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的所有工作夥伴。<text:line-break/><text:line-break/>我也想謝謝之前曾經陪我們篳路藍縷、一起走過好多風雨、但因為公私因素而離開崗位的前任局處首長們；更謝謝每一位認真做事、任勞任怨的高雄市政府同仁；同時，我也要謝謝我們高雄市議會國民黨黨團，與無黨團結聯盟黨團對我的支持。<text:line-break/><text:line-break/>謝謝各位這段日子的付出與辛勞，我會永遠記得您們。您們的辛苦和成績，高雄市民會記得、歷史會記得。<text:line-break/><text:line-break/>我謝謝您們！<text:line-break/><text:line-break/>離開高雄，對我個人而言，雖有萬般不捨、一些遺憾、和滿滿的祝福，但唯獨沒有怨尤、心中盡是坦然。因為我知道我是為何而戰、我和團隊是為了什麼樣的價值、理想和願景而奮鬥努力，所以無論結果，我都會是「我自橫刀向天笑，去留肝膽兩崑崙」。<text:line-break/><text:line-break/>只是，這幾天我實在有點難以平靜，許議長的決絕讓我悲痛不已，而更讓我覺得痛心不解的是網路上那些對許議長惡毒的詆毀、幸災樂禍的發文和留言。如果台灣的民主，只因為政黨不同，就可以這樣殘忍地對待一個逝去的生命，失去人性、失去做人最基本的溫柔與慈悲，那這樣的民主有什麼值得追求、能夠倚仗的？<text:line-break/><text:line-break/>當貪腐不是罪惡、犯法可以原諒，當我們真心相信、全力捍衛的法律和道德可以因為政黨的不同而有所妥協，我們這幾十年在民主自由的道路上所爭取和守候的究竟是什麼？<text:line-break/><text:line-break/>當社會多數不在乎政府負債、不在乎官員貪汙、不在乎國家經濟與安全、甚至不在乎是非黑白，只要顏色正確、言語嗆辣、官網圖文並茂，仇恨對立和黨同伐異都是被允許的。但仇恨對立和黨同伐異所豢養出來的民意，究竟是民主、還是猛獸？<text:line-break/><text:line-break/>民主如此珍貴難得，民主所創造和成就的應該是良善與和諧、而不是仇恨和對立。仇恨和對立所創造和產生的「民主」，是披著民主外衣的暴政。<text:line-break/><text:line-break/>對於千千萬萬支持國瑜的好朋友們，我在此再次表達對各位深切的敬意、謝意與歉意。我依然心繫高雄、心懷社稷、心存正氣。但目前我不會接受任何邀請或職務，也不會參與或組織任何形式的活動。<text:line-break/><text:line-break/>請容許我在這風雨如晦的時刻，念天地之悠悠、獨愴然而涕下。<text:line-break/><text:line-break/>謝謝你們，你們每一雙手的託付、每一雙眼睛的期盼，我們都謹記在心、未曾或忘。在我們有限的時間裡，市府團隊都全力以赴、不敢辜負。<text:line-break/><text:line-break/>謝謝你們這一路的溫暖與支持，請讓我和我的市府團隊最後一次向各位說聲謝謝。<text:line-break/><text:line-break/>================<text:line-break/><text:line-break/>最後一天韓國瑜哭了！「目前不會接受任何職務及組織活動」<text:line-break/><text:line-break/>新頭殼newtalk<text:line-break/><text:line-break/>周家豪 綜合報導<text:line-break/><text:line-break/>2020.06.11.<text:line-break/>     <text:line-break/>被罷免的高雄市長韓國瑜在告別音樂會中流下眼淚。   圖：張良一/攝<text:line-break/><text:line-break/>照片：</text:span><text:a xlink:type="simple" xlink:href="https://bit.ly/3dXHnHO"><text:span text:style-name="T4">https://bit.ly/3dXHnHO</text:span></text:a><text:span text:style-name="T1"><text:line-break/><text:line-break/>高雄市長韓國瑜6日遭到罷免，今(11)日是市府團隊最後一天上班日，韓國瑜也特別於下午3點半時，在鳳山行政中心前草地舉辦「真愛高雄，珍重再見」告別活動，他也發表長約15分鐘的演說，一把鼻涕一把眼淚表示「目前他不會接受任何邀請或職務，也不會參與任何組織活動」了。<text:line-break/><text:line-break/>隨著現場校園民歌《萍聚》的響起，韓國瑜一邊向支持者道謝，一邊致詞表示，謝謝高雄市府團隊一路走來，勞苦功高的支持；有些支持者為了與他道別，甚至前一晚在這邊過夜，「謝謝你們讓我們有機會在此相聚，更謝謝這麼多好朋友今天特別來這替我們相送」。<text:line-break/><text:line-break/>現場上萬名韓粉對著被罷免的韓國瑜高喊：「我挺韓我驕傲！」。 圖：張良一/攝<text:line-break/><text:line-break/>照片：</text:span><text:a xlink:type="simple" xlink:href="https://bit.ly/3dXHnHO"><text:span text:style-name="T4">https://bit.ly/3dXHnHO</text:span></text:a><text:span text:style-name="T1">  <text:line-break/><text:line-break/>韓國瑜說，這是最後一次以高雄市長身分向大家道別了，雖然團隊一年以來民調總是吊車尾，但是他很清楚，每件他們做的事情都比以前還好，「都是因為我個人的關係」，因此他今天要幫團隊討公道，「他們是最辛苦、最被唱衰，卻是做事最認真的模範公僕」。<text:line-break/><text:line-break/>韓國瑜擁抱副市長李四川。 圖：張良一/攝<text:line-break/><text:line-break/>照片：</text:span><text:a xlink:type="simple" xlink:href="https://bit.ly/3dXHnHO"><text:span text:style-name="T4">https://bit.ly/3dXHnHO</text:span></text:a><text:span text:style-name="T1">  <text:line-break/><text:line-break/>韓國瑜一一向高市府各局處長表達致謝後，深深一鞠躬，並同時宣布「目前我不會接受任何邀請或職務，也不會參與任何組織的邀請，及任何形式的活動」，也希望支持者能容許他，在這風雨如晦的時刻，「念天地之悠悠，獨愴然而涕下」。最後韓國瑜向在場民眾致謝，也感謝高雄市民的託付和期盼，「我會謹記在心不敢忘記。」</text:span></text:p>
      <text:p text:style-name="P1"><text:span text:style-name="T1">阿水   |  2020.06.11 15:31   |   </text:span><text:a xlink:type="simple" xlink:href="http://palinfo.habago.org/Entry?Command=Information_PrintForum&amp;#FORUM39580"><text:span text:style-name="T2">#</text:span></text:a></text:p>
      <text:p text:style-name="P2"><text:span text:style-name="T1">陽陽兄，謝謝您提醒我會追著細枝末葉，這讓我想到一件事，差點給忘了:<text:line-break/>在陳真兄的許議長當年質詢陳菊的影片譯文中，在第5個「許：」後面「在此我要跟各位市民報告，當年投票前夕那一晚，(來，請坐) 競選活動已經…」<text:line-break/>上面的「(來，請坐)」是陳真兄漏未譯出的。<text:line-break/></text:span></text:p>
      <text:p text:style-name="P1"><text:span text:style-name="T1">李鑑慧   |  2020.06.11 09:35   |   </text:span><text:a xlink:type="simple" xlink:href="http://palinfo.habago.org/Entry?Command=Information_PrintForum&amp;#FORUM39579"><text:span text:style-name="T2">#</text:span></text:a></text:p>
      <text:p text:style-name="P3"><text:span text:style-name="T1">阿桑吉近況<text:line-break/><text:line-break/>李鑑慧<text:line-break/><text:line-break/>2020.06.10<text:line-break/><text:line-break/>【4月】<text:line-break/><text:line-break/><text:line-break/>阿桑吉現今仍被監禁於英國重刑犯監獄Belmarsh，等待著5月18日的下一個引渡庭。<text:line-break/><text:line-break/>基於Belmarsh的Covid-19疫情以及阿桑吉的健康狀況，阿桑吉律師提出保釋要求但遭法院拒絕。<text:line-break/><text:line-break/>厄瓜多大使館警衛公司遭西班牙法庭偵調，被指接受美國CIA收買，監控阿桑吉所有言行並企圖取得阿桑吉小孩尿布採驗DNA。<text:line-break/><text:line-break/>阿桑吉律師向英國法院請求保密阿桑吉未婚妻Stella Morris與兩名孩子身分，但遭拒絕。<text:line-break/><text:line-break/>阿桑吉的未婚妻Stella Morris近日選擇公開身分，接受媒體採訪。以下是這段採訪影片。Stella Morris是南非裔律師，2011年因協助阿桑吉案件與阿桑吉相識。片中可見到阿桑吉分別為三歲與一歲的兩個兒子，Gabriel與Max。片尾，Stella Morris說道：「我擔心阿桑吉的性命就將結束」。<text:line-break/><text:line-break/>〔以上資訊主要參考 theCanary文章 "UK authorities provided with a convenient way of ridding the world of Julian Assange"。見</text:span><text:a xlink:type="simple" xlink:href="https://bit.ly/2VvVtrW"><text:span text:style-name="T4">https://bit.ly/2VvVtrW</text:span></text:a><text:span text:style-name="T1"><text:s/>〕<text:line-break/><text:line-break/>影片請見首頁：</text:span><text:a xlink:type="simple" xlink:href="https://bit.ly/2Ux0rVP"><text:span text:style-name="T4">https://bit.ly/2Ux0rVP</text:span></text:a><text:span text:style-name="T1"><text:line-break/><text:line-break/>【6月】<text:line-break/><text:line-break/>原本排定於5月中的引渡庭，再度被法官延期至9月7日。<text:line-break/><text:line-break/>由於阿桑吉並未被定罪，英國依法必須每30天開一次庭，了解囚犯健康狀況、拘留情形以及案件進度。<text:line-break/><text:line-break/>但是這類開庭多流為形式，阿桑吉應有的權利也多受剝奪。他在開庭前無法與其律師會面，電話溝通也幾近斷阻，是以完全無法針對案件進行充分討論。阿桑吉的律師Aitor Martinez透過推特顯示電話撥打紀錄，因為獄方問題，阿桑吉在一日之內撥出的電話十次只有一次接通，每次被允許通話時間也不超過十分鐘。<text:line-break/><text:line-break/>因為疫情，目前每個月的例行性開庭禁止媒體記者現場旁聽，只能透過電話聆聽庭內發言。但是如5月4日之開庭，因為法院疏失，記者完全無法接通庭內，過去即便可收聽，也多半不清楚。<text:line-break/><text:line-break/>阿桑吉律師多次因為健康理由與Covid-19感染威脅，提出保釋要求，但皆被拒。4月份，英國因為全國監獄的嚴重疫情，釋放了4000名低危險囚犯，但是阿桑吉並不在名單內。<text:line-break/><text:line-break/>因為健康因素，特別是長期的肺部問題，阿桑吉已經無法親自出席6月2日的開庭，也無法透過視訊參與。<text:line-break/><text:line-break/>5月21日，阿桑吉的未婚妻在推特上表示：「Covid不能合理化單獨監禁，朱利安〔阿桑吉〕已經超過八周時間，每天有超過23小時的時間被關在單獨獄房，完全沒有任何訪視。如果他不是因病毒〔Covid-19〕而死，也將因自殺而亡。長時期的單獨監禁就是刑求。」<text:line-break/><text:line-break/><text:line-break/>〔以上資訊主要參考WSWS文章 “Administrative Hearing in Julian Assange’s Extradition Case to be Held Today", 2020.06.01. </text:span><text:a xlink:type="simple" xlink:href="https://bit.ly/3ffOHyW"><text:span text:style-name="T4">https://bit.ly/3ffOHyW</text:span></text:a><text:span text:style-name="T1">〕<text:line-break/><text:line-break/>〔阿桑吉於今年二月開引渡庭時，被置於一透明隔離廂內，完全無法與律師溝通或聽到庭上發言。照片與說明參閱</text:span><text:a xlink:type="simple" xlink:href="https://bit.ly/3dYoPY8"><text:span text:style-name="T4">https://bit.ly/3dYoPY8</text:span></text:a><text:span text:style-name="T1">〕<text:line-break/><text:line-break/>照片請見首頁：</text:span><text:a xlink:type="simple" xlink:href="https://bit.ly/2Ux0rVP"><text:span text:style-name="T4">https://bit.ly/2Ux0rVP</text:span></text:a><text:span text:style-name="T1"><text:line-break/><text:line-break/></text:span></text:p>
      <text:p text:style-name="P1"><text:span text:style-name="T1">許世勤   |  2020.06.11 08:57   |   </text:span><text:a xlink:type="simple" xlink:href="http://palinfo.habago.org/Entry?Command=Information_PrintForum&amp;#FORUM39578"><text:span text:style-name="T2">#</text:span></text:a></text:p>
      <text:p text:style-name="P2"><text:span text:style-name="T1">最近論壇的內容更新真快，大家心裡都有很多想法。有些討論難免有了一點火藥味，但還在理性範圍。如果台灣的政治能夠如此，說不定能少點違法濫權的事。<text:line-break/><text:line-break/>提到許崑源議長，我對他的印象僅是過去他在議會質詢陳菊的片段。因為一直以來我對南部的印象就是一片綠油油的，綠到黑綠到亮的「民主聖地」。雖然我自己也在雲林長大，但對南部人總有種偏見，或說現在的台灣人，他們對政治的追求，完全是一種宗教式的狂熱。在這個宗教中，教主以及底下的傳教者，完全代表了「神」的聲音，而選民總是期待著神的降臨。彷彿只要反中、反華，就可以有神蹟發生，「有夢最美，希望相隨」「肚子扁扁也要挺阿扁」。難以想像在高雄竟然有這麼一位議長，敢於糾正腐敗的人渣集團。再看到有人提起他是從黨外開始努力的，爾後基於理念，卻加入一個在南部相對不利發展的政黨，我認為這表現出一種理想主義式的人格。<text:line-break/><text:line-break/>許議長的死是一種殉道精神，只是對於能否喚醒多數的台灣人，對此我是悲觀的。</text:span></text:p>
      <text:p text:style-name="P1"><text:span text:style-name="T1">阿水   |  2020.06.11 08:16   |   </text:span><text:a xlink:type="simple" xlink:href="http://palinfo.habago.org/Entry?Command=Information_PrintForum&amp;#FORUM39577"><text:span text:style-name="T2">#</text:span></text:a></text:p>
      <text:p text:style-name="P3"><text:span text:style-name="T1">陳真兄，現在的情況是已經規畫搬到大陸。而小魚兄之前因為我是台灣法律人以為我比較難接受大陸的法治，我就告訴他，台灣的民主自由體制只是工具，卻是因為各種居心或莫名優越感而神聖化，可是不管工具再怎麼神聖，都只是工具，不等同於理想國度。而大陸目前發展得很棒，以致於美國都緊張得要動手修理了，這樣看起來現行的人民民主專制體制應該是個不錯的工具。<text:line-break/>畢竟大陸的體制比較陌生，我還在摸索，但不會時時以西方民主自由的觀念來框住自己。總之，定位清楚，就比較不會困擾，適應新環境也比較容易。</text:span></text:p>
      <text:p text:style-name="P1"><text:span text:style-name="T1">欧阳阳   |  2020.06.11 08:06   |   </text:span><text:a xlink:type="simple" xlink:href="http://palinfo.habago.org/Entry?Command=Information_PrintForum&amp;#FORUM39576"><text:span text:style-name="T2">#</text:span></text:a></text:p>
      <text:p text:style-name="P2"><text:span text:style-name="T1">就台湾统独问题而言， 本身支持统或者独，这个不重要，重要的是你为什么要支持，而不是舆论媒体灌输你什么就是什么，包括这个巴勒网。<text:line-break/><text:line-break/>我想陳真前辈的文字不要想要宣扬某种意识形态，而是在表达某种思维方式，揭露某些被舆论表象掩盖的事实。<text:line-break/><text:line-break/>以上是我个人的一点看法</text:span></text:p>
      <text:p text:style-name="P1"><text:span text:style-name="T1">欧阳阳   |  2020.06.11 07:45   |   </text:span><text:a xlink:type="simple" xlink:href="http://palinfo.habago.org/Entry?Command=Information_PrintForum&amp;#FORUM39575"><text:span text:style-name="T2">#</text:span></text:a></text:p>
      <text:p text:style-name="P3"><text:span text:style-name="T1">阿水，<text:line-break/>我觉得論戰毫无必要，毕竟靠文字去说服人是一件很困难的事情，除非对方愿意接受。<text:line-break/><text:line-break/>从你的文字，我个人感觉就是，喜欢对一些细枝末叶追着不放，但是对一些大的整体上的东西选择忽视，所以很多时候，会觉得你的文字与你的性格有些矛盾的。<text:line-break/><text:line-break/>也许是你说的“只见树木，不见森林”，但是如果“只见树木，不见森林”，在台湾的舆论氛围想跳脱出来，这是一件很困难的事情。<text:line-break/><text:line-break/>論戰只是想从言语上去战胜对方，这没有意义！<text:line-break/><text:line-break/>就好比评价周子瑜，非要评价她有一根头发，黑里发红，红里带白，白里带灰，然后总结一句，周子瑜的外表还是很漂亮的。</text:span></text:p>
      <text:p text:style-name="P1"><text:span text:style-name="T1">陳真   |  2020.06.11 03:42   |   </text:span><text:a xlink:type="simple" xlink:href="http://palinfo.habago.org/Entry?Command=Information_PrintForum&amp;#FORUM39574"><text:span text:style-name="T2">#</text:span></text:a></text:p>
      <text:p text:style-name="P2"><text:span text:style-name="T1">討論什麼都行哦，但是儘可能用白話文，畢竟不是聊天室;像這個我就看不明白是在說什麼。現在是什麼情況？</text:span></text:p>
      <text:p text:style-name="P1"><text:span text:style-name="T1">阿水   |  2020.06.11 00:48   |   </text:span><text:a xlink:type="simple" xlink:href="http://palinfo.habago.org/Entry?Command=Information_PrintForum&amp;#FORUM39573"><text:span text:style-name="T2">#</text:span></text:a></text:p>
      <text:p text:style-name="P3"><text:span text:style-name="T1">小魚兄：<text:line-break/>論戰是我自己惹的，是我硬要另起爐灶談台灣法律人的其言其行。<text:line-break/>在我眼裡「民主自由」只是工具，就算「民主自由」被西方及台灣莫名其妙賦予如朕親臨的尚方寶劍一般，但我清楚的知道，尚方寶劍不是朕。而我雖然把自己的工具用得順手，我不會認為別人拿的工具就比較差，尤其當別人已非吳下阿蒙，而且用那把工具用得虎虎生風，惹得當地的流氓阿米明的暗的在整治他了。<text:line-break/>可是，當我要拿別人那把工具來用時（已經在規畫了），我會學著去把這件新的工具用順手，不會一直想著怎麼跟原來的工具不一樣。所以，請不要因為我是台灣法律人就推定我比較難接受，我只是比較不熟悉這把新工具，還沒辦法用順手罷了。</text:span></text:p>
      <text:p text:style-name="P1"><text:span text:style-name="T1">蔡亦鸣   |  2020.06.11 00:16   |   </text:span><text:a xlink:type="simple" xlink:href="http://palinfo.habago.org/Entry?Command=Information_PrintForum&amp;#FORUM39572"><text:span text:style-name="T2">#</text:span></text:a></text:p>
      <text:p text:style-name="P2"><text:span text:style-name="T1">是不是黑道很重要么。我对许崑源半点不熟，新闻出来时甚至没有想起看过他质问陈菊的视频，所以在这则评论里看到许崑源过去是党外时，我有点惊讶，果然和陈真所说一模一样，那些驯服的人在话当年在把自己染绿，而不驯服者看不惯这绿油油的现状与其势不两立。<text:line-break/><text:line-break/></text:span><text:a xlink:type="simple" xlink:href="https://www.youtube.com/watch?v=UyVIJxyeUUw&amp;;t=2s"><text:span text:style-name="T4">https://www.youtube.com/watch?v=UyVIJxyeUUw&amp;;t=2s</text:span></text:a><text:span text:style-name="T1"><text:line-break/>Asmobia<text:line-break/>2 天前<text:line-break/>許崑源議長當年跟著他哥哥是從黨外做起的，面對蔣介石的壓迫，許家決定站在人民的這一邊．直到民進黨坐大、陳水扁連續貪汙八年之後，許崑源才決定加入國民黨，繼續替民喉舌、對抗強權．<text:line-break/>　<text:line-break/>反觀大地主蔡潔生的女兒蔡英文，早年跟著李登輝在國民黨內吃香喝辣、三十多歲就撒下巨資四處炒地皮，最後成功變更土地使用權，爽賺數億元；等到民進黨坐大之後，毅然轉搭新的權貴列車、繼續擁抱權力、走私香菸、酬庸人事．<text:line-break/>　<text:line-break/>台灣的年輕人，你們的選擇是甚麼？當年鄭南榕先生自焚的時候，年輕的我與同學一起上街，繼續替鄭南榕先生爭取言論自由、爭取台灣的公民自決．事到如今，我們這一輩老了、爭取來的公投結果也被蔡英文沒收了．而年輕的一代，似乎覺得與其對抗權貴不如歌頌權貴，而梁文傑先生與王浩宇先生告訴我們「面對不幸的苦人，霸凌他比同情他更有成就感」．<text:line-break/>　<text:line-break/>或許時代變了吧．在新時代裡面，向權力致敬才是正義的，而勇氣則是用來踐踏反對的聲音，好讓人民追隨主流，不要有其他的想法．．．我只能說幸好鄭南榕先生死得早，當年還有我們這幫年輕人願意接下他的旗幟，繼續對抗絕對的權力；要是鄭南榕先生在今天自焚的話，不知道有多少酸民會在網路上幸災樂禍．</text:span></text:p>
      <text:p text:style-name="P1"><text:span text:style-name="T1">穎芝   |  2020.06.10 23:21   |   </text:span><text:a xlink:type="simple" xlink:href="http://palinfo.habago.org/Entry?Command=Information_PrintForum&amp;#FORUM39570"><text:span text:style-name="T2">#</text:span></text:a></text:p>
      <text:p text:style-name="P3"><text:span text:style-name="T1">西方媒體常常製造關於中國的假新聞，六四就是其中一例，底下的連結都是在油管中陸續找到的一些關於六四顏色革命的連結：<text:line-break/><text:line-break/>揭露六四另一面 還原天安門事件真相［西班牙攝製隊 6月4日清晨4-6點清場原片」 ｜踢爆泛民真面目 六四悼念晚會為籌款｜學運領袖 柴玲 吾爾開希 大話精 聯同外國勢力傳媒造假新聞｜劉曉波 侯德健 道出六世清場沒死人｜解放軍被暴徒殘殺片段曝光<text:line-break/></text:span><text:a xlink:type="simple" xlink:href="https://youtu.be/Vsy7dPaWYnQ"><text:span text:style-name="T4">https://youtu.be/Vsy7dPaWYnQ</text:span></text:a><text:span text:style-name="T1"><text:line-break/><text:line-break/><text:line-break/>解放軍慘死片段：<text:line-break/></text:span><text:a xlink:type="simple" xlink:href="https://youtu.be/G9pLEHSCjz4"><text:span text:style-name="T4">https://youtu.be/G9pLEHSCjz4</text:span></text:a><text:span text:style-name="T1"><text:line-break/><text:line-break/>六四清場片段及民運領袖訪問：<text:line-break/></text:span><text:a xlink:type="simple" xlink:href="https://youtu.be/azP_gTPEL_Q"><text:span text:style-name="T4">https://youtu.be/azP_gTPEL_Q</text:span></text:a><text:span text:style-name="T1"><text:line-break/><text:line-break/>6/4真相，推翻打臉反華欺騙善良市民的人渣<text:line-break/></text:span><text:a xlink:type="simple" xlink:href="https://youtu.be/TsNp34fZNK0"><text:span text:style-name="T4">https://youtu.be/TsNp34fZNK0</text:span></text:a><text:span text:style-name="T1"><text:line-break/><text:line-break/>從運動到暴動，從北京到各大城市，六四搶燒險些蔓延全國，若是演變成全國性暴動，還能有今天的中國嗎？<text:line-break/></text:span><text:a xlink:type="simple" xlink:href="https://youtu.be/iA9LfbjyVbU"><text:span text:style-name="T4">https://youtu.be/iA9LfbjyVbU</text:span></text:a><text:span text:style-name="T1"><text:line-break/><text:line-break/>現今為止最完整的坦克人 Tank Man的錄像<text:line-break/></text:span><text:a xlink:type="simple" xlink:href="https://youtu.be/GRb4VY2dU4c"><text:span text:style-name="T4">https://youtu.be/GRb4VY2dU4c</text:span></text:a><text:span text:style-name="T1"><text:line-break/><text:line-break/>真實89！別的都剪輯騙人博同情，製造國際輿論。<text:line-break/></text:span><text:a xlink:type="simple" xlink:href="https://youtu.be/E3nypCHj9yg"><text:span text:style-name="T4">https://youtu.be/E3nypCHj9yg</text:span></text:a><text:span text:style-name="T1"><text:line-break/><text:line-break/>六四真相～為何解放軍傷亡慘重？軍人受傷6000多，非軍人受傷3000多<text:line-break/></text:span><text:a xlink:type="simple" xlink:href="https://youtu.be/djzEs3OPP5s"><text:span text:style-name="T4">https://youtu.be/djzEs3OPP5s</text:span></text:a><text:span text:style-name="T1"><text:line-break/><text:line-break/>六四風波～柴玲接受美國採訪表示：我其實希望廣場血流成河，用學生鮮血生命去喚醒民眾<text:line-break/></text:span><text:a xlink:type="simple" xlink:href="https://youtu.be/cakVEbcpiyA"><text:span text:style-name="T4">https://youtu.be/cakVEbcpiyA</text:span></text:a><text:span text:style-name="T1"><text:line-break/><text:line-break/>六四真相～誰在克制，誰在行暴？解放軍被毆打，武器被搶劫<text:line-break/></text:span><text:a xlink:type="simple" xlink:href="https://youtu.be/SVvXJ5pbloo"><text:span text:style-name="T4">https://youtu.be/SVvXJ5pbloo</text:span></text:a><text:span text:style-name="T1"><text:line-break/><text:line-break/><text:line-break/><text:line-break/></text:span></text:p>
      <text:p text:style-name="P1"><text:span text:style-name="T1">張萬康   |  2020.06.10 22:33   |   </text:span><text:a xlink:type="simple" xlink:href="http://palinfo.habago.org/Entry?Command=Information_PrintForum&amp;iPage=1#FORUM39569"><text:span text:style-name="T2">#</text:span></text:a></text:p>
      <text:p text:style-name="P2"><text:span text:style-name="T1">阿水，基本上你和劉旭寫的東西我都不會想看，但講歸講也還是會看幾眼，因為必須跟上這個板的當下。也不是說你們二位的思想沒價值，只是說廣義上我讓自己學習聆聽，思考，且你們談的有時還是有珠璣華彩，尤其你是不凡的人，儘管希望二位能給自己安裝一個防呆機制。如果我講話不禮貌請見諒，因為萬一你和劉旭消失了，很可能我還是會懷念你們。所以雖然我不是巴勒網的「議長」，以旁聽的角度來說我樂見你們發言，發言，再發言。<text:line-break/><text:line-break/>我自己是這樣看。我覺你二位比我在這裡的留言還突兀、惹人煩、或看了讓人哭笑不得，所以有一種慶幸、僥倖的感覺！我寫過兩篇共三萬字想回劉旭，從白求恩醫師談到一把炒麵一把雪；從93年我在武漢看到真正的丐幫（幾百人），到08年溫家寶去廣州車站探視返鄉辛苦的民工；從鴉片戰爭甲午戰爭談到西方帝國主義如何糟蹋世界和中國；從1997年台北「14、15號公園拆遷事件」談到近年的北京低端人口的治理。雖然我覺得他無法真的可以體會，但可當寫給板友（包括潛水的板友）分享。～不過都隱而沒發，主要是板友們答覆的很好，都可指出他的腦洞，我寫太多貼上了只會囉唆又奇怪。而且他沒把別人的看法聽入，只想反覆講一件事。<text:line-break/><text:line-break/>他一直想告訴我們共產黨是萬惡的（儘管西方各種現象也不健康）。大夥兒不斷告訴他，事情不是這麼看的，共產黨錯的地方我們指出，但不會腦殘，只是這樣。表面上來看是各說各話無法搭一塊兒，但我覺問題在於他慧根不夠（當然這可說是我主觀看法），我講多了實在白搭，反倒板友們幾段就講得比我鞭辟入裡。慧根是不是抽象的東西？我自己當然覺得不是，好比他捧華涌這種濁物，那我還能怎樣？我看一兩段油管上華涌的講話，就跳開了，搜他照片，google跳出他的各種造型，只能說是此人氣濁，不可信。講再多「我親眼看見」、「我在他身邊看見」對我都無效。又如劉曉波（雖劉旭沒提過劉，我順帶說說），08憲章我看了感到空洞，就這樣，我不是研究他們二位的專家所以我不必浪費時間在他們身上。聽劉旭談新疆，我很像代替迪麗熱巴踹他一腳，當然這是開玩笑的。聽他談西藏，賣弄親自接觸的經驗，我寧可去研究幾十年前跑去美國的一票仁波切如何用佛法和洋妞睡覺。<text:line-break/><text:line-break/>阿水恕我直言，你的問題是講話陰陽怪氣，包括愛用「葛格」，固然可能是善意，很怪就對了。但容我再訴說一次：如果我講話不禮貌請見諒，因為萬一你和劉旭消失了，很可能我還是會懷念你們。我樂見你們發言，發言，再發言。<text:line-break/><text:line-break/>你這樣非要把我Que出來回你，我只能說你八成很會追女孩子。<text:line-break/><text:line-break/>你貼的許議長那些，對我來說無意義。他有時可能在議會主持得簡潔剛直，有時可能他耍橫胡來，都有可能，這些都是台灣各議會的生態，台灣的議長都差不多。議長、立法院長必須超然，或在超然中偏袒自己的黨，或在偏袒己黨時也要懂照顧其他黨。這是他們的技術。或，必須像王金平、柯建銘那樣喬事情，所謂密室協商，交換法案順序，相互給好處，而不是看法案到底重要與否。又如，審預算像在菜市場叫價，各位！這一筆砍兩億好不好？砍三億如何？<text:line-break/><text:line-break/>此外，談某某議員平時在黑道中有多黑？或談他平時有多義氣耿烈？這些也不重要，因為一來所知有限（我南部哥們半夜跟我說，他跟許的家族中的某人是國中同學一起長大的，至今都熟稔，我以為他要提供可恥暗黑的事例給我，結果他講的是他們家族真的是為人義氣；但無論如何仍是道聽塗說所知有限），二來那些本是他們的生態樣貌。好比議員、立委常和關說、招標、包工程扯在一起，選舉時那些受過幫忙的建商就捐贈一兩億給他們選，這是魚幫水、水幫魚，畸型的民主。其實這些阿水你肯定也知曉的。整天泡在這些事情裡對他們而言是情非得已也是樂在其中，代議士、建商、各種大企業和外圍組織就算自身不是黑道也跟黑道掛在一起。表面不是黑道但比黑道更黑，利潤也更比傳統黑道高出數倍。<text:line-break/><text:line-break/>此外所謂「盜亦有道」，黑道不見得等於罪惡，尤其比起大政客。再者，很多家族是這樣，爸爸當水電工，小孩也做這行，或叫他去跟你二叔學做鋁門窗，總之仍傳承作工。一如許多律師醫師藝術家都叫小孩也做他們同一行，或小孩耳聞目染也自己想。企業家族、從政家族、黑道家族亦如是，直系或旁系親戚都繼承家族事業，這是命，偶爾一兩個放飛，說你讀書就好！結果因緣際會也可能無法。電影《教父》的艾爾帕西諾原本也不是接班人。我意思是說，那些有的沒的，已經是他們的生活一部分了。就像老美的球賽中，球員看待唱內外的亂象，常說「這是球賽的一部分」。這個比喻可能有點不搭。故此我們評價一個人如何，不能用標籤來看。我遇過一個高中生，他爸是牙醫師，非要他考上醫學院，還必須是公立前三或台大，他對我又笑又氣的呼道：「不要談我爸！我爸是奸商。」我一時不知道如何作答。我無法從這個青少年以後是否從醫來評價他。他以後會怎樣我不知道，但我不因此預設立場，醫師一定如何好或不好。<text:line-break/><text:line-break/>一個人在所謂「江湖」、「高污染」環境（ex.文藝圈就很骯髒不是嗎？各國都是，看電影就知道，很多角色譏諷藝術圈的噁爛，雖然我覺台灣文藝圈最低級，大陸文藝界卻常說他們的最低級，錯了！是台灣，或許近年外加香港；不少大陸青年人會嚮往和美化外界）——之中無法選擇自身的命運，但他能不能摸索、建立出自己一套風格，成為有點不一樣的人，我想從許崑源身上，我見識到了。我不是說一定要像他的性情或行事風格才是絕對好樣的，人有百百款，但這人實在了不起。如果我們說張學良是愛國者，許崑源在我眼裡也是愛國者。我的鄰居大哥講得更入木三分：「他是殉道。」我說的「國」是國，也可代換成整個社會的意思，許崑源看在眼裡。<text:line-break/><text:line-break/>甚至從他這一年多來的台灣兩次選戰加上罷韓一事的勞心勞瘁以及最後決定「完成」自己的方式，我可以反推出，他是黑道也絕對不是大家講的某種可憎的惡質低俗黑道。當然這是他慢慢提昇起來的，或也許早年就有這種慧性。他用自己的肉身與靈魂在抗議也在喚醒一些事，他努力成這樣。對藍綠他都灰心可想而知，他心繫的是天下（社會）。李敖節目中曾引述：「章太炎說，國可以亡，不能亡天下。」李敖詮釋這兩句，說一個地方必須有個規格，政客們必須有個規格在；太噁心下流的事情叢生，這個國家會毀掉。許崑源不是讀書人，可能講不出這種話，但他絕對體會夠深。這樣講似乎把許有點看低？可見我有刻板印象，可能許在年輕時早就熟讀李敖啦，在老年代有點叛逆的人幾乎人人是李敖讀者。<text:line-break/><text:line-break/>這麼說唄，韓國瑜被罷免會影響許崑源過自己的好日子嗎？會無法吃大餐、住好房子嗎？去醫院看病以後醫生就不鳥他嗎？以後綠營議員看到他會當面譏笑他嗎？會嗎？敢嗎？他沒人緣可以當議長不只一次嗎？甚至討厭他的人可以說，他很孩子氣，就像巴西的狂熱球迷在巴西落敗後會跑去自殺，這都比數落啥他是黑道來得正常點。他是黑道也是光榮的黑道，漢子一條。<text:line-break/><text:line-break/>阿水，是這樣，我覺談事情完全離題或開外掛，都可以是有趣的延伸，旁觀者要心胸開放才能容納新東西。只是說你貼出的連結和講出的那些，我覺沒啥好說的。這是我不想回覆的原因。但你Que我成功了。若有人藉此故意要說你看許崑源多惡劣囂張，我只會大笑，是又如何，不是又如何？用大陸人的講話方式來說是：「他很剛！」我從視頻中看到這個剛，就夠味了。他有的視頻還更好笑，譬如罵陳菊：「你什麼態度泥（呢）啊！」不是說這件事不值得震怒的意思（藍綠可以各有各的震怒點），總之我常跳出來看事情。當然你的職業慣性會去追究某種是非，我只能說，你蠻可愛。你是不是太宅？建議你可以玩交友軟體約網友見面。開玩笑的，莫介意。講真，我最宅，潛水板友小豪可作證。小豪認為我這人有點毛病，但總包容我，若我有冒犯之處（對你或劉旭）也請包容一咪咪，我們學許崑源的大氣，拋開！（看開，豁達）<text:line-break/><text:line-break/>本文並非Que小豪現身之意。謝謝。<text:line-break/></text:span></text:p>
      <text:p text:style-name="P1"><text:span text:style-name="T1">效禹   |  2020.06.10 22:11   |   </text:span><text:a xlink:type="simple" xlink:href="http://palinfo.habago.org/Entry?Command=Information_PrintForum&amp;iPage=1#FORUM39568"><text:span text:style-name="T2">#</text:span></text:a></text:p>
      <text:p text:style-name="P3"><text:span text:style-name="T1">轉貼新聞：<text:line-break/>「政府侵害巴勒斯坦人權利」　以色列法院反對西岸屯墾區合法化《上報》<text:line-break/></text:span><text:a xlink:type="simple" xlink:href="https://www.upmedia.mg/news_info.php?SerialNo=89294"><text:span text:style-name="T4">https://www.upmedia.mg/news_info.php?SerialNo=89294</text:span></text:a><text:span text:style-name="T1"><text:line-break/><text:line-break/>節錄：<text:line-break/>《路透》（Reuters）報導，藉由政府強制公權力、不斷興建「屯墾區」（settlement）蠶食約旦河西岸（West Bank）的以色列，最高法院10日以8比1做出裁決，廢除一條允許追溯合法化、4000棟屯墾區房屋的法律。<text:line-break/>這條制定於2017年的法規，給予官方極大權力，允許以色列能在無須告知巴勒斯坦地主之下、或是經過政府授權，在西岸等領土爭議區域興建房舍。<text:line-break/><text:line-break/>首席法官Esther Hayut也在判決中批評，「該法律不符合以色列憲法標準，更在嚴重侵犯特定族群（巴勒斯坦居民）的土地權利下，希望藉此合法化違法行為。」<text:line-break/><text:line-break/>面對最高法院裁決，現任總理納坦雅胡（Benjamin Netanyahu）和執政的利庫德集團（Likud party）都表示「遺憾」，認為法官們掐斷了屯墾區興建和發展未來，右派勢力表示、他們將努力讓法律重新恢復。<text:line-break/><text:line-break/>為了搶下改選的勝利，納坦雅胡曾向支持者表示，連任後將在7月決定、「擴大併吞」西岸地區，尤其是被譽為巴勒斯坦糧倉的約旦河谷（Jordan Valley），<text:line-break/>如今遇上法院的阻攔，讓外界好奇、以色列是否還會堅持實行強硬主張，華府的態度又將是如何？<text:line-break/><text:line-break/>--<text:line-break/>配合這條5/20的新聞來看：<text:line-break/><text:line-break/>不滿以色列計畫併吞約旦河西岸　巴勒斯坦領導人阿巴斯宣布終止所有協議《風傳媒》<text:line-break/></text:span><text:a xlink:type="simple" xlink:href="https://www.storm.mg/article/2660675"><text:span text:style-name="T4">https://www.storm.mg/article/2660675</text:span></text:a><text:span text:style-name="T1"><text:line-break/><text:line-break/>節錄：<text:line-break/>《德國之聲》以色列新政府計劃根據美國總統川普的中東方案，將約旦河西岸猶太人屯墾區以及具有戰略和經濟意義的約旦河河谷並入版圖。<text:line-break/><text:line-break/>巴勒斯坦自治政府主席阿巴斯（Mahmud Abbas）宣布與美國和以色列的所有協議無效。阿巴斯表示，以色列現在必須對被佔領土負責。阿巴斯補充說，美國作為佔領國的伙伴「對巴勒斯坦人民受到的壓迫負有全部責任」。<text:line-break/><text:line-break/>--<text:line-break/>就以色列最高法院的裁決結果，對納坦雅胡與川普政治上的私相授受，所謂「中東和平計畫」無異是甩了個巴掌，另一方面可能也有安撫境內巴勒斯坦人的用意。但司法權究竟能否遏制7月1日以色列政府即開始實施就地合法的吞併，尤其是在以色列多數民意的支持下，殊難樂觀。</text:span></text:p>
      <text:p text:style-name="P1"><text:span text:style-name="T1">阿水   |  2020.06.10 20:17   |   </text:span><text:a xlink:type="simple" xlink:href="http://palinfo.habago.org/Entry?Command=Information_PrintForum&amp;iPage=1#FORUM39566"><text:span text:style-name="T2">#</text:span></text:a></text:p>
      <text:p text:style-name="P3"><text:span text:style-name="T1">萬康兄，請您注意看陳真兄和我的比喻，或計您上次問陳真兄的問題就迎刄而解了。那一群憤青就如陳真兄的評語「簡單說就是對現實好像很外行很陌生，找到的理解方式等於沒有任何理解。」，這些人，您不必太認真，玩玩就好，用他們的邏輯堵他們的嘴，如果臨時想不到就算了，因為他們叫不醒的。</text:span></text:p>
      <text:p text:style-name="P1"><text:span text:style-name="T1">阿水   |  2020.06.10 19:31   |   </text:span><text:a xlink:type="simple" xlink:href="http://palinfo.habago.org/Entry?Command=Information_PrintForum&amp;iPage=1#FORUM39565"><text:span text:style-name="T2">#</text:span></text:a></text:p>
      <text:p text:style-name="P2"><text:span text:style-name="T1">陳真兄，我猜我應該懂您的意思，我比喻看看：<text:line-break/><text:line-break/>另外，萬康兄不好意思，我會寫許議長的這件事是因為看了您在樓下提到您對許「議員」質詢陳菊影片的心得，再聯想到您之前問陳真兄的問題，您曾經叫憤青來看看美國有多爛，憤青則是回您：你看這個網站，中國更爛。所以就拿一個虛擬的您來比喻：<text:line-break/><text:line-break/>萬康：「憤青，快來看，許崑源是好人，你看影片中的許崑源，在議會質詢陳菊時，不是發狂痛罵，只是平穩的訴說，一種「咱們來聊聊唄」的輕盈瀟灑，像是聊家常話的口吻」<text:line-break/><text:line-break/>憤青：「哈哈，你被騙了，你看阿水的那個影片，假的，你眼睛業障重。」<text:line-break/><text:line-break/>這時，萬康又來問您同樣的問題。<text:line-break/><text:line-break/>註：因為上面的「萬康」是虛擬的，所以就不敬稱「萬康兄」了。<text:line-break/></text:span></text:p>
      <text:p text:style-name="P1"><text:span text:style-name="T1">陳真   |  2020.06.10 17:59   |   </text:span><text:a xlink:type="simple" xlink:href="http://palinfo.habago.org/Entry?Command=Information_PrintForum&amp;iPage=1#FORUM39564"><text:span text:style-name="T2">#</text:span></text:a></text:p>
      <text:p text:style-name="P3"><text:span text:style-name="T1">沒事，不過是真的很奇怪的理解方式。那就好像有人問我說："你是陳真嗎？' 然後我說："等一下"。然後跑去照鏡子，確定之後說："是的，我相信我就是陳真"。<text:line-break/><text:line-break/>那麼，"陳真是好人嗎？" 路人甲問道。<text:line-break/><text:line-break/>路人乙說："應該不是。此人貌似忠厚，其實高貴不貴。你看，他寫東西動不動就它媽的，害我都半夜偷偷看巴勒網，不敢讓小孩知道。" <text:line-break/><text:line-break/>路人甲說："未必！不盡然！或許可能應該不是這樣。首先，必須把小學周記拿出來檢查，看看是不是也是滿口它媽的。我們需要更多證據。"<text:line-break/><text:line-break/>路人丙說："抓到了！抓到了！陳真在某年某月的留言板中寫說他常幻想偷看阿扁洗澡！"<text:line-break/><text:line-break/>比喻不當，不過感覺差不多是這樣。簡單說就是對現實好像很外行很陌生，找到的理解方式等於沒有任何理解。</text:span></text:p>
      <text:p text:style-name="P1"><text:span text:style-name="T1">阿水   |  2020.06.10 17:37   |   </text:span><text:a xlink:type="simple" xlink:href="http://palinfo.habago.org/Entry?Command=Information_PrintForum&amp;iPage=1#FORUM39563"><text:span text:style-name="T2">#</text:span></text:a></text:p>
      <text:p text:style-name="P2"><text:span text:style-name="T1">陳默兄，您說「律师治国是不是有其职业的局限性」，我的看法是：<text:line-break/><text:line-break/>律師如果去從事治國很恐怖的，因為律師的專業在法律，但是其他方面或各行各業的瞭解不是空洞就是一知半解。除非律師還有兼職兼修或從事政治活動好幾年，多方涉獵以補其不足，不然真的很恐怖。</text:span></text:p>
      <text:p text:style-name="P1"><text:span text:style-name="T1">阿水   |  2020.06.10 17:27   |   </text:span><text:a xlink:type="simple" xlink:href="http://palinfo.habago.org/Entry?Command=Information_PrintForum&amp;iPage=1#FORUM39562"><text:span text:style-name="T2">#</text:span></text:a></text:p>
      <text:p text:style-name="P3"><text:span text:style-name="T1">對了，陳默兄，您之前提到我有「偏見」及「潛意識」，這個我有看了，我會放心上，但不會回應。也謝謝您的指教。</text:span></text:p>
      <text:p text:style-name="P1"><text:span text:style-name="T1">陳默   |  2020.06.10 17:27   |   </text:span><text:a xlink:type="simple" xlink:href="http://palinfo.habago.org/Entry?Command=Information_PrintForum&amp;iPage=1#FORUM39561"><text:span text:style-name="T2">#</text:span></text:a></text:p>
      <text:p text:style-name="P2"><text:span text:style-name="T1">所以我觉得律师治国是不是有其职业的局限性，放眼看去，台湾这二十多年来都是律师在治国，陈水扁是律师，马英九蔡英文又都是学法律出身的，没有宏观的科学世界观，精于政治算计，所以只能算个政客当不了政治家。</text:span></text:p>
      <text:p text:style-name="P1"><text:span text:style-name="T1">阿水   |  2020.06.10 17:14   |   </text:span><text:a xlink:type="simple" xlink:href="http://palinfo.habago.org/Entry?Command=Information_PrintForum&amp;iPage=1#FORUM39560"><text:span text:style-name="T2">#</text:span></text:a></text:p>
      <text:p text:style-name="P3"><text:span text:style-name="T1">陳默兄，如果您是從底下的文字看出來的話，應該是說法官在卷宗裡面，除非是有錄影帶，不然只能藉物證或人證的供述來認定事實，但證人的供述筆錄一字一句都可能影響法官的心證，所以我們對文字或敘述是否能「還原現場」很在意，於是有了您所說的職業病。但是否天生腦殘，我也懷疑。<text:line-break/><text:line-break/></text:span></text:p>
      <text:p text:style-name="P1"><text:span text:style-name="T1">陳默   |  2020.06.10 16:51   |   </text:span><text:a xlink:type="simple" xlink:href="http://palinfo.habago.org/Entry?Command=Information_PrintForum&amp;iPage=1#FORUM39559"><text:span text:style-name="T2">#</text:span></text:a></text:p>
      <text:p text:style-name="P2"><text:span text:style-name="T1">阿水兄弟，喜欢纠缠于个别文字细节是不是律师的职业毛病。开个玩笑。</text:span></text:p>
      <text:p text:style-name="P1"><text:span text:style-name="T1">阿水   |  2020.06.10 16:45   |   </text:span><text:a xlink:type="simple" xlink:href="http://palinfo.habago.org/Entry?Command=Information_PrintForum&amp;iPage=1#FORUM39558"><text:span text:style-name="T2">#</text:span></text:a></text:p>
      <text:p text:style-name="P3"><text:span text:style-name="T1">陳真兄，請有空時儘量痛打，我還在找資料，但放在本版我比較放心，因為有您在。而且因為職業的關係，被打臉慣了，請儘量。</text:span></text:p>
      <text:p text:style-name="P1"><text:span text:style-name="T1">陳真   |  2020.06.10 16:21   |   </text:span><text:a xlink:type="simple" xlink:href="http://palinfo.habago.org/Entry?Command=Information_PrintForum&amp;iPage=1#FORUM39557"><text:span text:style-name="T2">#</text:span></text:a></text:p>
      <text:p text:style-name="P2"><text:span text:style-name="T1">很奇怪的理解事情的方式。</text:span></text:p>
      <text:p text:style-name="P1"><text:span text:style-name="T1">阿水   |  2020.06.10 14:07   |   </text:span><text:a xlink:type="simple" xlink:href="http://palinfo.habago.org/Entry?Command=Information_PrintForum&amp;iPage=1#FORUM39556"><text:span text:style-name="T2">#</text:span></text:a></text:p>
      <text:p text:style-name="P3"><text:span text:style-name="T1">底下需要補充的資料主要是：當時高雄市議會對該項提案的修正動議，在許議長宣佈停止討論之前的完整記錄，以及當時的高雄市議會議事規則。<text:line-break/><text:line-break/>不然單就樓下的資料，可以知道：<text:line-break/><text:line-break/>一、蔡英文公然造謠，抹黑許議長及國民黨，不只不道德，也違法。蔡英文散播不實訊息，企圖激起「花媽」支持者及中間選民的憤慨及不滿情緒。而且陳菊是當時的高雄市長，許議長若是對陳菊嗆「有本事多選幾席」，意味著當時的國民黨及許議長是藉著民主暴力、沒有是非、不顧市民利益的全面抵制陳菊主政下的高雄市政府。<text:line-break/><text:line-break/>二、依據會議進行的「常識」，當會議主席就提案宣布停止討論以後，就要立刻進行表決，沒有權利再要求發言。為什麼要說「常識」，就是一般人在看到媒體報導這件事時，雖然不知道高雄市議會議事規則，但也應該可以依常識判斷許議長在宣布停止討論以後，有權利禁止議員再發言討論，而據我所舉的資料，報導原文是：<text:line-break/><text:line-break/>「民進黨團不滿國民黨團未經程序變更，就要刪除2.8億元的活動相關歲出，因而在會議上要求議長按照議事程序，許崑源聽了回應，「甚麼違法提案，高雄市議會是你說了算嗎？60幾位議員，不是你說了算，來，記名表決了啊。」<text:line-break/>民進黨團不滿，繼續發言，許崑源拉高音量回應，「以後你們再多選幾席(國語)，再多選幾席(台語)，來，記名表決，記名表決，那個.....」接著民進黨便退席抗議。<text:line-break/>市議會新聞稿指出，國民黨議會總召陸淑美提出修正案，針對市府各局處活動費用總共刪除2億8626萬9350元，並附帶決議要求市府辦理活動涉及民間個人、機關、團體或企業贊助之經費，應將所有來源與使用明細，送議會備查，接受議會監督，以示向全民負責，經充分討論後，同意刪除活動預算的議員有32人，反對者有4人。」<text:line-break/><text:line-break/>民進黨指控的「未經程序變更」，目前我看不到證據；另外所謂的「要求議長按照議事程序」，我看不出來議長哪裡不按照議事程序，我只看到民進黨議員在議長宣佈停止討論並進行記名表決時，民進黨違反一般議事規則，一直盧小小（台語，無理取鬧之意）。而且許議長「拉高音量回應」不只最後「多選幾席」的一段話，他從民進黨團盧小小之後不久就「拉高音量回應」了，心裡不爽拉高音量講道理，不行嗎？<text:line-break/><text:line-break/>然後，我們再來重溫許議長不高來高去，說人話直指民主議事紛爭應認識的基本而且再基本不過的道理：<text:line-break/><text:line-break/>「甚麼違法提案，高雄市議會是你說了算嗎？60幾位議員，不是你說了算，來，記名表決了啊。」<text:line-break/><text:line-break/>民進黨團不滿，繼續發言（註：民進黨團違反常識所知的議事程序），許崑源拉高音量（註：之前就拉高音量了）回應，「以後你們再多選幾席(國語)，再多選幾席(台語)，來，記名表決，記名表決」（註：這不是當雙方爭執不下，少數議員一直無理取鬧，不得已只得用制度來解決的民主基本常識？）<text:line-break/><text:line-break/>三、後來演變到如今的情況是：<text:line-break/><text:line-break/>媒體只採用綠營偏執沒有證據的說法，至少當時市議會新聞稿中該議案「經充分討論後」等語，都不見了。沒有平衡報導，沒有事實分析，許議長在宣布停止討論之前，沒有媒體提供許議長如何違反議事規則、如何不公的證據資料。<text:line-break/><text:line-break/>我上面所提到的影片，就已經是經過「斷章取義」了，後來台灣新聞媒體再重提此事件時，，又一再斷了章，只截取許議長所謂「多選幾席」的片段內容，一再騙了閱聽大眾。<text:line-break/><text:line-break/>一般理性中立的民眾，在沒有我上面所需再補充的資料之前，不是應該這樣想、這樣得出結論嗎？</text:span></text:p>
      <text:p text:style-name="P1"><text:span text:style-name="T1">陳默   |  2020.06.10 13:27   |   </text:span><text:a xlink:type="simple" xlink:href="http://palinfo.habago.org/Entry?Command=Information_PrintForum&amp;iPage=1#FORUM39555"><text:span text:style-name="T2">#</text:span></text:a></text:p>
      <text:p text:style-name="P2"><text:span text:style-name="T1">许议长是不是黑道，我不知道。也许许议长年轻时可能参加过黑道，但不等于现在是黑道，谁没一段黑历史？就算许议长参加过黑道，比起蔡英文用假博士文凭骗了台湾人三十多年，一路骗骗到一个总统，谁优谁劣台湾人分不清。“仗义每多屠狗辈，负心多是读书人”。比起许多道貌岸然的政客来，许议长用生命来捍卫他心中的理想，用“殉道”的方式向世人呐喊，这难道不值得我们肃然起敬吗？</text:span></text:p>
      <text:p text:style-name="P1"><text:span text:style-name="T1">阿水   |  2020.06.10 11:45   |   </text:span><text:a xlink:type="simple" xlink:href="http://palinfo.habago.org/Entry?Command=Information_PrintForum&amp;iPage=2#FORUM39554"><text:span text:style-name="T2">#</text:span></text:a></text:p>
      <text:p text:style-name="P2"><text:span text:style-name="T1">樓下萬康兄提到許議長質詢陳菊的影片，但是綠營及媒體廣為流傳的是底下類似這篇報導及截取報導所引用的影片（這個影片是我看過比較完整的，但我找不到當時議會提案修正動議，許議長宣佈停止討論之前的完整影片）：<text:line-break/><text:line-break/>「綠營不滿砍預算　高雄市議長許崑源：你們再多選幾席」<text:line-break/>&amp;;#124; ETtoday政治 &amp;;#124; ETtoday新聞雲 </text:span><text:a xlink:type="simple" xlink:href="https://www.ettoday.net/news/20140214/325303.htm#ixzz6OvRsL3z0"><text:span text:style-name="T4">https://www.ettoday.net/news/20140214/325303.htm#ixzz6OvRsL3z0</text:span></text:a><text:span text:style-name="T1"><text:line-break/><text:line-break/>上一篇報導所引用的影片：</text:span><text:a xlink:type="simple" xlink:href="https://youtu.be/Y3rE2n2QBTc"><text:span text:style-name="T4">https://youtu.be/Y3rE2n2QBTc</text:span></text:a><text:span text:style-name="T1"><text:line-break/><text:line-break/>媒體曾經報導：<text:line-break/><text:line-break/>「蔡英文在民進黨主席暨總統參選人蔡英文28日（註：2015.10.28）出席全國廣播電台蔡英文後援會時表示，這樣的說法其實是缺乏民主素養，也是恐嚇台灣人民。她進一步舉高雄市前議長許崑源嗆市長陳菊為例說，議會沒有過半，帶來的是改革的推遲跟延宕；議會過半，帶來的是執政能力的展現。<text:line-break/><text:line-break/>國民黨籍前高雄市議會議長許崑源長期杯葛陳菊施政，去年九合一大選前，他還曾嗆陳菊，「有本事多選幾席」。蔡英文藉此說明國會過半的重要性。她說，執政者或執政黨主席在很多場合，一再的恐嚇台灣人民，民進黨如果執政，再加上國會過半，就會一黨獨大，台灣就會失去民主。<text:line-break/><text:line-break/>蔡英文表示，去年以前的高雄市議會，大家記憶猶新。預算被杯葛、建設被延宕，議長在議會公然對陳菊說，「你們下一屆選過半，再來講」，意思是在沒有過半之前，議會沒有討論空間。」<text:line-break/><text:line-break/>陳菊在《花媽心內話》自己說：<text:line-break/><text:line-break/>「一次許崑源主持議事不公，民進黨議員抗議發出不平之鳴時，坐在主席台上的許崑源，氣得舉起左手指向台下並嗆聲，『以後你們多選幾席』」<text:line-break/><text:line-break/>我有空會再提出自己的看法，如果各位有更完整的相關資料，也請補充。</text:span></text:p>
      <text:p text:style-name="P1"><text:span text:style-name="T1">張萬康   |  2020.06.10 05:21   |   </text:span><text:a xlink:type="simple" xlink:href="http://palinfo.habago.org/Entry?Command=Information_PrintForum&amp;iPage=2#FORUM39553"><text:span text:style-name="T2">#</text:span></text:a></text:p>
      <text:p text:style-name="P3"><text:span text:style-name="T1">昨天在我常去的露天咖啡座（這類地方我稱之「台客店」），和一位台客大哥談許崑源。我們都是熟客，幾乎天天相遇，我喊他J大哥。姓氏容我用英文代號。<text:line-break/><text:line-break/>講解一下這種店家的風格，它是一種飲料小舖，裡外都有座位，外面的座位是在騎樓下或路邊擺設桌椅，可吸菸。顧客大多是草根氣味的台客老伯大叔，他們常在這裡簽牌（簽賭，研究號碼），或談政治，或讀大陸網路小說。此外還有幾位愛打遊戲的「田橋仔」小伙（引號內的意思類似土豪家庭的意思，這些子弟的家裡靠收房租過日子，成天貌似不必工作，只來這裡抽煙打遊戲，人大多良善，與世無爭）。<text:line-break/><text:line-break/>J大哥和許崑源正好同歲，J曾當過兄弟，在火燒島待過近十年，至今和江湖仍有點淵源。我問他見過許崑源嗎？他說沒見過，但知道。J大哥主要在北部、中部活動。我說網路上的覺青居然有人拿鄭太吉同許相提並論，以揭發的口吻講他是黑道，講啥不能因為「死者為大」就不指出他是黑道，如同：「鄭太吉死後，屏東人有權欣喜，理應欣喜。」<text:line-break/><text:line-break/>J大哥暫停滑手機讀小說，回答：「差太多了，鄭太吉無法無天，太兇殘了，許崑源是有理想的人，鄭太吉……（在此省略）……許崑源是有理想的人（重複一次這句），很了不起的人，他是殉道。」<text:line-break/><text:line-break/>我聽到「殉道」二字震了一下。我說：「J大哥，你這個殉道，講得比國民黨講他殉國殉黨還好。」<text:line-break/><text:line-break/>太貼切了，太有神髓，確實是這樣的魂魄。覺青讀那麼多書，不知道是不是讀到背上去了，不如J大哥給我的一點啟發。<text:line-break/><text:line-break/>許崑源在議會質詢陳菊時，不是發狂痛罵，只是平穩的訴說，一種「咱們來聊聊唄」的輕盈瀟灑，像是聊家常話的口吻，但內容那樣的坦白耿直，容我用「良知」二字來說。實在動人，一種重情義的氣口。兩年前韓流期間，這段就讓人印象特深。道道地地的男子漢。懷念。這兩年來他太辛苦。默默奔波和關心那麼多事。<text:line-break/></text:span></text:p>
      <text:p text:style-name="P1"><text:span text:style-name="T1">阿水   |  2020.06.10 00:59   |   </text:span><text:a xlink:type="simple" xlink:href="http://palinfo.habago.org/Entry?Command=Information_PrintForum&amp;iPage=2#FORUM39552"><text:span text:style-name="T2">#</text:span></text:a></text:p>
      <text:p text:style-name="P2"><text:span text:style-name="T1">洋洋兄：<text:line-break/><text:line-break/>「有一天會有相對更客觀公正的AI法官嗎？」<text:line-break/><text:line-break/>請參考：</text:span><text:a xlink:type="simple" xlink:href="https://www.bnext.com.tw/article/55177/ai--judgment"><text:span text:style-name="T4">https://www.bnext.com.tw/article/55177/ai--judgment</text:span></text:a><text:span text:style-name="T1"><text:line-break/><text:line-break/>上面的參考文章是從法律人的視角，沒有完全解答您的問題。即便AI法官可以相對更「客觀」，但如何達到「公正」呢？「公正」涉及每個人價值的判斷，而上面的文章也提到AI法官「沒有感情、不具同理心」，所以沒辦法輸入每一個人的公正標準讓AI法官邏輯演算，還是無法避免同一件犯罪事實，A覺得判太重，B認為判太輕。前一陣子，思覺思調症患者殺人被法院判無罪，輿論一片嘩然，「恐龍法官」也被肉搜；如果是AI法官判的，可能憤怒的民眾會想把它砸爛成為一堆廢鐵吧！<text:line-break/><text:line-break/>若是一些適合AI法官判的案子，判決只是具有一致性及形式上的平等，但是否符合您「公正」的要求，就因人而異了。</text:span></text:p>
      <text:p text:style-name="P1"><text:span text:style-name="T1">小魚   |  2020.06.09 22:34   |   </text:span><text:a xlink:type="simple" xlink:href="http://palinfo.habago.org/Entry?Command=Information_PrintForum&amp;iPage=2#FORUM39551"><text:span text:style-name="T2">#</text:span></text:a></text:p>
      <text:p text:style-name="P3"><text:span text:style-name="T1">不好意思，因為我的一句沒有特別說明的話語，引起大家的論戰，我詳細的說明一下，我『自己』的認知，以及對阿水兄留言的回答：<text:line-break/><text:line-break/>1.我必須要承認，如果以西方的『Rule of LAW』還是『Rule by LAW』這角度事情來看，不論律師執行職務的目的是什麼，是賺錢，是為了正義還是什麼，在大陸的法律體系中，行政權，以及檢察權往往跟台灣以前最早的狀況比較相似，也就是立法走在前面，實際上不是那麼回事，所以大陸的刑事律師很少，除了民情、較沒有無罪推定等狀況以外，也深怕被公安檢察院找麻煩，舉個您懂得例子，在以前台灣曾經爭辯過『偵查主體』是誰的問題，台灣你會回答是檢察院（其實也都是各地刑警在辦案，但會說是檢察院指揮），但大陸其實公安比較像是偵查主體，而且無罪推定的思想也並不具備。總之，畢竟是衙門，各地的司法單位也良莠不齊，你外地人如何處理？這是現實，不見得不會變好，我認為慢慢會改善，但這也不是現在大陸的重點。<text:line-break/>2.人總是要生活，會向錢看，如果刑事　行政的律師，相比非訟民事的律師不賺錢，自然也不會有人有多大的興趣發展，但不代表沒有人不能做好刑事律師的工作，看你要怎麼用功並且理解當地公安檢察院的看法去打交道。同理，政治上制度目前是中共民主集中制，執政黨是中共，那麼想要改變，我認為就是透過體制是最好的（當然如果您要說這怎麼可以要挑戰，他們中國很怎樣怎樣的，我無話可說）。說到這，我提到如果你不相信這個國家的制度，就不用在那個國家從事法律工作，這句話其實被大家所誤解---<text:line-break/><text:line-break/>我鄭重的解釋這句話我自己的意思是，第一，如果台灣律師要在大陸從事法律工作，要相信他們的制度可以解決問題，而不是一副中共怎麼有法治的狀態去思考。第二，同理，如果依照這種思路去走，對岸自己當地的律師，如果希望能做什麼，不見得走體制外的網紅或大聲維權，而是該想想如何在體制內解決，否則想走體制外，不就是不相信這個體制嗎？<text:line-break/>至於當年阿扁他們相不相信台灣的體制，我個人覺得，他們或許跟『雷震』一樣相信，相信當時的台灣有表面宣稱的民主人權？所以他們相信也成為國民黨的樣版沒被抓？還是其實他們是想嘩眾取寵，我不知道，真的，我只是說我自己想說的<text:line-break/>至於人權民主這些東西，因為這幾年台灣跟美國的荒謬，我已經不知道該相信什麼了，我覺得其實在這的大家，只是相信，就算是好的東西制度在惡人手裡，只不過是偽君子的制度罷了。如果您看過銀河英雄傳說，到底好的專制跟壞的民主，我們要選那個，可以一直思考與討論，而非緊抱著民主自由這種空泛的話去攻擊別人，這是我的看法。<text:line-break/><text:line-break/>此外，台灣的法律不知道為什麼這麼多學說判例講來講去，對岸以刑事法來說卻是常有一些通知、規定解釋去統一見解，刑法條文也都會有把一些社會認為要加重的地方單獨加重立條文，我覺得都是特別在強調實用性，而不是法學的『清談』，這是國情。你可以上百度搜尋大陸對酒駕的刑事規定，可一目了然我的感覺。<text:line-break/>最後對岸的法律條文常會對「國家安全」或「國家利益」有特別的規定，這是國情，台灣法律人肯定覺得怪，但理解也就如此。我們不必看不起對岸的法律人，因為相比我們的法律人受『政治』的影響過大，他們恐怕因為『政治』不是生活的重心，反倒發展其他的，但不代表他們的法律人不調侃或知道一些問題，如果你有空去聽聽他們的上課影片，自然心領神會。<text:line-break/></text:span></text:p>
      <text:p text:style-name="P1"><text:span text:style-name="T1">鄭豐遠   |  2020.06.09 21:27   |   </text:span><text:a xlink:type="simple" xlink:href="http://palinfo.habago.org/Entry?Command=Information_PrintForum&amp;iPage=2#FORUM39550"><text:span text:style-name="T2">#</text:span></text:a></text:p>
      <text:p text:style-name="P2"><text:span text:style-name="T1">陳真說的是對的，我得鄭重聲明: 我認為音樂的心靈與鑑賞能力和是否具備音樂知識有關的說法是錯的。舉凡藝術之物，似乎皆是如此。與其說天賦重要，不如說一個人是否真的擁有熱情。我經常在好的音樂中聽到一種傷痕，一種被熱情所灼傷，甚至啃蝕的痕跡。與其說被音樂感動，不如說自己的傷口被對那些傷口給觸動了。藝術之美否對我來說是這樣一回事，是一件攸關憂傷的親系遠近之事，一種認親過程，而非關知識。<text:line-break/><text:line-break/>至於我的巴西室友，雖然知識二二六六的，但卻很有靈性，特別是神鬼之物，以後有機會再說。</text:span></text:p>
      <text:p text:style-name="P1"><text:span text:style-name="T1">穎芝   |  2020.06.09 20:26   |   </text:span><text:a xlink:type="simple" xlink:href="http://palinfo.habago.org/Entry?Command=Information_PrintForum&amp;iPage=2#FORUM39549"><text:span text:style-name="T2">#</text:span></text:a></text:p>
      <text:p text:style-name="P3"><text:span text:style-name="T1">其實「防呆」機制在資訊軟體業中，就是防止使用者對軟體無論執行何種過當或不當操作，都不會導致軟體崩潰、或進而導致系統當機的用詞，與「除錯」、「糾錯」（debug）有很明顯的不同，後者就是找出軟體的缺陷予以糾正而做的補強（patch）！</text:span></text:p>
      <text:p text:style-name="P1"><text:span text:style-name="T1">陳真   |  2020.06.09 19:45   |   </text:span><text:a xlink:type="simple" xlink:href="http://palinfo.habago.org/Entry?Command=Information_PrintForum&amp;iPage=2#FORUM39548"><text:span text:style-name="T2">#</text:span></text:a></text:p>
      <text:p text:style-name="P2"><text:span text:style-name="T1">知識論 (epistemology) 裏頭有個說法叫「基礎主義」(foundationalism)，亦即我們的知識發展乃是建立在一些無可撼動的「基礎知識」上，就像蓋大樓一樣，萬丈高樓平地起。<text:line-break/><text:line-break/>笛卡兒應該可以說是這樣一種說法的支持者，不過我不是，我不認為那些所謂無可置疑的「基礎知識」是一種「知識」。題外話，略過不表。<text:line-break/><text:line-break/>對於「知識」(knowledge)，大多數人應該都是「基礎主義」的支持者，可是，問題來了，哪些東西可以納入知識的範疇呢？哲學算嗎？文學呢？音樂、美術、表演、舞蹈與繪畫等等等呢？你需要先懂個什麼知識做為一種基礎，然後才能夠欣賞這些才藝嗎？我看應該是不用，「基礎主義」這時候顯然站不住腳。<text:line-break/><text:line-break/>比方說，我相信我小學一年級時的文學能力或文學欣賞能力應該是不會輸給市面上那些暢銷作家才對，哪怕我有嚴重的閱讀障礙，當時根本不識字，字也不識我，相看兩陌生；沒法用眼睛「看」來認字，只能靠聲音；我必須很辛苦地大聲把字念出來，然後那個字彷彿才能夠被我所認識，真是很詭異的病。一直到現在，我寫東西仍然還是得依靠聲音，只是我已經不需要一邊寫一邊大聲朗誦，只需默念在心。<text:line-break/><text:line-break/>如此拙劣的閱讀能力以及相當變態的寫字能力，遠遠輸給一般人，但我不覺得自己的文學 (理解) 能力會輸給一個也許飽讀文學、學富五車的文學系教授。<text:line-break/><text:line-break/>沈從文只上過幾年學堂，連標點符號也沒學過，但他依舊是我心目中最偉大的作家，無人能出其右。<text:line-break/><text:line-break/>音樂也是，倘若世上沒有音樂，我很可能早已是風中幽魂，只留一坏黃土。上小學時，為了爭取學習小提琴的機會，無奈家人全是「音樂無用論者」；我不惜逃家數天進行抗爭，依舊未能得逞，至今不懂任何樂器；連最基本的音符記號我也早已全部遺忘，更不用說看譜了。我五歲女兒的音樂知識顯然已經在我之上。<text:line-break/><text:line-break/>即便對樂理一無所知，但在音樂面前，我無一絲羞赧，我能聽出什麼是好音樂，什麼是噪音。我不認為我的音樂素質會輸給比方說一位留學維也納某偉大音樂學院、經常巡迴各地演出的演奏家好友。<text:line-break/><text:line-break/>美術也一樣。關於畫圖，我從小到大只有一次例外得到「甲」，其餘統統都是得到「丙」的評分；看過我的字跡的人，恐怕都得對我感到形象破滅，宛如三歲小孩的筆跡；很難想像那樣一種幼兒園筆跡的背後有著一顆能夠欣賞書法與美術的敏感心靈；但我確實能看出線條之間的細微差異。<text:line-break/><text:line-break/>哲學更是如此。對於哲學本質有兩派看法，維根斯坦認為哲學無非就是一種詩，至於其他絕大多數哲學家，特別是那些分析兮兮的「分析哲學家」們，例如羅素，例如 W.V.O.Quine，則認為哲學是一種邏輯分析，訴諸高度抽象理性，與之相應的能力之一，便是精密思維與雄辯滔滔。<text:line-break/><text:line-break/>在我走入哲學之前，特別是念醫學院的時候，何止雄辯滔滔，簡直舌燦蓮花，打遍天下無敵手。想不到走入哲學後，遇到維根斯坦，竟讓我突然像得了失語症，變得羞於開口，只敢自言自語；逢人說起話來，言語笨拙，宛如智障；口語能力全失，只剩一點乏善可陳難以表白真實意念與情懷的文字能力。如此笨拙的言詞與破碎思維，難道這就意味著我是個哲學智障？<text:line-break/><text:line-break/>最不堪聞問的就是表演了。小時候因為功課好，不管什麼比賽，老師都會派我代表出賽，只差沒叫我跳芭蕾。記得國中時，有個十項全能的才藝賽，居然也派我參加；其中有一關就是表演。我抽到一張紙條，上頭寫著「破釜沉舟」，「釜」就是鍋子，舟就是船。我必須用肢體動作表演出這句成語的意涵。<text:line-break/><text:line-break/>記得評審老師們在我面前一字排開，看我表演。我才表演兩下，還沒表演完，他們就很沒禮貌地哈哈笑了。笑什麼呢？記得有位評審老師說我「破釜沉舟」的表情動作看起來好像忙著打包垃圾準備要拿去倒。此事害我年幼心靈嚴重受創。但是，即便拙於表演，但我能分辨誰的演技好，我知道強尼戴普比阿湯哥會演戲。<text:line-break/><text:line-break/>說了這麼多，只是想說明非關知識之事物並無所謂「基礎要件」可言；相關素質之良莠，並非從其所謂知識多少來決定高下，而是在於當事人的氣質天賦及其後天造化。<text:line-break/><text:line-break/>知識易學，天賦難為。話說哪個千金小姐公子哥兒不會琴棋書畫？即便是藝術白癡也往往能彈琴、會畫畫，而且往往是念藝術史呢；講起藝術知識來，上至古希臘羅馬，下至後現代藝術，什麼都懂；我在她們面前，只能啞口無言，肯定就像個無知庸俗之徒。但在藝術面前，我並無愧色，我知道誰是泛泛庸才，誰是上天所揀選。我同時也知道自己在知識與非知識的版圖上，處於一個什麼樣的位置。<text:line-break/><text:line-break/>墨西哥導演Alejandro González Iñárritu 的「Birdman: Or (The Unexpected Virtue of Ignorance)」(台譯「鳥人」)裏頭出現一句話說得挺好："A thing is a thing, not what is said of that thing." (一物即為一物，而非言之為何物)。簡單說就是：是什麼生物就是什麼生物，跟人們怎麼評價無關。「物自身」(thing-in-itself) 很重要，它決定了很多東西，包括命運。</text:span></text:p>
      <text:p text:style-name="P1"><text:span text:style-name="T1">李念淨   |  2020.06.09 19:44   |   </text:span><text:a xlink:type="simple" xlink:href="http://palinfo.habago.org/Entry?Command=Information_PrintForum&amp;iPage=2#FORUM39547"><text:span text:style-name="T2">#</text:span></text:a></text:p>
      <text:p text:style-name="P3"><text:span text:style-name="T1">我不知道什麼叫防呆<text:line-break/>但是我知道當李克強敢說出中國到現在還有六億人月收入只有一千人民幣<text:line-break/>而同時間民進黨卻還在吹噓台灣平均每人月收入有五萬台幣的時候<text:line-break/><text:line-break/>我就知道<text:line-break/>不管這個制度在怎麼防呆，再怎麼看起來美好<text:line-break/>只要實際運作的人是歪瓜裂棗，一樣都是沒有用的廢物<text:line-break/>影響政治的關鍵點還是在於人而不是表面的框架<text:line-break/><text:line-break/>美國的制度舉世聞名<text:line-break/>被很多學者吹噓，當然也有他好的地方<text:line-break/>但更多程度上，你只要是弱勢族群，不被主流輿論關注的那一票人<text:line-break/>受到的對待其實也就跟低度開發國家的監獄沒什麼兩樣<text:line-break/><text:line-break/>至於台灣最大的問題<text:line-break/>還是在千禧一代，就是所謂的年輕人，過渡依賴直覺去思考社會及政治議題<text:line-break/>他們自稱不受媒體影響獨立思考，但是其所作所為卻是背道而馳<text:line-break/>在一個資訊流通的環境自動放棄思考，自動放棄疑慮的精神<text:line-break/>而且他們不會感到有所矛盾，這才是最令人瞠目結舌的地方</text:span></text:p>
      <text:p text:style-name="P1"><text:span text:style-name="T1">欧阳阳   |  2020.06.09 16:07   |   </text:span><text:a xlink:type="simple" xlink:href="http://palinfo.habago.org/Entry?Command=Information_PrintForum&amp;iPage=2#FORUM39546"><text:span text:style-name="T2">#</text:span></text:a></text:p>
      <text:p text:style-name="P2"><text:span text:style-name="T1">阿水，<text:line-break/><text:line-break/>好吧，我想我明白你的意思了，你说的“防呆”应该是用一些程序上或者制度上的东西来纠正个别的随意性吧？就比如说，法院体系的一审，二审，终审这样的机制吧？ 这些应该属于微观或者说细节上的东西，当然也是必须的东西。<text:line-break/><text:line-break/>但是，与其担心中国大陆“防呆”会影响“包括我將來的命運，都在這套法治系統之下”，这个就有点</text:span><text:span text:style-name="T5">远</text:span><text:span text:style-name="T1">了，我相信即使两岸统一，台湾现有的法治体系应该也是不会改变的。<text:line-break/><text:line-break/>今天看到的新闻，说美国的军用运输机穿越了台湾本土，然后中共苏恺30战机进入台湾西南空域，这些东西才是对台湾眼前来说，最现实的威胁。<text:line-break/><text:line-break/>美国现在内外交困，它会不会给中国制造一点事端，挑动台海的战争？我看这种可能性已经越来越大！</text:span></text:p>
      <text:p text:style-name="P1"><text:span text:style-name="T1">刘旭   |  2020.06.09 15:53   |   </text:span><text:a xlink:type="simple" xlink:href="http://palinfo.habago.org/Entry?Command=Information_PrintForum&amp;iPage=2#FORUM39545"><text:span text:style-name="T2">#</text:span></text:a></text:p>
      <text:p text:style-name="P13"><text:span text:style-name="T8">Ethan<text:line-break/>你可以到QUORA上看Janus Dongye Qimeng，关于新疆历史的答案，说的非常详细。<text:line-break/></text:span><text:a xlink:type="simple" xlink:href="https://www.quora.com/What-dont-they-tell-you-about-Xinjiang"><text:span text:style-name="T9">https://www.quora.com/What-dont-they-tell-you-about-Xinjiang</text:span></text:a></text:p>
      <text:p text:style-name="P1"><text:span text:style-name="T1">刘旭   |  2020.06.09 15:08   |   </text:span><text:a xlink:type="simple" xlink:href="http://palinfo.habago.org/Entry?Command=Information_PrintForum&amp;iPage=2#FORUM39544"><text:span text:style-name="T2">#</text:span></text:a></text:p>
      <text:p text:style-name="P2"><text:span text:style-name="T1">欧阳阳<text:line-break/>新疆维吾尔人被殖民，想独立，当然也不是事实！.<text:line-break/>这当然不是事实，我说的是一些维吾尔人，觉得自己被殖民，这是特称判断，而不是全称判断，我并没有说全部维吾尔人，都觉得被殖民。你如何去否定一个我没说过的话？<text:line-break/></text:span></text:p>
      <text:p text:style-name="P14"/>
      <text:p text:style-name="P1"><text:span text:style-name="T1">阿水   |  2020.06.09 14:20   |   </text:span><text:a xlink:type="simple" xlink:href="http://palinfo.habago.org/Entry?Command=Information_PrintForum&amp;iPage=3#FORUM39543"><text:span text:style-name="T2">#</text:span></text:a></text:p>
      <text:p text:style-name="P2"><text:span text:style-name="T1">陽陽兄：<text:line-break/><text:line-break/>防呆制度只是必要，也沒有多偉大，偉大到任何一個國家只要有防呆制度就沖天了；畢竟只是防呆功能，是整個政治體制的一部分。<text:line-break/><text:line-break/>先用「防呆」原始意義來比喻，免得您又針對例子去談，結果又失焦了：<text:line-break/><text:line-break/>不知大陸手機內的晶片卡怎麼稱呼，台灣叫「SIM卡」而且過去的形狀是缺一角，手機內裝卡的位置也有缺一角的凹槽可以裝卡，這是為了讓使用的人藉著這種特殊形狀的防呆設計來防止裝錯而無法感應。<text:line-break/><text:line-break/>可是您過去的觀點，除了跟我所謂「防呆」比喻不一致以外，還跟我說如果有人對這種「形狀」的防呆設計不理解，強塞卡片進去手機，把卡片跟手機塞壞了，那還不是一樣沒有防呆？既然有這套防呆設計為什麼不能防止隔壁小明拿手機去偷拍？為什麼不會讓拿手機的流氓放棄暴力？<text:line-break/><text:line-break/>上面的比喻並不是指出您的荒謬，只是說明對談如果失焦，會流於各說各話，或許您所的都對，但偏離了主題，也誤會了我的意思。<text:line-break/><text:line-break/>所以，我說的防呆設計只是有部分功能，只是政治體制中的一部分，而且中共中央也認為防呆設計是應該要有的，全體黨員上上下下都要確實執行，這讓我對中共政權比較有安全感，也對中國長期延續正確方向不致出軌，比較有信心。可我也沒有說西方的防呆設計好棒棒，只是那一套我比較清楚。嗯，只是這樣罷了！<text:line-break/></text:span></text:p>
      <text:p text:style-name="P1"><text:span text:style-name="T1">許世勤   |  2020.06.09 12:54   |   </text:span><text:a xlink:type="simple" xlink:href="http://palinfo.habago.org/Entry?Command=Information_PrintForum&amp;iPage=3#FORUM39542"><text:span text:style-name="T2">#</text:span></text:a></text:p>
      <text:p text:style-name="P3"><text:span text:style-name="T1">今天如果美國如果沒有軍事霸權、金融霸權、文化霸權，它還能「長臂管轄」用自己的國內法去玩翻別國的企業嗎？即使犯了國際法，沒有爪牙的美國，還能「美國例外論」嗎？<text:line-break/><text:line-break/>今天一個拳擊手，擂台上遭遇協會自己培養的重點選手，如果沒有擊倒對方，那基本上判決結果就會對自己不利而非常可能輸掉比賽。今天如果沒有徹底擊敗美國，那麼美國藉由玩弄自己的國內法，搞垮別國的企業也只是小意思而已。說到底，還是實力原則。<text:line-break/></text:span></text:p>
      <text:p text:style-name="P1"><text:span text:style-name="T1">欧阳阳   |  2020.06.09 12:47   |   </text:span><text:a xlink:type="simple" xlink:href="http://palinfo.habago.org/Entry?Command=Information_PrintForum&amp;iPage=3#FORUM39541"><text:span text:style-name="T2">#</text:span></text:a></text:p>
      <text:p text:style-name="P2"><text:span text:style-name="T1">如果只听绿色政客文人口号，觉得他们好像是想谋求“台湾独立”，这当然不是事实，“台湾独立”只是他们蛊惑民粹，煽动民意，谋取政权的工具，至于真正意义上的独立自主，他们根本就不会在意！<text:line-break/><text:line-break/>刘旭前面说新疆维吾尔人被殖民，想独立，当然也不是事实！<text:line-break/><text:line-break/>把某个点或者某个面错当整体看待，也就是所谓“只见树木，不见森林”，失之毫厘，谬以千里！<text:line-break/><text:line-break/>所谓的民意，是随时间变化而变化的，今天这样，过几个月可能又会那样，个人思想也是类似。<text:line-break/><text:line-break/>像陈真前辈那样，很多哲学家，很多时候是透过现象去看事务的本源，前面有人提到的“美感”大概也是如此，实在看不懂，凭六感去感悟也不失为一种方法，因为“人心向善”，这是人类生存发展的动力。<text:line-break/></text:span></text:p>
      <text:p text:style-name="P1"><text:span text:style-name="T1">阿水   |  2020.06.09 12:46   |   </text:span><text:a xlink:type="simple" xlink:href="http://palinfo.habago.org/Entry?Command=Information_PrintForum&amp;iPage=3#FORUM39540"><text:span text:style-name="T2">#</text:span></text:a></text:p>
      <text:p text:style-name="P3"><text:span text:style-name="T1">陽陽兄：<text:line-break/><text:line-break/>不想把陳真兄的大作推到下面去，先只說一點：<text:line-break/><text:line-break/>「有一句话叫做“实践是检验真理的唯一标准”，我举例中共的几次大的“纠错”或者叫“改革”，你说这个不叫「防呆」，应该有一套具体的「防呆」机制才行。」<text:line-break/><text:line-break/>不是「應該」，而是中共早就「具體」了，一再三令五申，也設計了防呆機制，我也在樓下列舉出了一大套。<text:line-break/><text:line-break/>您對「防呆」有自己的定義，請自便，但您為什麼要找我談我定義的「防呆」呢？<text:line-break/><text:line-break/>比如說，我在談上海的火災防制，您卻來跟我說，若要談防制的話，齊齊哈爾的水災防制比較好，上海的水災防治措施沒有什麼用。雖然都是防制設計，但我談的是「火災」，您談的是「水災」。</text:span></text:p>
      <text:p text:style-name="P1"><text:span text:style-name="T1">欧阳阳   |  2020.06.09 12:05   |   </text:span><text:a xlink:type="simple" xlink:href="http://palinfo.habago.org/Entry?Command=Information_PrintForum&amp;iPage=3#FORUM39539"><text:span text:style-name="T2">#</text:span></text:a></text:p>
      <text:p text:style-name="P2"><text:span text:style-name="T1">华为如果不是在中国，早就被美国消灭了，除了华为自身实力雄厚外，国家力量就是它最大的后盾！</text:span></text:p>
      <text:p text:style-name="P1"><text:span text:style-name="T1">欧阳阳   |  2020.06.09 11:58   |   </text:span><text:a xlink:type="simple" xlink:href="http://palinfo.habago.org/Entry?Command=Information_PrintForum&amp;iPage=3#FORUM39538"><text:span text:style-name="T2">#</text:span></text:a></text:p>
      <text:p text:style-name="P3"><text:span text:style-name="T1">阿水，<text:line-break/>对于“广明光电的所有资产等于都被判给美国惠普公司”一案，以你律师的角度会怎么看？<text:line-break/>很多人说美国三权分立，司法独立，很多台湾的律师可能会把美国的司法体制看做是标杆！它所谓的司法独立是相对于其行政系统而言的；但是对于美国背后的势力来说，它充满了独裁，霸道和自以为是，它是以美国国家利益或者某种势力利益为依归的。<text:line-break/><text:line-break/>所以，它用它所谓的法律来依法打中兴，打华为，打台湾企业，以前也打日本企业，法国企业，然而很多人还为美国的法律叫好，说它是依法行事！你看，美国如此打压台湾企业，台湾舆论基本上一篇沉默，政客文人都闭上嘴巴！然后很多人还误认为台湾绿民势力是想谋求所谓“独立”！<text:line-break/><text:line-break/>这大概就是只见树木不见森林的区别！<text:line-break/></text:span></text:p>
      <text:p text:style-name="P1"><text:span text:style-name="T1">阿水   |  2020.06.09 11:33   |   </text:span><text:a xlink:type="simple" xlink:href="http://palinfo.habago.org/Entry?Command=Information_PrintForum&amp;iPage=3#FORUM39537"><text:span text:style-name="T2">#</text:span></text:a></text:p>
      <text:p text:style-name="P2"><text:span text:style-name="T1">哈哈，豐遠兄，就是我自認為美感與貴版多數的網友一致，才會在貴版長期潛水，最近又冒出水面囉哩叭唆，如果在別的不符合我美感的論壇，我不會浪費時間，連一句話也不想說。<text:line-break/><text:line-break/>大陸的法治對我來說是一個謎，我也不會拿台灣或西方的法治來跟大陸的法治評比優劣，因為謎題還沒有解開之前，無法評比。但我也不會單純就大陸的法治現況去否定大陸的整體表現。這是我論理所把持的原則。以我就像一個好奇寶寶，在本版遇到觀察力的比較敏銳，也能有條有理說出個所以然的大陸同胞，會抓著請教我想瞭解的大陸法治現況。<text:line-break/><text:line-break/>我也強調我有「見樹不見林」的毛病，各位對大陸整體林相的美好良善，我從沒有直接反對。先前說對內「必要的霸道」也是相當程度的肯定。<text:line-break/><text:line-break/>我對自己「見樹」的能力還算頗有自信，但對陳真兄先前所提「杯子」的問題，我自認功夫還不到。佛法是靠親證的，理路與陳真兄的哲學系統應該不一樣（亂猜的），可是我把陳真兄的模式歸類為一門修行方法。因為佛法有一句「言語道斷，心行處滅」的境界，而陳真兄在言語及心行方面摸索到極致，或許就會親證「言語道斷，心行處滅」的境界，所以我會潛水偷看陳真兄的哲學思想。畢竟站在明白人的肩膀上，會方向正確，也比較輕鬆。<text:line-break/><text:line-break/>李文亮醫師一案在本版已經定案，但因為我對大陸法治的「好奇」，才會想再從法治面向拿出來談。但請放心，我不是要翻案，只是想透過個案的研究，來探討大陸的法治現況，尤其陳真兄直言大陸法治的可預測性比較高，所以透過個案也可以比較瞭解通案。談法治也是可以靠個人的經驗去發想去議論，但是不要忘記，一個個有血有肉大陸同胞，包括我將來的命運，都在這套法治系統之下，從這一點去看，應該不算幼稚吧？</text:span></text:p>
      <text:p text:style-name="P1"><text:span text:style-name="T1">陳真   |  2020.06.09 11:02   |   </text:span><text:a xlink:type="simple" xlink:href="http://palinfo.habago.org/Entry?Command=Information_PrintForum&amp;iPage=3#FORUM39536"><text:span text:style-name="T2">#</text:span></text:a></text:p>
      <text:p text:style-name="P3"><text:span text:style-name="T1">卡韓政變(247)：人心向善<text:line-break/><text:line-break/>陳真<text:line-break/><text:line-break/>2020. 06. 09.<text:line-break/><text:line-break/><text:line-break/>這幾天，很多原本不知道我的「真面目」的同事或朋友，這下突然發現我的存在。原因是他們從各種不同管道收到一篇「紀念許崑源議長」的文章，發現竟然是我寫的，非常訝異，原來我會寫字、會說話。<text:line-break/><text:line-break/>我這輩子寫了至少兩千萬字，但是，唯一一次花時間記錄質詢影片，就是許崑源這段質詢。我是三年前記錄許議長的發言，而非在他自殺身亡後才這麼做。我之所以願意花時間這麼做，重點不在於他所指控的那些貪贓枉法以及各種下三濫手段，而是在於許議長在質詢過程中所表現出來的那股義憤感動了我，特別是當他提到黃俊英校長那一段；稍微有點人性的人都會為這樣一個老實人的含冤莫白感到心中不平吧。<text:line-break/><text:line-break/>我覺得，義憤很重要。如果一個黨及其走狗爪牙們長年顛倒是非黑白無惡不作到這種地步，忠良陷落，人渣當道，政治蟑螂四處橫行無阻，而你居然還不憤怒，甚至居然還幫著一起陷害忠良，那我不知道你我之間究竟還能有什麼話可說？<text:line-break/><text:line-break/>我看到一些人在揭許崑源早年的底，說他曾是流氓、黑道。某些傳言也許是真的，但在政治上有一件事很明確，那就是「白道的白天，比黑道的黑夜還要黑」。  <text:line-break/><text:line-break/>現實生活中，良善的人與事不一定會受到正確的評價，大多時候正好相反，貪婪人渣通常會勝出，蟑螂會得意地到處跑，乃至成為人們的英雄偶像，而真正的英雄好漢與人格者卻往往被打成臭不可聞的過街老鼠，人人爭相喊打。我這一生始終在見證同樣的故事，但我從未對一件事失去信心，那就是人心向善，人心不喜歡不義。<text:line-break/><text:line-break/>外在權勢大可顛倒是非黑白，誤導群眾，我們或許一時無力相抗，但是，再大的權勢乃至槍炮黑牢，其實都不可能改變人們對於善的渴望與愛戀。只要我們堅持站在相對良善的一方，世界終究還是會向著一種好的方向走去。</text:span></text:p>
      <text:p text:style-name="P1"><text:span text:style-name="T1">力民   |  2020.06.09 10:43   |   </text:span><text:a xlink:type="simple" xlink:href="http://palinfo.habago.org/Entry?Command=Information_PrintForum&amp;iPage=3#FORUM39535"><text:span text:style-name="T2">#</text:span></text:a></text:p>
      <text:p text:style-name="P15"><text:span text:style-name="T8">忘了附上文章來源<text:line-break/></text:span><text:a xlink:type="simple" xlink:href="https://www.facebook.com/519254758139571/posts/2653713854693640/?d=n"><text:span text:style-name="T9">https://www.facebook.com/519254758139571/posts/2653713854693640/?d=n</text:span></text:a></text:p>
      <text:p text:style-name="P1"><text:span text:style-name="T1">力民   |  2020.06.09 10:41   |   </text:span><text:a xlink:type="simple" xlink:href="http://palinfo.habago.org/Entry?Command=Information_PrintForum&amp;iPage=3#FORUM39534"><text:span text:style-name="T2">#</text:span></text:a></text:p>
      <text:p text:style-name="P3"><text:span text:style-name="T1">關於語言消亡的問題我想分享一篇文章<text:line-break/>另外就我所知，對岸在新疆或西藏都還是不乏當地語言的電視頻道，也沒有被官方禁止使用，維吾爾族語更是自治區中的官方語言，所謂語言消亡到底是什麼原因可能得好好檢討，是不是真的得花費資源強制年輕人必修？我個人是如同下面文章主張一樣很反對這種強制性的事情。<text:line-break/><text:line-break/>==<text:line-break/>關於母語討論的補充：<text:line-break/><text:line-break/>1. 許多討論者對經濟學「競爭」的概念很糟糕，以為有國民政府強推「國語運動」就會發生語言的不公平競爭，弱勢語言就必然消失。<text:line-break/><text:line-break/>此論點完全無法解釋中國從清朝後期以來就努力推行以北京方言為基礎的國語運動，直到今日即便多數人都能使用普通話，但各地方言依然始終存在的現象。<text:line-break/><text:line-break/>也無法解釋日據時期同樣推行國語運動下，台灣人多數還是能使用台語或客語。<text:line-break/><text:line-break/>甚至也無力解釋法國、德國、美國都有類似的國語運動，但方言始終存在。<text:line-break/><text:line-break/>因為這些論者錯誤的以為：「語言有獨佔性」，一個人學了A語言就不會說B語言。可事實上一個人、家庭甚至社區同時存在使用多種語言才是真實世界存在的現象。<text:line-break/><text:line-break/>這會回到我昨日文章最重要的第一點：網路效應（network effect），當語言的網路效應夠大時，會吸引更多人學習使用，也會大幅降低學習者單位學習成本。這也是說，有網路效應的語言沒那麼容易被消滅。<text:line-break/><text:line-break/>如此方能解釋上述我舉出的現象 -- 一個有網路效應的語言，傾政府之力也無能消滅之；一個失去網路效應的語言（例如許多美國原住民語），傾政府之力也無能保存之。<text:line-break/><text:line-break/>網友鄒兄所舉的「清朝滿語為官方語言」更是絕佳例子，因為到清末時，北京真正能熟稔滿語的人已經很少，即便這明明是官方語言。所以別說「阿其那、賽斯黑」這兩個雍正皇帝指罵兄弟的用語真意為何意見分歧，甚至連「他似蜜」「薩其馬」這些滿族料理名稱的真義為何都有得吵。<text:line-break/><text:line-break/>因此，先不提南洋新加坡、馬來西亞仍有許多華人使用閩南語，光是福建就尚有千萬人仍在使用閩南語。因此我一點也不認為身為閩南語變種的台語有啥消失的恐懼或急迫保存的必要。<text:line-break/><text:line-break/>2. 母語本就是模糊不清的概念。自由權利是「免於限制」而非「政府補助」<text:line-break/><text:line-break/>我的奶奶是荷蘭人，荷蘭語可算是我們家的母語，試問台灣哪所中小學有能力提供荷蘭語課程？<text:line-break/><text:line-break/>我內人的母語是廣東話，我倆小孩要在台灣公立中小學要求學廣東話母語，試問師資夠格嗎？<text:line-break/><text:line-break/>這也回到昨日文章我談到：長輩希望晚輩學好國語，才不是因為要上大學，而是因為未來效益最大、當下或未來溝通成本最低。這是正常的理性經濟分析判斷，連我不識一字的外婆都懂，反而那些自以為讀過很多書（其實多半讀得少也讀得爛）的覺青不切實際的母語保護主張根本是反智的愚蠢。<text:line-break/><text:line-break/>我奶奶就幾乎不跟我說荷蘭語，而是說她會的台語。因為溝通成本最低。若我奶奶失心瘋堅持只說母語，恐怕在台灣連上市場買東西都有困難。<text:line-break/><text:line-break/>許多談論台灣國語方言問題者，都硬要扯1970年代以前的「限制方言政策」。<text:line-break/><text:line-break/>一者，以今非古本身是我認為大有問題的心態。更枉論當年政府並未「限制所有場合使用方言」，而是「限制特定場合或媒體使用方言」，此二者存在巨大差異，也方能解釋為何我在菜市場長大七歲以前只會說台語。<text:line-break/><text:line-break/>二者，當年被限制的方言不僅只有台語。<text:line-break/><text:line-break/>三者，當年的限制如今已不存在，則回到第1點，千萬人以上使用的閩南語，市場競爭下我不認為有消失的危機。這也帶到下一點：<text:line-break/><text:line-break/>四者，自由權在憲法學理上是「排除政府干預」的權利，而非「要求政府補助」的權利。<text:line-break/><text:line-break/>這點偏偏是多數母語教育支持者最常偷偷代換的概念！<text:line-break/><text:line-break/>你要保存母語，ok，麻煩用你自己的身家財產去努力，而不是要求我這種不認同的人要出錢給你去搞。<text:line-break/><text:line-break/>在我看來，就是資源浪費與錯置。<text:line-break/><text:line-break/>事實上我們都知道，台灣一堆講文化保存、環保、綠能、人權...的一堆團體，都代換了上述概念嘗試尋租騙政府補助。<text:line-break/><text:line-break/>好笑的是在所謂的自由民主制度下，我竟然要為我反對的項目納稅出資，這又是另外一個我們談過許多次的法律經濟分析問題了 -- 沒有權利明確界定且禁止立法侵害的民主制度，比獨裁還糟糕，這是Coase Theorem的高階應用。</text:span></text:p>
      <text:p text:style-name="P1"><text:span text:style-name="T1">許世勤   |  2020.06.09 09:39   |   </text:span><text:a xlink:type="simple" xlink:href="http://palinfo.habago.org/Entry?Command=Information_PrintForum&amp;iPage=3#FORUM39533"><text:span text:style-name="T2">#</text:span></text:a></text:p>
      <text:p text:style-name="P2"><text:span text:style-name="T1">阿水律師提到「台灣的法律人接不接受是「看心情」，沒有是非的。」這個我身邊倒是有不少例子。<text:line-break/><text:line-break/>我身邊好幾個律師，我妹妹的老公、女朋友的姊姊、姊夫、妹妹，不是台大法律就是東吳法律，台灣法律人的搖籃。以詐騙集團移送大陸為例好了，他們對相關事件的法律解釋，基本上就是跟著政府的一套說詞在游走。只要政府有需要，他們隨時可以展現「彈性」(自由心證？)，搬出法條、判例(經常有模糊空間)來支持政府的特定需求。當然，風向變的時候，他們的解釋又截然不同了。看來，法律隨時為政治服務。<text:line-break/><text:line-break/>利用AI來對法律事務進行裁量，看來是行不通的。畢竟透過演算法，只能對相對「單純」的資料進行輸出。法律事務經常隨著社會風向或縮減或擴增，變化太大了。而且，演算法也得透過「人為」寫入，假如今天錢花比較多的，給你用一套演算法來裁量，沒錢的就用另外一套，搞到最後還是「有錢判生，沒錢判死」。說到底，什麼才是「公平」與「正義」呢？</text:span></text:p>
      <text:p text:style-name="P1"><text:span text:style-name="T1">欧阳阳   |  2020.06.09 09:20   |   </text:span><text:a xlink:type="simple" xlink:href="http://palinfo.habago.org/Entry?Command=Information_PrintForum&amp;iPage=4#FORUM39532"><text:span text:style-name="T2">#</text:span></text:a></text:p>
      <text:p text:style-name="P2"><text:span text:style-name="T1">广明光电的所有资产等于都被判给美国惠普公司，而广明甚至与惠普没有直接的业务再来哩。<text:line-break/><text:line-break/><text:line-break/>风评：形同“绞</text:span><text:span text:style-name="T5">杀</text:span><text:span text:style-name="T1">”广明，台商警惕美国“司法风险”<text:line-break/>链接：</text:span><text:a xlink:type="simple" xlink:href="https://www.storm.mg/article/2740923"><text:span text:style-name="T4">https://www.storm.mg/article/2740923</text:span></text:a><text:span text:style-name="T1"><text:line-break/><text:line-break/>何人看到这个案子的判决，都会傻眼到目瞪口呆、不知如何评价：广明光电的所有资产等于都被判给美国惠普公司，而广明甚至与惠普没有直接的业务再来哩。台湾企业对美国司法的陌生而吃大亏，广明案是再一次提供一个血淋淋的案例。<text:line-break/><text:line-break/>针对惠普与广明光电的诉讼案，日前美国联邦法院近日裁定，惠普将可取得并保留广明现有的资产，包含现金、工厂和专利权等，以用来支付于先前赔偿 4.39 亿美元的反托拉斯判决。广明总经理何世池出面说明还语带哽咽，因为此判决形同判这家厂商“极刑”，广明说不排除上诉到最高法院，但衡诸实际情况，翻案机会几稀。<text:line-break/><text:line-break/>惠普与广明的此诉讼案其实也算是经年老案，2003年时惠普就提出，而且被惠普控诉“垄断市场及价格操控”的厂商，不仅广明一家，而是有一拖拉库的亚洲厂商，包括SONY、东芝、日立、乐金、松下、NEC、三星等多家家光碟机厂商，都在名单上，广明算是最小咖的厂商。不同的是，其它品牌厂商都走和解路、乖乖缴纳“保护费”了事，走诉讼之路的代工厂广明反而是结局最惨烈。<text:line-break/><text:line-break/>这个案子当然会让业界又想到十多年前的友达案，友达也是被美国司法部提起联合垄断操控价格的诉讼，而且美国针对的台、日、韩面板厂商多达10家，结果只有友达认为自己无罪，决定走诉讼之路打到底，结果也是相当惨烈，高管到美国坐牢、赔偿一百多亿元；其它厂商则都认罪和解赔偿，最“聪明与机伶”的韩国三星还转为污点证人，“死道友不是死贫道”。<text:line-break/><text:line-break/>大部份人都对美国的司法体系相当有信心，认为其不受政治左右，也不会是一个“有钱判生无钱判死”的司法体系；但美国反垄断的传统、对消费者权益的高度关注等，企业在美经营，大部份时候都没事也罢，一旦有事，美国裁罚之重举世少见。因此如果厂商对美国司法的游戏规则、甚至“潜规则”毫无了解，纯粹拿国内经验推而广之，吃亏败诉、失血到近休克的机会当然大，更别提美国司法体系隐讳但存在对国外企业的“负面”，也可能影响着判决。<text:line-break/><text:line-break/>例如广明案，以国内观点看，怎么样都不能理解此判决；一来广明是一家代工厂，与惠普并无直接再来，代工厂那来定价权？最后却变成惠普求偿的苦主，让人意外；二来广明在刑事部份的司法判决已被认定未参与不公平竞争（即指操控价格），依照国内的逻辑，如此情况当然不可能在民事赔偿上输，结果美国法院还是判广明要赔偿。<text:line-break/><text:line-break/>最后则是赔偿价格近乎自由心证，广明“这辈子”赚的钱还又没有赔偿金多哩，更何况其代工产品最后销售给惠普的比例也低，法院把赔偿金额极大化，相当费解。<text:line-break/><text:line-break/>4年前兆丰纽约分行因洗钱通报程序问题被监理单位重罚台币57亿，曾震撼全台，虽然当时全台政客与媒体把洗钱吵得震天响，但其实这个处罚与兆丰是否涉及洗钱毫无关系，真正的原因只是兆丰纽约分行违反监理单位对洗钱通报的程序要求，而兆丰的法遵人员还为此杠上监理单位。这个案例同样显示台湾企业对美国法令与司法的“状况外”。<text:line-break/><text:line-break/>兆丰案发生时，因为属于行政监理单位的裁罚，台美之间的金融监理单位亦有长期的往来，因此国内央行及当时的总裁彭淮南，都曾透过管道与美方沟通，避免兆丰再受裁罚；但广明案与友达案相同，都是法院判决，台湾政府能着力处确实有限。不过，国内企业在外受委屈，政府“当没事”似乎也不宜，更何况现在是政府宣传“台美关系最佳时刻”，政府是该思考如何协助厂商。<text:line-break/><text:line-break/>至于企业厂商，先后看过友达、兆丰、广明等台商在美国遭遇的“骇人司法经验”，摆在后头的还有联电的案子；当年兆丰案发生后，国内好几家银行庆幸兆丰“先缴交学费”作为国内银行的借镜之余，也立即裁撤“获利效益低但司法风险高”的美国分行；但不少企业不可能离开美国市场，因此也只能多充实对美国司法的了解、更要多加警惕在美国可能碰到的“司法风险”。<text:line-break/><text:line-break/>因为类似碰到这种“奇特”的判决，如果是在中国，一定能得到政府与广大网民出征与支持，但是来自老大哥美国的司法体系的判决，广明就是欲哭无泪，也不会有政府与网民“协助出征”，只能自己吞苦果。</text:span></text:p>
      <text:p text:style-name="P1"><text:span text:style-name="T1">欧阳阳   |  2020.06.09 09:00   |   </text:span><text:a xlink:type="simple" xlink:href="http://palinfo.habago.org/Entry?Command=Information_PrintForum&amp;iPage=4#FORUM39531"><text:span text:style-name="T2">#</text:span></text:a></text:p>
      <text:p text:style-name="P3"><text:span text:style-name="T1">阿水，<text:line-break/><text:line-break/>前面的说法可能也不准确，助纣为虐的不是法律本身，而是法律后面的人（某些法官，某些律师，有些立法者....）, 一切机制其实都可以归结到后面主导运作的人，所以，我前面说了，中国大陆的体制与西方现有体制，除一个多党全民选举制与一党民主集中制的区别，其它没有本质区别。<text:line-break/><text:line-break/>多党全民选举制需要解决的一个核心问题就是：如何解决“多数人的愚蠢”或者“多数人的暴力”问题，当然了，这里的“多数人”很多时候是被少数人蛊惑利用，但是归根到底还是“多数人的愚蠢”问题，比如这次韩国瑜的罢免事件。<text:line-break/><text:line-break/>一党民主集中需要面对的核心问题是：如何解决“少数人的愚蠢”或者“少数人的暴力”问题。<text:line-break/><text:line-break/><text:line-break/></text:span></text:p>
      <text:p text:style-name="P1"><text:span text:style-name="T1">鄭豐遠   |  2020.06.09 08:49   |   </text:span><text:a xlink:type="simple" xlink:href="http://palinfo.habago.org/Entry?Command=Information_PrintForum&amp;iPage=4#FORUM39530"><text:span text:style-name="T2">#</text:span></text:a></text:p>
      <text:p text:style-name="P2"><text:span text:style-name="T1">我們的室友是一對夫妻，來自巴西，十五年前移民澳洲。女生說，她從從小到大從任何報紙或電視媒體上所看到有關中國的報導，100% 都是負面的，以致於人們心中對中國早有負面定見。我很好奇，問她說比如哪些負面印象? 她說比如人們一想到中國，就會想到那些中國製造的低價劣質產品。我說然後呢? 她說所以低價劣質產品就是人們對中國的負面印象。<text:line-break/><text:line-break/>我聽了很無言，感覺說了等於沒說，因為指出某個細節並無意義，而且一推三千里，重點是推向何處你其實心裡事先就決定好了，更要命的是你這三千里外的終點往往是帶有道德判斷色彩的。任何人這麼一推，哪怕只是短短一句話，其實你就知道講道理是無用的，因為這樣一種思考路徑裡根本不具有思考成份，帶有的只有一種類似宗教意志的，善惡判準的堅定心理，簡單說就是腦殘。<text:line-break/><text:line-break/>今天我若不是華人，中文造脂滑不溜丟，恐怕也很難成為一個例外。出國後我經常想的一件事就是，為什麼我對中國的理解和評價與一般人差異這麼大? 為什麼我看起來像是為數不多的例外? 於此我是有許多想法的，但簡單講有兩點，一是常識，二是審美能力，而且後者更為重要，沒有第二點，第一點也毫無用處。<text:line-break/><text:line-break/>一個人對特定事物也許不需要知道很多細節，但具備基本常識才足以形成某種理解框架，進而得出判斷的依準，否則當你對一件事物近乎無知，卻又有很強烈的態度，那你得問一下你自己的這種態度是不是真的 make sense。室友夫妻見我天天彈琴，顯然音樂於我生活佔一席之地，和我說他們也一直都很熱愛音樂，老公當過 DJ (一種音樂相關工作，但我不知道具體內容)，買過高級的電子鋼琴鍵盤和混音設備，老婆則說自己靈魂深處和笛子和鼓有著強烈連結。夫妻二人對各種音樂類型有著很強烈的價值評價，什麼是好音樂，什麼是爛音樂，往往說得堅定不移。<text:line-break/><text:line-break/>一開始我以為找到知音了，人家說巴西人都很有音樂天份原來是真的。多聊幾次下來後萬萬沒想到，對方不但連 Do Re Mi 是什麼都不曉得，唱起歌來五音不全，毫無一絲音感，連打拍子都不會，更不用說看譜、彈琴了，而且一首曲子和另一首曲子往往會當成同一首，沒有絲毫聲音的鑑別能力。簡單說就是對音樂完完完全全全一無所知，連我五歲乾女兒的音樂水平都遠遠不如。坦白說我真的有點驚呆了，久久不能自己。我拿好朋友作例子全無惡意，誠然任何人都可以欣賞音樂並發表個人意見，但如果一個人連最最基本的音感和常識都沒有，卻對各種音樂作品品頭論足，定其良莠，那不是很奇怪嗎?<text:line-break/><text:line-break/>於是我立刻明白和朋友沒法討論音樂，只能教，從最最基本的教起，教你怎麼打拍子，怎麼唱Do Re Mi。上了幾堂課，至今成效有限。<text:line-break/><text:line-break/>我不知道這是不是一個好的例子，但我要說的是，像語言或音樂能力這種騙不了人的東西，一個人究竟懂多少，他的各種意見值得多少關注是一目瞭然的。其他的領域卻不是這樣，很容易唬爛，胡說八道的空間很大，卻不容易識破或對其指正。<text:line-break/><text:line-break/>不過，光有常識或知識其實還是沒有用的，如果沒有一種”審美”眼光，你所知悉的一切其實都是有害的，只會為你亂推一通，一推三千里，然後形成一種古怪的偏見。簡單說往哪裡推需要的也許是一點常識或理性，至於你所想像的終點究竟是何種風景，那就需要一點美感了。比如我的兩位室友都是堅定的”天然的最好”信徒，過去是純素食者，凡吃的一定要有機的 (最好是生的)，不看醫生不吃藥不抽煙不喝酒不燙頭，每天早睡早起做運動。這麼養生立意當然很好，但他們一推三千里，堅定地反對疫苗接種，堅信疾病及疫苗是一場巨大陰謀，堅信比爾蓋茲是惡魔。我看他們好像連新冠肺炎是否真的存在都有點懷疑。我的朋友都是好人，但這些話題我是碰都不敢碰的，因為我知道這種類似宗教信念的偏執是凌駕一切理性之上的，智能或溝通在這裡會遇到一道厚牆，起不了作用的。一個人唯有當他真的因為自己的偏執吃到了苦頭，才會對自己所相信的事物做出修正。<text:line-break/><text:line-break/>當然我並不是說自己就很厲害，能逃脫這類腦殘症狀，我並不是一個例外。我是生物化學本科出身，理當對自然科學比多數人有多一點理解，十幾年前一場連續幾個月的大病，奄奄一息，差點要出人命，被一個老中醫神奇地治好，於是我對中醫可說是佩服得五體投地，一度認為中醫無所不能，西醫則都是無用之物，全是醫藥產業的賺錢陰謀，於是一段時間相當”反西醫”。不過幾年後我就覺醒了，現在回頭看只能當笑話一場。<text:line-break/><text:line-break/>這類反智反動，基於個人有限經驗一推三千里，推完定美醜的腦殘現象通常是一種年輕病吧我想，當你年紀愈大，所知愈多，生命的跌宕起伏似乎就會緩解掉一些症狀，當然也不全是如此。<text:line-break/><text:line-break/>當我愈瞭解中國的發展歷程，愈瞭解其對內對外的種種政策與舉措，我就愈是佩服，愈堅定相信其良善與造福人類的可能性，要說王道倒不一定，王道聽起來似乎是通行無阻，邪魔歪道無能攖其鋒似的，實際上中國卻是履步為艱，遍體鱗傷。只能說這樣一種善道之所以存在，足以證明天下烏鴉沒有一般黑，文明或國家這些東西不全是必然的邪惡或殘暴，人類未來不全是必然無望。<text:line-break/><text:line-break/>至於別人會不會這樣看事情，這樣欣賞中國或中華文化，那是別人的事了。我經常聽巴哈或韋瓦第，非常著迷，因為太美了，美到開車時經常因為分心而出現險象，但我不會去說服別人要和我一樣欣賞它們。事實上有多少人會認為巴哈、莫札特和韋瓦第比市面上那些流行樂或搖滾樂好聽，甚至為其痴迷? 作為一個例外雖然孤獨，但多少也是一種安慰，因為這種例外恰恰證明了人事物的價值，古往今來無不如此。</text:span></text:p>
      <text:p text:style-name="P1"><text:span text:style-name="T1">欧阳阳   |  2020.06.09 07:57   |   </text:span><text:a xlink:type="simple" xlink:href="http://palinfo.habago.org/Entry?Command=Information_PrintForum&amp;iPage=4#FORUM39529"><text:span text:style-name="T2">#</text:span></text:a></text:p>
      <text:p text:style-name="P3"><text:span text:style-name="T1">阿水，<text:line-break/><text:line-break/>你可能是处于职业本能，很喜欢去抓语言文字漏洞， 我把「防呆」叫做「糾錯」，当然不需要查什么资料，我以前没有听说过「防呆」这个名词，这大陆这边应该属于生僻字了，所以我很自然地根据我理解的意思把它翻译成「糾錯」。<text:line-break/><text:line-break/>有一句话叫做“实践是检验真理的唯一标准”，我举例中共的几次大的“纠错”或者叫“改革”，你说这个不叫「防呆」，应该有一套具体的「防呆」机制才行。<text:line-break/>我想说的是，如果真有这样一种能有效运转的「防呆」机制，我当然举双手赞成；但是，我前面也说过了，你心中的这种机制从目前的历史实践来看，无论是西方宪政体制国家，还是中国，都只是一种“乌托邦”。<text:line-break/>就好比，中国大陆50前做的分配制度改革，分田分地，消灭剥削，要共同富裕，看上去很美，只是有点“乌托邦”，不能解决实际问题。<text:line-break/><text:line-break/>简而言之就是，你心目中那种类似工业生产中能够纠正一些错误的机制，到目前为止是不存在，如果真的存在，我支持全世界都引入。<text:line-break/><text:line-break/>就第一点，我想说的是，其实前面也已经说了，“法律是现阶段社会治理必不可少的工具，但是它不是万能的，它有统治者根据需要而设立，也根据需要去解释，它不是万能的，有时候会犯错，甚至助纣为虐”，你是律师，我说法律有时候会助纣为虐，你可能从心理很难接受，但事实就是如此不是吗？法律本身也有很宽泛的解释范围，不然就不需要律师了，不是吗？<text:line-break/><text:line-break/>全世界如此，中国大陆当然也不会例外，不同法官在不同的场景下会有很宽泛的独裁解释权，这个时候就需要道德！ 美国当然也是这样，就拿最近的黑人事件，如果没有这次游行事件，那位白人警察很可能会大事化小，小事化了，最终无罪。但是经过这么一闹，可能就会面临很严重的刑事处罚。<text:line-break/></text:span></text:p>
      <text:p text:style-name="P1"><text:span text:style-name="T1">阿水   |  2020.06.09 07:46   |   </text:span><text:a xlink:type="simple" xlink:href="http://palinfo.habago.org/Entry?Command=Information_PrintForum&amp;iPage=4#FORUM39528"><text:span text:style-name="T2">#</text:span></text:a></text:p>
      <text:p text:style-name="P2"><text:span text:style-name="T1">不好意思，上一篇沒有仔細檢查，有錯漏字並補充修改如下，以免誤會：<text:line-break/><text:line-break/>我懂小魚兄所謂「台灣法律人比較難接受」的意思，是因為台灣法律人的所學所知，會與大陸現行的法治不符，會格格不入，所以比較難接受。我在回應時則是從台灣法律人的其言其行來檢視，台灣的法律人真的比較難接受嗎？<text:line-break/><text:line-break/>您提到的美麗島的那些辯護律師也是台灣法律人，他們在美麗島大審之前是不是活得好好的沒有被抓過？這是當時的事實，這點我們的認知沒有不同。<text:line-break/><text:line-break/>然後我在回應中提到，現在多數的台灣法律人對綠營執政毀敗民主憲政的惡行，不也接受得很好嗎？<text:line-break/><text:line-break/>結論是：台灣的法律人接不接受是「看心情」，沒有是非的。<text:line-break/><text:line-break/>其實，我們講的都一樣。<text:line-break/></text:span></text:p>
      <text:p text:style-name="P1"><text:span text:style-name="T1">阿水   |  2020.06.09 07:32   |   </text:span><text:a xlink:type="simple" xlink:href="http://palinfo.habago.org/Entry?Command=Information_PrintForum&amp;iPage=4#FORUM39527"><text:span text:style-name="T2">#</text:span></text:a></text:p>
      <text:p text:style-name="P3"><text:span text:style-name="T1">嗯，陳真兄，留言版麻煩的是不像論壇，在一個樓主的開欄之下，針對樓主的議提討論，這樣就一目了然，不像留言板，您單看一篇回應的留言，您會不知所云。<text:line-break/><text:line-break/>小魚兄先前說：「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line-break/>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line-break/><text:line-break/>我懂小魚兄所謂「台灣法律人比較難接受」的意思，是因為台灣法律人的所學所知，會與大陸現行的法治不符，所以比較難接受。我在回應時則是從台灣法律的其言其行來檢視，台灣的法律人真的比較難接受嗎？<text:line-break/><text:line-break/>您提到的美麗島的那些辯護律師也是台灣法律人，他們在當時是不是活得好好的沒有被抓過？這是當時的事實，這點我們的認知沒有不同。<text:line-break/><text:line-break/>然後我在回應中提到，現在多數的台灣法律人對綠營執政毀敗民主憲政的惡行，不也接受得很好嗎？<text:line-break/><text:line-break/>結論是：台灣的法律人接不接受是「看心情」，沒有是非的。<text:line-break/><text:line-break/>其實，我們講的都一樣。<text:line-break/><text:line-break/></text:span></text:p>
      <text:p text:style-name="P1"><text:span text:style-name="T1">陳真   |  2020.06.09 02:01   |   </text:span><text:a xlink:type="simple" xlink:href="http://palinfo.habago.org/Entry?Command=Information_PrintForum&amp;iPage=4#FORUM39525"><text:span text:style-name="T2">#</text:span></text:a></text:p>
      <text:p text:style-name="P2"><text:span text:style-name="T1">我可以插點嘴，說點實話嗎？現在究竟是在爭論或討論什麼，實難理解。特別是阿水律師所言，感覺像在打高空，閉門造車，一推三千里；思維類似劉旭同學，努力表達一己之見，但這一己之見卻無現實基礎，從而顯得不知所云。<text:line-break/><text:line-break/>例如，阿水律師說到，蘇啥小昌和阿扁為施明德辯護，卻都活得好好的，「安然無恙地從事著法律工作」。然後呢？講這個的意思是什麼？台灣很開明？很有法治精神？還是怎樣？我實在沒法理解。<text:line-break/><text:line-break/>梁肅戎是彭明敏案的辯護律師，曾有人誇讚梁肅戎勇敢，竟然膽敢為彭明敏辯護。梁回應說，「我哪兒勇敢了？是蔣介石叫我辯護的」。<text:line-break/><text:line-break/>所謂「勇敢」的美麗島辯護律師們也一樣，乃是經過國民黨授意，方才「勇敢」且「安然無恙」地擔任美麗島案辯護律師；至於什麼義務辯護，那是鬼扯蛋，欺騙社會。<text:line-break/><text:line-break/>施明德更是認為，這群律師很多是國民黨特務臥底。目前曝光的至少有兩位，一位是謝長廷，另一位我很不想直接點名，因為我至今對他有私人好感。但是，我就算不說，很多人應該也知道；身為國民黨特務這事，是他自己承認的，因為受不了良心的煎熬。他就是民進黨的創黨黨主席江鵬堅，同時也是林義雄當年的辯護律師。連剛成立的反對黨之黨主席，居然都是自己人臥底，由此可見政治之陰暗複雜。<text:line-break/><text:line-break/>施明德認為，與其問說這群後來在政治上掌大權的美麗島辯護律師究竟誰是特務，不如問說「到底有誰不是？」施的意思是，他相信其中許多人恐怕都有問題。<text:line-break/><text:line-break/>這其實不讓人意外。如果你了解台灣政治之一點來龍去脈，就能理解國、民兩黨表面對立，實則一脈相傳。參見《卡韓政變 (178)：民進黨簡史》：<text:line-break/><text:line-break/></text:span><text:a xlink:type="simple" xlink:href="https://bit.ly/30k0XtJ"><text:span text:style-name="T4">https://bit.ly/30k0XtJ</text:span></text:a><text:span text:style-name="T1"><text:line-break/><text:line-break/>韓國瑜並不是被民進黨殲 (而不) 滅，而是在美國的授意下，被國、民兩黨外加郭台銘以及一大票藍營名嘴所聯手 (暫時) 打敗。因為，韓流的出現，對台灣極其有利，卻打亂了美國打造台灣成為仇中反華基地乃至人肉炸彈的如意算盤。<text:line-break/><text:line-break/>我並不是要跟各位討論這些，畢竟事實無須討論；我只是想說，從一種離譜的現實誤解中任意截取一些片段，或是根據表面法條在字義上說文解字進行作文比賽，這樣就能證明台灣法治的優越性？這不會太荒謬了點嗎？<text:line-break/><text:line-break/>另外，阿水律師說，巴勒網的朋友「大都同意大陸當局以對內霸道來應付當前的國內外情勢。」類似像這樣一種宣稱，其實稱不上「錯誤」，而是比錯還慘，應該說是「不知所云」。什麼霸道不霸道的？這哪是一種議論方式？巴勒網的人應該會說這是祖國的一種王道精神吧。這樣一種「小朋友鬥嘴」的議論方式，會不會太空洞了點？</text:span></text:p>
      <text:p text:style-name="P1"><text:span text:style-name="T1">Ethan   |  2020.06.08 23:18   |   </text:span><text:a xlink:type="simple" xlink:href="http://palinfo.habago.org/Entry?Command=Information_PrintForum&amp;iPage=4#FORUM39524"><text:span text:style-name="T2">#</text:span></text:a></text:p>
      <text:p text:style-name="P3"><text:span text:style-name="T1">以一個理工科的角度，從下面幾點來看，美國的政治，法律制度必然有問題。 不論其產品規格，理論寫的如何合理，其必有矛盾。<text:line-break/><text:line-break/><text:line-break/>1. 美國貨幣發行權，由私人銀行控制<text:line-break/>2. 美國的遊說團體對政治有權責不匹配的影響力<text:line-break/>3. 美國可以輕易對國外發動不同形式的戰爭，風險由國民及稅收承擔，利潤由財團收割。<text:line-break/><text:line-break/>以上沒有看到任何制衡或收斂的情勢。 美國是一種軍工銀行的複合體所掌握的機器， 人民有部分的影響力。 但如同股市中的散戶跟主力，散戶的人數或總資金多過主力，影響力確遠小於主力。 市場並非是公平的市場。<text:line-break/><text:line-break/><text:line-break/></text:span></text:p>
      <text:p text:style-name="P1"><text:span text:style-name="T1">阿水   |  2020.06.08 22:48   |   </text:span><text:a xlink:type="simple" xlink:href="http://palinfo.habago.org/Entry?Command=Information_PrintForum#FORUM39522"><text:span text:style-name="T2">#</text:span></text:a></text:p>
      <text:p text:style-name="P3"><text:span text:style-name="T1">陽陽葛格：<text:line-break/><text:line-break/>「你是对的，你是法律专业人士，可以从细节方面去对法律进行探讨；我非专业人士，不可能凭几篇文章就理解法律细节，很难对焦也是很正常的。」<text:line-break/><text:line-break/>１、您在先前緊接著法律細節（訓誡書）的連結之下所貼的「法律」和「法律與道德」的文章是要跟我說明什麼呢？是提醒我既要見樹也要見林嗎？麻煩您以後說明一下，不然我會一頭霧水，自然無法對焦。<text:line-break/><text:line-break/>２、關於中共本身的「防呆設計」，我前面找出了好幾個條例和指導原則，這些都是中共一再耳提面命，一再要求全黨從嚴、全覆蓋的，這麼重要的制度怎麼會只是法律細節呢？<text:line-break/><text:line-break/>３、您知道「防呆」也可以叫「糾錯」，應該是有參考其他資料，但您又舉大陸的改革政策為例，顯然又跟我失焦了。因為「改革」雖然也是改正過去的錯誤，但「防呆」是任何改革政策的形成及執行過程都要遵守的一套防止出軌、能把錯誤糾出來示警改正的制度。<text:line-break/>從我上面找的中共本身防呆機制可以推知，您所舉為例的改革政策是中共中央集體做出來的決策，不是領導人個人專斷獨行，而且不能違反憲法及法律；在執行改革政策時，有執行機關，執行機關底下也有分權單位各職其司，另設監督機關，不會由一個單位一把抓，而且政策的執行過程有一定的程序，也要求這些程序都要透明化等等。<text:line-break/>既然您是理工科系的，據說「防呆」原本是工業管理的觀念，任何工業產品都有防呆的設計，有共通的原則可以依循，反而我借來比喻，您卻被這個名詞誤導了。這樣，有沒有清楚了呢？（最後一句是「台灣國語」的語法）<text:line-break/><text:line-break/></text:span></text:p>
      <text:p text:style-name="P1"><text:span text:style-name="T1">Ethan   |  2020.06.08 22:46   |   </text:span><text:a xlink:type="simple" xlink:href="http://palinfo.habago.org/Entry?Command=Information_PrintForum#FORUM39516"><text:span text:style-name="T2">#</text:span></text:a></text:p>
      <text:p text:style-name="P3"><text:span text:style-name="T1">如果對文化或文物的保護或傳承有興趣或有義務責任的，也有很多民間團體或活動是可以參與的，其中最沒有幫住的就是泛政治或泛民族主義的意識型態。<text:line-break/><text:line-break/>我自己看大陸有個 古村之友的團體，看起來是一些年輕人組成的組織，會有一些活動或行動關注一些即將消失或弱勢的文化。 會嘗試做一些事情或運用新的方法來團結社會的力量，來監督或補足政府的缺失。<text:line-break/><text:line-break/>做的好不好是一回事， 但我感覺這是一種比較正面的社會力量。<text:line-break/><text:line-break/>在台灣有些時候會有一些社會團體，利益看起來是為文化，為環保，為人權， 但其想法或行事風格充滿了意識形態或操弄不同意見族群對立的屬性。<text:line-break/></text:span></text:p>
      <text:p text:style-name="P1"><text:span text:style-name="T1">Ethan   |  2020.06.08 22:00   |   </text:span><text:a xlink:type="simple" xlink:href="http://palinfo.habago.org/Entry?Command=Information_PrintForum#FORUM39515"><text:span text:style-name="T2">#</text:span></text:a></text:p>
      <text:p text:style-name="P2"><text:span text:style-name="T1">To 劉旭同學<text:line-break/><text:line-break/>你的維族朋友的問題，聽完我也有許多問題產生。<text:line-break/><text:line-break/>多數國家都不是單一民族國家，即使一般我們以為的單一民族國家也很可能是許多不同不族結合或融合的結果。<text:line-break/><text:line-break/>漢族，日本族，蒙古族，突厥是單一民族嗎？ 上述這些被認為是所謂單一民族的民族，往前回溯上又是多少族群呢？ （蒙古是蒙古族？日本是日本族？）<text:line-break/><text:line-break/>亞洲國家緬甸，柬埔寨，菲律賓，印度，尼泊爾...隨便一個國家裡面都有許多不同民族。<text:line-break/>如果有所謂單一民族，單一民族獨立成一個國家，有什麼必然或普世的道理嗎？<text:line-break/><text:line-break/>不同民族的矛盾問題，或文化斷層等同殖民問題嗎？<text:line-break/><text:line-break/>不信仰伊斯蘭的人民，在信仰伊斯蘭的國家，算是被伊斯蘭國家殖民嗎？<text:line-break/><text:line-break/>新疆或中亞地區的維族人的歷史或伊斯蘭的歷史有多長呢？</text:span></text:p>
      <text:p text:style-name="P1"><text:span text:style-name="T1">洋洋   |  2020.06.08 21:44   |   </text:span><text:a xlink:type="simple" xlink:href="http://palinfo.habago.org/Entry?Command=Information_PrintForum#FORUM39514"><text:span text:style-name="T2">#</text:span></text:a></text:p>
      <text:p text:style-name="P3"><text:span text:style-name="T1">我看CCTV13，常看到大陸公布的新法或什麼規定，很有感觸，我不懂法，但我知道對岸的立法用意良善，一直在往好的地方發展或者在補洞。<text:line-break/><text:line-break/>法律好壞很難量化，但可以比較<text:line-break/>網上有張表，比較兩岸的勞基法，很明顯台灣對勞工的照顧遠遠不及對岸。<text:line-break/></text:span><text:a xlink:type="simple" xlink:href="https://attach.mobile01.com/attach/201801/mobile01-e6e4a5ce54cbc8669f1340e600cfc72b.jpg"><text:span text:style-name="T4">https://attach.mobile01.com/attach/201801/mobile01-e6e4a5ce54cbc8669f1340e600cfc72b.jpg</text:span></text:a><text:span text:style-name="T1"><text:line-break/><text:line-break/>想問阿水律師，有一天會有相對更客觀公正的AI法官嗎 ?<text:line-break/>我希望看到這一天的來到。<text:line-break/><text:line-break/></text:span></text:p>
      <text:p text:style-name="P1"><text:span text:style-name="T1">陳默   |  2020.06.08 20:52   |   </text:span><text:a xlink:type="simple" xlink:href="http://palinfo.habago.org/Entry?Command=Information_PrintForum#FORUM39513"><text:span text:style-name="T2">#</text:span></text:a></text:p>
      <text:p text:style-name="P2"><text:span text:style-name="T1">就拿印度来说，印度有28个邦，有9个邦在闹独立，无数次，印度都靠武力镇压，开枪</text:span><text:span text:style-name="T5">杀</text:span><text:span text:style-name="T1">人不算什么，开炮。美国西方从来不吭一声。</text:span></text:p>
      <text:p text:style-name="P1"><text:span text:style-name="T1">刘旭   |  2020.06.08 20:51   |   </text:span><text:a xlink:type="simple" xlink:href="http://palinfo.habago.org/Entry?Command=Information_PrintForum#FORUM39512"><text:span text:style-name="T2">#</text:span></text:a></text:p>
      <text:p text:style-name="P3"><text:span text:style-name="T1">陳真先生<text:line-break/>这是那位朋友的原话，我只是转述。<text:line-break/>他接着说，蒙古族有蒙古，塔吉克族有塔吉克斯坦，所以很多维吾尔人，也想建立自己的国家，他是个现实主义者，他说新疆独立了能得到什么？ 一个贫穷的内陆国？ 一个伊斯兰法的国家？ 而且现在汉族的核心足够强大，不可能发生如一百年前，蒙古国可以独立的情况。他能做的，只是哀怨，看着自己民族的文化和语言逐渐消亡。<text:line-break/>对于一些维吾尔人来说，汉族在他们的视角里是殖民者。这种情绪是存在的，我只是想说这一点。至于这种情绪，对不对，合不合理，我不下判断。<text:line-break/>文化和语言的消亡，在中国大陆随处可见，只是其他的民族，不如维吾尔族那么难以同化而已。</text:span></text:p>
      <text:p text:style-name="P1"><text:span text:style-name="T1">陳默   |  2020.06.08 20:31   |   </text:span><text:a xlink:type="simple" xlink:href="http://palinfo.habago.org/Entry?Command=Information_PrintForum#FORUM39511"><text:span text:style-name="T2">#</text:span></text:a></text:p>
      <text:p text:style-name="P2"><text:span text:style-name="T1">劉旭好<text:line-break/>本来想说点啥，看见陈真先生回答你了，我没他水平高就不说了。但你可以关心一下以下几个民族的遭遇，他们不是某个人说了一句话就是什么，而是整个民族的心声，随便举几个：巴勒斯坦、库尔德、加拿大魁北克、西班牙加泰罗尼亚、印度曼尼普尔邦、英国北爱尔兰等等，据统计，目前全世界有七十三个民族地区在闹独立。</text:span></text:p>
      <text:p text:style-name="P1"><text:span text:style-name="T1">陳真   |  2020.06.08 20:02   |   </text:span><text:a xlink:type="simple" xlink:href="http://palinfo.habago.org/Entry?Command=Information_PrintForum#FORUM39510"><text:span text:style-name="T2">#</text:span></text:a></text:p>
      <text:p text:style-name="P3"><text:span text:style-name="T1">劉旭，<text:line-break/><text:line-break/>你提供的是「某個」維吾爾人的角度，但你卻無限擴大成「整個」維吾爾人的角度，然後再進一步擴大成其它族群亦然，然後再刻意以日本鬼子做類比，直接論斷所謂「弱小民族」的悲慘下場。<text:line-break/><text:line-break/>你真的相信這樣一種自說自話、任意無限飛躍的議論方式？如果這能說得懂，意味著一種「族群」必須單獨成立一個國家，否則就是被「吞噬和同化」，被「殖民」，失去自己的「文化和語言」。你不覺得這很荒唐嗎？<text:line-break/><text:line-break/>所以，全世界應該分裂為幾千個國家？然後，這幾千個國家還必須進一步分裂為幾萬個國家，因為光是一個族群裏頭就有各種不同的族別。這樣還不夠，不同的次族群因為歷史發展的不同，必然各有不同的內部次文化，勢必得再分裂為上百萬個國家不可。<text:line-break/><text:line-break/>如果這說得通，何不乾脆主張一人一國？以免自己所喜歡的文化與生活方式遭到「吞噬與同化」。<text:line-break/><text:line-break/>其實，我早已經這麼幹了。1998年，我成立一個「黑貓白貓共和國」，立國已有22年的歷史，就在「黑貓白貓」上映那一年，我就宣布獨立建國了。雖是一人國度，但我還是很歡迎外來移民。<text:line-break/><text:line-break/>你的思考，不具理性功能，而是為特定的既成偏見不斷尋找各種缺乏認知意義的修辭。台灣的名嘴，事實上也都是這樣子談事情。聞之無言。</text:span></text:p>
      <text:p text:style-name="P1"><text:span text:style-name="T1">陳默   |  2020.06.08 19:56   |   </text:span><text:a xlink:type="simple" xlink:href="http://palinfo.habago.org/Entry?Command=Information_PrintForum#FORUM39509"><text:span text:style-name="T2">#</text:span></text:a></text:p>
      <text:p text:style-name="P2"><text:span text:style-name="T1"><text:line-break/>我不懂法律，但我感觉到阿水律师对大陆抱有偏见，特别是对大陆的法治，潜意识中有种高人一等的感觉，话语中显出台湾的法律比大陆的优越。确实，台湾实行法治时间长一点，比大陆好一点，某些方面优点可能也明显一点。必经大陆地广人多，比台湾多60倍的人口，3000多个县级以上的行政区，法治起步晚，经济发展也不平衡，管理上不是那么容易，中央制定的法律一级级贯彻到基层，都不走样已经不错了。中国还要面对西方的渗透和颠覆，在言论自由度方面确实不如台湾自由。但是台湾法治也有很多地方不如大陆的，要不为什么台湾社会一直有呼声要求司法改革，会社上流传的司法关说、恐龙法官、办蓝不办绿、有钱判生无钱判死、蔡英文干预司法个案、高官300万掉在火车上竟没人调查、苏贞昌家偷了许多钱警局也没人敢查，等等等等无数声音和事例，这都说明了台湾的法治存在着严重的问题；又比如法官说因为他学生时代是个好学生，</text:span><text:span text:style-name="T5">杀</text:span><text:span text:style-name="T1">人可以不判死，因为他抄几百遍佛经，</text:span><text:span text:style-name="T5">杀</text:span><text:span text:style-name="T1">了人可以不判死等等，这些在大陆人看来是荒谬可笑的司法判决，台湾随时可见。还有陈水扁案判了，儿子陈致中洗钱却没人过问？女婿陈建铭的内线炒股案审了十多年了，还没结案，一个不大的案子多要拖十年二十年才有结果，等等、等等很多很多，还有如陈真先生所说的很多事例，都说明台湾的法治还有很长的路要走。。。。。</text:span></text:p>
      <text:p text:style-name="P1"><text:span text:style-name="T1">阿水   |  2020.06.08 18:38   |   </text:span><text:a xlink:type="simple" xlink:href="http://palinfo.habago.org/Entry?Command=Information_PrintForum#FORUM39508"><text:span text:style-name="T2">#</text:span></text:a></text:p>
      <text:p text:style-name="P3"><text:span text:style-name="T1">小魚兄：<text:line-break/><text:line-break/>您所提到的大陸法治現況，與我的猜想不謀而合；多一番印證，總比自己隔岸摸索還強。另外，大陸的民法學界也是奉台大王澤鑑教授的《天龍八部》為聖典，至於其他的我空再來說。<text:line-break/><text:line-break/>接下來，您要打住的部分，我自己來說：<text:line-break/><text:line-break/>畢竟都是華人嘛，我一直是以台灣蔣經國解除戒嚴以前的時代來摸擬、觀察、評比大陸的法治現況，也用來預測將來發展。當然，小巫與大巫之間，還是難以完全類比。<text:line-break/><text:line-break/>首先，您說台灣法律人比較難接受大陸行政、刑法、國家安全等法治現況這一點。咱們來回顧一下台灣的歷史。在美麗島大審之前，陳水扁、蘇貞昌當時是被告施明德等人的辯護律師之二，而這兩位大律師有被抓過嗎？（陳水扁是兼當政治人物以後，才有被抓被關），還有您的那位愛開第五縱隊政治冷笑話的老師，他也有被抓過嗎？<text:line-break/><text:line-break/>您說「實際上如果你不相信這個國家的制度，就根本不用在那個國家從事法律工作」，可是上面那三位在台灣法律人中非常有頭有險的人物，不是也在當時的台灣活得好好的、安然無恙的從事著法律工作？<text:line-break/><text:line-break/>現在綠營當政，毀敗民主憲政價值的事還少幹了嗎？那麼，台灣那些百分之90親綠的法律人有從鼻孔出氣的吭一聲嗎？是不是台灣的法律人一親綠，就只會比較難接受大陸的法治？真是笑話！嗯，既然是笑話，那我也打住。<text:line-break/><text:line-break/>本版的網友大都同意大陸當局以對內霸道來應付當前的國內外情勢；反觀台灣這段期間的防疫法令及禁制措施不也非常的專制嗎？簡單來說：沒事就開放，有事就緊縮，道在其中矣！</text:span></text:p>
      <text:p text:style-name="P1"><text:span text:style-name="T1">刘旭   |  2020.06.08 16:26   |   </text:span><text:a xlink:type="simple" xlink:href="http://palinfo.habago.org/Entry?Command=Information_PrintForum#FORUM39507"><text:span text:style-name="T2">#</text:span></text:a></text:p>
      <text:p text:style-name="P2"><text:span text:style-name="T1">秉叡先生好<text:line-break/>我给你提供一个维吾尔人的角度吧<text:line-break/>有天我问一个维吾尔的朋友你对共产党的看法。<text:line-break/>他反问我说，你喜欢被日本人统治吗？<text:line-break/>我回，应该不喜欢把。<text:line-break/>他说，我也是一样，假如你是台湾人，有自己的文化，习俗，文字和宗教，有一天你被新的帝国统治了，修建了道路，医院和学校，你的生活有了很大的改善。但是你得学习，殖民者的，文字和历史。放弃自己的祖先和文化。并不是每个台湾人都能变成岩里政男，也不是每个维吾尔人能变成，中国人不是吗？但是很无奈，弱小的民族总是被吞噬和同化，将来的维吾尔人，也会失去自己祖先的文化和语言，变成王建国或李援朝。<text:line-break/><text:line-break/></text:span></text:p>
      <text:p text:style-name="P1"><text:span text:style-name="T1">許世勤   |  2020.06.08 15:36   |   </text:span><text:a xlink:type="simple" xlink:href="http://palinfo.habago.org/Entry?Command=Information_PrintForum#FORUM39506"><text:span text:style-name="T2">#</text:span></text:a></text:p>
      <text:p text:style-name="P3"><text:span text:style-name="T1">台灣的政治有如黑幫，不問施政的良窳，一切的基準都只在乎是否「自己人」？如果因為某些質疑或目地而離開，選民會將其視之為「背骨」。以往我最討厭選舉中的一幕，就是某某人的「驚天一跪」，只要跪了，選民往往「同仇敵愾」，便一把鼻涕一把眼淚地把票投給了「台灣囝仔」，要「教訓」那個ＸＸＸ，欺負咱台灣人！過去在計程車聽到地下電台的這種廣播，直想把這個播音員揪出來痛打一頓，真把台灣人都當作是白癡了？這種政治正常嗎？<text:line-break/><text:line-break/>「四君子」現在站出來呼籲選舉已經撕裂台灣，要大家放下仇恨，「團結」打拚。這好像強盜闖入你家殺人放火、打家劫舍，然後跟你說「不要仇恨」...分化、撕裂台灣的正是這一群人，實在很難想像，一個人如果內心起碼還有一點做人的良知，是要怎麼跟一群人渣「團結」？2016年選舉過後，台灣一片綠油油，有其支持者高聲歡呼「台灣人出頭天」了，都忘了陳水扁已經讓你出過頭天了，然而「台灣人」出頭天了？<text:line-break/><text:line-break/>相由心生，起碼從以前到現在，我所認識或遇到的民進黨「狂粉」中，幾乎都是尖酸刻薄樣，隨時就是一副別人都欠他，這個世界他最大的姿態。或者，一副「林北」才是「正港」台灣人，「林北」才是代表台灣，「林北」大腸仔生菜花的「大腸花」就是尚蓋覺醒啦！看到有人殉難以死明志，又見綠色人渣藉機消費，心中只剩怒火。<text:line-break/></text:span></text:p>
      <text:p text:style-name="P1"><text:span text:style-name="T1">阿水   |  2020.06.08 12:47   |   </text:span><text:a xlink:type="simple" xlink:href="http://palinfo.habago.org/Entry?Command=Information_PrintForum#FORUM39505"><text:span text:style-name="T2">#</text:span></text:a></text:p>
      <text:p text:style-name="P2"><text:span text:style-name="T1">各位處於絕對少數的同胞們：<text:line-break/><text:line-break/>若是您認同現行罷免制度不合理，請積極參與各地罷免活動，雖然連署即便過關，在我們處於絕對少數之下，無法罷免成功。但是，我們這是在彰顯罷免制度的不合理，就算政府預算無謂的花費，但以目前一黨獨大要過就過的情勢，執政黨會負擇把這個制度做適當的調整，這種無謂的花費也就有了正面的代價（這個我願意被笑白痴）。<text:line-break/><text:line-break/>還有，不必在意他們的嘲笑，說我們是報復式罷免等等鬼話。我們不是三不五時就被嘲笑嗎？不差這一件。<text:line-break/></text:span></text:p>
      <text:p text:style-name="P1"><text:span text:style-name="T1">阿水   |  2020.06.08 12:29   |   </text:span><text:a xlink:type="simple" xlink:href="http://palinfo.habago.org/Entry?Command=Information_PrintForum&amp;iPage=2#FORUM39504"><text:span text:style-name="T2">#</text:span></text:a></text:p>
      <text:p text:style-name="P2"><text:span text:style-name="T1">《緊急通告》<text:line-break/><text:line-break/>各位要發起或參與罷免的同胞們：<text:line-break/><text:line-break/>請注意依法行事，不要沒有居住的事實寄遷戶籍，成為「幽靈人口」，因為這是違法的。然後，也不要問我為什麼這次罷免沒有查幽靈人口?對不起，這個問題很白痴!<text:line-break/></text:span></text:p>
      <text:p text:style-name="P1"><text:span text:style-name="T1">陳真   |  2020.06.08 11:34   |   </text:span><text:a xlink:type="simple" xlink:href="http://palinfo.habago.org/Entry?Command=Information_PrintForum&amp;iPage=2#FORUM39503"><text:span text:style-name="T2">#</text:span></text:a></text:p>
      <text:p text:style-name="P3"><text:span text:style-name="T1">阿水律師好，<text:line-break/><text:line-break/>我要說的重點並非 AIT 或以色列駐台機構是民間團體，而是不管它是何種性質的機構，台灣之所謂法律是完全沒有一定的執行標準的。<text:line-break/><text:line-break/>今天，如果是大腸花或是綠色人渣搞仇中反華活動，想要幹啥都行，即便打砸搶，即便佔領官署，破壞公物，毆打警察，不但不會有事，而且會受到綠營與綠媒英雄式的表揚，親綠學者們還會幫忙載入史冊歌頌，收錄教科書，說你是偉大的民主先鋒；綠媒更是會把你捧成人民的英雄。<text:line-break/><text:line-break/>但是，今天如果是巴勒網，後果就完全不一樣了，即便你只有一個人，舉著牌子像銅像一樣日曬雨淋站在大馬路邊，你還是有可能會被逮捕，繩之以法，抑或是用各種方法懲罰你。<text:line-break/><text:line-break/>對於這種荒唐的執法狀況以及完全顛倒是非黑白的綠營式評價，我們當然不應感到一絲意外，因為這就是一種政治鬥爭，而非法律。法律只是一種政治工具。<text:line-break/><text:line-break/>另外，我看你6月7日質問說：<text:line-break/><text:line-break/>「大陸現在標榜法治，而您 (指江南先生) 所分析的言論自由現況，是把人民分門別類，隱隱然言論有相對的尺度，但大陸對言論的管制有依法行政嗎？也就是說，只要我在法令的範圍內的言論，是不是被胡亂舉發，一般來說也不會被處罰？」<text:line-break/><text:line-break/>我來幫忙回答。台灣豈止言論有相對尺度，就連行為都是完全兩套截然不同的標準，只要顏色對了，只要仇中反華，打砸搶之惡行，都能說得可歌可泣，一如香港暴民統統變成民主鬥士。反之，只要顏色不對，只要對綠色稍稍稍稍略有不敬，就算你只是說出一些眾人皆知的事實，卻很可能會被繩之以法，警察會找你做筆錄；就算最後無罪開釋，整個所謂司法程序，照樣能把你折磨得痛苦不堪。<text:line-break/><text:line-break/>在雙重標準這一點上，我想大陸是完全跟台灣沒得比的。<text:line-break/><text:line-break/>好吧，那就舉個「西方先進國家」來比較，比方說我比較熟悉的英國，不是什麼「老牌子民主法治國家」嗎？英國法律基本上是很公正，但是只要遇到政治，照樣轉彎。<text:line-break/><text:line-break/>比方說，2000年及2003年，英國分別有幾場抗爭，前者是紀念第一次波灣戰爭十周年，後者是抗議美軍入侵伊拉克，另外還有幾次是轟炸南斯拉夫的幾個軍頭與軍火商來劍橋開會，這些我都有參加，因此我知道警方怎麼執法，知道法律怎麼整人。舉個例，比方說警察用人海戰術把你們小貓兩三百隻團團圍住，讓你憋尿，憋不住了就只好往外找廁所。只要你一離開抗爭現場，警察就會「護送」你離開，連回頭看一下都不行，強制驅離。你看，連個小便的人權都沒有，下回難道要包尿布才能上街抗議？<text:line-break/><text:line-break/>另外，依據英國的反恐法，抗議時不得攜帶武器。有些參與者年紀大，拄著拐杖，後來，這些人被捕之後，拐杖竟然也被視同武器。有人隨身背包裏帶著牙刷，以防被拘捕時能夠盥洗之用，竟然也被說是一種武器。這是可以加重刑責的。<text:line-break/><text:line-break/>懂我的意思吧，我們都不是三歲小孩，我們畢竟不是在討論幼兒園的校規，把大陸開給李文亮一張訓誡書之事給拿出來大作文章，不會太幼稚嗎？我不是說「出具訓誡書 」是否合乎或不合乎大陸的法律，而是說，我不知道特別以之為例有何意義可言？離現實政治太遙遠了。那是幼兒園小朋友之間的爭執水平，現實政治當然不是這麼一回事，而且舉世皆然。<text:line-break/><text:line-break/>相較之下，大陸應該是全世界最不會雙重標準的一個法治國度了，也就是說，它的法律至少是內外一致的，而且可預測。但是，台灣不是，美國也不是，甚且不堪聞問；喊的是「民主與法治」，搞的卻是政治鬥爭與族群歧視，法律只是一種工具。</text:span></text:p>
      <text:p text:style-name="P1"><text:span text:style-name="T1">阿水   |  2020.06.08 09:42   |   </text:span><text:a xlink:type="simple" xlink:href="http://palinfo.habago.org/Entry?Command=Information_PrintForum&amp;iPage=2#FORUM39502"><text:span text:style-name="T2">#</text:span></text:a></text:p>
      <text:p text:style-name="P2"><text:span text:style-name="T1">趕緊出來附和一下，樓下陳真兄說我講錯了，而我也確實講錯了。陳真兄在台灣的抗議地點是在「民間團體」的外圍抗議，而不是在如同大陸的美國大使館抗議。而且我樓下問題所謂的「像陳真兄一樣」，不只講錯了，也太順手、太廉價、太沒有重量。<text:line-break/><text:line-break/>這就是我喜歡用本版的網友舉例的原因，因為當事人隨時可以出來表示意見，不會只是我的一面之詞。在此也向陳真兄致意，我真的講錯了。<text:line-break/></text:span></text:p>
      <text:p text:style-name="P1"><text:span text:style-name="T1">欧阳阳   |  2020.06.08 07:33   |   </text:span><text:a xlink:type="simple" xlink:href="http://palinfo.habago.org/Entry?Command=Information_PrintForum&amp;iPage=2#FORUM39501"><text:span text:style-name="T2">#</text:span></text:a></text:p>
      <text:p text:style-name="P3"><text:span text:style-name="T1">阿水，<text:line-break/><text:line-break/>你是对的，你是法律专业人士，可以从细节方面去对法律进行探讨；我非专业人士，不可能凭几篇文章就理解法律细节，很难对焦也是很正常的。<text:line-break/><text:line-break/>但是，法律宏观的上的意义，即使不是法律专业，很多人凭生活常识感悟应该也是可以理解一二的。<text:line-break/><text:line-break/><text:line-break/>当然，像陈真前辈这类哲学人士，可以理解更为透彻一些。<text:line-break/><text:line-break/>我本身是理工科专业的，谈的这些只是自己生活的一些感悟，很多地方可能是肤浅的，不全面的。<text:line-break/><text:line-break/>法律应社会需要而立，与经济政治体制一样，它不可能是万能的，它很多时候也会犯错误，甚至助纣为虐，但是又是必不可少的，它是维护社会和谐</text:span><text:span text:style-name="T5">稳</text:span><text:span text:style-name="T1">定发展的必不可少的工具，生活在其中的个人，当然也应该在基本面上服从它。<text:line-break/><text:line-break/>生活告诉我的经验就是，相信专业但是不要迷信专业，特别是社会学，经济学这等领域的专业，很多经济学家，社会学家可能是在某细节里面执念太深，导致整体结果的判断可能完全错误。<text:line-break/><text:line-break/></text:span></text:p>
      <text:p text:style-name="P1"><text:span text:style-name="T1">秉叡   |  2020.06.08 03:57   |   </text:span><text:a xlink:type="simple" xlink:href="http://palinfo.habago.org/Entry?Command=Information_PrintForum&amp;iPage=2#FORUM39500"><text:span text:style-name="T2">#</text:span></text:a></text:p>
      <text:p text:style-name="P2"><text:span text:style-name="T1">刘旭先生好，關於您提到的新疆維吾爾族的問題，台灣有位長期研究中國近代邊疆少數民族議題的吳啟訥教授，以下是他對於中共的民族政策的評論，希望對您能有些幫助<text:line-break/><text:line-break/>==============================================<text:line-break/><text:line-break/>吳啟訥談「中國三度發表白皮書 重申新疆領土問題」 逐字稿<text:line-break/><text:line-break/>《POP大國民》蔡詩萍 專訪 吳啟訥<text:line-break/><text:line-break/>時間：2019-08-19<text:line-break/><text:line-break/>文章來源： </text:span><text:a xlink:type="simple" xlink:href="https://hackmd.io/@phoenixx/SklT4wrbL?type=view"><text:span text:style-name="T4">https://hackmd.io/@phoenixx/SklT4wrbL?type=view</text:span></text:a><text:span text:style-name="T1"><text:line-break/><text:line-break/><text:line-break/>蔡：歡迎大家回到大國民，而我是主持人蔡詩萍，今天五點到六點多，我們為各位帶來探討一個話題。<text:line-break/><text:line-break/>在今年的七月二十一號的時候呢。這個大陸國務院、中國國務院發表了一份非常特別的新疆若干歷史問題白皮書，為什麼會在這個七月間所發表這份白皮書？白皮書裡面的，它當然重申了新疆是中國領土不可分割的一部分，而非東突厥斯坦，然後再隔了了幾天之後，中國的大陸國防部發表白皮書所呢。其實又重提到包括台灣的藏獨，或者是藏獨、東突厥問題。我們想要對所有的朋友提供一個比較完整的、比較宏觀的角度來看待這個話題。中國的少數民族問題其實相當的嚴重，但他解決的方式，能不能夠有不同的思維。也許我們可以從第三者的角度，來拉高一些知識的程度，給大家做個參考。我們很高興的請到在國內研究這方面的專家都解釋。中央研究院近代史研究所副研究員吳啟訥。<text:line-break/><text:line-break/>吳老師也在台大歷史系有開一個關於中國族群議題的專題討論。我先請教您，您對這個中國的議題。特別是在新疆維吾爾族及相關議題鑽研多久？了<text:line-break/><text:line-break/>吳：大約有二十年了。<text:line-break/><text:line-break/>蔡：當時怎麽會對這問題有興趣。<text:line-break/><text:line-break/>吳：我自己一方面，有少數民族的背景，另外一方面，我覺得，整個在歷史方面涉及到一個中國的近代轉型這個議題。而在這當中，這個中國是現在這樣一個特殊的國家，不太像這個傳統國家，也不像是現代民族國家。這個背後跟中國現實當中他的一個文化上的多元性、族群的多元性是有關係的。所以我覺得這是一個很重要的議題，我們比較缺乏研究。<text:line-break/><text:line-break/>蔡：我也注意到說，當中國在講這個不管是新疆、西藏這些問題時候。它其實都會強調說，各民族都是中華民族的組成的一部分。它用了一個中華民族去涵括他的多元性。這個在理論上也好，或在歷史的依據上來說，中國大陸他們用了什麼、怎麼樣的一個原則、標準來涵括，這個涵括有用嗎？<text:line-break/><text:line-break/>吳：您這個問題非常好。我自己感覺，其實中華民族這個論述它是在近代才出現的論述。更確切一點，它是二十世紀才出現的。也就是說在傳統的中國裡面，它有很多很多的不同的文化群體。但是這些人從來沒有被界定成為什麼民族、什麼民族，因為現代民族國家的建構，它在亞洲來說，就是從十九世紀末、二十世紀初才開始。那麼這樣子呢。如果說我們假設中華民族是一個從古到今都有的實體，這個就有點違背歷史。<text:line-break/><text:line-break/>我想，不僅是中華民族。在西方的所有的民族國家，它的民族也都是一個近代建構的結果。<text:line-break/><text:line-break/>蔡：民族國家的概念出來以後，民族主義的概念出來以後。所以呢？<text:line-break/><text:line-break/>吳：所以我感覺這個對話體系，它就跟整個西方的對話體系中間出了一個問題。這個體系，我們如果放到整個的一個。我的一個感覺，在冷戰期間，整個世界形成的兩種知識體系，這兩種知識體系，就是各自用各自的話語去自說自話。那麼雙方之間不能夠對話。<text:line-break/><text:line-break/>蔡：哪兩種呢？<text:line-break/><text:line-break/>吳：一個是西方它在看待這個蘇聯集團以及亞洲還有伊斯蘭世界的時候，他們通常是以自己習慣的，已經形成的民族國家、主權國家、民主政治這個這個體系的角度去看。它的知識基本也是文藝復興之後建立的這套知識體系。另外一套就是說，在這個蘇聯、東歐還有中國還有革命的話語體系裡面。這個革命話語體系裡面，先是把共產主義，全人類解放當作一個話語體系的核心，接下來又把這個民族主義，又轉向民族主義。那麼，他們傾向於把這個民族視為一個天然的實體。這樣子，兩個體系之間的對話就有很大的問題。<text:line-break/><text:line-break/>那麼我想這個現象就有點像是我們在台灣這種體會，我們會看到從中國大陸來的，不管是遊客直到這個官員、學者，他們對台灣的了解非常非常的有限。其實反過來也是一樣，我們其實多數的人對中國大陸的了解也是有限的。經常有非常非常多的誤解。西方對於蘇聯中國的了解也是也是類似。這種情形是說，雙方其實陷入了兩種知識體系、話語體系當中。<text:line-break/><text:line-break/>我想，要去這個促進他們的溝通，我們有必要重新回到冷戰以前或者要在這個冷戰跟後冷戰以後。創造一種第三個知識體系，跟第三個話語體系。<text:line-break/><text:line-break/>蔡：到目前為止第三個知識體系或第三話語體系有形成嗎？<text:line-break/><text:line-break/>吳：我想這個是大家在努力當中。當然這個努力我想很困難。因為我們其實如果是講後冷戰。它出現的一個現象就是我們現在的資訊爆炸。這個資訊爆炸造成一個結果是，其實很多有關重大的議題、嚴肅的議題，它的門檻降低了。有很多政界的人、或者是學界當中，不是內行的人可以進來討論。大眾也可以進入到了這討論。討論過程當中，其實帶進來了很多的錯誤資訊，錯的這個見解，因為它是基於這個誤解而做判斷，那麼去判斷的，跟跟這個比較有知識基礎的判斷、有洞見的判斷混在一起，所以讓我們其實判斷卻變得很困難。這是很大挑戰，就是我們怎麼樣去讓一個說有說服力的、能夠公正、客觀和正在第三者角度的這個體系能夠立足，這是我們需要去做很大、很大的努力。<text:line-break/><text:line-break/>蔡：這次我們今天請來了這個吳教授來談這個話題很重要原因。因為我一直在想，每次我看到這個媒體報導這個關於中國大陸的新疆問題或者是西藏問題，當然會引起不同程度的反應。你如果是一個對中國的中共政權非常不爽的人，你很自然就會說，你看這是漢人的大漢人主義、沙文主義的迫害。可是如果說你是站在一個中國大陸角度來看，也許會認為說它情有可原，它的處理上面這麼多民族要怎麼樣來做一個局勢的掌控，或者是再加上所謂的帝國主義，在中間有沒有在那邊搞分裂，搞藏獨等等。<text:line-break/><text:line-break/>所以它的確為會牽扯到剛才吳老師所講的。你在這兩種態度之下，你很難去釐清他，可是我們今天請你來，就是非常希望，知道說這事情一定有一些脈絡。在脈絡當中我們會看到現在中國大陸處理的少數民族政策上面有沒有一些盲點。盲點有沒有可能有不同的做法。像我們看到這個英國過去處理北愛問題，或者是像加拿大在處理這個法屬殖民地遺留下來的老問題等等。就是說，西方國家裡面用西方國家的這種模式，有可能可以參考嗎？<text:line-break/><text:line-break/>吳：我覺得西方國家的模式，至少在歐洲的模式，其實它的參考意義不算大。因為西方他們是這個整個的近代化的過程，他是透過建立民族國家的方式來做的。那這個過程當中，它伴隨的一個是內部，他們對於對於傳統的這種族群之間關係的處理，它是簡單的把它民族國家化。我認為你是公民，我把這個文化差異能夠，我就把這個文化差異盡力小消彌到最小。我太在意這個文化差異。另外一面呢，他們是西歐國家，面對殖民地的時候，他們是另外一套，對殖民地做了比較多的歧視。有很多歧視性的措施，包括這種經濟上面的、政治上面還有文化上面的歧視措施。<text:line-break/><text:line-break/>那麼後來這個做得比較成功的典範是這個加拿大、澳洲、紐西蘭這樣的國家，他們的多元文化主義，也就尊重各個族群，包括，尤其是尊重這個原住民的一個狀態下面，要去建設一種<text:line-break/>多元文化並存，但是又有共同公民意識的狀態。<text:line-break/><text:line-break/>那麼這些國家做的應該說不是完美，但是相對比較成功。至於說美國呢？其實他們在這個種族議題上做得不算成功。我們通常會說美國是個種族的熔爐，現實當中美國種族衝突其實蠻大的，他們只能說是種族的拼盤。到現在為止。那麼就是說美國的很多政治的議題，他是因為種族之間的這種衝突張力造成的。我覺得美國，它來說，對於亞洲國家的參考意義也不大。<text:line-break/><text:line-break/>那麼對亞洲國家來說其實它有個差異，就是說其實亞洲國家多數的人他們都有共同的身份就是大家都是原住民。那麼這些人，他們其實相處的時間在兩千年以上了。互相相處的人，他們形成了一種相處的模式，這種相處模式在過去兩千年當中，它有一些相處的制度出現。這些制度是有參考價值。<text:line-break/><text:line-break/>蔡：我想我們越來越談到一個重點，就是說，如果西方的模式的確有它的侷限，那回到東方、回到自己的歷史傳統文化，有沒有可能找到答案呢？<text:line-break/><text:line-break/>蔡：剛才吳老師也告訴我們從西方的或近代自由民族主義的角度來看，或民族國家角度來看待新疆問題的話，其實有點，因為包括美國在內自己的種族問題也不是處理得非常的好好，但是剛才吳老師有特別講到一點。在剛好在那一點上，我想要完整的討論。所以我停下來。再回到這一段開始。您特別提到說，因為在亞洲地區，東方國家大部分都有了，大部分都是隨著原住民、在地的住民嘛。那不同的種族之間實際上也相處了兩千多年，它自己其實也發展出了一些文化。<text:line-break/><text:line-break/>可以再詳細一點嗎？比如說，以新疆為例的話，那你所謂的兩千多年來，歷史發展出自己的一種處理問題的模式是什麼呢？<text:line-break/><text:line-break/>吳：新疆這個概念，其實它是一個到了近古才出現的概念。在傳統時代的中國，模糊地把它稱作西域。這個地方並沒有形成一個統一的政治體，那麼有不同的政治體統治那邊。也許小型的政治體自治，這些自治因為他們有地緣的關係。他們跟中國的中原王朝之間是有一些接觸。有的時候，王朝大約在接近一半的時間對它實行名義上的統治。另外一半的時間，他大概跟中原王朝有非常密切的經濟、文化的來往，可是不管是直接統治的狀況，還是政治影響的這種狀況裡面。當地都維持了非常大的一種現實當中的自治，這種自治了就是它不僅是跟中原的農耕民族的接觸不是那麼直接的，在政治上面的跟中原王朝的接觸也不是太直接的。但是他並不去從政治上挑戰中原王朝的某種控制權。<text:line-break/><text:line-break/>這種情況下了，事實上，這個不管是中文的農耕的王朝、政治勢力，還是在新疆的這些綠洲的住民或是草原的住民，他們各自都發展出來的一種經濟上面相互來往，或者有依賴，政治上面建立一定的關係。但是又維持相當大的自主空間這樣的狀態。這種狀態沒有發生像後來建立所謂的主權國家、民族國家體系之後，大家一定要針對主權議題、族群議題來對衝的這樣一種狀態。就是說，這中間的一個所謂空間空隙，是非常重要的一件事情。<text:line-break/><text:line-break/>蔡：這個改變是近代以後才改變的嗎？<text:line-break/><text:line-break/>吳：這個改變，其實這個很大程度上是因為西方的到來。西方到來之後，它基本上是開始壓縮傳統亞洲的這種族群的生態，以及政治生態。也就是說，傳統亞洲國家之間模糊的這種邊界，被迫的要釐清。基本上，我舉例子就是說，中國的邊界基本是被西方來劃定，不是中國自己要去劃定邊界。畫了邊界之後，西方人還要繼續往前推進。比較大的就是英國、俄國跟日本，他們繼續往前推進。這個過程當中，就使得中國傳統上面邊緣的地區變成了所謂的邊疆。這樣或者說，他成了國防前線。<text:line-break/><text:line-break/>那麼近代的中國從晚清開始到民國，到後來的中國大陸、中共，都想把它變成一個主權的、有效管轄範圍內的一員。這種情況下，它就要去對把當地的這種原來的間接的統治，變成直接的統治。變成直接統治之後，我要一個統治的工具，那麼我可能還要利用移民。這種情況下，族群的接觸也增加了。政治的壓力也增加。這樣子，這個原來不太存在的族群衝突，就變成很現實的議題。衝突的最終，張力也加大。<text:line-break/><text:line-break/>蔡：在這個中國大陸。這個不管是國務院發表新疆若干歷史問題白皮書，還是國防部最近發表的白皮書，他們都有提到一個東突厥斯坦。它特別強調說，新疆從來不是東突厥斯坦，所謂東突厥斯坦是一個什麼樣的概念，它的興起是多久了？<text:line-break/><text:line-break/>吳：這個概念其實是在十九世紀才出現的概念。我想古代，新疆是沒有一個統一的地名。原因是，這裡並沒有建立過一個統一的政權，其實都是不同的勢力，接觸到它的某一部分。那麼在古代，中國的中原政權曾經模糊地把它稱作西域，可以勉強算一個。<text:line-break/><text:line-break/>後來乾隆皇帝在一八五七年他帶打敗準噶爾之後，他要炫耀他的這個武力，於是把它稱作是甘肅新疆，就是我甘肅新擴展的地方。這個名字才變成了。後來才改名，不要甘肅，只有新疆那個字。<text:line-break/><text:line-break/>這個字，嚴格講它當時是外來的名字，不是當地名字。那麼東突厥斯坦是不是當地名字，也不是。因為東突伊斯坦是俄國人，他們向這個烏拉爾山以東擴張的過程。它征服了中亞的那些講阿爾泰語系、突厥語族語言的傳統汗國。把那些小國征服了之後，他們把那些地區叫做西突厥斯坦，或者突厥斯坦。那麼在它東邊的帕米爾以東的這個新疆，他們就把它叫做<text:line-break/>東突厥斯坦。他覺得這些人也是講突厥語族語言，所以這也是一個外來的名字。那麼沒有任何一個是就是當地，現在新疆這個範圍本地的人自稱的名字，因為並不存在。<text:line-break/><text:line-break/>蔡：所以現在的，假如說你剛特別提到的阿爾泰語系、突厥阿爾泰語這個區域，現在有不少是獨立的國家了嘛。<text:line-break/><text:line-break/>吳：是。<text:line-break/><text:line-break/>蔡：中亞有些國家是各自獨立的。如果是這樣子的話，那你覺得中國或者是說以前的包含民國在內，晚清到民國，再到中華人民共和國。這幾個階段，大致上這三個王朝到民國，再到共產的國家政權，他們對於新疆政策基本上都很像嗎？<text:line-break/><text:line-break/>吳：其實它中間有很強的連續性，晚清的話，它是從這個新疆。有個特色就是，曾經在一八六零年，因為浩罕，今天烏茲別克的軍閥的入侵讓它建立了另外一個外來的政權。這個政權後來被左宗棠驅逐了之後。在一八八五年新疆就建立了行省，這就是近代中國，它要把邊疆從一個間接統治變成直接統治的開始。因為之前並不是行省。都是軍府。<text:line-break/><text:line-break/>一八八五年的建省，正好跟台灣是同一年。建省之後，清朝就是想第一個，我的政治上把當地跟內地變成同一個體制，就是原來的所謂的一國兩種制度。第二個文化上想要推動一致，所以在那裏推動儒學教育。不過這種進展並不是非常成功。所以到了一九一二年之後，新疆實質上面曾經一九一二到一九四九年期間，須由當地的地方的軍政勢力，主要漢人統治下面下面的一種實質獨立。中華民國不能夠實質管到它。那中華民國當然有軍隊進去，那是到了這個一九四四年以後，因為新疆當地的軍政勢力叫盛世才。他向中央輸誠，這樣子胡宗南的部隊才能夠進去。這些人進去，後來成為中華人民共和國統治新疆的基礎。因為中華人民共和國對新疆統治，很大程度上依靠漢人軍隊。這個胡宗南部隊留下來的十萬人，後來就全部被改編成新疆生產建設兵團，加上中共自己進軍的六萬人，十六萬人成為在新疆統治的政治基礎。<text:line-break/><text:line-break/>當然我不是說之前沒有漢人，漢人大概是除了漢唐很多人進去之外，比較大的是乾隆以後的移民。移民主要是甘肅人。<text:line-break/><text:line-break/>蔡：那中共建政以後，他們對於新疆的政策有階段性嗎？還是說從頭到尾都是一貫的措施？<text:line-break/><text:line-break/>吳：它也有階段性。一開始中共基於它在革命時期他們還是有所謂民族平等的理想，所以它在一開始一九四九年接受新疆，一直到1957年的下半年。他們跟新疆當地住民有一段蜜月期。這個蜜月期就是說它在把新疆省體制逐漸改為民族區域自治體制，然後它要任命當地很多當地民族，主要是維吾爾出身的人來擔任各級幹部。當然它也在維吾爾人裡面來發展共產黨組織。由維吾爾人自己擔任共產黨員、各級領導。這段過程當中，共產黨自己也主張它要反對大漢族主義、漢人的沙文主義。這是蜜月期。<text:line-break/><text:line-break/>但是到了一九五七年，因為在中國大陸內部也發生反右。反右的地方版就是反對地方民族主義。這樣子從一九五七年的下半年，到文革前夕曾經是這段對少數族群的監控變得比較嚴。那時正好碰到這一段時間，有這個大躍進的失敗，導致新疆有六萬人越過邊界，跑到蘇聯那邊。那麼到了這個文革期間，實際上進入動盪的階段。不過，比較有趣的事就是文革期間新疆的族群關係並沒那麼緊繃，因為那個時候，革命的話語取代了民族的話語。所以那個時候有很多很多的派系，他們也發動武鬥，可是每一個派系當中都是既有漢人也有維吾爾、有哈薩克也有所謂的回，都是有的。<text:line-break/><text:line-break/>但是在這個文革結束之後，一個新的挑戰到來了。就是中國大陸逐漸地進入了市場化的時代。這個市場化的時代，它造成原來它需要強力的動員漢人到新疆去支援邊疆，漢人大部分不是心甘情願的。<text:line-break/><text:line-break/>後來變成說，新疆開始出現了一些商機，那麼一些漢人湧進新疆去。同時在中國大陸的這些漢人居住地區，也出現了工作機會，那也有部分的維吾爾人跑到內地去尋找工作。這個過程造成了這個族群的基礎增加。裡面有一個現象，就是市場化的現象。漢人到了新疆之後，他們的競爭力坦白講是比較好一點。<text:line-break/><text:line-break/>那麼維吾爾人在這個工作的技能上面、語言的技能上，他們相對的比較弱。他們感覺他們在競爭當中變得比較邊緣。他們同樣跑到內地之後，也有很強烈的文化適應問題，那麼內地的這些工廠老闆們對新疆的工人，他們也覺得在文化上有很大衝突，這樣子我們就發現這個文化衝突的增加造成了中共方面它不得不去用一種收緊的辦法來應對這件事情。<text:line-break/><text:line-break/>那麼維吾爾人也覺得它變成這個而被排擠的邊緣人或者受害者。他們就有一種比較強烈的抗爭的態度去應對這些事情。<text:line-break/><text:line-break/>蔡：我想剛才呢，吳教授一口氣把我們從清朝到民國，再到這個中華人民共和國建政以後，就幾個不同的階段，新疆議題，特別是到了改革開放以後，中國大陸改革開放以後，新疆議題出現的新的變化。<text:line-break/><text:line-break/>吳老師剛才特地提早到改革開放以後，因為市場化的因素進來，漢人進到新疆，在就業上在商業上搶到了人家的生存的空間。同樣的，新疆的維吾爾人的，他們離開這個新疆，到中國大陸其他省份去找工作也增加了文化與文化之間的接觸，但換個角度來說，也增加很多的摩擦，他們可能感覺更多的被歧視。<text:line-break/><text:line-break/>那為什麼感覺起來。新疆問題在八零、九零以後，常常成為國際版面上的焦點。這是什麼原因？<text:line-break/><text:line-break/>吳：我想這個原因它兩個方面。第一個，它跟整個全球化的過程當中，伊斯蘭的世界遭到邊緣化有關。也就是說這不是中國單獨現象，當這個全球的市場發展的過程當中，伊斯蘭文化本身跟他有一些衝突的地方。我們在世界各地看到這個整個伊斯蘭世界，跟西方，跟市場化的國家都有些衝突。<text:line-break/><text:line-break/>蔡：這算一種文明衝突論嗎？<text:line-break/><text:line-break/>吳：我想這個，與其說它是文明衝突，不如說是對於市場經濟的一個適應能力。這是有點差距，我想這個東亞的這個儒家世界裡面，其實對市場經濟蠻適應的。它對西方主導的市場接軌其實沒那麼難，伊斯蘭世界就困難比較大。這是一個原因。<text:line-break/><text:line-break/>另外一個原因，就是在這個一九九零年代之後，伴隨的新疆它的開放，其實有一個很重要的事情，就是新疆的這些伊斯蘭的社區，它跟全球的伊斯蘭社區連結起來了。他們原來這個去<text:line-break/>朝聖是比較困難的一件事情。不僅是因為政治上面的限制，更主要是他沒有錢去。一九九零年代之後，這種連結變得非常比較密切。這種情形下讓新疆的這些維吾爾等等這種伊斯蘭民族，他們感覺到自己好像原來信的不是那麼正宗的伊斯蘭教。他們希望可以去追尋所謂正宗的伊斯蘭教。同時用這個來解決他們一個問題，就是在市場經濟下面他們覺得邊緣化，他們覺得跟漢人接觸的過程當中，漢人沒有精神信仰。他們覺得漢人在道德上比較墮落，他們自己也在連帶之下也去追求物質的享受。<text:line-break/><text:line-break/>這種情況下，他們找一個什麼樣的解決辦法？去用宗教去解決。那麼當宗教這種意識變的很強烈，尤其是在新疆恢復了很多、很多的清真寺，新疆可以說是全世界世界清真寺的密度最高的地方。<text:line-break/><text:line-break/>恢復了很多清真寺，然後同時又缺乏這個系統的宗教教育傳承的情況下，他們從這個沙烏地引進了一個比較極端的教派，叫做瓦哈比。這個瓦哈比教派呢，它主張去排斥異教徒，很激烈的排斥，也排斥伊斯蘭教當中比較溫和的派別。<text:line-break/><text:line-break/>這種情形下維吾爾跟漢人在宗教方面的衝突就比較強化。我想這種惡性的循環就開始了，所以我們在一九九零年代就看到新疆開始出現針對警察或軍人的，後來是針對跟中共密切合作的上層維吾爾人的襲擊事件，後來被稱作恐怖事件的情形。在一九九零年代中期後，就越來越多了。我們知道2009年就到了巔峰，七五事件。後來還有昆明車站的砍殺事件，這些事情都跟宗教在新疆的生態發生很大的變化有直接關係。<text:line-break/><text:line-break/>蔡：從一個學者的角度來看。當然新疆問題的變得複雜，有它的歷史的成因，一層層的累積，但是你剛剛講得很好，就也有一個全球化以後連帶的效應。說到這個伊斯蘭激進主義的某些影響。但是中國大陸本身的新疆政策，你覺得到目前為止來看的話，他們有在調整嗎？意思就是說，他難道不知道這個問題的越來越日益嚴重。日益嚴重的話，她勢必要再找出一些對策來。到底是更嚴格製造更大的緊張，還是應該在某些地方放。比如說，你剛有提到<text:line-break/>回到這個冷戰以前那種稍微在歷史的脈絡，去找尋這種不同的民族、漢人跟維吾爾直接相處的某些模式，難道不能在裡面去重新發掘一些老祖宗的智慧嗎？<text:line-break/><text:line-break/>吳：這是非常好的問題，我覺得其實這個去發掘傳統的智慧或者尋找新的辦法，都還是可以的。不過呢，這個目前為止，對於中共或者是維吾爾雙方來說，他們都等於是騎在一個很高的馬上有點下不來了。對於中共來說，他們已經比較喪失在他們革命時期1950年代，還帶有的一些理想主義的色彩，理想主義本身是有一些用處的。<text:line-break/><text:line-break/>他們現在基本上是這個物質主義的，他們完全從經濟的角度去看待問題。那麼他們覺得說，他們可以用經濟的方式解決維吾爾人所有的問題，當然維吾爾人希望自己的經濟發展，這毫無疑問，是他們非常重要的一個層面。這個可以解決一部分問題。<text:line-break/><text:line-break/>但是基本上，中共是一個唯物主義的政黨，他們對於宗教事務、文化事務相對陌生的。這種情況下，他們可能經常採取兩極的辦法去應對宗教，第一個就是我給你錢，我讓你建清真寺，我這樣對你很好了吧？它不知道這個清真寺是背後還有別的文化內容，尤其是宗教教育的內容。<text:line-break/><text:line-break/>第二種就說我清真寺已經幫你建了很多。你現在的宗教活動，已經超出了我們限定的範圍。那我怎辦，我去縮減你清真寺的數量。這裡就有動用強硬的手段，這種情況下，不管前面一個手段，還是後面的手段，它都比較違反宗教本身的規律。讓人覺得你不管是軟的手還是硬的一手，都是不了解狀況下面去發生的事情。<text:line-break/><text:line-break/>所以這種情況它可能沒辦法去緩解，不過你給錢，或者是去壓制。它沒辦法緩解緊張的情緒。如果說換一種辦法說，我去對這個文化本身多一些寬容，我可以有政治上面的一些措施，但是文化上去寬容。這個問題可以解決很多，所以我感覺有一個辦法說。<text:line-break/><text:line-break/>你提到，如果對傳統裡面，就是傳統的智慧知識，傳統的中央王朝跟各個邊緣地區不同文化群體之間相處，它會留一定空間。這個傳統智慧到今天為止還是重要的。<text:line-break/><text:line-break/>另外一個現代就說，我們看到這個1949之後中共在應對邊疆少數族群，它採取了一個政策叫做民族識別跟民族區域自治。民族識別就是說我把原來我不能確定是什麼族群的人我界定為一個民族，然後給他一定的政治權利。民族區域自治就是特別劃定的範圍，取消原來的省，變自治區。這在1950年代曾經是有一些用處，因為少數民族對自己的政治文化期望得到了一定的滿足。可是這個制度再延續下去，少數民族也有自己的不滿。他覺得我的民族本身應該有更多的政治權利，最多包括自決、獨立。<text:line-break/><text:line-break/>民族識別把族群識別成為政治的民族之後，它的邊界就變得非常清晰。這種邊界越來越清晰，原來可能沒有存在那麼多的衝突，那麼邊界清晰之後，大家的自我認同越來越強化。那麼衝突就越來越強烈。後來的辦法就是說，如果在這個體系之外建立一個超然的體系，就說這個體系重點要強調這個整個國家的公民，每個人在人格上都是平等的，同時我尊重它的文化，但是不能把這些文化當作是一個政治的標記。這種情況下，當然這個國家，我期待中國大陸他可以日漸法制化去強調個人的權利，這是一個正確的方向。這種情況下，原來的清晰的這種族群、民族的邊界就會變得淡化。<text:line-break/><text:line-break/>蔡：所以換句話說，這回到一個民主國家的一個重要的原則，就是公民嘛。公民的權利的平等，那使得在不同的族群之間，它都會在這個公民的概念下，其實取得一個平等的地位。可是，你這一回答剛好碰到一個中國大陸本身，現在的政治制度本身的問題。所以我想是剛好又碰到它的一個盲點。<text:line-break/><text:line-break/>現在因為新疆議題動輒就成為國際關注的焦點，當然，因為中國現在夠強啦，它的不管軍事還是在聯合國的常任理事國等等的，所以它也可以很強悍地來處理這個議題。<text:line-break/><text:line-break/>可是就學者的角度來看，我們總希望新疆的維吾爾族的朋友們，也能夠得到更大的空間。也希望說，漢人跟維吾爾人之間，也不要因為這樣政治的關係，而搞到最後大家怒目相視，那其實是一個國家內部很大的不安。你會有怎麼樣的建議呢？這問題有解嗎？<text:line-break/><text:line-break/>吳：我樂觀地看，我覺得長遠而言應該還是有解。就說這個有解，不管是對中共來說還是維吾爾來說，還是國際社會來說，它需要做幾件事。<text:line-break/><text:line-break/>第一個就是在這個心態上面，要用寬容的心態。用一種同情的態度，去看待新疆的現象，不要把它看成是一個簡單的這個所謂，而不管是暴力的衝突，還是強力壓制。它背後有複雜背景，跟這個比如美國移民之間發生的那種衝突相比，要複雜非常非常多。我們有必要去深入了解它背後的這些背景，就是對各方都付出一種同情的態度。這種情形下，國際社會用寬鬆的態度去看，它不至於對當事的各方造成壓力。當事各方有時候它是表演給國際社會來看的，那麼他們可能把這個衝突加劇。<text:line-break/><text:line-break/>第二個，對於當事各方來說它也需要寬容，尤其是說對擁有權力的人來說，他（指中共）需要用一種比較寬容的、靈活的、有彈性的態度，他們曾經有過有這種彈性的情況下，得到一種正面回應的一種狀態。也就是說，他自己也不是完全沒有好的歷史經驗。<text:line-break/><text:line-break/>這種情形就是說大家也需要，而我想兩邊如果政策寬鬆，它有個基礎就是要互相去深入了解對方，如果說一直去檢舉堅持用傳統的話語，那這是傳統的政治話語理念，他經常是衝突性的，比如說，民族主義會帶來民族主義。如果這個對於中國主流官方的歷史研究，一直強調，新疆自古以來就是中國的一部分，那麼維吾爾自古以來就是中華民族的一部分，它其實是跟學理上面有一定差距。其實，你不如去講這個這個新疆加入中國，那麼維吾爾加入中華民族家庭，它是近代大家有了共同的歷史經驗之後造成的。這個共同的歷史經驗、共同的利益，這是很重要的一件事情。那麼這樣子，它跟實際更切合。<text:line-break/><text:line-break/>那麼同樣的，維吾爾民族主義跟一個中華民族主義和民族對抗之下產生的東西，他在很大程度上也是虛構的。比如說，他們也要追溯它的歷史成因有數千年來直到九千年。它曾經是新疆的政治方面的主人，這個也不是現實。那維吾爾形成的過程當中，事實上它的一方面是各種政治勢力互動的結果。另外一方面，它的整個族群的行程，也是一個近代的事情。而這個近代的心態其實跟中國有密切關係，當然跟蘇聯、跟英國人也有一些關係，這個中間的過程要釐清。<text:line-break/><text:line-break/>但是同時的現實政治裡面用一個概念，我們講到了國家的公民的概念來取代民族的感覺，它很可能會比較有效地來消弭族群之間的這種緊張狀態。<text:line-break/><text:line-break/>蔡：當然我們也知道，聊到這個公民的態度、公民的意識和公民的架子這一塊。當然也會牽扯整個國家的體制的問題。我想對中國來說，它怎麼樣提升自己在這個至少要符合這個現代的公民社會所認可的這些公民權益的保障，我覺得這對中國來說，他也是要學習的。也是一個應該學習的過程。但是無論如何，我們今天從一個知識的角度，學歷史的角度來給各位分析了新疆問題的變化，也給各位做一個很好的參考。<text:line-break/><text:line-break/><text:line-break/></text:span></text:p>
      <text:p text:style-name="P1"><text:span text:style-name="T1">陳真   |  2020.06.08 03:21   |   </text:span><text:a xlink:type="simple" xlink:href="http://palinfo.habago.org/Entry?Command=Information_PrintForum&amp;iPage=2#FORUM39499"><text:span text:style-name="T2">#</text:span></text:a></text:p>
      <text:p text:style-name="P3"><text:span text:style-name="T1">阿水律師，你講錯了，台灣並沒有去以色列和美國等駐台機構舉牌抗議的什麼「言論自由」或「表現自由」。這類駐台機構，因無邦交，其實都屬民間團體，而非什麼「大使館」，但是照樣被劃歸為集會遊行的禁制區。<text:line-break/><text:line-break/>台灣不但沒有對這些機構進行任何集會遊行的自由，當我們人數僅有一人或兩人，根本不符合集遊法「兩人以上」之基本要件時，哪怕你只是一個人舉著牌子呆站路旁，一樣有可能會被抓，其實就跟土匪擄人沒兩樣。抓或不抓，不是根據什麼法律，而是根據某種政治需要。<text:line-break/><text:line-break/>我們在美國和以色列的駐台機構都被警察抓過，有一次是在以色列，只有我一個人被逮捕，正確來說應該是說被綁架，連夜移送台北地檢署偵辦。據綁架我的警方之高層主管私下透露，不是他們樂意這麼做，而是以色列打電話給警政署，要求將我逮捕歸案，繩之以法。<text:line-break/><text:line-break/>另外，劉旭別對祖國太失望，台灣在內政方面，也許比大陸好一些或好上許多，但是種種違法亂紀荒腔走板的作法，依然還是常態。<text:line-break/><text:line-break/>我找到一些以前的文章，有一些已經被《立報》刪除，只剩標題，比方說「我的獄政考察（一）：當警察比歹徒還像歹徒」。我只找到（二）至（五），後面應該還有（六）至（十），一時找不到。<text:line-break/><text:line-break/>我把「我的獄政考察」（二）至（五）以及過去一兩則留言依時間順序貼在下面。<text:line-break/><text:line-break/>陳真 2020. 06. 08.<text:line-break/><text:line-break/>============<text:line-break/><text:line-break/>陳真<text:line-break/><text:line-break/>2010.07.09.<text:line-break/><text:line-break/><text:line-break/>剛回到家，一切無礙，謝謝各位。<text:line-break/><text:line-break/>「吃飽太閒快速瘦身法」相當管用，我的青蛙肚一下都沒了，特別是頭一天晚上「投宿」台北地檢署，一整晚斷水斷食 (誰說裏頭有水喝？有是有，不過卻是一個丟棄式塑膠杯由所有囚犯共同飲用，我寧渴勿濫不敢喝)。而且，由數名法警聯手不斷以一百分貝音量莫名其妙對你咆哮怒罵威脅恐嚇，甚至暗拳偷襲外加無影腿等等等，身心靈三管齊下，瘦身效果非常好！但有心臟病者最好還是不要輕易嚐試。<text:line-break/><text:line-break/>相對於在稍早前在警察局問筆錄之噓寒問暖，東一句陳教授，西一句陳醫師，地檢署的法警室卻顯然完全不把人當人看，百般虐待，肆無忌憚地違法。<text:line-break/><text:line-break/>我實在看不下去，於是隔著鐵窗，問一位法警尊姓大名。之所以問他名字是因為，此人彷彿急性重度躁症發作，狂暴怒吼踹門威脅，狂飆巨大音量之髒話。不斷怒罵囚犯。<text:line-break/><text:line-break/>即便是在精神病房，這樣的狂躁暴力行為恐怕也已經老早被醫護人員給五花大綁打上兩三管鎮靜劑了，但在台北地檢署卻似乎是常態。我實在分不清究竟是鐵窗內的囚犯還是鐵窗外這些所謂法警比較像歹徒。<text:line-break/><text:line-break/>這位身心狀況顯然不太穩定的法警先生，大概是不相信我會對他怎樣或能對他怎樣，所以當我問他姓名時，他雖不敢表明，但仍指著自己的臂章「編號xxx」(姑隱其編號)大聲怒罵回應，要我儘管放馬過來，說他沒在怕。<text:line-break/><text:line-break/>我「出獄」後第一分鐘，就是去櫃台找主管，當場跟他們索取投訴書。我說我要公開檢舉該署惡行，並指名其中一些人根本完全不適任。結果他們竟然告訴我說本署沒有任何申訴或檢舉管道。<text:line-break/><text:line-break/>其實這樣說也對，當警察比歹徒還像歹徒，當執法機關本身就是違法亂紀的巢穴時，你要向誰投訴或檢舉？<text:line-break/><text:line-break/>幾分鐘後，我找到一位自稱是法警主管的人，我問他說：「你們以為嫌犯不是人嗎？你們沒有一點人權與法治觀念嗎？甚至竟然可以違反檢察官的諭令，私自扣押嫌犯，故意不讓他們交保！」<text:line-break/><text:line-break/>對方這位主管並沒有默然以對，竟然反而說「他們本來就是這樣啊」，還說「檢察官或法官通常都不知道我們 (法警)的實際執行交保狀況。」<text:line-break/><text:line-break/>在台北地檢署發呆時，我不禁想起被台大醫院連續十七次開具所謂「有生命危險故不宜出庭」的診斷書之扁嫂吳淑珍，她後來出庭更是由台大派出醫療團隊一路呵護備至。我們對高官巨賈也未免體貼得太窩囊了吧？但是，對一般平民百姓的生命或尊嚴或各項權利卻視如敝屣。<text:line-break/><text:line-break/>我曾在書上看過歐洲數百年前一些監獄或精神病院訴諸怒罵叫囂毆打甚至屎尿四溢餵人如餵狗的場景，當我待在台北地檢署時，不禁聯想，場面十分類似。<text:line-break/><text:line-break/>看到這樣一種拘留場景，心裏實在有說不出的悲傷，為何我的家鄉是這樣一種社會？為何社會發展之良善果實如此難以成長？究竟要多少歲月多少痛苦多少筆墨、青春與血淚才能灌溉出一片美麗森林？<text:line-break/><text:line-break/>於是，當檢察官諭令法警解開我的手銬讓我交保候傳時，我說我拒絕交保，我不願花一毛錢保釋。檢察官聞言很訝異，表示不解，還說一萬元保釋金額已經夠低了。<text:line-break/><text:line-break/>重點是：這不是金額大小的問題。<text:line-break/><text:line-break/>數小時後，見我依然不走，於是深夜二度提訊，一直要問我為什麼，為什麼，為什麼拒絕交保？我給了檢察官一個庸俗答案。我說惡法非法，邪惡的法律不是法律，我說我對集會遊行法缺乏敬意，我不願意在這樣的罪名下為自己做任何辯護，更不用說交保。而且，你們就算放我出去，我還是會再去以色列辦事處前舉牌靜站。<text:line-break/><text:line-break/>但事實上，我拒絕交保的真正原因完全不是因為集遊法，而是因為一些我所無法清楚表達的心裏感受，肯定是跟監牢裏可悲的場景有關。這大概就像你沒辦法清楚表達你對親友的感情一樣。<text:line-break/><text:line-break/>幾個小時的長考：交保或不交保？的確讓我很為難。只要我同意交保，馬上可重見天日，可以好好喝點水吃點東西然後睡覺，但我若拒絕交保，便可能被收押，然後就不知道什麼時候才能出來了。只要關個一兩星期，我籌畫已久的新工作便可能永久失去，而且恐怕一時也不會有人敢雇用我了。<text:line-break/><text:line-break/>天人交戰的結果，良心終究還是獲勝了。再度開庭時，我心意已決，告訴檢察官說我決定不交保。<text:line-break/><text:line-break/>生命是這樣一種東西，你不可能什麼都要，至少會有些時候，你總得犧牲一些東西來成就某種果實，就像一種敬拜天地的祭品那樣。<text:line-break/><text:line-break/>==================<text:line-break/><text:line-break/>陳真 <text:line-break/><text:line-break/>2010.07.10.<text:line-break/><text:line-break/><text:line-break/>警方偵訊中，問我過去有無其它案子？我說有，二十幾年前我曾有個叛亂案。警方還問我如何認識其他「群眾」等等一些怪問題，真不知道他們到底在想什麼。我說，沒有什麼「群眾」，參與者原本就都是好朋友。<text:line-break/><text:line-break/>其實，我一進偵訊室便表明「除了認罪之外，其它問題我都不願回答，何必浪費彼此的時間？」也因此，我的偵訊很快就結束。<text:line-break/><text:line-break/>偵訊完之後，我被關在一個小房間，關了大約兩小時，七點左右，兩位信義分局的刑警押我上車，來到總統府附近的台北地檢署，也許是因為知道我是醫生，一路上對我十分有禮。<text:line-break/><text:line-break/>來到地檢署門口，竟然有大批媒體記者守候在場。開車的刑警不敢停車而只好一直往前開，在附近兜圈子。我說別緊張啊，這些記者絕不會是衝著我來的，我又不是名人。(就算把我押赴刑場，也不會有記者來。)<text:line-break/><text:line-break/>兩位刑警半信半疑，但我說沒事沒事，不用擔心，這一大群記者絕對不是因為我而來。於是，刑警們本來似乎要把我從後門偷渡進去，後來就還是決定走前門。沒想到我們一下車，大批記者馬上衝過來，包圍著我，鎂光燈閃個不停。我當下心裏很納悶，難道是台大醫院為了營救我，把事情鬧大？不會吧？有那麼嚴重嗎？<text:line-break/><text:line-break/>我當時根本不知道狀況，心裏想說記者愛拍就拍吧，於是我一路微笑慢慢往前走，就像好萊塢明星在走紅地毯那樣，好不容易走到大門口時，一位女記者在後方稍遠處開口大聲問說：「為什麼你要枉顧消防安全？為什麼要貪污？」我停下腳步回頭問說：「什麼消防安全？」「我什麼時候貪污？」<text:line-break/><text:line-break/>記者們統統愣住，沒有人回答。我接著說：「我看你們應該是拍錯人了？這不會是新聞現場直播吧？」<text:line-break/><text:line-break/>記者群中有人發出笑聲說：「 唉呀，拍錯人了啦。」我後來問刑警他們是想拍什麼案子？刑警說好像是一樁有關消防器材的弊案。<text:line-break/><text:line-break/>記者知道拍錯人了，馬上像潮水一樣迅即退去。<text:line-break/><text:line-break/>擺脫了烏龍記者，我隨即被押進一個傳出哀嚎與劇烈怒罵及毆打聲音的地下室，迅即從裏頭衝出一位法警，從刑警手上把我接過去，一路對我怒斥叫囂，就像精神病急性發作那樣，不知道他到底是在憤怒什麼，好像我連呼吸都會激怒他似的。<text:line-break/><text:line-break/>接著，我被押到一個櫃台前。櫃台後方站著一個更為凶惡的法警，滿臉橫肉，一副怒不可遏彷彿隨時要殺人打人那種感覺。他要我把身上的東西全交出來，包括手機也不能擁有，連褲腰帶也要拿下。我提出質疑，他便暴跳如雷，抓狂怒斥，好像隨時會氣死那種感覺。<text:line-break/><text:line-break/>我長期待在精神病房照顧病患，倒沒見過如此瘋狂的場所。我突然覺得自己不是被移送法辦，而比較像是被一群身心狀況極度不穩定的歹徒綁架，落入黑幫巢穴任人宰割。整個過程中，不斷傳來辱罵踹門的劇烈聲響。<text:line-break/><text:line-break/>而且，更荒謬的是，我都還沒收押，當時甚至連「被告」的身份都還稱不上，我只是個「嫌犯」，但我與外界通訊的自由竟然就此被完全剝奪。<text:line-break/><text:line-break/>當時，有位嫌犯似乎有自傷之虞且身體不適，被關在一間特製的「保護室」。法警問他話，他氣息奄奄答得不夠大聲，法警便立刻踹門怒罵大吼大叫要他大聲點。這樣一些人，情緒真的是異常不穩定，其身心狀況與人格其實都完全不適合擔任法警。他們身上要是配槍，我看隨時會鬧出人命。<text:line-break/><text:line-break/>後來，我跟四、五位看起來像是吸毒的嫌犯關在一起，角落地上還有著一團新鮮的大便，牢房非常悶熱骯髒，雖有空調設備，不過卻是裝飾用，也許長官視察時才會打開。<text:line-break/><text:line-break/>我在牢房入口處牆上看到 GAZA 字樣，想必是唐曙上回刻下的正氣歌。於是我也用硬幣在 GAZA 旁邊刻下我的名字：EMIR。<text:line-break/><text:line-break/>晚上八點多，開完偵查庭之後，諭令交保。我當庭表示拒絕。檢察官笑笑說：「你如果不想麻煩家人或朋友來幫你辦理交保，那你也可以自己具保，你就去樓上提款嘛，一樓也有提款機啊！」我說不是這樣，主要是我不願意支付這筆交保費用。<text:line-break/><text:line-break/>檢察官說，將來結案後錢就會還給你啊。我搖頭表示我還是不願意拿錢出來交保。檢察官說：交保一定要支付一筆錢啊！我說那我就不交保了。檢察官說：我很尊重你的理念，但我還是得依法行事。我說：我並不想為難你們，但我有我的想法。我不願交保。察官沒辦法，就要我回牢房再想一想，說我有四小時的時間可以考慮要不要上樓去提款自己辦交保或是請家人來辦也可以。<text:line-break/><text:line-break/>偵查庭之後，我跟一群被諭令交保的人關在另一個牢房裏。那牢房裏頭有個公用電話。問題是：你怎麼可能記得住每個親友的手機號碼？別人也根本無法連絡你，更無從知道你的下落。而且，你最好身上剛好帶著錢，否則連想打電話也沒錢跟法警買電話卡。我在裏面就買了兩張電話卡送給同房難友。<text:line-break/><text:line-break/>牢房裏頭，悶熱污濁的空氣與屎尿味及各種穢物，實在令人作嘔，很想離開這裏，已經兩天沒睡覺沒吃東西了，而且沒水喝很渴，但另一方面卻又覺得不該交保，於是我開始進行長考。<text:line-break/><text:line-break/>難友一個個離開，鄰房有位小女生的媽媽來得最快，不到半小時就拿錢來保人了。但有位中年難友，一直打電話請人帶七萬元來幫他交保，親朋好友卻統統拒絕，他氣得對著電話筒破口大罵對方冷血無情。<text:line-break/><text:line-break/>後來他絕望了，主動開口跟法警說：「你們找人來把我帶走吧！送我去北所 (台北看守所)，沒有人要帶錢來保我了，我就去坐牢吧！」另一位難友說：「對啦對啦，要認命啦，趕緊去跟阿扁當鄰居啦！」<text:line-break/><text:line-break/>到了十一點多，只剩我和另一位通緝犯還沒交保或收押。我問他為何被通緝？他說他在開計程車，離了婚，有一次不慎和一輛摩托車相撞，對方是個千金小姐，雖然只有兩公分的手背撕裂傷，但那千金小姐說這是「毀容」，需要皮膚整型，要求賠償五萬元。<text:line-break/><text:line-break/>司機說他頂多只付得起兩萬元，其中一萬元給現金，另一萬元則要求分期付款。千金小姐不接受，於是就告他「過失傷害」。司機說他因為不住在戶籍地，沒接到傳票，兩次開庭不到就被通緝。他說這真是很小題大作，說是警方在「拼業績」。而且，警方不是直接逮捕他到案，而是騙說他的證件被歹徒冒用，要求他前來警局「協助查案」，沒想到他一走進警局就被抓，方才知道自己竟然是通緝犯。<text:line-break/><text:line-break/>他被諭令一萬元交保，但他說他從無前科，一生奉公守法，今天之所以會落到通緝犯的下場，就是因為沒錢。他說，他去哪生出一萬元來交保？不過，他顯然很擔心若籌不出一萬元之後很可能會被收押，他說他的計程車還停在路邊，若只吃牢飯往後日子會更難過。<text:line-break/><text:line-break/>後來，我就說那我去提款保你出去好了，一萬元就等你很有錢之後再還我或不還也沒關係。他很高興，一直強調說他一定會還。我說還不還都沒關係。<text:line-break/><text:line-break/>於是，我就跟一位看起來最友善大約二十多歲的女法警說我要到樓上提款，沒想到她說不行。我說怎麼不行？剛才檢察官不是一直叫我到樓上提款機提款？我只是要提款讓別人交保為何不行？<text:line-break/><text:line-break/>女法警說：「我相信你是好心，但我就是不能讓你上去提款。」我問她為什麼？我說檢察官不是說我們都可以到樓上提款？這時候，那位情緒非常不穩的法警突然像發狂的猛獸一般從角落衝出來，不斷以超高分貝怒罵說「不要一直拿檢察官來壓我！聽到沒有？要不要我把這句話再說一遍？要不要我把這句話再說一遍？聽到沒有？聽到沒有？懂了嗎？」<text:line-break/><text:line-break/>似乎我若再多說一句他就要動手打人或開槍殺我那種感覺,，真是非常病態。<text:line-break/><text:line-break/>女法警站在一旁，從眼神上看來，似乎是站在我這邊，但她不敢多說什麼。我跟她說：「檢察官說的那些話，妳當時不也在場都有聽到？怎麼法警竟然可以違反檢察官的諭令而不准我們提款？」女法警說：「我們向來都是這樣做的。人手不足嘛，怕人犯逃走。我知道你不會逃走，但我還是沒辦法幫你。」<text:line-break/><text:line-break/>可是，誰會為一萬元保釋金逃獄而成為通緝犯或逃走時冒著被打傷或打死的風險？所謂人手不足純粹胡扯。那幾位情緒不穩的暴力法警，閒閒地沒事到處莫名其妙怒罵，哪有人手不足的問題？而且，哪有因為人手不足就擅自推翻檢察官的裁決，硬要把被告給拘留或使之因此被收押的道理？<text:line-break/><text:line-break/>我努力想幫這位因為少付了三萬元賠償金的通緝犯交保，但仍然沒辦法。那位編號xxx的混蛋法警顯然認為他比檢察官還大，可以任意為所欲為。<text:line-break/><text:line-break/>這就是台北地檢署！平常電視上看到什麼發言人，總是講得一副有模有樣好像很文明的樣子，但事實上完完全全不是這樣。除非你是有權有勢者，否則來到這裏其實就等於落入黑幫手裏差不多，頓時完全喪失做為一個人應有的各種基本人權與尊嚴，完全任人宰割任人糟蹋。<text:line-break/><text:line-break/>至於開庭時一路戴手銬，那只是很小兒科的問題，相較於其它惡行，根本不值得一提了。<text:line-break/><text:line-break/>後來，檢察官(或法官我也搞不清楚？) 再度找我去談為什麼要拒絕交保？為什麼要抗議以色列？我順便幫他講授了一點以巴問題的普通常識。之後，我又被送回牢房等待。<text:line-break/><text:line-break/>十二點多，檢察官同意讓我和那位通緝犯統統無保釋放。那位編號XXX的混蛋法警又過來GGYY，我沒理他。<text:line-break/><text:line-break/>老實說，這樣一種自我創造的暴戾氛圍，法警們自己何嘗不也是個受害者？他們給別人也給自己創造了一個地獄。<text:line-break/><text:line-break/>不過，臨走時，那位唯一友善的女法警竟突然在我走過她身邊時低聲問說：「你明天不用上班嗎？」倒是讓我有點訝異，我遲疑了一會兒說我請了兩天假。此時，她終於露出正常人的笑容，甚至最後還跟我說了一句：「再見」。我沒來得及答腔，因為一時之間，我還以為是自己聽錯了，「再見」？<text:line-break/><text:line-break/>=================<text:line-break/>我的獄政考察（二）：衙門與黑幫<text:line-break/><text:line-break/>陳真<text:line-break/><text:line-break/>2010-07-19.<text:line-break/><text:line-break/>因為靜站抗議以色列長期封鎖迦薩及屠殺巴人行徑，我以首謀身分被捕。在一個文明國家，被警察逮捕理當就像被老師請去學校辦理註冊入學一樣，不該有什麼驚心動魄的場面。但在21世紀的台灣，人權喊得震天響，拘留偵訊過程卻窮凶惡極無法無天，與黑幫綁架無異，不但剝奪人權，而且為所欲為，宛如時光倒流回到衙門獄卒的年代。<text:line-break/><text:line-break/>《色戒》將來拍續集，我看不必花錢搭建，建議直接到台北地檢署取景即可；至於臨時演員更可由該署法警擔任，張牙舞爪面目猙獰，連化粧費都能省了。<text:line-break/><text:line-break/>為此，我打電話給北檢政風室，檢舉該署法警室之嚴重違法濫權。我提出三個問題。<text:line-break/><text:line-break/>第一，法警竟可否決檢察官的諭令交保，技術性變相拘留當事人；法警主管竟說這是常態。<text:line-break/><text:line-break/>第二，部份法警之情緒極度異常而失控，動輒辱罵叫囂威脅恐嚇，彷彿連呼吸都會激怒使之暴跳如雷。這樣的人不適任此一職務。<text:line-break/><text:line-break/>第三，當事人連被告身分都還談不上，竟然一進地檢署，手機及所有物品就全被沒收（且無提供沒收物品清單），完全無法與外界有任何聯繫。一直到可以交保時才移到另一間有公用電話的交保室。但這時候你若身上沒零錢或你記不住各項電話號碼，那你還是一樣無法與外界有任何聯繫，別人更無從知道你的下落。<text:line-break/><text:line-break/>政風室表示驚訝，說要進行調查。但我對此一「驚訝」倒是很驚訝，因為這顯然是長久以來的作風慣例，難道他們從來一無所悉？司法改革基金會也表示驚訝說怎麼可能不讓你使用手機？我說不是不讓「我」使用，而是所有人一進大門就馬上被沒收手機及身上所有物品，包括紙筆都不准擁有，連皮帶都被搜身收走，你必須兩手戴著手銬，同時得小心褲子隨時會掉下來。<text:line-break/><text:line-break/>我還向監察院提出陳情，寫信給檢察總長及馬英九。我對各單位之回覆表示「驚訝」真是覺得很驚訝，因為這顯然是一套早已行之多年的既定流程，包括搜身及沒收手機和一切物品，包括威嚇怒罵或技術性變相拘留（等於是綁架）等等等；特別是變相禁止與外界聯繫一事，更是一套固定的違法流程。<text:line-break/><text:line-break/>我當時手機被沒收，無法蒐證，否則各位如果聽到或看到那種武打場面，你會以為時光倒流回到衙門年代，種種侵害人權的作法與囂張程度，與黑幫綁架無異。這樣一些人，從法警到其主管，甚至北檢主任檢察官，都應負起行政與法律責任。某些法警之惡形惡狀及違法濫權，更應撤職查辦，繩之以法。<text:line-break/><text:line-break/>========================<text:line-break/><text:line-break/>我的獄政考察（三）：法律之前人人不平等<text:line-break/><text:line-break/>陳真<text:line-break/><text:line-break/>2010-07-26. <text:line-break/><text:line-break/><text:line-break/>老唐不是賣牛肉麵，而是開計程車。他說他從沒想到有一天會變成通緝犯，甚至連自己被通緝都不知道。他說，警察就像詐騙集團一樣，打電話騙他說他的信用卡被歹徒冒用，請他有空時來警局一趟，協助辦案。他說，當他興沖沖到了警局，警方卻說他被逮捕了，連夜送到地檢署。「抓到」他之後，警察粉開心，因為抓到通緝犯對於警方業績及升遷是很「補」的。<text:line-break/><text:line-break/>老唐是外省人，台語卻很溜。他說他幾個月前與一輛摩托車擦撞，對方手背有兩公分撕裂傷，要求賠五萬。老唐說他只願賠兩萬，而且其中一萬須分期支付，因為他沒那麼多錢。對方不接受，於是告上法院。老唐說他很久沒回家，沒接到傳票，錯過開庭日僅三天，便被宣告通緝。一直到他被捕之後，才知道自己是通緝犯，本來還以為真的是來警局協助警方打擊不法。<text:line-break/><text:line-break/>跟老唐一樣，我也是一萬元諭令交保；差別在於我拒繳保釋金，堅持收押或無保釋放，而老唐則是無錢支付。他說他從無前科，循規蹈矩，之所以成為通緝犯就是因為沒錢賠償，哪來一萬元交保？一直拖到深夜，所有嫌犯都被收押或交保，只剩我們兩人枯坐牢房。我看他很擔心無錢交保而被收押，於是就說要替他繳保釋金。<text:line-break/><text:line-break/>他很高興，但沒想到法警竟說不行，說我不能給他錢。法律有這種規定嗎？法律有規定保釋金不能由親屬以外的人提供嗎？實在太離譜。這些法警，仗著你根本無從對他蒐證（因為身上物品全被沒收），簡直就是立地為王，當起土皇帝來了。<text:line-break/><text:line-break/>我連皮帶都被沒收，兩手銬著手銬，一直擔心褲子會掉下來。當我被塞入一個很髒的牆角被迫面壁思過等候開庭時，不禁想起溫柔體貼的台大醫院，連續17次開具所謂「有生命危險故不宜出庭」的診斷書給吳淑珍，後來出庭時台大更派出一整個醫療團隊一路呵護備至。我們對高官巨賈也未免溫柔體貼得太窩囊了，簡直可以說是「用舔的」那樣一種低姿態，但是對於一般平民百姓的生命尊嚴或各項權利卻視如敝屣。<text:line-break/><text:line-break/>法律之前，人人不平等；你有多少身價權勢，往往將決定你的判決後果與各項司法待遇。可悲的是，這樣一種人人不平等的現象，絕非某個法院或檢察署或某些法警的問題，而是一整個台灣社會的問題。<text:line-break/><text:line-break/>各位看倌看我的《獄政考察》，義憤填膺之餘，不妨捫心自問，自己是否真的平等對待眾生？是否真的抑強扶弱？還是也一樣遇弱則強，遇強則舔？甘地說得對：「你希望世界怎麼改變，你就必須先怎麼改變自己。」<text:line-break/><text:line-break/>===============<text:line-break/>我的獄政考察（四）：監獄是社會的縮影<text:line-break/><text:line-break/>陳真<text:line-break/><text:line-break/>2010-08-02.<text:line-break/><text:line-break/><text:line-break/>「人球」邱小妹事件發生時，一片撻伐，幾位醫師被妖魔化，一如這個嗜血社會向來面對事件之習性：首先，故做訝異狀；明明積弊已深，眾人卻彷彿從未聽聞。訝異之後則表痛心疾首，彷彿人人清廉單純，難以理解其惡。接著當然就是檢討改進，把一切問題歸咎於「少數害群之馬」。一整套戲演下來差不多一兩星期，之後就彷彿沒這回事，一切又回歸天下太平。<text:line-break/><text:line-break/>為此我遠從英國寫了封越洋信給其中一位素昧平生、千夫所指的醫師，希望他能捱得住這些全然針對個人所進行的妖魔化。<text:line-break/><text:line-break/>最近法官收賄案亦是一例；先是社會大嘩，繼之檢討改進。但我免不了納悶：在這樣一種特權橫行有錢判生無錢判死的社會，一聊起天來，人人討厭特權，個個痛恨貪瀆，可當有機會特權加持，有機會沾滿油水飛黃騰達時，又有幾人真能拒絕甚至由衷厭惡？我看少之又少。<text:line-break/><text:line-break/>抗議以色列屠殺巴人之集遊法偵訊中，警方問我過去有無其它案子，我說二十幾年前我曾有個叛亂案，當時罪名之一是我公然主張以選票推翻政府。另外還一直問我如何認識其他「群眾」等等一些怪問題，真不知道他們在想什麼，我一概以微笑沉默做答。<text:line-break/><text:line-break/>偵訊完畢，拍照，建指紋檔，夜裡被移送台北地檢署，押進一個不斷傳出哀嚎怒吼與鬥毆踹門聲的地下室。兩位法警一路怒斥叫囂，彷彿隨時要失控，不知道他們是在憤怒什麼，似乎我連呼吸都會嚴重激怒他們。我頓時覺得自己不是被移送法辦，而是被一群身心狀況極不穩定的歹徒綁架，落入黑幫巢穴任人宰割。這樣一些人，情緒異常不穩，要是身上配槍，早晚會鬧出人命。<text:line-break/><text:line-break/>但我相信，當他們面對長官，想必笑容可掬。就如許多醫護人員總擺著一張臭臉，只要多問一句就不耐煩，可當他們面對「自己人」時卻甜美斯文。我經常帶親友就醫，刻意不提醫生身分，往往飽受窩囊氣。牢房也好，病房也罷，不過是社會縮影。掌權者不論權勢大小，往往趾高氣揚，動輒自我擴權百般刁難。<text:line-break/><text:line-break/>維根斯坦言語冷清，少有溫情，千萬著作更是如此，通篇符號與概念語言，無想無念。但他卻曾說過一句很「不」維根斯坦的話，經常縈繞我心。他說：「善意就是天意」、「在所有一切事物中，人與人之間的善意最能貼近我心。」善意或許不足以解決制度與文化問題，但善意可使一切痛苦變得可以忍受。人類文明如果有什麼值得令人眷戀的內涵，不會是船堅炮利或所謂快捷便利的物質成就，而是對待萬般生命的善意與憐憫。<text:line-break/><text:line-break/>===============<text:line-break/><text:line-break/>我的獄政考察（五）：人權做為一種裝飾品<text:line-break/><text:line-break/>陳真<text:line-break/><text:line-break/>2010-08-09.<text:line-break/><text:line-break/><text:line-break/>因為換工作，準備開業，最近面試了二、三十位護士，我問她們原有的工作單位有無虐待病患等情事，特別是精神病患或失智老人或智能不足兒童，更易受虐。應徵護士聽我這樣問，往往愣住，經過一番遲疑，然後點頭說有，包括各種體罰凌辱與性騷擾。我不相信醫院主管不知情，但卻往往不當一回事或甚至刻意隱瞞淡化。這時候，與其責怪第一線基層人員，不如請其主管負起責任。<text:line-break/><text:line-break/>囚犯也一樣，一旦落入衙門，便任人宰割。當我於深夜獲釋離開台北地檢署時，透過電話，當場找到一位自稱是「法警主管」；我跟他說：「為什麼你們的法警竟然認為自己無須聽檢察官的裁決而能任意決定要不要讓誰提款交保？」我還具體指控北檢某某法警之粗暴言行與任意公然辱罵威脅恐嚇等等惡形惡狀，我說：「你們怎麼這麼離譜？完全沒有半點人權概念！做為一個主管，你是失職的，是你應該負起責任。」該主管唯唯諾諾，說他們會調查。（自己調查自己？）<text:line-break/><text:line-break/>更荒謬的是，我既沒被收押，開庭偵察之前理應連被告身分都談不上，與外界通訊自由竟然就此被剝奪。一直到最後來到交保室，才終於有個公用電話。問題是，你怎麼可能記得住每位親友的手機號碼？別人更無法主動連絡你。而且，你最好身上剛好帶著錢，否則就算可交保，連公用電話也打不成。<text:line-break/><text:line-break/>等候開庭前，我跟幾位吸毒嫌犯關一起，角落還有著一團大便，非常悶熱骯髒。表面上有空調，卻是裝飾用，也許長官視察時才會打開使用。鐵窗外地上放一壺茶水，卻只有一個免洗茶杯供所有嫌犯共同使用。有位嫌犯似乎有自傷之虞且身體不適，被關在一間特製的「保護室」，法警問他話，他氣息奄奄答得不夠大聲，法警便立刻踹門怒罵，強逼他大聲、大聲、再大聲，藉此羞辱。<text:line-break/><text:line-break/>對於嫌犯交保，法警們則一再強調檢察官講歸講，法警室做歸做，顯然自以為比檢察官還大，可以任意拘留任意威脅怒罵。<text:line-break/><text:line-break/>這就是台北地檢署！平常你在電視上看到什麼發言人出來針對名人案子發言，總是講得一副有模有樣好像很文明的樣子，但事實上完完全全不是這樣。除非你有權有勢，否則來到這裡就等於落入黑幫手裡，頓時喪失做為一個人應有的各種基本人權，任人宰割任人糟蹋。<text:line-break/><text:line-break/>至於開庭前後一路戴著手銬並沒收褲腰帶一事，相較於其它惡行，只能說是小兒科。<text:line-break/><text:line-break/>台灣人喜歡講倫理講愛講人權，但講歸講，做歸做，離文明社會的理想狀況，恐怕還有千百光年之遙。<text:line-break/><text:line-break/>============<text:line-break/><text:line-break/>陳真<text:line-break/><text:line-break/>2017. 04.30<text:line-break/><text:line-break/><text:line-break/>幾年前，巴勒網在以色列駐台辦事處靜站。有一次，我被抓，先送去警局拘留，做完筆錄，接著上銬移送台北地檢署偵訊，連夜開庭。最後，法官要我以一萬元交保候傳，我說我一毛錢也不付，我選擇繼續拘留。幾小時後的凌晨，法官重新做出決定，讓我無保釋放。<text:line-break/><text:line-break/>當我被送到地檢署時，幾名警察一路「護送」我走進去。那時都已經深夜十一、二點了，地檢署大門口竟然還圍著幾十名記者和攝影機。一見到我出現，記者們就像餓虎撲狼一樣衝了過來，鎂光閃爍，對我拍照拍個不停。我很納悶，我既不是公眾人物，也不是什麼江洋大盜，記者怎麼會對我感興趣？我心裏想，會不會是台大知道我被捕的消息，怕我沒法回去上班看門診，所以派人來救我？心裏頗感欣慰。結果不是，原來是認錯人了。<text:line-break/><text:line-break/>一堆記者擋住去路，搶著發問，有人問我說：「你知不知道自己錯了？」我微笑不語。還有一個把麥克風堵到我面前問說：「你不覺得可恥嗎？有沒有什麼話要對大家說？」我還是微笑不語，一概當做耳邊風。直到有位記者問說：「你為什麼要貪污？」我才停下腳步，回頭問說：「我什麼時候貪污？」 他說：「那你是為什麼被逮捕？」我說，「因為我在以色列辦事處靜站啊。」<text:line-break/><text:line-break/>這下換記者們納悶了，有一個義憤填膺地大聲喊說：「那你採購消防器材為什麼要污錢？」。我說，「你們認錯人了啦。」他們說：「署長！署長，您不是消防署署長嗎？」我說我不是啦。於是大家都笑了，整個鎂光閃閃竟然瞬間熄滅。我問說，「你們拍這麼多，電視上不會直接播出吧？」他們說，「不會播啦，這不是同步播出，等一下馬上就刪掉了啦。」<text:line-break/><text:line-break/>我被關在地檢署一個很髒的小牢房，地上、牆上四處屎尿痕跡，很髒，惡臭至極，坐也不是，站也不是，也不敢靠牆休息，怕沾到大便。我待的牢房角落處地上，甚至還有一坨臭到爆的新鮮大便。<text:line-break/><text:line-break/>大多數法警對待嫌犯極其粗暴，任意羞辱叫罵甚至動粗。就在我進去不到幾分鐘，一幕圍毆、動粗的暴行，竟然就在我眼前上演。我真是不敢相信自己的眼睛。這絕對不可能是特例，肯定是常態。其中有個法警，對待嫌犯的態度更是惡劣到極點，比方說，我看到他把一個剛送進來的女嫌犯當做足球射門一樣，竟然從她背後一腳把她「踢進」牢房裏。<text:line-break/><text:line-break/>我看了這一幕，受不了，就隔著欄杆喊他過來，我說我要知道你的姓名和編號，我說我出去之後一定檢舉你的惡行。他聽了，表面上雖然還是一副凶神惡煞，但我從他的回話和眼神中察覺到他其實是有點怕了，讓我突然心裏有了一絲憐憫。我是他的俎上肉，在牢裏只能任其宰割，他當然不是怕我，而是沒想到會在牢裏頭作威作福之際，竟然當場會被我這樣一個嫌犯給叫去質問。<text:line-break/><text:line-break/>他雖然眼神有點懼怕(不太敢直視我)，不過，表面上還是裝出很凶狠的模樣，指著自己的制服臂章，亮出他的編號，表示他才不怕，但不管我怎麼問，他就是不願告訴我他叫什麼名字。後來，當他離去後，旋即有個約莫二十多歲的年輕女法警走過來，隔著欄杆小聲對我說，「你自己小心點，不要去惹他。」<text:line-break/><text:line-break/>半夜獲釋後，我就馬上在地檢署裏頭打公用電話，要求填寫檢舉文件，具名檢舉這個法警的粗暴惡行，一個自稱當夜值班的主管出面安撫，企圖大事化小，小事化無。<text:line-break/><text:line-break/>那天晚上，我先是被關在警察局。原本牢裏只有我一個人，後來又進來一個男的，像是道上兄弟。我見他一臉憂愁，於是就問他犯什麼案，他說「組織犯罪，搞幫派」。他心神不寧，一直盯著鐵窗外發呆，似乎心事重重，我就問他說要不要吃便當？警察剛剛給我一個便當，我就送給他吃，他說好，卻依舊一直看著鐵窗外發呆。<text:line-break/><text:line-break/>後來，這個幫派份子先被送走，又剩我一人。深夜，有個警方高階主管，單獨拿著鑰匙打開鐵門進來，說想跟我「以私人身份」聊聊。聊什麼我忘了，只記得他說他女兒正在英國留學，他說他知道我也是留英。他同時也提到，要不要抓我們，他們是沒有權限的，主要都還是看「上面」的態度。他所謂「上面」，他倒是很具體地說了，說是以色列駐台辦事處向警政署施壓，要求要把我們給抓起來，他們只好照辦，至少得抓一個帶頭的，所以我就被抓進來了。<text:line-break/><text:line-break/>幾個月後，我收到不起訴書，內容沒細看，只記得法官對我們的靜站活動「頗有好評」。我還記得當晚開庭偵訊時，承審法官出示我的許多「犯罪證據」，是一疊照片。他把照片全攤開在桌上仔細看，看完之後問我說，「為什麼每一張都拍得一模一樣？」 我說，「因為我身體都沒有動啊。」<text:line-break/><text:line-break/>法官遞了其中幾張照片給我看，我看到自己拿著牌子站著，突然意識到自己就像一尊銅像。你就算給銅像拍一千張照片，他還是一動也不動。<text:line-break/><text:line-break/>我被無保釋放，正要離開牢房時，那個年輕女法警，突然問了我一句：「你明天不用上班嗎？」我被這突如其來的一問給嚇了一跳。<text:line-break/><text:line-break/>後來，我寫了一些文章，好像就叫做「我的獄政考察」之類，登在《立報》，不過只登了其中五、六篇，後面還有一堆，我就沒登了，但我都有寄給相關司法單位，同時也寄到總統府，寄給號稱關心獄中人權的馬英九，收到的回應卻全是官樣文章，或故做驚訝狀，或說要徹查，結果是查個屁。<text:line-break/><text:line-break/>這鬼島，人權口號滿天飛，其實全是放屁，所謂人權，只是屬於名人或政治人物的一種特權，一般人是享受不到的。而且，越是脆弱 (例如女性或老年人或病人)、越是地位微小的個人，所遭受的待遇就越慘。<text:line-break/><text:line-break/>比方說，我有許多精神病人，只不過因為一點點小案子，例如因為精神或智能問題，隨手拿了隔壁鄰居放在家門口外面地上的一瓶羊奶喝，或是偷了人家農田上一顆西瓜，就被以竊盜罪甚至強盜罪抓去關，甚至還被刑求，藉此栽贓更多案子。我有一位病患，被警察打得膝蓋都碎了。<text:line-break/><text:line-break/>每次想到這些活生生、甚至就在眼前不斷發生的事，我心裏就有恨，思緒難平。人們的眼光似乎永遠只關注那些所謂的名人或權勢者，對於弱者卻根本不屑一顧。</text:span></text:p>
      <text:p text:style-name="P1"><text:span text:style-name="T1">孫韋懷   |  2020.06.08 01:29   |   </text:span><text:a xlink:type="simple" xlink:href="http://palinfo.habago.org/Entry?Command=Information_PrintForum&amp;iPage=2#FORUM39498"><text:span text:style-name="T2">#</text:span></text:a></text:p>
      <text:p text:style-name="P2"><text:span text:style-name="T1">談一下關於大陸對言論的管控與開放：<text:line-break/>《中华人民共和国计算机信息网络国际联网管理暂行规定》<text:line-break/>第二条 中华人民共和国境内的计算机信息网络进行国际联网，应当依照本规定办理。<text:line-break/>第六条 计算机信息网络直接进行国际联网，必须使用邮电部国家公用电信网提供的国际出入口信道。任何单位和个人不得自行建立或者使用其他信道进行国际联网。<text:line-break/>第十四条 违反本规定第六条、第八条和第十条的规定的，由公安机关责令停止联网，给予警告，可以并处15000元以下的罚款；有违法所得的，没收违法所得。<text:line-break/><text:line-break/>我個人每天都使用VPN，身邊朋友也用，都還沒被抓過。據警察朋友說，實際上不涉及違法犯罪行為就不會被抓。其實專門強調一下我沒被抓還挺好笑的。<text:line-break/>5月17日，陝西漢濱公安在微博公佈，一名男子因為使用VPN，被给予行政警告，并处500元罚款。這件事當天引起不少人冷嘲熱諷政府機構，但後來有人深究，發現此人在網絡上上傳色情視頻，這事的熱度隨之冷卻。<text:line-break/>6月4日當天，郝海東發表「新中國聯邦宣言」。而我所使用的VPN直到20點才失靈，第二天又能正常使用，我認為從這可以看出大陸政府的管控力度。題外話，郝海東先生的視頻大家可以看個一兩分鐘，再久就沒必要了，會變得沒那麼好笑。<text:line-break/><text:line-break/>==========================<text:line-break/>陕西省安康市汉滨区公安分局微博发布消息，称：近日，汉滨公安分局依法查处一起使用非法软件建立互联网信道进行国际联网案件。5月17日，分局情指中心在工作中发现，有人使用“翻墙”软件接入境外网络。情指中心立即会同城郊派出所展开调查，并迅速查明该“翻墙”软件使用人为杨某某，随即依法将杨某某传唤至公安机关接受询问。经查，违法行为人杨某某于2019年9月在手机上下载老王VPN、蚂蚁VPN两款软件，安装在手机上免费使用，并擅自利用这两款软件建立非法信道进行国际联网。经审查，违法行为人杨某某对自己的违法事实供认不讳。依据《中华人民共和国计算机信息网络国际联网管理暂行规定》第六条、第十四条之规定，汉滨分局给予杨某某行政警告，并处500元罚款的处罚。<text:line-break/>==========================<text:line-break/>2020年6月4日，根据德国之声报道，郝海东在当天与“爆料革命”发起者郭文贵和美国白宫前战略顾问班农等人共同宣布成立“新中国联邦”，同时郝海东宣读了“新中国联邦宣言”并声称要“消灭中共”。截至德国之声发稿时，郝海东的新浪微博账户遭到封号。另有两家中国大陆媒体虎扑和《体坛周报》在当天谴责郝海东发表严重损害中国主权的言论，并从即日起禁止报道和讨论一切有关郝海东的内容。現在在中国大陆已被全网封</text:span><text:span text:style-name="T5">杀</text:span><text:span text:style-name="T1">。</text:span></text:p>
      <text:p text:style-name="P1"><text:span text:style-name="T1">小魚   |  2020.06.08 00:44   |   </text:span><text:a xlink:type="simple" xlink:href="http://palinfo.habago.org/Entry?Command=Information_PrintForum&amp;iPage=2#FORUM39497"><text:span text:style-name="T2">#</text:span></text:a></text:p>
      <text:p text:style-name="P3"><text:span text:style-name="T1">謝謝阿水兄的抬舉，實際上，我雖不在法律界工作，但對對岸法律卻是有一定的理解與瞭解，這部分既然這裡是公開場合，也不便提出，特別是反滲透法當頭，就當我自己的神秘好了<text:line-break/>實際上如果你不相信這個國家的制度，就根本不用在那個國家從事法律工作，我不能說對岸那些被抓起來的律師不勇敢，但他們犯了一個根本的錯誤<text:line-break/>對岸的民法、商法跟民事及海洋等國際條約法等，因為是聯合國五常，加上會參酌台灣以及其他大陸法系的立法，所以民商法等東西，並不會差台灣到哪裡去，實際上我想更棒，因為後發會先至，最近新通過的民法，我還沒沒花時間看<text:line-break/>但刑法等，因為就像在對岸刑事法律師常出事一般，這個容易各地方法院因地制宜，也有輿論重典的思想在，律師也有風險，所以還沒發展成，真正的實用性，縱使條文內有，但與我們想像的，把受刑事制裁的人民與受雇律師 跟檢察體系在有無入罪這件事情 平等的來法律辯論一般，這個達不到，公檢法三個字常連著說可見一斑，但社會輿論慢慢有影響，昆山流氓被殺的正當防衛事件，可以找來看看<text:line-break/>總的來說，他們畢竟是中共，是摸著石頭過河的，是強調『實用』的，不是理論至上的，這在他們的法律體系中處處可見，值得欽佩，不存在什麼判例、學說的一大堆，卻存在很多通知啦這種司法規則或行政規則，也存在我們看來一些為了『國家安全』的不確定法律概念，可能台灣法律人比較難接受，這問題打住吧！謝謝！</text:span></text:p>
      <text:p text:style-name="P1"><text:span text:style-name="T1">阿水   |  2020.06.07 23:37   |   </text:span><text:a xlink:type="simple" xlink:href="http://palinfo.habago.org/Entry?Command=Information_PrintForum&amp;iPage=2#FORUM39496"><text:span text:style-name="T2">#</text:span></text:a></text:p>
      <text:p text:style-name="P2"><text:span text:style-name="T1">謝謝小魚兄和陽陽葛格。<text:line-break/><text:line-break/>小魚兄果然曾經是法律人，專業的嗅覺準確，您找來的資料確實讓我撥雲見日，一掃疑團。這種同道之間的互通聲息，有心有靈犀一點通的喜悅。<text:line-break/><text:line-break/>同道之間用法律專業名詞一點就通，溝通起來不費勁，但本版我一直試著說「人話」，怕沒有法律專業的網友懷疑自己看的是中文嗎？我為了說人話起見，把政治體制內的某些制度用「防呆」這個名詞來比喻，可是我發現除了老羊兄誤會以外，到現在還是沒能跟陽陽葛格對焦。哎喲，好難吶！不過有空我會再試看看。<text:line-break/><text:line-break/>陽陽葛格，我說我有「見樹不見林」的毛病，是因為整體林相不好掌握。比如說，您轉貼百度百科对法律的解释，這種文章對我們法律人來說，是家常便飯，但請問一下，您能確實掌握嗎？因為時間的關係，我只能以專業的傲慢善意的提醒您，我不相信您靠這篇轉貼的文章就懂得「法律」。<text:line-break/><text:line-break/>若是只藉著囫圇吞棗來談「見林」的問題，恐怕流於天馬行空，各自訴說自已看到的故事；這只能在同溫層內互相取暖，沒有實用性。不然，我們來做個測驗好了，請問，就小魚兄跟您查到的資料，如果您是李文亮醫師，警察要您簽訓誡書時，您簽不簽？<text:line-break/><text:line-break/>當大陸在推行法治時，建議大陸同胞跟著黨國良善的政策走，因為這是西方文明國家的精華，大陸當局不想自成一套。這從小魚兄和陽陽的葛格的資料就可以看得出來，幾乎與西方大陸法系的法治觀念無異，而且這是跟您切身有關的，好好瞭解，也照著用，不懂就詢問當地的免費法律援助機構或律師。既然大陸往法治的方向走，應該不怕大家認真用，畢竟大陸體制靈活度很高，一見不對就會修法，這是我「見林」的觀察，不知對不對。<text:line-break/><text:line-break/>高雄韓市長被罷免了，許議長也走了，這兩天心比較冷，謝謝小魚兄和陽陽葛格給我的溫暖。<text:line-break/><text:line-break/><text:line-break/></text:span></text:p>
      <text:p text:style-name="P1"><text:span text:style-name="T1">欧阳阳   |  2020.06.07 22:06   |   </text:span><text:a xlink:type="simple" xlink:href="http://palinfo.habago.org/Entry?Command=Information_PrintForum#FORUM39495"><text:span text:style-name="T2">#</text:span></text:a></text:p>
      <text:p text:style-name="P2"><text:span text:style-name="T1">关于言论自由，新闻自由的的一点看法<text:line-break/><text:line-break/>自由一把双刃剑，现实生活中有恶意的言论资讯，也有善意的言论资讯，作为政府管理机构如何把握这个度，很重要。<text:line-break/><text:line-break/>比如美国，韩国等这些国家，也会有一些互联网相关的管理法律，对一些恶意的资讯言论进行屏蔽，只是相比中国的而言，他们的开口比较宽松。<text:line-break/><text:line-break/>中国对很多国外的网站进行了屏蔽，设立了信息防火墙，这个信息防火墙并不是完全封闭，会开一些口，让一些企业，一些大学科研机构，或者通过的一定的技术手段可以访问，<text:line-break/>中国政府在限制言论资讯的时候，毫无疑问，它不可能拥有全面的</text:span><text:span text:style-name="T5">鉴</text:span><text:span text:style-name="T1">别能力，在限制恶意言论资讯的时候，把一些善意的，正面的言论资讯也给限制了。<text:line-break/><text:line-break/>我个人觉得，中国政府对于言论资讯的管控也应该与时间俱进，要在限制与开放之间寻找一个合适的度，在限制恶意言论资讯的同时，尽量能够让有需要的国民获取到善意，正面的，需要的，比较全面的资讯。</text:span></text:p>
      <text:p text:style-name="P1"><text:span text:style-name="T1">欧阳阳   |  2020.06.07 20:32   |   </text:span><text:a xlink:type="simple" xlink:href="http://palinfo.habago.org/Entry?Command=Information_PrintForum#FORUM39494"><text:span text:style-name="T2">#</text:span></text:a></text:p>
      <text:p text:style-name="P2"><text:span text:style-name="T1">阿水，<text:line-break/><text:line-break/>作者：卢建平<text:line-break/>链接：</text:span><text:a xlink:type="simple" xlink:href="http://dwz.date/aW8v"><text:span text:style-name="T4">http://dwz.date/aW8v</text:span></text:a><text:span text:style-name="T1"><text:line-break/>来源：中华人民共和国最高人民检察院网站<text:line-break/>《疫情灾难下谣言的传播与治理》<text:line-break/><text:line-break/><text:line-break/><text:line-break/>知乎上关于“训诫是行政处罚吗？可以复议、行政诉讼吗？”相关问题的探讨<text:line-break/>链接：</text:span><text:a xlink:type="simple" xlink:href="http://dwz.date/aW8z"><text:span text:style-name="T4">http://dwz.date/aW8z</text:span></text:a><text:span text:style-name="T1"><text:line-break/><text:line-break/>百度百科对法律的解释：<text:line-break/>“法律是由国家制定或认可并以国家强制力保证实施的，反映由特定物质生活条件所决定的统治阶级意志的规范体系。 法律是统治阶级意志的体现，是国家的统治工具。”<text:line-break/><text:line-break/>比如美国最近不是制定了一个《台北法案》吗？ 一个国家的统治阶级可以根据自己的国家利益或者统治阶级的利益来定制法律！<text:line-break/><text:line-break/><text:line-break/>有些时候，守法未必代表正义，违法未必代表邪恶，不能一概而论。<text:line-break/>下面是知乎上有人对“法律和道德的意义”一些看法<text:line-break/>作者：李逍遥<text:line-break/>链接：</text:span><text:a xlink:type="simple" xlink:href="http://dwz.date/aW8D"><text:span text:style-name="T4">http://dwz.date/aW8D</text:span></text:a><text:span text:style-name="T1"><text:line-break/>“电影《素媛》的结局让人脊背发凉，这是不是法律的无力——只有在伤害已经造成的情况下，法律才能干预。<text:line-break/>如果说立法的目的是为了惩罚罪犯，就好像辛苦打造鸡圈的初衷是为了鸡蛋，总觉得有些畸形，有些去本逐末。<text:line-break/>那法律和道德的意义是什么?从意义上没找到结果，那就去找他们的根源吧。<text:line-break/>想了很久，得出一个结论： 法律和道德的前身是迷信。<text:line-break/><text:line-break/>别急着反驳，听听我的辩解。<text:line-break/>在古代，法律存在于刑堂，道德存在于祠堂。当着两个地方都颠倒黑白，是非不分时，道德和法律在哪里?<text:line-break/>故事告诉我们：在老天，在它下的那场六月雪里。那场雪重要吗?窦娥已经血浸白绫，再下雪还有意义吗？可那场雪从来不是下给窦娥看的，那是下给这个世上还相信道义，还相信美好的那些人看的，那些还相信善良美好的人们需要一场雪，一场洁白的，能够覆盖洗涤罪恶的一场雪，一场老天的雪：看吧，苍天有眼，善恶有报。苍天也总有不开眼的时候，那个时候人们怎么办呢？<text:line-break/>古代的话本又告诉我们了，当含恨而终，陈冤未雪的时候，人们相信天道轮回，相信神魔系统，相信十八层地狱，相信来生，相信有一个超自然的力量会代替法律和道德去伸张正义，或是鬼怪，或是钟馗。“你难道不怕下地狱吗”<text:line-break/>迷信是这样吗?这是中国古代的一则故事，国外也是一样的。<text:line-break/><text:line-break/>《东方快车谋</text:span><text:span text:style-name="T5">杀</text:span><text:span text:style-name="T1">案》就是最好的例子，为什么那十二的人耗费了几年的时间甚至不惜自己身陷囹圄也要把雷切尔</text:span><text:span text:style-name="T5">杀</text:span><text:span text:style-name="T1">死，注意哦，还不是一刀毙命，是十二刀，一人一刀捅死了他。他们也需要那场雪，在法律无计可施时，他们需要一个形式——恶人受惩罚，来安抚他们的创伤，维护内心的秩序。<text:line-break/>所以，法律和道德存在的意义更多的像是一个形式，一个不仅仅慰藉受害者的形式。<text:line-break/>所以，惩恶的后面还有扬善，让那些相信美好的人能够坚定内心的信念，让他们有勇气，有理由去相信美好终将到来，波罗给了两种推断，老天给了一场雪，而我们有了道德和法律。”<text:line-break/><text:line-break/><text:line-break/><text:line-break/></text:span></text:p>
      <text:p text:style-name="P1"><text:span text:style-name="T1">小魚   |  2020.06.07 18:56   |   </text:span><text:a xlink:type="simple" xlink:href="http://palinfo.habago.org/Entry?Command=Information_PrintForum#FORUM39493"><text:span text:style-name="T2">#</text:span></text:a></text:p>
      <text:p text:style-name="P3"><text:span text:style-name="T1">阿水兄，我用找到的資料回答您吧，我覺得符合法律分析，代書是簡體字，節錄如下：<text:line-break/>1.《治安管理处罚法》第25条规定：“散布谣言，谎报险情、疫情、警情或者以其他方法故意扰乱公共秩序的”，“处五日以上十日以下拘留，可以并处五百元以下罚款；情节较轻的，处五日以下拘留或者五百元以下罚款”。<text:line-break/>认定严重扰乱公共秩序，是违法行为，但情节特别轻微，没有对其作出警告、罚款、拘留的处罚。<text:line-break/>2.《治安管理处罚法》规定：“治安案件调查结束后，公安机关应当根据不同情况，分别作出以下处理： （一）确有依法应当给予治安管理处罚的违法行为的，根据情节轻重及具体情况，作出处罚决定； （二）依法不予处罚的，或者违法事实不能成立的，作出不予处罚决定。”《行政处罚法》还规定：“违法事实不清的，不得给予行政处罚”。但武汉警方没有按照法律作出不予处罚决定，即使认定李文亮违法情节特别轻微，武汉警方还是制作了训诫书。<text:line-break/>3.对于行政机关及其工作人员，“法无规定即禁止”，“法无授权不可为”。我们查阅了各方面的法律规定，都没有对无违反治安管理的人训诫的规定，即使认定情节特别轻微。无论如何武汉警方还是违反了法律保留。</text:span></text:p>
      <text:p text:style-name="P1"><text:span text:style-name="T1">阿水   |  2020.06.07 17:20   |   </text:span><text:a xlink:type="simple" xlink:href="http://palinfo.habago.org/Entry?Command=Information_PrintForum#FORUM39492"><text:span text:style-name="T2">#</text:span></text:a></text:p>
      <text:p text:style-name="P2"><text:span text:style-name="T1">江南葛格：<text:line-break/><text:line-break/>難得看到像您這樣對大陸現況分析得有條有理，請問您：<text:line-break/><text:line-break/>1、為什麼李文亮一案，警方可以出具訓誡書？有法律依據嗎？<text:line-break/><text:line-break/>2、若是警方認為李文亮違法，為什麼可以不依法處罰而用訓誡書結案？警方有這種裁量權嗎？<text:line-break/><text:line-break/>3、大陸現在標榜法治，而您所分析的言論自由現況，是把人民分門別類，隱隱然言論有相對的尺度，但大陸對言論的管制有依法行政嗎？也就是說，只要我在法令的範圍內的言論，是不是被胡亂舉發，一般來說也不會被處罰？<text:line-break/><text:line-break/>4、西方的言論自由，也包括表現自由，可以像陳真兄一樣，拿標語牌到美國大使館抗議嗎？<text:line-break/><text:line-break/>以上的問題，應該是我自己要去觀察研究的，但若果您方便，麻煩就您所見所聞回答。謝謝。</text:span></text:p>
      <text:p text:style-name="P1"><text:span text:style-name="T1">欧阳阳   |  2020.06.07 07:25   |   </text:span><text:a xlink:type="simple" xlink:href="http://palinfo.habago.org/Entry?Command=Information_PrintForum#FORUM39491"><text:span text:style-name="T2">#</text:span></text:a></text:p>
      <text:p text:style-name="P2"><text:span text:style-name="T1">作者：Franz<text:line-break/>链接：</text:span><text:a xlink:type="simple" xlink:href="https://bit.ly/2YbNku7"><text:span text:style-name="T4">https://bit.ly/2YbNku7</text:span></text:a><text:span text:style-name="T1"><text:line-break/>来源：知乎<text:line-break/><text:line-break/><text:line-break/>一八八七年，二月二十三日，尼采在致友人的信中写道：<text:line-break/><text:line-break/>“几周前，我甚至连陀思妥耶夫斯基的名字都不知道——我这个无知的人，竟然不看点“日报”！在书店的偶然把翻，恰巧让《地下室手记》的法文译本映入眼帘（同样如此偶然的是，我二十一岁遇到叔本华，三十五岁遇到司汤达！）亲和性本能（或者我该如何称之？）呼之欲出，我极度狂喜：我必须回顾一下我知道司汤达《红与黑》的时候，以便我想起同样的喜悦。（是两篇小说，第一篇在根本上是一章音乐；第二篇是心理学的天才绝作，一种对“认识你自己”的自嘲）。”<text:line-break/><text:line-break/>在发疯的前两年，尼采于偶然中知道刚去世几年的陀思妥耶夫斯基。读了《地下室手记》后，他便如痴如醉地迷上了后者，于他，陀思妥耶夫斯基如同叔本华、如同司汤达，是让他惊叹的人。一个孤独的行者，在偶然中遇到知音，该是何等喜悦！何等快活！虽难以言表，却禁不住又要言表。于是，尼采继续读陀思妥耶夫斯基，并在自己的书中多加赞誉。也正是靠着尼采的多番美誉，陀思妥耶夫斯基迅速在德国得到关注，获得认可。<text:line-break/><text:line-break/>说起陀思妥耶夫斯基，不得不想起他的代表作《罪与罚》。里面诸多深刻入微的心理描写，无疑正中尼采的下怀。因为尼采总喜欢自称心理学家，而且还认为自己才是真正的心理学家。在《罪与罚》中，主人公拉斯科利尼科夫做过一个可怕的梦。他梦见自己回到童年，大概六七岁时，和父亲一道于一个节日的傍晚在小城里散步。这时，他们看到一辆满载货物的大车却被一匹小母马拉着：<text:line-break/><text:line-break/>“可现在，真是怪事，这么大的一辆大车上套着的却是一匹庄稼人养的、又瘦又小、黄毛黑鬃的驽马，他常常看到，像这样的马有时拚命用力拉着满载木柴或干草的高大的大车，尤其是当大车陷进泥泞或车辙里的时候，庄稼人总是用鞭子狠狠地抽它，打得那么痛，有时鞭子劈头盖脸地打下来，甚至打到它的眼睛上，他那么同情、那么怜悯地看着这可怕的景象，几乎要哭出来，这时妈妈总是拉着他离开小窗子。”<text:line-break/><text:line-break/>而醉醺醺的车夫却让酒馆出来的同伴都坐上车，他要送他们回去。可如此瘦小的马，如何拉得动这么多人？车夫不但不怜悯它，反倒不停使劲地抽它。他以为，在重鞭之下，马就能飞快地奔跑起来了。在几个人上车之后，他还不停地叫人上车，一鞭又一鞭地抽打着马。后来又有人上去，也有人拿起鞭子，加入抽打的行列。他们鞭打马，目的早已不是让它奔跑起来，而是为了取乐，为了发泄，他们大喊，他们高呼，他们唱歌，他们吹口哨，他们嘿嘿笑。年幼的拉斯科利尼科夫此刻却受不了这般的虐待动物，他离开了父亲的怀抱“在那匹马旁边奔跑，他跑到前面去，看到人们怎样抽打它的眼睛，照准它的眼睛猛抽！他哭了。他的心剧烈地跳动，泪如泉涌。打马的人中有一个用鞭子碰到了他的脸，他一点儿也感觉不到，他难过极了，大声叫喊着，向那个摇着头谴责这一切的、须发苍白的老头儿跑去。一个女人拉住他的手，想要领他走开，但是他挣脱出来，又跑到马跟前去。那马已经作了最后的努力，不过又尥起蹶子来了。”<text:line-break/><text:line-break/>马夫依旧在虐待小马，不过此时已经将鞭子换成铁棒，一棒又一棒重重打在马身上：<text:line-break/>““打死它！”米科尔卡大声喊，他好像控制不住自己，从大车上跳了下来。几个也是满脸通红、喝得醉醺醺的小伙子随手抓起鞭子、棍棒、辕木，朝那匹奄奄一息的母马跑去。米科尔卡站到一边，抡起铁棒狠狠地打它的背脊。马伸着脑袋，痛苦地长长吁了一口气，慢慢断了气。”<text:line-break/><text:line-break/>马死了，人们在围观，在议论，而小拉斯科利尼科夫已无法控制自己。“他高声叫喊着，从人丛中挤进去，冲到那匹黄毛黑鬃马前，抱住鲜血淋漓、已经死了的马脸，吻它，吻它的眼睛，吻它的嘴唇……随后他突然跳起来，发疯似地攥着两只小拳头朝米科尔卡扑了过去。就在这一瞬间，已经追了他好久的父亲一把抓住他，终于把他拉出了人群。”<text:line-break/>这个场景，或许已深深植入尼采的脑海。后来，一八八年五月十三日在图灵，尼采给友人写信说：<text:line-break/><text:line-break/>“昨天，我想象一幅道德上泪眼婆娑（moralité larmoyante）的画面，和狄德罗交谈。冬日的场景。一个老车夫，带有极其残暴的犬儒主义表情，比四周弥漫的冬天还冷酷，对着他的马撒尿。那匹马，可怜的、受虐的造物，四下张望着，充满感激，非 常 感激。”<text:line-break/><text:line-break/>将近八个月后，尼采的虚构成了现实。<text:line-break/>一八八九年一月三日，在图灵居所前的广场上，他目睹一个车夫在虐马。于是他走将前去，抱着马的脖子哭泣。<text:line-break/>此时，或许他回想起拉斯科利尼科夫的那个梦，或许也想起他曾虚构的那副画面，或许这便是他的“永恒轮回”罢。然而，不论如何，在他，的确实现了道德上的泪眼婆娑。<text:line-break/><text:line-break/>一个鼓吹个人主义、利己主义的人，一个强烈批判道德、批判庸人、蔑视同情的人，却终究免不了因对一匹马的同情而哭泣。<text:line-break/>这样的同情，也成了促使他发疯的最后一根稻草。<text:line-break/><text:line-break/>那个呼求超人的人，那个大喊高贵和真诚的人，那个赞扬权力意志和生命本能的人，在抱着马痛哭之后昏厥了。<text:line-break/>从此，他便告别了这个冷眼待他的世界。<text:line-break/>一个内心脆弱的人，才会不时要求自己应像犬儒那样，以大笑来抵抗自己的多愁善感，来抵抗自己的抑郁忧伤。<text:line-break/>一个心灵沉重的人，才会希望自己带着脚镣起舞、翩翩飞翔，而且要脱下衣服，赤裸地面对世界，大叫、欢呼和狂吠。冬日的严寒、世界的冷漠，终究战胜了他脸上的大笑。随着内心深处的同情被激起，他哭了。眼泪过后，在绝望中他毅然决然地告别了世界。<text:line-break/><text:line-break/>那个大白天打着灯笼在集市上高呼“上帝死了”的狂人，无人理解且受人嘲笑，最后愤而扯碎灯笼离去。这是人性的，太人性的？不，快乐的科学还未到来。<text:line-break/>那是极度的孤独，那是无尽的冰川，暗夜弥漫，曙光何在？而生命的漫游者，一生唯有同其影子交谈。当日薄西山，就连那影子也要离其而去，这又何等凄凉！何等悲惨！<text:line-break/><text:line-break/>哲学家诗人荷尔德林后来疯了，诗人哲学家尼采最终也疯了，也许这就是宿命吧。<text:line-break/>在生命挣扎了十一个年头后，这位自由精神，虽随着旧世纪的终结而逝去，却开启了另一个崭新的百年。<text:line-break/><text:line-break/>那一天，是一九零零年八月二十五日，在魏玛。<text:line-break/></text:span></text:p>
      <text:p text:style-name="P1"><text:span text:style-name="T1">欧阳阳   |  2020.06.07 07:05   |   </text:span><text:a xlink:type="simple" xlink:href="http://palinfo.habago.org/Entry?Command=Information_PrintForum#FORUM39490"><text:span text:style-name="T2">#</text:span></text:a></text:p>
      <text:p text:style-name="P3"><text:span text:style-name="T1">精神家园的毁灭，信仰被彻底摧毁，是非常残酷的，許崑源的死可能就是如此，是他对理想，对信仰的彻底绝望！“人民”如此，他要如何？<text:line-break/><text:line-break/>他信仰“民主”，信仰正义真理，当“人民”与“正义真理”发生冲突，他要如何？当“多数人要作恶”，他要如何？2000年前古希腊的苏格拉底可能是如此，如今台湾的許崑源可能也是如此！</text:span></text:p>
      <text:p text:style-name="P1"><text:span text:style-name="T1">刘旭   |  2020.06.07 06:49   |   </text:span><text:a xlink:type="simple" xlink:href="http://palinfo.habago.org/Entry?Command=Information_PrintForum#FORUM39489"><text:span text:style-name="T2">#</text:span></text:a></text:p>
      <text:p text:style-name="P2"><text:span text:style-name="T1">陳真先生<text:line-break/>以前在学校学习知识，老师只是告诉我们标准答案，让我们记住，而且课业压力繁重，每天从早学到晚，离开学校后，便对读书和学习有了厌烦心理，几年也不曾完整的看完一本书。<text:line-break/>去年我第一次接触到认识论，他让我第一次开始怀疑知识本身，什么是知识，什么样的知识值得我们相信，相信的依据是什么。从那时候开始，我想要免于愚蠢。免于被欺骗，和被愚弄。<text:line-break/>但是，这世界上的书籍实在是太多了，自己去走出一条路来，太过困难，在网络上或现实中，遇到人，我总想问，您是如何学习，如何思考的。<text:line-break/>谢谢陈真先生，不厌其烦的回复我。</text:span></text:p>
      <text:p text:style-name="P1"><text:span text:style-name="T1">欧阳阳   |  2020.06.07 06:39   |   </text:span><text:a xlink:type="simple" xlink:href="http://palinfo.habago.org/Entry?Command=Information_PrintForum#FORUM39488"><text:span text:style-name="T2">#</text:span></text:a></text:p>
      <text:p text:style-name="P3"><text:span text:style-name="T1"><text:line-break/>再说说前面的“防呆制度”或者可以叫“纠错机制”，我感觉什么三权分立，什么多党制衡，这些基本上都是表面上，形式上的，其实际效能是非常有限的，针对“多数人的暴力”或者“多数人的愚蠢”，你要如何纠正？这个很困难！<text:line-break/><text:line-break/>相比而言，在实践过程中，中共是有进行过几次大的“纠错”，<text:line-break/>最大的一次要数，40多年前，邓小平废除以前的分配制度，施行包产到户政策；<text:line-break/>再一次，30年前，朱镕基时代的国有企业改革；<text:line-break/>这些改革都是中国影响深</text:span><text:span text:style-name="T5">远</text:span><text:span text:style-name="T1">的改革，很难想象，类似这样的改革可以在“西方宪政制”的国家完成?<text:line-break/><text:line-break/>“西方宪政制”下的多党制，很多时候沦为了利益争夺的尔虞我诈！<text:line-break/><text:line-break/>俾斯麦说过这样一句话，“真理,只在大炮射程之内。”，香港的那些反对派再怎么蹦跶，再怎么煽动民粹情绪，200万人上街，也依然逃脱了中国的绝对实力！<text:line-break/><text:line-break/>台湾问题，其实也是类似，民进党再怎么蹦跶，再什么阴谋诡计，依然逃脱不了中国崛起这个大势！<text:line-break/><text:line-break/>只是，台湾人民，前路如何？实在很难预测</text:span></text:p>
      <text:p text:style-name="P1"><text:span text:style-name="T1">江南   |  2020.06.07 01:53   |   </text:span><text:a xlink:type="simple" xlink:href="http://palinfo.habago.org/Entry?Command=Information_PrintForum#FORUM39487"><text:span text:style-name="T2">#</text:span></text:a></text:p>
      <text:p text:style-name="P2"><text:span text:style-name="T1">经常看到一些帖子上写的，“你说言论自由，你敢骂共产党么？你敢骂你们的领导人么？”好像做了这两件事情就是有言论自由，没做到就是没有言论自由，倒成了检验言论自由的标准似的。不过，也不能说完全没有道理，至少看上去这件事情可以做，其他的就不在话下了。那我结合这两点就国内的言论环境谈谈我个人的观察。<text:line-break/><text:line-break/>可以从几个方面来看国内的言论环境，一是场合，是公开场合还是私下场合，二是身份，说话人身份是体制内还是体制外，三是内容，发言的内容和公共事件是否相关。<text:line-break/><text:line-break/>如果说话人的身份是体制外的，比如农民，私营企业员工等情况，那不管他说什么都是不会引起麻烦的。骂中共也可以骂领导人也可以，不过少见，一般人还是就事论事，没事谩骂一个人也蛮没品的。在领导人里面，江泽民被谈论的较多，因为江在任的时候农民的税负很重，工人大量的下岗。至于举报，没有人会无聊到举报谁谁骂了共产党骂了领导人，就算有人举报，估计公安人员也会当做笑话吧。<text:line-break/><text:line-break/>如果发言人的身份是体制内的，这个就要分私下和公开场合了。我还是高中生的时候，曾经替父亲参加一个喜宴。一桌就餐的人基本上是县城的局长或副局长，其中有几个人谈起当时的国家副主席曾庆红，说他是当代李莲英，干了不少坏事。这给当时还年少的我很深的印象。<text:line-break/><text:line-break/>我还有一个当县长的亲戚，他曾在私下的场合说过中央出了坏人，为什么呢？当时国务院出台政策要涨公务员的工资，而县里的财政收入已经入不敷出了，他认为中央的政策会造成内部的矛盾。当然这个问题后来是通过转移支付解决了。可见公务人员在私下的场合言论是也不存在什么禁忌的，上班是上班，生活是生活。<text:line-break/><text:line-break/>但是，如果说话的场合是公开严肃的，那不当的发言可能就给个人带来极为不利的影响。2018年2月6日内蒙古自治区的安监局局长在处级以上干部会议上说，领导人号召“撸起袖子加油干”，我局要认真落实！要“撩起裙子使劲干”！”，引起全场哄笑。后来，自治区党委认为他不讲政治纪律，口无遮拦，影响极坏，予以免职处理。他的政治生涯就算是到头了。<text:line-break/><text:line-break/>2017年4月6日，央视主持人毕福剑在私人宴会上上辱骂开国领袖毛泽东的视频被曝光，立即引起网民强烈反感。第二天，央视决定停播毕福剑的节目。后来毕福剑离开央视，现在也想东山再起，可反响不好，估计这辈子和舞台就绝缘了。这个事情同样可以从私下和公开两个角度看。在私人聚会的场合是没有什么禁忌的，什么话都敢说，可当这个视频一旦被公开，情况就不同。这件事情发生以后，一些人的在私下的发言也相对谨慎了，尤其是领导干部。<text:line-break/><text:line-break/>除了私下和公开场合，还有一个要看有言论内容是不是公共事件有关了。大家都对李文亮的事件比较熟悉，如果他是在和亲友一起聊天谈起疫情，是不存在被派出所传唤的问题的。最初认定李文亮的违法行为是：“2019年12月30日在微信群‘武汉大学临床04级’发表有关华南水果海鲜市场确诊7例SARS的不属实言论。”这个微信群可能是一个很大的群，因为医学院临床医学专业的一个年级往往都有几百人的，疫情信息可能是被这几百人迅速散播出去的。那这是一个公共事件了。<text:line-break/><text:line-break/>当地派出所是依据《中华人民共和国治安管理处罚法》第二十五条规定的做出处理的。“有下列行为之一的，处五日以上十日以下拘留，可以并处五百元以下罚款;情节较轻的，处五日以下拘留或者五百元以下罚款：(一)散布谣言，谎报险情、疫情、警情或者以其他方法故意扰乱公共秩序的。<text:line-break/><text:line-break/>当然最后派出所并没有严格按照这个法律条纹来处理，只对李文亮出具了训诫书，并没有拘留，李文亮的工作也一切如常。后来在舆论的压力之下，武汉公安局撤销了对李文亮的训诫书，并向李文亮家属致歉。接着以对派出所副所长和民警的一个行政记过、一个行政警告结束了李文亮事件。<text:line-break/><text:line-break/>李文亮事件的后续处理其实是有不同的意见的，一些人认为按照这个法律进行处理是没问题的，因为当时并没有确定是SARS，也没有确定是能人传人的传染病 ，从公众利益来看确实扰乱了公共秩序，后续的撤销训诫更多的是从政治的角度来考</text:span><text:span text:style-name="T5">虑</text:span><text:span text:style-name="T1">的。也有人从故意非故意的角度来看，还有人从训诫本身的行为来看，角度不少，这里就不展开了。<text:line-break/><text:line-break/>有朋友说最近几年言论收紧的比较厉害，这个也要分开看，我做过公务员也做过高校教师，大家在办公室里熟悉的同事之间都是可以聊聊政治上各种问题的。在高校可能一些文科的教授会感觉到言论自由受到了挑战。其他理科工科医科的教授是没什么感觉的，因为本来这些学科的教授也不会去谈什么民主自由之类的内容，一般是信奉实事求是，理论实践相结合，相对务实的多。<text:line-break/><text:line-break/>大家可能听说过公知，带路党等等名词，其实高校的文科教授有不少是所谓的公知和带路党。他们说什么呢？最近在网路一些教授被扒皮，最出名的是湖北大学的梁</text:span><text:span text:style-name="T5">艳</text:span><text:span text:style-name="T1">萍，她不仅自己称呼中国人为支那人，还认为日本侵略包括八国联军侵华是为了拯救中国的。这些人的言论是不配享有自由的，他们面对的是刚入大学的十八九岁的孩子，他们的不当言论会对年龄人造成不良的影响。<text:line-break/><text:line-break/>以上只是我个人的一点生活体验。不同的人因家庭背景、生命历程、知识结构等因素会有不同的看法。但说到五步一岗十步一哨，监听汽车里的说话，确实实在是太过了。说句玩笑话，一个人要是能被共产党五步一岗十步一哨的监听，估计是要名留青史了。<text:line-break/><text:line-break/>1.体制内外的区别<text:line-break/><text:line-break/>体制内，可以理解为：一切“党管干部，组织选人”的单位。包括行政机关、事业单位、国有企业（及一些国有控股企业）、部分社会团体。<text:line-break/><text:line-break/>2. 财力性转移支付<text:line-break/><text:line-break/>是指为弥补财政实力薄弱地区的财力缺口，均衡地区间财力差距，实现地区间基本公共服务能力的均等化，中央财政安排给地方财政的补助支出，由地方统筹安排。</text:span></text:p>
      <text:p text:style-name="P1"><text:span text:style-name="T1">陳真   |  2020.06.07 01:48   |   </text:span><text:a xlink:type="simple" xlink:href="http://palinfo.habago.org/Entry?Command=Information_PrintForum#FORUM39486"><text:span text:style-name="T2">#</text:span></text:a></text:p>
      <text:p text:style-name="P3"><text:span text:style-name="T1">拍下韓國瑜落寞身影！許淑華送暖：「別失去堅強的勇氣」<text:line-break/><text:line-break/>今日新聞NOWnews<text:line-break/><text:line-break/>編輯中心/綜合報導<text:line-break/><text:line-break/>2020年6月6日 <text:line-break/><text:line-break/>韓國瑜成為台灣民主史上第一位遭罷免直轄市長，且最後同意罷免票數更高達 93 萬 9,090 人，遠遠超過罷免門檻。對此，國民黨立委許淑華分享了一張韓國瑜的側拍照，並替韓打氣「不要失去堅強的勇氣」。<text:line-break/><text:line-break/>許淑華在臉書發文表示，「當民進黨政府下令全體動員要把韓國瑜趕出高雄，結果我們並不意外」。從許淑華分享的照片中可以看到，韓國瑜在車廂內，一旁的許淑華由側面拍下韓國瑜的身影，雖然戴著帽子、表情不是十分清楚，但仍然可以看出韓國瑜目光低垂、嘴角緊閉，難掩落寞。<text:line-break/><text:line-break/>許淑華拍下韓國瑜落寞身影。（圖／翻攝自許淑華臉書）<text:line-break/><text:line-break/>圖見：</text:span><text:a xlink:type="simple" xlink:href="https://bit.ly/30dxotN"><text:span text:style-name="T4">https://bit.ly/30dxotN</text:span></text:a><text:span text:style-name="T1">   <text:line-break/><text:line-break/>許淑華替韓國瑜打氣，透露韓國瑜曾經在一本書簽了這段話，「做對的事，幫助弱小的人，有一顆正直的心，面對逆境都不要失去堅強的勇氣」，言談中可以看出滿滿對韓國瑜的鼓勵。<text:line-break/><text:line-break/>許多支持韓國瑜的網友也紛紛留言回覆說，「市長是英雄。是勇者」、「我挺韓，我驕傲」、「不管結果如何，你們的付出我們都看到了，謝謝你們，辛苦了」、「就讓高雄人自己玩吧，以後高雄好壞自己承受」、「靜待風雲再起，我不知道 817 之後還能剩多少，但是 552 沒離開」、「凡事自問無愧於心，一切都有最好的安排」。（編輯：倪浩軒）<text:line-break/><text:line-break/>=================<text:line-break/>遭罷免通過 韓國瑜臉書PO文︰真正的勝負選舉落幕才開始<text:line-break/><text:line-break/>Yahoo奇摩（即時新聞）<text:line-break/><text:line-break/>2020年6月6日 <text:line-break/><text:line-break/>韓國瑜晚間在臉書PO文表示，「這一次，誰會是贏家？」對人民而言，真正的勝負輸贏是在選舉落幕才真正開始。他強調，「一日高雄人、終生高雄心」，無論有沒有工作、不管在任何職務，只要能力所及、能為高雄盡一分心力，他一定會為高雄鄉親出力。<text:line-break/><text:line-break/>韓國瑜說，選舉就像比賽一樣有勝負輸贏，但是對作為政府頭家的人民而言，真正的勝負輸贏卻是在選舉落幕之後才真正開始。選一個作威作福的政府，人民最後是輸的；選一個做牛做馬的政府，人民才會是最後的贏家。<text:line-break/><text:line-break/>他解釋，以選舉結果來看，2018年我們贏了、這次他們贏了。但是社會的安定、經濟的繁榮、人民的幸福、下一代的未來⋯⋯，這麼多次的選舉結果，究竟誰贏了？這一次民進黨贏了罷免，但是高雄贏了嗎？<text:line-break/><text:line-break/>他說，自己虛心接受每一場選舉的結果，但對於那89萬2545張期盼高雄崛起的選票、以及千千萬萬在這兩年裡對他寄予厚望的好朋友們，他要誠摯地致上最深切的謝意與歉意。未來韓國瑜無論有沒有工作、是否在任何職務上，只要能力所及、能為高雄盡一分心力，他一定會為高雄鄉親出力。一日高雄人、終生高雄心。<text:line-break/><text:line-break/>韓國瑜臉書全文︰<text:line-break/><text:line-break/>這一次，誰會是贏家？<text:line-break/><text:line-break/>選舉就像比賽一樣有勝負輸贏，但是對作為政府頭家的人民而言，真正的勝負輸贏卻是在選舉落幕之後才真正開始。<text:line-break/><text:line-break/>選一個作威作福的政府，人民最後是輸的；<text:line-break/><text:line-break/>選一個做牛做馬的政府，人民才會是最後的贏家。<text:line-break/><text:line-break/>這段時間我忙於市政，同時我也冷靜觀察。<text:line-break/><text:line-break/>民進黨如果能夠將罷免韓國瑜的積極與不惜代價的力氣，拿出十分之一用在治國施政與自我操守上，2018年我不會當上高雄市長，2019年我更不會想進一步出來改變台灣。<text:line-break/><text:line-break/>以選舉結果來看，2018年我們贏了、這次他們贏了。<text:line-break/><text:line-break/>但是社會的安定、經濟的繁榮、人民的幸福、下一代的未來⋯⋯<text:line-break/><text:line-break/>這麼多次的選舉結果，究竟誰贏了？<text:line-break/><text:line-break/>這一次民進黨贏了罷免，但是高雄贏了嗎？<text:line-break/><text:line-break/>當然我希望，高雄市民是最後的贏家。<text:line-break/><text:line-break/>無論誰是下一任高雄市長，<text:line-break/><text:line-break/>高雄都需要一個「路平燈亮水溝通、貨出人進發大財」的未來；<text:line-break/><text:line-break/>無論誰是下一任高雄市長，<text:line-break/><text:line-break/>高雄所有的弱勢朋友們都應該得到更多的重視和更好的照顧；<text:line-break/><text:line-break/>無論誰是下一任高雄市長，<text:line-break/><text:line-break/>高雄的下一代都需要在國際競爭中有機會成為某一個領域裡發光發亮的新星。<text:line-break/><text:line-break/>我虛心接受每一場選舉的結果，但對於那89萬2545張期盼高雄崛起的選票、以及千千萬萬在這兩年裡對我寄予厚望的好朋友們，我要誠摯地致上我最深切的謝意與歉意。<text:line-break/><text:line-break/>未來我韓國瑜無論有沒有工作、是否在任何職務上，只要能力所及、能為高雄盡一分心力，我一定會為高雄鄉親出力。<text:line-break/><text:line-break/>一日高雄人、終生高雄心。<text:line-break/><text:line-break/>最後，我還要感謝那一群最讓我感到驕傲、不捨的市府團隊，他們有專業、有熱忱、最重要的是有拚勁、肯付出。<text:line-break/><text:line-break/>為了高雄，好多人不惜離家背井、放棄高薪來這個城市和我一起打拼，我知道，這群跟我一起捲起袖子拼命的市府團隊夥伴、每一個人都不是為了做官、而是為了做事而來。他們和我一樣不在乎被罷與不罷，但這一年多來他們為高雄做牛做馬、承受巨大壓力，還要不時地被網軍抹黑攻擊，<text:line-break/><text:line-break/>這一年多來他們每一件事都做得比以前好、但是雜誌民調排名卻都是吊車尾，我知道，都是我的關係。<text:line-break/><text:line-break/>今天理論上是我在市長位子上的最後一天，我想還他們一個公道，因為他們是最辛苦、最被唱衰、卻最認真、最有作為的一群模範公僕。<text:line-break/><text:line-break/>在這裡，我想代表所有高雄市民好好向您們說聲謝謝：<text:line-break/><text:line-break/>謝謝葉匡時葉副市長、謝謝李四川李副市長、謝謝陳雄文陳副市長、謝謝工務局吳明昌吳局長、謝謝都發局林裕益林局長、謝謝水利局李戎威李局長、謝謝農業局吳芳銘吳局長、謝謝海洋局趙紹廉趙局長、謝謝財政局李樑堅李局長、謝謝經發局伏和中伏局長、謝謝青年局林鼎超林局長、謝謝交通局鄭永祥鄭局長、謝謝觀光局邱俊龍邱局長、謝謝捷運局范揚材范局長、謝謝教育局吳榕峯吳局長、謝謝運發局許文宗許局長、謝謝文化局林思伶林局長、謝謝新聞局鄭照新鄭局長、謝謝社會局黃淵源黃局長、謝謝民政局曹桓榮曹局長、謝謝地政局黃進雄黃局長、謝謝環保局王玨王局長、謝謝衛生局林立人林局長、謝謝勞工局王秋冬王局長、謝謝毒防局阮清陽阮局長、謝謝法制局吳秋麗吳局長、謝謝研考會李銘義李主委、謝謝客委會黃永卿黃主委、謝謝原民會吳慧琴吳主委、謝謝消防局黃江祥黃局長、謝謝行政國際處蔡淑貞蔡處長、謝謝新住民辦公室林麗蟬林執行長、謝謝我們邱源寶邱主任以及市長室所有工作夥伴。<text:line-break/><text:line-break/>我也想謝謝之前曾經陪我們篳路藍縷、一起走過好多風雨、但因為公私因素而離開崗位的前任局處首長們，更謝謝每一位認真做事、任勞任怨的高雄市政府同仁，謝謝您們這段日子的付出與辛勞，是我拖累大家，您們的辛苦和成績，高雄市民會記得、歷史會記得。<text:line-break/><text:line-break/>今天，我是帶著遺憾離開高雄，我們還有好多正在做、正要做的事沒有完成：<text:line-break/><text:line-break/>我們的雙語教育才剛剛萌芽、我們的滿天星計畫正蓄勢待發、我們的農漁產品正打進國際市場、我們還沒有向中央爭取到蓋摩天輪的土地、還有好多道路和水溝需要鋪整⋯⋯好多好多。<text:line-break/><text:line-break/>但是，我相信，這些遺憾會跟著我離開，所有願景未來都能逐步完成。<text:line-break/><text:line-break/>因為，我相信，下一任的高雄市長會更認真、更努力。<text:line-break/><text:line-break/>我相信，人民會是最後的贏家。<text:line-break/><text:line-break/>謝謝高雄、謝謝大家！</text:span></text:p>
      <text:p text:style-name="P1"><text:span text:style-name="T1">陳真   |  2020.06.07 01:14   |   </text:span><text:a xlink:type="simple" xlink:href="http://palinfo.habago.org/Entry?Command=Information_PrintForum#FORUM39485"><text:span text:style-name="T2">#</text:span></text:a></text:p>
      <text:p text:style-name="P2"><text:span text:style-name="T1">紀念許崑源議長<text:line-break/><text:line-break/>陳真<text:line-break/><text:line-break/>2020. 06. 10.<text:line-break/><text:line-break/><text:line-break/>陳菊曾經是我的好朋友，我認識她三十多年。但是，這份友誼，早已成為過去式。<text:line-break/><text:line-break/>我依然期待她改邪歸正的一天；惟有向善，才不會使她所曾經承受的那些痛苦失去意義。<text:line-break/><text:line-break/>底下是我在2017年寫的一篇留言。為了紀念許崑源議長，我再貼一次。<text:line-break/><text:line-break/><text:line-break/>===============<text:line-break/>陳真<text:line-break/><text:line-break/>2017.12.25<text:line-break/><text:line-break/><text:line-break/>It's sad when someone you know becomes someone you knew.<text:line-break/><text:line-break/>(一個你認識的朋友，倘若有一天卻變成一個你 "曾經" 認識的人，那將十分可悲。)<text:line-break/><text:line-break/>---Henry Rollins<text:line-break/><text:line-break/>為了紀念一個我 "曾經" 認識並且 "曾經" 推崇的人--陳菊，為了表示我對一個行事正直、卻已含冤死去的人--黃俊英--的敬意，我花了點時間記錄高雄市議會上個月月底的一段質詢，因為是台語發音，怕有些人聽不懂，所以摘要記下部份發言內容。<text:line-break/><text:line-break/>地點：高雄市議會<text:line-break/><text:line-break/>時間：2017年11月24日<text:line-break/><text:line-break/>影音：</text:span><text:a xlink:type="simple" xlink:href="https://goo.gl/aeoTPe"><text:span text:style-name="T4">https://goo.gl/aeoTPe</text:span></text:a><text:span text:style-name="T1"><text:line-break/><text:line-break/>內容：<text:line-break/><text:line-break/>許崑源議員：請妳(指陳菊)站起來。<text:line-break/><text:line-break/>許：凡走過必留下痕跡。市長，請教妳，這位是黃俊英(中山大學)校長，妳也當過她的學生，以妳來看，他的人格是高尚呢？還是不好？請妳簡單答覆。<text:line-break/><text:line-break/>陳菊：是，是。黃俊英老師我們都很尊敬他。<text:line-break/><text:line-break/>許：他人格好還是不好？<text:line-break/><text:line-break/>陳：當然，非常好。<text:line-break/><text:line-break/>許：很高尚對不對。我敢說，全台灣省凡是認識黃俊英校長的人，無不讚嘆說這個人的人格很崇高。<text:line-break/><text:line-break/>許：往事只能回憶，還是不堪回首？真的很可惜，這麼好的一個人！結果卻含冤而死。市長啊，妳十一年前選舉時，就靠這一幕，(投票前一晚) 妳開記者招待會，指控說 "黃俊英賄選抓到了"！妳找來一些年輕人，個個包頭蒙面 (怕人家認出)，就像老鼠一樣，見不得光。這就是走路工(即賄選)事件。<text:line-break/><text:line-break/>許：在此我要跟各位市民報告，當年投票前夕那一晚，競選活動已經結束，剛好就是十點，黃俊英的總幹事對黃俊英說："喂，我說校長啊，雖然競選活動已經結束，但是我們還是要小心喔，這個黨(指民進黨)奧步一大堆哦"。你知道黃校長這個人有多可愛嗎？他竟然很天真地對總幹事說："不會啦，你想太多了，陳菊是我以前(中山大學) 的學生，是我教出來的學生，她不可能用奧步對付她的老師啦"。<text:line-break/><text:line-break/>許：黃俊英這些話才剛講完還不到三十分鐘，妳就召開了記者招待會，妳指控說 "黃俊英賄選抓到了！" 大家看，(記者招待會上這些年輕人) 個個就像老鼠，就像蟑螂躲在坑洞裏那樣，見不得人！妳當市長，妳的政權就是靠這個奧步得來的。<text:line-break/><text:line-break/>許：台語俗語說：小時候偷摘瓠，長大就會偷牽牛 (亦即重大卑劣行為往往是從小養成之意)。妳看，(記者招待會上) 這些年輕人，正在成長之中，妳卻為了奪取政權，竟然使用這種下三濫的步數。這些年輕人，其中有一兩個都已經當上議員了。當他們年紀還很輕，還在成長之中，妳就給他們灌輸這些不好的思想，專門教他們一些齷齪招數。台灣的道德觀念和是非現在全沒了，你們全都搞這樣一些骯髒奧步，老鼠招數，蟑螂招數。現在妳們得逞啦，政權全部都是你們的了，我給妳們恭喜啦。<text:line-break/><text:line-break/>許：還有，妳們的王端仁局長(明顯牽涉慶富弊案的那位高雄市海洋局局長)，這幾天竟然無保釋回，甚至據說很可能會沒事脫身，我還是給妳們恭喜啦。<text:line-break/><text:line-break/>許：如果時間可以倒流，如果真相可以還原，如果黃俊英不是輸妳這一千多票，如果沒有這個什麼賄選抹黑事件，如果高雄市長是黃俊英擔任，高雄會變成現在這副德性嗎？情何以堪！我絕對沒有冤枉妳，(這都是有證據的)，如果是黃俊英當市長，高雄市會這麼悽慘嗎？<text:line-break/><text:line-break/>許：妳這個市長，整天就只是想著拼選舉，究竟有沒有哪一天妳沒有在搞選舉？妳曾經在乎過老百姓的死活嗎？高雄有三高：高犯罪，高失業，高負債，勇奪全國三高王。陳菊主政下的行政團隊，貪污比例是全國第一名。這些事實我都沒有冤枉妳。根據2010年12月25日司法院裁判司系統的資料所顯示，高雄市政府涉嫌貪腐的案件，一共有131人，這幾年才發生的都還沒列入統計，而妳卻四處吹牛，自我誇耀清廉。<text:line-break/><text:line-break/>許：人家說，高雄現在窮得只能看得見花媽 (指陳菊的照片四處都是)，其實還有啦，還有兩個，一個是劉世芳，一個叫陳其邁 (民進黨大貪官陳哲男的兒子，現任立委)。整個高雄市到處就只能看見你們這三個人。晚上的高雄，你想在街上看見個人影都很難 (意即市政蕭條，民生凋敝)。如果時光可以倒流，如果沒有妳搞的這種骯髒選舉步數，如果是黃俊英當市長，他會跟妳一樣整天只知道拼選舉嗎？一個這麼老實、人格健全的人，卻被妳們用這樣一種齷齪骯髒的步數給他抹黑，一頂賄選的大帽子就硬是給他戴上去。<text:line-break/><text:line-break/>許：妳知道黃俊英校長有多高貴嗎？當他在競選高雄市長時，某個企業拿出六千萬給他，要讓他花用，前後派人來遊說黃校長六、七次，說這六千萬要給他當做競選經費，他卻拒絕了，不要就是不要，然後卻叫太太拿自己的房子去抵押貸款，借了一千八百萬來參選。一個人格如此高尚的人，妳們卻無中生有硬是抹黑他，讓他從此變得很消沉，很想不開，最後含冤抑鬱而死。<text:line-break/><text:line-break/>許：對啦，現在已經是妳們的天下了。但是，人力做不到的事，老天爺還是會有辦法的。(亦即別太囂張、是非善惡會有報之意)<text:line-break/><text:line-break/>許：陳菊，妳在怕什麼？(現在換另一個話題，改談上述牽涉數百億的慶富案) 陳菊，妳和妳的行政團隊涉入慶富詐貸案到底有多深，妳有必要向市民說清楚，講明白！妳對媒體說，妳跟(該弊案主角) 陳慶男不是很熟。我跟妳說，凡走過必留下痕跡。如果妳跟陳慶男沒有很熟，那我問妳，妳看 (照片)，人家陳慶男整個家族在拍全家照，妳陳菊竟然也在全家照裏面，憑什麼？這樣叫做不是很熟？<text:line-break/><text:line-break/>許：還有，劉世芳也一樣，妳看(照片)，劉世芳跑到慶富大樓參加淡江校友會，跟誰在一起？陳慶男的太太吳昭霞和兒子陳偉志。我覺得很奇怪，跟陳慶男他們熟識又如何？有什麼好隱瞞？有什麼見不得人？一個市長和當地的企業家熟識，這有什麼見不得人？這只是天經地義的事啊，妳是在逃避什麼？這幾天妳甚至還四處在媒體放話說誰敢質疑或影射 (妳和陳慶男的關係)，妳就恐嚇揚言要提告。<text:line-break/><text:line-break/>許：妳看，這是壹周刊，這是昨天最熱賣的雜誌，寫著陳菊 "剉咧等" (嚇得要命之意)，大家搶著買來看 (雜誌封面寫著慶富丟錄音炸彈反撲)。雜誌這樣寫妳，妳怎麼不提出告訴？妳以為妳嚇阻得了誰啊？妳一再說妳和陳慶富不是很熟，但事實證明妳們關係很深，妳到底在怕什麼？<text:line-break/><text:line-break/>許：這捲錄音帶曝光之後，我們國民黨議員就說，想要邀請涉案的高雄銀行及高雄市政府海洋局技正、科長及祕書來議會說明，妳們民進黨卻千方百計拼命阻擋，千擋萬擋，妳們到底是在怕什麼？我們想請他們來議會做專案報告，這只是天經地義的作法，妳們卻府會聯手，憑著妳們議員人數多，強力阻擋，連這樣的例行性作法，竟然也要透過多數暴力進行表決來阻擋。<text:line-break/><text:line-break/>許：當全省人民對於高雄市政府涉案，紛紛提出質疑時，我們想請幾位當事人前來議會進行專案報告，如此天經地義的事，妳們竟然也要透過強力表決來阻擋！這不是正好可以給妳們機會公開說明，好為自己洗刷清白嗎？如果妳們真的沒有幹壞事，那就公開來議會說明，向老百姓講清楚，這樣有什麼不好？陳菊，妳到底是在怕什麼？連這樣簡單的議案，竟然也要搞成政黨對決來表決阻擋，強行阻止。當然啦，妳們人多，不管怎麼表決都會贏，就算表決一萬個案子也會全贏，(妳們很有勢力)，我跟妳們恭喜啦，但是，陳菊，妳在怕什麼？我真的不知道妳在怕什麼？<text:line-break/><text:line-break/>許：(換另一話題) 高雄負債全台灣省第一名，這是祕密嗎？這只是人盡皆知的事實。柯文哲無心之下把它說出來，妳們就馬上好像要把人家掐死那樣，哪有人這麼囂張的？高雄市政府的負債全國最高，柯文哲有說錯嗎？<text:line-break/><text:line-break/>許：陳菊是神聖的，不容許批評的，凡是批評者，或是支持她的政敵者，即使只是民間人士，也一樣會被高雄市府團隊全力追殺，絕不手軟，這是陳菊的一貫作法。我這隻嘴是不是也該閉上？千萬不要得罪妳，還是我應該跟妳們一樣，學習當一隻老鼠？還是當一隻蟑螂？或是應該對妳搖尾巴？比較安全。<text:line-break/><text:line-break/>許：陳菊是神聖的，不可侵犯的，人家柯文哲講出 "高雄負債全國最多" 的事實，根本沒有半點惡意，但卻不小心踩到妳的痛腳。妳們真是鴨霸囂張得十分惡形惡狀。高雄的百姓說 "我們生活得很痛苦"，妳有聽見嗎？陳大市長，請問妳會在乎老百姓有沒有飯吃嗎？妳只關心妳的劉世芳有沒有辦法接妳的位子。<text:line-break/><text:line-break/>許：市長，來，請妳起立。義大世界開發案，高雄市府行政訴訟敗訴，義大世界因此申請國賠258億，這案子的是非對錯細節我先不談，因為這方面的問題報紙都有報導。我只是想問妳，如果真的判決出爐，高雄市政府必須賠償258億，到時候妳可能已經不在市長的位子上了，請問市長，妳做何打算？<text:line-break/><text:line-break/>陳：當然，申請國賠是每個市民的權利，相關法律過程非常嚴謹，是不是要賠258億，並不是義大世界提出就要賠這麼多。<text:line-break/><text:line-break/>許：這個我當然知道啦，這誰不知道呢？我是說，如果真的判決要賠258億怎麼辦？問題就出在妳把行政權無限擴大，人家義大世界合法申請執照，總共有三十幾個項目，妳卻僅僅因為其中一項工程的容積率超過規定，然後就把其它三十幾項工程全面禁止，於是人家就提出行政訴訟，最高行政法院也判決了，判決義大世界勝訴。那麼，這258億賠償金，請問以後怎麼支付？<text:line-break/><text:line-break/>許：外面大家都在說，義大世界的林義守當年押錯寶啦，竟然支持楊秋興選市長，而不是支持妳，所以妳就殺雞儆猴，秋後算帳。可是，人家義大可是合法申請，合法取得施工執照，妳憑什麼全面禁止施工？可以這樣做事情嗎？市民朋友你們聽清楚，這就是你們偉大的市長，全民愛戴的陳菊市長。<text:line-break/><text:line-break/>許：(這個國賠) 妳說妳會承擔，請問妳怎麼承擔？用嘴巴承擔嗎？這可是258億7千7 百多萬耶，不管到最後要賠人家多少，全是國庫的損失，全民必須負擔這些錢。妳用嘴承擔嗎？妳要不要把妳的財產拿出來承擔？這才是承擔。</text:span></text:p>
      <text:p text:style-name="P1"><text:span text:style-name="T1">陳真   |  2020.06.07 01:03   |   </text:span><text:a xlink:type="simple" xlink:href="http://palinfo.habago.org/Entry?Command=Information_PrintForum#FORUM39484"><text:span text:style-name="T2">#</text:span></text:a></text:p>
      <text:p text:style-name="P3"><text:span text:style-name="T1">劉旭好，<text:line-break/><text:line-break/>謝謝你問我如何學習思考。<text:line-break/><text:line-break/>我這輩子，最羨慕那些擁有很多時間的人，為什麼呢？因為時間一直是我最缺乏的東西；從小到大，我總是忙於那基本的生存活命；曾經在國中有兩年多的時間以及大學七年，前後長達將近十年的時間 (高中三年倒是有錢得不得了)，一貧如洗，與街頭遊民無異，一餐難求，一年365天，很難得有超過5天的時間不用承受饑餓之苦；直到醫學院畢業當上醫師，有了收入，方才擺脫極端貧窮。<text:line-break/><text:line-break/>緊接著，便是忙於臨床工作，忙於照顧家人親友，忙於處理他人各式各樣的天災人禍，忙於永遠忙不完的家事雜事，直到今天，依然如此。特別是最近十幾年，更是忙到讓我許多時候希望自己罹患一個什麼絕症，讓死亡儘早帶走這一切彷彿永無盡頭的疲憊與孤獨。<text:line-break/><text:line-break/>每天腦海裏最常想的一件事就是我下一回何時才能有時間睡上幾個鐘頭？生活，基本上就像個看護、消防員、業務員與夥計那樣，每一天，我只能利用那零零碎碎、三分、五秒、一點一滴的細碎時間，寫一些無須思索的通俗文字，做一點自認為或許有益於他人的工作。<text:line-break/><text:line-break/>我的每一篇文字，幾乎都是在各種時間縫隙中斷斷續續寫成。我永遠不知道，當我寫完一個字的時候，我是否還能有時間馬上繼續寫下一個字；老是一直中斷，中斷個幾百次。許多時候真是感到很挫折，很羨慕那些擁有許多時間的人，同時也很納悶人們為何不珍惜時光，如同珍惜生命那樣。希望上天可以在我失智或死亡之前，能夠給我幾年時間，讓我把腦海裏某個難以言喻的世界，做個整理與總結。<text:line-break/><text:line-break/>我之所以講這些只是想說，事實上我並不推崇什麼思想或思考能力。我覺得，沉溺於此者，無非就是一種病，一種瘋狂；就如同梵谷從精神病院寄出的一封家書所說：「如果我能有所選擇，我絕不會選擇瘋狂。」<text:line-break/><text:line-break/>同樣地，如果我能有所選擇，我也絕不會選擇走入其實沒什麼現實用途的哲學。哲學，做為一種病，是它找上我，而非我找上它。我從來不曾刻意想要學習什麼思考，它倒像是一種病，我無法抗拒，只能屈從。<text:line-break/><text:line-break/>我其實也不是真的樂於宣揚所謂思考。我對這東西並沒有很高的評價。我也不希望讓別人有此錯覺，彷彿我很推崇這些東西似的。<text:line-break/><text:line-break/>回到你所問的問題。首先得搞清楚，我指的思考能力，基本上是指一種抽象思維的能力，其實就跟數學運算差不多。擁有這樣一種能力，對於理解現實是沒什麼用的，就好像一個經濟學家對於時下西瓜一斤應該賣多少錢才合理並不清楚。腦殘上完我的課，我想還是一樣腦殘，因為那是另一種能力而無關現實。<text:line-break/><text:line-break/>只要有足夠的熱情，就足以在任何一種能力上成為專家。因此，熱情才是培養思考能力最基本的條件。最大的熱情當然就是得了某種「病」，這時候，你不想要那麼熱情都擋不住「病情」所帶來的強烈衝動。<text:line-break/><text:line-break/>至於我自己是怎麼學習所謂思考，說來話長，我其實是下過一番苦工夫的。在我進入哲學之前，我把哲學字典從第一頁鑽研到最後一頁，再從最後一頁，鑽研回到第一頁。很傻對吧，但我還不至於傻到想要從厚厚的哲學字典之中來求取知識，而是想理解西方歷史上無數的哲人，他們到底是被「什麼」所困惑？究竟他們是「如何」思索來解決困惑？<text:line-break/><text:line-break/>我還看過一本書，對我頗有啟發，是法國導演尚盧高達寫的《電影的七段航程》，收集他的一些演講。但我不認為每個人都能受用。另外，殷海光的《邏輯新引》也許可以買來看看，或是等待我寫的、不知道哪一天才會面世的《螺疾思考知多少？》。此外，我其實也想不出什麼入門書能夠幫助人們從事思考。<text:line-break/><text:line-break/>我曾看過醫院同事在看一些類似什麼「哲學的幾堂課」或是什麼「教你如何思考」之類的翻譯書，往往是一些國外的學者寫的，我曾翻閱過幾本，覺得很可怕，很腦殘。<text:line-break/><text:line-break/>至於我之前提到的這幾本書：<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事實上，它可能比較適合真心想要投入哲學 (做為一種學術) 的人閱讀，若是一般人，恐怕很難讀出興致來。<text:line-break/><text:line-break/>其實也不需要特別去讀什麼書，我看你在巴勒網像葉問一樣，一人打全部，就是一種很好的思考訓練。我所提倡的那套對我有所啟蒙的「哲學轉換課程」，方法其實也就是這樣：把你思考的過程與結果拼命寫寫寫寫寫，統統寫下來，然後接受人們的質疑或反駁或嘲笑，乃至於羞辱都沒關係。如此練習個五年八年，思考謬誤或自欺欺人的成份自然就會減少。<text:line-break/><text:line-break/>寫很重要。因為，很多時候，你以為自己懂了什麼，其實根本不懂，根本寫不出來，講不出來。因此，你應該要不斷寫寫寫寫寫，就像要把游泳學好，就是要有方法，同時也要一直不斷游游游游游，光是在岸上比手畫腳是沒有用的，你必須跳入水裏一直游游游游游。<text:line-break/><text:line-break/>思想也一樣，思想的方法就是寫寫寫寫寫，一直寫，寫給自己看也沒關係。我看劍橋人文科系大學部的學生就是這樣，每天忙著一直寫寫寫寫寫。因此，當他們念完大學，通常都已經具備很好的寫作與研究能力。台灣的大學生卻很少會寫字的，他們通常都只會酸一兩句話，要不就是剪貼、抄襲，自己卻寫不出個所以然。<text:line-break/><text:line-break/>申請劍橋時，得先有個面試。我以為考官會考我什麼康德、羅素的，害我事先準備老半天，結果想不到考官一開口卻是問我「問題」(problem) 是什麼？<text:line-break/><text:line-break/>這是什麼鬼問題？我反問他說，「你是要我給你一個定義嗎？」他說當然不是。他說他想知道我對於「問題」之「本質」(nature) 的看法。我說「這樣問有點太籠統，應該把你的『問題』講得更具體一點，說清楚你到底是要問我什麼問題。」我還請他何不先說說他自己對於這個有關「問題」的問題的想法。就這樣一來一往，他問我，我問他，互相問來問去，問到最後，不知道究竟是他考我還是我考他。總之他很滿意就是。<text:line-break/><text:line-break/>第二個問題更無厘頭了，他問我說外星人如果蒞臨地球，「你有沒有辦法幫他介紹狗這種動物？有沒有辦法用一種『正面』(positive)陳述的方式，幫助這位外星人憑空精準掌握『狗』這個概念？」<text:line-break/><text:line-break/>我舉這些例子，目的是要說，「思考」無所不在。我常講的「一個茶杯」的故事，確實就是我決定走入哲學的一個真實原由。我不知道世界上有幾個人會懷疑自己為何知道眼前的茶杯是個茶杯，從而決定投入一生去鑽研。人們應該會覺得有夠無聊吧，茶杯就是茶杯，有什麼好懷疑？但我卻為了這樣的「無聊問題」飽受精神折磨，疑雲滿天，揮之不去。如果這不是一種病，理當大多數人都會有此困惑才對。<text:line-break/><text:line-break/>我能說的，大概就這些。我看你不要再問我問題了，這樣很累，而且很多東西已經寫過不知道幾百遍，請自行查閱。<text:line-break/><text:line-break/>你儘管去寫你所想說的事情吧。巴勒網的人，普遍面惡心善高貴不貴，言詞回應若粗魯不中聽，還請見諒。<text:line-break/><text:line-break/>另外，巴勒網從來沒有討論伊斯蘭教是否邪教，我們沒有那麼腦殘吧。我們也不曾討論中共迫害穆斯林，只有我曾經提到過中共在新疆的教育營，其實就是一種強迫學習的短期監獄；我批評其挑選及對待「學員」的方式往往過於粗暴。<text:line-break/><text:line-break/>我覺得你好像很容易擴大解釋或囫圇吞棗去理解事情。</text:span></text:p>
      <text:p text:style-name="P1"><text:span text:style-name="T1">張萬康   |  2020.06.07 00:46   |   </text:span><text:a xlink:type="simple" xlink:href="http://palinfo.habago.org/Entry?Command=Information_PrintForum#FORUM39483"><text:span text:style-name="T2">#</text:span></text:a></text:p>
      <text:p text:style-name="P2"><text:span text:style-name="T1">許崑源是真男人，男子漢一條。在綠營長年執政高雄，勢力強大的環境下，許崑源在議會仍勇敢質詢陳菊，口才好，有氣概，質詢影片堪稱經典。他的瀟灑、率真、思路、口才尤其超過很多講話陰陽怪氣、滿腦子妖蛾子的讀書人。韓國瑜競選2018市長期間，許站在韓的身旁時，神情沉穩，眼光巡睃台下全場，目光如鷹，給人一種有我在、你別怕的力量，尤其韓是外地人，需要這種照應。許崑源，俠之大者。李可染曾有墨寶：「可貴者膽，所要者魂。」我借這幅對聯向許崑源議長致敬。<text:line-break/></text:span></text:p>
      <text:p text:style-name="P1"><text:span text:style-name="T1">末學   |  2020.06.06 23:27   |   </text:span><text:a xlink:type="simple" xlink:href="http://palinfo.habago.org/Entry?Command=Information_PrintForum#FORUM39482"><text:span text:style-name="T2">#</text:span></text:a></text:p>
      <text:p text:style-name="P3"><text:span text:style-name="T1">董事長︰<text:line-break/><text:line-break/>許崑源議長眼睜睜看著韓國瑜先生的沉落，決定結束自我聲息，急促離開我們所有人而去。</text:span></text:p>
      <text:p text:style-name="P1"><text:span text:style-name="T1">穎芝   |  2020.06.06 22:56   |   </text:span><text:a xlink:type="simple" xlink:href="http://palinfo.habago.org/Entry?Command=Information_PrintForum&amp;#FORUM39481"><text:span text:style-name="T2">#</text:span></text:a></text:p>
      <text:p text:style-name="P2"><text:span text:style-name="T1">鬼島上的綠王八已經無法無天、沒人可以治的了了，<text:line-break/><text:line-break/>國民黨更是不用指望他們，這個黨是個扶不起的阿斗，毫無戰鬥力可言，<text:line-break/><text:line-break/>人民只能自求多福，過好每一天，<text:line-break/><text:line-break/>至於高雄人今天的抉擇，明日就得承擔自作自受的惡果⋯</text:span></text:p>
      <text:p text:style-name="P1"><text:span text:style-name="T1">李念淨   |  2020.06.06 22:40   |   </text:span><text:a xlink:type="simple" xlink:href="http://palinfo.habago.org/Entry?Command=Information_PrintForum&amp;#FORUM39480"><text:span text:style-name="T2">#</text:span></text:a></text:p>
      <text:p text:style-name="P3"><text:span text:style-name="T1">挺韓高雄市議長許崑源 今晚14樓住處跳樓身亡<text:line-break/><text:line-break/>2020-06-06 22:27 聯合報 記者楊濡嘉、林保光、徐白櫻、王慧瑛／高雄即時報導<text:line-break/><text:line-break/>高雄市長韓國瑜確定遭罷免，一向力挺韓國瑜的高雄市議會議長許崑源今晚在高雄市仁智街14樓住處墜樓，當場死亡，警方正封鎖現場調查，消息震驚地方。<text:line-break/><text:line-break/>國民黨籍的許崑源日前曾在臉書PO文挺韓，他近年身體微恙，為疾病所苦。<text:line-break/><text:line-break/></text:span></text:p>
      <text:p text:style-name="P1"><text:span text:style-name="T1">陳真   |  2020.06.06 18:50   |   </text:span><text:a xlink:type="simple" xlink:href="http://palinfo.habago.org/Entry?Command=Information_PrintForum&amp;#FORUM39479"><text:span text:style-name="T2">#</text:span></text:a></text:p>
      <text:p text:style-name="P2"><text:span text:style-name="T1">義人受難，會有意義的。古往今來盡皆如此。</text:span></text:p>
      <text:p text:style-name="P1"><text:span text:style-name="T1">黄川   |  2020.06.06 18:05   |   </text:span><text:a xlink:type="simple" xlink:href="http://palinfo.habago.org/Entry?Command=Information_PrintForum&amp;#FORUM39478"><text:span text:style-name="T2">#</text:span></text:a></text:p>
      <text:p text:style-name="P3"><text:span text:style-name="T1">韩的罢免投票居然比当选票还多。当年陈水扁做成那样了，我相信如果投罢免票的话，都不会超过当选票的。感觉现在岛内大概只有（泛）绿营还有组织动员能力了。</text:span></text:p>
      <text:p text:style-name="P1"><text:span text:style-name="T1">洋洋   |  2020.06.06 16:57   |   </text:span><text:a xlink:type="simple" xlink:href="http://palinfo.habago.org/Entry?Command=Information_PrintForum&amp;#FORUM39477"><text:span text:style-name="T2">#</text:span></text:a></text:p>
      <text:p text:style-name="P2"><text:span text:style-name="T1">三立LIVE<text:line-break/>同意:39萬7266票<text:line-break/>不同意:1萬1865票。<text:line-break/><text:line-break/>預估投票率 40%以上<text:line-break/><text:line-break/>人渣黨剛剛證明了一個偉大的定理。<text:line-break/>我不知道這定理要取啥名字，也不知道如何完整定義，姑且寫下第一條，其他就待大家補充<text:line-break/><text:line-break/>1、大多數人都可以被操弄成腦殘。<text:line-break/>2、...</text:span></text:p>
      <text:p text:style-name="P1"><text:span text:style-name="T1">欧阳阳   |  2020.06.06 16:51   |   </text:span><text:a xlink:type="simple" xlink:href="http://palinfo.habago.org/Entry?Command=Information_PrintForum&amp;#FORUM39476"><text:span text:style-name="T2">#</text:span></text:a></text:p>
      <text:p text:style-name="P3"><text:span text:style-name="T1"><text:line-break/>韓國瑜事件有其必然性，韩国瑜能够胜选高雄市长，不是靠高雄人的“觉醒”，主要是靠其带有一定民粹主义特性的口号，“货卖得出去,人进得来,高雄发大财”传遍大街小巷，激活高雄人对现状与执政当局的反弹，打得民进党措手不及。<text:line-break/>但是，在短时间内想选总统，底子还很薄弱，引发了民进党的全面反扑，在策略上，放弃了民粹路线，想走“正人君子”路线，连国民党内部都不能有效团结，其结果就基本确定。在一个民粹主义氛围浓厚的社会，你想靠“正人君子”路线胜选是很困难的，必须要激活民众对当局的反抗民粹力量，这种力量不是理性的，具有很强的情绪性。而韩国瑜却想要压制这种情绪性，结果基本就确定了<text:line-break/><text:line-break/>当时的国民党，只有郭台铭战胜民进党的可能性会比较大。在可预见的未来，国民党内部也没有发现有战胜民进党可能人选。除非外部发生激变，引发台湾内部剧烈变化。<text:line-break/><text:line-break/><text:line-break/>以上是个人对台湾选举的一些看法。<text:line-break/><text:line-break/><text:line-break/><text:line-break/></text:span></text:p>
      <text:p text:style-name="P1"><text:span text:style-name="T1">陳默   |  2020.06.06 16:20   |   </text:span><text:a xlink:type="simple" xlink:href="http://palinfo.habago.org/Entry?Command=Information_PrintForum&amp;#FORUM39475"><text:span text:style-name="T2">#</text:span></text:a></text:p>
      <text:p text:style-name="P2"><text:span text:style-name="T1">罢韩应该是过了，电视里说是投票率达30%以上，因为支持韩的不会去投票，所以25%同意就可以通过罢免安应该没有问题</text:span></text:p>
      <text:p text:style-name="P1"><text:span text:style-name="T1">陳真   |  2020.06.06 16:02   |   </text:span><text:a xlink:type="simple" xlink:href="http://palinfo.habago.org/Entry?Command=Information_PrintForum&amp;#FORUM39474"><text:span text:style-name="T2">#</text:span></text:a></text:p>
      <text:p text:style-name="P3"><text:span text:style-name="T1">雨停了，腦殘們還不趕快去投票，消滅韓國瑜。<text:line-break/><text:line-break/>當一個人受到人渣黨某種異常可怕的攻擊時，你就可以知道他對這個黨有多大的威脅性了。<text:line-break/><text:line-break/>希望韓國瑜可以被罷免，因為這只會彰顯公義的力量而非消滅之。</text:span></text:p>
      <text:p text:style-name="P1"><text:span text:style-name="T1">陳默   |  2020.06.06 15:29   |   </text:span><text:a xlink:type="simple" xlink:href="http://palinfo.habago.org/Entry?Command=Information_PrintForum&amp;#FORUM39473"><text:span text:style-name="T2">#</text:span></text:a></text:p>
      <text:p text:style-name="P2"><text:span text:style-name="T1">刘旭同学<text:line-break/><text:line-break/>绝大部分各种软件平台的群组被取消解散源于举报、举报、举报，别以为警方会有这么大的能力监控整个网络，网络软件千千万，警方不可能掌握所有企业的软件后门，没有企业提供后门，警方难道靠破解进入成千上万个游戏软件后台来监控成千上万的群组？这是天文夜谈，那需要多大的警力和人工资源，如果警方要监控你的游戏，这叫主动介入，那是要有目的的，没有目的，他就是大海捞针。还有一种叫被动介入，比如不断收到报警，警方就有可能介入，等等。<text:line-break/><text:line-break/>就比如FB、油管，规定不能有暴力的色情的，这些公司后台也不可能是雇用大量的人力天天巡视，大海里捞针，只有在举报人多了，他才要封你删除你。QQ群、百度贴吧等等也是这样，我以前看到过几个贴吧，谈了很长时间的不适当话题，后来才被封的。你只要想想，这些违规的群组，他是一违规就被发现？还是有一段时间才发现？你的游戏群是一谈敏感政治就发现？还是谈了很长一段时间才发现？如果是后者，那么就不一定是监控，而是源于举报。<text:line-break/><text:line-break/>关于李文亮的贴子是在群里发但被外传到社会后才被发现，而且这被警方发现到底是警方主动发现还是被举报不得而知。</text:span></text:p>
      <text:p text:style-name="P1"><text:span text:style-name="T1">阿水   |  2020.06.06 15:25   |   </text:span><text:a xlink:type="simple" xlink:href="http://palinfo.habago.org/Entry?Command=Information_PrintForum&amp;#FORUM39472"><text:span text:style-name="T2">#</text:span></text:a></text:p>
      <text:p text:style-name="P3"><text:span text:style-name="T1">高雄現在下著大雷雨，我剛剛去投是否同意罷免韓市長的票，順便觀察了周遭的人們。</text:span></text:p>
      <text:p text:style-name="P1"><text:span text:style-name="T1">刘旭   |  2020.06.06 14:32   |   </text:span><text:a xlink:type="simple" xlink:href="http://palinfo.habago.org/Entry?Command=Information_PrintForum&amp;#FORUM39471"><text:span text:style-name="T2">#</text:span></text:a></text:p>
      <text:p text:style-name="P2"><text:span text:style-name="T1">Ethan<text:line-break/>偏见源于我的经验。<text:line-break/>我曾经加入过一个游戏群，刚开始是聊游戏，但是渐渐的开始聊一些别的东西，涉及到了政治谈论，后来群主被请去喝茶，然后群组解散。<text:line-break/>所以我听到，李文亮在家族群发消息，而被约谈，就先入为主的认为，他的信息被国家监控了。<text:line-break/><text:line-break/>骁话一下：种族动乱年年上演，美国权贵为何还能</text:span><text:span text:style-name="T5">稳</text:span><text:span text:style-name="T1">坐泰山?<text:line-break/>视频里谈到，美国权贵，为了消解低层的团结反抗，开始给每个人，贴上各种族裔和身份认同的标签。在不同的族裔和身份标签下，挑起矛盾和分化。对人民采取分而治之的策略。<text:line-break/>你们觉得这个视频解读如何？</text:span></text:p>
      <text:p text:style-name="P1"><text:span text:style-name="T1">穎芝   |  2020.06.06 13:03   |   </text:span><text:a xlink:type="simple" xlink:href="http://palinfo.habago.org/Entry?Command=Information_PrintForum&amp;#FORUM39470"><text:span text:style-name="T2">#</text:span></text:a></text:p>
      <text:p text:style-name="P2"><text:span text:style-name="T1">原來「三倍券」的典故出處源自這裡。<text:line-break/><text:line-break/>政客是這麼來的：<text:line-break/><text:line-break/>當父親送三個兒子唸大學時，他告訴他們：「我覺得為你們提供最好的教育是我的責任，你們並不欠我任何東西，但我希望你們會心存感恩。當我逝去躺在棺材內時，請你們每一位放一千元在我棺材內。」<text:line-break/><text:line-break/>三個兒子的事業都很成功，分別成了醫生、律師和財務規劃師，也都很有錢。當他們的父親躺在棺材內時，他們想起了父親的心願。<text:line-break/><text:line-break/>首先，醫生兒子把10張百元美鈔放在死者的胸部。<text:line-break/><text:line-break/>然後，財務規劃師也把一千元放入。<text:line-break/><text:line-break/>最後，換了傷心欲絕的「律師」。<text:line-break/><text:line-break/>他把手伸進口袋，掏出了支票簿，寫了一張三千元的支票（酷碰券的前身）放進父親的棺木，並拿回那二千元的現金。<text:line-break/><text:line-break/>這位律師兒子後來成了國會議員。<text:line-break/><text:line-break/><text:line-break/><text:line-break/></text:span></text:p>
      <text:p text:style-name="P1"><text:span text:style-name="T1">Ethan   |  2020.06.06 10:50   |   </text:span><text:a xlink:type="simple" xlink:href="http://palinfo.habago.org/Entry?Command=Information_PrintForum&amp;iPage=1#FORUM39469"><text:span text:style-name="T2">#</text:span></text:a></text:p>
      <text:p text:style-name="P2"><text:span text:style-name="T1">對於海量的新聞或輿論資訊，我常發現，即便是善良的，在某些領域表現聰明的，在某些場景下就無法察覺某些簡單的矛盾。<text:line-break/><text:line-break/>私訊+約談警告 =》監聽或 侵害隱私。<text:line-break/><text:line-break/>上面把這種推論當事實是很有漏洞的，有一種是有意識的知道真實狀況，去推播非事實推論，這種有意識的手法其實就是造謠抹黑，有一種是無意識的容易接受邏輯性弱的推論當事實，這背後的原因是一種內化的偏見。<text:line-break/><text:line-break/>在日常生活中有很多私人的對話被搬到公眾平台，有太多原因的例子了。 但為何會比較相信某種答案？<text:line-break/>一般正常的思考模式是，當發現事實與推論不相符時，需要檢視為何會容易接受這種不嚴謹的推論當事實。我們就會發現自己的偏見，或某些輿論是如何影響自己的思路的。<text:line-break/><text:line-break/>在工程上或邏輯上看起來很自然的方式，但應用在人身上就不是一回事。<text:line-break/><text:line-break/>比如這次疫情的who的表現的看法，我身邊有很多好朋友，在接受了主流媒體的推播的意見當事實後， 便形成了自己堅定的看法。 即便後來接受到的事實可以推翻之前的新聞。也不會改變他之前對事情的看法。 似乎在他的神經迴路中形成一種短路，會忽略人對邏輯矛盾的修正。</text:span></text:p>
      <text:p text:style-name="P1"><text:span text:style-name="T1">欧阳阳   |  2020.06.06 08:06   |   </text:span><text:a xlink:type="simple" xlink:href="http://palinfo.habago.org/Entry?Command=Information_PrintForum&amp;iPage=1#FORUM39468"><text:span text:style-name="T2">#</text:span></text:a></text:p>
      <text:p text:style-name="P3"><text:span text:style-name="T1">关于李文亮事件，个人的一点看法！<text:line-break/><text:line-break/>李文亮早期处于自己的职业敏感，发出一些预警信息，本身也无可厚非！<text:line-break/><text:line-break/>但是当时武汉正处于一个敏感时期，公安警察并非医学专业人士，他们从防止恐慌，公众安全的角度来警告李文亮也是可以接受的，不然，如果大家都可以发出预警，说这里那里要发生地震之类，会引起社会恐慌。<text:line-break/><text:line-break/>在最早期，武汉能够识别那种未知病毒，并能够早期上报，中国的那种防传染病的机制应该来说还是非常有效率的，我不知道，如果这种未知病毒，如果发生在台湾或者美国，能不能够在早期被识别出来？ 根据媒体报道，台湾发现的第一例本土病例，是在病人发病20天左右才被确诊，这还是在已知病毒的情况下。<text:line-break/><text:line-break/>在中早期，在识别新病毒后，武汉当局及其医疗机构没有能够尽快确认病毒“人传人”的特性，以至于不能够采取果断的阻挡措施，在这期间的大约半个月时间，确实也是做得不够，有弊端的。但是再怎么样，也比美国等很多西方国家要做得好，在中国病毒爆发的情况下，美国当局还在当儿戏，导致大爆发，怎么会有脸面去怪中国？<text:line-break/><text:line-break/>在中后期，中国当局牺牲经济发展，果断采取严厉的阻隔措施，压制了病毒的蔓延，毫无疑问，这个是很成功的。</text:span></text:p>
      <text:p text:style-name="P1"><text:span text:style-name="T1">穎芝   |  2020.06.06 00:56   |   </text:span><text:a xlink:type="simple" xlink:href="http://palinfo.habago.org/Entry?Command=Information_PrintForum&amp;iPage=1#FORUM39467"><text:span text:style-name="T2">#</text:span></text:a></text:p>
      <text:p text:style-name="P2"><text:span text:style-name="T1">李文亮是常常被仇中反華團體拿來說嘴的談資，死人不會回嘴，仇中反華的媒體、政客等就容易加油添醋的拿來炒作，至於拿此洩漏訊息的事件來跟監聽掛鉤，就顯得非常離譜了！<text:line-break/><text:line-break/>底下是香港蘋果的新聞：<text:line-break/><text:line-break/>⋯⋯去年12月30日下午5時許，李文亮在微信的同學群中發佈訊息稱：「華南水果海鮮市場確診了7例SARS，在我們醫院急診科隔離」。有人將他的對話截圖流出網絡，而且沒有隱去他的名字和職業。不久，他就被醫院監察科約談，並在1月3日被傳喚到轄區派出所，簽了一份對「違法問題」警示的《訓誡書》。⋯⋯<text:line-break/></text:span><text:a xlink:type="simple" xlink:href="https://reurl.cc/R4QlR9"><text:span text:style-name="T4">https://reurl.cc/R4QlR9</text:span></text:a><text:span text:style-name="T1"><text:line-break/><text:line-break/>連仇中反華的香港蘋果都這麼說了，還有什麼理由把李文亮事件歸為監聽呢？<text:line-break/><text:line-break/>總是會有好事之人一直拿李文亮醫生來炒作，真的是夠了！<text:line-break/><text:line-break/>一個不是按照ＳＯＰ通報的醫生，到底有什麼理由一直拿來質疑這起事件？而對照美國的新冠吹哨者，又有哪個主流媒體比照李文亮事件來大炒特炒？簡直是莫名其妙！<text:line-break/><text:line-break/>新冠病毒(NOVID-19)兩個一毛不拔落井下石的政府⋯⋯<text:line-break/></text:span><text:a xlink:type="simple" xlink:href="https://reurl.cc/E7aMDa"><text:span text:style-name="T4">https://reurl.cc/E7aMDa</text:span></text:a><text:span text:style-name="T1"><text:line-break/><text:line-break/><text:line-break/></text:span></text:p>
      <text:p text:style-name="P1"><text:span text:style-name="T1">陳默   |  2020.06.05 19:57   |   </text:span><text:a xlink:type="simple" xlink:href="http://palinfo.habago.org/Entry?Command=Information_PrintForum&amp;iPage=1#FORUM39466"><text:span text:style-name="T2">#</text:span></text:a></text:p>
      <text:p text:style-name="P3"><text:span text:style-name="T1">关于隐私问题<text:line-break/>自从科技发展到今天，互联网通讯发展到今天和手机的普及，广义 上的隐私已经不存在了。你只要使用电脑，使用手机，你的所有互联网上的活动都会留下蛛丝马迹，留在你的电脑里，留在你的手机里。关于淘宝或者其它软件是否会通过手机话筒收集你的隐私？我认为技术上一点不难。问题是淘宝会收集你的隐私（不是偏好）吗？我认为不会，也没这个必要，越是大公司越是不会，不知名小软件到是难说。原理是这样的：这类软件只是通过话筒也好手输也好抓到你偏好的特定关键词，写进你的电脑或者手机里，或者你浏览了什么留下的足迹在手机里，你上网时软件通过扫描你手机里保存的特定关键词，根据这些推送他认为你喜欢的产品和广告，就这么简单，你手机里的数据包括其它数据通话内容等等是不会也不需要返回到服务器里保存在你的名下。象中国14亿人口，淘宝收集14亿人口的24小时的谈话记录然后保存到服务器里？显然完全是没有必要，也是违法的，他要这数据也没有用，庞大的数据储存还需要庞大的金钱。另外，你注册淘宝，你的姓名账号关联银行账号等等等等，都已经告诉了淘宝，淘宝也都必需永久保存，这些都叫隐私啊。所以，你安装一个软件的时候，它都会有隐私条款你必顺同意后才能装。</text:span></text:p>
      <text:p text:style-name="P1"><text:span text:style-name="T1">欧阳阳   |  2020.06.05 19:30   |   </text:span><text:a xlink:type="simple" xlink:href="http://palinfo.habago.org/Entry?Command=Information_PrintForum&amp;iPage=1#FORUM39465"><text:span text:style-name="T2">#</text:span></text:a></text:p>
      <text:p text:style-name="P2"><text:span text:style-name="T1">許世勤，<text:line-break/><text:line-break/>你说的分配问题，这个问题比较复</text:span><text:span text:style-name="T5">杂</text:span><text:span text:style-name="T1">，有句俗话叫做“人一有钱，就变坏”，这虽然是一句笑谈，但也揭露某些人性问题！还有句俗话叫做“一斗米养个恩人,一石米养个仇人”，中共毛泽东从建国之初就试图解决分配问题，给农民贫苦分田分地，给他们特殊待遇，但是最终的结果，大家都知道了，基本上就是失败了。<text:line-break/><text:line-break/>再说说前面提到的新疆维吾尔族的“切糕党”事件，我摘选一段2013年有成都市民的投诉反馈“成都市切糕党，经常在大白天就敢明抢，牛王庙附近，三环路东附近，一般情况，六七个新疆卖切糕的站成一排，拿刀夺一个核桃叫你尝，你不尝，五六个新疆人就围过来了，逼着你买，其实就是明抢，抢完就跑，报警都没得用，这个明抢已经发生不知道多少了，你不买还要打你”<text:line-break/><text:line-break/>为什么会出现这个情况，少数民族可以到汉人聚居地搞这些事情？因为中共官方为了和谐民族团结，很长一段时间都是对少数民族采取纵容保护的政策，如果出了事情一般都是大事化小，小事花了。<text:line-break/>长此以往，就形成了上面提到的这个情况，出了事情，他们就闹，然后还上升到民族高度，搞群体事件。<text:line-break/><text:line-break/>再加上后面还有中东一些维吾尔族，还是有西方外国势力的挑拨，后面的情况就是中共加强的新疆地区少数民族的管控和教育<text:line-break/><text:line-break/>现在很多西方台湾媒体，天天炒作什么新疆人权问题，其目的根本不是真的关心什么新疆人权，他们就是想在中国制造一点混乱，如此而已。<text:line-break/><text:line-break/>我支持应该给社会低层的穷困人群一些支持，让他们生活的更好一些，但是应该用一些比较科学的方式来进行，具体怎么弄，我也没有比较明确的概念，最近几年，中国搞的扶贫政策其实就是非常不错的，给很多穷困人群带去了很实际的帮助。</text:span></text:p>
      <text:p text:style-name="P1"><text:span text:style-name="T1">陳默   |  2020.06.05 18:55   |   </text:span><text:a xlink:type="simple" xlink:href="http://palinfo.habago.org/Entry?Command=Information_PrintForum&amp;iPage=1#FORUM39464"><text:span text:style-name="T2">#</text:span></text:a></text:p>
      <text:p text:style-name="P3"><text:span text:style-name="T1">可能误会了，我说的台湾人不能加入共产党是指在台湾定居生活工作的台湾人，不是指在大陆工作生活定居的台湾藉中国人，卢丽安早就在大陆工作定居了，而且是担任大陆公职的领导干部，她完全是一个台湾藉的中国人了。共产党也不傻，如果让在台的台湾人加入共产党，那民进党会如何疯狂的炒作可想而知了，恐怕不是捡到枪是捡到炮了。</text:span></text:p>
      <text:p text:style-name="P1"><text:span text:style-name="T1">ethan   |  2020.06.05 18:55   |   </text:span><text:a xlink:type="simple" xlink:href="http://palinfo.habago.org/Entry?Command=Information_PrintForum&amp;iPage=1#FORUM39463"><text:span text:style-name="T2">#</text:span></text:a></text:p>
      <text:p text:style-name="P2"><text:span text:style-name="T1">To qegg<text:line-break/><text:line-break/>你說的這個淘寶的功能，我之前在youtube 有看到老外在試google,把google視窗關掉，麥克風有沒有關掉我忘了，然後一直講一個寵物的話題，然後再看一些google 推薦的廣告裡面有之前沒有的寵物相關物品的廣告。<text:line-break/><text:line-break/>這部分基本上技術不是問題， 的確現實使用上也有人遇過，這樣的技術在史諾登的稜鏡計劃裡面就有提過了，手機的收音與鏡頭基本上政府是是可以監聽的。<text:line-break/><text:line-break/></text:span></text:p>
      <text:p text:style-name="P1"><text:span text:style-name="T1">Ethan   |  2020.06.05 18:45   |   </text:span><text:a xlink:type="simple" xlink:href="http://palinfo.habago.org/Entry?Command=Information_PrintForum&amp;iPage=1#FORUM39462"><text:span text:style-name="T2">#</text:span></text:a></text:p>
      <text:p text:style-name="P3"><text:span text:style-name="T1">To 劉旭 同學<text:line-break/><text:line-break/>不好意思，有一些李文亮醫生的前因後果我不是完全知道。<text:line-break/>所以你認為李文亮醫生是不公開的私訊被檢調或警方透過秘密的方式截獲。 然後針對這個事實提出人民被監控的批評，而對嗎？<text:line-break/>如果是這樣，我想問的是<text:line-break/>1. 李文亮私訊的曝光，是因爲檢調竊聽才洩漏出來？ 這件事有確定嗎？<text:line-break/>2. 如果是檢調監聽的結果， 是無理由的被一直在監聽，還是什麼事件之後才開始被監聽呢？有沒有什麼其他理由被披露呢？<text:line-break/>3. 如果是（1）無理由的一直被監聽，那我同意這件事確實有問題，如果是（2）有理由的被監聽，那要先聽一下理由是什麼，才能判斷。 （3）如果跟監聽無關，比如其他人洩漏的。 那這又被人拿來跟監聽掛鉤，這樣是就是有矛盾。<text:line-break/><text:line-break/><text:line-break/>所以還是要根據事實來進行推論。<text:line-break/><text:line-break/><text:line-break/><text:line-break/></text:span></text:p>
      <text:p text:style-name="P1"><text:span text:style-name="T1">qegg   |  2020.06.05 18:25   |   </text:span><text:a xlink:type="simple" xlink:href="http://palinfo.habago.org/Entry?Command=Information_PrintForum&amp;iPage=1#FORUM39461"><text:span text:style-name="T2">#</text:span></text:a></text:p>
      <text:p text:style-name="P2"><text:span text:style-name="T1">本来有点不想回复，因为觉得利用了这些公开版面谈论一些支微末节的小事有点太浪费各位的宝贵时间。不过想稍微回复两句，顺便尽一点力补平两岸间在这些理解上面的gap。<text:line-break/><text:line-break/>先回复陈默，<text:line-break/><text:line-break/>我知道什么是cookies。我说的与同事讨论是面对面的时候以说话的方式讨论，没有经过手机输入。手机只是放在旁边待机中。所以当我再次打开淘宝看到出现那样商品（是日常生活中完全不会谈论到的）就非常惊讶！之后我在下载APP时会更介意授予权限的问题。但是这些是商业操作。跟政府监控是两个层面的问题。我只是在解释马路上摄像头收音这个问题上，不想太天真的说这种行为完全不存在也不可能。<text:line-break/><text:line-break/>911当时我在美国生活，也看着所谓“爱国者法案”通过。我知道美国对于普通人也是天罗地网的监控（好久以前为了支持巴勒斯坦人汇了款买的宣传书籍从来没有收到过）。<text:line-break/><text:line-break/>然后想回复颖芝，<text:line-break/><text:line-break/>陈默说的台湾人不能加入共产党是准确的。对方应该只是恭维，或者搞不清楚现况。实际上台湾人在大陆，如果要加入党派，就算是“台盟”也不可能，台盟只收中华人民共和国公民身份的人，而这“两者”之间是无法“双重”的。妳举的几个例子应该是特例特办。例如卢丽安老师，台湾现在已经完全不让她回家了，甚至牵连到她的家人。</text:span></text:p>
      <text:p text:style-name="P1"><text:span text:style-name="T1">許世勤   |  2020.06.05 17:11   |   </text:span><text:a xlink:type="simple" xlink:href="http://palinfo.habago.org/Entry?Command=Information_PrintForum&amp;iPage=1#FORUM39460"><text:span text:style-name="T2">#</text:span></text:a></text:p>
      <text:p text:style-name="P3"><text:span text:style-name="T1">中共的「為人民服務」我很認同，我也認同「民主集中制」，因為孫文認為「民主集權制」才能由賢能的人來為民眾做事，因為「民可使由之，不可使知之」。但是孫文也同時認為，「政府有能」但人民必需「有權」，這個權是監督政府菁英的權力。為了解決西方三權分立互相擎肘而導致政府失能的問題，於是有了五權憲法。至於共產黨的「防呆」機制，還需要再了解，這還有請專家解惑。<text:line-break/><text:line-break/>大陸方面強調民族主義我很認同，三民主義第一講首先就講「民族主義」。孫文認為中國革命的問題，不在於「爭自由」，他說西方總批評中國人是一片散沙，就是因為太自由，所以中國人首先要團結起來，於是先講「民族主義」。大陸的改革開放，到全面邁向小康社會，這個當然必需認同，然而前提是「團結」與「穩定」。「民生主義」提到中國長期積弱面對的問題是「貧苦」，所以「發財」是中國人願意革命的重要動力。到了今天，改善生活是人民願意努力的重要動力。<text:line-break/><text:line-break/>穎芝轉貼的連結中說到了黨性，每個人都有自己的黨性。前陣子研讀「共產黨宣言」，馬克思認為歷史的進步來自於階級鬥爭，但我其實比較認同孫文學說的觀點，人類歷史的進步來自於「生存」。鬥爭這種有你就沒有我的二元對立模式，不符合歷史上各階級既競爭又合作的關係，所以我認同孫文的說法。不過這也就說明了我沒有共產黨的黨性，因為人類是為了「生存」而進步，「鬥爭」只是個手段。<text:line-break/></text:span></text:p>
      <text:p text:style-name="P1"><text:span text:style-name="T1">穎芝   |  2020.06.05 15:21   |   </text:span><text:a xlink:type="simple" xlink:href="http://palinfo.habago.org/Entry?Command=Information_PrintForum&amp;iPage=1#FORUM39459"><text:span text:style-name="T2">#</text:span></text:a></text:p>
      <text:p text:style-name="P15"><text:span text:style-name="T8">「台灣人」加入中共，早就不是新聞了！<text:line-break/><text:line-break/></text:span><text:a xlink:type="simple" xlink:href="https://reurl.cc/7XWllD"><text:span text:style-name="T9">https://reurl.cc/7XWllD</text:span></text:a><text:span text:style-name="T8"><text:line-break/></text:span><text:a xlink:type="simple" xlink:href="https://reurl.cc/3DZmml"><text:span text:style-name="T9">https://reurl.cc/3DZmml</text:span></text:a><text:span text:style-name="T8"><text:line-break/></text:span><text:a xlink:type="simple" xlink:href="https://reurl.cc/E7aDLK"><text:span text:style-name="T9">https://reurl.cc/E7aDLK</text:span></text:a></text:p>
      <text:p text:style-name="P1"><text:span text:style-name="T1">許世勤   |  2020.06.05 15:20   |   </text:span><text:a xlink:type="simple" xlink:href="http://palinfo.habago.org/Entry?Command=Information_PrintForum&amp;iPage=1#FORUM39458"><text:span text:style-name="T2">#</text:span></text:a></text:p>
      <text:p text:style-name="P3"><text:span text:style-name="T1">劉旭，<text:line-break/><text:line-break/>以前研究所的時候，我曾跟同學說，如果我哪天掌握權力，我就要把全台灣人的財產進行重分配，因為社會的不公來自於分配的不平均。當然，這只是玩笑話，我並不是仇富份子。<text:line-break/><text:line-break/>由於我家族以前是佃農出身，三七五減租之後得到一些喘息，爺爺便開始去做一些生意，只是做得也不是很好。到我出生以後，還記得小時候下雨天經常被叔叔叫醒，因為屋子漏水了，要起床幫忙接水。那時候附近的鄰居，大家生活都窮困，台灣有很多宮廟，這時候宮廟成為許多人的一個寄託。但是宮廟文化崇拜的一些「王爺」「聖王」，這其中有著相當強烈的封建信仰，台灣的黑社會就在其中滋養茁壯。有些人則說得到「神明」的指示，因此成為乩童，在政府禁止以前，經常可以看到乩童用一整根叉子穿過自己的嘴，然後用狼牙棒打得全身都是血，藉此展現「神蹟」。這些人其實就是最容易被民進黨的一套「社會進步」說詞給打動的一群人，可是他們也是最辛苦的一群人。我之所以說猶如悲慘世界，也是看著我媽跑了，我爸離家出走，我跟弟弟成為隔代教養，三不五時又聽到誰家生病沒錢，或者錢關過不去燒炭了、上吊了，好像沒有聽過多少好事。因此我認為政治應該要做到讓最辛苦的一群人，得以好好的生活，過上有尊嚴的人生。經濟的成長看的不應該只是數字，因為數字的背後是人。<text:line-break/><text:line-break/>2014年的時候，我許多學弟妹都去參與「反服貿」抗爭了，我只跟他們說，你們提的這些問題，其實是分配的問題，但你們真正抗爭的目的卻不是為了這個。分配的問題就要從分配的問題來討論、解決，但是他們抗爭的目的其實是反華。也是從那個時候，我跟許多「覺醒」青年筆戰，輾轉便知道了陳真醫師，也知道了這個部落格，但大多數時間都在潛水。<text:line-break/></text:span></text:p>
      <text:p text:style-name="P1"><text:span text:style-name="T1">刘旭   |  2020.06.05 14:37   |   </text:span><text:a xlink:type="simple" xlink:href="http://palinfo.habago.org/Entry?Command=Information_PrintForum&amp;iPage=1#FORUM39457"><text:span text:style-name="T2">#</text:span></text:a></text:p>
      <text:p text:style-name="P2"><text:span text:style-name="T1">許世勤<text:line-break/>我并不认为现在的世界很悲惨，现在我们这一代人，比世界上绝大部分存在过的人类要幸福不是吗？ 当然在世界上一些地方有战争和屠</text:span><text:span text:style-name="T5">杀</text:span><text:span text:style-name="T1">，但是世界上的大部分地区的人，都过着相对和平的生活，我曾外婆和我说过她小时候的事情，他说就算在三年自然灾害时期，饿的吃不饱饭，也比当年，到处都是的土匪，恶霸，国民党，日本兵，要好过的不少。这句话我记得很深，她老人家，把吃不饱饭的日子都称之为好日子，何况现在呢。<text:line-break/></text:span></text:p>
      <text:p text:style-name="P1"><text:span text:style-name="T1">許世勤   |  2020.06.05 13:40   |   </text:span><text:a xlink:type="simple" xlink:href="http://palinfo.habago.org/Entry?Command=Information_PrintForum&amp;iPage=2#FORUM39456"><text:span text:style-name="T2">#</text:span></text:a></text:p>
      <text:p text:style-name="P2"><text:span text:style-name="T1">劉旭同學，<text:line-break/><text:line-break/>其實我是從你的一些提問，所以也開始寫下自己對事物的一些觀點與想法。你曾經跟許多不同的民眾交談過，理解過他們內心的恐懼與辛勞，這點是我認為非常好的部分。好好保持這樣的善良，柔軟的內心很不容易。我自己每天開車上下班都臭幹六譙，跟人吵架基本就是拚拳頭，因為我總認為某些人是不能講理的，要展現肌肉。這可能也跟我家背景有關，打小聽到的不是誰家兒子飆車死了，就是誰家老婆跑了。連我家也是組合家庭，弟弟出車禍以來躺很久了，每個月薪水就是得撥出醫藥費，所以我也不知道打算跟女朋友結婚，這錢要怎麼存。以前小時候基本上就是跟流氓一起玩耍，曾經覺得在胸口刺上一頭老虎很帥氣，而看見的世界似乎總是這麼悲慘，大家的情緒往往也就比較偏激一點。特地給你打氣！</text:span></text:p>
      <text:p text:style-name="P1"><text:span text:style-name="T1">老羊   |  2020.06.05 13:33   |   </text:span><text:a xlink:type="simple" xlink:href="http://palinfo.habago.org/Entry?Command=Information_PrintForum&amp;iPage=2#FORUM39455"><text:span text:style-name="T2">#</text:span></text:a></text:p>
      <text:p text:style-name="P3"><text:span text:style-name="T1">很多大陸朋友的一個錯覺就是以為某些讓他們覺得「不舒服」、「看不爽」的事情是大陸「全球唯一、別無分號」的。沒聽過前幾年歐巴馬當總統的時候被發現監聽德國總理默克爾的電話嗎？還有「稜鏡計畫」了解一下吧？</text:span></text:p>
      <text:p text:style-name="P1"><text:span text:style-name="T1">陳默   |  2020.06.05 13:16   |   </text:span><text:a xlink:type="simple" xlink:href="http://palinfo.habago.org/Entry?Command=Information_PrintForum&amp;iPage=2#FORUM39454"><text:span text:style-name="T2">#</text:span></text:a></text:p>
      <text:p text:style-name="P2"><text:span text:style-name="T1">刘旭<text:line-break/>這沒什麼，美國也監控社交媒體，而且還監控外國的社交媒體，說不定你的社交媒體也在美國的監控之內，美國監控的能力和力度之強，中國還望塵莫及。</text:span></text:p>
      <text:p text:style-name="P1"><text:span text:style-name="T1">陳默   |  2020.06.05 13:12   |   </text:span><text:a xlink:type="simple" xlink:href="http://palinfo.habago.org/Entry?Command=Information_PrintForum&amp;iPage=2#FORUM39453"><text:span text:style-name="T2">#</text:span></text:a></text:p>
      <text:p text:style-name="P3"><text:span text:style-name="T1">qegg<text:line-break/>這個App推送，所有這類軟件都有這個功能，不是中國特有也不是中國發明，美國的youtube也有這個功能，你瀏覽了什麼類型的視頻，它就會推送同一類的視頻，這和監控是兩回事，不會記錄你的談話內容和你的隱私信息。這個功能的祖始爺是-----微軟wondows，微軟的wondows中的Cookie 就是起這個作用的，你可以搜索一下Cookie 是什麼。</text:span></text:p>
      <text:p text:style-name="P1"><text:span text:style-name="T1">許世勤   |  2020.06.05 13:05   |   </text:span><text:a xlink:type="simple" xlink:href="http://palinfo.habago.org/Entry?Command=Information_PrintForum&amp;iPage=2#FORUM39452"><text:span text:style-name="T2">#</text:span></text:a></text:p>
      <text:p text:style-name="P2"><text:span text:style-name="T1">陳默，<text:line-break/><text:line-break/>入不入黨我無所謂，那是因為他們提到武漢大學有些助理教授的位置，我可以去申請。女所長說我適合從政，但我回說經濟跟生存比較重要。從政什麼的，那不是我的目的。同時他們提到他們學校裡有幾個台灣同事，也都加入了共產黨，這樣而已。我只是單純在「陳述」一些親身見聞罷了，並非炫耀說我被誰誰誰看中，有那個機會一展長才。<text:line-break/><text:line-break/>至於他們是不是開玩笑，這有關係嗎？因為我壓根不在意。<text:line-break/></text:span></text:p>
      <text:p text:style-name="P1"><text:span text:style-name="T1">刘旭   |  2020.06.05 13:03   |   </text:span><text:a xlink:type="simple" xlink:href="http://palinfo.habago.org/Entry?Command=Information_PrintForum&amp;iPage=2#FORUM39451"><text:span text:style-name="T2">#</text:span></text:a></text:p>
      <text:p text:style-name="P3"><text:span text:style-name="T1">Ethan<text:line-break/>我并不是说李文亮，被请去喝茶这件事情是对是错，我想说的是，现在中国境内，私人的通讯软体的交流，都在国家的监察之下，有个在政府机关单位的，朋友告诉我，在微信或QQ里面的通话记录或录音，只要国家有调查需要，可以直接去腾讯公司索要。</text:span></text:p>
      <text:p text:style-name="P1"><text:span text:style-name="T1">陳默   |  2020.06.05 12:58   |   </text:span><text:a xlink:type="simple" xlink:href="http://palinfo.habago.org/Entry?Command=Information_PrintForum&amp;iPage=2#FORUM39450"><text:span text:style-name="T2">#</text:span></text:a></text:p>
      <text:p text:style-name="P2"><text:span text:style-name="T1">許世勤<text:line-break/>其實台灣人被國民黨的白色恐怖統治了幾十年，想當然的認為大陸也是這樣，甚至現在也是這樣，當然還有媒體洗腦。我可以負責任的告訴你，大陸只有在文革十年內，有類似台灣這種恐怖，但也不是象台灣這種系統性的，強有力的警察國家，我小學到初中是在文革前，幾乎沒有記憶有身邊有匪諜這類教育，父母也沒有告誡什麼可以說什麼不可以說。但文革開始後就情況不一樣了，這說來話長就不說了。76年四人幫倒台，鄧公執掌大權，中國改革開放，這個大家都知道也不談了。就算文革期間，人民的生活中也沒有什麼情治單位，情治人員在人民的身邊刺探所謂的匪諜這回事，要知道，文革那個時候，中國的公安局都處於半癱瘓狀態，就算沒癱瘓，公安局的人員很少能力也是很差，破刑事案都來不及。除了公安局，在大陸從沒設立任何情治單位和類似情治單位的單位。所以在大陸人的心中，沒有所謂白色恐怖的記憶，這和前國民黨後民進黨的媒體所洗腦的完全不是一回事。</text:span></text:p>
      <text:p text:style-name="P1"><text:span text:style-name="T1">Ethan   |  2020.06.05 12:54   |   </text:span><text:a xlink:type="simple" xlink:href="http://palinfo.habago.org/Entry?Command=Information_PrintForum&amp;iPage=2#FORUM39449"><text:span text:style-name="T2">#</text:span></text:a></text:p>
      <text:p text:style-name="P3"><text:span text:style-name="T1">To 劉旭同學<text:line-break/><text:line-break/>我覺得李文亮醫生的問題是一個相當簡單的問題，可以用來檢視一下我們自己對問題的思考。 也許我們可以自己問幾個問題？ 或問自己更多問題？ 對問題的結論是從某種看法衍生過來的。 會有某種程度的的一致性。 人有時會偏見，無法察覺後面邏輯的不一致。或者會扭曲一些客觀的事實。<text:line-break/>所以應該常問自己一些問題？ 而不是被先前建立的立場帶著走。<text:line-break/><text:line-break/>1. 各國對傳染病的資訊傳播是否有限制， 是否有一些共同的基本原則？<text:line-break/>2. 所謂私底下訊息交流的定義，或適用的法律範圍是什麼？<text:line-break/>3 政府跟李文亮醫生的對錯問題 是一種二元對立的關係嗎？ 即ㄧ邊對，另一邊就是錯？<text:line-break/><text:line-break/><text:line-break/><text:line-break/>下面是火鍋大王對李文亮事件的看法，我覺得不錯，你可以看看<text:line-break/></text:span><text:a xlink:type="simple" xlink:href="https://youtu.be/b-Fy80yHYQo"><text:span text:style-name="T4">https://youtu.be/b-Fy80yHYQo</text:span></text:a><text:span text:style-name="T1"><text:line-break/><text:line-break/></text:span></text:p>
      <text:p text:style-name="P1"><text:span text:style-name="T1">陳默   |  2020.06.05 12:33   |   </text:span><text:a xlink:type="simple" xlink:href="http://palinfo.habago.org/Entry?Command=Information_PrintForum&amp;iPage=2#FORUM39447"><text:span text:style-name="T2">#</text:span></text:a></text:p>
      <text:p text:style-name="P2"><text:span text:style-name="T1">許世勤<text:line-break/>呵呵，恕我直言冒犯許先生，你的大陸朋友說介紹你入黨，這就是百分之百的開個玩笑而已，你就當真，或者是在調戲你，拿你當什麼調侃你。<text:line-break/>一是共產黨不會收一個台灣人入黨，<text:line-break/>二是大陸入黨手續很嚴格，不是報個名填張表就可以加入。<text:line-break/>三是入黨必需向所在單位的黨支部寫入黨申請書，經過支部大會討論同意你為入黨積極分子，然後經過一個的培養，必需每個季度寫一次思想彙報，參加一次為期一個星期的黨員培訓，經過一年觀察後支部大會討論舉手表決是否吸收你為中國預備黨員，通過後你才成為預備黨員，再過一年後，也就是第三年，支部大會全體黨員舉手表決決定是否能成為正式黨員，通過後，你才算一名正式的共產黨員，並報上級黨委批准。<text:line-break/>四是，綜上可以看出，本黨支部不能也不容許也不可能接收外單位的人加入共產黨。你一個台灣人，某個大陸單位的領導說一句話怎麼可以和可能接收你入黨？你想的太簡單了。</text:span></text:p>
      <text:p text:style-name="P1"><text:span text:style-name="T1">刘旭   |  2020.06.05 12:17   |   </text:span><text:a xlink:type="simple" xlink:href="http://palinfo.habago.org/Entry?Command=Information_PrintForum&amp;iPage=2#FORUM39446"><text:span text:style-name="T2">#</text:span></text:a></text:p>
      <text:p text:style-name="P3"><text:span text:style-name="T1">陳真先生<text:line-break/>看了几年前看关于，穆斯林的讨论，都在讨论伊斯兰这个宗教，是否是个邪恶宗教，中国是否迫害穆斯林。<text:line-break/>我想提供一个新的角度和观点，中国回族也是穆斯林，但并没有遭受到和维吾尔族一样的待遇。为什么回族能良好的融入中国社会呢，他们会说普通话，接受世俗化，能在城市中找到工作，能融入现在的中国的经济发展中。<text:line-break/>十年前，中国大陆各地流窜的新疆维吾尔小偷，给了新疆人很大的污名化，而导致很多汉族企业主，不愿意招惹麻烦，不愿意雇佣维吾尔人。前些年，极端的伊斯兰宗教势力，进入南疆，给一些维吾尔人，灌输了仇恨，和极端伊斯兰思想，你可以看下去土耳其的新疆人，基本抛弃了本民族的服装，而变成了中东的全身罩袍。只留一道眼睛的服装。还有很多新疆人不会说普通话，无法离开南疆。<text:line-break/>于是你会看到这样的南疆，一群长期，被灌输了仇恨中国和汉族的维吾尔人，长期被边缘在社会经济发展之外的维吾尔人，缺乏知识和文化，甚至普通话都不会说的维吾尔人，又由于汉族企业主的歧视，就业非常困难的维吾尔人。<text:line-break/>如果一个民族，长期被污名化，长期贫穷，缺乏教育，缺乏改变自身经济社会情况的通道。而又有极端的宗教思想在他们当中传播，会变成什么样呢？<text:line-break/>这个问题不是伊斯兰问题，是一群人，能否接受教育，能否解决贫穷，能否安居乐业，能否过上幸福生活的问题。<text:line-break/>共产党给出的答案，教育营给他们基本的语言和工作技能，合作的工厂，给他们工作，让他们能够融入现代社会的生活。 但这是不是一个好的办法呢，我无法评价<text:line-break/><text:line-break/></text:span></text:p>
      <text:p text:style-name="P1"><text:span text:style-name="T1">qegg   |  2020.06.05 12:01   |   </text:span><text:a xlink:type="simple" xlink:href="http://palinfo.habago.org/Entry?Command=Information_PrintForum&amp;iPage=2#FORUM39445"><text:span text:style-name="T2">#</text:span></text:a></text:p>
      <text:p text:style-name="P2"><text:span text:style-name="T1">我想就我所知道部分提供大家参考。技术上，现在大陆街道上部分摄像头有可以测乱鸣喇叭的功能，这是利用声波的杜普勒效应完成的技术。从这个考量，隔空（到车内）收音还分析是不可能的事。<text:line-break/><text:line-break/>但是这里不排除手机内APP利用手机麦克风对客户进行大数据搜集的行为，我有过经验和同事讨论某物之后被淘宝推送。</text:span></text:p>
      <text:p text:style-name="P1"><text:span text:style-name="T1">許世勤   |  2020.06.05 11:14   |   </text:span><text:a xlink:type="simple" xlink:href="http://palinfo.habago.org/Entry?Command=Information_PrintForum&amp;iPage=3#FORUM39444"><text:span text:style-name="T2">#</text:span></text:a></text:p>
      <text:p text:style-name="P2"><text:span text:style-name="T1">過去我曾跟指導教授討論有關「科學」的定義，因為很多人認為科學等於「真理」。但是我們的看法並非如此，我們認為科學只是種「手段」與「思考方式」。科學研究上為了確認一個「事實」，往往必需一再反覆驗證，所以我最後可以「描述」:在一定的「條件」下，這個「事實」「可能發生」，或「可以」在這個「條件」下進行預測。但是「事實(relality)」不等同於「真理(truth)」，把看見的部分事實當作真理，就會陷入科學帶來的謬誤。今天以生命科學來說，也只是在各種部分「事實」之間進行直向或橫向架構，而不能把這些研究成果等同於生命的「真理」。<text:line-break/><text:line-break/>我們在寫計畫書或論文的時候，第一件事就是要先明確「目的」，是要問什麼問題？提出「問題」比展現一堆「數據」來得更重要。<text:line-break/><text:line-break/>我這幾天寫的內容，其實是想反映每個人都會看見部分「事實」，也許存在也許不存在。但不要以自己看見的部分「事實」就遽下定論，說這個一定就是怎樣。科學家討論科學都在瞎子摸象了，更何況是複雜多變的政治。不過年輕人能夠看見一些「問題」，也許存在也許不存在，但這表示年輕人有一顆敏感纖細且體貼的心，這我很讚賞。只是年輕人容易被表面華麗的詞藻所「感動」，台灣有太多這種「文青式」的發言，讓好多年輕人感動萬分，因此紛紛投入各種「運動」。最後我們有了許多無知的政客，主導著我們的未來。<text:line-break/><text:line-break/>過去我有支手機鏡頭有一顆小水滴，但拍照功能還可以。但就是看著不順眼，所以我忍不住把手機給拆開，好清理小水滴。但笨手笨腳的我，雖然水滴清理了，但手機拍照功能也壞了，甚至還影響到主機板。這告訴我，當自己沒有全面的認識、十足的把握與專業時，不要隨便因為一個小瑕疵看不過眼就去「修理」，很可能會愈修愈差。我本身擔任某組織的幹部，因為某些立場與「中央」不合，所以被「冷凍」。我看到的問題，跟一些「叛徒」一樣。但僅僅是這些問題，就要妖魔化整個組織，我認為這些人是出於個人的權力慾。畢竟整個組織走的是一個「正確的方向」，如果僅僅一些小問題就要妖魔化甚至毀滅它，那麼在崩解的組織下，受到最大傷害的仍舊是最基層的人員。<text:line-break/><text:line-break/>感謝有這個平台，大家能夠理智地交換意見，這樣的平台不多見了。</text:span></text:p>
      <text:p text:style-name="P1"><text:span text:style-name="T1">許世勤   |  2020.06.05 10:26   |   </text:span><text:a xlink:type="simple" xlink:href="http://palinfo.habago.org/Entry?Command=Information_PrintForum&amp;iPage=3#FORUM39443"><text:span text:style-name="T2">#</text:span></text:a></text:p>
      <text:p text:style-name="P3"><text:span text:style-name="T1">欧阳阳<text:line-break/><text:line-break/>說得沒錯，所以對於這些挑撥與操弄，我只有「痛恨」兩字可以形容。<text:line-break/></text:span></text:p>
      <text:p text:style-name="P1"><text:span text:style-name="T1">欧阳阳   |  2020.06.05 10:24   |   </text:span><text:a xlink:type="simple" xlink:href="http://palinfo.habago.org/Entry?Command=Information_PrintForum&amp;iPage=3#FORUM39442"><text:span text:style-name="T2">#</text:span></text:a></text:p>
      <text:p text:style-name="P2"><text:span text:style-name="T1">許世勤,<text:line-break/><text:line-break/>"多元的種族、多元的文化，而能夠和平的生活在一起，在一個桌子上吃飯", 看似很简单的一种愿望，在很多地方，很多时候却很难实现；人在特定舆论的民粹鼓动挑拨之下，往往会莫名其妙地就会相互仇恨。<text:line-break/>比如很多台湾人，大陆政策应该说对台湾人很友善的，基本上可以说是单方面的开放，台湾人在大陆无论是工作，生活，还是旅游，基本上就是国民待遇，但是还是有很多整天脑袋想着要反中反华，这就是被政客舆论灌输的一种莫名其妙的意识。<text:line-break/><text:line-break/>世界上很多地方的百姓本可以很和平的生活在一起，但是在政客的挑弄之下，最后变成相互仇视。</text:span></text:p>
      <text:p text:style-name="P1"><text:span text:style-name="T1">許世勤   |  2020.06.05 10:24   |   </text:span><text:a xlink:type="simple" xlink:href="http://palinfo.habago.org/Entry?Command=Information_PrintForum&amp;iPage=3#FORUM39441"><text:span text:style-name="T2">#</text:span></text:a></text:p>
      <text:p text:style-name="P3"><text:span text:style-name="T1">陳默，<text:line-break/><text:line-break/>所以我就是當作交個朋友，統戰與否並沒有關係啊！交流、對話才能加深認識，排除誤解。席間我幾次被遊說可以加入共產黨，院長可以幫我寫介紹函，只是我沒答應。我畢竟不像陳明忠那麼有勇氣，在台灣當個地下黨。<text:line-break/><text:line-break/>當然，我們小時候就是接受黨國教育，在這體制下被教育要在蔣公底下當個「活活潑潑的好學生」，「統戰」兩個字自小聽到大，「小心匪諜就在你身邊」，舉報「匪諜」還可以有獎金賺。以往的黨國教育，讓我們聽到「共產黨」三個字就有種莫名的恐懼。所以當時得知席間一群人都是共產黨的時候，我感覺好像我跟女朋友兩隻小綿羊走入了狼群似的，雖然他們戲稱他們是「土匪」。我三嬸是桂林人，剛從大陸嫁來台灣的時候，我還特意拿出中華民國國旗「示威」，表示三嬸是來自「敵國」。那個時候的雲林鄉下，各種傳言大陸人多麼懶散、好吃懶作等等。其實，台灣人很大部分對大陸人都抱持歧視，在這種教育底下，又有多少人可以脫離腦殘？</text:span></text:p>
      <text:p text:style-name="P1"><text:span text:style-name="T1">陳默   |  2020.06.05 10:09   |   </text:span><text:a xlink:type="simple" xlink:href="http://palinfo.habago.org/Entry?Command=Information_PrintForum&amp;iPage=3#FORUM39440"><text:span text:style-name="T2">#</text:span></text:a></text:p>
      <text:p text:style-name="P2"><text:span text:style-name="T1">許世勤<text:line-break/>統戰？你真的想多了。我不得不冒犯你一次，象你這樣有知識有見解的人都會把統戰兩個字深深的刻在腦子裡，這充分說明，台灣洗腦真的很成功。大陸太大，在大陸，只有各地的台辦有服務台商和台人（你們叫統戰也行）的工作任務，其它任何單位部門和個人都沒這個義務和功能。</text:span></text:p>
      <text:p text:style-name="P1"><text:span text:style-name="T1">許世勤   |  2020.06.05 09:56   |   </text:span><text:a xlink:type="simple" xlink:href="http://palinfo.habago.org/Entry?Command=Information_PrintForum&amp;iPage=3#FORUM39439"><text:span text:style-name="T2">#</text:span></text:a></text:p>
      <text:p text:style-name="P3"><text:span text:style-name="T1">那次去徐州，原訂的班機，因為華航在徐州機場的航班縮減，導致我們必需先到南京祿口機場，然後由女朋友的客戶，也就是我說的大陸朋友來接送。南京跟徐州，跟我之前去廈門旅遊有著截然不同的風情。<text:line-break/><text:line-break/>去廈門旅遊的時候，因為是自由行，所以比較少與當地民眾交談。只是當地人講的閩南語「漳泉濫」跟台灣的口音很像，第八市場也好像台灣的菜市場，逛鼓浪嶼好像在走台灣的老街，連吃的東西也很類似。<text:line-break/><text:line-break/>去參觀福建土樓的路途中，經過一處交流道，一邊往泉州，一邊往漳州，讓我不禁聯想到台灣開墾時期的「漳泉械鬥」。因為我家祖先牌位上寫著「泉州府安溪縣」，於是看到的時候感到相當親切，第一次這麼接近祖先的原鄉。在漳州的一處民營休息站，我還以為來到台灣的民營休息站，一群看起來根本與台灣大媽一個模樣的漳州大媽，用閩南語高聲交談，其間我買了一碗紅糖水煮的湯圓，是小時候的味道。土樓一帶是客家人聚集的地方，我女朋友是客家人，這下就換她教我當地人講的方言是什麼意思。回程的時候，經過漳州的田野、宮廟、騎打檔機車巡田水的老農，根本是台灣農村的放大版。<text:line-break/><text:line-break/>徐州的朋友問我們聽不聽得懂當地的方言，我說很容易聽懂啊，因為很類似「國語」，他說這太不公平了，他完全聽不懂我們的閩南語跟客家話。退役的女性五警是回族人，說他們不吃豬肉，國企總經理是女真人，不吃狗肉。中國有著多元的種族、多元的文化，而能夠和平的生活在一起，在一個桌子上吃飯。政治就應該是這樣，讓人民能夠無所恐懼的生活著，這才是價值。<text:line-break/><text:line-break/>所以我的看法是，言論的控制方式，是技術問題，不是價值問題。<text:line-break/></text:span></text:p>
      <text:p text:style-name="P1"><text:span text:style-name="T1">許世勤   |  2020.06.05 09:22   |   </text:span><text:a xlink:type="simple" xlink:href="http://palinfo.habago.org/Entry?Command=Information_PrintForum&amp;iPage=3#FORUM39438"><text:span text:style-name="T2">#</text:span></text:a></text:p>
      <text:p text:style-name="P2"><text:span text:style-name="T1">陳默，<text:line-break/><text:line-break/>那次是陪女朋友去徐州拜訪客戶的，我原本不知道他的來歷。當時從南京的機場，他一路開車載我們到徐州附近的邳州吃晚餐(之前誤植邠州，因為這個字我一直念錯)，隔天帶我們去品嘗當地的特色早餐「啥湯」，喝起來類似台灣的酸辣湯。<text:line-break/><text:line-break/>後來聊天的過程中，他說他是共產黨員，也才知道他太太是大學教授，也是黨員。他同時安排我跟女友認識他的研究所指導教授，是個女性所長，還有武漢大學的院長、教師、退役的女性武警、國企的總經理等。女性所長的丈夫聽說是徐州的高層級幹部，我就這樣跟一群共產黨吃了幾天飯、喝了幾天酒。當然，那個時候我感覺到這其實是一個統戰。原本只是陪同拜會客戶，卻認識了當地的教授跟官員。那個時候剛好遇上大陸陸橋崩塌的新聞，他說相關負責人這下完蛋了，而前陣子台灣宜蘭也才發生過大橋崩塌的事故，我們於是順便比較了一下兩岸在處理相同問題上的態度。<text:line-break/><text:line-break/>有關言論控制的部分，是我聽這個朋友說的，實情是怎樣我當然不知道。只是他們雖然是共產黨員，但對於國民黨卻抱有相當的好感，那是當時讓我感到比較訝異的。那個時候他說他小時候在南京長大，說下次有機會一定要帶我去南京中山陵走走。</text:span></text:p>
      <text:p text:style-name="P1"><text:span text:style-name="T1">欧阳阳   |  2020.06.05 09:11   |   </text:span><text:a xlink:type="simple" xlink:href="http://palinfo.habago.org/Entry?Command=Information_PrintForum&amp;iPage=3#FORUM39437"><text:span text:style-name="T2">#</text:span></text:a></text:p>
      <text:p text:style-name="P3"><text:span text:style-name="T1">西方政客文人在很多时候，很多事情上那是非常虚伪。<text:line-break/><text:line-break/>当他们的企业竞争力碾压你的时候，他们说要开放市场，搞贸易自由，全球化；当中国企业开始崛起，他们就搞国家安全，贸易保护主义，用各种手段来打压你。<text:line-break/><text:line-break/>言论自由也是，当他们的媒体，意识形态碾压你的时候，他们说要开放言论自由，比如像台湾，香港这样的，对西方媒体完全就是不设防，主流就是引用西方媒体灌输的一些所谓言论自由。但是，当中国的一些文化意识进入到西方社会，开始产生影响的时候，他们就会极尽打压只能，比如最近几年的孔子学院事件。<text:line-break/><text:line-break/>“近日，美国两党的青年组织领袖竟然联名签署了一封公开信，要求永久关闭在美所有孔子学院。这封信题为“华盛顿倡议”（Washington Appeal），是由非盈利组织“雅典学会”（Athenai Institute）于5月13日在网上发表的。他们认为，中国正通过在世界各国高校设立孔子学院等方式，“公然试图胁迫并控制校内言论，对学术自由构成了致命威胁。”所以，信中呼吁美国政府立即永久关闭所有在美国的孔子学院。<text:line-break/>这信居然还获得了民主党和共和党双方学生组织领袖的支持。共和党下属的“大学共和党全国委员会”（College Republican National Committee)在官推上发表声明，该组织的10位执行委员会成员以及45个州主席，一起联名签署了公开信。”<text:line-break/><text:line-break/>美国Axios新闻网1月18日消息，马里兰大学校长陆道逵在写给学校师生的一份信中表示，“2018年美国总统特朗普签署2019财年国防授权法案。其中有段描述，任何承办孔子学院的机构，将无法获得2019年财年的联邦经费。在评估该法案对马里兰大学的影响后，很明显我们不能继续开设孔子学院了。”<text:line-break/><text:line-break/>2019年秋季，4名国会调查人员还冲进马里兰大学的孔子学院，对老师进行过盘问。<text:line-break/>同样设立孔子学院的斯坦福大学，其人文科学学院院长塞勒斯（Richard Saller）也表示，孔子学院不会干涉斯坦福大学的学术自由，“他们也没有这么尝试过”。<text:line-break/><text:line-break/>即便如此，美国国防部依旧向全美各地高校施压，要求后者关闭孔子学院。2004年至今，全美孔子学院数在巅峰时期曾超过100家，但截至2019年9月，已有13所美国大学宣布关闭孔子学院。至今在美国的孔子学院数约为90家。”<text:line-break/><text:line-break/><text:line-break/>你看，只是一个传播中国古代文化的机构，都被他们如此打压，你能相信他们扯淡的什么“言论自由”？</text:span></text:p>
      <text:p text:style-name="P1"><text:span text:style-name="T1">林書楷   |  2020.06.05 08:27   |   </text:span><text:a xlink:type="simple" xlink:href="http://palinfo.habago.org/Entry?Command=Information_PrintForum&amp;iPage=3#FORUM39436"><text:span text:style-name="T2">#</text:span></text:a></text:p>
      <text:p text:style-name="P2"><text:span text:style-name="T1">老實說，我就是那種因為孟子說過：「民為貴，社稷次之，君為輕。」就認定只有中國社會才有「民主」的蠢蛋。當然民貴思想和現代民主不能畫上等號，不過我還是覺得民貴有民本的意涵而且實質上比選票政治更接近所謂人民當家的概念。<text:line-break/><text:line-break/>俗話說：「造謠出張嘴，闢謠跑斷腿。」我比較偏向中共審言論的方式，光是防疫不力、華涌被迫害這兩件；稍微搜尋下網路就可以得到完全不一樣的解釋，WHO稱讚中國抗擊疫情，維基百科『華涌曾表示1989年八九民主運動時剛好20歲，雖因尚未定居北京而未能親身投入學運，但六四對他影響至深，令他更習慣於用批判的視野，審視中國現行制度⋯2011年7月1日中共90週年黨慶當天，華湧與另外12人到中共一大召開地浙江嘉興南湖⋯』，可見他可能不是因為二零一七年的事件“才”遭到打壓；台灣媒體乃至西方媒體的報導方式，閱讀者往往還需要自已多方蒐證，有幾個天天煩惱生活的市井小民會每天去查媒體的造謠？這也造就廣大的西方媒體讀者對中國大陸的種種錯誤認知。<text:line-break/><text:line-break/>歐陽陽說到：「第四类人属国家民族意识比较深的，很多也是现实生活的受益者，这类人应该是最多的，特别是留学生群体，比例可能更高，有一句流传的俗语叫“越留学，越爱国”，这也是西方势力最害怕，也是最无可奈何的地方。」其實反向來說，那些留學大陸的外籍學生，也有一部份變成了「親中」的異類。比如說小马在纽约、口语老炮儿马思瑞Chris、Noel苏诺伊、星悅⋯⋯等等，陳真醫師說「人心嚮善」，我想要是世界對現代中國大陸有更客觀的認識，中美之間已然分出勝負了吧？</text:span></text:p>
      <text:p text:style-name="P1"><text:span text:style-name="T1">陳默   |  2020.06.05 08:27   |   </text:span><text:a xlink:type="simple" xlink:href="http://palinfo.habago.org/Entry?Command=Information_PrintForum&amp;iPage=3#FORUM39435"><text:span text:style-name="T2">#</text:span></text:a></text:p>
      <text:p text:style-name="P3"><text:span text:style-name="T1">許世勤<text:line-break/>你的大陸“朋友”都很奇葩，但我出於禮貌不懷疑你真有這些大陸“朋友”。你稱朋友告訴你大陸的交通違章攝像頭可以監測到行駛過程中車內的談論“政治敏感”的談話，這是很可笑的。<text:line-break/>第一，別說沒有這種高科技，依目前的科技水平還沒達到這種能力，就算有，每個攝像頭要裝這麼一個高科技的東東，全國的攝像頭要多少經濟成本和人力成本？用巨大的成本目的是要偵測你我有沒有談政治敏感問題？然後呢？<text:line-break/>第二，車輛通過道路上的交通攝像頭的時間是很短的，幾秒種而已，一剎那的時間，你的車就開出幾十米了，能偵測到你什麼談話？科技進步好，但還沒進步到這種地步，請你和你大陸朋友方心。<text:line-break/>第三，你說你大陸朋友稱鄰居會告密，這我就不得不懷疑你的所謂朋友是在開玩笑還是在暗讽和嘲笑你這個长期受台灣媒體那个啥的台湾人了。</text:span></text:p>
      <text:p text:style-name="P1"><text:span text:style-name="T1">穎芝   |  2020.06.05 07:42   |   </text:span><text:a xlink:type="simple" xlink:href="http://palinfo.habago.org/Entry?Command=Information_PrintForum&amp;iPage=3#FORUM39434"><text:span text:style-name="T2">#</text:span></text:a></text:p>
      <text:p text:style-name="P15"><text:span text:style-name="T8">被「中選會」告的還不止一人⋯<text:line-break/><text:line-break/></text:span><text:a xlink:type="simple" xlink:href="https://www.youtube.com/watch?v=MiEjNFCEMVA"><text:span text:style-name="T9">https://www.youtube.com/watch?v=MiEjNFCEMVA</text:span></text:a><text:span text:style-name="T8"><text:line-break/></text:span><text:a xlink:type="simple" xlink:href="https://www.youtube.com/watch?v=6sSRu0l4M0g"><text:span text:style-name="T9">https://www.youtube.com/watch?v=6sSRu0l4M0g</text:span></text:a><text:span text:style-name="T8"><text:line-break/><text:line-break/></text:span><text:span text:style-name="T10">穎芝   |  2020.06.05 07:22   |   </text:span><text:a xlink:type="simple" xlink:href="http://palinfo.habago.org/Entry?Command=Information_PrintForum&amp;iPage=4#FORUM39433"><text:span text:style-name="T11">#</text:span></text:a></text:p>
      <text:p text:style-name="P15"><text:span text:style-name="T8">一介草民網紅，只是拆穿「霸韓國家隊」的把戲，就要被移送法辦，好一個號稱「言論自由、民主」的國家！<text:line-break/><text:line-break/></text:span><text:a xlink:type="simple" xlink:href="https://www.youtube.com/watch?v=Ss0Y1ayFId4"><text:span text:style-name="T9">https://www.youtube.com/watch?v=Ss0Y1ayFId4</text:span></text:a><text:span text:style-name="T8"><text:line-break/></text:span><text:a xlink:type="simple" xlink:href="https://www.youtube.com/watch?v=CvwMRMLrhnE"><text:span text:style-name="T9">https://www.youtube.com/watch?v=CvwMRMLrhnE</text:span></text:a><text:span text:style-name="T8"><text:line-break/></text:span></text:p>
      <text:p text:style-name="P1"><text:span text:style-name="T1">刘旭   |  2020.06.05 06:35   |   </text:span><text:a xlink:type="simple" xlink:href="http://palinfo.habago.org/Entry?Command=Information_PrintForum&amp;iPage=4#FORUM39432"><text:span text:style-name="T2">#</text:span></text:a></text:p>
      <text:p text:style-name="P3"><text:span text:style-name="T1">陳真先生<text:line-break/>我爸老说我，知道的太少而说的太多，这样就是告诉别人我很蠢。我想我还是默默关注好了，不再说一些愚蠢的话。<text:line-break/>陈真先生，如果要学会思考和发问，那么具体该学习什么？如何学习？有具体的书籍或书单，或课程可供参考吗？ 除了您提到的几本之外。在这里先谢过了。</text:span></text:p>
      <text:p text:style-name="P1"><text:span text:style-name="T1">阿水   |  2020.06.05 02:04   |   </text:span><text:a xlink:type="simple" xlink:href="http://palinfo.habago.org/Entry?Command=Information_PrintForum&amp;iPage=4#FORUM39431"><text:span text:style-name="T2">#</text:span></text:a></text:p>
      <text:p text:style-name="P2"><text:span text:style-name="T1">台灣不良的現狀，光一些清清楚楚的事實就足以證明了，不需要建立在有爭議的事實上，所以我列出如下：<text:line-break/><text:line-break/>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text:line-break/><text:line-break/>爭議點：<text:line-break/>不是不管信息真假都有罪，而是信息如果是真的，或關於疫情及防疫措施的討論合理的有所本，沒有胡亂吹虛，那就不違法。這條罪只罰故意犯，不處罰過失，所以如果是合理誤信謠言而散播，沒有謠言或不實訊息的認識或預見，雖然可能被抓，但若是檢察官不能證明是假消息或行為人是故意的，法院還是判無罪。例如：「今年3月，名嘴黃智賢在臉書PO文質疑衛福部長陳時中，因貼文中一句：「台灣的社區感染」，被民眾檢舉散布「台灣有社區感染」的謠言，但新北地檢署認為，黃智賢是因憂心台灣疫情而提出相關質疑，且在她貼文前，社區感染一事已經有媒體報導，貼文內容亦無擴大渲染情形，今處分不起訴。」<text:line-break/>參考法條：<text:line-break/>嚴重特殊傳染性肺炎防治及紓困振興特別條例第十四條：散播有關嚴重特殊傳染性肺炎流行疫情之謠言或不實訊息，足生損害於公眾或他人者，處三年以下有期徒刑、拘役或科或併科新臺幣三百萬元以下罰金。<text:line-break/><text:line-break/>二、「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text:line-break/><text:line-break/>爭議點：<text:line-break/>這應該指的是新黨的王炳忠等人，新黨雖然是小黨，但警察絕對不敢只因言論隨便請去喝茶或限制出境，這會鬧很大；而且限制出境也一定有相當的證據為依據，但還沒有經過法院審理確定之前，還不能說這些人一定有罪。<text:line-break/>對此，台灣媒體的報導：<text:line-break/>「新黨發言人王炳忠、新思維中心主任侯漢廷、宣傳部副主任林明正、王的父親王進步，被控接受中國解放軍旗下兩單位資助在台發展組織，意圖吸收包括現役軍官及學生發展組織，台北地檢署依違反國家安全法罪嫌起訴，由於4人原本的限制出境、出海令期限將屆，台北地院本月24日開庭調查後，今天裁定4人繼續限制出境、出海。」<text:line-break/><text:line-break/>三、「罷韓那些人渣，最近還冒用法務部的logo製作文宣，公然偽造文書，檢調理當提起公訴，繩之以法，所謂法務部居然說可以原諒他們。原來法律也可以私下原諒。」<text:line-break/>爭議點：<text:line-break/>中國時報的報導是「法務部長蔡清祥回說，犯罪與否要看動機，有時候是對法律不了解，以為Logo是公開的，才會這樣做，對於涉及什麼責任，待高雄地檢署調查清楚，法務部再表達意見，「如果能原諒就可以原諒」，且法務部表達立場後，對方已拿掉Logo，站在原諒犯錯的人的立場未嘗不可，並再次強調，要看事情的嚴重性與動機。」但中國時報的標題卻是「罷韓冒用法務部logo可原諒？網：顏色對了就沒關係…」<text:line-break/><text:line-break/>法務部長錯在不應該對個案說三道四，不然因行政統屬的關係，基層檢察官偵辦時可能會仰察上意，這是司法行政首長應有的政治道德，行政慣例上也是如此，他應該只回說「待高雄地檢署調查清楚，法務部再表達意見」。<text:line-break/></text:span></text:p>
      <text:p text:style-name="P1"><text:span text:style-name="T1">陳真   |  2020.06.05 01:36   |   </text:span><text:a xlink:type="simple" xlink:href="http://palinfo.habago.org/Entry?Command=Information_PrintForum&amp;iPage=4#FORUM39430"><text:span text:style-name="T2">#</text:span></text:a></text:p>
      <text:p text:style-name="P3"><text:span text:style-name="T1">言論自由知多少？<text:line-break/><text:line-break/>陳真<text:line-break/><text:line-break/>2020. 06. 05.<text:line-break/><text:line-break/><text:line-break/>幾點回應：<text:line-break/><text:line-break/>一，問一個好問題，比只會「覆誦」各種既有的「問題」或「答案」更重要<text:line-break/><text:line-break/>我有幾次負責甄試住院醫師的機會，我往往不是考他問題，而是要他發問，或是請他說說他心裏對於知識與研究本身或臨床工作等等等，有些什麼樣的困惑。因為我相信，一個人對於人事物的理解能力，並非在於他知道多少，而是在於他對於他所知道的東西究竟如何評價。<text:line-break/><text:line-break/>二，何謂「例子」(case) ？<text:line-break/><text:line-break/>在劍橋第一年，因為過去並沒有哲學背景，因此，我是以醫學系訪問學者的身份先念了一年的哲學轉換課程 (conversion course)。那一年，對我幫助最大。我甚至覺得，在那之後，就沒什麼進步了；我能做到的東西，似乎已經到達個人極限。剩下那九年，其實只是在同樣的「理性容量」上增添一些知識「內容物」而已。<text:line-break/><text:line-break/>我對小孩的智能教育也是這麼看待。很多家長急著讓小孩學很多知識，但我覺得與其忙著把東西倒進他的大腦裏，不如讓大腦本身發展出應有的「理性能力」與「智慧空間」，簡單說就是把容器做大，再來填入知識內容也不遲。<text:line-break/><text:line-break/>回台後，我曾試圖用上述第一年的課程方法，教導台大的一些住院醫師，可惜成效不彰，半途而廢，畢竟專科醫師考試不會考這個，學習意願低落。<text:line-break/><text:line-break/>如果有一個好的環境，不拘小學、中學、大學或研究所，我其實很樂意不藏私地把這套方法教給任何一個人，不管是大人或三歲小孩也許都能受用。不過，前提是當事人得「願意」 把他的腦子拿出來使用才行。<text:line-break/><text:line-break/>關於這段學習經歷，寫過很多次，我就不多說了。我記得，那一年的指導教授經常要我「忘記康德，忘記維根斯坦，忘記羅素...忘記所有哲學家」，為什麼呢？因為，他說：「重要的是你怎麼想，而不是維根斯坦怎麼想，康德怎麼想。我對他們怎麼想不感興趣，我只是想要知道你怎麼想事情。」<text:line-break/><text:line-break/>老師不但要我忘記哲學，甚至要我「遠離哲學圖書館」。他說：「我是要教你怎麼思考，不是要教你哲學。當你懂得怎麼思考，哲學就根本不是問題了。」<text:line-break/><text:line-break/>那一年，我每星期必須以論文形式寫一篇一千字的小文章，然後當眾陳述，回應老師和同學們的批判與質疑。每星期我會拿到一個題目，然後必須在六天內完成一篇小文章。那些題目，全是有點稀奇古怪，不過非常有趣就是，比方說「有沒有『一個人的科學』(a science of an individual)？」，「有無可能給心靈 (mind)下一個正面定義(positive definition)？」等等。<text:line-break/><text:line-break/>回答這些問題，當然不是憑空瞎掰，而是在整個課程開始之前，老師就會給你一份書單，裏頭有幾十本書，你得先把這些書讀過才行。比方說底下這幾本，不難，但很有啟發性：<text:line-break/><text:line-break/>《Categories and Concepts》：</text:span><text:a xlink:type="simple" xlink:href="https://amzn.to/371ywSO"><text:span text:style-name="T4">https://amzn.to/371ywSO</text:span></text:a><text:span text:style-name="T1"><text:line-break/><text:line-break/>《Naturalizing Epistemology》：</text:span><text:a xlink:type="simple" xlink:href="https://amzn.to/2Bsoj61"><text:span text:style-name="T4">https://amzn.to/2Bsoj61</text:span></text:a><text:span text:style-name="T1"><text:line-break/><text:line-break/>《What is a case?》：</text:span><text:a xlink:type="simple" xlink:href="https://stanford.io/2U9OiG0"><text:span text:style-name="T4">https://stanford.io/2U9OiG0</text:span></text:a><text:span text:style-name="T1"><text:line-break/><text:line-break/>這段算是題外話，跟現在的討論無關。不過，我之所以想起這些事是因為，我發現劉同學的思考方式似乎有個習慣就是：先有答案與立場，然後隨便找來一個東西，就說這是該立場的證據。不客氣地說，我真覺得很離譜。因為，如果要那樣胡亂推論，那我們幾乎可以論證任何一種主張或立場，反正瞎掰一通就是。<text:line-break/><text:line-break/>比方說，劉同學說起某種聽起來好像是「反實在論」(anti-realism) 又有點像是「後現代主義」的說法，但他卻胡扯說這是亞里斯多德說的，然後跳躍到結論是：西方人就是玩這一套詭辯術云云。亂湊一通，真的很離譜，概念任意飛躍，任意張冠李戴，台語有句俗話說「看到影子，就生了個兒子」，意思就是這樣，隨便看到一點什麼，馬上就能做出無限宏大的結論。這樣子的話，別人其實很無言。<text:line-break/><text:line-break/>三，「言論自由」的咒語<text:line-break/><text:line-break/>至於什麼「言論自由」的，其實就跟什麼「民主自由」一樣，像一種咒語，人們往往脫口而出，不知所云；所提問題，往往乏味蒼白至極，連「第一課」都談不上，只能算是幼兒園等級。這些無聊之問，回答過千萬遍；要再講一遍，實在很無奈。巴勒網這麼多資料，各位同學是都沒在看嗎？凡事不妨多看多想，再做論斷也不遲。光是說出一己之見是沒有多大意義的，總得說出一番道理來。<text:line-break/><text:line-break/>四，中國管控言論之程度，遠遠遠遠遠遠輸給西方與台灣<text:line-break/><text:line-break/>中國只是管控局部言論，管控特定說法，西方則是管控全世界的整個言論機器，滴水不漏。隨便透過一個演算法，你所看到的「世界」就馬上調整了，消毒了，變調了，但你卻根本不知道你損失了什麼，你更難以察覺你的認知世界早已被「程式設定」了。<text:line-break/><text:line-break/>太複雜的作法我就不說了，光說「消音」這回事，比方說有關阿桑吉的資訊，有關 WSWS 的資料或 RT 的報導，乃至巴勒網，同樣都遭到全面「消毒」或「消音」 ，從言論市場消失。你愛講就去講，麥克風插頭早已拔掉，你只能講給自己聽。<text:line-break/><text:line-break/>別說美國之管控世界，就連人渣黨之管控台灣言論都遠遠遠遠遠超過大陸，不但管控，而且全面性地、全天候地餵養假新聞，除了造謠抹黑，就是造謠抹黑，要不就是讓你「低能化」，餵養一些毫無意義的無聊八卦，比方說哪兒有正妹爆奶、爆紅、爆漿等等，每天就是餵你這些假東西、爛東西，幾乎沒有一句真話，沒有一句有意義的報導。你說這個叫做言論自由？除非腦殘到無可救藥，哪個腦子正常的人會說這個叫做擁有言論自由的社會？<text:line-break/><text:line-break/>除了永無止盡的全面造謠抹黑扭曲渲染，另一方面則刻意無限吹捧、抬舉各種迎合當道的一些低能人渣與走狗文人之言論，他們稍微放個屁，媒體馬上就大篇幅報導，抬舉為意見領袖。<text:line-break/><text:line-break/>我光是過去二十年就寫了不下一千萬字，主流媒體有沒有過一字的報導？幾乎是零。Noam Chomsky 也一樣，哪個西方主流媒體會報導他的言論？幾乎是零。麥克風整個把你關掉，你只能講給自己聽，講給三、五好友聽。這是因為我或Chomsky 或 WSWS 的言論水品很差嗎？阿桑吉被消音，是因為他的想法作法及遭遇對世人不重要嗎？<text:line-break/><text:line-break/>不光消音，只要對綠色略有不敬，在台灣更會有永無止盡、外人無法想像與忍受的懲罰與報復。<text:line-break/><text:line-break/>在過去蔣家年代，報復與懲罰之舉比較莊嚴，講究一種「積分制」，而且是由國家機器按照一定的程序出面執行懲罰。所謂「積分制」是說，國家不會因為你講了什麼不合黨的胃口的話，就馬上懲罰你，而是會給你「記點」，就像超商集點換獎品那樣，然後持續觀察你的作為，等到哪一天積分夠了，國家機器就會動起來，對你執行各種懲罰機制，一次性跟你算總帳。我的積分累積得很快，加入黨外短短七、八年，就達到叛亂等級了，只差一點點就進了黑牢。<text:line-break/><text:line-break/>但是，過去二十年來，懲罰方式卻變得極端猥瑣下流而缺乏嚴肅意義。簡單說就是：國家機器隱身幕後，由網軍及爪牙和任何一個「忠黨愛國」人士，隨便一個阿貓阿狗 (或是由權勢者親自匿名，化身阿貓阿狗)，只要他高興，不需要等候積分足夠，隨時隨地都可以透過鍵盤，透過耳語，透過各種齷齪不堪的手段，例如冒用你的名字進行各種卑劣作為，或是騷擾你的系所及醫院，散播各種惡毒謠言，對你直接進行懲罰，進行人格毀滅，讓你百口莫辯，把你妖魔化、爭議化，或是用一切無恥手段阻撓你的工作與前途等等等。<text:line-break/><text:line-break/>更惡劣的是，經常性地擴大攻擊範圍到你的家人身上，以你的家人為人質，做為一種報復與懲罰的對象；種種齷齪行徑，差不多可以寫成一本書，完全就是不擇手段，而這就是這個所謂熱愛「言論自由」的人渣黨將近三十年來的基本黨性與作風。你說這個叫做言論自由？<text:line-break/><text:line-break/>我能理解一些人 (例如那位被人渣黨之謝長廷網軍攻擊的台灣駐日外交官) 為何會不堪羞辱毀謗而自殺，因為那樣一種全面性的毀滅性攻擊，根本不是一般人所能承受。<text:line-break/><text:line-break/>如果說你不曾經歷這些事，那是因為你的言論還不夠真實，缺乏實質意義或殺傷力。<text:line-break/><text:line-break/>簡單說，懲罰機制無所不在，中國並沒有比較特別，反而相較之下更為疏漏寬鬆許多，不像西方與台灣之滴水不漏。你看，光是在台灣，幾個人敢公開坦蕩蕩地講一句對綠色不敬的話？稍有不敬，馬上就可能遭到懲罰。<text:line-break/><text:line-break/>比方說，許多人只是批評人渣黨在所謂「友邦」撒錢，進行金錢外交，警察就來抓人了，說你造謠，說你「影響民心與破壞社會秩序」，說你應該說「借錢」給「友邦」，不是「撒錢」。可是，他媽的這兩者有字義上的實質差別嗎？再說，那些所謂「金援」，往往都是拿給一些貪婪無度的國外人渣政客，日後拿得回來嗎？幾乎不可能。如果這樣就要抓人論罪，那麼，人渣黨及其文人走狗與御用媒體們，每天無時無刻造謠抹黑，豈不是應該統統槍斃？<text:line-break/><text:line-break/>結論是：中國只是管控極其有限的局部特定言論，根本微不足道，但是，西方世界卻掌握整個世界的「麥克風」，完全一手遮天，滴水不漏，由屈指可數的極少數人和情治單位來決定主流言論內容。台灣的媒體與高等教育，一樣也是由 CIA一手操控。<text:line-break/><text:line-break/>而且，根據史諾登和阿桑吉所揭露的無數訊息，美國管控世界管控到這樣一種地步：你平常跟誰講電話講了些什麼，你的EMAIL或LINE寫了些什麼，你每天去過哪些地方，所有這一切資料都直通CIA；然後甚至會在世界各地針對異己，公然進行完全不受控制的狙殺任務或暗殺行動，殺害成千上萬條人命。中國會這樣嗎？中國的那麼一點笑死人的管控言論能力及懲罰方式，能夠跟西方之管控與制裁相提並論嗎？<text:line-break/><text:line-break/>五，中西媒體言論品質大不同<text:line-break/><text:line-break/>中西方對於言論的處理方式有一個很大的根本差別就是：中國媒體詳實可信，專業且客觀，但西方媒體卻充滿偏見，擅於扭曲渲染，甚至造謠。至於台灣媒體，那就根本不用提了，那純粹就是一堆有毒的垃圾。<text:line-break/><text:line-break/>六，中國應該加強言論控制與掌握世界媒體話語權<text:line-break/><text:line-break/>就如 Andre Vltchek 所強烈主張，中國應該加強言論管控，加強管理敵對勢力之無孔不入的滲透，加強管理那些掛羊頭賣狗肉的各種所謂 NGO，怎麼會是還要放鬆呢？是不要命了嗎？中國之所以今天還能大致安然無恙地存活在地球上，那是因為在管控風險這方面做得勉強還可以，不過，仍然有很大的加強空間。<text:line-break/><text:line-break/>你要知道，現在就是戰爭狀態，只差還沒發射飛彈而已。戰爭就是這麼一回事。特別是過去差不多十年來，美國及西方幾乎是火力全開，發瘋似地猛烈攻擊中國，對中國展開赤裸裸的宣傳戰，透過浪潮一般的無數假新聞，造謠抹黑，全面妖魔化，哪有人會蠢到反而自己還門戶大開，開門揖盜？那不是瘋了嗎？<text:line-break/><text:line-break/>西方國家自己怎麼不開放其所謂言論自由？為何不讓中國媒體也去西方自由言論一番？反而是徹徹底底的全面禁止？西方國家為何不學習中國那樣自由開放，近乎完全不設防，讓CIA全面掌控港台的幾乎所有媒體與教育？西方應該也要讓中國的情治單位去控制西方所有的媒體與教育才對啊，讓中國在美國與西方每天散播仇視西方人、妖魔化西方人的思想與言論及教材才對啊。西方人卻完全不是這樣自由開放，而是用盡一切手段，徹底禁止中國的一切聲音進入西方世界。<text:line-break/><text:line-break/>七，言論自由是一種手段不是目的<text:line-break/><text:line-break/>每次聽到人家鼓吹什麼言論自由，我就會不自主地想看看他長什麼樣子，我想知道腦殘的長相是否具有某種特徵性。前些天，有人拿一張照片給我看，是個研討會，問我照片中哪一個是腦殘。我一秒鐘就辨識出來，非常厲害。照片中那些人我完全不認識，但我能感受到腦殘有一種特殊的愚蠢氣質與相貌神情。題外話。<text:line-break/><text:line-break/>回歸正題。「爭取言論自由」是很空洞很腦殘的一句話，因為言論之自由「程度」的行使，乃是一種手段，而非目的本身。天底下沒有人會去爭取某種手段，人們只會爭取各種目的，而不是爭取手段。這樣大家聽得懂嗎？就如同我不會爭取「爬很高的自由」一樣。爬很高是多高？是要爬去哪？是要做什麼？我也不會去爭取「過馬路的自由」，過馬路哪一點不自由？有紅綠燈，有禁止線，有各種規則與罰則，就是妨礙了你過馬路的自由嗎？這樣講不是很腦殘嗎？我意思是說，你應該表明，你究竟是想要爭取一種「什麼樣的」言論自由？在「何種意義」下的言論自由？<text:line-break/><text:line-break/>言論自由不是一種目標，它甚至連做為一種手段的「正面」(positive) 意義都極不明確，甚至可以說不存在。你只能從它的「反面」(negative) 意義去思考它的存在價值，也就是說，究竟我們應該管控言論到何種程度，方才是最有利的？<text:line-break/><text:line-break/>這裏有三個重點，一是「反面意義」，二是「程度之分」(matter of degree)，也就是說，言論自由不是有或沒有，而是一種matter of degree。第三更重要，亦即它之管理與控制究竟是想要達成何種目的？究竟這麼做是為了保護誰的普遍利益？在中國，毫無疑問是為了保護絕大多數人的利益與基本生存，使之免於被侵略、被毀滅，使之免於來自敵人無孔不入之無數假新聞與假消息的攻擊及製造混亂與衝突。<text:line-break/><text:line-break/>但是，美國之全盤控制世界媒體與言論，卻不是基於利他原則，不是基於保護絕大多數人的安全，而是為了保護極少數、幾乎是屈指可數的極少數人之既得利益，甚且長年拿來做為一種侵略工具，妖魔化異己，進行宣傳戰。<text:line-break/><text:line-break/>就如同「投票」也經常被拿來做為一種政治鬥爭的工具，總是講得好像每個人都能夠投票是多麼神聖偉大的民主似的，實在是腦殘到爆。「投票」 只是一種手段，它怎麼會是目的本身？「投票」如果那麼神聖那麼棒，為何不全部學生投票選校長？而且學生也應該要有參選校長的神聖權利才對。「投票」如果那麼神聖那麼棒，為何不讓所有股東票選每一家公司的董事長，而且每個股東也都應該要有參選董事長的神聖權利才對。台大、高醫、鴻海、台積電或中華電信等等等，如果願意實施民主，我願意出來參選董事長或校長。<text:line-break/><text:line-break/>此事之荒唐，會很難理解嗎？什麼狀況下應該採取什麼樣的手段，那才是討論事情應有的方式。手段就是手段，手段不會變成目的本身。<text:line-break/><text:line-break/>八，美國及西方以「言論」做為一種侵略工具<text:line-break/><text:line-break/>我常舉個例，在美國入侵伊拉克的前半年，全美國根本沒有幾個人知道海珊是誰，只有百分之二或三的人認為伊拉克對美國是一種安全威脅。但是，為了發動侵略戰爭，主流媒體卻撒了將近一千個謊言，每天不斷抹黑當時其實正逐漸穩定發展、一片欣欣向榮的伊拉克。結果，不到幾個月的時間，認為伊拉克是世界安全威脅的美國人，遽增到將近八成，支持並讚賞布希之侵略戰爭。由此你就能知道宣傳戰做為一種戰爭工具的威力。<text:line-break/><text:line-break/>還有個更具有個人意義的例子，那就是我大約在1998-1999年來到英國後開始使用email，有一長段時間，經常收到一些email，邀請我簽名連署，說要反對阿富汗之迫害女權。我很納悶，為何這事情突然在西方世界變成一項熱門話題？為何所謂國際人權組織突然開始關注阿富汗的女權？女性地位的問題，在中東世界不是由來已久的事嗎？為何突然變得如此熱門？<text:line-break/><text:line-break/>我那時候還不懂美國之恐怖，還很單純，真是百思不解。我還特地寫信問一位從事國際人權工作的好朋友，問他這是什麼回事？他沒直接回答。因為我想連他也不知道為何主流媒體突然關心阿富汗的女權問題。<text:line-break/><text:line-break/>兩年後我就懂了，原來是美國準備入侵阿富汗，推翻神學士政權。而當時的阿富汗，在神學士政權的執政下，社會秩序相對安全與穩定，但美國與西方世界卻把他們說成無惡不作的妖魔鬼怪，就如同稍早前之妖魔化塞爾維亞人進而對之發動一系列侵略戰爭一樣，製造上百萬條人命的傷亡，摧毀整個南斯拉夫。<text:line-break/><text:line-break/>阿富汗更是如此，美國入侵後，百萬人民的傷亡與饑饉這不用說了，就連社會安全秩序都整個崩盤。被美國「民主輸入」後的阿富汗，就像人間煉獄，完全就是土匪打家劫舍那樣一種場景，到處姦殺擄掠，無惡不作。至於侵略之前美國口口聲聲說要捍衛的女權，更是鬼扯蛋，連基本生命權都不保了還女權。<text:line-break/><text:line-break/>不管是阿富汗神學士政權或是伊拉克海珊，當他們開始企圖排除外患擺脫殖民，整個社會逐步走向繁榮之際，馬上被美國以所謂「自由與人權」之名侵略毀滅；所謂「民主輸出」，意味著人間煉獄般的暴亂、饑荒以及數百萬男女老幼的死亡，其中尤以最為脆弱的兒童傷亡最重。  <text:line-break/><text:line-break/>類似這樣血淋淋的例子，我可以舉出一百個侵略實例，在在告訴我們西方世界是如何操弄媒體，控制言論，製造所謂「輿論」。現在，箭頭終於直接指向中國，短短不到一年，中國被抹黑得像是什麼全人類的公敵禍害似的。以美國或一些歐洲國家例如英國為例，大約有六、七成的西方人討厭中國，各種種族攻擊事件更是以倍數不斷飆漲。<text:line-break/><text:line-break/>面對這樣一種刻意操作的宣傳戰，中國不想辦法謹慎應對，難道還要把已經所剩無幾的「真實言論空間」也要開門揖盜，拱手讓人，任其造謠生事，胡作非為？<text:line-break/><text:line-break/>我喜歡文學藝術，喜歡哲學，特別喜歡讀書做研究，喜歡那種皓首窮經專注一生與世無爭的一人事業。因此，若非父親重病因素，原本想要留在英國，不回台灣了，就是看重劍橋那樣一種生活環境，乾淨無車的鄉間小路，花花草草，到處有禽鳥野鴨的河流，以及一座圖書館寶藏。<text:line-break/><text:line-break/>但我現在想，我若留在英國，那我是不是每天出門都得擔心自己及家人、小孩會遭遇何種對待？是不是得一直隨時在心裏想著：眼前或四周的西方人，究竟哪些人是屬於那七成的仇中人士？哪些人是屬於另外三成的不反中人士？我該如何面對這樣一種完全不確定性的人際環境？既然周遭有七成的人對我是厭惡的，那我該對所有人微笑嗎？我該隨時對人心存提防戒備嗎？題外話。<text:line-break/><text:line-break/>九，言論管控就像一種白血球<text:line-break/><text:line-break/>言論管控就像一種白血球  ，要有殺菌功能，否則穩死無疑。中國的「白血球」不是太多，而是太少。<text:line-break/><text:line-break/>號稱走遍天下，其實我連香港至今都沒去過，「惟二」兩次也只是機場過境。但是，頭一次過境香港就讓我嚇一大跳，我在機場的書局，居然看到一些書，純粹就是類似像 CIA之「大紀元日報」那樣一種水平的書，旨在妖魔化習近平與胡錦濤等領導人，妖魔化中國，或是鼓吹藏獨。我當時心裏想，「天啊，中國也未免太自由了吧？」我一直不敢相信我所看到的，感覺很不可思議，當下心裏想：中國是存心不要香港了嗎？這樣不會出事嗎？<text:line-break/><text:line-break/>白血球太多，叫做血癌，但若太少，百毒馬上入侵，死得更快。最好的作法是審度時勢，合理管控。更重要的是，管控的目的是為了保障所有人的福祉與安全及生存環境的穩定發展。中國在這方面做得太鬆，而非太緊。<text:line-break/><text:line-break/>十，所謂「民主自由與人權」是一種仇中反華的鬥爭工具<text:line-break/><text:line-break/>地方上一些拆遷問題，居然能無限上綱到「必須消滅共產黨」，那不是存心胡扯嗎？反拆遷是假，藉機煽動製造動亂醜化中國才是目的。這類手法在台灣太多太多了。<text:line-break/><text:line-break/>比方說什麼大腸花，表面上說什麼「反黑箱」，什麼程序正義多麼民主神聖云云，然後就說應該要消滅國民黨政府，消滅支那賤畜，才能保護台灣。這真的是有夠無恥。服貿案恐怕是台灣立法院有史以來最透明、審查最仔細的一個案子，跟什麼「黑箱作業」完全扯不上關係，居然卻能講得正義凜然，說什麼民主不能遭受侵害，否則台灣就要完蛋，就會被中國奴役，然後一大堆腦殘就真的跳出來「救台灣」。<text:line-break/><text:line-break/>這些仇中反華戲碼，全非偶然，也不是人渣黨主導，而是CIA一手策畫。<text:line-break/><text:line-break/>十一，其它<text:line-break/><text:line-break/>所謂大陸實施「三步一崗，五步一哨」的言論監控，對黨稍有不敬就抓人，這絕非事實。</text:span></text:p>
      <text:p text:style-name="P1"><text:span text:style-name="T1">傅怡鈞   |  2020.06.05 01:03   |   </text:span><text:a xlink:type="simple" xlink:href="http://palinfo.habago.org/Entry?Command=Information_PrintForum&amp;iPage=4#FORUM39428"><text:span text:style-name="T2">#</text:span></text:a></text:p>
      <text:p text:style-name="P2"><text:span text:style-name="T1">刘旭，你寫到「我说李文亮的事情，重点在他是在私人群里面说的，而被请去喝茶，这说明。个人私下聊天的事情，是受到政府监控的。而且政府是可以随时查阅的。」<text:line-break/><text:line-break/>基本上你搞錯了，李醫師是在私群裡說的沒錯，但卻是私群的人將其散播出去，因此才會被請去喝茶開訓誡的<text:line-break/><text:line-break/>私下聊天，卻被公然散播，所以問題是什麼?</text:span></text:p>
      <text:p text:style-name="P1"><text:span text:style-name="T1">洋洋   |  2020.06.04 22:27   |   </text:span><text:a xlink:type="simple" xlink:href="http://palinfo.habago.org/Entry?Command=Information_PrintForum&amp;iPage=1#FORUM39427"><text:span text:style-name="T2">#</text:span></text:a></text:p>
      <text:p text:style-name="P2"><text:span text:style-name="T1">我說錯了，觀察者網上有關天津港爆炸案專頁追蹤報導，裡面有12頁共226條新聞。<text:line-break/>以下是第一頁的標題<text:line-break/><text:line-break/>天津消防烈士母亲产下龙凤胎：最忧心负担不起<text:line-break/><text:line-break/>战士天津大爆炸牺牲两年后，母亲诞下龙凤胎<text:line-break/><text:line-break/>天津港爆炸事故保险已赔付81亿<text:line-break/><text:line-break/>天津港一堆放万吨废纸货场发生大火 持续8小时<text:line-break/><text:line-break/>天津港爆炸案一审宣判 瑞海董事长被判死缓<text:line-break/><text:line-break/>习近平签命令 救援天津爆炸的防化团记一等功<text:line-break/><text:line-break/>天津市长黄兴国到天津港检查安全生产工作<text:line-break/><text:line-break/>为“找回”牺牲的儿子 43岁母亲产下男婴<text:line-break/><text:line-break/>天津港董事长张丽丽被撤销党内职务<text:line-break/><text:line-break/>天津爆炸案致苏黎世保险巨亏 CEO自</text:span><text:span text:style-name="T5">杀</text:span><text:span text:style-name="T1"><text:line-break/><text:line-break/>天津港爆炸质损车入市：切诺基5折出售 1天卖400台<text:line-break/><text:line-break/>天津滨海重化工项目启动搬迁天津爆炸报告建议处分5名省部级官员<text:line-break/><text:line-break/>天津爆炸调查报告：硝化棉高温自燃引发事故<text:line-break/><text:line-break/>利用天津爆炸事故骗捐 女子被判三年<text:line-break/><text:line-break/>2015，中国十大最美背影<text:line-break/><text:line-break/>一部微电影，记录了那个让全中国揪心的真实故事<text:line-break/><text:line-break/>十三五规划起草遇天津爆炸 习近平要求增加安全生产内容<text:line-break/><text:line-break/>天津港总裁终被免 此前已被立案侦查<text:line-break/><text:line-break/>“不管涉及到谁，该撤职的撤职！”<text:line-break/><text:line-break/>天津爆炸消防战士 昏迷一个月苏醒</text:span></text:p>
      <text:p text:style-name="P1"><text:span text:style-name="T1">洋洋   |  2020.06.04 22:07   |   </text:span><text:a xlink:type="simple" xlink:href="http://palinfo.habago.org/Entry?Command=Information_PrintForum&amp;iPage=1#FORUM39426"><text:span text:style-name="T2">#</text:span></text:a></text:p>
      <text:p text:style-name="P3"><text:span text:style-name="T1">刘旭 【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text:line-break/>觀察者網上有關天津港爆炸案，竟然成立專頁追蹤報導，裡面10幾20條新聞。<text:line-break/></text:span><text:a xlink:type="simple" xlink:href="https://www.guancha.cn/TianJinBinHaiXinQuBaoZha?web"><text:span text:style-name="T4">https://www.guancha.cn/TianJinBinHaiXinQuBaoZha?web</text:span></text:a><text:span text:style-name="T1"><text:line-break/><text:line-break/>劉旭，你讀讀法院的宣判，跟你說的不一樣<text:line-break/><text:line-break/>觀察者網<text:line-break/></text:span><text:a xlink:type="simple" xlink:href="https://www.guancha.cn/FaZhi/2016_11_09_380028.shtml"><text:span text:style-name="T4">https://www.guancha.cn/FaZhi/2016_11_09_380028.shtml</text:span></text:a><text:span text:style-name="T1"><text:line-break/><text:line-break/>天津港爆炸案一审宣判 瑞海董事长被判死缓<text:line-break/>2016-11-09 来源：新华网<text:line-break/>关键字: 天津港爆炸案一审宣判瑞海瑞海董事长于学伟死缓<text:line-break/>新华社天津11月9日电（记者李靖 邓中豪 翟永冠）记者从天津市高级人民法院了解到，11月7日至9日，天津港“8·12”特大火灾爆炸事故所涉27件刑事案件一审分别由天津市第二中级人民法院和9家基层法院公开开庭进行了审理，并于9日对上述案件涉及的被告单位及24名直接责任人员和25名相关职务犯罪被告人进行了公开宣判。<text:line-break/><text:line-break/>圖 天津港爆炸现场<text:line-break/><text:line-break/>法院经审理查明，2015年8月12日22时52分许，位于天津市滨海新区天津港的天津东疆保税港区瑞海国际物流有限公司（以下简称瑞海公司）危险品仓库发生火灾爆炸事故，造成165人遇难、8人失踪，798人受伤住院治疗，304幢建筑物、12428辆商品汽车、7533个集装箱受损。截至2015年12月10日，事故造成直接经济损失人民币68.66亿元。<text:line-break/><text:line-break/>法院经审理查明，该起火灾爆炸事故属于特别重大责任事故。瑞海公司严重违反有关法律规定，是造成事故发生的主体责任单位。该公司无视安全生产主体责任，严重违反天津市城市总体规划和滨海新区控制性详细规划，违法建设危险货物堆场，违法经营、违规储存危险货物，安全管理极其混乱，安全隐患长期存在。同时，天津中滨海盛卫生安全评价监测有限公司（以下简称中滨安评公司）作为中介及技术服务机构弄虚作假、违法违规进行安全审查、评价和验收，提供虚假证明文件，使得瑞海公司取得危险品经营资质，并在继续经营过程中造成“8·12”特大火灾爆炸事故的重大人员、财产损失。<text:line-break/><text:line-break/>法院经审理查明，天津交通、港口、海关、安监、规划、海事等单位的相关工作部门及具体工作人员，未认真贯彻落实有关法律法规，违法违规进行行政许可和项目审查，日常监管严重缺失；相关部门负责人和工作人员存在玩忽职守、滥用职权等失职渎职和受贿问题，最终导致了“8·12”特大火灾爆炸事故重大人员及财产损失。被告人瑞海公司董事长于学伟归案后主动供述其为瑞海公司违规办理港口危化品经营资质，多次向时任天津市交通运输和港口管理局副局长李志刚、港口管理处处长冯刚请托，送给李志刚、冯刚财物共计15.75万元。<text:line-break/><text:line-break/>根据各被告人犯罪的事实、性质、情节和造成的社会危害后果以及在共同犯罪中的地位、作用，法院依法作出一审判决。瑞海公司董事长于学伟构成非法储存危险物质罪、非法经营罪、危险物品肇事罪、行贿罪，予以数罪并罚，依法判处死刑缓期二年执行，并处罚金人民币70万元；瑞海公司副董事长董社轩、总经理只峰等5人构成非法储存危险物质罪、非法经营罪、危险物品肇事罪，分别被判处无期徒刑到十五年有期徒刑不等的刑罚；瑞海公司其他7名直接责任人员分别被判处十年到三年有期徒刑不等的刑罚。中滨安评公司犯提供虚假证明文件罪，依法判处罚金25万元：中滨安评公司董事长、总经理赵伯扬等11名直接责任人员分别被判处四年到一年六个月不等的有期徒刑。天津市交通运输委员会主任武岱等25名国家机关工作人员分别被以玩忽职守罪或滥用职权罪判处三年到七年不等的有期徒刑，其中李志刚等8人同时犯受贿罪，予以数罪并罚。<text:line-break/><text:line-break/>在“8·12”特大火灾爆炸事故系列案件审判中，公诉机关指控被告人的犯罪事实清楚，证据确实充分，罪名成立。对辩护人提出的经查属实、于法有据的辩护意见，法庭予以采纳。法庭上，检察机关运用多媒体出示了大量的证据，被告人及其辩护人充分发表了辩护意见。宣判后，各案被告人均表示认罪、悔罪。<text:line-break/></text:span></text:p>
      <text:p text:style-name="P1"><text:span text:style-name="T1">刘旭   |  2020.06.04 21:51   |   </text:span><text:a xlink:type="simple" xlink:href="http://palinfo.habago.org/Entry?Command=Information_PrintForum&amp;iPage=1#FORUM39425"><text:span text:style-name="T2">#</text:span></text:a></text:p>
      <text:p text:style-name="P2"><text:span text:style-name="T1">洋洋<text:line-break/>天津滨海新区 化工厂爆炸。你可以查阅一下当时的新闻报道，</text:span></text:p>
      <text:p text:style-name="P1"><text:span text:style-name="T1">刘旭   |  2020.06.04 21:50   |   </text:span><text:a xlink:type="simple" xlink:href="http://palinfo.habago.org/Entry?Command=Information_PrintForum&amp;iPage=1#FORUM39424"><text:span text:style-name="T2">#</text:span></text:a></text:p>
      <text:p text:style-name="P3"><text:span text:style-name="T1">洋洋<text:line-break/>天津滨海新区 化工厂爆炸。你可以查阅一下当时的新闻报道，</text:span></text:p>
      <text:p text:style-name="P1"><text:span text:style-name="T1">欧阳阳   |  2020.06.04 21:49   |   </text:span><text:a xlink:type="simple" xlink:href="http://palinfo.habago.org/Entry?Command=Information_PrintForum&amp;iPage=1#FORUM39423"><text:span text:style-name="T2">#</text:span></text:a></text:p>
      <text:p text:style-name="P2"><text:span text:style-name="T1">中国目前有那么几类人，<text:line-break/>第一类就是像郭文貴，王丹这种伪君子真小人，扯大皮，与西方反华势力勾结，完全以反中反华为职业，台湾和香港的很多政客也属于此类，以民主自由为皮，专门从事破坏中国的事情。<text:line-break/>这类人基本上属于跳梁小丑，危害性反而没有那么大。<text:line-break/><text:line-break/>第二类就是像是刘晓波那样的，接受一些西方思维的影响，思维偏执，一心想要在中国实现一个他们理想中的社会。<text:line-break/>这类人是中共要防范的重点，也是西方反华势力想要利用的重点对象，这类人最容易在国内发展出大量信徒，控制不好就会出大事情。<text:line-break/><text:line-break/><text:line-break/>第三类就是被西方意识形态影响，口里喜欢喊民主自由人权，但是毕竟以生活为重，也就嘴巴里面喊喊而已，要形成力量，是要看舆论氛围乌合之众的力量。第二类人是第三类人的领导者，第三类人是第二类人的信徒。<text:line-break/>第三类人在当今中国，数量应该还是比较庞大的。<text:line-break/><text:line-break/>第四类人属国家民族意识比较深的，很多也是现实生活的受益者，这类人应该是最多的，特别是留学生群体，比例可能更高，有一句流传的俗语叫“越留学，越爱国”，这也是西方势力最害怕，也是最无可奈何的地方。</text:span></text:p>
      <text:p text:style-name="P1"><text:span text:style-name="T1">刘旭   |  2020.06.04 21:27   |   </text:span><text:a xlink:type="simple" xlink:href="http://palinfo.habago.org/Entry?Command=Information_PrintForum&amp;iPage=1#FORUM39422"><text:span text:style-name="T2">#</text:span></text:a></text:p>
      <text:p text:style-name="P3"><text:span text:style-name="T1">鄭豐遠<text:line-break/>我说李文亮的事情，重点在他是在私人群里面说的，而被请去喝茶，这说明。个人私下聊天的事情，是受到政府监控的。而且政府是可以随时查阅的。</text:span></text:p>
      <text:p text:style-name="P1"><text:span text:style-name="T1">陳默   |  2020.06.04 21:27   |   </text:span><text:a xlink:type="simple" xlink:href="http://palinfo.habago.org/Entry?Command=Information_PrintForum&amp;iPage=1#FORUM39421"><text:span text:style-name="T2">#</text:span></text:a></text:p>
      <text:p text:style-name="P2"><text:span text:style-name="T1">刘旭<text:line-break/>李文亮是體制內的醫生，對還不明確的疫情和政府沒有正式公開時，私自在社交媒體公開，而且稱它為非典，這是否不妥和違規？警方請去喝茶是否不妥，可以討論，但也不至於嚴重到可以被西方拿來大做文章攻擊中國。至少疫情正式發布后大陸民眾可以在網上自由發布信息和討論疫情，只要你不是造謠，沒人會阻止你。反觀在民主自由的臺灣，你在網絡上在私人群組里私自發疫情信息，不管信息真假，將面臨三年牢獄和300萬罰款的處罰，這是臺灣福衛部長陳時中公開說的，而且在疫情開始的一個多月內就抓了一百多個普通老百姓（臺灣官方和媒體通報的），大陸的方方天天寫日記公開發布也沒罰款也沒被關也沒喝咖啡。</text:span></text:p>
      <text:p text:style-name="P1"><text:span text:style-name="T1">洋洋   |  2020.06.04 21:15   |   </text:span><text:a xlink:type="simple" xlink:href="http://palinfo.habago.org/Entry?Command=Information_PrintForum&amp;iPage=1#FORUM39420"><text:span text:style-name="T2">#</text:span></text:a></text:p>
      <text:p text:style-name="P3"><text:span text:style-name="T1">刘旭<text:line-break/>我常看觀察者網、央視及YOUTUBE(比如睡前消息)，以了解大陸的狀況，我覺得他們很專業，大致都能做到真實、客觀、公正、平衡報導。你大概不知道外面媒體是怎樣製作新聞的，我這井蛙看了大陸媒體才知道台灣媒體有多爛，西方媒體的偏見有多嚴重。<text:line-break/>你說爆炸案大陸媒體只會單方面報導云云，是哪件爆炸案如此?有一分證據說一分話，你可以提供新聞連結嗎?我很閒，可以幫忙找觀察網對照看看。至於李文亮醫師。我就ERRR !<text:line-break/></text:span></text:p>
      <text:p text:style-name="P1"><text:span text:style-name="T1">鄭豐遠   |  2020.06.04 20:53   |   </text:span><text:a xlink:type="simple" xlink:href="http://palinfo.habago.org/Entry?Command=Information_PrintForum&amp;iPage=1#FORUM39419"><text:span text:style-name="T2">#</text:span></text:a></text:p>
      <text:p text:style-name="P2"><text:span text:style-name="T1">還是那句話，如果一個人對西方現今針對中國從軍事，金融，貿易，生物，到最無孔不入的網路信息與輿論，以絕對優勢全面進行碾壓並企圖摧毀整個國家和民族時，對中國那一點相對微不足道的反制下，苦苦支撐而造成的社會壓力，要把它說成什麼暴政專制或言論自由的殺手，那你不是真的太傻，就是別有居心。<text:line-break/><text:line-break/>套一句劉旭的邏輯: 要一點說話的分寸，和絕對的言論箝制劃不上等號，不是嗎?<text:line-break/><text:line-break/>Ps1.不知道各位對中國的言論管控是鬆還是嚴，是以什麼標準作為參照? 不會是西方國家吧? 西方國家對人民的監控與思想箝制恐怕是中國的數倍不止。什麼攝像頭收音也要大驚小怪，別說這有點異想天開，就算真的有，這種程度的監控和西方相比，未免也太天真太溫柔了一點。新來巴勒網的人請自行在站內文章和留言版多做點功課，不然你真的會很狀況外。<text:line-break/><text:line-break/>Ps2.李文亮一事之前留言版就討論過了。此事屬於本人在防疫規定上有所疏失，加上新冠爆發初期整個國家對於此重大疾病的本質認知及通報尺度拿捏都處於手忙腳亂的狀態，就算這是地方政府的過度反應，這事本身對於整個疫情而言一點都不值得關注。到底是心智有多單純多好騙才會跟著起舞，拿這事說事?</text:span></text:p>
      <text:p text:style-name="P1"><text:span text:style-name="T1">周舟   |  2020.06.04 20:47   |   </text:span><text:a xlink:type="simple" xlink:href="http://palinfo.habago.org/Entry?Command=Information_PrintForum&amp;iPage=1#FORUM39418"><text:span text:style-name="T2">#</text:span></text:a></text:p>
      <text:p text:style-name="P3"><text:span text:style-name="T1">刘旭，<text:line-break/><text:line-break/>前幾天我有個廣州朋友說，他老家房子被拆了，但他很開心，拆了一賠二，也就是蓋新房會得到原來二倍大的坪数，現在有租金補助讓他們暫時找地方住。可見如何拆遷，大陸各地有不同作法，如前面你回答涓的，那個城中村的拆遷過程粗暴，可能是地方政府作法的問題，應當要找當事人解決。但那位華涌先生卻以此事控訴共產黨，這種藉機放大政治炒作，和我先前提到台灣的文林苑、大埔案和華光的抗議示威，背後動機太像了，我無法不懷疑背後也有反中的勢力在指點。<text:line-break/><text:line-break/>中國弱於西方的話語權，可不是搞些英文媒體就能輕鬆拿到，否則半島電視台不就讓全世界都臣服於中東文化了？西方霸權橫掃全球超過300年，所謂普世價值也是白人說了算，這一世紀來的民主人權自由概念，更是不分膚色，深植人心。中國之前200年的積弱不文明，和70年共產黨當政的結果，在西方人眼中當然是政治不正確。<text:line-break/><text:line-break/>現在中國經濟科技加速趕上西方，從前瞧不上眼的窮小子竟然發達了，開車住房都比我高檔，還成了我的情敵，如何能讓我這原本自傲的貴族公子服氣?當然要想辦法挫他銳氣，讓他在夢中情人面前出醜，我再趁機造謠，打敗情敵 ....如果你是這白手起家的有志青年，要得到佳人青睞，你是該穿著行止都模倣貴公子好呢，還是想辦法突顯自己的優勢，並且找出最能贏得佳人另眼相看的途徑?</text:span></text:p>
      <text:p text:style-name="P1"><text:span text:style-name="T1">刘旭   |  2020.06.04 20:00   |   </text:span><text:a xlink:type="simple" xlink:href="http://palinfo.habago.org/Entry?Command=Information_PrintForum&amp;iPage=1#FORUM39417"><text:span text:style-name="T2">#</text:span></text:a></text:p>
      <text:p text:style-name="P2"><text:span text:style-name="T1">鄭豐遠<text:line-break/>要一点说话的空间，和绝对的言论自由划不上等号，中国早就屏蔽了西方的媒体，多一点舆论空间，是中国境内的媒体可以说一些话，在胡温时代，媒体还能就一些社会问题，提出一些意见和看法，现在在习的领导下，只剩下了歌功颂德和社会主义核心价值观，人民生活幸福，比如这两年的，发生的爆炸案，媒体只单方面报道，消防队员如何努力救灾，党的官员如何英明领导，而问题为什么会发生，为什么会爆炸，哪里出现问题，为什么一个单位长期消防设施不过关，还能蒙混过关，是否存在官商勾结，却全然不提。<text:line-break/>长期在大陆生活的人，都会知道这些年来，对于言论的管制愈加严格，以李文亮为例，他是在自己的私人群组，说了局可能有SARS，就被警察机关请去喝茶，现在中国人的生活，公领域的有人脸识别的无处不在的摄像头，私领域的手机的通讯软体，也随时可以被国家，监听和查看。</text:span></text:p>
      <text:p text:style-name="P1"><text:span text:style-name="T1">欧阳阳   |  2020.06.04 19:09   |   </text:span><text:a xlink:type="simple" xlink:href="http://palinfo.habago.org/Entry?Command=Information_PrintForum&amp;iPage=2#FORUM39416"><text:span text:style-name="T2">#</text:span></text:a></text:p>
      <text:p text:style-name="P2"><text:span text:style-name="T1">許世勤，<text:line-break/>路口號誌上的監視器，一般是用来监控交通违章用的，有些地方也有可能治安管理需要。<text:line-break/>至于什么听到你车里谈话，应该是没有的，据我了解是没有，但是我也不是内部人士，不敢肯定。但是确实没有那个必要！</text:span></text:p>
      <text:p text:style-name="P1"><text:span text:style-name="T1">欧阳阳   |  2020.06.04 19:03   |   </text:span><text:a xlink:type="simple" xlink:href="http://palinfo.habago.org/Entry?Command=Information_PrintForum&amp;iPage=2#FORUM39415"><text:span text:style-name="T2">#</text:span></text:a></text:p>
      <text:p text:style-name="P3"><text:span text:style-name="T1">許世勤，<text:line-break/><text:line-break/>据我的了解，你那位朋友应该是言过其实，一般人私下聊天，没人会管你那么多！<text:line-break/>但是，比较知名的人物，比如前面提到的“華涌”，可能会被重点关注！开始的时候可能会那种“请喝茶”，“讲道理”，但是，次数多了，说服不了，就前面提到了，可能会有行政手段，比如前面提到的“華涌”那种失去工作。<text:line-break/>再进一步，严重一点，像刘晓波那样的，有实际的反政府行动，可能就被抓审判了，像刘晓波老婆那样的，如果没有什么行动一般也不会抓你，但是可能会被重点关注。<text:line-break/><text:line-break/>据我了解的情况，是这样的。</text:span></text:p>
      <text:p text:style-name="P1"><text:span text:style-name="T1">許世勤   |  2020.06.04 17:38   |   </text:span><text:a xlink:type="simple" xlink:href="http://palinfo.habago.org/Entry?Command=Information_PrintForum&amp;iPage=2#FORUM39414"><text:span text:style-name="T2">#</text:span></text:a></text:p>
      <text:p text:style-name="P2"><text:span text:style-name="T1">陳默，<text:line-break/><text:line-break/>那個時候朋友開車載我跟女友從大馬路過去，路口號誌上有監視器，他說那個監視器可以同時監聽到我們車內說的話，如果講些比較敏感的政治話題，可能會被聽到。他說科技進步很好，可是這方面的進步就不必了。<text:line-break/><text:line-break/>我說台灣的路口監視器也很多，可是我不知道有這種科技還可以探聽到我們在車內的談話。當時在朋友的家裡，他太太講一講便開始批評習近平，他便要他太太小心。這個小心只是我在當地，那個時候的見聞，實際上是怎樣我不知道。我畢竟沒在大陸生活過，所以對於這樣的言論監控也只是聽大陸的朋友講，就像我在這裡看到劉旭所說的言論控制。我不知道這樣的言論控制是好或壞，在我的原文裡只是要強調，言論的控制並不是只有大陸才有。</text:span></text:p>
      <text:p text:style-name="P1"><text:span text:style-name="T1">陳默   |  2020.06.04 17:26   |   </text:span><text:a xlink:type="simple" xlink:href="http://palinfo.habago.org/Entry?Command=Information_PrintForum&amp;iPage=2#FORUM39413"><text:span text:style-name="T2">#</text:span></text:a></text:p>
      <text:p text:style-name="P3"><text:span text:style-name="T1">許世勤<text:line-break/>你朋友所謂的在家談論政治會有五步一崗，十步一哨的言論監控這不是事實，也不可能是事實，這是如假包換的臺式謊言。 在大陸你平時發發牢騷，罵罵共產黨甚至習都沒有人會管你有人在乎你，這才是事實。我60出頭了，經常傍晚出去溜達，公園里常常會有一些老頭聚在一起評論天下事，一般老太太們對政治不感興趣，老頭們對政治事時很感興趣，天天在那里指點江山，罵罵這個罵罵那個，罵罵老共罵罵老習都是常事，也很有趣，但誰也沒見警察來管過這種事，五步之外也沒有密探，十步之外也沒有哨所，別說所謂的抓人了。有點智商的想想也不可能，要是人人身邊都密探，中國要多少密探？所謂“罵共產黨就會被警察抓去失蹤”是臺灣人在網络上的常用語，是臺灣媒體編造的謊言。我這一輩子，除了少年時期的文革時期看到和听到因說了一句話就打成反革命被抓被關這種事，改開后再也沒看到過和聽到過身邊有這種事發生。我一個姪子在稅務局工作，我們有時聊天時他告訴我有的納稅人脾氣比較暴，在服務大廳里等的時間長了就發脾氣罵我們稅務人員，大罵共產黨，也從來没看到有警察来抓人，甚至带到警局喝咖啡都轮不上。现在网络用文字骂共产党的多如牛毛，谁见过失踪的？都什麽年代了，不知道你那個所謂的共產黨員朋友何來此言？</text:span></text:p>
      <text:p text:style-name="P1"><text:span text:style-name="T1">鄭豐遠   |  2020.06.04 10:51   |   </text:span><text:a xlink:type="simple" xlink:href="http://palinfo.habago.org/Entry?Command=Information_PrintForum&amp;iPage=2#FORUM39412"><text:span text:style-name="T2">#</text:span></text:a></text:p>
      <text:p text:style-name="P2"><text:span text:style-name="T1">刘旭，<text:line-break/><text:line-break/>你說"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line-break/><text:line-break/>一個人如果是這樣理解話語權，這樣用國內/國外一刀切的方式來理解言論控制，那這種理解會不會太單純了一點? 西方進入工業文明後，靠著堅船利炮和金融大鎚和無處不在的洗腦和謊言，打遍全世界，可以說大人打小孩，一個打十個都不成問題。孩子都還沒長大，當然只能挨打，這時候一個人把這種這種強弱懸殊的原因歸咎於是孩子自己太不爭氣太过垃圾，這會不會有點太那個了一點?<text:line-break/><text:line-break/>至於國內言論控制和國際輿論怎麼會沒有關係呢? 要是沒有網路長城，要是沒有對社交媒體大鱷如 Google 和 Facebook 的封鎖，實在很難想像現今的中國會亂成什麼樣。如同欧阳阳對你的提問，你自己說"大多数人是容易被操控，不理智的”，那你怎麼又同時會認為在如今外敵環伺，國際輿論如此險惡地圍堵中國的同時，國內不該進行言論管控，而該讓人們"自由"地暢所欲言呢?<text:line-break/><text:line-break/>你的許多想法不斷自相矛盾，你沒有發現嗎?</text:span></text:p>
      <text:p text:style-name="P1"><text:span text:style-name="T1">許世勤   |  2020.06.04 09:38   |   </text:span><text:a xlink:type="simple" xlink:href="http://palinfo.habago.org/Entry?Command=Information_PrintForum&amp;iPage=2#FORUM39411"><text:span text:style-name="T2">#</text:span></text:a></text:p>
      <text:p text:style-name="P3"><text:span text:style-name="T1">有次去徐州的時候，當地的朋友提到言論管控的事。那朋友是共產黨員，但他也認為五步一岡、十步一哨的言論監控太過了。一次在他家聊天的時候，他太太談到關於國民黨的事，是比較正面的，但他即時提醒他太太講話不要太激動，怕是小區裡的鄰居聽到了會去舉發。我說，這好像黨國時期的台灣，如果說了一些什麼不敬的話語，鄰居聽到了，警總隔天就會來帶人，然後就「被消失」了。類似的故事聽過很多，一直到開放黨禁報禁，這些情況才逐漸改善。<text:line-break/><text:line-break/>只是台灣的言論成了另一種面貌，說些什麼不敬英明偉大政府領導的話，如果是小咖，那大概就是網軍的「舉發」，以及前陣子被廣泛討論的Facebook, Twitter等的censorship。如果是大咖，調查局人員盯上了，刑警就上門了，所以新黨有幾個年輕人就這樣被請去「喝茶」跟「限制出境」。原來言論管控從來就沒有消失過，它只是換了個面貌。表面上民主多元，但實際上它有一套方式限制你什麼可以說，什麼不可以說。<text:line-break/><text:line-break/>有一次我在家看店的時候，剛好新聞撥放著扁政府海角七億的事。我隨口批評了阿扁幾句，剛好一名顧客是扁迷，他突然發狂似地開始數落我。我本想講道理，但是這些綠營支持者絲毫不講理，愈罵愈難聽，最後我抽出了刀子，他就開溜了。那時我就發現，這些綠色支持者，平時威風八面，但是遇上要拚拳頭的時候，溜得比誰都快。但是之後呢，我家三不五時收到檢舉，警察上了門，說這個地方這樣擺不行，那台冰箱太吵要關掉等等，因此罰單不知道繳了多少。言論管控換了個面貌，但它還存在。<text:line-break/><text:line-break/>言論管控不管用什麼方式，最大的壓迫其實來自於那些「相信政府相信黨」的民眾，他們壓根相信某些言論不能允許，那會造成國家的毀滅、「賣台」，所以對於這些「異己」要徹底打壓，而且打壓時會覺得自己「好正義」「好愛國」。<text:line-break/><text:line-break/>政府存在的目的，或說政治的良窳，應該要以民生結果來做評斷。能否讓百分之九十五的人過上好的生活，出門在外不用擔心被偷、被搶，不用擔心這餐吃完下一餐卻沒有著落，這樣的政治就該給予肯定。最近美國遭到新冠肺炎肆虐，有病人在病死前還要擔心醫藥費由誰來支付，請問這樣的政治成功嗎？川普力推hydroxychloroquine作為COVID-19用藥，這個美國教授直說horribly toxic的藥物，還沒有確認最基本的安全性就施用在病人身上，最後造成無辜病患因藥害死亡。最近一些醫生因著Hippocratic Oath集體撰文，要求全面停止開立hydroxychloroquine作為COVID-19用藥，但有些醫生突然隔天就不用再去醫院上班了。川普口中的game changer，考量的只是藥物通過測試後的龐大商機，民主自由人權至上的美國，真的自由嗎？更不用說他們現在正準備用軍隊鎮壓抗爭的人民。言論管控一直都在，只是方法有千千萬萬種。<text:line-break/></text:span></text:p>
      <text:p text:style-name="P1"><text:span text:style-name="T1">刘旭   |  2020.06.04 08:55   |   </text:span><text:a xlink:type="simple" xlink:href="http://palinfo.habago.org/Entry?Command=Information_PrintForum&amp;iPage=2#FORUM39410"><text:span text:style-name="T2">#</text:span></text:a></text:p>
      <text:p text:style-name="P2"><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整个世界的话语权，被西方媒体垄断，是中国的对外宣传部门，太过垃圾的缘故，俄罗斯有RT，中东有半岛电视台，中国堂堂，第二大经济体，没有一个拿的出手的英文媒体，在国际话语权的争夺上，被西方人吊起来打。但这和中国国内的言论控制有什么关系？</text:span></text:p>
      <text:p text:style-name="P1"><text:span text:style-name="T1">刘旭   |  2020.06.04 08:41   |   </text:span><text:a xlink:type="simple" xlink:href="http://palinfo.habago.org/Entry?Command=Information_PrintForum&amp;iPage=2#FORUM39409"><text:span text:style-name="T2">#</text:span></text:a></text:p>
      <text:p text:style-name="P3"><text:span text:style-name="T1">鄭豐遠<text:line-break/>西方媒体对中国的妖魔化，就和对前苏联的妖魔化，是一样的，因为中国和西方世界的，意识形态和国家形态有根本的不同，而中国的崛起又进一步蚕食了西方的工业品市场，西方媒体对中国抱有</text:span><text:span text:style-name="T5">敌</text:span><text:span text:style-name="T1">意，这是中国人的常识。<text:line-break/>但是我不同意您的第二点，这不是由于中国言论管控引起的，而是中国的对外宣传部门，太过垃圾的缘故，俄罗斯有RT，中东有半岛电视台，中国堂堂，第二大经济体，没有一个拿的出手的英文媒体，在国际话语权的争夺上，被西方人吊起来打，这和中国国内的言论控制有什么关系？<text:line-break/></text:span></text:p>
      <text:p text:style-name="P1"><text:span text:style-name="T1">鄭豐遠   |  2020.06.04 08:03   |   </text:span><text:a xlink:type="simple" xlink:href="http://palinfo.habago.org/Entry?Command=Information_PrintForum&amp;iPage=2#FORUM39408"><text:span text:style-name="T2">#</text:span></text:a></text:p>
      <text:p text:style-name="P2"><text:span text:style-name="T1">十幾年來，我們常說巴勒網留言版百無禁忌，看你是要談政治人生風花雪月都行，但不管你談什麼，都必須嚴格遵守一個規矩，那就是你的言論不准在個人身上打轉，不准扣帽子，不准以一己臆度對他人指指點點。換句話說，巴勒網其實是沒有什麼言論自由的，因為這樣的一套規矩，基本上已經讓華人世界百分之九十九點九的言論內容都被禁止了。你應該為巴勒網此舉鼓掌，而非叫它放開管控，使所有人都"暢所欲言"，那將是一場災難，不是嗎?<text:line-break/><text:line-break/>當然，一整個國家的言論管控困難多了，言論邊界收緊時一定也會發生各種亂象。但你要是出過國，見過各國媒體 (各國就是西方的意思，這世界的聲音完全被西方壟斷) 是怎麼"自由"地妖魔化中國，見過各色人種因此怎麼"自由"地歧視醜化中國和中國人，你恐怕就會立刻明白一個事實，那就是中國不是管得太嚴，而是管得太少，管得太差了。<text:line-break/><text:line-break/>因為家有家規，我們管不了別人，但至少自己家裡得管好，這樣的道理應該不難懂，但家長本來就是一種吃力不討好的角色，小孩往往只有長大了懂事了，甚至自己也變成家長的那一天，才會明白做家長的難處和苦心。</text:span></text:p>
      <text:p text:style-name="P1"><text:span text:style-name="T1">欧阳阳   |  2020.06.04 07:46   |   </text:span><text:a xlink:type="simple" xlink:href="http://palinfo.habago.org/Entry?Command=Information_PrintForum&amp;iPage=2#FORUM39407"><text:span text:style-name="T2">#</text:span></text:a></text:p>
      <text:p text:style-name="P3"><text:span text:style-name="T1">阿水，<text:line-break/><text:line-break/>再以美国为例，它应该是西方宪政体制一个典型吧？ 它在全世界发动的战争，给世界所作的那些恶，都是通过“民主”授权的，不是吗？<text:line-break/>那它的那定期民主選舉、權力分立、監督、法治、立法原則、政治道德等等也没有发挥应有的作用！归根到底，就是没有解决民主宪政下“多数人的愚蠢”或者“多数人的暴力”问题！</text:span></text:p>
      <text:p text:style-name="P1"><text:span text:style-name="T1">阿水   |  2020.06.04 07:44   |   </text:span><text:a xlink:type="simple" xlink:href="http://palinfo.habago.org/Entry?Command=Information_PrintForum&amp;iPage=2#FORUM39406"><text:span text:style-name="T2">#</text:span></text:a></text:p>
      <text:p text:style-name="P2"><text:span text:style-name="T1">喔，樓下是阿水我本人，GOOGLE會記憶，提供方便選項，不必每次重覆輸入，但沒有防呆。</text:span></text:p>
      <text:p text:style-name="P1"><text:span text:style-name="T1">欧阳阳   |  2020.06.04 07:39   |   </text:span><text:a xlink:type="simple" xlink:href="http://palinfo.habago.org/Entry?Command=Information_PrintForum&amp;iPage=3#FORUM39405"><text:span text:style-name="T2">#</text:span></text:a></text:p>
      <text:p text:style-name="P2"><text:span text:style-name="T1">阿水，<text:line-break/>我前面搜集的些古希腊民主实践过程发生的一些弊端，我想说的是，这些弊端在今天世界各国的民主实践中依然普遍存在，也就是如何解决“多数人的愚蠢”或者“多数人的暴力”问题！ 就比如台湾最近对韩国瑜发动的罢免，这种事情再当初古希腊民主实践中也发生了，不是吗？<text:line-break/><text:line-break/>你说的定期民主選舉、權力分立、監督、法治、立法原則、政治道德等等，这些机制能够良好运作，终究还是要取决于其中的人，依然无法解决“多数人的愚蠢”或者“多数人的暴力”问题！<text:line-break/>就以台湾为例，当前的台湾的立法，監督，定期民主選舉这些，基本上都是服从党意不是嘛？除了一个定期民主選舉，其它方面没有感觉与中国大陆的一党专政有本质区别！<text:line-break/><text:line-break/></text:span></text:p>
      <text:p text:style-name="P1"><text:span text:style-name="T1">SC HOU   |  2020.06.04 07:38   |   </text:span><text:a xlink:type="simple" xlink:href="http://palinfo.habago.org/Entry?Command=Information_PrintForum&amp;iPage=3#FORUM39404"><text:span text:style-name="T2">#</text:span></text:a></text:p>
      <text:p text:style-name="P3"><text:span text:style-name="T1">小魚兄：<text:line-break/><text:line-break/>這有什麼好佩服的呢？如您所說，台灣法律界還是有百分之９以下不親綠呀！法律界所學所知，從「聽其言」來說，親綠很正常；從「觀其行」這面，對綠營就會一直以甘寧為吾師了（「甘寧老師」是台灣髒話，大陸同胞不要學）。<text:line-break/><text:line-break/>我也時常覺得，台灣政界的法律人不應該是這樣子的，明目張瞻違反所學所知，陳真兄點出的是是非非，孰不知同一件事從我們法律專業人士看來，綠營讓人爆氣的點更多！因為以我們對民主自由體制價值的瞭解，違反「政治道德」在民主國家是相當嚴重的事。<text:line-break/></text:span></text:p>
      <text:p text:style-name="P1"><text:span text:style-name="T1">鄭豐遠   |  2020.06.04 07:23   |   </text:span><text:a xlink:type="simple" xlink:href="http://palinfo.habago.org/Entry?Command=Information_PrintForum&amp;iPage=3#FORUM39403"><text:span text:style-name="T2">#</text:span></text:a></text:p>
      <text:p text:style-name="P2"><text:span text:style-name="T1">刘旭好，<text:line-break/><text:line-break/>謝謝你分享對內地的切身觀察，若非這幾天的大量留言，我都不知道原來巴勒網有這麼多內地同胞在關注。我沒在大陸生活過，不便評論事件本身及對一般民眾的影響。俗話說家家有本難念的經，就算是親兄弟，他和老丈人吵架了你恐怕也插不上嘴，箇中感受只有對方自己能懂。但台灣也是一個政治壓迫力量很強的社會，過去是來自國民黨，現今是綠色一言堂，基於一種同理，我多多少少也能理解那樣一種憤怒。<text:line-break/><text:line-break/>憤怒是不是好的我不確定，但憤怒應該指向何方卻很重要，怒火燒向錯誤的方向，往往只會燒出更多不幸。我四十歲出了國，帶著中年人的皺紋和傷痕，學了新的語言，見了幾年世面，這些或多或少改變一些我原本看待世界的方式。我的許多移民朋友來自不同國家，他們也都各自有著類似心路歷程，那就是離鄉背井多年後，看待自己國家的眼光發生了本質上的變化，有些甚至可以用恍然大悟來形容。<text:line-break/><text:line-break/>當我回台灣或大陸時，與自己的親友或一般人交談時，這種感覺更是明顯。不單只是關於政治 (我私下不和人聊政治話題)，而是一整個看待世界，看待東方與西方、國內與國外的方式。比方說台灣很崇洋，有些台灣朋友一提起西方白人往往露出迷濛眼神，推崇備至，但我心裡往往會想"天哪! 西方人怎麼會是你(妳)說的這樣? 這樣想不是腦袋壞了嗎? 你若以後交個西方朋友，肯定有你(妳)苦頭吃的"。<text:line-break/><text:line-break/>回到你說的，你說<text:line-break/><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line-break/><text:line-break/>顯然你很清楚這主要是當地政府問題，而其他城中村拆遷時就沒有發生這麼嚴重的矛盾。一個中國那麼大，那麼多個地方政府，發生零星的這樣的亂象難道不是很正常的嗎? 我不是說這樣的亂象應該被容許，而是說一個這麼大的國家，不可能每個地方政府都很完美很良善，中央也不可能無時無刻都觸及並照顧每個角落。如你所說"中国大陆这几十年城市发展，有很多的城中村，都有火灾隐患，但是城中村拆迁前，都会提前很久通知，给在城中村生活的人充分的时间准备"，那不就表示其他地方政府還是做得不錯的嗎?<text:line-break/><text:line-break/>這個時候一怒三千里，甚至像那位華涌一樣把整個中國政府和共產黨都恨上了，甚至恨之入骨，非得以反共為一生職志不可，難道你不會覺得很奇怪嗎? 我以前手心上長顆痣，醫生一看說這不太好喔，該處理一下，我聽了心裡非常緊張，那我當時應該請醫生把整隻手或整個上半身切除嗎? 這樣一種義憤不叫義憤，只有憤，沒有義。它也許仍然是出於個人的一種善意，但不管善意多好，仍不能合理化脫序的憤怒和行為。<text:line-break/><text:line-break/>至於地方差異或中央與地方的管理矛盾，過去四十年來，它究竟是每況愈下，還是年年在改善，造福整體民眾的生活水平? 答案難道不是很明顯嗎? 最重要的是，中國現在之所以承受這些問題，如果真該有個終極怪罪方向，你的怒火該指向何方? 世界不是只有中國，還有其他五十幾億人，兩百多個國家生活在這個地球上，許多國家在或遠或近的歷史上都影響了中國，甚至大大造就了中國現今的處境。只聚精會神盯著一個中國共產黨來判斷事非對錯，這樣的思維視角不會顯得有些奇怪嗎?<text:line-break/><text:line-break/>我無意說服誰，因為我知道每個人都有自己一套看待世界的方式，而且很難改變，除非一個人自己願意改變。但世上不過一個理字，很多時候想清楚一件事畢竟比發洩情緒更重要。<text:line-break/><text:line-break/>至於什麼言論自由開倒車也是一樣，純屬鬼扯蛋。言論最重要的是邊界，而不是自由，自由只有在某個邊界之內才具有意義。藝術和音樂夠自由吧? 但你能在畫框之外畫畫，在 88 個琴鍵之外彈奏嗎? 中國的問題不是言論管控太緊，而是言論管控太鬆了。</text:span></text:p>
      <text:p text:style-name="P1"><text:span text:style-name="T1">刘旭   |  2020.06.04 07:16   |   </text:span><text:a xlink:type="simple" xlink:href="http://palinfo.habago.org/Entry?Command=Information_PrintForum&amp;iPage=3#FORUM39402"><text:span text:style-name="T2">#</text:span></text:a></text:p>
      <text:p text:style-name="P3"><text:span text:style-name="T1">蔡亦鸣<text:line-break/>言论管控，最可笑的是。共青团中央，发的社论文章，都会因为政治敏感，而被网站自动删除。我最气的是，锵锵三人行被停播，我打小开始看，看了十几年，这个节目已经如此小心翼翼的说话了，党还是容不下他。习上台之后，就搞起了小文革。如果你们有去新疆和西藏就知道了，那里言论更加紧张，去年我在拉萨，报了团去珠峰，在旅游大巴上，司机一开头就和我们说，在大巴车上不要谈论任何政治问题，因为车上有监控和录音，在西藏和新疆，就算是私人的微信，也尽量不能聊政治相关的话题，因为政府会直接监听和监控这些信息。这些信息是我从当地藏民那听来的，在西藏大家都有默契，就算在私下里，对政治问题也绝口不提。因为如果你说了，一些反党反国的话，被知道了会被直接抓走。在西藏几十里路，就设下一个关卡，要下车检查身份证，有的地方还有脸部识别，我最多的一天，被检查了八次身份证，真是1984里面的世界，老大哥在时刻看着我们。</text:span></text:p>
      <text:p text:style-name="P1"><text:span text:style-name="T1">阿水   |  2020.06.04 07:10   |   </text:span><text:a xlink:type="simple" xlink:href="http://palinfo.habago.org/Entry?Command=Information_PrintForum&amp;iPage=3#FORUM39401"><text:span text:style-name="T2">#</text:span></text:a></text:p>
      <text:p text:style-name="P2"><text:span text:style-name="T1">陽陽葛格：<text:line-break/><text:line-break/>我借用「防呆設計」來比喻國家政治體制及其價值得以長久、良好而且沒有偏差運行的相關機制，而西方民主國家這方面的機制有定期民主選舉、權力分立、監督、法治、立法原則、政治道德等等，但我從來沒有說西方的憲政制度比中國還優秀，只是不瞭解中國共產黨這個憲政太上組識，究竟有什麼防呆設計？<text:line-break/><text:line-break/>上面的問題，我還在瞭解中，但您似乎還是繞著西方民主的起源及弊病打轉，我就先把我目前瞭解所得簡略剪貼出來，免得咱倆誤入歧途沒有對焦。<text:line-break/><text:line-break/>果不其然，中共對其在憲政居於首要地位頗具認識，對內防呆設計洋洋灑灑（黨外的防呆還沒瞭解），黨也一再耳提面命，並建立諸多規章制度，以供上行下效，較諸西方政黨規章，猶如小蝦米對上大鯨魚，但這也是應該的。有意思的是，共產黨堅持集體領導，反對個人專斷。<text:line-break/><text:line-break/>中共十九屆四中全會強調「堅持和完善黨和國家監督體系，強化對權力運行的制約和監督」。以全面從嚴治黨為最高指導，完善黨內監督體系，監督全覆蓋。為此頒訂一系列法規制度，包括《中國共產黨章程》《關於新形勢下黨內政治生活的若干准則》《中國共產黨黨內監督條例》《中國共產黨廉潔自律准則》《中國共產黨紀律處分條例》《中國共產黨問責條例》等，進一步形成靠制度管權、管事、管人的長效機制，推動監督制度更加成熟更加定型。<text:line-break/><text:line-break/>還有底下的重要原則：<text:line-break/><text:line-break/>分權制約：權力加以配置並對權力的運行進行有效制約，必須堅持權責法定，健全分事行權、分崗設權、分級授權、定期輪崗制度，明晰權力邊界工作流程，強化權力制約。<text:line-break/><text:line-break/>公開透明：增強公開性、透明度。鑒於此，必須落實黨務等各領域辦事公開制度，積極推進電子政務建設，做到規則公開、程序公開、結果公開，以公開促公正、以透明保廉潔。<text:line-break/><text:line-break/>決策理性民主：要在重大問題的決策程序上，真正做到科學決策、民主決策、依法決策。要推行社會聽証、專家咨詢等制度，增強決策透明度和公眾參與度。<text:line-break/><text:line-break/></text:span></text:p>
      <text:p text:style-name="P1"><text:span text:style-name="T1">蔡亦鸣   |  2020.06.04 06:10   |   </text:span><text:a xlink:type="simple" xlink:href="http://palinfo.habago.org/Entry?Command=Information_PrintForum&amp;iPage=3#FORUM39400"><text:span text:style-name="T2">#</text:span></text:a></text:p>
      <text:p text:style-name="P3"><text:span text:style-name="T1">顺便一提我并不反对刘旭对习上台后言论自由大开倒车的评论，巴勒网多是台湾人，并没有在大陆长久的生活，所以很难了解大陆这一块荒腔走板的程度。<text:line-break/><text:line-break/></text:span><text:a xlink:type="simple" xlink:href="https://bbs.saraba1st.com/2b/thread-1938438-1-1.html"><text:span text:style-name="T4">https://bbs.saraba1st.com/2b/thread-1938438-1-1.html</text:span></text:a><text:span text:style-name="T1"><text:line-break/>这是一个大陆比较古早主要讨论游戏动漫的论坛，服务器在上海，随着成员年纪增大，开始讨论的话题也越来越多，然后论坛管理员就开始处于常年被上海网警请去喝茶的境地，说是太爱讨论了。而这几年爱讨论的边界越来越小，就在最近终于小到都不用CIA编纂就可以出中国笑话的地步，而这已经是一个相对而言比较支持党的论坛了。<text:line-break/><text:line-break/>中国**是中国工人阶级的先锋队，同时是中国人民和中华民族的先锋队，是中国特色社会主义事业的领导**，代表中国先进生产力的发展要求，代表中国先进文化的前进方向，代表中国最广大人民的根本利益。**的最高理想和最终目标是实现**主义。<text:line-break/>中国**以马克思列宁主义、**思想、**理论、“**”重要思想、科学发展观及**新时代中国特色社会主义思想作为自己的行动指南，最终目的是实现**主义的社会制度。中国**领导是中国特色社会主义最本质的特征。<text:line-break/><text:line-break/>**公民有言论、出版、**、结社、**、**的自由<text:line-break/><text:line-break/>言论管控该管，可是管的如此之难看，效果是如此的‘有效’，中宣部又蠢又坏都已经不足以形容了，已经到了让人怀疑</text:span><text:span text:style-name="T5">敌</text:span><text:span text:style-name="T1">在中宣部是不是真的地步了。</text:span></text:p>
      <text:p text:style-name="P1"><text:span text:style-name="T1">蔡亦鸣   |  2020.06.04 05:16   |   </text:span><text:a xlink:type="simple" xlink:href="http://palinfo.habago.org/Entry?Command=Information_PrintForum&amp;iPage=3#FORUM39399"><text:span text:style-name="T2">#</text:span></text:a></text:p>
      <text:p text:style-name="P2"><text:a xlink:type="simple" xlink:href="https://www.tandfonline.com/doi/abs/10.1080/1369118X.2018.1476576"><text:span text:style-name="T4">https://www.tandfonline.com/doi/abs/10.1080/1369118X.2018.1476576</text:span></text:a><text:span text:style-name="T1"><text:line-break/>Chinese computational propaganda: automation, algorithms and the manipulation of information about Chinese politics on Twitter and Weibo<text:line-break/><text:line-break/>这样一篇开弓时目的是为了找中国政府雇佣水军证据，最后射中的靶子却是水军都在反中的论文……国外的脑残们会在乎么，会看这文章的外国人能有1%么，言论自由当然很好，可是得人口中绝大部分是人，而不是脑残，才不会变成梦魇。<text:line-break/><text:line-break/></text:span><text:a xlink:type="simple" xlink:href="https://www.zhihu.com/question/397221243/answer/1247409689"><text:span text:style-name="T4">https://www.zhihu.com/question/397221243/answer/1247409689</text:span></text:a><text:span text:style-name="T1"><text:line-break/>最近在赞比亚有三个中国人被残忍</text:span><text:span text:style-name="T5">杀</text:span><text:span text:style-name="T1">害，而赞比亚人对主流媒体中铺天盖地的反中信息照单全收的脑残更是数不胜数。<text:line-break/><text:line-break/>脑残才是一种普世现象，不因肤色种族国籍而有所不同。<text:line-break/><text:line-break/>脑残不可怕，来到巴勒网后我发现了自己脑残的事实，可怕的是我近乎绝望的发现这病……无药可救，伴随终生。</text:span></text:p>
      <text:p text:style-name="P1"><text:span text:style-name="T1">刘旭   |  2020.06.04 02:21   |   </text:span><text:a xlink:type="simple" xlink:href="http://palinfo.habago.org/Entry?Command=Information_PrintForum&amp;iPage=3#FORUM39398"><text:span text:style-name="T2">#</text:span></text:a></text:p>
      <text:p text:style-name="P3"><text:span text:style-name="T1">涓<text:line-break/>我知道那地方有很多违章建筑，造成火灾隐患，这是在政府长期忽视下形成的，外来务工人员的聚集地，然后发生火灾，由于政治压力，必须在短期内拆除，一时间那么多外来务工人员，找不到可以搬迁的地方，不愿意搬迁，而警察上门强拆。你觉得这种野蛮霸道的做法合理吗？ 中国大陆这几十年城市发展，有很多的城中村，都有火灾隐患，但是城中村拆迁前，都会提前很久通知，给在城中村生活的人充分的时间准备，这个事件，是当地政府长期懒政，而发生事故之后，又雷厉风行，不给人一点缓冲的时间。<text:line-break/>而当时报道的人，反对的不是拆迁，而是反对的暴力蛮横的拆迁。而报道的后果，被当地机关政府，以各种手段找麻烦。</text:span></text:p>
      <text:p text:style-name="P1"><text:span text:style-name="T1">小魚   |  2020.06.04 00:27   |   </text:span><text:a xlink:type="simple" xlink:href="http://palinfo.habago.org/Entry?Command=Information_PrintForum&amp;iPage=3#FORUM39397"><text:span text:style-name="T2">#</text:span></text:a></text:p>
      <text:p text:style-name="P2"><text:span text:style-name="T1">其實我是很佩服阿水律師的，能夠來這裡跟大家討論，因為在台灣法律界，我認為百分之90以上是親綠的，當然醫生會計師聽說也是，雖然我脫離這個界很久，但是我始終知道我無法跟我的同學對談。記得當年某位因為肚子痛要去汽車旅館上廁所的大法官，在上課的時候，突然不說話，問著在台下的我們，『各位，昨天台鐵出軌了，各位知道什麼意思』，我是真的不知道什麼意思，但是他說『這代表台灣有很多第五縱隊』....我只想說，甘寧真是一個偉大的老師！<text:line-break/>有時常覺得，台灣的問題，就是太多法律人在政界了，所以才會有一堆似是而非的概念，曾經有人說，相比對岸都是理工科的在政界...</text:span></text:p>
      <text:p text:style-name="P1"><text:span text:style-name="T1">欧阳阳   |  2020.06.03 21:38   |   </text:span><text:a xlink:type="simple" xlink:href="http://palinfo.habago.org/Entry?Command=Information_PrintForum&amp;iPage=3#FORUM39396"><text:span text:style-name="T2">#</text:span></text:a></text:p>
      <text:p text:style-name="P3"><text:span text:style-name="T1">陳真前辈，<text:line-break/><text:line-break/>前面的两段是自己的一些想法，后面的历史典故是从网上搜集而来，是否完全符合历史事实，目前个人还没法考证。</text:span></text:p>
      <text:p text:style-name="P1"><text:span text:style-name="T1">涓   |  2020.06.03 21:36   |   </text:span><text:a xlink:type="simple" xlink:href="http://palinfo.habago.org/Entry?Command=Information_PrintForum&amp;iPage=3#FORUM39395"><text:span text:style-name="T2">#</text:span></text:a></text:p>
      <text:p text:style-name="P2"><text:span text:style-name="T1">欧阳阳<text:line-break/><text:line-break/>&gt;&gt;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line-break/><text:line-break/><text:line-break/>你說的是對的，我去年到北京旅遊，北京朋友開車載我回旅館途中有經過那塊地區<text:line-break/>他有對有解釋了這件事的來龍去脈<text:line-break/><text:line-break/>我朋友是老北京人<text:line-break/>他說的跟你講的並無太大差異<text:line-break/>他也提到這種火災隱憂本來就該好好處理，不然到時哪天發生大火，眾人又是另番說法罵政府了。<text:line-break/><text:line-break/></text:span></text:p>
      <text:p text:style-name="P1"><text:span text:style-name="T1">陳真   |  2020.06.03 20:57   |   </text:span><text:a xlink:type="simple" xlink:href="http://palinfo.habago.org/Entry?Command=Information_PrintForum&amp;iPage=4#FORUM39394"><text:span text:style-name="T2">#</text:span></text:a></text:p>
      <text:p text:style-name="P2"><text:span text:style-name="T1">幾點回應：<text:line-break/><text:line-break/>一，<text:line-break/><text:line-break/>陳文茜如果講那樣，什麼「玻利維亞總統做得很好，但是因為執政太久所以討人厭就被人民驅逐下台」，那當然就是在鬼扯蛋，怎麼會沒問題？講那樣不是很蠢很外行嗎？這些名嘴，每天胡說八道，信口開河，卻個個成為億萬富翁。<text:line-break/><text:line-break/>只要稍微有點國際常識的人，我想應該都不會從陳文茜那邊學習國際知識才對，那不就越學越倒退嗎？<text:line-break/><text:line-break/>關於美國在玻利維亞發動政變，我有幾篇翻譯文字，請參考：<text:line-break/><text:line-break/></text:span><text:a xlink:type="simple" xlink:href="https://bit.ly/2U6R0fj"><text:span text:style-name="T4">https://bit.ly/2U6R0fj</text:span></text:a><text:span text:style-name="T1"> <text:line-break/><text:line-break/></text:span><text:a xlink:type="simple" xlink:href="https://bit.ly/2BuWIBl"><text:span text:style-name="T4">https://bit.ly/2BuWIBl</text:span></text:a><text:span text:style-name="T1"><text:line-break/><text:line-break/></text:span><text:a xlink:type="simple" xlink:href="https://bit.ly/2XXz73D"><text:span text:style-name="T4">https://bit.ly/2XXz73D</text:span></text:a><text:span text:style-name="T1"><text:line-break/><text:line-break/>二，<text:line-break/><text:line-break/>欧阳阳寫的 (或轉貼的？) 蘇格拉底也是胡扯。蘇格拉底怎麼會「主張民主」？更不可能把所謂民主和「真理」畫等號。這太離譜了。那差不多就等於說「陳真熱愛人渣黨」一樣荒唐。<text:line-break/><text:line-break/>大家寫東西或貼東西請註明清楚，若是轉貼，務必註明轉貼。而且，最好要自己先查證一下內容，畢竟我沒有時間亦無意願去做這類事實審查。<text:line-break/><text:line-break/>三，<text:line-break/><text:line-break/>台灣自我催眠「全世界都在看自己」，「全世界都好佩服自已」，由來已久，從蔣家年代到現在始終都是搞這一套，自欺欺人說台灣或台灣人多麼不同凡響，全世界看到我們都肅然起敬云云。只有極重度腦殘會相信這個。<text:line-break/><text:line-break/>四，<text:line-break/><text:line-break/>學歷不是反映智商，而是反映社經條件。特別是「教改」之後，更是如此。<text:line-break/><text:line-break/>高等教育需要一種門檻，估計智商需要大概一百以上，就足以念台灣或世界上任何一所大學。兩者並非線性關係。<text:line-break/><text:line-break/>高智商者只有極少數，但這不保證他可以有好學歷。<text:line-break/><text:line-break/>十三年前回國後，在台大雲林分院工作，經常聽到院方在講世界排名，有些人講得眉飛色舞，其實台大只是排一百多名，這有什麼值得興奮的嗎？比賽當然是只看前幾名，哪有人考一百多名還很興奮的？<text:line-break/><text:line-break/>我姐嫁到日本四十年，幾個小孩一句中文也不會講。幾年前，聽她講起一件事，覺得很好笑。話說當時日本電視台有個節目，報導了東京大學當年的世界大學排名是十七名，比一百多名的台大厲害吧？<text:line-break/><text:line-break/>但是，報導一出，卻群情嘩然，很多日本人大吃一驚，很詫異：「啥咪！第17名！我還以為東京大學平常那麼跩是因為它是世界第一，原來只是第17名！！」。這意思是說，第17名是在跩個什麼碗糕？<text:line-break/><text:line-break/>智能這東西是這樣：絕大多數人都是泛泛之輩，只有那幾百萬分一的人，也許才來炫耀智能也不遲。至於其他人，其實都差不多。史蒂芬霍金說得對，他說：「我不知道自己的智商多少，我也不知道智商是什麼，只有魯蛇才會在乎這東西。」<text:line-break/><text:line-break/>五，<text:line-break/><text:line-break/>我很認同世勤所說，理想或人格種種，惟有在血肉生活中才有意義。用我的話來說就是：你「怎麼活」才是重點。至於「說」，大家都會「說」，誰不會？人渣黨及其文人走狗們，在「說」這方面，肯定是世界冠軍。</text:span></text:p>
      <text:p text:style-name="P1"><text:span text:style-name="T1">欧阳阳   |  2020.06.03 18:18   |   </text:span><text:a xlink:type="simple" xlink:href="http://palinfo.habago.org/Entry?Command=Information_PrintForum&amp;iPage=4#FORUM39393"><text:span text:style-name="T2">#</text:span></text:a></text:p>
      <text:p text:style-name="P3"><text:span text:style-name="T1">刘旭 ,<text:line-break/><text:line-break/>"上台太久13年人民厌倦了他，所以将他赶下台", 这有什么问题呢？ 你前面自己也说了“大多数人是容易被操控，不理智的”，所以人民会喜新厌旧，这有什么问题吗？</text:span></text:p>
      <text:p text:style-name="P1"><text:span text:style-name="T1">刘旭   |  2020.06.03 17:43   |   </text:span><text:a xlink:type="simple" xlink:href="http://palinfo.habago.org/Entry?Command=Information_PrintForum&amp;iPage=4#FORUM39392"><text:span text:style-name="T2">#</text:span></text:a></text:p>
      <text:p text:style-name="P2"><text:span text:style-name="T1">許世勤<text:line-break/>说到三观确定就无法改变他看待世界的方式，有个例子，前段时间，我看文茜的世界周报，报导了玻利维亚的政变，是这样描述的，莫拉莱斯是玻利维亚的贫民总统，他上台期间，玻利维亚的经济发展较快，一些矿产资源的国有化带来了大量资金，大大改善了玻利维亚贫民和普通民众的生活，但是由于上台太久13年人民厌倦了他，所以将他赶下台。<text:line-break/>注意到里面的逻辑切换没有，一个总统做的很好，唯一的缺点是干太长了，所以人民把他赶下台。但凡有点逻辑和智商的人，也能察觉这种叙述的矛盾和不合理，而文茜的世界周报，号称是台湾，拥有国际视野和相对客观的新闻节目了，只能感叹台湾新闻从业者的素质之低，就算你有固定的政治观点，要论述莫拉莱斯的下台是合理的，那么应该拿出莫拉莱斯下台的合理性的论证，而不是这种明显前后矛盾，逻辑无法自洽的言论。<text:line-break/>还是在台湾人的逻辑里，这种论述是没毛病的，一个总统就算干的再好，只要上台太久，还想继续执政，就是要搞独裁，就要赶他下台？</text:span></text:p>
      <text:p text:style-name="P1"><text:span text:style-name="T1">欧阳阳   |  2020.06.03 17:39   |   </text:span><text:a xlink:type="simple" xlink:href="http://palinfo.habago.org/Entry?Command=Information_PrintForum&amp;iPage=4#FORUM39391"><text:span text:style-name="T2">#</text:span></text:a></text:p>
      <text:p text:style-name="P3"><text:span text:style-name="T1">阿水前面提到的“防呆設計”，在历史上，一个统治阶层犯了错误，往往会被人民以武力推翻的方式来纠错，前面的几千年都是如此，但是千古轮回，一个朝代更替一个朝代，也没有从根本上解决问题！<text:line-break/><text:line-break/>现在，很多国家施行以全民投票的方式来进行政权更替，看上去好像是降低了纠错的代价，但是如果是“人民”本身犯下的错误，要以什么方式来纠错，这是一个问题！也就是如何解决“多数人的愚蠢”或者“多数人的暴力”问题？<text:line-break/><text:line-break/>全民投票制度的始祖可以追溯到古希腊雅典政治家伯里克利，“从规范层面讲，民主是一种值得推崇的理念，正如伯利克里所言，它不仅尊重个体的自由选择，允许多种可能性存在，也给予所有人平等参与政治事务的机会，能满足人们心理上对于程序公平的要求。但是，历史上有诸多思想家——包括柏拉图、美国国父汉密尔顿、托克维尔等——都对民主保持着极为警惕的态度，因为在他们看来，民主实践所依赖的“少数服从多数”原则随时都有令国家陷入“多数人暴政”（tyranny of the majority）的风险。”<text:line-break/><text:line-break/>怀疑论者认为，政治决策是一项专业性颇高的事务，大多数人都只能发表意见却不能形成专业性的知识，允许多数人参与政治事务就是对专业性的否定，民主作为一种以数量代替质量的做法，最终会走向外行领导内行的结果。为了避免这一问题，柏拉图在《理想国》中提出了被后人总结为“专家治国论”的学说，即主张国家应该由具备智识能力、掌握政治技艺的哲学王来管理，因为他能凭借专业知识为国家确立实践的最佳方向。<text:line-break/><text:line-break/><text:line-break/><text:line-break/>伯利克里执政时以民主政治为核心展开建设，使民主制度得到空前的发展，同时带动了国家的经济发展，增强军事实力，使希腊成为海上的霸主。<text:line-break/>但是到了公元前430年雅典突然发生了严重的瘟疫，雅典人心混乱，怨声四起，伯里克利的政</text:span><text:span text:style-name="T5">敌</text:span><text:span text:style-name="T1">趁机活动起来。在伯罗奔尼撒战争爆发前，伯里克利的好友阿纳克萨哥拉斯和菲狄亚斯己先后受到他们的指控而被迫离开雅典。连阿斯帕西亚也遭到了所谓不敬神的控告。他们直接攻击伯里克利，把战争的不幸归咎于他，伯里克利被判罚款。<text:line-break/><text:line-break/>公元前429年，瘟疫便带走了伯里克利的生命，伯里克利本人是一个非常善于运用演说技巧说服民众，同时又具备战略眼光的领导人。他死后，克勒昂上台，他们利用公民大会通过了很多不理智的法律，比如压迫自己的同盟者，比如对失败者进行屠</text:span><text:span text:style-name="T5">杀</text:span><text:span text:style-name="T1">。但公民大会作出最为人诟病的决定，还是针对亚西比德的</text:span><text:span text:style-name="T5">远</text:span><text:span text:style-name="T1">征。<text:line-break/>亚西比德是一个年青政客，他说服雅典人派他带领一支大军</text:span><text:span text:style-name="T5">远</text:span><text:span text:style-name="T1">征西西里，以</text:span><text:span text:style-name="T5">巩</text:span><text:span text:style-name="T1">固雅典同盟的后方。但是在他领军途中，他的政治对手在雅典国内诬蔑他毁坏城内赫尔墨斯雕像，公民大会要求他立即回来受审。亚西比德听闻此事，直接在行军途中逃往斯巴达。雅典</text:span><text:span text:style-name="T5">远</text:span><text:span text:style-name="T1">征军失去首领，改由尼西阿斯统率。但是尼西阿斯军事经验不足，导致雅典</text:span><text:span text:style-name="T5">远</text:span><text:span text:style-name="T1">征西西里惨败。之后一批富人在雅典发动了一场政变，政变推翻了民主政体，建立起寡头政体，但只维持了几个月，民主政体又重新恢复。恢复之后，公民大会以“败坏青年，传播新的宗教”为名处死了政变者中几个人的老师，著名哲学家苏格拉底。<text:line-break/><text:line-break/>公元前399年，苏格拉底被雅典民主法庭通过民主投票的方式死刑。罪名是不敬神和败坏青年。判决之后，苏格拉底作最后发言，他说：“我缺的不是言辞，而是厚颜无耻，哭哭啼啼，说你们爱听的话。你们习惯于看别人这样，但是这种事不配我做。逃死不难，逃罪恶难，罪恶追人比死快。我又老又纯，所以被跑慢的追上，你们敏捷，所以被跑快的追上。我们各受各约惩罚。”<text:line-break/>据说，宣判之后他的学生柏拉图曾劝苏格拉底逃跑，被他所拒绝了。他说：民主是我主张的，现在民主投票判处我死，我宁愿接受这个判决。我如果跑了将没有人再相信真理。<text:line-break/><text:line-break/>后来亚西比德返回雅典，重建雅典海陆军，但是当新的海军遭受一次失败后，公民大会又马上把他换掉了。之后在阿吉纽西岛，雅典与斯巴达展开了一场海上大战。雅典军队获得胜利，但是因为一些雅典水手没能被及时救起，公民大会审判了当时的八名海军将领，两名逃走，六名被处死。自此之后，雅典再也没有有经验的军事家了。第二年，雅典舰队与斯巴达舰队再度交战，雅典战败。又过了一年，雅典全面投降。<text:line-break/><text:line-break/><text:line-break/></text:span></text:p>
      <text:p text:style-name="P1"><text:span text:style-name="T1">欧阳阳   |  2020.06.03 16:42   |   </text:span><text:a xlink:type="simple" xlink:href="http://palinfo.habago.org/Entry?Command=Information_PrintForum&amp;iPage=4#FORUM39390"><text:span text:style-name="T2">#</text:span></text:a></text:p>
      <text:p text:style-name="P2"><text:span text:style-name="T1">《乌合之众：大众心理研究》是法国社会心理学家古斯塔夫·勒庞创作的社会心理学著作，首次出版于1895年。<text:line-break/>《乌合之众：大众心理研究》是一本研究大众心理学的著作。在书中，勒庞阐述了群体以及群体心理的特征，指出了当个人是一个孤立的个体时，他有着自己鲜明的个性化特征，而当这个人融入了群体后，他的所有个性都会被这个群体所淹没，他的思想立刻就会被群体的思想所取代。而当一个群体存在时，他就有着情绪化、无异议、低智商等特征。<text:line-break/><text:line-break/>《乌合之众》这本书对台湾还有中国大陆等地区的狂热群众运动做了一些解释，鼓动民粹主义往往是政客们争权夺利，获取选票支持的比较廉价的工具，被广泛利用！当年的希特勒如此，当今的美国选举也是如此，民进党如此，香港的反对派也是如此！<text:line-break/>这也是我对目前西方普遍实施的全民选举制度很有疑</text:span><text:span text:style-name="T5">虑</text:span><text:span text:style-name="T1">的地方。</text:span></text:p>
      <text:p text:style-name="P1"><text:span text:style-name="T1">許世勤   |  2020.06.03 15:56   |   </text:span><text:a xlink:type="simple" xlink:href="http://palinfo.habago.org/Entry?Command=Information_PrintForum&amp;iPage=4#FORUM39389"><text:span text:style-name="T2">#</text:span></text:a></text:p>
      <text:p text:style-name="P3"><text:span text:style-name="T1">劉旭，<text:line-break/><text:line-break/>學歷高低其實並不能反映邏輯能力的高低，尤其當一個人的三觀已經固定的時候，你很難改變他看世界的方式。我有許多學弟妹都非常優秀，我是指在專業學科方面，能念到台大基本上在某些學科方面是數一數二的。<text:line-break/><text:line-break/>2014年太陽花的時候，因為我們實驗室在台大醫院，離立法院只有幾步之遙，所以我許多學弟妹都去參與了抗爭，同一時期我則是參加了白色正義聯盟舉辦的活動。他們說要「反服貿」，但仔細問他們相關的內容，往往是搬出已經包裝好的、罐頭式的回覆，而他們在意識裡壓根否定「中國」，所以背後的真正目的就是反華，即使在表面上一定要表現地好像無所畏懼，一切都是為了人民似的。<text:line-break/><text:line-break/>過去我在搭計程車的時候，剛好司機在聽地下電台的廣播，內容大意就是「台灣人不是中國人，中國人就是死支那、骯髒醜惡的、落後落伍的，我們是偉大的台灣人」，還有「日本人是優秀的民族，我們的祖先以前是日本人」當時聽到的時候，直覺是這樣無腦且無恥的言論，怎麼會有人相信？可是台灣的教育，從反共教育開始，一直到台獨教育，都是教育兩岸是不同的國家，進化到是不同的種族，其中包裹著「台灣中心論」及「台灣人優越主義」。<text:line-break/><text:line-break/>有一次搭飛機從法國飛回台灣的時候，一名台灣乘客向大陸乘客提到「台灣人有嚴重的種族歧視」，我的指導老師也曾在實驗室開會的時候提到同樣的問題。台灣的社會教育、家庭教育，一直有著某種程度的悲情宣傳，而在這個悲情之下建立莫名其妙的自大自戀意識。而要建立這樣的自大意識，就需要塑造「敵人」，好達成「團結」自己人的目的，所以在此宣傳下的二元對立劃分有：台灣人 vs. 中國人, 本省人 vs. 外省人, 人民 vs. 18%退休公務員。許多人從小就是在這樣的風氣中長大，他思考世界的方式能不因此而固化嗎？<text:line-break/></text:span></text:p>
      <text:p text:style-name="P1"><text:span text:style-name="T1">刘旭   |  2020.06.03 13:26   |   </text:span><text:a xlink:type="simple" xlink:href="http://palinfo.habago.org/Entry?Command=Information_PrintForum&amp;iPage=4#FORUM39388"><text:span text:style-name="T2">#</text:span></text:a></text:p>
      <text:p text:style-name="P2"><text:span text:style-name="T1">看陈真先生的 卡韓政變(246)：一樣年輕兩樣情<text:line-break/>聊一聊我对台湾的刻板印象。<text:line-break/>对于台湾，有一点我始终很好奇。就是台湾第一和台湾南波万和所谓台湾之光，这种思想为什么能成为主流，有段时间看一些台湾节目，无论谈到什么，时常都以台湾如何棒为结尾。就算是国际上，一些与台湾完全无关的新闻，也能扯到台湾。然后台湾最棒。当然大陆也有，厉害了我的国。和惊诧友邦这种标题党，但是这些人，是被嘲笑的人，无法成为主流。我想请问一下诸位，这种台湾最棒，这种自我安慰，成为电视上的主流，是从什么时候开始的？<text:line-break/>还有第二点，有段时间我看台湾的公开课，以朱云汉先生的为例，他在台湾大学做演讲，最后的学生提问环节，学生总是习惯性的，以老师某本书上怎么说为开头，例，中国的经济成长是假的，是泡沫，什么时候崩溃等等，那时我感到十分错愕，这可是台湾大学，这些大学生代表的是台湾最聪明的一批年轻人，不提他的政治观点和倾向如何。很多连，基本的语言通顺都做不到，我想请问一下，现在台湾青年的，普遍失智，和反智，是从什么时候开始的？<text:line-break/>但是我在大陆接触到的台湾人，则完全不同，都是很有思考能力的人，我想问一下，台湾的人才外流是不是太严重了？</text:span></text:p>
      <text:p text:style-name="P1"><text:span text:style-name="T1">阿水   |  2020.06.03 11:56   |   </text:span><text:a xlink:type="simple" xlink:href="http://palinfo.habago.org/Entry?Command=Information_PrintForum&amp;iPage=4#FORUM39387"><text:span text:style-name="T2">#</text:span></text:a></text:p>
      <text:p text:style-name="P3"><text:span text:style-name="T1">謝謝底下有關王道與霸道，連同防呆設計的回應。因為時間的關係，只能自說自話以代回應，沒有針對性的回應，其實也回應了。<text:line-break/><text:line-break/>上次提到「霸道之術」，這次提「王道之術」，當年國共金門砲戰有一則笑話：<text:line-break/><text:line-break/>炮战前夕，我军为达到出其不意的效果，命令所有炮应一齐开火。拿旗的指挥员一直把旗举着，只要手一挥，就万炮齐发。结果上面命令一直没下来，指挥员手都酸了，也不敢动，毕竟一门炮走火就是天大的罪啊。于是指挥员只好自己举着手走到各个跑位上，说“大家都歇一歇，这太他妈累了”<text:line-break/><text:line-break/>陳真兄上次也提到美國的不對稱戰爭。而中共也提倡不對稱戰爭，其中有一個戰略「你打你的，我打我的」。<text:line-break/><text:line-break/>從「王道之術」來看，還是要準備萬炮齊發的陣勢，甚至指揮員的手還是要隨時舉著，但是萬一台灣要真是獨立了，就一個「王道」者來說，打不打？打哪裡？要打誰？中國還要和平崛起嗎？到時再見真章。<text:line-break/><text:line-break/>以力假仁者霸，但以仁假力者也不失為王道，但不能讓大家看出來，被識破就是蠢蛋了。</text:span></text:p>
      <text:p text:style-name="P1"><text:span text:style-name="T1">許世勤   |  2020.06.03 11:24   |   </text:span><text:a xlink:type="simple" xlink:href="http://palinfo.habago.org/Entry?Command=Information_PrintForum&amp;iPage=4#FORUM39386"><text:span text:style-name="T2">#</text:span></text:a></text:p>
      <text:p text:style-name="P2"><text:span text:style-name="T1">王道或霸道，不知道以現今的語言能否稱作「軟實力」以及「硬實力」？也許在個人的層面有許多悲天憫人的理想，但不能無視於現實的社會，乃至於國際社會走的其實是叢林法則。「實力」絕對是生存的必要條件，如果沒有「硬實力」打底，所有的「軟實力」都將無從發揮。只有國家強盛了，不懼於強敵環伺，那麼才能保護真正的弱勢。只有成為獅子，才能悠然於草原之中。<text:line-break/><text:line-break/>所以自始至終，政府都要真正做到「為人民服務」，哪天這個本質變了，政府為少數人控制，成為謀私利的工具時，那麼就應該進行革命，人民有權力推翻質變的政府。<text:line-break/><text:line-break/>悲天憫人、關懷弱勢的精神非常好，但是要真正走進弱勢體會生活。我過去在大太陽底下，跟著農民在秀姑巒溪的河床上採收大西瓜，幾十噸幾十噸的搬運，親身體會了什麼叫「汗滴禾下土」。三個月下來，除了身體曬到黑亮，因為搬運大西瓜所以肌腱發炎。後來2014年的時候，看著那些養尊處優的年輕人，佔領立法院，連冷氣沒了都可以叫苦連天，然後美其名為「革命」，為了人民「反服貿」。那年我參與了陳明忠新書「無悔」發表會，會中請了悲情城市侯導講話，他一開口先直接批評說「太陽花這一群人就是一堆假貨！」我深表認同。真正的悲天憫人，要落實於艱苦的真實生活中去觀察，才能培養出胸懷。<text:line-break/><text:line-break/></text:span></text:p>
      <text:p text:style-name="P1"><text:span text:style-name="T1">陳真   |  2020.06.03 11:19   |   </text:span><text:a xlink:type="simple" xlink:href="http://palinfo.habago.org/Entry?Command=Information_PrintForum&amp;iPage=4#FORUM39385"><text:span text:style-name="T2">#</text:span></text:a></text:p>
      <text:p text:style-name="P3"><text:span text:style-name="T1">卡韓政變(246)：一樣年輕兩樣情<text:line-break/><text:line-break/>陳真<text:line-break/><text:line-break/>2020. 06. 02.<text:line-break/><text:line-break/><text:line-break/>交大學生會為了罷韓，居然針對設籍高雄的學生，出動免費專車接送，甚至還補貼數百元。今天，如果是藍營的人幹這種事，老早被抓起來，然後相關人等會被網軍與綠營支持者們鬥爭得體無完膚。<text:line-break/><text:line-break/>前些日子，罷韓陣營贈送200元洗手液進行賄選，所謂法務部長那個人渣黨的御用打手，居然說30元之賄選標準「不是絕對標準」。<text:line-break/><text:line-break/>罷韓那些人渣，最近還冒用法務部的logo製作文宣，公然偽造文書，檢調理當提起公訴，繩之以法，所謂法務部居然說可以原諒他們。原來法律也可以私下原諒。<text:line-break/><text:line-break/>類似的事情，二十幾年來成千上萬，罄竹難書，人渣黨及其文人走狗們的行事作風就是這樣，只要是自己人，不論如何貪贓枉法作奸犯科，統統不會有事，甚至還會大加讚賞其非法行徑。<text:line-break/><text:line-break/>但是，針對異己，針對非我族類，哪怕你根本一點事也沒有，甚至不管你多麼清廉正直勤於任事，照樣能夠透過幾乎所有媒體和走狗爪牙們以及以巨額公帑豢養的強大網軍，造謠抹黑，對你進行人格毀滅，或是打壓你的工作與前途，甚至以司法為工具，進行迫害，無所不用其極。<text:line-break/><text:line-break/>綠營的支持者普遍缺乏基本是非觀念，他們被灌輸一套敵我意識，只要是我方做的事，即便臭不可聞，一概當做沒事，甚至大加讚賞，對於本黨以外的「敵人」，則視為寇讎，完全不管是非善惡。<text:line-break/><text:line-break/>更為齷齪的是，那些帶頭的檯面人渣或是什麼親綠學者之類的文人走狗，卻又一方面總是以各種美麗理念做為一種攻擊異已的武器。事實上，他們幾時在乎過什麼理想或理念？全是鬼扯蛋。你從所謂「罷韓理由書」就能清楚看到這點特徵：滿口漂亮理想，其實全是他們從來不相信也根本不在乎的東西。他們唯一在乎的就是權位與利益。綠營絕大部份人，純粹就是靠著這一套騙術進行套利奪權的歹徒。<text:line-break/><text:line-break/>如果一件事情僅有一個例子，我們無須在意，因為那叫特例。但是，當例子千千萬萬，當詐騙作惡時間長達至少二、三十年，這時候，我們難道依舊只能一個例子一個例子拼命在後面追，進行幾乎毫無意義的批評？人渣們跟本不會在乎公然使壞，因為他吃定了島上幾乎全是他們製造出來的腦殘。<text:line-break/><text:line-break/>我常感不解，不管多麼封閉或保守的國家，比方說我略有一些了解的印度、印尼、南韓或英國，年輕人往往是混亂時局之中的一股清流，也許相較於總人口，為數不多，但這股清流現象基本上是很明顯的。<text:line-break/><text:line-break/>惟有在台灣，年輕一代或學生，不但不是清流，反而是幫凶作惡最為積極的一種惡勢力。舊國民黨時代如此，蔣經國過世後的新殖民時期，更是變本加厲。為何一樣都是年輕生命，意義與價值卻截然相反？毫無一絲清新理想與熱血可言，而是充滿虛榮，爭相表態，爭相向主流靠攏，而且非常愚昧腦殘，好像完全沒有活在這個世界上那種極端封閉無知的感覺。<text:line-break/><text:line-break/>比方說，居然有人真的相信全世界都在讚賞台灣的什麼民主與防疫，台灣人多麼神氣風光等等。很難想像洗腦居然可以洗成這副德性。<text:line-break/><text:line-break/>人渣黨花納稅人的錢，用重金收買國外一些無良政客，請他們講些沒有人相信的鬼話，然後台灣媒體再大加宣傳「我們台灣人」多麼與眾不同，全世界都在稱讚說我們幫助了全世界，比「他們中國人」優秀太多了，西方人好佩服好感謝我們哦，他們只歧視大陸人。<text:line-break/><text:line-break/>像這麼蠢的一些鬼話，居然也會有人相信。我認識好多醫生護士或學生就是對此深信不疑。除了跟他們談天氣，我不知道還能談什麼。<text:line-break/><text:line-break/>=================<text:line-break/>交大學生聯合會<text:line-break/><text:line-break/>2020年5月31日<text:line-break/><text:line-break/>【返鄉陪媽媽專車&amp;;返程專車】<text:line-break/><text:line-break/>交大學聯會已完成交通規劃，一同倡議三不五時、愛要及時、開口說愛、讓愛遠傳，不分年級年齡，讓同學都能多回家陪家人！<text:line-break/><text:line-break/>陪媽媽專車僅限設籍於高雄的同學搭乘，搭車時須出示學生證+身分證 發車後直達高雄車站！！ <text:line-break/>費用：免費。</text:span></text:p>
      <text:p text:style-name="P1"><text:span text:style-name="T1">欧阳阳   |  2020.06.03 11:14   |   </text:span><text:a xlink:type="simple" xlink:href="http://palinfo.habago.org/Entry?Command=Information_PrintForum&amp;iPage=4#FORUM39384"><text:span text:style-name="T2">#</text:span></text:a></text:p>
      <text:p text:style-name="P2"><text:span text:style-name="T1">儒家奉行王道，而法家奉行霸道；<text:line-break/><text:line-break/>“王道和霸道思想，其实和历史背景是分不开的，王道的思想来源于周朝先祖们的冶国思想，当时以周天子为中心的周王朝，礼乐文化是核心，各个诸侯国相处和睦其乐融融，并不需要兵戎相见，所以有句话叫“内圣而外王”，讲的是以仁德服人；<text:line-break/><text:line-break/>在春秋战国时期，虽然孟子和孔子的儒家思想不厌其烦地去各国游说，但是收效甚微，很少有君主能真的践行。<text:line-break/><text:line-break/>法家霸道，尊爵必赏，有罪必罚。法家思想在春秋战国大行其道，商鞅、韩非子就是法家思想的代表人物。法家思想为秦国强大，灭六国而实现大一统奠定了基础。<text:line-break/><text:line-break/>但霸道思想也有其局限性，因为其他人并不是真的信服，所以当霸主的势力衰落，或者民众开始反抗时，就很容易出现朝代更迭，比如秦朝末年陈胜吴广揭竿而起，秦朝短短14年就亡国了。<text:line-break/><text:line-break/>王道和霸道在人性出发点上是不一样的。王道相信，人性向善，所以，需要扶持楷模和圣人，弘扬人性善的一面；霸道相信，人性本恶，所以，需要加以武力挟持，遏制人性的恶的一面。”</text:span></text:p>
      <text:p text:style-name="P1"><text:span text:style-name="T1">欧阳阳   |  2020.06.03 11:03   |   </text:span><text:a xlink:type="simple" xlink:href="http://palinfo.habago.org/Entry?Command=Information_PrintForum&amp;iPage=5#FORUM39383"><text:span text:style-name="T2">#</text:span></text:a></text:p>
      <text:p text:style-name="P2"><text:span text:style-name="T1">阿水，<text:line-break/><text:line-break/>王道思想以“性善论”为人性基础，其价值追求在于实现“圣王之治”的社会理想<text:line-break/>霸道思想以“性恶论”为人性基础，其价值追求在于“富国强兵”和“以力服人”<text:line-break/>王道思想具有“理想主义”特点，具有一定“乌托邦”性质；<text:line-break/>霸道思想具有“现实主义”特质，立足于解决现实社会中存在的实际问题。<text:line-break/><text:line-break/>王道：掌控天下，以德服人，是为王道；<text:line-break/><text:line-break/>霸道：掌控一方，以力服人，是为霸道；<text:line-break/><text:line-break/>个人观点：<text:line-break/>从台海的现实而言，如果没有美国的干预，可以用“王道”来感化，首先你要是王，能够掌控局面，然后才能施以“王道”。<text:line-break/>“王道以德服人，霸道以力服人，王霸兼用，敬天治人”；台湾问题如此，香港问题也是如此。<text:line-break/>意思就是要用仁政来感化百姓，谋利百姓，同时要用力量威慑宵小之辈。</text:span></text:p>
      <text:p text:style-name="P1"><text:span text:style-name="T1">阿水   |  2020.06.03 10:04   |   </text:span><text:a xlink:type="simple" xlink:href="http://palinfo.habago.org/Entry?Command=Information_PrintForum&amp;iPage=5#FORUM39382"><text:span text:style-name="T2">#</text:span></text:a></text:p>
      <text:p text:style-name="P3"><text:span text:style-name="T1">陽陽兄：<text:line-break/><text:line-break/>大陸網友也有人把國台辦謔之為「跪台辦」，也擔心韓國瑜當選台灣總統又要把大陸當提款機了。大概的意思應該是台灣人對大陸都已經離心離德了，大陸當局幹嘛要對台灣人這麼好。所以，您說的我心裡也有數。<text:line-break/><text:line-break/>但大陸當局對台灣人的好，還是以統一為前提的，這條「統獨分裂底線」是大陸定的並以武力為後盾，這樣還是「以力服人」。「以德服人者，中心悅而誠服」，「以力假仁者霸」，所以基本上大陸當局對台灣人的好，會被評為霸道之術。<text:line-break/><text:line-break/>或許您認為那條底線是天經地義，但是在孔、孟兩位老夫子看來應該不是。不過，春秋戰國有諸子百家，儒家也只是一說。<text:line-break/><text:line-break/></text:span></text:p>
      <text:p text:style-name="P1"><text:span text:style-name="T1">陈默   |  2020.06.03 09:48   |   </text:span><text:a xlink:type="simple" xlink:href="http://palinfo.habago.org/Entry?Command=Information_PrintForum&amp;iPage=5#FORUM39381"><text:span text:style-name="T2">#</text:span></text:a></text:p>
      <text:p text:style-name="P2"><text:span text:style-name="T1">刘先生：<text:line-break/>我是长期潜水浏览陈真先生的巴勒网，从来不发言，但今次看到刘旭先生的发言我实在忍不住要讲两句，我在军队服役过二十多年，和武警部队也经常有交流，对军队和武警的运作规则可以说非常了解，武警是绝对不可能参与地方的强拆行动的，地方政府无权调用武警，调用武警必需中央军委批准，这是法律规定。某个地方的拆迁就动用武警，那中央没事干了还天天配合地方做这种事？中国这么大，北京中央怎么可能去配合一个小小的地方的拆迁工作，要知道中国拆迁千千万，有点常识的人想想都不可能的。而且据我部队服役掌握的经验和常识，地方上驻扎的武警根本就不会理睬地方的要求，也没这个义务也没这个能力，因为驻扎在当地的武警的级别很低，比如一个中队，一个大队，在中国，这种级别太低了，他们上面还有地市级的支队，省级的总队，北京武警总部，中央军委，所以他们根本就没权力和义务派出武警执行任何任务。那些穿防暴服的一定是公安局的防暴警察（100%）。中国老百姓基本上都分不不清防暴警察和武警的区别，经常把穿防暴服的警察当作是武警，我老婆就是其中一个，她根本分不清防暴警察和武警的区别，我们当地有时也会出动防暴警察维持秩序，她就说出动武警了，我就会来一句那是防暴警察。其实武警的服装和防暴警察是有很大区别的，我们业内人一看就明白，圈外人是不懂的。</text:span></text:p>
      <text:p text:style-name="P1"><text:span text:style-name="T1">許世勤   |  2020.06.03 09:19   |   </text:span><text:a xlink:type="simple" xlink:href="http://palinfo.habago.org/Entry?Command=Information_PrintForum&amp;iPage=5#FORUM39380"><text:span text:style-name="T2">#</text:span></text:a></text:p>
      <text:p text:style-name="P3"><text:span text:style-name="T1">最近有人提到，在美國黑人被白人歧視，但黑人並不是地位最低下者，地位最低下者是黃皮膚的亞洲人。白人歧視黑人與亞洲人，黑人又歧視亞洲人。談到體制的問題，美國的對內或對外體制，本質就是結構性暴力，但在表面上裝飾著民主、自由、人權。Assange也只是接露美國在世界各地的戰爭罪行，為什麼美國政府要追殺他到天涯海角，置之死地而後快？<text:line-break/><text:line-break/>RT的一篇報導提到過半數的美國人支持動用軍隊的武力，鎮壓Floyd之死帶來的騷亂。Trump可能會在這個對內鎮壓行動中，得到更多的支持，白種人優越主義將更強烈。不過Trump如果可以連任，因此加速美國霸權的衰落，未嘗不是件好事。<text:line-break/><text:line-break/>台灣的許多小清新，從2014太陽花以來，一直到香港暴動都是無役不與，但是對於發生在美國的暴亂似乎都靜悄悄的？在我看來，這群小清新就是一堆假貨，表面悲天憫人，實則自我中心。剛好我又看到一個參與抗爭的美國白人發文，在此簡單翻譯一下:「X你的香港抗爭者，X你的那些把香港抗爭跟美國抗爭拿來比較的人，美國發生的抗爭是因為抗議美國政府長期以來的不平等與歧視，但香港的抗爭卻是要求美國政府侵略中國！」果然是旁觀者清。<text:line-break/></text:span></text:p>
      <text:p text:style-name="P1"><text:span text:style-name="T1">周舟   |  2020.06.03 08:39   |   </text:span><text:a xlink:type="simple" xlink:href="http://palinfo.habago.org/Entry?Command=Information_PrintForum&amp;iPage=5#FORUM39379"><text:span text:style-name="T2">#</text:span></text:a></text:p>
      <text:p text:style-name="P2"><text:span text:style-name="T1">修亮姐那篇方遠談黃順興的文章，我早上也在臉書讀到，深受感動。沒想到這麼有勇氣堅持自己反對意見的人，竟然能在對岸而不是在「民主」台灣被包容。<text:line-break/>能吾道一以貫之的台灣人，在當今這塊土地是幾乎見不到了，更不用說還能繼續在政壇上發聲。台灣人成天嘲諷共產黨獨裁鴨霸，卻沒想過要深入理解這個黨，甘於被膚淺的二元化想像洗腦。<text:line-break/>我慶幸黃順興先生當年做了明智的決定，他如果留在台灣，見到國民黨雖然半死不活，但民進黨如今更不顧人民死活，明目張膽的違法亂紀，恐怕會吐血。</text:span></text:p>
      <text:p text:style-name="P1"><text:span text:style-name="T1">欧阳阳   |  2020.06.03 08:35   |   </text:span><text:a xlink:type="simple" xlink:href="http://palinfo.habago.org/Entry?Command=Information_PrintForum&amp;iPage=5#FORUM39378"><text:span text:style-name="T2">#</text:span></text:a></text:p>
      <text:p text:style-name="P3"><text:span text:style-name="T1">阿水,<text:line-break/><text:line-break/>我没有感觉到中共对台湾有霸道的问题，只有在触及统独分裂底线的时候才会显示出霸道，其它，比如在治理方式等各个方面感觉都是可以谈的姿态。<text:line-break/><text:line-break/>对外也是同样的道理，相比美国，甚至俄罗斯而言，中共对外是相对温和的，愿意协商解决问题，但是面对一些底线问题，比较主权问题，也是会比较坚持的，甚至不惜战争。<text:line-break/><text:line-break/>刘旭,<text:line-break/><text:line-break/>華涌事件恐怕不是拍照然后宣传这么简单，从性格上分析，应该属于那种比较偏执的人，其内在目的可能就是视频中他透露出来的本性，只是不知道是他自己主动逃去海外，还是有另外的势力协助鼓动他逃往海外！当年，微博上拍照的人有很多，连很多网站都有报道。</text:span></text:p>
      <text:p text:style-name="P1"><text:span text:style-name="T1">良哲   |  2020.06.03 05:38   |   </text:span><text:a xlink:type="simple" xlink:href="http://palinfo.habago.org/Entry?Command=Information_PrintForum&amp;iPage=5#FORUM39377"><text:span text:style-name="T2">#</text:span></text:a></text:p>
      <text:p text:style-name="P2"><text:span text:style-name="T1">黃順興到大陸是1980年代的事情，但他和大陸的接觸是1970年代就有的事。<text:line-break/><text:line-break/>那時，劉進慶成功策反陳逸松去大陸之後，曾經和陳明忠商量，由陳明忠策反黃順興，沒想到黃順興另找他在日本留學的女兒黃妮娜到大陸拿信給周恩來，並大陸待了一段時間。黃妮娜返台後，黃順興與黃妮娜被捕，黃妮娜後來轉為汙點證人供出陳明忠，導致陳明忠第二次入獄。陳明忠原本被判為死刑，經海外保釣留學生串聯聲援營救，改判15年徒刑。<text:line-break/><text:line-break/>陳逸松、劉進慶、陳明忠、黃順興......這些人都不存在於當今主流的歷史敘事和記憶裡......我自己對這些人事物一樣也是後知後覺，所知有限......<text:line-break/><text:line-break/></text:span><text:a xlink:type="simple" xlink:href="http://huzhuhui.org.tw/?p=123"><text:span text:style-name="T4">http://huzhuhui.org.tw/?p=123</text:span></text:a></text:p>
      <text:p text:style-name="P1"><text:span text:style-name="T1">王修亮   |  2020.06.03 01:45   |   </text:span><text:a xlink:type="simple" xlink:href="http://palinfo.habago.org/Entry?Command=Information_PrintForum&amp;iPage=5#FORUM39376"><text:span text:style-name="T2">#</text:span></text:a></text:p>
      <text:p text:style-name="P3"><text:span text:style-name="T1">刘旭先生<text:line-break/>一個人識不識字，聰不聰明，善不善良，是否容易上當受騙，彼此都沒有絕對關係。<text:line-break/><text:line-break/>生小貧困，我四周許多又單純又笨又善良又老實又不識字的同伴，逐漸長大，有的人醇厚如一，有的人卻騙盡鄉里，有的人很有原則，不會輕易上當，也不欺負他人，有的人在順境中充滿愛心與正義，在逆境時卻怨天尤人，恨透了所有成功的人。<text:line-break/><text:line-break/>這很重要：「有的人在順境中充滿愛心與正義，在逆境時卻怨天尤人，恨透了所有成功的人。」<text:line-break/><text:line-break/>這就是自我，只有狹隘的自我，但是許多人卻不了解自己的自我與自私，剩下的只有仇恨與抱怨。<text:line-break/>其餘的我就不多說了，那是您自己選擇的相信。<text:line-break/><text:line-break/>鄉愿也是好人，也很善良、正義。<text:line-break/>王莽更是如此。<text:line-break/><text:line-break/></text:span></text:p>
      <text:p text:style-name="P1"><text:span text:style-name="T1">江南   |  2020.06.03 01:31   |   </text:span><text:a xlink:type="simple" xlink:href="http://palinfo.habago.org/Entry?Command=Information_PrintForum&amp;iPage=5#FORUM39375"><text:span text:style-name="T2">#</text:span></text:a></text:p>
      <text:p text:style-name="P2"><text:span text:style-name="T1">我感觉刘旭的年龄可能不大，容易听信一面之词。对于生活在台湾的朋友们来说，有些地方也可能会有误解。所以我就留言里面的几个问题做一些解释。<text:line-break/><text:line-break/>第一、限制离境的问题<text:line-break/><text:line-break/>中国公民限制离境的情形的法律依据：《中华人民共和国出境入境管理法》第十二条 中国公民有下列情形之一的，不准出境：<text:line-break/><text:line-break/>(一)未持有效出境入境证件或者拒绝、逃避接受边防检查的;<text:line-break/><text:line-break/>(二)被判处刑罚尚未执行完毕或者属于刑事案件被告人、犯罪嫌疑人的;<text:line-break/><text:line-break/>(三)有未了结的民事案件，人民法院决定不准出境的;<text:line-break/><text:line-break/>(四)因妨害国(边)境管理受到刑事处罚或者因非法出境、非法居留、非法就业被其他国家或者地区遣返，未满不准出境规定年限的;<text:line-break/><text:line-break/>(五)可能危害国家安全和利益，国务院有关主管部门决定不准出境的;<text:line-break/><text:line-break/>(六)法律、行政法规规定不准出境的其他情形。其他情形散落在其他法律、法规中，如《保密法》第三十七条　涉密人员出回境应当经有关部门批准答，有关机关认为涉密人员出境将对国家安全造成危害或者对国家利益造成重大损失的，不得批准出境。<text:line-break/><text:line-break/>如果被限制出境了，需要了解清楚被限制出境的原因，然后才能够进行相应的处理。华涌妻子限制离境的原因不可能是政府部门为了打压华涌，华涌都能出境，何况他的妻子呢？<text:line-break/><text:line-break/>第二、寻衅滋事的问题<text:line-break/><text:line-break/>寻衅滋事罪的法律依据：《中华人民共和国治安管理处罚法》第二十六条规定，有下列行为之一的，处五日以上十日以下拘留，可以并处五百元以下罚款；情节较重的，处十日以上十五日以下拘留，可以并处一千元以下罚款：<text:line-break/><text:line-break/>（一）结伙斗殴的；<text:line-break/><text:line-break/>（二）追逐、拦截他人的；<text:line-break/><text:line-break/>（三）强拿硬要或者任意损毁、占用公私财物的；<text:line-break/><text:line-break/>（四）其他寻衅滋事行为；但是如果情节严重，构成寻衅滋事罪，即指在公共场所无事生非、起哄闹事，造成公共场所秩序严重混乱的，追逐、拦截、辱骂、恐吓他人，强拿硬要或者任意损毁、占用公私财物，破坏社会秩序，情节严重的行为。则需要按照刑法处罚。<text:line-break/><text:line-break/>我并不知道这位华涌先生当时做了什么事情，但他一定是触犯了法律，不然不可能以寻衅滋事罪逮捕。虽然可能以你的角度来看，他并没有违法。<text:line-break/><text:line-break/>你在文中说华涌只是在看守所被关了几天就放了出来，那说明他犯罪并不严重，公安机关何必对他穷追不放？穷追不放的原因可能还有其他，只是你并不知道。<text:line-break/><text:line-break/>你说的各个政府部门的杯葛，以我的人生经验来说，可能性不大，各个政府部门之间怎么会对一个蹲了几天看守所的人全力打击呢？政府各个部门之间还是相对独立的，一个政府部门的检查不会应另一个部门的要求而去单独做，而是整个系统按照年度的工作计划依照时间节点从上而下的执行的。他可能是碰到了一些检查，他都把这些检查都归因到那个寻衅滋事的问题上去了。至于你说的生意上的伙伴和他断了联系，我想在一般的社会也正常，一般人都是本着多一事不如少一事的态度来处事的。<text:line-break/><text:line-break/>第三、武警拆迁<text:line-break/><text:line-break/>我从来没有见过武警参与拆迁的，也不可能有武警参与拆迁。这是由武警部队的性质决定的。<text:line-break/><text:line-break/>武警部队主要担负执勤、处突、反恐怖、海上维权、抢险救援、防卫作战等任务，拓展了维护国家领土主权完整和国家安全职能。<text:line-break/><text:line-break/>人民武装警察部队执行下列安全保卫任务：<text:line-break/><text:line-break/>1、国家规定的警卫对象、目标和重大活动的武装警卫。<text:line-break/><text:line-break/>2、关系国计民生的重要公共设施、企业、仓库、水源地、水利工程、电力设施、通信枢纽的重要部位的武装守卫。<text:line-break/><text:line-break/>3、主要交通干线重要位置的桥梁、隧道的武装守护。<text:line-break/><text:line-break/>4、监狱和看守所的外围武装警戒。<text:line-break/><text:line-break/>5、直辖市，省、自治区人民政府所在地的市，以及其他重要城市的重点区域、特殊时期的武装巡逻。<text:line-break/><text:line-break/>6、协助政法机关依法执行逮捕、追捕、押解、押运任务，协助其他有关机关执行重要的押运任务。<text:line-break/><text:line-break/>7、参加处置暴乱、骚乱、严重暴力犯罪事件、恐怖袭击事件和其他社会安全事件。<text:line-break/><text:line-break/>8、国家赋予的其他安全保卫任务。<text:line-break/><text:line-break/>以上是武警的职责，主要是维护领土主权完整和国家安全智能。武警属于国家武装力量，地方政府、公安部门无权调动。对违反规定调动、使用人民武装警察部队的，人民武装警察部队应当拒绝执行，并立即向上级报告。<text:line-break/><text:line-break/>武警不可能参与拆迁，是不是误会成警察了？其实在前些年是存在一些野蛮拆迁的问题，有些事件还蛮轰动的，但即使在哪个时候警察也是不能直接介入的，他只能是在外围维持秩序。2010年国务院还发布了一个通知，该通知明确限制了警察参与拆迁，如有违反会追究有关领导和责任人的责任。这样的情况下，警察更不可能介入拆迁了。下面是这个文件。国务院办公厅关于进一步严格征地拆迁管理工作切实维护群众合法权益的紧急通知国办发〔2010〕15号<text:line-break/><text:line-break/>各地要立即对所有征地拆迁项目组织开展一次全面排查清理，重点检查征地程序是否合法、拆迁行为是否规范，补偿安置是否合理、保障政革是否落实等情况,限期整改排查清理中发现的各种问题。对采取停水、停电、阻断交通等野蛮手段逼迫搬迁，以及采取“株连式拆迁”和“突击拆迁”等方式违法强制拆迁的，要严格追究有关责任单位和责任人的责任。因暴力拆迁和征地造成人员伤亡或严重财产损失的，公安机关要加大办案力度，尽快查清事实，依法版严厉惩处犯罪分子。对因工作不力引发征地拆迁恶性事件、大规模群体性上访事件，以及存在官商勾结、权钱交易的，要权追究有关领导和直接责任人的责任，构成犯罪的，要依法严厉追究刑事责任。对随意动用公安民警参与强制征地拆迁造成严重后果的，要严肃追究有关党政领导的责任。</text:span></text:p>
      <text:p text:style-name="P1"><text:span text:style-name="T1">王修亮   |  2020.06.03 01:29   |   </text:span><text:a xlink:type="simple" xlink:href="http://palinfo.habago.org/Entry?Command=Information_PrintForum&amp;iPage=5#FORUM39374"><text:span text:style-name="T2">#</text:span></text:a></text:p>
      <text:p text:style-name="P3"><text:span text:style-name="T1">這是我不知道的歷史，我不知道的人物。<text:line-break/><text:line-break/>一個人的生命能有多長？能有足夠的時間看過幾個歷史的真實？<text:line-break/><text:line-break/>一個人的生命也不過就這麼長，但是能有幾人貫徹了自己一生的真實？<text:line-break/><text:line-break/>我有滿腔熱烈，但同時我有許多的恐懼與膽怯。<text:line-break/>我知道自己的熱烈，也深知自己的灰暗。<text:line-break/>一個平庸的人。<text:line-break/>無能成聖成賢，只期許光暗糾結的自我，能透徹保有一貫的真實。<text:line-break/><text:line-break/>下文轉自方遠北杯講看麥<text:line-break/>.........................................................<text:line-break/><text:line-break/>【那個在中國人大高喊「我反對」的台灣人】<text:line-break/><text:line-break/></text:span><text:span text:style-name="T12">1⃣</text:span><text:span text:style-name="T1"><text:line-break/><text:line-break/>今天不談美國，我想藉著「港版國安法」講個故事。<text:line-break/><text:line-break/>5月28日下午3時10分，中國全國人大表決被稱為「港版國安法」的《關於建立健全香港特別行政區維護國家安全的法律制度和執行機制的決定》。表決結果，2878票贊成、反對1票、棄權6票。<text:line-break/><text:line-break/>結果出爐，台灣的反應一如過往，開始在「反對1票」這件事情上大做文章，嘲諷人大只是「橡皮圖章」、「假民主」等等，卻沒人記得美國眾議院以415票贊成、0票反對通過《台北法案》，也以413票贊成、1票反對通過《2020年維吾爾人權政策法案》。而台灣民進黨去年底強行通過的《反滲透法》，亦以67：0的懸殊票數三讀。「民主陣營」所謂的「壓倒性」票數，放到了中國就變成了「假民主」。<text:line-break/><text:line-break/></text:span><text:span text:style-name="T12">2⃣</text:span><text:span text:style-name="T1"><text:line-break/><text:line-break/>我想談一個台灣人。1923年出生於日據時期的台灣彰化人黃順興。<text:line-break/><text:line-break/>黃順興是台灣黨外民主運動繞不過去的一位人物，他比今天民進黨所有檯面上的「大老」都要資深。1990年《自立晚報》編者是這樣形容黃順興的──「是台灣近五十年來反對運動史上，最資深的一位黨外運動前輩」。<text:line-break/><text:line-break/>這一位在台派聖經《百年追求》被輕輕帶過的黨外前輩，早年曾東渡日本深造，台灣光復後，他即投入台灣地方政壇，擔任過三屆台東縣議員、一屆台東縣長，競選連任失利後，回到彰化老家改選立法委員，落選兩次、當選一次。<text:line-break/><text:line-break/>以今天民進黨政治人物的仕途來對比，黃順興的民選之路並不順遂，但他與李萬居、郭雨新、余登發等幾位老黨外都有往來，經歷過二二八事件、橋頭事件、美麗島事件，同時又是台灣環保運動的先驅，在1981年創辦台灣第一份環保刊物《生活與環境》。再借用《自立晚報》的說法，黃老一生的經歷可說是「一部感人的台灣黨外運動史」。<text:line-break/><text:line-break/>黃順興做為日本「殖民地的孩子」，從小就對祖國中國有著嚮往。1985年，黃順興利用赴美探親轉赴中國大陸定居，當時人大台灣代表團推選他為七屆全國人大代表，並當選為人大常委。<text:line-break/><text:line-break/></text:span><text:span text:style-name="T12">3⃣</text:span><text:span text:style-name="T1"><text:line-break/><text:line-break/>黃老在中國人大的經歷，又是另一場傳奇。<text:line-break/><text:line-break/>1988年中國七屆人大全體會議在人民大會堂召開，在通過七個專門委員會成員時，他走到麥克風前大聲說了：「我反對！」<text:line-break/><text:line-break/>黃順興反對由89歲的周谷城先生擔任主委，「難道沒有年輕人為國家做事？」黃順興語畢，全場響起掌聲。儘管周谷城仍然當選，但據資料所載，這是自1954年第一屆人大召開以來，第一次出現的反對票，來自台灣人黃順興。<text:line-break/><text:line-break/>同年，黃順興還提議設立秘密投票處，這個建議被採納；他也首度提出全國人大應增列大會發言的環節，被納入了人大議事規則。<text:line-break/><text:line-break/>除此之外，他在人大常委會，還提議允許記者進入會場採訪，他說：「人大號稱最高權力機關，類似現代國家的國會，國會怎麼可以不許記者進會採訪？國會討論的情況怎麼可以不馬上傳播出去與大眾見面？外面的意見怎麼可以不迅速返回來？如果這些都沒有，怎麼能具代表性？要建立這樣一個循環，媒體記者是少不了的。世界上無論哪個國家，包括獨裁的蔣介石政府都有，為什麼人民民主的共和國反而沒有？」<text:line-break/><text:line-break/></text:span><text:span text:style-name="T12">4⃣</text:span><text:span text:style-name="T1"><text:line-break/><text:line-break/>另外一個故事則發生在1992年。那年4月3日下午兩點半，全國人大代表紛紛踏進人民大會堂，他們將在大會上審議表決「三峽大壩工程」。<text:line-break/><text:line-break/>下午3點20分，大會螢幕上顯示了「長江三峽工程決議案」的字樣。就在執行主席宣布開始表決後，黃順興突然拍桌而起，舉起手中的紙條，大聲表態：「三峽應做為重大議案處理，必須有三分之二的多數票才能通過，怎麼能輕率地做為一般議案處理呢？我多次請求發言，為什麼不讓我講話呢？」<text:line-break/><text:line-break/>黃順興這個舉動是在場人士始料未及的，隨後會場內外國和港澳台記者紛紛舉起錄音機、照相機團團圍住黃順興。當時的執行主席解釋：「今天的議程不包括大會發言」。<text:line-break/><text:line-break/>黃順興站起來後，另一位台灣代表、1937年出生於台灣嘉義的天文學家劉彩品女士也離席，表示她贊成黃順興的意見。後來，黃順興和劉彩品退到議場外的宴會廳，現場舉行起了「臨時記者會」，向大批海外記者表達想法和理念。與此同時，場內繼續表決，最後以1767票贊成、171票反對、664票棄權、25人未按表決器的結果，通過了三峽工程議案。<text:line-break/><text:line-break/>數次在人大會場表達反對意見的黃順興，並沒有如同台灣人想像的那般「被消失」，而在辭去人大常委之後，於北京安度晚年，直到2002年因心臟病離世，享年79歲。<text:line-break/><text:line-break/></text:span><text:span text:style-name="T12">5⃣</text:span><text:span text:style-name="T1"><text:line-break/><text:line-break/>這一位幾乎被台灣當前經典民主敘事所「遺忘」的老人，一方面以台灣人的風骨見證了中國人大議事殿堂並非外界所認為的那般「一言堂」，既對台灣民主發展有著無可抹滅的貢獻，也對大陸的政治歷程留下了翻不過去的一頁歷史。<text:line-break/><text:line-break/>而另一方面之於台灣內部，黃順興的名字也說明了，台灣黨外民主運動的歷史，在民進黨成立及至執政之後完全被其收割，原來的面貌是相當立體、多元的，絕非今日所流傳的「致自由」、「反中國」、「爭民主」那般平面而單一的論述。<text:line-break/><text:line-break/>黃順興曾經說過：「我主張與大陸統一的主要理由是考慮到台灣勞動人民的未來生存的安全和出路的條件。因為像台灣這樣的蕞爾小島，缺少工業發展所需的資源條件；而相對的，大陸在這方面的條件正好可以互通有無，彌補缺欠。何況還有同族、同語文、同文化淵源種種溝通上的方便。儘管目前有著政治思想上和體制上的問題存在，但在『和平解決』的前提下，這些問題可以逐步的分階段解決。總之，光站在台灣一方利益著想也好，兩岸只能和而不能再分裂；從勞動人民的生存前景看，除了以統一為目標，我看不出還有更好的路子可走。」<text:line-break/><text:line-break/>而在黨外時期，黃順興走訪海外時，也曾被台獨人士批評，他則反問：「我打從你還沒降生在台灣的時候就在從事台灣人民主自由的運動，幾十年來未曾間斷。後來，你們也加入這運動了，你我所爭的『自由民主』應該是同義的，同樣有思想、言論、結社等自由的含義吧！既然如此，你可以提倡台獨，我為什麼不可以主張統一？」<text:line-break/><text:line-break/>黃順興感慨地回憶：「我也擔憂如果讓這樣思想閉塞、胸襟狹窄的人來管理台灣政務，說不定會和國民黨一樣，下禁令不准像我這樣的人回台灣故鄉呢！」<text:line-break/><text:line-break/></text:span><text:span text:style-name="T12">6⃣</text:span><text:span text:style-name="T1"><text:line-break/><text:line-break/>1990年台灣解嚴後不久，黃順興以中共人大常委身分在台灣出版了自述回憶錄《走不完的路》。黃順興逝世至今將近20年，現在回過頭來看當年他的憂慮，似乎一點都不違和。<text:line-break/><text:line-break/>當然，歷史沒有如果。但，如果黃老今天仍在世，恐怕會是「國安五法」、《反滲透法》首波被網羅的對象，恐怕也難逃「舔共」、「假台灣人」的種種罵名，儘管他是台灣黨外民主運動的重要前輩。<text:line-break/><text:line-break/>覺青們常說：「不要忘記這一切得來不易」。那個在中國人大高喊「我反對」的台灣人黃順興，他的一生也紮實地提醒著我們：「不要忘記這一切得來不易」。</text:span></text:p>
      <text:p text:style-name="P1"><text:span text:style-name="T1">陳真   |  2020.06.03 01:21   |   </text:span><text:a xlink:type="simple" xlink:href="http://palinfo.habago.org/Entry?Command=Information_PrintForum&amp;iPage=5#FORUM39373"><text:span text:style-name="T2">#</text:span></text:a></text:p>
      <text:p text:style-name="P2"><text:span text:style-name="T1">其實我沒看我貼的那些有關這位 "藝術家" 華涌的視頻，我只是隨便挑出幾則，然後瞄了兩三秒鐘，我覺得這樣就已足夠理解一些事了。因為重點不是一個人說什麼，而是他怎麼說以及說話的那個樣子。<text:line-break/><text:line-break/>一個人是什麼樣子就什麼樣子，不會因為所謂 "迫害" 而變了個樣子。這位先生，因為被公安找麻煩，然後就變了個樣子？然後就要跟大家募款來 "革命"，號召 "滅共"。好吧，那滅完之後呢？他自己當領導嗎？還是怎樣？十四億人就地不敬禮解散？實在有夠荒唐。<text:line-break/><text:line-break/>一個人，自認為遭受了什麼不合理待遇，然後就要滅共？我跟這個世界顯然八字不合，所以我也該想辦法毀滅人類嗎？大家手頭方便的話，要不要捐款給我響應毀滅世界的革命行動呢？<text:line-break/><text:line-break/>我不相信有人會被他感動或響應他的號召，太無厘頭了。美國人卻努力抬舉他，會不會太荒唐了點？除了 "革命滅共" 之外，他究竟是想幹嘛呢？<text:line-break/><text:line-break/>這不是什麼善不善良的問題，這純粹就是無厘頭；是吃飽太閒吧？他要是跟我一樣一輩子每天累得跟狗一樣，三更燈火五更雞，一天當五天用，應該就不會搞這些無聊之舉了。</text:span></text:p>
      <text:p text:style-name="P1"><text:span text:style-name="T1">阿水   |  2020.06.03 00:06   |   </text:span><text:a xlink:type="simple" xlink:href="http://palinfo.habago.org/Entry?Command=Information_PrintForum&amp;iPage=6#FORUM39372"><text:span text:style-name="T2">#</text:span></text:a></text:p>
      <text:p text:style-name="P2"><text:span text:style-name="T1">我之前所貼華涌自介的文章，是在大陸〈知乎〉網站上找到的，也只看過維基百科，那時還沒看到陳真兄貼的視頻，現在只有一個感覺：卿本佳人，奈何被逼上梁山，而且是華涌不適合上的梁山。<text:line-break/><text:line-break/>我曾在另一個群組裡砍大山的提到「如果大家仔細看，中國對內霸道（包括台灣），但對外王道，也不敢不王道，所以許多弱勢國家對中國頗有好評，對歐美強權卻是恨得要命。」馬上有人回我「這是策略！」，我則是回說「是的，這是策略，國策從來就跟摩西十誡沒有關係。」<text:line-break/><text:line-break/>我對中國對外「王道」的做法，不會直接跟中國人愛好和平等傳統文化連結，而是認為中國和平崛起是一個明智的國策。至於中國對內霸道的做法，也知道基本上中國是採用人民民主專政的體制，中國也自認是民主國家，只對無產階級的敵人專政，只是這「無產階級的敵人」的標準是跟著中國共產黨的價值思想游動，本版也有不少人認為這是必要的霸道。<text:line-break/><text:line-break/>我是統派，至今以中華民國為正統，不反對一國兩制，也理解多數台灣同胞想脫離大陸當局統治的想法，更明白可能因為這個多數台灣同胞的想法而被武統。所以瞭解大陸體制，關乎自己的身家，不會只從中國對外王道的一面去看，我會關心大陸對內霸道的一面。<text:line-break/><text:line-break/>大陸當局近年來推崇法治，民法、刑法、行政法、訴訟法等大都承襲西方大陸法系，大體而言，大陸目前只有中央體制與西方民主國家不同，但其他主要的法律跟西方民主國家的法律精神及價值差異不是很大。但就司法獨立這部分，體制上還是在中國共產黨之下，始終無法如西方一般獨立，至於共產黨介入司法的情形如何，這部分大陸網友在討論時，大都點到為止，曖昧不明，尚待探究。我的感覺，應該跟台灣蔣經國解除戒嚴之前的民主法治可堪比擬吧！？<text:line-break/></text:span></text:p>
      <text:p text:style-name="P1"><text:span text:style-name="T1">子夷   |  2020.06.02 23:48   |   </text:span><text:a xlink:type="simple" xlink:href="http://palinfo.habago.org/Entry?Command=Information_PrintForum&amp;iPage=6#FORUM39371"><text:span text:style-name="T2">#</text:span></text:a></text:p>
      <text:p text:style-name="P3"><text:span text:style-name="T1">刘先生<text:line-break/><text:line-break/>我将您的回复分成三部分，<text:line-break/><text:line-break/>关于立法，先不论言论的划分非常微妙却又失之毫厘差以千里，首先由谁来提诉就是一个问题。由政府全面主导恐怕不现实，一方面这会极大耗费行政资源，另一方面为了应对这样庞大的工作量，必然会有海量的相关行政人员，也就是说其中也必然会出现新一拨的官僚主义和形式主义，事情又回到了原点。如果由民众来担当监督主体呢？不知道您怎么想，我个人感觉短期内民众恐怕没有这种公民意识。<text:line-break/><text:line-break/>关于这几年的趋势，我理解成一种特别时期的对应。同这种民众舆论工作在美国的版本相比，“攘外必先安内”已经算比较温和的选项了。当然，它仍然会有副作用，公众意识在长期上的趋势有其他需要慎重考量的因素。但是没有办法，一来不作为是消极投降，二来文化宣传相关部门的能力一直极其低下，恐怕也只能勉强做这种粗糙潦草的工作了。<text:line-break/><text:line-break/>关于那位先生的经历，首先要说正因为我不会轻易直面风险，我个人在感情上是肯定您们这类对不公有着使命冲动的人的。但是就如同善良不等于知能、勇气不等于坚韧一样，能力也不等于品格；也就是说，在庞大的行政群体中，一定会且一直会存在造成这类遭遇的人。我没有过研究，但是中南海的廉政建设大概就是为了建立一种体制内的负责制，以尽量遏制这类情况的吧。</text:span></text:p>
      <text:p text:style-name="P1"><text:span text:style-name="T1">刘旭   |  2020.06.02 23:11   |   </text:span><text:a xlink:type="simple" xlink:href="http://palinfo.habago.org/Entry?Command=Information_PrintForum&amp;iPage=6#FORUM39370"><text:span text:style-name="T2">#</text:span></text:a></text:p>
      <text:p text:style-name="P2"><text:span text:style-name="T1">子夷好<text:line-break/>这是政府立法的问题，对于谣言和新闻媒体要有合理的处罚和提告机制。可以参考新加坡的法律，规定什么能说，什么不能说，我想中共的政府要做到这个因该不难，我也知道，绝对的新闻和言论自由，所带来的危害，但是凡事有个程度的差别，常在大陆生活的人，因该不难体会出，这几年对于言论和思想的压迫的程度在加剧。<text:line-break/>但是以，华涌先生为例，他没有触犯任何法律，就被政府运用各种手段，而在社会上不能立足,这显然也与习主席，建设现代化法制国家的理想相悖。</text:span></text:p>
      <text:p text:style-name="P1"><text:span text:style-name="T1">刘旭   |  2020.06.02 22:41   |   </text:span><text:a xlink:type="simple" xlink:href="http://palinfo.habago.org/Entry?Command=Information_PrintForum&amp;iPage=6#FORUM39369"><text:span text:style-name="T2">#</text:span></text:a></text:p>
      <text:p text:style-name="P3"><text:span text:style-name="T1">王修亮<text:line-break/>一个善良的人，不等于他是一个聪明的人。<text:line-break/>以我母亲为例，我母亲是个佛教徒，非常的善良，但是缺乏知识，容易受到人的哄骗，容易相信一些虚假的谣言。<text:line-break/>其实我没接触过华涌，我是透过他的姐姐和朋友了解他的，但是和他姐姐相处的半个月，华姐和我聊她的过去和童年，家庭，以及她弟弟华涌，华姐是个善良，热心，真诚的人，而他的朋友也是，善良和礼貌的人，我想他在这样一个家庭长大，有这样的姐姐和朋友。于是我也相信，华涌是个好人。当然这很没道理。仅仅是我，通过几个人的记忆和印象而形成的个人感觉。<text:line-break/>其实这件事情的重点是，华涌，直播了强拆，而因此，就无法在社会上立足，这件事情本身合理吗？</text:span></text:p>
      <text:p text:style-name="P1"><text:span text:style-name="T1">子夷   |  2020.06.02 22:39   |   </text:span><text:a xlink:type="simple" xlink:href="http://palinfo.habago.org/Entry?Command=Information_PrintForum&amp;iPage=6#FORUM39368"><text:span text:style-name="T2">#</text:span></text:a></text:p>
      <text:p text:style-name="P2"><text:span text:style-name="T1">刘先生好<text:line-break/><text:line-break/>理想人人都有，然而很遗憾，因为人有七情六欲而且常常知性不足，在一个组织和社会中，常常必须面对取舍，如果这个群体还同时面临外在危险时，这种牺牲就会更酷烈。譬如经济发展和环境保护、再譬如您提到的发声空间。更多的空间哪里好，好在有志有识的人能有正当的发声渠道；哪里不好？不好在除了前者以外的所有的下九流会以更大的声音发出噪音。民众有足够的能力在千种声音中分辨出有宜的那些吗？连站在了竞选平台上的桑德斯都失败了。如果没有一个理想的方案能在收和放之间扬利抑弊，松开公共话语权的危险想必毋需多言。</text:span></text:p>
      <text:p text:style-name="P1"><text:span text:style-name="T1">王修亮   |  2020.06.02 22:15   |   </text:span><text:a xlink:type="simple" xlink:href="http://palinfo.habago.org/Entry?Command=Information_PrintForum&amp;iPage=6#FORUM39367"><text:span text:style-name="T2">#</text:span></text:a></text:p>
      <text:p text:style-name="P3"><text:span text:style-name="T1">一個人受過委屈與迫害是值得同情也值得協助，但是一個人若因為遭受了委屈與迫害，就失去對真實的堅持，甚至刻意扭曲真實，抹黑栽贓來報復對他不公平的人事物，那這個人一點也不值得同情與寬恕。<text:line-break/>因為這證明他本質是個自我、自私的人，只有個性強悍，完全沒有群性的負責與包容。他只是沒有機會先欺凌他人，若是擁有那個環境與權勢，他一樣會因為某些自私的原因，扭曲真實，抹黑栽贓，霸凌他人。<text:line-break/><text:line-break/>這是我生命的經驗。<text:line-break/><text:line-break/>我也從來不敢倚賴自己在國小中曾遭受過的打壓迫害，就理直氣壯的去汙衊所有的國小教師、校長，都很黑很爛很不專業。我遇過的黑暗很多，但是不代表全部，也不代表二十年前如此，至今仍是如此。</text:span></text:p>
      <text:p text:style-name="P1"><text:span text:style-name="T1">刘旭   |  2020.06.02 22:07   |   </text:span><text:a xlink:type="simple" xlink:href="http://palinfo.habago.org/Entry?Command=Information_PrintForum&amp;iPage=6#FORUM39366"><text:span text:style-name="T2">#</text:span></text:a></text:p>
      <text:p text:style-name="P2"><text:span text:style-name="T1">周舟好<text:line-break/>我并不痛恨共产党，我对共产党的看法是复</text:span><text:span text:style-name="T5">杂</text:span><text:span text:style-name="T1">的。使我感到不平的是，一些具体的行为，而不必扩大到整个政党。共产党是这样巨大的一个组织，有这么多的人，简单的给它冠一个好或坏的判断，是很幼稚的。<text:line-break/>要说共产党的好，我也可以举出无限多的例子，但是这些已经有很多人在说了，不比我多加一句，但是在一些社会的角落，一些人被野蛮的压迫，而这些被压迫者，在媒体上在网络上是看不见的。没有属于他们的声音。会被听见，会被看见。我想的是，更多一点的舆论空间，让这些丑恶的地方，能被看见，能被改变，而不是掩盖在，人民生活幸福，党的英明领导这样表面一片祥和的虚假宣传之下。</text:span></text:p>
      <text:p text:style-name="P1"><text:span text:style-name="T1">刘旭   |  2020.06.02 21:50   |   </text:span><text:a xlink:type="simple" xlink:href="http://palinfo.habago.org/Entry?Command=Information_PrintForum&amp;iPage=6#FORUM39365"><text:span text:style-name="T2">#</text:span></text:a></text:p>
      <text:p text:style-name="P3"><text:span text:style-name="T1">陳真先生<text:line-break/>这些视频，是在他被迫害之后发表的，我并不同意，他的想法，或许幼稚，偏激，但这是在他，被长期压迫之后的结果。不是每个人，在苦难中都能保持理智。<text:line-break/>他是个理想冲动，善良的人，政治上冷感，在直播武警拆迁之前，拥有不错的工作和社会地位，而因为看到武警拆迁之中的野蛮行为，他决定，将这些事情公之于众，而在直播之后，他失去了一切。<text:line-break/>华涌先生，触犯了中国的哪一条法律？ 华涌直播之后，被以寻衅滋事罪，在看守所关了几天之后就放了出来,但是随之而来的是，各种政府部门的杯葛，他工作和生意上的伙伴，受到压力和他断了联系，画室被各种政府机关单位，以检查为名骚扰，房东拒绝继续出租给他。以至于在社会上完全无法立足，在油管继续上发了一些牢骚之后，公安机关便开始追捕他，他的老家，他的朋友，他的姐姐，都被公安机关上门关照过。这也就是为什么我在云南刚好碰到云南的警方上门来找华涌。于是他跑到了泰国，想接妻女团聚，他老婆到了机场，被告知限制离境。<text:line-break/>他只是披露了一些现实，便遭受到如此的对待，难道不令人侧目吗？<text:line-break/>共产党无法用合法的手段拘捕他，因为他是个守法的公民，但是利用各种压力让他在社会上无法立足。这合理吗？ 让我感到不平的是这个。<text:line-break/></text:span></text:p>
      <text:p text:style-name="P1"><text:span text:style-name="T1">周舟   |  2020.06.02 21:26   |   </text:span><text:a xlink:type="simple" xlink:href="http://palinfo.habago.org/Entry?Command=Information_PrintForum&amp;iPage=6#FORUM39364"><text:span text:style-name="T2">#</text:span></text:a></text:p>
      <text:p text:style-name="P2"><text:span text:style-name="T1">我看了劉旭對共產黨不滿的理由，再看了華涌的一段視頻，一種熟悉的既視感油然而生。<text:line-break/><text:line-break/>十年前我也是單純天真的人，參加反核活動(每年在凱道大概不到200人)，相信左派的自由平等和人權，認識幾位很有理想也身體力行的社運朋友，還有一位好友曾是台權會秘書長，我對他們奉獻小我的熱情和行動力很佩服。<text:line-break/>直到2014年，文林苑，大埔案，華光社區拆除，洪仲丘案，這些朋友都無役不與，每天討論要去哪裏遊行開會。那時有人提到南鐵東移案要不要關切一下，立刻有人警告別碰，因為台南市長是賴清德。那時我很疑惑，若政府徵收土地不正義，侵犯人民財產，在台南在台北不都該一樣用力聲援?<text:line-break/><text:line-break/>等到聲勢驚人的反核大遊行，人數和報導反常踴躍，我就感到不對勁，那年我頭一次不參加反核活動。後來又是反旺中媒體壟斷，太陽花運動，我才看清這些看似理想正義，又非常感性能言的高知識份子，任何行為都只有很簡單的動機:國民黨一定要倒。有的是因為父輩原是地主，因為國民黨土改政策家道中落，所以恨之入骨，卻不提他家又乘著台灣經濟奇蹟賺了大錢，以至今日富到可以不必工作，到處搞社運。有的是從國外带高學歷回來，也把西方那套進步價值觀現成挪用，在媒體上刊出一篇篇看似深奧其實扭曲，有特定立場的公知文章。<text:line-break/><text:line-break/>等等我補足了核能知識，才明白這些人反核的根基有多淺。服貿我大致了解內容，與他們辯論之後，更對這些人為政治目的刻意偷換概念感到不齒。我感覺他們嘴上說的光明美好想望，和實際上只有破壞而無建設的復仇，其實只是自我感覺良好的行動，渾然不覺背後有更大的力量在操縱他們。<text:line-break/><text:line-break/>劉旭對共產黨痛恨，我能理解，如同被奪去財產或殺掉親人而仇恨國民黨一樣。但若因此而崇拜一個和你有共同敵人，善於表達自己的行動者，你可能得再多觀察這人各種作為的真正動機，或許並不如你想像的純正善良。</text:span></text:p>
      <text:p text:style-name="P1"><text:span text:style-name="T1">陳真   |  2020.06.02 20:37   |   </text:span><text:a xlink:type="simple" xlink:href="http://palinfo.habago.org/Entry?Command=Information_PrintForum&amp;iPage=6#FORUM39363"><text:span text:style-name="T2">#</text:span></text:a></text:p>
      <text:p text:style-name="P3"><text:span text:style-name="T1">今晚沒啥病人，利用看診空檔，我看到這位華涌 "藝術家" 的一些視頻，數量非常多，感覺挺可怕，你說這個叫做理想主義？你被這個感動？我的天！<text:line-break/><text:line-break/>我只瞄了其中兩則，看了幾秒鐘，覺得很可怕，很扭曲，很邪門。我看不出任何善意，任何理想，任何一點理性，甚至看不出任何思維邏輯，根本不知意欲為何，只看得出仇視共產黨，看得出美國 CIA 所經營的一些邪惡媒體之刻意吹捧。真是很不像話。<text:line-break/><text:line-break/></text:span><text:a xlink:type="simple" xlink:href="https://bit.ly/3drWKbk"><text:span text:style-name="T4">https://bit.ly/3drWKbk</text:span></text:a><text:span text:style-name="T1"><text:line-break/><text:line-break/></text:span><text:a xlink:type="simple" xlink:href="https://bit.ly/36THAZP"><text:span text:style-name="T4">https://bit.ly/36THAZP</text:span></text:a><text:span text:style-name="T1"><text:line-break/><text:line-break/></text:span><text:a xlink:type="simple" xlink:href="https://bit.ly/2ZYdtz2"><text:span text:style-name="T4">https://bit.ly/2ZYdtz2</text:span></text:a><text:span text:style-name="T1"><text:line-break/><text:line-break/></text:span><text:a xlink:type="simple" xlink:href="https://bit.ly/2zTzp3G"><text:span text:style-name="T4">https://bit.ly/2zTzp3G</text:span></text:a></text:p>
      <text:p text:style-name="P1"><text:span text:style-name="T1">阿水   |  2020.06.02 20:37   |   </text:span><text:a xlink:type="simple" xlink:href="http://palinfo.habago.org/Entry?Command=Information_PrintForum&amp;iPage=6#FORUM39362"><text:span text:style-name="T2">#</text:span></text:a></text:p>
      <text:p text:style-name="P2"><text:span text:style-name="T1">劉旭葛格，您的意思是上一級法院也被滲透？對不起，沒告過的話，我不能僅憑您的三言兩語就相信，列入待查事項。</text:span></text:p>
      <text:p text:style-name="P1"><text:span text:style-name="T1">刘旭   |  2020.06.02 20:26   |   </text:span><text:a xlink:type="simple" xlink:href="http://palinfo.habago.org/Entry?Command=Information_PrintForum&amp;iPage=7#FORUM39361"><text:span text:style-name="T2">#</text:span></text:a></text:p>
      <text:p text:style-name="P2"><text:span text:style-name="T1">阿水<text:line-break/>当地公检法都被渗透，官官相护，裁判和球员都是他，拿什么提告？</text:span></text:p>
      <text:p text:style-name="P1"><text:span text:style-name="T1">阿水   |  2020.06.02 20:18   |   </text:span><text:a xlink:type="simple" xlink:href="http://palinfo.habago.org/Entry?Command=Information_PrintForum&amp;iPage=7#FORUM39360"><text:span text:style-name="T2">#</text:span></text:a></text:p>
      <text:p text:style-name="P3"><text:span text:style-name="T1">劉旭葛格：<text:line-break/>大陸的行政訴訟法規定，申請行政機關履行保護人身權、財產權等合法權益的法定職責，行政機關拒絕履行或者不予答覆的，可以向人民法院提起行政訴訟。為什麼工廠汙染事件，執法單位包庇，村民不依法起訴呢？是有什麼阻礙嗎？</text:span></text:p>
      <text:p text:style-name="P1"><text:span text:style-name="T1">刘旭   |  2020.06.02 19:10   |   </text:span><text:a xlink:type="simple" xlink:href="http://palinfo.habago.org/Entry?Command=Information_PrintForum&amp;iPage=7#FORUM39359"><text:span text:style-name="T2">#</text:span></text:a></text:p>
      <text:p text:style-name="P2"><text:span text:style-name="T1">欧阳阳<text:line-break/>我所关注的是，为什么一个人因为直播了该事情，让人看见一些事实，而要被压迫到这个程度。<text:line-break/>陈真先生<text:line-break/>不是每个人都能保持理智，不是每个人都有强大的内心，人是很脆弱，很软弱的，在长期遭受迫害的情况下，还能保持理智的毕竟只是少数人。<text:line-break/></text:span></text:p>
      <text:p text:style-name="P1"><text:span text:style-name="T1">欧阳阳   |  2020.06.02 18:57   |   </text:span><text:a xlink:type="simple" xlink:href="http://palinfo.habago.org/Entry?Command=Information_PrintForum&amp;iPage=7#FORUM39358"><text:span text:style-name="T2">#</text:span></text:a></text:p>
      <text:p text:style-name="P3"><text:span text:style-name="T1">刘旭，<text:line-break/>你说的“北京轰轰烈烈的驱除低端人口事件”，据我了解是因为一起火灾事件引发了北京当局治理火灾隐泛，因为对一些中下层的聚居之地造成一定负面影响，但是西方以及某些媒体就把它炒作成“驱除低端人口事件”！北京当然是不可能“驱除低端人口”，这个是用常识可以判断的，北京怎么可能没有“低端人口”？<text:line-break/><text:line-break/>北京当局应对火灾隐泛的政策可能有一些不足，但是如果让人利用此一事件时间放大渲染，做政治炒作，那我也是不赞同的</text:span></text:p>
      <text:p text:style-name="P1"><text:span text:style-name="T1">陳真   |  2020.06.02 18:56   |   </text:span><text:a xlink:type="simple" xlink:href="http://palinfo.habago.org/Entry?Command=Information_PrintForum&amp;iPage=7#FORUM39357"><text:span text:style-name="T2">#</text:span></text:a></text:p>
      <text:p text:style-name="P2"><text:span text:style-name="T1">刘旭好，<text:line-break/><text:line-break/>我不明白華涌這個人，但是，如果遭遇挫折或傷害就要「失去理智」，那他也許應該要先管理好自己的理智才對，而非任意作為，畢竟事關公眾之事總非兒戲，隨便喊個什麼「不合作、不復工、不還貸」的什麼「三不運動」，那不是很荒唐很兒戲嗎？那不叫做「理想主義」，那叫做無厘頭。胡亂作為很容易，但是，意義呢？後果呢？重要性呢？他有想過嗎？<text:line-break/><text:line-break/>我要是中國領導人，我想我會管控得更嚴格而不是更寬鬆，因為稍有不慎，後果難以預料，所有人都付不起這個代價。從香港之完全不設防，你就可以看見它的後果。<text:line-break/><text:line-break/>唐吉訶德神經很大條，不會這麼容易「失去理智」。</text:span></text:p>
      <text:p text:style-name="P1"><text:span text:style-name="T1">欧阳阳   |  2020.06.02 18:44   |   </text:span><text:a xlink:type="simple" xlink:href="http://palinfo.habago.org/Entry?Command=Information_PrintForum&amp;iPage=7#FORUM39356"><text:span text:style-name="T2">#</text:span></text:a></text:p>
      <text:p text:style-name="P3"><text:span text:style-name="T1">刘旭，<text:line-break/>有些西方人喜欢攻击中国的新疆等少数民族政策，但据我了解，中共对少数民族从政策上是非常友善的，不管是生活，还是教育，连高考，少数民族的录取分数线都要比汉族高很多！但是有些情况下，有些少数民族确实是很不讲道理的，最典型的要数前几年发生的“切糕党”事件！<text:line-break/><text:line-break/>现有的这个社会还有很多黑暗面，中共的统治逻辑比较倾向于正能量宣传统治，对于一些黑暗事件，它比较倾向于在局部解决问题！如果任由媒体炒作报道，这个社会氛围可能会充满负能量，所以我们前面说“中庸”，很多事情过犹不及，要有个度！<text:line-break/><text:line-break/><text:line-break/>华涌，我确实不了解，陈真前辈已经查了一些资料，与劉曉波类似；或许他是一个好人，但是他或许在心中有某种偏执，如果任由媒体把他塑造成一个“英雄”，对这个社会整体未必就是一件好事！好人也会干坏事的。<text:line-break/><text:line-break/>你说你走过很多地方，知道很多事情，但是我个人是希望你不要走劉曉波们的老路，不要偏执，中庸之道在于阴阳平衡，不要只去寻找发掘一些阴暗面，也要学会去了解一些阳光面，这样才能比较全面地看待这个社会！</text:span></text:p>
      <text:p text:style-name="P1"><text:span text:style-name="T1">刘旭   |  2020.06.02 18:30   |   </text:span><text:a xlink:type="simple" xlink:href="http://palinfo.habago.org/Entry?Command=Information_PrintForum&amp;iPage=7#FORUM39355"><text:span text:style-name="T2">#</text:span></text:a></text:p>
      <text:p text:style-name="P2"><text:span text:style-name="T1">陈真先生<text:line-break/>华涌在政治上变得偏激是在他，流亡之后的事情，在那之前，他一直和政治绝缘。当年北京轰轰烈烈的驱除低端人口事件，他因为直播该事件，而遭到各种迫害，以至于现在流亡海外。可以用妻离子散，家破人亡来形容他，他之所以变得同情64和香港，也是可以理解，因为在他看来都是同样受到压迫的人，不免心有戚戚焉。<text:line-break/>在那旅馆住了半个月，我透过他的姐姐，和朋友认识到他是什么样的人，他让我想到了堂吉诃德，虽然有些愚蠢，但他们一样都是勇敢的面对风车，不惜粉身碎骨。面对别人的苦难，他挺身而出，希望透过曝光，共产党能有所收敛，但是等到的是，打击报复和政治压迫。各种部门，上来杯葛他，他被失业，被查封，被拘捕，现在他的妻女被限制离境，家母重病，而不敢回国。孤身一人流亡海外，怎么能不愤恨呢。不失去理智呢。<text:line-break/>高耀洁医生现在移民美国了，现在关于她为何移民网络上有很多报道。不知是真是假，以下仅供参考，</text:span></text:p>
      <text:p text:style-name="P1"><text:span text:style-name="T1">陳真   |  2020.06.02 17:52   |   </text:span><text:a xlink:type="simple" xlink:href="http://palinfo.habago.org/Entry?Command=Information_PrintForum&amp;iPage=7#FORUM39354"><text:span text:style-name="T2">#</text:span></text:a></text:p>
      <text:p text:style-name="P3"><text:span text:style-name="T1">幾點看法：<text:line-break/><text:line-break/>一，我看不出劉曉波哪一點稱得上是個「理想主義者」。如果他是，那麼，台灣人口至少一半以上的腦殘都是。台灣腦殘絕大部份都自認是理想主義者。事實上，腦殘之所以是腦殘，意味著他們並非壞人，只是腦袋進水而已。<text:line-break/><text:line-break/>但是，劉曉波卻比台灣腦殘們要更惡劣許多。他是極有意識地為美國、為CIA 從事政治鬥爭，絲毫不單純。你很難說他是腦殘，但我也不會說他是個壞蛋，畢竟劉曉波「們」千千萬萬數不清：仰慕西方，鄙視中國，凡事都是西方好，屬「凡是派」，凡是中國的一定爛，凡是西方的肯定「冇得頂」。<text:line-break/><text:line-break/>二，我不知道你們在討論的華湧是誰，維基百科上有此人之介紹：<text:line-break/><text:line-break/></text:span><text:a xlink:type="simple" xlink:href="https://bit.ly/2yZ3Q8e"><text:span text:style-name="T4">https://bit.ly/2yZ3Q8e</text:span></text:a><text:span text:style-name="T1">  <text:line-break/><text:line-break/>從資料上看，挺可怕，我是說行為上令人難以茍同，又是支持六四，又是支持港獨，又是攻擊什麼共產黨「防疫不力」。如果這叫「不力」，那麼，全世界沒有一個國家的'防疫工作及格了。<text:line-break/><text:line-break/>這位華涌現在人在泰國，成立一個什麼「中國公眾黨」，「譴責中國當局應對2019冠狀病毒病疫情不力」，發起「不合作、不復工、不還貸」三不運動。<text:line-break/><text:line-break/>真是我的天啊！<text:line-break/><text:line-break/>我想說的是，蠢血沸騰是有害的，他也許是個好人，但是，人還是得要有點腦子，得要有點最基本的是非判斷能力才行。<text:line-break/><text:line-break/>三，我參與過中國大陸早期有關愛滋病的一些事情，例如河南愛滋村的事。我和學姐的個人網站--「生命親系譜」的圖騰，就是收容愛滋病父母之小孩的「東珍小學」裏頭一位小朋友所畫。我想說的是，在20年前的參與中，我深深了解共產黨對於那些秉持善意的個人之打壓，比方說李丹，高耀潔醫師，還有我最仰慕的桂希恩醫師。<text:line-break/><text:line-break/>但是，這就好像我在三十幾年前在台灣、在國際上為兒童福利與人權的奮鬥，搞到叛亂案加身，搞到家破人亡一樣。我不會因此懷恨國民黨，也不會覺得這是什麼很特別的事情。這類事情當然很惡劣，但是，一個社會或國家的進步不就是這樣一步一腳印、一動一灘血，慢慢往前走嗎？<text:line-break/><text:line-break/>別說宣揚「兒童人權」在三十幾年前的台灣是如此敏感、幾乎是要砍頭的事情，就連我和戴振耀等人在八零年代最早站出來從事環保工作時，幾乎也都是像在冒著生命危險那樣，不斷被威脅被恐嚇，非常痛苦。<text:line-break/><text:line-break/>但是，你看，三十幾年前的高雄乃至全台灣哪一條河川是乾淨的？特別是高雄，連飲用水都有油漬，含有重金屬，甚至能夠點燃，每條高雄河川被所有工廠任意污染得五顏六色，空氣惡臭，肺癌盛行率是其它縣市的七、八倍，這合理嗎？像話嗎？<text:line-break/><text:line-break/>但是，批評這樣一些現象，在三十幾年前的台灣卻要冒著槍炮黑牢對付的危險，非常痛苦。就連我在高醫某學生社團只是站起來講了幾句話，希望大家關心高雄水源污染的問題，隔天，一大群學弟十幾人居然跑來我的教室堵人(還好我幾乎天天翹課，沒被堵到)，要我滾出社團，叫我不要誣衊政府，不要污染校園，隨後還在高醫校園裏頭差點被學弟們圍毆。<text:line-break/><text:line-break/>我要說的是，三十年前的台灣就是這樣啊，二十年前的大陸也是這樣啊。但是，桂希恩和高耀潔等人，現在都平反了，愛滋病人的權益問題也得到了相當程度的改善與重視。<text:line-break/><text:line-break/>我是說，生活中或社會上總有千千萬萬個問題需要我們每個人去努力，這樣一些過程，勢必永無止盡。英國難道就比較文明？還不是一樣有各種荒唐問題存在。我還聽說劍橋大學當年決定招收女生時，男學生們還抬棺材在校門口圍堵抗議，不准女學生進入神聖校園呢。把這樣一些不合理現象看成是大陸社會所特有，或是看成一種制度問題的弊病，那是完全說不通的。<text:line-break/><text:line-break/>比方說，我們現在罵種族歧視罵得這麼自然，但是，二十年前我在英國發起「反種族歧視運動」(英文簡稱CARD)，那可是要承受多大的痛苦與抹黑，完全就是人格毀滅戰，完全不擇手段。<text:line-break/><text:line-break/>但是，現在呢？不管是哪個黨或哪些個人，會因為你批評西方人之種族歧視而不擇手段要毀滅你嗎？<text:line-break/><text:line-break/>別說太高遠的，就說醫界和藥商之間的不當利益輸送關係，我是台灣第一個把這個陳年老問題公諸於世的人，結果呢？我頓時成為醫界公敵，一些醫界大老，前前後後用各種方式折磨我，長達一兩年。<text:line-break/><text:line-break/>但是，現在呢？任誰都能很自然地批評說醫生本來就不應該跟藥商拿回扣或接受各種什麼「性招待」或旅遊或賄賂。<text:line-break/><text:line-break/>我不是說問題已經解決，事實上沒有，只是從檯面上公然進行轉為地下。但是，至少至少，批評者已經不用再承受那種「千夫所指」、成為「眾矢之的」的痛苦。<text:line-break/><text:line-break/>我不是要說我功勞很大，而是說，社會的種種發展，我們無法、也不應置身事外，光是譴責什麼制度是很荒唐的。</text:span></text:p>
      <text:p text:style-name="P1"><text:span text:style-name="T1">許世勤   |  2020.06.02 17:35   |   </text:span><text:a xlink:type="simple" xlink:href="http://palinfo.habago.org/Entry?Command=Information_PrintForum&amp;iPage=7#FORUM39353"><text:span text:style-name="T2">#</text:span></text:a></text:p>
      <text:p text:style-name="P2"><text:span text:style-name="T1">神經生物學為了研究複雜的神經傳導機制，是利用簡單的線蟲作為模型，藉此來理解神經細胞的功能。線蟲是構造簡單的生物，所以簡單的神經元結構就可以應付環境中的種種需求與挑戰，但人體不行。愈是高度複雜的機體，愈是需要強而有力的中樞。如果以此衍伸來觀察人類的政治制度，如果一個國家只是幾千幾百個公民所組成的小國家，那麼稍微鬆散的中央不成問題，人民也可以充分享有自由。但是組成愈複雜、矛盾愈多的國家，如果沒有強而有力的中樞，那麼就得面臨機體崩潰的危險。所以我認為大陸把權力高度集中在一黨，是不得不然的結果。大陸即使是國民黨統治，孫中山的理想政治制度叫做「民主集權制」。<text:line-break/><text:line-break/>但是劉旭先生提到的問題，是遠離中央發生在周圍地區的問題，是人民切身相關的問題，而中央往往只看到整體數據。為了解決這個問題，就應該強化地方自治與公民意識。孫中山的設計是以「村、鄰、里」來達成地方自治的藍圖，也就是主權在民，由人民做監督，這個部分黨就應該放手。共產黨應該試著對地方小區的言論鬆手，但我不很了解中共的制度設計，所以這樣有什麼問題還得請熟悉中共體制的專家來解答了。<text:line-break/></text:span></text:p>
      <text:p text:style-name="P1"><text:span text:style-name="T1">刘旭   |  2020.06.02 17:20   |   </text:span><text:a xlink:type="simple" xlink:href="http://palinfo.habago.org/Entry?Command=Information_PrintForum&amp;iPage=7#FORUM39352"><text:span text:style-name="T2">#</text:span></text:a></text:p>
      <text:p text:style-name="P3"><text:span text:style-name="T1">陳真先生<text:line-break/>广东有句话，</text:span><text:span text:style-name="T5">杀</text:span><text:span text:style-name="T1">人放火金腰带，造桥铺路无命骸。所谓好人好报，不过是一般人的自我安慰。在大多数情况下，大多数时间里，都是那些左右逢源，见风使舵，的奸诈小人，更容易获得成功，如果决定当一个君子和正直的人，就要有被人排斥和边缘化的觉悟。<text:line-break/>您说有一段时间要来大陆工作，我想如果您学不会沉默的话，大陆会比台湾辛苦。<text:line-break/>我看到了共产党的很多问题，但我并不认为民主是唯一的解决方式，我家乡有村民选举，我看见了，没有文化和公民意识的人，拥有选票会多么的混乱。<text:line-break/>绝对的好和坏，黑和白，只在少数情况下存在，大多数政党或人，都是在好坏之间。一味的歌功颂德，和一味的抹黑唱衰，在我看来都很愚蠢，但是很多问题，一直存在，不因让人沉默，这些问题就会消失不见，有时共产党的做法，太过蛮横和粗暴。<text:line-break/>我抗议和拒绝的是一个个具体的事情。<text:line-break/>为什么工厂的污染，不让人知道，为什么北京的强拆，报道的人要，要遭受这种待遇。这是每个中国人，都因该关心的事情，因为这关系到我们具体的生活，<text:line-break/></text:span></text:p>
      <text:p text:style-name="P1"><text:span text:style-name="T1">阿水   |  2020.06.02 16:51   |   </text:span><text:a xlink:type="simple" xlink:href="http://palinfo.habago.org/Entry?Command=Information_PrintForum&amp;iPage=7#FORUM39351"><text:span text:style-name="T2">#</text:span></text:a></text:p>
      <text:p text:style-name="P2"><text:span text:style-name="T1">就拿劉旭葛格說的事來舉例：「鼎信化工厂事件，这些人上访，抗争，拉横幅游行，但是这些你能在媒体上看到吗？ 到现在这些村名还在喝污染的水。为什么这些不能让人知道？」<text:line-break/><text:line-break/>一、「讓人知道」也是西方式的防呆設計。意思是：有人違法，政府又行政執法不中立不處理時，透過言論自由、集會遊行等方式吸引輿論，藉由輿論公評給執法部門及上級單位壓力，使工廠不再繼續違法污染，民眾也不必透過煩雜的司法程序獲得賠償。<text:line-break/><text:line-break/>二、大陸可以不用跟隨西方國家採用上面這一套防呆設計，但應配合一套發現、監督及解決機制來防呆。比如說，當地居民可以依法律進行司法訴訟，請求禁止排污及損害賠償，並要求執行部門有所作為及國家賠償。若是政府利益衡量的結果，政绩和GDP比較重要，那就應該有一套遷村及補償機制；可是這也應配合防呆機制來預防民眾健康及財產的損失，例如規定補償的標準或另由公正人士組成委員會來認定。再怎麼不濟，政府沒有財力可解決，也該立法給這些為國家犧牲的村民立碑或進英雄紀念堂。這些如果形成制度，就不必靠英明的領導來解決。<text:line-break/></text:span></text:p>
      <text:p text:style-name="P1"><text:span text:style-name="T1">刘旭   |  2020.06.02 16:33   |   </text:span><text:a xlink:type="simple" xlink:href="http://palinfo.habago.org/Entry?Command=Information_PrintForum&amp;iPage=8#FORUM39350"><text:span text:style-name="T2">#</text:span></text:a></text:p>
      <text:p text:style-name="P2"><text:span text:style-name="T1">欧阳阳<text:line-break/>华涌这个人，真实的存在，你可以在油管上看到他的视频，只有几百到几千的播放量。你看搞笑吧，在反党这项事业上，郭文贵这种人渣更有市场。<text:line-break/>我喜欢旅行，喜欢和人聊天，也很会和人聊天，我可以在街边和一个素不相识的大叔，聊上两三个小时。由此我知道了很多人的故事和过去。你在中国这片土地上多走走，多敞开心扉和人聊天，你会看到不同人的过去，他们的遭遇，你会对国家，有一个更完整的看法。</text:span></text:p>
      <text:p text:style-name="P1"><text:span text:style-name="T1">刘旭   |  2020.06.02 15:48   |   </text:span><text:a xlink:type="simple" xlink:href="http://palinfo.habago.org/Entry?Command=Information_PrintForum&amp;iPage=8#FORUM39349"><text:span text:style-name="T2">#</text:span></text:a></text:p>
      <text:p text:style-name="P3"><text:span text:style-name="T1">欧阳阳<text:line-break/>华涌，流亡是现在正在进行时，从他直播报道，北京拆除低端人口居住地之后，便丢了工作和画室。而他在窘迫中凑集钱为朋友做手术，也不过是去年的事情。<text:line-break/>村民对污染的抗争是三年前的事情，是我路过的时候看见一堆人在集解，我问了抗议的人才知道事情的原委，而现在工厂还在当地官员的包庇下还在偷偷的排污。<text:line-break/>我发了微博和微信，没有几个小时后就被自动删除了。<text:line-break/>为什么要被人知道才好，因为没有社会的关注和压力，这些弱势的村民，能做到什么，能改变什么?<text:line-break/>这些事情，发生在我居住地几十公里外的地方，如果我不是亲身遇到，我也不会会知道。而我的父母和朋友，居住在一个城市内，如果不是我和他们说，他们也不会知道。你以为这些事情都发生在很</text:span><text:span text:style-name="T5">远</text:span><text:span text:style-name="T1">之外？ 很可能发生在你身边，但你的眼睛被蒙住，你的耳朵被堵住。你不会知道。<text:line-break/>和你说个事情，去年我到西藏的时候，在一个温泉酒店，泡温泉的时候，遇到藏族的大哥，和他攀谈了起来，和他聊熟之后，我很好奇他对达赖的看法，便开口问他。他和我说，在西藏不要聊政治，因为你一旦被人知道，你有反动的思想，明天警察就上门了。我说哪有那么夸张，这里就我们五个人，警察那么神通广大？ 他说在西藏，能不说就不要说，因为你不知道谁是秘密警察，会举报你。<text:line-break/>你以为文革离我们很</text:span><text:span text:style-name="T5">远</text:span><text:span text:style-name="T1">吗？<text:line-break/></text:span></text:p>
      <text:p text:style-name="P1"><text:span text:style-name="T1">老羊   |  2020.06.02 15:23   |   </text:span><text:a xlink:type="simple" xlink:href="http://palinfo.habago.org/Entry?Command=Information_PrintForum&amp;iPage=8#FORUM39348"><text:span text:style-name="T2">#</text:span></text:a></text:p>
      <text:p text:style-name="P2"><text:span text:style-name="T1">補充一點，如果你認為川普只是偶然事件，你真的需要先去研究歷史再來研究政治。川普只不過是以非常戲劇化的方式對全世界暴露美國存在已久的問題；而那些問題過去僅僅是靠著美元霸權、媒體霸權、和軍事霸權掩蓋罷了。<text:line-break/><text:line-break/>2011年，復旦大學的張維為教授和「歷史終結論」的法蘭西斯福山在上海舉行一場辯論會；當時福山預言中國不久也會出現阿拉伯之春，張維為的回答是不但不會，而且阿拉伯之春會變成阿拉伯之冬；還有美國有可能選出比小布希還糟的總統（當時普遍認為小布希夠差了）。<text:line-break/><text:line-break/>誰的「預言」更符合現實，答案是很清楚的。</text:span></text:p>
      <text:p text:style-name="P1"><text:span text:style-name="T1">老羊   |  2020.06.02 15:05   |   </text:span><text:a xlink:type="simple" xlink:href="http://palinfo.habago.org/Entry?Command=Information_PrintForum&amp;iPage=8#FORUM39347"><text:span text:style-name="T2">#</text:span></text:a></text:p>
      <text:p text:style-name="P3"><text:span text:style-name="T1">如果今天某國還在搞帝王世襲，防呆還有點道理；因為難保現任明君的唯一太子不是個傻子，所以要防呆。但是政治制度的防呆難道不該是防止傻子瘋子上台，而不是減低傻子能造成的損害嗎？機械操作上所謂的防呆(foolproof)不過就是個方便記憶的詞彙罷了，真正的目的是避免因不當操作造成損害而不是讓傻瓜來操作也沒關係；核電廠難不成真的會讓個傻瓜來管理嗎？<text:line-break/><text:line-break/>但是一海票的傻瓜絕對能用選票送一個傻瓜或是一個大壞蛋上台。張忠謀這樣聰明的人怎麼沒想到設計個防呆制度讓不管是誰掌管台積電都可以，而是從他優秀的班底裡培養遴選最優秀的人接班呢？<text:line-break/><text:line-break/>不用談什麼大道理，就問個良心問題：如果西式民主制度這麼棒，可以讓國家富強，那美國幹嘛要在全世界包括前蘇聯、俄國和中國大陸推銷民主？哪個霸主願意在自己的地盤上看到能取代他的角色？當你手上有數不完的錢，你絕對希望一人一票；因為你可以操縱「神聖的民意」。<text:line-break/><text:line-break/>任何研究政治學的人都應該先去學習西方國家（尤其是英美法德）自工業革命之後的歷史；然後想一想他們是因為民主而發家，還是先發家才搞民主？然後這家又是怎麼發的？<text:line-break/><text:line-break/>另外，程序正義並不會防止腐敗。美國國會的遊說團體每年要花掉二、三十億美元(去年是34.7億)讓議員為各種利益團體通過有利於他們的法案；全都合法啊！但是死老百姓有錢去遊說議員嗎？<text:line-break/><text:line-break/>最後，任何一個研究中國大陸政治或是社會的人都應該先把一個基本事實記在心裡：14億人口，五十六個民族。</text:span></text:p>
      <text:p text:style-name="P1"><text:span text:style-name="T1">阿水   |  2020.06.02 14:38   |   </text:span><text:a xlink:type="simple" xlink:href="http://palinfo.habago.org/Entry?Command=Information_PrintForum&amp;iPage=8#FORUM39346"><text:span text:style-name="T2">#</text:span></text:a></text:p>
      <text:p text:style-name="P2"><text:span text:style-name="T1">糗了，我怎麼會把川普想成民主黨，樓下更正為「共和黨」，不好意思。</text:span></text:p>
      <text:p text:style-name="P1"><text:span text:style-name="T1">阿水   |  2020.06.02 14:33   |   </text:span><text:a xlink:type="simple" xlink:href="http://palinfo.habago.org/Entry?Command=Information_PrintForum&amp;iPage=8#FORUM39345"><text:span text:style-name="T2">#</text:span></text:a></text:p>
      <text:p text:style-name="P3"><text:span text:style-name="T1">珀瑋葛格：<text:line-break/><text:line-break/>我就是記得制度要靠人執行，才會獨斷的說任何政治體制都需要防呆設計，而且光制度還不夠，還要大家形成「政治道德」並納入是不是要投給某位政治人物的重要參考。<text:line-break/><text:line-break/>西方民主國家的防呆設計，我比較清楚，可是大陸對我來說，還是個謎，我還在研究。若是您認為大陸的政治體制不須要有一套防呆設計，那我也再武斷的跟您說：這只能證明──此時此刻的共產黨優於美國的民主黨，此時此刻的習近平，優於美國的川普。但在制度上美國還是優於大陸，因為大陸在將來很有可能會產生一個更恐怖的川普。<text:line-break/></text:span></text:p>
      <text:p text:style-name="P1"><text:span text:style-name="T1">欧阳阳   |  2020.06.02 14:24   |   </text:span><text:a xlink:type="simple" xlink:href="http://palinfo.habago.org/Entry?Command=Information_PrintForum&amp;iPage=8#FORUM39344"><text:span text:style-name="T2">#</text:span></text:a></text:p>
      <text:p text:style-name="P2"><text:span text:style-name="T1">简而言之，就是目前普遍实施的西方民主憲政无法做到良好的“抑恶扬善”效果。</text:span></text:p>
      <text:p text:style-name="P1"><text:span text:style-name="T1">欧阳阳   |  2020.06.02 14:19   |   </text:span><text:a xlink:type="simple" xlink:href="http://palinfo.habago.org/Entry?Command=Information_PrintForum&amp;iPage=8#FORUM39343"><text:span text:style-name="T2">#</text:span></text:a></text:p>
      <text:p text:style-name="P3"><text:span text:style-name="T1">阿水，<text:line-break/><text:line-break/>你所讲的「防呆」機制，比如權力分立，言論自由，集會結社自由，媒體「權」，依法行政，公平原則、比例原則等等原則，这是一种理想主义状态。就如共产主义所讲的，消灭剥削，人人平等，共同富裕等等。<text:line-break/><text:line-break/>就现实结果而言，在施行西方民主憲政的国家里面，「防呆」機制是否能够真正发挥作用，我看是非常少，包括美国在全世界所作的恶，这个论坛前面已经讲了很多，就不重复了！其它还有很多，比如印度，比如当年的希特勒等等<text:line-break/><text:line-break/>历史事实证明，西方民主憲政并没起到实际的「防呆」效果，那我们再来分析后面的原因。<text:line-break/><text:line-break/>不管什么机制，其实施效果，终究取决于其中的人，你想分权，带来的可能是恶行竞争，群魔乱舞；你想言论自由，可能带来的善的自由，也可能会带来恶的污言秽语；做个比方，在上世纪90年代，法轮功在很短时间内就在中国大陆发展出数千万信徒，是否应该容忍这种自由？<text:line-break/><text:line-break/>你问中国目前有什么很好的防呆設計，我自己心里也没有完整的概念，用邓小平的话说是“摸着石头过河”，又如同道家致力于阴阳调和；致力于双方共存，矛盾各方不断组合同化逐渐形成关系结构更加复</text:span><text:span text:style-name="T5">杂</text:span><text:span text:style-name="T1">的利益演化，促使组织结构不断优化。<text:line-break/><text:line-break/>更直白的地说，世界各种制度可以区域内各自演化，相互融合又相互竞争，而不是谁一定要消灭谁。</text:span></text:p>
      <text:p text:style-name="P1"><text:span text:style-name="T1">劉珀瑋   |  2020.06.02 13:52   |   </text:span><text:a xlink:type="simple" xlink:href="http://palinfo.habago.org/Entry?Command=Information_PrintForum&amp;iPage=8#FORUM39342"><text:span text:style-name="T2">#</text:span></text:a></text:p>
      <text:p text:style-name="P2"><text:span text:style-name="T1">所謂的西方式民主體制的防呆, 運行數十年的結果是貧富兩極分化, 民粹主義盛行. 如今奉行西式民主體制的國家連一些基本的體制改革都做不到. 川普都能當選成為美國總統的事實已經說明了這個體制根本連所謂防呆都防不了...又或者這些高舉西式民主憲政體制的防呆機制, 只是真正掌權者拿來忽悠一般民眾的手法呢? 人民總是想著在這個體制下選出不好的人最多忍耐幾年就可以把他換下來, 但是換了一次又一次, 有真的找出好的領導者嗎? 有解決任何問題嗎? 如果只沉醉在所謂制度的優越性, 卻忘記了制度還是要靠人來執行, 結果只是拿它來自我安慰罷了</text:span></text:p>
      <text:p text:style-name="P1"><text:span text:style-name="T1">阿水   |  2020.06.02 13:38   |   </text:span><text:a xlink:type="simple" xlink:href="http://palinfo.habago.org/Entry?Command=Information_PrintForum&amp;iPage=8#FORUM39341"><text:span text:style-name="T2">#</text:span></text:a></text:p>
      <text:p text:style-name="P3"><text:span text:style-name="T1">樓下所談的防呆設計，舉個以前我曾在同學群組裡討論過的問題當例子，台灣政府因為防疫的緊急需求，依法徵用民間生產的口罩並禁止出口，但後來台灣政府對外國捐贈口罩，這時我們就可以提出質疑：<text:line-break/><text:line-break/>「從憲法的角度來看，國家徵用口罩限制出口，是否能拿去捐助國外？不然，口罩廠商若能出口口罩，一片所賺到應該不只14元。」<text:line-break/><text:line-break/>「政府在緊急必要的範圍內限制人民的財產權，但不能限制過頭。」<text:line-break/><text:line-break/>「緊急防疫居家隔離措施我同意不必事先送法院審查，但當政府拿口罩捐助國外時，就應檢討是否應許可廠商出口口罩。」<text:line-break/></text:span></text:p>
      <text:p text:style-name="P1"><text:span text:style-name="T1">阿水   |  2020.06.02 12:09   |   </text:span><text:a xlink:type="simple" xlink:href="http://palinfo.habago.org/Entry?Command=Information_PrintForum&amp;iPage=8#FORUM39340"><text:span text:style-name="T2">#</text:span></text:a></text:p>
      <text:p text:style-name="P2"><text:span text:style-name="T1">歐陽陽葛格：<text:line-break/><text:line-break/>您說「好的制度应该抑恶扬善，能够善于学习，不断进步，这就是好的制度。从这一点上，我不并不认为中国现有的制度要比美国要差！ 当然，这不代表我认同中国现有的制度是完美的，它可以在演化中前进。」<text:line-break/><text:line-break/>一個良好的制度，在抑惡揚善的設計時，理所當然應該有「防呆」機制。所謂的「防呆」又稱錯誤校對，是一種預防矯正的行為約束手段，運用防止錯誤發生的限制方法，讓操作者不需要花費注意力、也不需要經驗與專業知識，憑藉直覺即可準確無誤地完成的操作。「防呆」是一個源自於日本圍棋與將棋的術語，後來運用在工業管理上，如果常常自己組裝傢俱或電腦時，會發現有許多這種防呆設計。在這裡我拿來作為政治制度的比喻。<text:line-break/><text:line-break/>在西方民主憲政之下，憲法最大，不是任何個人或政黨最大，雖然政府是定期民選的，但還不放心不信任，還有權力分立，有言論自由，有集會結社自由，有媒體「權」，有依法行政，有公平原則、比例原則等等原則，除此之外，吾師林騰鷂教授還力主要有政治道德良知，而「政治道德」的源起，跟傳統道德的良善與直觀沒有那麼直接關聯，其主要因素是：在這套民主憲政下的政治人物，都是視為對這套民主憲政價值的許諾，因此除了上述的防呆設計還不夠，為了維護這套民主憲政體制，還必須建立足以防呆的政治道德。<text:line-break/><text:line-break/>我為了找大陸政治體制的防呆設計，發現共產黨最大，所以除了去翻「中華人民共和國憲法」以外，還去翻共產黨的黨章；我首要關心的就是防呆設計。等我研究完，有空再談，若是您有心得，麻煩您也提供給我，謝謝。</text:span></text:p>
      <text:p text:style-name="P1"><text:span text:style-name="T1">欧阳阳   |  2020.06.02 11:57   |   </text:span><text:a xlink:type="simple" xlink:href="http://palinfo.habago.org/Entry?Command=Information_PrintForum&amp;iPage=9#FORUM39339"><text:span text:style-name="T2">#</text:span></text:a></text:p>
      <text:p text:style-name="P2"><text:span text:style-name="T1">刘旭 ,<text:line-break/><text:line-break/>你的文字里面说，“华涌是一个勇敢的人，十八岁时，那是三十年前一个人骑着摩托车走遍了中国的大西北，是一个有爱心的人，就算在流亡，因为朋友生病，不顾自己的窘迫，筹集了十五万，给朋友做手术”<text:line-break/><text:line-break/>30年的中国大陆能够拥有摩托车的人基本上是属于比较富裕的家庭，十八岁就能够拥有摩托车，还能够走遍了中国的大西北，说明其家境应该很富有，能够拿出15万，那更是不简单！那时候中国大陆普通工人的一月的薪资大概就是300元左右。<text:line-break/><text:line-break/>我不知道这个华涌是不是真实存在，但我相信中国是有这样的理想主义者的，比如劉暁波！<text:line-break/>我从心底很敬佩他们，但是并不代表我就完全认同他们！</text:span></text:p>
      <text:p text:style-name="P1"><text:span text:style-name="T1">欧阳阳   |  2020.06.02 11:16   |   </text:span><text:a xlink:type="simple" xlink:href="http://palinfo.habago.org/Entry?Command=Information_PrintForum&amp;iPage=9#FORUM39338"><text:span text:style-name="T2">#</text:span></text:a></text:p>
      <text:p text:style-name="P3"><text:span text:style-name="T1">刘旭 ,<text:line-break/>从你的文字，家境应该还算不错的，因为你可以到处旅游，而且一住就是半个月，你父亲也可以去朝鲜旅游，你也可以发这么多问题，看上去，你以及你的家人就是很自由的人，比很多人都自由，包括很多台湾人。<text:line-break/><text:line-break/>你说你的的家乡，引入一家化工厂，然后导致很多人致癌，我不知道这个前因后果，也不知道是不是化工厂就导致致癌！但是不明白，为什么非要媒体大肆渲染，才算是好的制度？你也说“越长大我越发现，大部分的人类是十分愚蠢的生物。很容易被洗脑，很容易被操控，很容易没有理智。”，既然觉得大部分人很容易被操控，为什么又希望媒体大势渲染，难道要演变成今天美国打砸抢这样的大规模游行，才是解决问题的最好方法？<text:line-break/><text:line-break/>再说工厂污染问题，在80，90年代确实比较严重，一方面当然是认识不足，另外一方面也有政策因素，但是到今天已经改善很多，这是毫无疑问，很多地方的环境评估已经达到了很苛刻的地步，如果说有为官者知道会致癌，还故意开放，这在今天，中国的主流舆论也容不下它。这种黑暗面，可能会有，但是绝对非常罕见！<text:line-break/><text:line-break/>总体而言，中国的环境越来越好，人均寿命也越来越高，这是事实！<text:line-break/><text:line-break/>我认为，好的制度应该抑恶扬善，能够善于学习，不断进步，这就是好的制度。从这一点上，我不并不认为中国现有的制度要比美国要差！ 当然，这不代表我认同中国现有的制度是完美的，它可以在演化中前进。<text:line-break/><text:line-break/></text:span></text:p>
      <text:p text:style-name="P1"><text:span text:style-name="T1">陳真   |  2020.06.02 10:59   |   </text:span><text:a xlink:type="simple" xlink:href="http://palinfo.habago.org/Entry?Command=Information_PrintForum&amp;iPage=9#FORUM39337"><text:span text:style-name="T2">#</text:span></text:a></text:p>
      <text:p text:style-name="P2"><text:span text:style-name="T1">前些日子去看一位黨外前輩，他生了病，一些朋友也來了。席間談到一些吃香喝辣的人渣，全是下三濫的小癟三，過去窩囊，面對權勢，屁都不敢放一個，現在卻個個坐擁權位，儼然「愛台急先鋒」，每天忙著點名誰誰誰親中賣台。<text:line-break/><text:line-break/>現場一位過去也是黨外的朋友略帶玩笑地說：「怎麼辦？陳真要不要出來收拾他們？」我也玩笑回應說：「等解放軍來收拾比較快。」但我隨即表明是玩笑，並且補充說「解放軍來了之後，我看是我被收拾，而不是這些人渣。」我畢竟不會幼稚到以為解放軍一來，萬事萬物便朝著光明的方向飛奔而去。<text:line-break/><text:line-break/>你看，當初國民黨帶著軍隊來台灣，被收拾的不是那些台奸漢奸，反而是抗日人士，比方說我常提起的陳明忠。為什麼會這樣呢？當時曾有位國民黨高官這麼說：「你既然敢反抗日本統治，就會反抗國民黨，不收拾你要收拾誰？」反而是台奸漢奸們，至今左右逢源，飛黃騰達。<text:line-break/><text:line-break/>世道如此不公，可是，倘若時光倒流，我想，我們還是照樣會做那該做的事，而不會因此背棄初衷。<text:line-break/><text:line-break/>這其實沒什麼好遺憾，畢竟在地球毀滅之前，歷史不會有「現在完成式」。當我們以一己數十寒暑的生命長度做為一種計算單位時，就會覺得文明的進展竟如此緩慢；可是，當我們放大時間分母，以千百年為單位，也許就不會覺得慢；它既不快也不慢，只是事物之必然；即便浪濤要沖垮一座堤防，也得千迴百轉，所謂「笨鳥先飛」，我不在乎當那第一個犧牲的浪頭。<text:line-break/><text:line-break/>島內統派宛如鳳毛麟角般稀少，屈指可數。但不知道為什麼，看到市面上一些統派，我卻往往沒有多少同志感，也許那是因為彼此內在仍有些不同。套句巴勒網一句座右銘，「我掛念的是『人』，而不是國家」，當然更不是黨。<text:line-break/><text:line-break/>每當聽到那種「黨就是這麼好，這麼棒！中國就是這麼了不起！」的言論(例如黃智賢)，我就馬上「轉台」或「翻頁」。重點就在於這個「就是」，彷彿這一切都必然如此。那種感覺，就好像開了一張空白支票給黨，給國家，隨便讓他們填。我沒這麼大方，我的支持是有條件的，那就是不能背棄基本良善，不能背棄「人」；不光是中國人，也必須是所有人。<text:line-break/><text:line-break/>黨不是我忠誠的對象，「人」或「生命」才是。黨若使壞，我們就應該想辦法教訓它，讓它變好，就猶如我們希望美國可以放下屠刀一樣，不要每天幹些傷天害理之事，這其實也才是美國人之福，而非一味縱容其政府使壞作惡。<text:line-break/><text:line-break/>共產黨當然也一樣，我們不能把空白支票交到黨手上，人民還是應該要負起主導執政者的責任，就好像董事長要管好總經理一樣。<text:line-break/><text:line-break/>因此，生活中各種事務，能改善就要改善，而且不能老期待一個英明的政府自動向善，自動為我們解決一切，天底下沒這回事。人民的素質，終究才是一切政治良莠的基礎。<text:line-break/><text:line-break/>但這並不是說我們應該蠢到總是被敵人利用來進行更大的破壞。我們還是應該睜大眼睛，打好算盤，想清楚現實之輕重緩急與大小及其結構性因素，而非往一種一廂情願的絕對主義方向走。<text:line-break/><text:line-break/>我不要求事物十全十美，只求持續改善；我不要求毫無缺點，只求無大惡，只求明天會比今天好，下一代會過得比這一代好。<text:line-break/><text:line-break/>至於一己榮辱與個人悲歡，就留給時間長河，任憑處置。<text:line-break/></text:span></text:p>
      <text:p text:style-name="P1"><text:span text:style-name="T1">阿水   |  2020.06.02 10:13   |   </text:span><text:a xlink:type="simple" xlink:href="http://palinfo.habago.org/Entry?Command=Information_PrintForum&amp;iPage=9#FORUM39336"><text:span text:style-name="T2">#</text:span></text:a></text:p>
      <text:p text:style-name="P3"><text:span text:style-name="T1">我的同學在LINE群組裡說我有「見樹不見林」的毛病，仔細想想，確實這樣。整體林相如何，我自認無法掌握。我市韓市長在查察高雄登革熱時，爬上三層樓高的樹去看看樹洞有沒有封好，引來媒體名嘴網友等無限嘲弄譏諷，當然還有舉出專家的意見來證明韓市長爬查樹洞對疾病防治並無實益。<text:line-break/><text:line-break/>可是從韓市長爬樹當時的眼神跟舉止以及過去的言行來看，我認為他不是在作秀，而是他真的急切。高雄市政府前朝該做的都做了，也按一般的公衛標準去做了，但是幾乎每年都有本土登革熱發生；當陳其邁行政院副院長南下視察，韓市長也問為何每年傳染起點都在三民區金獅湖附近？結果被媒體斷章取義，也引來那群傻B說這市長怎麼當的，怎麼連登革熱的病源都不知道。總之，對防治漏洞的找尋，韓市長真的很急，我也看不出來他是在作秀。<text:line-break/><text:line-break/>這也是題外話，謝謝劉旭葛格介紹了華涌，但我不急著「見林」，我正在仔細「見樹」，這顆樹曾經這麼說：<text:line-break/><text:line-break/>我叫华涌，自我定义为颓废的浪漫主义者、充满负能量的后理想主义者、逃离城市的失败者、不读书报不看电视电影的艺术工作者、无文化无理想无信仰的三无人员、愤而不青还装嫩的小老头，其实定义为有家无家都不归的流浪汉最为准确。最后补充一个：我是个反人类主义者，反对智能群居动物发明的一切，因为我也在消费这些发明，所以只能称为口头反对的反人类主义者。<text:line-break/>　　本来让我讲讲旅行，旅行对我来说太奢侈也太短暂，因为旅行（还是说流浪更贴切）是我以前和今后的生活状态和生活方式。当然也有被暂停的时候，因为我坐过牢，警察叔叔不让乱跑。不过那时候有大把的时间面壁而坐，灵魂会不受时间和空间的局限冲破维度遨游在无边的幸福的虚空中。<text:line-break/><text:line-break/>　　问我为什么坐牢？反正不是调戏妇女，虽然这是我天生的恶习。如果你问我何时停止？好像只有死亡。那也只是灵肉分离的间歇，我相信有灵魂，它会依旧带我行走。行走在另外一个原始混沌中成为另一次大爆炸中的力的缘起。<text:line-break/><text:line-break/>　　继续说流浪。我的流浪中，看风景并不是一个重要因素，遇到的人然后发生的事才是意义所在。当然最希望遇见的是一个美丽善良的姑娘，然后在下里巴人的篱笆下发生一场风花雪月的事。谁能拒绝</text:span><text:span text:style-name="T5">远</text:span><text:span text:style-name="T1">方美丽姑娘皮鞭的轻轻抚慰呢？</text:span></text:p>
      <text:p text:style-name="P1"><text:span text:style-name="T1">刘旭   |  2020.06.02 09:24   |   </text:span><text:a xlink:type="simple" xlink:href="http://palinfo.habago.org/Entry?Command=Information_PrintForum&amp;iPage=9#FORUM39335"><text:span text:style-name="T2">#</text:span></text:a></text:p>
      <text:p text:style-name="P2"><text:span text:style-name="T1">欧阳阳<text:line-break/>别人的错误，并不能拿来佐证你的错误就是合理的。我并不认为，引入自由和民主，中国就一定会变得更好。我不认为这世界上有完美的制度，可以解决一切问题。<text:line-break/>我可以问几个非常具体的问题，我的家乡，前些年由于引进了鼎信化工厂，这家工厂为了节约成本，不开环保的设备，偷偷的排污，而执法部门视而不见，官员为了政绩和GDP包庇，现在工厂下游的村落，开始有大批的人罹患的癌症，这些人上访，抗争，拉横幅游行，但是这些你能在媒体上看到吗？ 到现在这些村名还在喝污染的水。为什么这些不能让人知道？</text:span></text:p>
      <text:p text:style-name="P1"><text:span text:style-name="T1">李念淨   |  2020.06.02 09:11   |   </text:span><text:a xlink:type="simple" xlink:href="http://palinfo.habago.org/Entry?Command=Information_PrintForum&amp;iPage=9#FORUM39334"><text:span text:style-name="T2">#</text:span></text:a></text:p>
      <text:p text:style-name="P3"><text:span text:style-name="T1">劉旭先生說的話我覺得很有道理<text:line-break/>但是你的境遇，在伊拉克、在敘利亞、在委內瑞拉...甚至在美國本身，甚至在台灣，這樣的案例只會多，不會少<text:line-break/><text:line-break/>我認為一個人的同情心不該分種族宗教國籍就是<text:line-break/>如有冒犯 請多見諒</text:span></text:p>
      <text:p text:style-name="P1"><text:span text:style-name="T1">李念淨   |  2020.06.02 09:06   |   </text:span><text:a xlink:type="simple" xlink:href="http://palinfo.habago.org/Entry?Command=Information_PrintForum&amp;iPage=9#FORUM39333"><text:span text:style-name="T2">#</text:span></text:a></text:p>
      <text:p text:style-name="P2"><text:span text:style-name="T1">以下只是我的一點看法<text:line-break/><text:line-break/>我的阿公在日據時代當過公務員了<text:line-break/>生活鐵定不錯。<text:line-break/><text:line-break/>但是我們家並不是特別喜歡，或是說像外面一般人那樣認為會諂媚日本人，因為有在那個年代生存過的人跟只讀人渣黨教科書的情況是完全不同的<text:line-break/><text:line-break/>我的爸爸也是吃公家飯的，三民主義讀一堆，可是他始終都沒有加入國民黨，整天給兒子看李敖跟柏楊的書，但更有趣的是他從來沒投過李登輝。<text:line-break/><text:line-break/>每一個家庭的背後都會形成一個人的政治觀，這是很自然的事情，但是在固有觀點及印象以外，對現狀的關心其實更重要，因為那代表你自己本身就有的智商跟智慧<text:line-break/><text:line-break/>最近美國大亂就是一個例子<text:line-break/>很難想像一個到處去外國宣揚美國夢的超級大國<text:line-break/>居然連自己民眾的生命財產安全都不能保證，首都火光沖天<text:line-break/>從這點來看，誰還能相信美國說的比中國可信呢？</text:span></text:p>
      <text:p text:style-name="P1"><text:span text:style-name="T1">刘旭   |  2020.06.02 09:03   |   </text:span><text:a xlink:type="simple" xlink:href="http://palinfo.habago.org/Entry?Command=Information_PrintForum&amp;iPage=9#FORUM39332"><text:span text:style-name="T2">#</text:span></text:a></text:p>
      <text:p text:style-name="P3"><text:span text:style-name="T1">欧阳阳<text:line-break/>言论自由有两个层面，第一是你可以说，第二是你说的可以被人知道，可以被传播。没有第二个的话，第一个有什么意义呢？ 没有被人知道的话，不过是自言自语而已。<text:line-break/>去年我在云南雨奔村的徒步者之家，遇到了一大批警察上门搜查。旅店老板娘的弟弟，被警方通缉，他叫华涌，一个画家，平时不碰政治，因为直播了武警强拆的画面，丢了工作和画室。现在还在海外流浪。妻子和孩子被控制而不能出国团聚，去年母亲病重而不能回国。我在那旅店住了半个月，透过他的姐姐了解到华涌是什么人，华涌是一个勇敢的人，十八岁时，那是三十年前一个人骑着摩托车走遍了中国的大西北，是一个有爱心的人，就算在流亡，因为朋友生病，不顾自己的窘迫，筹集了十五万，给朋友做手术，是一个正直的人，他姐姐问他为什么那么傻，为什么不服软，他说面对不公，不义和暴力，他不能弯曲他的脊梁，面对别人的苦难，他不能视而不见。这是他的父亲教会他的，华涌在军人家庭长大。<text:line-break/>而这些故事，如果不是我亲身遇到，我永</text:span><text:span text:style-name="T5">远</text:span><text:span text:style-name="T1">都不会知道，因为共产党的媒体永</text:span><text:span text:style-name="T5">远</text:span><text:span text:style-name="T1">不会报道他。现在的大部分中国人，活在一个虚假的泡沫中，你能看到的，你能知道的，是党想让你看到的，党能让你知道的。<text:line-break/>越长大我越发现，大部分的人类是十分愚蠢的生物。很容易被洗脑，很容易被操控，很容易没有理智。<text:line-break/>虽然假设没有意义，如果没有毛泽东。还会有文革吗？这个答案无从知晓。但为什么，毛泽东一死，四人帮就被抓了，文革就结束了？是人民的道德和思想一夕之间有了大变化？ 你低估了领袖的力量，低估了政府的力量，低估了媒体洗脑，和宣传的力量。</text:span></text:p>
      <text:p text:style-name="P1"><text:span text:style-name="T1">欧阳阳   |  2020.06.02 08:36   |   </text:span><text:a xlink:type="simple" xlink:href="http://palinfo.habago.org/Entry?Command=Information_PrintForum&amp;iPage=9#FORUM39331"><text:span text:style-name="T2">#</text:span></text:a></text:p>
      <text:p text:style-name="P2"><text:span text:style-name="T1">刘旭，<text:line-break/><text:line-break/>香港的一国两制，就是中国中庸，兼容并包文化思维的一种体现！<text:line-break/>但是香港的一些人受西方思维的影响，或者有西方势力想利用香港来消灭破坏中国大陆的制度，这就是一种典型的二维思维，小人哲学，我认为这就是香港骚乱发生的内在原因。<text:line-break/><text:line-break/>而国内，也有一些像你这样的文革受害者，以为引入美国的干涉，施行自由民主主义，中国人民就会走向美好幸福的生活？我认为，这是一种典型的有病乱求医的思维，以为中国所有的错误都是共产党造成的，其实不是这样的</text:span></text:p>
      <text:p text:style-name="P1"><text:span text:style-name="T1">欧阳阳   |  2020.06.02 08:16   |   </text:span><text:a xlink:type="simple" xlink:href="http://palinfo.habago.org/Entry?Command=Information_PrintForum&amp;iPage=9#FORUM39330"><text:span text:style-name="T2">#</text:span></text:a></text:p>
      <text:p text:style-name="P3"><text:span text:style-name="T1">刘旭，<text:line-break/>中东上千万人家破人亡，去年法国的“黄马甲”运动，香港的骚乱，现今美国正在发生的骚乱，这些都不是偶然的！其内在的根源都来自制度，文化与人民等因素！<text:line-break/><text:line-break/>中国的制度并非完美，但是西方的制度产生恶也正在显现，中东人民所遭受的灾难，其直接的推动者，制造者就是以美国受为首的文化制度霸权主义！<text:line-break/><text:line-break/>现在，美国自己国内也正在遭受这种恶，而且我认为，这种恶还会持续下去，在所有自以为是的自由民主主义国家。</text:span></text:p>
      <text:p text:style-name="P1"><text:span text:style-name="T1">欧阳阳   |  2020.06.02 07:58   |   </text:span><text:a xlink:type="simple" xlink:href="http://palinfo.habago.org/Entry?Command=Information_PrintForum&amp;iPage=9#FORUM39329"><text:span text:style-name="T2">#</text:span></text:a></text:p>
      <text:p text:style-name="P2"><text:span text:style-name="T1">刘旭，<text:line-break/><text:line-break/>你或许对未来充满不确定性，会担心中国将来会有什么样的领导人，什么样的领导人都会受制于制度，文化与人民；单纯一个“领导人”他是做不了什么的，毛泽东也不例外，毛泽东能够发动文革，是因为很多人希望文革，而且由于其本身思维的局限性，大概是受马克思主义阶级斗争思维的影响比较深，但是如果没有广大人民群众的支持，文革是不可能成功展开的。<text:line-break/><text:line-break/>所以，我觉得当前中国的社会文化氛围，制度总体上还是良善的，在这种良善的制度与氛围下，不会产生很例外的领导人或者说这种可能性非常低。</text:span></text:p>
      <text:p text:style-name="P1"><text:span text:style-name="T1">欧阳阳   |  2020.06.02 07:49   |   </text:span><text:a xlink:type="simple" xlink:href="http://palinfo.habago.org/Entry?Command=Information_PrintForum&amp;iPage=10#FORUM39328"><text:span text:style-name="T2">#</text:span></text:a></text:p>
      <text:p text:style-name="P2"><text:span text:style-name="T1">刘旭，<text:line-break/>已经没有什么好说的了，共产党曾经犯下的错误或者正在犯下的错误，其根源在于文化，思维与制度，共产党也是由人民构成的，其政策实践者是人民，受益者，受害者也是人民。<text:line-break/>当今世界，那些被美国搞得家破人亡的，被暴徒洗劫的......就如你一样，他们心中可能也会有恨。<text:line-break/><text:line-break/>我也是生活在大陆，就个人感受而言，中国的制度是有很多可取的地方，我也没有感受到讲话要小心翼翼，没有感受到有恐惧，我想我周围的大多数人都没有这种感觉。<text:line-break/><text:line-break/>你在电视上公开讲话的时候，确实会有一定约束，因为你影响的是很多人。其实，在美国，在台湾也会一样，连比尔盖茨都受到了死亡威胁！<text:line-break/>在美国，在台湾，在香港，你如果是公众人物，在公开场所讲的话让“人民”不爱听，也会被围攻！<text:line-break/><text:line-break/>中国的制度并非完美，但是与西方的制度可以共存，然后相互演化；但是现在西方那种文化专制，想消灭其他制度人的思维，确实充满了专制，蛮霸</text:span></text:p>
      <text:p text:style-name="P1"><text:span text:style-name="T1">刘旭   |  2020.06.02 04:07   |   </text:span><text:a xlink:type="simple" xlink:href="http://palinfo.habago.org/Entry?Command=Information_PrintForum&amp;iPage=10#FORUM39327"><text:span text:style-name="T2">#</text:span></text:a></text:p>
      <text:p text:style-name="P3"><text:span text:style-name="T1">欧阳阳<text:line-break/>我说的不仅仅是文革，自然灾害在1960年，严打在九十年代，而我初中朋友的死，在十四年前。 历史的必然，是披着唯物主义的外衣的唯心主义，历史真的有必然吗？ 就算真的有，是我们后来者解释的那些原因吗？ 我小时候，不止一次的在想，毛泽东如果在建立新中国后死去，中国还会不会有大跃进？和文化大革命？现在的共产党，和中国古代的皇朝有什么不同呢？ 唯一的差别只是，没有一个家族在固定的继承。主席和皇帝一样，是一切，权力不受限制。不同的领导人，对国家的影响是巨大的，毛泽东和邓小平，在拥有相似的共产党的权力结构背景下，因为领导人的不同，而对国家和人民，也产生了截然不同的影响。我从小学开始看的锵锵三人行，该节目在舆论控制的底线内，小心翼翼的说话，而习近平上台之后，对于思想言论的控制，连一个小心翼翼说话的节目也容不下，在言论日趋紧张的情况下该节目被无限期暂停了。电视里留下的是，党的英明领导，人民的生活幸福。<text:line-break/>我父亲去朝鲜旅游之后回来和我说，在一些地方会安排孩子表演，朝鲜的孩子的笑，让他难受。是真心？ 是假意？ 是表演？ 还是面具?<text:line-break/>很多人对于共产党的恐惧在于，不是共产党有多坏，而是你不知道，接下来会有什么样的领导人，能有什么样的未来。</text:span></text:p>
      <text:p text:style-name="P1"><text:span text:style-name="T1">蔡亦鸣   |  2020.06.02 03:50   |   </text:span><text:a xlink:type="simple" xlink:href="http://palinfo.habago.org/Entry?Command=Information_PrintForum&amp;iPage=10#FORUM39326"><text:span text:style-name="T2">#</text:span></text:a></text:p>
      <text:p text:style-name="P2"><text:span text:style-name="T1">说起文革，我去年才知道我爷爷的死因当年在文革中批斗举报他人，被举报者于数年后的一场山洪中对我爷爷见死不救。之后我奶奶独自一人拉扯大了5个孩子。听我奶奶提起时的神情，我不知道该如何描述，也许该用五味</text:span><text:span text:style-name="T5">杂</text:span><text:span text:style-name="T1">陈。我问奶奶恨么？奶奶说欠的总归要还。<text:line-break/>恨要如何不恨，只是该恨谁呢，被举报者？还是疯狂的政治。<text:line-break/>上个月底我外婆脑出血中风，送医后放弃治疗任由她在家等死，因为没法保证完全治好。所有亲戚都不想开销亦不想接受可能的植物人负担，就连我母亲这般感情用事的人，最后也只选择了留在老家照顾她最后一程。<text:line-break/>最初我对母亲充满了愤怒不解，激烈的态度换来的答案令我窒息，是我……是因为要照顾我……所以母亲承受不起第二个负担。<text:line-break/>我该恨谁呢，亲戚，母亲，还是我自己，或是造就这一切的生活环境。<text:line-break/>身为一个中国人，历史与现实……每一个底层弱势者的苦难，他人的，自身的，过去的，现在的，民族的，乃至世界的，最后全都令人愤怒和心碎。因为不该是这样的，人不该这么活。但人就是这么活着的，千百年来莫不如是。<text:line-break/>在中国大陆，对于这个党不管是支持还是反对的，只要成年了，恐怕心中都憋着一股气，这股气最后会结出什么果实我不知道，我原本是倾向于甜美果实的（或者说我更期望这样），但是来了巴勒网后，我似乎清醒了一些，于是我更迷茫了。</text:span></text:p>
      <text:p text:style-name="P1"><text:span text:style-name="T1">陳真   |  2020.06.02 01:54   |   </text:span><text:a xlink:type="simple" xlink:href="http://palinfo.habago.org/Entry?Command=Information_PrintForum&amp;iPage=10#FORUM39325"><text:span text:style-name="T2">#</text:span></text:a></text:p>
      <text:p text:style-name="P3"><text:span text:style-name="T1">刘旭好，謝謝你告訴我這些悲傷往事。我如果事先知道這些，就不會跟你談那些無謂的事實與邏輯了。冒犯之處，還請原諒。<text:line-break/><text:line-break/>跟你一樣，我不會忠於任何一個黨，但我會忠於別的一些東西。<text:line-break/><text:line-break/>差不多20年前，我寫過一篇文字叫「非暴力：一個愛情故事」，有家英文媒體出高價想刊登。條件有二，一是自行翻譯成英文，二是要我刪減部份內容，因為字數太多了，是篇長文。翻成英文沒問題，但我不願意刪減哪怕只是一個標點符號。<text:line-break/><text:line-break/>那篇文章寫些什麼我忘了，但是標題之「愛情」二字倒是始終記得。我想說的是，我沒有「對抗暴政」之類的一絲心思，那不是我的個性，也不是我的心態。<text:line-break/><text:line-break/>許多時候，為了屈就一般說法，或是為了方便溝通起見，我一樣會使用諸如「反抗蔣家」之類的說法，但那畢竟不是一種正確描述，反倒帶給我一種強烈的屈辱感，因為我不是那樣的人，而且說不定恰恰是那樣一種人的反面。<text:line-break/><text:line-break/>「對抗暴政」的反面不是「迎合暴政」，而是根本無所謂對抗；就如同我也不認為耶穌的作為是在「對抗暴政」。應該沒那麼低級吧？天底下會有什麼東西需要對抗？套句亨利梭羅的話，再大的暴力帝國 (指美國)，「在我眼裏，也不過就像大海中的碎紙片」。聽起來很阿Q，但我的確由衷是這麼想的。<text:line-break/><text:line-break/>因此，每當有人以一種什麼正義感或是對抗這個對抗那個或什麼黨外前輩之類的眼光來理解我，我就有一種萬箭穿心的感覺，有一種難以言喻的寂寞，很想逃回「一個人的洞穴」裏療傷止痛。<text:line-break/><text:line-break/>我當然沒有任何一絲意思自比耶穌，而只是以之為例，但是，梭羅的心思，理應不難理解。<text:line-break/><text:line-break/>我相信淚水，相信孤獨，相信愛，相信善，相信這一切才是真正的力量，暴力不是，它沒有力量，它根本不是對手，就如同黑暗不會是光的對手一樣。光根本不需要去對抗黑暗；光的存在自身，就是它的存在目的。<text:line-break/><text:line-break/>我講這些，並非要為自己辯駁，而只是想說，我們畢竟不是神，沒法預知長遠的未來，未來始終充滿不確定性，惟一可以確定的是像愛情那樣一種東西，不光是男女間或親子間的愛，而是更為根本的，普遍的，存在於人性之內在深處；一如淚水，它才是世上最大的力量。依靠它，我們就無須害怕不可測的未來；並非說我們不會遭害，不會痛苦，而是說那終究才是永恆的歸宿而無所畏懼。<text:line-break/><text:line-break/>暴力可以輕易奪走任何生命與家園，卻沒有任何力量能奪走你心裏的愛戀。</text:span></text:p>
      <text:p text:style-name="P1"><text:span text:style-name="T1">欧阳阳   |  2020.06.01 23:24   |   </text:span><text:a xlink:type="simple" xlink:href="http://palinfo.habago.org/Entry?Command=Information_PrintForum&amp;iPage=10#FORUM39324"><text:span text:style-name="T2">#</text:span></text:a></text:p>
      <text:p text:style-name="P2"><text:span text:style-name="T1">当年，美苏冷战，即使马克思共产主义思维与民主自由主义思维的一次对撞；<text:line-break/>现在马克思共产主义思维已经基本解体，或许还有半残留在中国！但是，以美国为首的民主自由主义思维还依然存在！<text:line-break/>前些年，中国向外输出孔子学院，大概是想以此为媒介输出中国传统文化，但是最近，一些西方政客，不知道是因为害怕还是别的什么原因，开始抵制打压孔子学院！</text:span></text:p>
      <text:p text:style-name="P1"><text:span text:style-name="T1">欧阳阳   |  2020.06.01 23:01   |   </text:span><text:a xlink:type="simple" xlink:href="http://palinfo.habago.org/Entry?Command=Information_PrintForum&amp;iPage=10#FORUM39323"><text:span text:style-name="T2">#</text:span></text:a></text:p>
      <text:p text:style-name="P3"><text:span text:style-name="T1">刘旭，<text:line-break/>文革的发生有其历史背景，是马克思主义思想引导下必然要发生的历史错误，马克思主义是一种典型的西式的排他性斗争思维，强调你死我活的阶级斗争！！人民群众有恶的一面，也有善的一面，当制度与文化无法扬善抑恶，恶就显露出来！！这种恶来自人民，也由人民来承受！！<text:line-break/><text:line-break/>当前，美国四处干涉他国，造成中东等无数国家的灾难，与马克思主义思维一样，都是西式二元思维下的一丘之貉，它代表的是一种思想和文化专制，对他们而言不存在和谐并存的矛盾双方，也不存在双方受益的共赢局面。矛盾的一方必定要战胜另一方！！去年发生的法国“黄背心”运动，香港骚乱，到最近美国自己国内发生的骚乱，群众运动引发出来的打砸抢，我认为都与制度与文化有关联。<text:line-break/><text:line-break/>相比而言，在儒家传统价值观中，中庸被当做最高的价值标准其意义在于，中是一种超越二元逻辑的逻辑概念。是一种多元逻辑下以调和而非斗争的方式解决矛盾的思维模式。<text:line-break/>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text:span><text:span text:style-name="T5">杂</text:span><text:span text:style-name="T1">的利益共同体。从这个角度讲，二元理性产生的是一种促使组织结构不断退化分解的野蛮文化，而多元理性产生的则是一种促使组织结构不断集中复</text:span><text:span text:style-name="T5">杂</text:span><text:span text:style-name="T1">化的文明文化。<text:line-break/><text:line-break/>在思維方式上，中國和而不同（即和合）的多元思維與西方非此即彼的二元對立思維有著本質的區別，這種區別是造成中西方文化差異的主要原因。<text:line-break/><text:line-break/>中国共产党进些年抛弃了一些马克思主义错误思维，引入一些中国传统中庸思维，可能是近年来表现相对和平的主要原因，也就是所谓有中国特色的社会主义，与此同时并不是要否认西方的政治与文化，两者可以并存发展，相互演化！！<text:line-break/><text:line-break/>以上是个人的一些看法！<text:line-break/></text:span></text:p>
      <text:p text:style-name="P1"><text:span text:style-name="T1">刘旭   |  2020.06.01 21:45   |   </text:span><text:a xlink:type="simple" xlink:href="http://palinfo.habago.org/Entry?Command=Information_PrintForum#FORUM39322"><text:span text:style-name="T2">#</text:span></text:a></text:p>
      <text:p text:style-name="P2"><text:span text:style-name="T1">陳真先生，我是个懦弱的人，我一生都无法和您一样拥有对抗暴政和暴力，和坚持真理的勇气。<text:line-break/>您说过去几十年来美国的殖民主义造成了几千万的死难，而中国过去几十年没有侵略过别的国家，对非洲和南美的交往也是互利互惠。但过去如此，将来也会如此吗？中国过去几十年，没有侵略和颠覆别国政府，是不愿？还是没有能力？以我站在局外人的角度来看，也委实难以分清。当中国顶替美国成为世界的霸主时，会不会和美国一样，为维护自己的利益，变得野蛮而霸道呢？ 现在没有人会知道<text:line-break/>观察这个论坛，你们对共产党似乎有很多正面的看法，但我由于家庭和个人的遭遇，始终对共产党，始终抱有疑</text:span><text:span text:style-name="T5">虑</text:span><text:span text:style-name="T1"><text:line-break/>我的祖父在文革中被批斗，因为不堪受辱而自</text:span><text:span text:style-name="T5">杀</text:span><text:span text:style-name="T1">，大伯在文革中被打断了一条腿。最小的姑姑，在所谓的自然灾害中饿死。而那时闽东根本没有灾害，是因为政府官员为了政绩，而收缴了过多的粮食，以至于人连维持生命的粮食都不足够。九几年严打，一个邻居，因为偷窃300源人民币的物品被判了死刑，我初中的朋友，被人殴打致死，而</text:span><text:span text:style-name="T5">杀</text:span><text:span text:style-name="T1">人犯没有几年，便被透过各种关系被捞了出来。而这些苦难冤屈中死去的人，是不会被报道，不会被知道的，只能留在我们这些亲人和朋友，小小的记忆中。<text:line-break/></text:span></text:p>
      <text:p text:style-name="P1"><text:span text:style-name="T1">陳真   |  2020.06.01 20:40   |   </text:span><text:a xlink:type="simple" xlink:href="http://palinfo.habago.org/Entry?Command=Information_PrintForum#FORUM39321"><text:span text:style-name="T2">#</text:span></text:a></text:p>
      <text:p text:style-name="P2"><text:span text:style-name="T1">曾舉過一個例子，是齊克果講的，他說，有個精神病人從「瘋人院」翻牆逃出，在街上走著，很怕別人發現他不正常又把他抓回去，於是盡量表現得很正常。他心裏想，為了避免被人發現，我不能講一些不正確的事，我得講出事實才行。於是，當他看到地上有一顆球，他就大喊：「碰！地球是圓的！」<text:line-break/><text:line-break/>碰！應賅是宇宙大爆炸的聲音，地球誕生了。這也許是個事實，至少地球是圓的這總錯不了吧。於是，他就不斷喃喃自語「碰！地球是圓的！」、「碰！地球是圓的！」、「碰！地球是圓的！」...以為這下子沒有人會知道我腦子有病了吧。<text:line-break/><text:line-break/>這故事告訴我們，光是說出事實沒有用，重要的是意義何在，而非事實本身。<text:line-break/><text:line-break/>二十二年前，我寫了一本書，沒出版的書，書名也許可以叫做「螺疾推論知多少」，相信應該可以媲美殷海光寫的《邏輯新引》，我找出了兩百多種思考謬誤類型，全是網友們「教」我的各種「螺疾」推論；他們現身說法，提供我各種謬誤實例。如果可以列為中小學基本教材，相信應該對於治療腦殘、促進世界和平會有一點幫助。<text:line-break/><text:line-break/>維根斯坦說，「智慧在愚蠢之谷」。這就像看病一樣，病人「教」給我們的，總是遠遠大於健康寶寶。從各種謬誤中，你也許有可能避免犯錯，從而趨近真理，至少比較不會被蒙蔽或自欺欺人。</text:span></text:p>
      <text:p text:style-name="P1"><text:span text:style-name="T1">陳真   |  2020.06.01 20:13   |   </text:span><text:a xlink:type="simple" xlink:href="http://palinfo.habago.org/Entry?Command=Information_PrintForum#FORUM39320"><text:span text:style-name="T2">#</text:span></text:a></text:p>
      <text:p text:style-name="P3"><text:span text:style-name="T1">刘旭好，<text:line-break/><text:line-break/>很多年前，差不多三十年了，醫學院剛畢業時，有一回，被迫參加一個研討會，主講者是我朋友。他講完後，點名我要評論，於是我就真的評了，結果是一場悲劇。<text:line-break/><text:line-break/>我質疑他那研究有概念上的根本問題而難以成立。我那朋友聽完後，很不悅地當場抱怨說他做這研究多麼辛苦；潛台詞的意思是說，他都已經這麼盡力了，我為什麼還要批評、不給他面子？<text:line-break/><text:line-break/>但我其實沒有想到這些所謂面子或人情因素的考量，而只想到知識本身。我其實完全抱著好意，儘可能想要對朋友的研究做出最深入的批評。因為，這對他往後的研究難道不是好事嗎？<text:line-break/><text:line-break/>類似悲劇發生許多次，我慢慢才明白，原來我得罪了多少同事與老師。學界、醫界待久之後，我就不想再多說什麼了，至今也已經十多年不再參加學術研討會，因為我害怕又被點名，將會讓我陷入天人交戰，究竟是要我說實話，還是要我說違心之論？實話我不敢說了，而違心之論我至今還沒全盤學會。<text:line-break/><text:line-break/>記得第一次在劍橋參加研討會，有個新來的教授，對系上一位資深教授的想法提出殘酷批評，講得一文不值。我真不敢相信我的耳朵。當時我就坐在那位資深教授身邊，很擔心等一下兩個人是不是會當場打起來？<text:line-break/><text:line-break/>沒想到，中場休息吃餅乾喝咖啡時，看到他們兩個人相談甚歡；也許心裏幹聲連連我不知道，但至少表面上，他們展現了對於知識的熱情與尊重，是什麼就說什麼，相信什麼就說什麼，言語由衷，對錯分明。<text:line-break/><text:line-break/>這可能是劍橋教給我的主要一門課：在真理面前，永不退卻。<text:line-break/><text:line-break/>總之，請刘旭別介意。</text:span></text:p>
      <text:p text:style-name="P1"><text:span text:style-name="T1">鄭豐遠   |  2020.06.01 19:25   |   </text:span><text:a xlink:type="simple" xlink:href="http://palinfo.habago.org/Entry?Command=Information_PrintForum#FORUM39319"><text:span text:style-name="T2">#</text:span></text:a></text:p>
      <text:p text:style-name="P2"><text:span text:style-name="T1">刘旭好，<text:line-break/><text:line-break/>巴勒網留言百無禁忌，想說啥就說啥，不需感到抱歉或壓力，唯一和其他論壇的差別是我們不針對人身發言; 任何想法上的岐異和批評都歡迎，哪怕是把某個想法批評得一文不值 (只要你說出個道理來)，唯一是絕對禁止對著人身指點或攻訐，比如兩岸各種論壇最喜歡的扣帽子文化，在本版面是絕對不容許出現，人身的重要性在這論壇有無限大，要絕對尊重。除此之外人人都可以暢所欲言。我應該算是思想品質不大 ok 的那種，對許多人事物的判斷經常在幾年後回頭看都感到十分羞愧，雖感挫折，但我也沒有因此閉嘴。<text:line-break/><text:line-break/>愛國情緒或對西方的批判，在大陸也許是主流，大陸同胞也許聽都聽到膩了，我能理解那種感受。不過對台灣人來說是完全相反的狀況，崇洋媚外和仇中反華才是每天如雷貫耳照三餐播放的旋律。身為台灣人，對這類崇洋反華思想說幾句反話，也不過一點微不足道的平衡，但那終究不是一種隨波逐流，更不是違心之論。<text:line-break/><text:line-break/>豐遠</text:span></text:p>
      <text:p text:style-name="P1"><text:span text:style-name="T1">刘旭   |  2020.06.01 18:48   |   </text:span><text:a xlink:type="simple" xlink:href="http://palinfo.habago.org/Entry?Command=Information_PrintForum#FORUM39318"><text:span text:style-name="T2">#</text:span></text:a></text:p>
      <text:p text:style-name="P3"><text:span text:style-name="T1">陳真先生，由于我长期在大陆论坛，和人打嘴炮，于是养成了拉大皮扯虎皮的说话习惯，由于语言的使用不够精确和具体，造成很多的歧义。<text:line-break/>其实我想要说的是，近来由于中国大陆在经济上的崛起，从过去的仰视西方，西方一切都好的论调。逐渐开始有了另一种论调，也就是将西方人形容为，充满暴力，道德低下的野蛮人。而中国人，自古是礼仪之邦，爱好和平，从不恃强凌弱，他们时常会拿郑和下西洋作为例子。来论证，西方的船队到了非洲和东南亚，是奴役和战争。而中国人尽管有强大的军队，却没有想过要奴役东南亚和非洲人民。由此得出，中国人在道德上的优越性，和中国人更加爱好和平，和不暴力的论证。而在这个论坛上，也许是我理解的偏差，看到了相似的想法。<text:line-break/>我想反对的是这个，中国人并不是天生更道德，更爱好和平的的人类，欧洲人是也不是更加邪恶的人类，中国的汉人，在对外扩张和殖民的时候，也是充满着暴力，屠</text:span><text:span text:style-name="T5">杀</text:span><text:span text:style-name="T1">，甚至是种族灭绝。 以此作为反例，来反驳，中国人是更加道德的人，这一推论。<text:line-break/>第二点是，西方人种族歧视，和蔑视权威，我想也许可以在西方的哲学和历史中找到一些借</text:span><text:span text:style-name="T5">鉴</text:span><text:span text:style-name="T1">和参考，试图去理解一下，这些想法的形成和基础，人类社会不是一天形成的，而是过去文化历史惯性下的产物。由于我语言使用上的懒惰，而变成了独断式的发言，在这深感抱歉。<text:line-break/><text:line-break/></text:span></text:p>
      <text:p text:style-name="P1"><text:span text:style-name="T1">阿水   |  2020.06.01 17:16   |   </text:span><text:a xlink:type="simple" xlink:href="http://palinfo.habago.org/Entry?Command=Information_PrintForum#FORUM39317"><text:span text:style-name="T2">#</text:span></text:a></text:p>
      <text:p text:style-name="P2"><text:span text:style-name="T1">我國的民主憲政體制承襲自西方政制及國父三民主義，再經制憲者各取所需乃形成「四不像」體制，惟仍可歸類於民主自由體制；現時仍參酌西方主流民主國家體制及其政治思潮為解釋及適用之依歸。惟因目前大陸經濟發展超越台灣，台灣及西方民主國家亂象頻仍，不少大陸同胞乃棄之如敝屣，本板亦鮮見好評。<text:line-break/><text:line-break/>吾師林騰鷂教授，好出銘言，近日復出銘言一則：「對憲政敵人的警覺與反制，是法律人日常的工作與一生的志業」<text:line-break/><text:line-break/>林教授以七十有餘之高齡，於退休後猶屢屢振筆直言時政，聲討「憲政敵人」。今我台灣地區多數民眾，固知以中共政權為我國憲政之敵人，卻不知當下台灣地區之憲政敵人亦為數甚夥或未以憲政價值之維護為首要職志，徒以隱昧未明之事，佐以惡質政客媒體之抹黑渲染，誅心譏評政治人物並定其好惡，竟就諸般彰彰明甚違反我國憲政政治道德之政客，心無掛礙，無有恐怖，此為林教授疾疾為文之餘，更以身為憲法教授而引以為恥。<text:line-break/><text:line-break/>茲舉林教授一文如下，雖其所高倡之政治道德良知，於相異之政治體制未可一體適用，然而此為我國數十年來於政治體制所宗仰及實行之民主自由價值，諸君或可側目一視。<text:line-break/><text:line-break/>監察院亂「菊」的憲政災難<text:line-break/>2020/05/11 中國時報　言論 林騰鷂<text:line-break/><text:line-break/>日前各大媒體報導，陳菊將出任下屆監察院長。對此人事安排，學者批為大開民主倒車。因為在2008年馬英九執政後就謹守憲政分際，聘任王建煊、張博雅等非執政黨籍的監察院長，以求憲政權力之平衡，但號稱民主進步的執政黨，卻選了黨性堅強、爭議性極高的陳菊出任監察院長，在台灣民主史上留下汙名。<text:line-break/><text:line-break/>監察院本是間接民選的民意代表機關，自民國81年改由總統提名後，爭議不斷。前監察院長王建煊就明白表示，監察院是雞肋、養老院，是社會亂源。而民進黨於2014年7月29日「針對立法院行使監察院人事同意權結果」發表聲明，也明白主張回歸「三權分立」的憲政架構，要及早終結監察院。<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2015年3月30日民進黨中央又發布「修憲要看國家長遠利益」，蔡英文主席裁示，「廢除考監兩院」應該列入第一階段修憲。但蔡英文就任總統，全面執政4年來自食其言，並未終結監察院。其所要追求的「三權分立」憲政架構，也異化為五權一統的變種黨國架構。<text:line-break/><text:line-break/>陳菊出任下屆監察院長後，依今年1月8日公布之《監察院國家人權委員會組織法》第3條規定，將兼任主任委員，每年並可隨意遴派當然委員以外之兩位監委為國家人權委員會委員。由於監察院已不是民意代表機關，蔡英文這種以黨派監察院長來包攬國家人權委員會的作法，也背離了全世界多數國家所採行「國會監察」制度的主流！<text:line-break/><text:line-break/>另蔡英文占用不良憲法結構便宜，在前年九合一地方選舉敗選後，未經立法院同意，就任命蘇貞昌、陳其邁、林佳龍等組成敗選者內閣，在中央掌大權，監督地方自治事務，讓地方敗選近百萬票、失去民意的人，轉為獲得民意勝選者之中央長官，這種胡亂任命，敗壞了「統治權的行使，應有人民同意」的憲政民主價值。<text:line-break/><text:line-break/>而這種比美國總統人事任命權還要龐大的權力，可以延伸到恣意任免眾多政府出資設立的財團法人、社團法人、行政法人之首長及其董監事人選，造成「一人當選，雞犬升天」的酬庸亂象。在總統有權無責下，層層遞延出行政院院長、各部會首長、各財團法人、社團法人、行政法人之首長都有權無責，造成責任政治虛無的亂象。<text:line-break/><text:line-break/>憲法是最大、最多空隙之法律，必須以政治道德良知來補充。蔡英文如延續近4年來，恣意任命行政首長之後，又指派缺乏政治道德良知的黨派監察院長，來包庇當前行政院體系中用人不依編制、花錢不按預算、辦事不照法律等過多不負責的現象，則將給台灣人民帶來很大的憲政災難。<text:line-break/><text:line-break/>（作者為東海大學法律系退休教授）<text:line-break/></text:span></text:p>
      <text:p text:style-name="P1"><text:span text:style-name="T1">許世勤   |  2020.06.01 16:27   |   </text:span><text:a xlink:type="simple" xlink:href="http://palinfo.habago.org/Entry?Command=Information_PrintForum#FORUM39316"><text:span text:style-name="T2">#</text:span></text:a></text:p>
      <text:p text:style-name="P3"><text:span text:style-name="T1">陳真醫師說的忠良陷落、豺狼當道，其實台灣這一大批年輕人如同香港的青年，他們是當真打從心底認為自己正從事一件救國救民的偉大事業，然後全世界都站在自己這一邊。所以當他們的行為踰越法律與道德規範的時候，他們早已自我催眠自己是站在「正義的一方」，所有的行為都可被原諒。<text:line-break/><text:line-break/>他們的理由其實也很簡單，「中國」兩個字代表的就是萬惡與罪惡的淵藪，必需從這個世界上徹底消滅，凡是替「中國」說話者皆是敵人。簡單的二分法，建立起「我們」是「正義」的，而「敵人」是「邪惡」的對立論。以往我聽到地下電台在宣傳這種對立論調的時候，經常覺得是怎樣的智障才會去相信這種鬼扯，現在卻赫然發現，這樣的人還真不少。另外弔詭的是，每當提到去中國大陸「賺錢」的時候，這些人又都是充滿樂意、躍躍欲試。因此這種「地頭蛇的價值」，即使一個「外地人」再怎麼努力做好建設，但因為他不是「在地人」，所以有著永遠不能被接受的「原罪」。當初馬英九就是個「外人」，韓國瑜也是「外人」，在他們的眼中，韓國瑜能選上高雄市長是他們暫時認為它可以是條「好狗」所以「給個機會」，然而韓國瑜卻跑去「選總統」，是台灣人最不能接受的「背骨」。這個理由我聽多了，我也是南部出身的，太清楚這種地頭蛇思想，但我就是無法認同這種思想。<text:line-break/><text:line-break/>自2014年以來，我身邊的這些八年級生學弟妹，或是大陸稱的九零後，基本上說到「台灣價值」皆充滿自豪，似乎不去對「中國人」吐個口水罵個「支那」就趕不上潮流似的，幾乎各個爭先恐後，而且視「這個國家」的蔡大總統為世界人類的救星，川普更是世界的偉人。整天民主、自由、人權掛在口上，但是從Eric Garner到George Floyd，不是一問三不知，就是看三民自一類的新聞替美國擦脂抹粉。面對真正重大的問題時，這些年輕人往往就慫了，但相信一旦接近選舉，他們很快就會再次「沸騰」了，而且攻擊力十足。<text:line-break/></text:span></text:p>
      <text:p text:style-name="P1"><text:span text:style-name="T1">陳真   |  2020.06.01 10:34   |   </text:span><text:a xlink:type="simple" xlink:href="http://palinfo.habago.org/Entry?Command=Information_PrintForum#FORUM39315"><text:span text:style-name="T2">#</text:span></text:a></text:p>
      <text:p text:style-name="P2"><text:span text:style-name="T1">謝謝刘旭不介意我的直言。你的想法有一種台灣叫做「寫作文」的傾向，有幾點特徵：<text:line-break/><text:line-break/>一，獨斷。<text:line-break/><text:line-break/>獨斷英文叫做dogmatic，簡單說就是教條，亦即既定的結論顛撲不破且不需事實或論證支撐，自行成立，自己說了算。<text:line-break/><text:line-break/>或者這樣說：輕易便有結論，但這結論究竟打哪來，卻沒有任何說明。更簡單地說就是喊口號。你的口號就是「差不多」或「都一樣」。人和動物「差不多」，「沒什麼不同」，中西方及全世界為非作歹之行徑「都一樣」等等。<text:line-break/><text:line-break/>所謂台獨人士，長年以來流行一句話叫做「台獨是台灣惟一的活路」。不管講什麼，這項宣稱不但沒有任何論證，而且居然變成一種「證據」，一種善惡是非的前提。這就是獨斷。<text:line-break/><text:line-break/>二，以修辭取代論證<text:line-break/><text:line-break/>修辭就是「作文」的基本特徵，文情並茂，但卻缺乏基本理性。市面上的廣告或各種文宣，就是一種作文，表達或煽動一種情緒與態度或立場，而不是論證一道命題或主張。<text:line-break/><text:line-break/>作文沒什麼不好，問題是屬性上的運用，你總不能把修辭(rhetoric)當成一種論證 (argument)。<text:line-break/><text:line-break/>舉個例，你憑空「挖出」亞里斯多德的某句話，然後一推三千里，推論說整個西方文明就是這樣。這會不會太離譜了點？<text:line-break/><text:line-break/>記得小時候，不管什麼考試，常有一題如下：「我國早有民主思想，以民主立基，請問出自何人？」答案是孟子，因為他說「民為貴，社稷次之，君為輕。」<text:line-break/><text:line-break/>很可怕吧？台灣的所謂「教育」就是這樣整人的，把人「教育」成腦殘。孟子講那些話跟現代的民主思想豈是一樣的東西？明明不一樣，卻講成「差不多」，然後把一人之言，無限擴大成整個中華民族的政治思想與文化就是「民主」，因此我國自古便是「世界民主的先驅」。<text:line-break/><text:line-break/>我被台灣的所謂「教育」，真是虐待得有夠痛苦，想到學校我就怕，我只有昧著良心、想辦法讓腦子進水，才能一直考第一名。<text:line-break/><text:line-break/>三，先有結論與態度，再有其它。<text:line-break/><text:line-break/>簡單說就是成見已定，然後再來四處挖(根本不是證據的)「證據」，以為佐證，所以才會有那些奇怪的「哲學」論述。 <text:line-break/><text:line-break/>四，胡亂比較。<text:line-break/><text:line-break/>比方說，中國古代戰亂或饑荒，何止人砍人，人吃人，甚且易子而食，小孩互相交換吃，因此，美帝之長年四處姦殺擄掠「沒什麼」，「中西方都一樣」。這樣一種比較不會太荒唐嗎？<text:line-break/><text:line-break/>美軍在過去半個多世紀以來發動數以百計的侵略戰爭，殺害五、六千萬人，製造上億的難民。中國呢？中國有發個一炮一彈去侵略過誰嗎？這兩者能夠稱為「差不多」或「都一樣」嗎？<text:line-break/><text:line-break/>五，差不多精神<text:line-break/><text:line-break/>你的想法有一基本特色，充滿「差不多精神」。<text:line-break/><text:line-break/>周星馳和馬雲曾公開見面，馬雲對周星馳說：「我一天賺191億，你呢？」周星馳轉頭對觀眾說：「我和馬雲之間的差別就只是一個阿里巴巴。」觀眾大笑。這就好像說我和愛因斯坦「都一樣」，都「差不多」，我和愛因斯坦的差別就只是一個相對論。請問這叫「差不多」嗎？<text:line-break/><text:line-break/>六，搞混事實與意義。<text:line-break/><text:line-break/>事實是事實，意義是意義，兩者不同。舉個吾友柏楊先生的例子。他說，醫生看病只說症狀，不說其他。比方說，醫生告訴病人說他有肝硬化、膽結石及腎衰竭。這時候，病人很不滿，「反駁」說，「可是我皮膚白嫩，身材誘人，頭髮烏溜溜」。也許這些都是事實，但是，當它做為某種反駁時，卻缺乏意義。<text:line-break/><text:line-break/>同理，當我們說美國近半個多世紀來在全世界各地進行侵略與殺戮，殺害數千萬人，這時候，講什麼明朝末年張獻忠殺了多少人，台灣人吃過原住民的人肉等等等，這不會太穿越了點嗎？何不乾脆說說山頂洞人幹了哪些壞事？這樣一種議論，太沒營養。</text:span></text:p>
      <text:p text:style-name="P1"><text:span text:style-name="T1">阿水   |  2020.06.01 10:26   |   </text:span><text:a xlink:type="simple" xlink:href="http://palinfo.habago.org/Entry?Command=Information_PrintForum#FORUM39314"><text:span text:style-name="T2">#</text:span></text:a></text:p>
      <text:p text:style-name="P3"><text:span text:style-name="T1">劉旭葛格：<text:line-break/>（註：「葛格」是台灣老骨頭早年玩網路論壇對男生表示親暱的稱呼，對女生就叫「美眉」。）<text:line-break/><text:line-break/>您說「纯粹的虚无和怀疑主义，除了破坏之外，什么也建立不了，确实是混账的也是糊涂的」<text:line-break/><text:line-break/>在佛教禪宗修行方法中，有一個方法叫「參話頭」。不過，我要分享給您是關於內心心行的一個探索方法，有時不妨找一段時間，就這樣純粹的虛無和懷疑到底，問問自己一切的起心動念是虛無的嗎？我的知見都是真的嗎？<text:line-break/><text:line-break/>剛開始每天半個小時就好，不然可能會瘋掉。已離世的現代禪李元松先生曾以搬家為業，有次替客戶搬冰箱時，一面爬樓梯一面思索一個問題，正當緊要關頭，他自然而然停下腳步，背著重重的冰箱站在樓梯定住不動，害得客戶緊張以為他怎麼了。<text:line-break/><text:line-break/>用這種方法在還沒有找到「真理」之前，請記得正常的生活，四維八德都要信守，也不要闖紅燈或酒駕，更不要跟人家說一切都虛無或值得懷疑，因為我們連自己都還沒找到所謂的「意義」或「虛無」，所以先極端的「個人主義」一番，至於「兼善天下」才是下一個問題。<text:line-break/></text:span></text:p>
      <text:p text:style-name="P1"><text:span text:style-name="T1">穎芝   |  2020.06.01 09:28   |   </text:span><text:a xlink:type="simple" xlink:href="http://palinfo.habago.org/Entry?Command=Information_PrintForum#FORUM39313"><text:span text:style-name="T2">#</text:span></text:a></text:p>
      <text:p text:style-name="P2"><text:span text:style-name="T1">補充：<text:line-break/><text:line-break/>「一顆老鼠屎壞了一鍋粥」這大概就是刘旭想述說的重點吧！</text:span></text:p>
      <text:p text:style-name="P1"><text:span text:style-name="T1">穎芝   |  2020.06.01 09:27   |   </text:span><text:a xlink:type="simple" xlink:href="http://palinfo.habago.org/Entry?Command=Information_PrintForum#FORUM39312"><text:span text:style-name="T2">#</text:span></text:a></text:p>
      <text:p text:style-name="P3"><text:span text:style-name="T1">「一竿子打翻一船人」、「以偏概全」大概都是某些人的通病，這一點我在刘旭的回文中又看到了！</text:span></text:p>
      <text:p text:style-name="P1"><text:span text:style-name="T1">刘旭   |  2020.06.01 02:37   |   </text:span><text:a xlink:type="simple" xlink:href="http://palinfo.habago.org/Entry?Command=Information_PrintForum#FORUM39311"><text:span text:style-name="T2">#</text:span></text:a></text:p>
      <text:p text:style-name="P2"><text:span text:style-name="T1">谢谢，陈真先生的回复，我确实是哲学的门外汉，只是自学了点皮毛却在这里班门弄斧，惭愧，惭愧。<text:line-break/>对于真理和正义，应该是人类应该寻求的，就算无法得到，但是对于真理的追寻本身，就会让人接近真理和正义，这个过程本身是有意义的，纯粹的虚无和怀疑主义，除了破坏之外，什么也建立不了，确实是混账的也是糊涂的。<text:line-break/>人类是这样一种动物，充满了暴力，在原始状态下，和动物没什么不同，但是人类组成了社会，那么对于道德和正义必须有所追求，如果人与人之间，没有一些基本的道德观念和规则的遵循，那么人类就无法在社会中彼此依存。真理和正义的寻求，对于人类社会的存在，本身是有意义的，也是值得人追求的。<text:line-break/>最近墙内有一种论调，说中国人自古爱好和平，在这里我看了几页回复，也看到了类似的观念，所以我想稍稍泼下冷水，我下午要说的是，大多数提倡道德的人，并不遵循他们的道德，西方高举，自由和民主人权的大旗。却在全球，挑起战争，颠覆</text:span><text:span text:style-name="T5">敌</text:span><text:span text:style-name="T1">国政府，剥削和奴役第三世界国家的人，但是中国历史上也有无数相似的例子，人类的丑恶和暴力，并不因为国家和民族的不同，而有太大的差别。中国人并没有道德上的优越性，但是并不代表这种丑恶和暴力就是合理的，因为人对于道德和正义的追求，正是人类区别于动物的理由。<text:line-break/></text:span></text:p>
      <text:p text:style-name="P11"><text:span text:style-name="T1">陳真   |  2020.06.01 01:17   |   </text:span><text:a xlink:type="simple" xlink:href="http://palinfo.habago.org/Entry?Command=Information_PrintForum&amp;iPage=2#FORUM39310"><text:span text:style-name="T2">#</text:span></text:a></text:p>
      <text:p text:style-name="P2"><text:span text:style-name="T1">philosophy of mind 的各種想法裏頭，對於「心靈」(mind) 有一種看法，叫做取消主義 (eliminativism)，認為「心靈」做為一種概念是多餘的，無用的，甚至阻礙我們對於大腦科學的進步。它有個口號是這樣：「我們所需關注的，不過就是個大腦」。倘若如此，何必說什麼「心靈」呢？<text:line-break/><text:line-break/>這樣一種觀點，在哲學與科學史上有它巨大的貢獻，因為它「取消」了許多無謂的「形而上」議論，從而專注在神經生物學或分子遺傳層次上的實證性進展。然而，大腦「本身」終究不是一切；取消「心靈」的同時，事實上也取消了關乎對於大腦的理解之諸多可能性。<text:line-break/><text:line-break/>為什麼呢？因為，認定「大腦本身蘊含著有關生命一切問題的最終解答」終究只是一種假設，而非「先驗」(transcendental) 事實。比方說，我們所擁有的並不僅僅只是「疼痛」 (pain)，更多的是「痛苦」(suffer)；即便「疼痛」都不一定能客觀量化，何況必然含有更多「規範性」(normative) 概念的「痛苦」，而「規範性」這東西卻無法取消。<text:line-break/><text:line-break/>對於philosophy of mind 上的取消主義，大約只能講到這，接下來就很難用通俗語言說明了。不過，我要說的不是philosophy of mind 上的取消主義，而是其它類型的取消主義，具有一種庸俗反智的特徵，動不動就要取消這個，取消那個；缺乏認知內涵，卻又姿態擺得很高；什麼也沒說出來，抑或是儘說些可笑想法，卻企圖取消其它所有觀點存在的可能性。<text:line-break/><text:line-break/>在各種議論中，你事實上可以看到取消主義無所不在。它不尋求建立觀點或形成概念，而是以一種高姿態直接告訴大家說「你們都不用講了，講那些都是多餘的啦」。<text:line-break/><text:line-break/>刘旭在這版上所言，便是一例。他說，中國歷史上，中國人也屠殺中國人啊，因此中國人也沒有多好多文明啦；還說非洲人也是互相殺來殺去啊，人類沒有誰比誰更無辜啦；全是叢林法則，弱肉強食啦；沒什麼好講的啦，人都一樣啦。<text:line-break/><text:line-break/>可是，這樣講不是打迷糊仗嗎？如果這樣一種廉價議論說得通，那我們應該取消文字，取消思想，取消一切物理化學與自然科學以外的課程才對，因為「人都一樣啦，文化都一樣啦，是非善惡都是鬼扯蛋啦，沒什麼好講的啦」。<text:line-break/><text:line-break/>思想或思考，就跟藝術或科學一樣，講究一種微妙，而不是講究差不多。正所謂「差之毫釐，失之千里」，一個原子之差，一小段DNA之差，億萬分之一秒之差，所造成的結果就差很多，甚至截然不同。<text:line-break/><text:line-break/>反過來說也一樣，套句周星馳電影「新喜劇之王」的對白，「比爾蓋茲有幾顆眼睛？你有幾顆眼睛？」都是兩顆，難道這就意味著你也可以成為比爾蓋茲？或是套用「小王子」：「這朵」玫瑰跟其它千千萬萬朵玫瑰，難道會是一樣的？難道你的愛人不是「一」，而只是世界上億億萬萬個人「之一」？<text:line-break/><text:line-break/>如果刘旭所言說得通，那麼，我們不光是應該取消文字，取消思想，取消一切非科學之課程 (因為統統都是多餘的)，同時也要取消民族，取消文明，取消國家，取消族群，取消價值，取消所有理念、理想與情感，甚至也得取消人性才對，因為「人性都一樣啦」、「中西方文明都一樣啦」、「都是互相殺來殺去，叢林法則啦，弱肉強食啦」等等。<text:line-break/><text:line-break/>這樣一種議論，不會太沒營養嗎？<text:line-break/><text:line-break/>我上大學前的暑假，因為打抱不平，見義勇為，得罪黑白兩道，結果被兩輛黑頭車當街一前一後包抄，近距離開了三槍，兩槍被我閃過，一槍打中脖子。找了兩家醫院都不敢收，因為那個年代槍擊案少見，醫護人員怕惹禍上身。後來，有一家現在已經倒閉的醫院，勇敢地願意治療我。我記得醫生看完 X 光片後，笑嘻嘻地跟我說恭喜恭喜。我被黑白兩道開槍打得血流如注，他怎麼還跟我恭喜？因為他說，「子彈離我的頸動脈僅有千萬分之一公分，只要子彈稍微再偏一點點，我就沒命了。」<text:line-break/><text:line-break/>各位懂我的意思吧？雖然只差「千萬分之一公分」，但是，後果卻是生死之別。這時候還講「差不多」，那是很無聊的。大家知道，有個「差不多先生」就是這樣，什麼都差不多；既然差不多，那也就沒什麼好講的啦，所有論點和主張統統都應該取消，因為都差不多。<text:line-break/><text:line-break/>「差不多先生」還有個兄弟當法官，外號叫做「各打五十大板先生」，凡事都各打五十大板，以示公平與智慧清高。這也是很腦殘。<text:line-break/><text:line-break/>「差不多先生」有個姐姐，同樣是位熱愛智慧的宗教人士，喜歡講心胸講豁達，信奉「相對主義」，把人生現實種種統統講成相對概念，意思是說好壞相對成立，沒有人該負責，因為沒有「絕對」這回事啦。<text:line-break/><text:line-break/>這也是很傻很無聊。因為，我們畢竟根本不需要訴諸「絕對」概念，照樣能清楚地理解事情，照樣能夠在人事物之間做出善惡是非的明顯區別。打擊「絕對主義」沒有用，因為「絕對」的對立面並非「相對」，兩者之間，仍有無限的程度差異，而生命與生活恰恰就是落在這個光譜上，而非訴諸「絕對」與「相對」之兩個極端。<text:line-break/><text:line-break/>「差不多先生」還有個弟弟，整天喜歡講「兩顆爛蘋果理論」，以示智慧崇高；簡單說就是「兩個都一樣爛啦，都不是好東西啦」，因此也就「沒什麼好計較的啦」、「沒什麼好議論、好努力的啦」、「不用去投票啦，每個黨都一樣爛啦」，因為「都是爛蘋果啦」。<text:line-break/><text:line-break/>問題是，一顆可能只是爛表皮，切掉局部就好，另一顆卻是爛到整顆發霉發臭，這兩顆所謂「爛蘋果」，會是一樣的嗎？不值得做出比較嗎？<text:line-break/><text:line-break/>每當你提到比方說貪污或種族歧視時，上述各類型的「取消主義」一定不絕於耳，以示智慧清明與眼光高遠。取消主義者會跟你說：「哪個國家沒貪污？哪個黨沒貪污？哪個地方沒有歧視？哪個人沒有偏見？」<text:line-break/><text:line-break/>對於這樣一種「智慧」，我只能無言。<text:line-break/><text:line-break/>以上是第一課，接著第二課來了：並非說刘旭所說的那些統統是假的或錯的，而是說，即便是一個完全正確的事實，當它拿來做為某種理由時，它就不再是一種事實與否的問題，而是意義問題了。<text:line-break/><text:line-break/>我寫東西常使用一詞，英文叫做「in a sense」，中文的意思就是「在某個意義上」。小時候學會識字之後，差不多是小學三年級開始，來自文字上最大的震撼就是諸如「在某個意義上」或是「基本上來說」、「一般而言」等等這些辭彙，帶給我一種很深的啟發，原來「意義」(meaning) 是這麼抽象微妙而神奇的一個東西，透過文字上的某種排列組合，我們居然可以傳達出各式各樣深淺不一、寬鬆不一的微妙意涵。<text:line-break/><text:line-break/>回到刘旭所說的那些什麼「中國人也這樣那樣、大家都一樣殺來殺去啦」，即便它是事實 (我是說假設是事實)，當它拿來做為某種反駁時，它就完全走樣了，它已經傳遞出遠超過它本身所能蘊含的意義。或者說，它不可能做為那樣一種反駁。或者再換個方式說，當我們訴說某種意思時，得自己先搞清楚自己究竟是在一種「什麼樣的意義上」(in what sense) 進行陳述。<text:line-break/><text:line-break/>我發現，思想品質的好壞，往往從「in what sense」上可以看得出來。思維低劣者往往以為把意義儘可能擴大比較厲害，最好包山包海。但事實上，「意義」之適用範圍應該越小越好，最好小到像一顆原子那樣小，最有力量。也就是說，我僅僅只是在「某個 (極其有限的)意義」上做出宣稱。這將確保我的宣稱之有效性與微妙意義之所在。我不會傻到用一大團漿糊狀、不清不楚、籠籠統統甚至不知所云的東西去反駁某個細如原子的思維或論點。<text:line-break/><text:line-break/>至於刘旭對於其所謂「西方思想」或「西方哲學」的那些說法，只能說「不知所云」，全然外行。這樣一種理解方式，令人無言。</text:span></text:p>
      <text:p text:style-name="P1"><text:span text:style-name="T1">庆彬   |  2020.06.01 00:10   |   </text:span><text:a xlink:type="simple" xlink:href="http://palinfo.habago.org/Entry?Command=Information_PrintForum&amp;iPage=2#FORUM39309"><text:span text:style-name="T2">#</text:span></text:a></text:p>
      <text:p text:style-name="P3"><text:span text:style-name="T1">我是84年的，也有历史虚无主义的想法。<text:line-break/>唯物论，矛盾论，辩证法，三体里面的“黑暗森林法则”“失去人性失去很多，失去兽性失去一切”。<text:line-break/>升斗小民还能有爱恨情仇， 国家民族都是一个组织体系为控制他的利益阶层争取无止境的利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